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46E700002CF67825C08D69B41351.svm" manifest:media-type=""/>
  <manifest:file-entry manifest:full-path="Basic/Standard/Barndoo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2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9.79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13.07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1.43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2.52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21.24mm"/>
    </style:style>
    <style:style style:name="co21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7.2mm" fo:break-before="auto" style:use-optimal-row-height="false"/>
    </style:style>
    <style:style style:name="ro5" style:family="table-row">
      <style:table-row-properties style:row-height="13.23mm" fo:break-before="auto" style:use-optimal-row-height="false"/>
    </style:style>
    <style:style style:name="ro6" style:family="table-row">
      <style:table-row-properties style:row-height="9.51mm" fo:break-before="auto" style:use-optimal-row-height="false"/>
    </style:style>
    <style:style style:name="ro7" style:family="table-row">
      <style:table-row-properties style:row-height="78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">
      <style:table-cell-properties style:text-align-source="fix" style:repeat-content="false" style:rotation-angle="90" style:rotation-align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27" style:family="table-cell" style:parent-style-name="Default" style:data-style-name="N107">
      <style:table-cell-properties fo:background-color="#ccffcc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107">
      <style:table-cell-properties fo:background-color="#ccff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7">
      <style:table-cell-properties fo:background-color="#ccffcc"/>
    </style:style>
    <style:style style:name="ce30" style:family="table-cell" style:parent-style-name="Default" style:data-style-name="N110">
      <style:table-cell-properties fo:background-color="transparent"/>
      <style:text-properties fo:color="#3465a4" fo:font-weight="bold" style:font-weight-asian="bold" style:font-weight-complex="bold"/>
    </style:style>
    <style:style style:name="ce31" style:family="table-cell" style:parent-style-name="Default" style:data-style-name="N110">
      <style:table-cell-properties fo:background-color="transparent"/>
      <style:text-properties fo:color="#3465a4"/>
    </style:style>
    <style:style style:name="ce29" style:family="table-cell" style:parent-style-name="Default" style:data-style-name="N110">
      <style:table-cell-properties fo:background-color="#ffffcc" style:rotation-angle="90" style:rotation-align="non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0">
      <style:table-cell-properties fo:background-color="#ffffcc"/>
      <style:text-properties style:use-window-font-color="true"/>
    </style:style>
    <style:style style:name="ce38" style:family="table-cell" style:parent-style-name="Default" style:data-style-name="N110"/>
    <style:style style:name="ce32" style:family="table-cell" style:parent-style-name="Default" style:data-style-name="N110">
      <style:table-cell-properties fo:background-color="transparent" style:rotation-angle="90" style:rotation-align="none"/>
      <style:text-properties fo:color="#3465a4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">
      <style:table-cell-properties fo:background-color="transparent"/>
      <style:text-properties style:use-window-font-color="true"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transparent"/>
      <style:text-properties style:use-window-font-color="true"/>
    </style:style>
    <style:style style:name="ce46" style:family="table-cell" style:parent-style-name="Default" style:data-style-name="N1">
      <style:table-cell-properties fo:background-color="#ffffcc" style:rotation-angle="90" style:rotation-align="non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">
      <style:table-cell-properties fo:background-color="#ffffcc"/>
      <style:text-properties style:use-window-font-color="true"/>
    </style:style>
    <style:style style:name="ce48" style:family="table-cell" style:parent-style-name="Default" style:data-style-name="N1"/>
    <style:style style:name="ce39" style:family="table-cell" style:parent-style-name="Default" style:data-style-name="N110">
      <style:text-properties fo:color="#ce181e"/>
    </style:style>
    <style:style style:name="ce40" style:family="table-cell" style:parent-style-name="Default" style:data-style-name="N109"/>
    <style:style style:name="ce41" style:family="table-cell" style:parent-style-name="Default" style:data-style-name="N109">
      <style:text-properties fo:color="#ce181e"/>
    </style:style>
    <style:style style:name="ce42" style:family="table-cell" style:parent-style-name="Default" style:data-style-name="N109">
      <style:table-cell-properties fo:background-color="#ffff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9">
      <style:table-cell-properties fo:background-color="#ffffcc"/>
    </style:style>
    <style:style style:name="ce21" style:family="table-cell" style:parent-style-name="Default" style:data-style-name="N107">
      <style:text-properties style:use-window-font-color="true"/>
    </style:style>
    <style:style style:name="ce19" style:family="table-cell" style:parent-style-name="Default" style:data-style-name="N107">
      <style:table-cell-properties fo:background-color="#ffff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7">
      <style:table-cell-properties fo:background-color="#ffffcc"/>
      <style:text-properties style:use-window-font-color="true"/>
    </style:style>
    <style:style style:name="ce16" style:family="table-cell" style:parent-style-name="Default" style:data-style-name="N107">
      <style:text-properties fo:color="#ce181e"/>
    </style:style>
    <style:style style:name="ce20" style:family="table-cell" style:parent-style-name="Default" style:data-style-name="N107">
      <style:table-cell-properties fo:background-color="#ffffcc"/>
    </style:style>
    <style:style style:name="ce59" style:family="table-cell" style:parent-style-name="Default" style:data-style-name="N107">
      <style:table-cell-properties fo:background-color="transparent"/>
    </style:style>
    <style:style style:name="ce60" style:family="table-cell" style:parent-style-name="Default" style:data-style-name="N107">
      <style:table-cell-properties fo:background-color="#ffcc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7">
      <style:table-cell-properties fo:background-color="#ffcccc"/>
    </style:style>
    <style:style style:name="ce62" style:family="table-cell" style:parent-style-name="Default">
      <style:table-cell-properties fo:background-color="transparent"/>
    </style:style>
    <style:style style:name="ce22" style:family="table-cell" style:parent-style-name="Default" style:data-style-name="N107">
      <style:table-cell-properties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instellung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Bild 1" draw:style-name="gr1" draw:text-style-name="P1" svg:width="181.5mm" svg:height="115.09mm" svg:x="169.42mm" svg:y="29.48mm">
            <draw:image xlink:href="Pictures/20000009000046E700002CF67825C08D69B41351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nkel AC bzw A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aximaler Winkel 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pin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gung pro Umdre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Vollschritte pro Umdrehu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chritte</text:p>
          </table:table-cell>
        </table:table-row>
        <table:table-row table:style-name="ro1">
          <table:table-cell office:value-type="string" calcext:value-type="string">
            <text:p>Anzahl Mikroschritte pro Vollschrit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kroschrit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teu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hl der Geradenabschnitte für die Näherung an Ideal (max 6000)</text:p>
            <text:p/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Zulässige Winkelabweichung vom idealen Verla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‘ (Bogensekunden)</text:p>
          </table:table-cell>
        </table:table-row>
        <table:table-row table:style-name="ro1">
          <table:table-cell office:value-type="string" calcext:value-type="string">
            <text:p>kleinste Zeiteinheit die der µC auflösen ka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</table:table>
      <table:table table:name="Berechnete Werte" table:style-name="ta1">
        <office:forms form:automatic-focus="false" form:apply-design-mode="false"/>
        <table:shapes>
          <draw:frame draw:z-index="0" draw:name="Bild 1" draw:style-name="gr1" draw:text-style-name="P1" svg:width="185.9mm" svg:height="117.88mm" svg:x="93.75mm" svg:y="32.6mm">
            <draw:image xlink:href="Pictures/20000009000046E700002CF67825C08D69B41351.svm" xlink:type="simple" xlink:show="embed" xlink:actuate="onLoad">
              <text:p/>
            </draw:image>
          </draw:frame>
        </table:shapes>
        <table:table-column table:style-name="co5" table:default-cell-style-name="ce5"/>
        <table:table-column table:style-name="co6" table:default-cell-style-name="ce8"/>
        <table:table-column table:style-name="co7" table:default-cell-style-name="ce8"/>
        <table:table-column table:style-name="co2" table:default-cell-style-name="ce31"/>
        <table:table-column table:style-name="co8" table:default-cell-style-name="ce31"/>
        <table:table-column table:style-name="co9" table:default-cell-style-name="ce47"/>
        <table:table-column table:style-name="co10" table:default-cell-style-name="ce8"/>
        <table:table-column table:style-name="co7" table:default-cell-style-name="ce38"/>
        <table:table-column table:style-name="co11" table:default-cell-style-name="ce38"/>
        <table:table-column table:style-name="co12" table:default-cell-style-name="ce8"/>
        <table:table-column table:style-name="co13" table:default-cell-style-name="ce40"/>
        <table:table-column table:style-name="co14" table:default-cell-style-name="ce40"/>
        <table:table-column table:style-name="co8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2" table:default-cell-style-name="ce8"/>
        <table:table-column table:style-name="co5" table:default-cell-style-name="ce8"/>
        <table:table-column table:style-name="co19" table:default-cell-style-name="ce8"/>
        <table:table-column table:style-name="co20" table:default-cell-style-name="ce59"/>
        <table:table-column table:style-name="co21" table:number-columns-repeated="2" table:default-cell-style-name="ce59"/>
        <table:table-column table:style-name="co4" table:number-columns-repeated="1001" table:default-cell-style-name="ce8"/>
        <table:table-row table:style-name="ro1">
          <table:table-cell table:style-name="ce4" office:value-type="string" calcext:value-type="string">
            <text:p>Detail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string" calcext:value-type="string">
            <text:p>Einheit</text:p>
          </table:table-cell>
          <table:table-cell table:style-name="ce30" table:number-columns-repeated="2"/>
          <table:table-cell table:style-name="ce44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Holz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Schenkel AC bzw AB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maximaler Winkel a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°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Spindel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Steigung pro Umdrehung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Motor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3">
          <table:table-cell office:value-type="string" calcext:value-type="string">
            <text:p>Anzahl Vollschritte </text:p>
            <text:p>Pro Umdrehung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Schritte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3">
          <table:table-cell office:value-type="string" calcext:value-type="string">
            <text:p>Anzahl Mikroschritte </text:p>
            <text:p>Pro Vollschritt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Mikroschritte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Steuerung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4">
          <table:table-cell office:value-type="string" calcext:value-type="string">
            <text:p>Anzahl der Geraden-</text:p>
            <text:p>Abschnitte für die Näherung</text:p>
            <text:p> An Ideal (max 6000)</text:p>
            <text:p/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Zulässige Winkelabweichung</text:p>
            <text:p> Vom</text:p>
            <text:p> Idealen Verlauf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'‘ (Bogensekunden)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kleinste Zeiteinheit die der</text:p>
            <text:p> ΜC auflösen kann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µ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Winkel je Abschnitt</text:p>
          </table:table-cell>
          <table:table-cell table:formula="of:=[.B5]/[.B15]" office:value-type="float" office:value="0.3" calcext:value-type="float">
            <text:p>0,30</text:p>
          </table:table-cell>
          <table:table-cell office:value-type="string" calcext:value-type="string">
            <text:p>°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Zeit je Abschnitt (s)</text:p>
          </table:table-cell>
          <table:table-cell table:style-name="ce27" table:formula="of:=[.B18]*24*3600/360" office:value-type="float" office:value="72" calcext:value-type="float">
            <text:p>72,00</text:p>
          </table:table-cell>
          <table:table-cell table:number-columns-repeated="3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Mikroschritte pro mm Steigung</text:p>
          </table:table-cell>
          <table:table-cell table:formula="of:=([.$B$11]*[.$B$12])/[.$B$8]" office:value-type="float" office:value="1200" calcext:value-type="float">
            <text:p>1200,00</text:p>
          </table:table-cell>
          <table:table-cell table:number-columns-repeated="3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siderischer Tag (24h – 4min)</text:p>
          </table:table-cell>
          <table:table-cell office:value-type="float" office:value="86164.091" calcext:value-type="float">
            <text:p>86164,09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lunarer Tag (24h + 50 min)</text:p>
          </table:table-cell>
          <table:table-cell office:value-type="float" office:value="98400" calcext:value-type="float">
            <text:p>98400,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solarer Tag (24h)</text:p>
          </table:table-cell>
          <table:table-cell office:value-type="float" office:value="86400" calcext:value-type="float">
            <text:p>86400,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/>
          <table:table-cell table:style-name="ce39" table:number-columns-repeated="2"/>
          <table:table-cell/>
          <table:table-cell table:style-name="ce41" table:number-columns-repeated="2"/>
          <table:table-cell table:style-name="ce21" table:number-columns-repeated="4"/>
          <table:table-cell table:number-columns-repeated="2"/>
          <table:table-cell table:style-name="ce16" table:number-columns-repeated="2"/>
          <table:table-cell table:number-columns-repeated="1004"/>
        </table:table-row>
        <table:table-row table:style-name="ro7">
          <table:table-cell table:style-name="ce6" office:value-type="string" calcext:value-type="string">
            <text:p>Abschnitt Nummer</text:p>
          </table:table-cell>
          <table:table-cell table:style-name="ce9" office:value-type="string" calcext:value-type="string">
            <text:p>SOLL Mikroschritte </text:p>
            <text:p>Gesamt</text:p>
          </table:table-cell>
          <table:table-cell table:style-name="ce9" office:value-type="string" calcext:value-type="string">
            <text:p>SOLL Mikroschritte </text:p>
            <text:p>In diesem Abschnitt</text:p>
          </table:table-cell>
          <table:table-cell table:style-name="ce29" office:value-type="string" calcext:value-type="string">
            <text:p>IST Mikroschritte Gesamt</text:p>
            <text:p> (gerundet + Korrektur)</text:p>
          </table:table-cell>
          <table:table-cell table:style-name="ce32" office:value-type="string" calcext:value-type="string">
            <text:p>Korrekturwert Mikroschritte </text:p>
            <text:p>Gesamt</text:p>
          </table:table-cell>
          <table:table-cell table:style-name="ce46" office:value-type="string" calcext:value-type="string">
            <text:p>IST Mikroschritte </text:p>
            <text:p>In diesem Abschnitt</text:p>
          </table:table-cell>
          <table:table-cell table:style-name="ce9" office:value-type="string" calcext:value-type="string">
            <text:p>Soll Länge eines </text:p>
            <text:p>Mikroschrittes (µs)</text:p>
          </table:table-cell>
          <table:table-cell table:style-name="ce29" office:value-type="string" calcext:value-type="string">
            <text:p>Ist Länge eines Mikroschrittes, </text:p>
            <text:p>gerundet auf 4µs + Korrektur (µs)</text:p>
          </table:table-cell>
          <table:table-cell table:style-name="ce32" office:value-type="string" calcext:value-type="string">
            <text:p>Korrekturwert Länge </text:p>
            <text:p>Mikroschritte Abschnitt (je 4µs)</text:p>
          </table:table-cell>
          <table:table-cell table:style-name="ce9" office:value-type="string" calcext:value-type="string">
            <text:p>Soll Winkel Gesamt(°)</text:p>
          </table:table-cell>
          <table:table-cell table:style-name="ce42" office:value-type="string" calcext:value-type="string">
            <text:p>Winkel IST</text:p>
            <text:p>Gesamt (°)</text:p>
          </table:table-cell>
          <table:table-cell table:style-name="ce42" office:value-type="string" calcext:value-type="string">
            <text:p>Winkel IST </text:p>
            <text:p>Für diesen Abschnitt (°)</text:p>
          </table:table-cell>
          <table:table-cell table:style-name="ce9" office:value-type="string" calcext:value-type="string">
            <text:p>Soll Spindelweg gesamt</text:p>
            <text:p> (mm)</text:p>
          </table:table-cell>
          <table:table-cell table:style-name="ce9" office:value-type="string" calcext:value-type="string">
            <text:p>Soll Spindelweg Abschnitt</text:p>
            <text:p> (mm)</text:p>
          </table:table-cell>
          <table:table-cell table:style-name="ce19" office:value-type="string" calcext:value-type="string">
            <text:p>IST Spindelweg </text:p>
            <text:p>Gesamt (mm)</text:p>
          </table:table-cell>
          <table:table-cell table:style-name="ce19" office:value-type="string" calcext:value-type="string">
            <text:p>IST Spindelweg Abschnitt</text:p>
            <text:p> (mm)</text:p>
          </table:table-cell>
          <table:table-cell table:style-name="ce9" office:value-type="string" calcext:value-type="string">
            <text:p>Soll Zeit für diesen </text:p>
            <text:p>Abschnitt (s) siderisch</text:p>
          </table:table-cell>
          <table:table-cell table:style-name="ce9" office:value-type="string" calcext:value-type="string">
            <text:p>Soll Zeit Gesamt </text:p>
            <text:p>(s) siderisch</text:p>
          </table:table-cell>
          <table:table-cell table:style-name="ce19" office:value-type="string" calcext:value-type="string">
            <text:p>IST Zeit für diesen </text:p>
            <text:p>Abschnitt (s)</text:p>
          </table:table-cell>
          <table:table-cell table:style-name="ce19" office:value-type="string" calcext:value-type="string">
            <text:p>IST Zeit gesamt (s)</text:p>
          </table:table-cell>
          <table:table-cell table:style-name="ce60" office:value-type="string" calcext:value-type="string">
            <text:p>Abweichung </text:p>
            <text:p>Soll-IST Zeit Gesamt (µs)</text:p>
          </table:table-cell>
          <table:table-cell table:style-name="ce60" office:value-type="string" calcext:value-type="string">
            <text:p>Abweichung</text:p>
            <text:p>Soll-Ist Winkel gesamt</text:p>
            <text:p>(Bogensekunden)</text:p>
          </table:table-cell>
          <table:table-cell table:style-name="ce60" office:value-type="string" calcext:value-type="string">
            <text:p>Abweichung</text:p>
            <text:p>Soll-IST Gesamt Spindelweg </text:p>
            <text:p>(µm)</text:p>
          </table:table-cell>
          <table:table-cell table:style-name="ce22" table:number-columns-repeated="1001"/>
        </table:table-row>
        <table:table-row table:style-name="ro1">
          <table:table-cell office:value-type="string" calcext:value-type="string">
            <text:p>0</text:p>
          </table:table-cell>
          <table:table-cell table:style-name="ce10" table:formula="of:=[.M26]*[.$B$20]" office:value-type="float" office:value="0" calcext:value-type="float">
            <text:p>0,00</text:p>
          </table:table-cell>
          <table:table-cell table:style-name="ce10" table:formula="of:=[.N26]*[.$B$20]" office:value-type="float" office:value="0" calcext:value-type="float">
            <text:p>0,00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</text:p>
          </table:table-cell>
          <table:table-cell table:number-columns-repeated="2" table:style-name="ce43" office:value-type="float" office:value="0" calcext:value-type="float">
            <text:p>0,0000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style-name="ce61" table:formula="of:=1000*([.Q26]-[.S26])" office:value-type="float" office:value="0" calcext:value-type="float">
            <text:p>0,00</text:p>
          </table:table-cell>
          <table:table-cell table:number-columns-repeated="2" table:style-name="ce61" office:value-type="float" office:value="0" calcext:value-type="float">
            <text:p>0,00</text:p>
          </table:table-cell>
          <table:table-cell table:number-columns-repeated="1001"/>
        </table:table-row>
        <table:table-row table:style-name="ro1">
          <table:table-cell table:formula="of:=[.A26]+1" office:value-type="float" office:value="1" calcext:value-type="float">
            <text:p>1</text:p>
          </table:table-cell>
          <table:table-cell table:style-name="ce10" table:formula="of:=[.M27]*[.$B$20]" office:value-type="float" office:value="1445.13096985473" calcext:value-type="float">
            <text:p>1445,13</text:p>
          </table:table-cell>
          <table:table-cell table:style-name="ce10" table:formula="of:=[.B27]-[.B26]" office:value-type="float" office:value="1445.13096985473" calcext:value-type="float">
            <text:p>1445,13</text:p>
          </table:table-cell>
          <table:table-cell table:style-name="ce34" table:formula="of:=(ROUND([.B27];0))+[.E27]"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formula="of:=[.D27]-[.D26]" office:value-type="float" office:value="1445" calcext:value-type="float">
            <text:p>1445</text:p>
          </table:table-cell>
          <table:table-cell table:style-name="ce10" table:formula="of:=1000000*[.Q27]/[.C27]" office:value-type="float" office:value="49686.4371911457" calcext:value-type="float">
            <text:p>49686,44</text:p>
          </table:table-cell>
          <table:table-cell table:style-name="ce34" table:formula="of:=([.G27]-MOD([.G27];4))+4*[.I27]" office:value-type="float" office:value="49688" calcext:value-type="float">
            <text:p>49688</text:p>
          </table:table-cell>
          <table:table-cell table:style-name="ce31" office:value-type="float" office:value="1" calcext:value-type="float">
            <text:p>1</text:p>
          </table:table-cell>
          <table:table-cell table:style-name="ce10" table:formula="of:=[.$B$18]*[.A27]" office:value-type="float" office:value="0.3" calcext:value-type="float">
            <text:p>0,30</text:p>
          </table:table-cell>
          <table:table-cell table:style-name="ce43" table:formula="of:=2*(DEGREES(ASIN(([.O27]*0.5)/[.$B$4])))" office:value-type="float" office:value="0.299972811428865" calcext:value-type="float">
            <text:p>0,3000</text:p>
          </table:table-cell>
          <table:table-cell table:style-name="ce43" table:formula="of:=[.K27]-[.K26]" office:value-type="float" office:value="0.299972811428865" calcext:value-type="float">
            <text:p>0,3000</text:p>
          </table:table-cell>
          <table:table-cell table:style-name="ce10" table:formula="of:=(SIN((RADIANS(([.J27])*0.5)))*[.$B$4]*2)" office:value-type="float" office:value="1.20427580821228" calcext:value-type="float">
            <text:p>1,20</text:p>
          </table:table-cell>
          <table:table-cell table:style-name="ce10" table:formula="of:=(SIN((RADIANS(([.J27])*0.5)))*[.$B$4]*2)-[.M26]" office:value-type="float" office:value="1.20427580821228" calcext:value-type="float">
            <text:p>1,20</text:p>
          </table:table-cell>
          <table:table-cell table:style-name="ce13" table:formula="of:=[.D27]/[.$B$20]" office:value-type="float" office:value="1.20416666666667" calcext:value-type="float">
            <text:p>1,20</text:p>
          </table:table-cell>
          <table:table-cell table:style-name="ce13" table:formula="of:=[.F27]/[.$B$20]" office:value-type="float" office:value="1.20416666666667" calcext:value-type="float">
            <text:p>1,20</text:p>
          </table:table-cell>
          <table:table-cell table:style-name="ce10" table:formula="of:=([.$B$21]*([.J27]-[.J26]))/360" office:value-type="float" office:value="71.8034091666667" calcext:value-type="float">
            <text:p>71,80</text:p>
          </table:table-cell>
          <table:table-cell table:style-name="ce10" table:formula="of:=[.A27]*(([.$B$21]*([.K27]-[.K26]))/360)" office:value-type="float" office:value="71.7969017263405" calcext:value-type="float">
            <text:p>71,80</text:p>
          </table:table-cell>
          <table:table-cell table:style-name="ce20" table:formula="of:=[.H27]*([.F27]/1000000)" office:value-type="float" office:value="71.79916" calcext:value-type="float">
            <text:p>71,80</text:p>
          </table:table-cell>
          <table:table-cell table:style-name="ce20" table:formula="of:=[.S27]+[.T26]" office:value-type="float" office:value="71.79916" calcext:value-type="float">
            <text:p>71,80</text:p>
          </table:table-cell>
          <table:table-cell table:style-name="ce61" table:formula="of:=1000000*([.R27]-[.T27])" office:value-type="float" office:value="-2258.27365954956" calcext:value-type="float">
            <text:p>-2258,27</text:p>
          </table:table-cell>
          <table:table-cell table:style-name="ce61" table:formula="of:=([.J27]-[.K27])*3600" office:value-type="float" office:value="0.0978788560861421" calcext:value-type="float">
            <text:p>0,10</text:p>
          </table:table-cell>
          <table:table-cell table:style-name="ce61" table:formula="of:=1000*([.M27]-[.O27])" office:value-type="float" office:value="0.109141545610036" calcext:value-type="float">
            <text:p>0,11</text:p>
          </table:table-cell>
          <table:table-cell table:number-columns-repeated="1001"/>
        </table:table-row>
        <table:table-row table:style-name="ro1">
          <table:table-cell table:formula="of:=[.A27]+1" office:value-type="float" office:value="2" calcext:value-type="float">
            <text:p>2</text:p>
          </table:table-cell>
          <table:table-cell table:style-name="ce10" table:formula="of:=[.M28]*[.$B$20]" office:value-type="float" office:value="2890.25203494361" calcext:value-type="float">
            <text:p>2890,25</text:p>
          </table:table-cell>
          <table:table-cell table:style-name="ce10" table:formula="of:=[.B28]-[.B27]" office:value-type="float" office:value="1445.12106508888" calcext:value-type="float">
            <text:p>1445,12</text:p>
          </table:table-cell>
          <table:table-cell table:style-name="ce34" table:formula="of:=(ROUND([.B28];0))+[.E28]"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table:formula="of:=[.D28]-[.D27]" office:value-type="float" office:value="1445" calcext:value-type="float">
            <text:p>1445</text:p>
          </table:table-cell>
          <table:table-cell table:style-name="ce10" table:formula="of:=1000000*[.Q28]/[.C28]" office:value-type="float" office:value="49686.7777387569" calcext:value-type="float">
            <text:p>49686,78</text:p>
          </table:table-cell>
          <table:table-cell table:style-name="ce34" table:formula="of:=([.G28]-MOD([.G28];4))+4*[.I28]" office:value-type="float" office:value="49684" calcext:value-type="float">
            <text:p>4968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]" office:value-type="float" office:value="0.6" calcext:value-type="float">
            <text:p>0,60</text:p>
          </table:table-cell>
          <table:table-cell table:style-name="ce43" table:formula="of:=2*(DEGREES(ASIN(([.O28]*0.5)/[.$B$4])))" office:value-type="float" office:value="0.599947678490973" calcext:value-type="float">
            <text:p>0,5999</text:p>
          </table:table-cell>
          <table:table-cell table:style-name="ce43" table:formula="of:=[.K28]-[.K27]" office:value-type="float" office:value="0.299974867062108" calcext:value-type="float">
            <text:p>0,3000</text:p>
          </table:table-cell>
          <table:table-cell table:style-name="ce10" table:formula="of:=(SIN((RADIANS(([.J28])*0.5)))*[.$B$4]*2)" office:value-type="float" office:value="2.40854336245301" calcext:value-type="float">
            <text:p>2,41</text:p>
          </table:table-cell>
          <table:table-cell table:style-name="ce10" table:formula="of:=(SIN((RADIANS(([.J28])*0.5)))*[.$B$4]*2)-[.M27]" office:value-type="float" office:value="1.20426755424073" calcext:value-type="float">
            <text:p>1,20</text:p>
          </table:table-cell>
          <table:table-cell table:style-name="ce13" table:formula="of:=[.D28]/[.$B$20]" office:value-type="float" office:value="2.40833333333333" calcext:value-type="float">
            <text:p>2,41</text:p>
          </table:table-cell>
          <table:table-cell table:style-name="ce13" table:formula="of:=[.F28]/[.$B$20]" office:value-type="float" office:value="1.20416666666667" calcext:value-type="float">
            <text:p>1,20</text:p>
          </table:table-cell>
          <table:table-cell table:style-name="ce10" table:formula="of:=([.$B$21]*([.J28]-[.J27]))/360" office:value-type="float" office:value="71.8034091666667" calcext:value-type="float">
            <text:p>71,80</text:p>
          </table:table-cell>
          <table:table-cell table:style-name="ce10" table:formula="of:=[.A28]*(([.$B$21]*([.K28]-[.K27]))/360)" office:value-type="float" office:value="143.594787462513" calcext:value-type="float">
            <text:p>143,59</text:p>
          </table:table-cell>
          <table:table-cell table:style-name="ce20" table:formula="of:=[.H28]*([.F28]/1000000)" office:value-type="float" office:value="71.79338" calcext:value-type="float">
            <text:p>71,79</text:p>
          </table:table-cell>
          <table:table-cell table:style-name="ce20" table:formula="of:=[.S28]+[.T27]" office:value-type="float" office:value="143.59254" calcext:value-type="float">
            <text:p>143,59</text:p>
          </table:table-cell>
          <table:table-cell table:style-name="ce61" table:formula="of:=1000000*([.R28]-[.T28])" office:value-type="float" office:value="2247.46251322472" calcext:value-type="float">
            <text:p>2247,46</text:p>
          </table:table-cell>
          <table:table-cell table:style-name="ce61" table:formula="of:=([.J28]-[.K28])*3600" office:value-type="float" office:value="0.188357432497233" calcext:value-type="float">
            <text:p>0,19</text:p>
          </table:table-cell>
          <table:table-cell table:style-name="ce61" table:formula="of:=1000*([.M28]-[.O28])" office:value-type="float" office:value="0.210029119680044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table:style-name="ce10" table:formula="of:=[.M29]*[.$B$20]" office:value-type="float" office:value="4335.35329056866" calcext:value-type="float">
            <text:p>4335,35</text:p>
          </table:table-cell>
          <table:table-cell table:style-name="ce10" table:formula="of:=[.B29]-[.B28]" office:value-type="float" office:value="1445.10125562505" calcext:value-type="float">
            <text:p>1445,10</text:p>
          </table:table-cell>
          <table:table-cell table:style-name="ce34" table:formula="of:=(ROUND([.B29];0))+[.E29]"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  <table:table-cell table:formula="of:=[.D29]-[.D28]" office:value-type="float" office:value="1445" calcext:value-type="float">
            <text:p>1445</text:p>
          </table:table-cell>
          <table:table-cell table:style-name="ce10" table:formula="of:=1000000*[.Q29]/[.C29]" office:value-type="float" office:value="49687.45884565" calcext:value-type="float">
            <text:p>49687,46</text:p>
          </table:table-cell>
          <table:table-cell table:style-name="ce34" table:formula="of:=([.G29]-MOD([.G29];4))+4*[.I29]" office:value-type="float" office:value="49692" calcext:value-type="float">
            <text:p>49692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formula="of:=[.$B$18]*[.A29]" office:value-type="float" office:value="0.9" calcext:value-type="float">
            <text:p>0,90</text:p>
          </table:table-cell>
          <table:table-cell table:style-name="ce43" table:formula="of:=2*(DEGREES(ASIN(([.O29]*0.5)/[.$B$4])))" office:value-type="float" office:value="0.899926656946352" calcext:value-type="float">
            <text:p>0,8999</text:p>
          </table:table-cell>
          <table:table-cell table:style-name="ce43" table:formula="of:=[.K29]-[.K28]" office:value-type="float" office:value="0.299978978455379" calcext:value-type="float">
            <text:p>0,3000</text:p>
          </table:table-cell>
          <table:table-cell table:style-name="ce10" table:formula="of:=(SIN((RADIANS(([.J29])*0.5)))*[.$B$4]*2)" office:value-type="float" office:value="3.61279440880721" calcext:value-type="float">
            <text:p>3,61</text:p>
          </table:table-cell>
          <table:table-cell table:style-name="ce10" table:formula="of:=(SIN((RADIANS(([.J29])*0.5)))*[.$B$4]*2)-[.M28]" office:value-type="float" office:value="1.20425104635421" calcext:value-type="float">
            <text:p>1,20</text:p>
          </table:table-cell>
          <table:table-cell table:style-name="ce13" table:formula="of:=[.D29]/[.$B$20]" office:value-type="float" office:value="3.6125" calcext:value-type="float">
            <text:p>3,61</text:p>
          </table:table-cell>
          <table:table-cell table:style-name="ce13" table:formula="of:=[.F29]/[.$B$20]" office:value-type="float" office:value="1.20416666666667" calcext:value-type="float">
            <text:p>1,20</text:p>
          </table:table-cell>
          <table:table-cell table:style-name="ce10" table:formula="of:=([.$B$21]*([.J29]-[.J28]))/360" office:value-type="float" office:value="71.8034091666667" calcext:value-type="float">
            <text:p>71,80</text:p>
          </table:table-cell>
          <table:table-cell table:style-name="ce10" table:formula="of:=[.A29]*(([.$B$21]*([.K29]-[.K28]))/360)" office:value-type="float" office:value="215.395133314303" calcext:value-type="float">
            <text:p>215,40</text:p>
          </table:table-cell>
          <table:table-cell table:style-name="ce20" table:formula="of:=[.H29]*([.F29]/1000000)" office:value-type="float" office:value="71.80494" calcext:value-type="float">
            <text:p>71,80</text:p>
          </table:table-cell>
          <table:table-cell table:style-name="ce20" table:formula="of:=[.S29]+[.T28]" office:value-type="float" office:value="215.39748" calcext:value-type="float">
            <text:p>215,40</text:p>
          </table:table-cell>
          <table:table-cell table:style-name="ce61" table:formula="of:=1000000*([.R29]-[.T29])" office:value-type="float" office:value="-2346.68569734708" calcext:value-type="float">
            <text:p>-2346,69</text:p>
          </table:table-cell>
          <table:table-cell table:style-name="ce61" table:formula="of:=([.J29]-[.K29])*3600" office:value-type="float" office:value="0.264034993132523" calcext:value-type="float">
            <text:p>0,26</text:p>
          </table:table-cell>
          <table:table-cell table:style-name="ce61" table:formula="of:=1000*([.M29]-[.O29])" office:value-type="float" office:value="0.2944088072101" calcext:value-type="float">
            <text:p>0,29</text:p>
          </table:table-cell>
          <table:table-cell table:number-columns-repeated="1001"/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style-name="ce10" table:formula="of:=[.M30]*[.$B$20]" office:value-type="float" office:value="5780.42483216768" calcext:value-type="float">
            <text:p>5780,42</text:p>
          </table:table-cell>
          <table:table-cell table:style-name="ce10" table:formula="of:=[.B30]-[.B29]" office:value-type="float" office:value="1445.07154159902" calcext:value-type="float">
            <text:p>1445,07</text:p>
          </table:table-cell>
          <table:table-cell table:style-name="ce34" table:formula="of:=(ROUND([.B30];0))+[.E30]" office:value-type="float" office:value="5780" calcext:value-type="float">
            <text:p>5780</text:p>
          </table:table-cell>
          <table:table-cell office:value-type="float" office:value="0" calcext:value-type="float">
            <text:p>0</text:p>
          </table:table-cell>
          <table:table-cell table:formula="of:=[.D30]-[.D29]" office:value-type="float" office:value="1445" calcext:value-type="float">
            <text:p>1445</text:p>
          </table:table-cell>
          <table:table-cell table:style-name="ce10" table:formula="of:=1000000*[.Q30]/[.C30]" office:value-type="float" office:value="49688.480535167" calcext:value-type="float">
            <text:p>49688,48</text:p>
          </table:table-cell>
          <table:table-cell table:style-name="ce34" table:formula="of:=([.G30]-MOD([.G30];4))+4*[.I30]" office:value-type="float" office:value="49688" calcext:value-type="float">
            <text:p>496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]" office:value-type="float" office:value="1.2" calcext:value-type="float">
            <text:p>1,20</text:p>
          </table:table-cell>
          <table:table-cell table:style-name="ce43" table:formula="of:=2*(DEGREES(ASIN(([.O30]*0.5)/[.$B$4])))" office:value-type="float" office:value="1.19991180280862" calcext:value-type="float">
            <text:p>1,1999</text:p>
          </table:table-cell>
          <table:table-cell table:style-name="ce43" table:formula="of:=[.K30]-[.K29]" office:value-type="float" office:value="0.299985145862268" calcext:value-type="float">
            <text:p>0,3000</text:p>
          </table:table-cell>
          <table:table-cell table:style-name="ce10" table:formula="of:=(SIN((RADIANS(([.J30])*0.5)))*[.$B$4]*2)" office:value-type="float" office:value="4.81702069347307" calcext:value-type="float">
            <text:p>4,82</text:p>
          </table:table-cell>
          <table:table-cell table:style-name="ce10" table:formula="of:=(SIN((RADIANS(([.J30])*0.5)))*[.$B$4]*2)-[.M29]" office:value-type="float" office:value="1.20422628466585" calcext:value-type="float">
            <text:p>1,20</text:p>
          </table:table-cell>
          <table:table-cell table:style-name="ce13" table:formula="of:=[.D30]/[.$B$20]" office:value-type="float" office:value="4.81666666666667" calcext:value-type="float">
            <text:p>4,82</text:p>
          </table:table-cell>
          <table:table-cell table:style-name="ce13" table:formula="of:=[.F30]/[.$B$20]" office:value-type="float" office:value="1.20416666666667" calcext:value-type="float">
            <text:p>1,20</text:p>
          </table:table-cell>
          <table:table-cell table:style-name="ce10" table:formula="of:=([.$B$21]*([.J30]-[.J29]))/360" office:value-type="float" office:value="71.8034091666667" calcext:value-type="float">
            <text:p>71,80</text:p>
          </table:table-cell>
          <table:table-cell table:style-name="ce10" table:formula="of:=[.A30]*(([.$B$21]*([.K30]-[.K29]))/360)" office:value-type="float" office:value="287.199415630275" calcext:value-type="float">
            <text:p>287,20</text:p>
          </table:table-cell>
          <table:table-cell table:style-name="ce20" table:formula="of:=[.H30]*([.F30]/1000000)" office:value-type="float" office:value="71.79916" calcext:value-type="float">
            <text:p>71,80</text:p>
          </table:table-cell>
          <table:table-cell table:style-name="ce20" table:formula="of:=[.S30]+[.T29]" office:value-type="float" office:value="287.19664" calcext:value-type="float">
            <text:p>287,20</text:p>
          </table:table-cell>
          <table:table-cell table:style-name="ce61" table:formula="of:=1000000*([.R30]-[.T30])" office:value-type="float" office:value="2775.63027469796" calcext:value-type="float">
            <text:p>2775,63</text:p>
          </table:table-cell>
          <table:table-cell table:style-name="ce61" table:formula="of:=([.J30]-[.K30])*3600" office:value-type="float" office:value="0.317509888967926" calcext:value-type="float">
            <text:p>0,32</text:p>
          </table:table-cell>
          <table:table-cell table:style-name="ce61" table:formula="of:=1000*([.M30]-[.O30])" office:value-type="float" office:value="0.354026806400398" calcext:value-type="float">
            <text:p>0,35</text:p>
          </table:table-cell>
          <table:table-cell table:number-columns-repeated="1001"/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table:style-name="ce10" table:formula="of:=[.M31]*[.$B$20]" office:value-type="float" office:value="7225.45675538213" calcext:value-type="float">
            <text:p>7225,46</text:p>
          </table:table-cell>
          <table:table-cell table:style-name="ce10" table:formula="of:=[.B31]-[.B30]" office:value-type="float" office:value="1445.03192321445" calcext:value-type="float">
            <text:p>1445,03</text:p>
          </table:table-cell>
          <table:table-cell table:style-name="ce34" table:formula="of:=(ROUND([.B31];0))+[.E31]"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  <table:table-cell table:formula="of:=[.D31]-[.D30]" office:value-type="float" office:value="1445" calcext:value-type="float">
            <text:p>1445</text:p>
          </table:table-cell>
          <table:table-cell table:style-name="ce10" table:formula="of:=1000000*[.Q31]/[.C31]" office:value-type="float" office:value="49689.8428423235" calcext:value-type="float">
            <text:p>49689,84</text:p>
          </table:table-cell>
          <table:table-cell table:style-name="ce34" table:formula="of:=([.G31]-MOD([.G31];4))+4*[.I31]" office:value-type="float" office:value="49696" calcext:value-type="float">
            <text:p>49696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formula="of:=[.$B$18]*[.A31]" office:value-type="float" office:value="1.5" calcext:value-type="float">
            <text:p>1,50</text:p>
          </table:table-cell>
          <table:table-cell table:style-name="ce43" table:formula="of:=2*(DEGREES(ASIN(([.O31]*0.5)/[.$B$4])))" office:value-type="float" office:value="1.49990517247182" calcext:value-type="float">
            <text:p>1,4999</text:p>
          </table:table-cell>
          <table:table-cell table:style-name="ce43" table:formula="of:=[.K31]-[.K30]" office:value-type="float" office:value="0.299993369663202" calcext:value-type="float">
            <text:p>0,3000</text:p>
          </table:table-cell>
          <table:table-cell table:style-name="ce10" table:formula="of:=(SIN((RADIANS(([.J31])*0.5)))*[.$B$4]*2)" office:value-type="float" office:value="6.02121396281844" calcext:value-type="float">
            <text:p>6,02</text:p>
          </table:table-cell>
          <table:table-cell table:style-name="ce10" table:formula="of:=(SIN((RADIANS(([.J31])*0.5)))*[.$B$4]*2)-[.M30]" office:value-type="float" office:value="1.20419326934538" calcext:value-type="float">
            <text:p>1,20</text:p>
          </table:table-cell>
          <table:table-cell table:style-name="ce13" table:formula="of:=[.D31]/[.$B$20]" office:value-type="float" office:value="6.02083333333333" calcext:value-type="float">
            <text:p>6,02</text:p>
          </table:table-cell>
          <table:table-cell table:style-name="ce13" table:formula="of:=[.F31]/[.$B$20]" office:value-type="float" office:value="1.20416666666667" calcext:value-type="float">
            <text:p>1,20</text:p>
          </table:table-cell>
          <table:table-cell table:style-name="ce10" table:formula="of:=([.$B$21]*([.J31]-[.J30]))/360" office:value-type="float" office:value="71.8034091666667" calcext:value-type="float">
            <text:p>71,80</text:p>
          </table:table-cell>
          <table:table-cell table:style-name="ce10" table:formula="of:=[.A31]*(([.$B$21]*([.K31]-[.K30]))/360)" office:value-type="float" office:value="359.009111153567" calcext:value-type="float">
            <text:p>359,01</text:p>
          </table:table-cell>
          <table:table-cell table:style-name="ce20" table:formula="of:=[.H31]*([.F31]/1000000)" office:value-type="float" office:value="71.81072" calcext:value-type="float">
            <text:p>71,81</text:p>
          </table:table-cell>
          <table:table-cell table:style-name="ce20" table:formula="of:=[.S31]+[.T30]" office:value-type="float" office:value="359.00736" calcext:value-type="float">
            <text:p>359,01</text:p>
          </table:table-cell>
          <table:table-cell table:style-name="ce61" table:formula="of:=1000000*([.R31]-[.T31])" office:value-type="float" office:value="1751.15356682909" calcext:value-type="float">
            <text:p>1751,15</text:p>
          </table:table-cell>
          <table:table-cell table:style-name="ce61" table:formula="of:=([.J31]-[.K31])*3600" office:value-type="float" office:value="0.341379101439276" calcext:value-type="float">
            <text:p>0,34</text:p>
          </table:table-cell>
          <table:table-cell table:style-name="ce61" table:formula="of:=1000*([.M31]-[.O31])" office:value-type="float" office:value="0.380629485106532" calcext:value-type="float">
            <text:p>0,38</text:p>
          </table:table-cell>
          <table:table-cell table:number-columns-repeated="1001"/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table:style-name="ce10" table:formula="of:=[.M32]*[.$B$20]" office:value-type="float" office:value="8670.43915612501" calcext:value-type="float">
            <text:p>8670,44</text:p>
          </table:table-cell>
          <table:table-cell table:style-name="ce10" table:formula="of:=[.B32]-[.B31]" office:value-type="float" office:value="1444.98240074288" calcext:value-type="float">
            <text:p>1444,98</text:p>
          </table:table-cell>
          <table:table-cell table:style-name="ce34" table:formula="of:=(ROUND([.B32];0))+[.E32]" office:value-type="float" office:value="8670" calcext:value-type="float">
            <text:p>8670</text:p>
          </table:table-cell>
          <table:table-cell office:value-type="float" office:value="0" calcext:value-type="float">
            <text:p>0</text:p>
          </table:table-cell>
          <table:table-cell table:formula="of:=[.D32]-[.D31]" office:value-type="float" office:value="1445" calcext:value-type="float">
            <text:p>1445</text:p>
          </table:table-cell>
          <table:table-cell table:style-name="ce10" table:formula="of:=1000000*[.Q32]/[.C32]" office:value-type="float" office:value="49691.5458138119" calcext:value-type="float">
            <text:p>49691,55</text:p>
          </table:table-cell>
          <table:table-cell table:style-name="ce34" table:formula="of:=([.G32]-MOD([.G32];4))+4*[.I32]" office:value-type="float" office:value="49700" calcext:value-type="float">
            <text:p>49700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formula="of:=[.$B$18]*[.A32]" office:value-type="float" office:value="1.8" calcext:value-type="float">
            <text:p>1,80</text:p>
          </table:table-cell>
          <table:table-cell table:style-name="ce43" table:formula="of:=2*(DEGREES(ASIN(([.O32]*0.5)/[.$B$4])))" office:value-type="float" office:value="1.79990882283738" calcext:value-type="float">
            <text:p>1,7999</text:p>
          </table:table-cell>
          <table:table-cell table:style-name="ce43" table:formula="of:=[.K32]-[.K31]" office:value-type="float" office:value="0.300003650365554" calcext:value-type="float">
            <text:p>0,3000</text:p>
          </table:table-cell>
          <table:table-cell table:style-name="ce10" table:formula="of:=(SIN((RADIANS(([.J32])*0.5)))*[.$B$4]*2)" office:value-type="float" office:value="7.22536596343751" calcext:value-type="float">
            <text:p>7,23</text:p>
          </table:table-cell>
          <table:table-cell table:style-name="ce10" table:formula="of:=(SIN((RADIANS(([.J32])*0.5)))*[.$B$4]*2)-[.M31]" office:value-type="float" office:value="1.20415200061907" calcext:value-type="float">
            <text:p>1,20</text:p>
          </table:table-cell>
          <table:table-cell table:style-name="ce13" table:formula="of:=[.D32]/[.$B$20]" office:value-type="float" office:value="7.225" calcext:value-type="float">
            <text:p>7,23</text:p>
          </table:table-cell>
          <table:table-cell table:style-name="ce13" table:formula="of:=[.F32]/[.$B$20]" office:value-type="float" office:value="1.20416666666667" calcext:value-type="float">
            <text:p>1,20</text:p>
          </table:table-cell>
          <table:table-cell table:style-name="ce10" table:formula="of:=([.$B$21]*([.J32]-[.J31]))/360" office:value-type="float" office:value="71.8034091666667" calcext:value-type="float">
            <text:p>71,80</text:p>
          </table:table-cell>
          <table:table-cell table:style-name="ce10" table:formula="of:=[.A32]*(([.$B$21]*([.K32]-[.K31]))/360)" office:value-type="float" office:value="430.82569717383" calcext:value-type="float">
            <text:p>430,83</text:p>
          </table:table-cell>
          <table:table-cell table:style-name="ce20" table:formula="of:=[.H32]*([.F32]/1000000)" office:value-type="float" office:value="71.8165" calcext:value-type="float">
            <text:p>71,82</text:p>
          </table:table-cell>
          <table:table-cell table:style-name="ce20" table:formula="of:=[.S32]+[.T31]" office:value-type="float" office:value="430.82386" calcext:value-type="float">
            <text:p>430,82</text:p>
          </table:table-cell>
          <table:table-cell table:style-name="ce61" table:formula="of:=1000000*([.R32]-[.T32])" office:value-type="float" office:value="1837.17382947179" calcext:value-type="float">
            <text:p>1837,17</text:p>
          </table:table-cell>
          <table:table-cell table:style-name="ce61" table:formula="of:=([.J32]-[.K32])*3600" office:value-type="float" office:value="0.328237785445484" calcext:value-type="float">
            <text:p>0,33</text:p>
          </table:table-cell>
          <table:table-cell table:style-name="ce61" table:formula="of:=1000*([.M32]-[.O32])" office:value-type="float" office:value="0.365963437510608" calcext:value-type="float">
            <text:p>0,37</text:p>
          </table:table-cell>
          <table:table-cell table:number-columns-repeated="1001"/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table:style-name="ce10" table:formula="of:=[.M33]*[.$B$20]" office:value-type="float" office:value="10115.3621306487" calcext:value-type="float">
            <text:p>10115,36</text:p>
          </table:table-cell>
          <table:table-cell table:style-name="ce10" table:formula="of:=[.B33]-[.B32]" office:value-type="float" office:value="1444.92297452373" calcext:value-type="float">
            <text:p>1444,92</text:p>
          </table:table-cell>
          <table:table-cell table:style-name="ce34" table:formula="of:=(ROUND([.B33];0))+[.E33]" office:value-type="float" office:value="10115" calcext:value-type="float">
            <text:p>10115</text:p>
          </table:table-cell>
          <table:table-cell office:value-type="float" office:value="0" calcext:value-type="float">
            <text:p>0</text:p>
          </table:table-cell>
          <table:table-cell table:formula="of:=[.D33]-[.D32]" office:value-type="float" office:value="1445" calcext:value-type="float">
            <text:p>1445</text:p>
          </table:table-cell>
          <table:table-cell table:style-name="ce10" table:formula="of:=1000000*[.Q33]/[.C33]" office:value-type="float" office:value="49693.5895080041" calcext:value-type="float">
            <text:p>49693,59</text:p>
          </table:table-cell>
          <table:table-cell table:style-name="ce34" table:formula="of:=([.G33]-MOD([.G33];4))+4*[.I33]" office:value-type="float" office:value="49704" calcext:value-type="float">
            <text:p>49704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formula="of:=[.$B$18]*[.A33]" office:value-type="float" office:value="2.1" calcext:value-type="float">
            <text:p>2,10</text:p>
          </table:table-cell>
          <table:table-cell table:style-name="ce43" table:formula="of:=2*(DEGREES(ASIN(([.O33]*0.5)/[.$B$4])))" office:value-type="float" office:value="2.09992481144104" calcext:value-type="float">
            <text:p>2,0999</text:p>
          </table:table-cell>
          <table:table-cell table:style-name="ce43" table:formula="of:=[.K33]-[.K32]" office:value-type="float" office:value="0.300015988603663" calcext:value-type="float">
            <text:p>0,3000</text:p>
          </table:table-cell>
          <table:table-cell table:style-name="ce10" table:formula="of:=(SIN((RADIANS(([.J33])*0.5)))*[.$B$4]*2)" office:value-type="float" office:value="8.42946844220729" calcext:value-type="float">
            <text:p>8,43</text:p>
          </table:table-cell>
          <table:table-cell table:style-name="ce10" table:formula="of:=(SIN((RADIANS(([.J33])*0.5)))*[.$B$4]*2)-[.M32]" office:value-type="float" office:value="1.20410247876978" calcext:value-type="float">
            <text:p>1,20</text:p>
          </table:table-cell>
          <table:table-cell table:style-name="ce13" table:formula="of:=[.D33]/[.$B$20]" office:value-type="float" office:value="8.42916666666667" calcext:value-type="float">
            <text:p>8,43</text:p>
          </table:table-cell>
          <table:table-cell table:style-name="ce13" table:formula="of:=[.F33]/[.$B$20]" office:value-type="float" office:value="1.20416666666667" calcext:value-type="float">
            <text:p>1,20</text:p>
          </table:table-cell>
          <table:table-cell table:style-name="ce10" table:formula="of:=([.$B$21]*([.J33]-[.J32]))/360" office:value-type="float" office:value="71.8034091666667" calcext:value-type="float">
            <text:p>71,80</text:p>
          </table:table-cell>
          <table:table-cell table:style-name="ce10" table:formula="of:=[.A33]*(([.$B$21]*([.K33]-[.K32]))/360)" office:value-type="float" office:value="502.650651679185" calcext:value-type="float">
            <text:p>502,65</text:p>
          </table:table-cell>
          <table:table-cell table:style-name="ce20" table:formula="of:=[.H33]*([.F33]/1000000)" office:value-type="float" office:value="71.82228" calcext:value-type="float">
            <text:p>71,82</text:p>
          </table:table-cell>
          <table:table-cell table:style-name="ce20" table:formula="of:=[.S33]+[.T32]" office:value-type="float" office:value="502.64614" calcext:value-type="float">
            <text:p>502,65</text:p>
          </table:table-cell>
          <table:table-cell table:style-name="ce61" table:formula="of:=1000000*([.R33]-[.T33])" office:value-type="float" office:value="4511.67918515694" calcext:value-type="float">
            <text:p>4511,68</text:p>
          </table:table-cell>
          <table:table-cell table:style-name="ce61" table:formula="of:=([.J33]-[.K33])*3600" office:value-type="float" office:value="0.270678812260172" calcext:value-type="float">
            <text:p>0,27</text:p>
          </table:table-cell>
          <table:table-cell table:style-name="ce61" table:formula="of:=1000*([.M33]-[.O33])" office:value-type="float" office:value="0.301775540622273" calcext:value-type="float">
            <text:p>0,30</text:p>
          </table:table-cell>
          <table:table-cell table:number-columns-repeated="1001"/>
        </table:table-row>
        <table:table-row table:style-name="ro1">
          <table:table-cell table:formula="of:=[.A33]+1" office:value-type="float" office:value="8" calcext:value-type="float">
            <text:p>8</text:p>
          </table:table-cell>
          <table:table-cell table:style-name="ce10" table:formula="of:=[.M34]*[.$B$20]" office:value-type="float" office:value="11560.215775613" calcext:value-type="float">
            <text:p>11560,22</text:p>
          </table:table-cell>
          <table:table-cell table:style-name="ce10" table:formula="of:=[.B34]-[.B33]" office:value-type="float" office:value="1444.8536449643" calcext:value-type="float">
            <text:p>1444,85</text:p>
          </table:table-cell>
          <table:table-cell table:style-name="ce34" table:formula="of:=(ROUND([.B34];0))+[.E34]" office:value-type="float" office:value="11560" calcext:value-type="float">
            <text:p>11560</text:p>
          </table:table-cell>
          <table:table-cell office:value-type="float" office:value="0" calcext:value-type="float">
            <text:p>0</text:p>
          </table:table-cell>
          <table:table-cell table:formula="of:=[.D34]-[.D33]" office:value-type="float" office:value="1445" calcext:value-type="float">
            <text:p>1445</text:p>
          </table:table-cell>
          <table:table-cell table:style-name="ce10" table:formula="of:=1000000*[.Q34]/[.C34]" office:value-type="float" office:value="49695.9739949585" calcext:value-type="float">
            <text:p>49695,97</text:p>
          </table:table-cell>
          <table:table-cell table:style-name="ce34" table:formula="of:=([.G34]-MOD([.G34];4))+4*[.I34]" office:value-type="float" office:value="49716" calcext:value-type="float">
            <text:p>49716</text:p>
          </table:table-cell>
          <table:table-cell table:style-name="ce31" office:value-type="float" office:value="6" calcext:value-type="float">
            <text:p>6</text:p>
          </table:table-cell>
          <table:table-cell table:style-name="ce10" table:formula="of:=[.$B$18]*[.A34]" office:value-type="float" office:value="2.4" calcext:value-type="float">
            <text:p>2,40</text:p>
          </table:table-cell>
          <table:table-cell table:style-name="ce43" table:formula="of:=2*(DEGREES(ASIN(([.O34]*0.5)/[.$B$4])))" office:value-type="float" office:value="2.39995519658003" calcext:value-type="float">
            <text:p>2,4000</text:p>
          </table:table-cell>
          <table:table-cell table:style-name="ce43" table:formula="of:=[.K34]-[.K33]" office:value-type="float" office:value="0.300030385138996" calcext:value-type="float">
            <text:p>0,3000</text:p>
          </table:table-cell>
          <table:table-cell table:style-name="ce10" table:formula="of:=(SIN((RADIANS(([.J34])*0.5)))*[.$B$4]*2)" office:value-type="float" office:value="9.6335131463442" calcext:value-type="float">
            <text:p>9,63</text:p>
          </table:table-cell>
          <table:table-cell table:style-name="ce10" table:formula="of:=(SIN((RADIANS(([.J34])*0.5)))*[.$B$4]*2)-[.M33]" office:value-type="float" office:value="1.20404470413691" calcext:value-type="float">
            <text:p>1,20</text:p>
          </table:table-cell>
          <table:table-cell table:style-name="ce13" table:formula="of:=[.D34]/[.$B$20]" office:value-type="float" office:value="9.63333333333333" calcext:value-type="float">
            <text:p>9,63</text:p>
          </table:table-cell>
          <table:table-cell table:style-name="ce13" table:formula="of:=[.F34]/[.$B$20]" office:value-type="float" office:value="1.20416666666667" calcext:value-type="float">
            <text:p>1,20</text:p>
          </table:table-cell>
          <table:table-cell table:style-name="ce10" table:formula="of:=([.$B$21]*([.J34]-[.J33]))/360" office:value-type="float" office:value="71.8034091666666" calcext:value-type="float">
            <text:p>71,80</text:p>
          </table:table-cell>
          <table:table-cell table:style-name="ce10" table:formula="of:=[.A34]*(([.$B$21]*([.K34]-[.K33]))/360)" office:value-type="float" office:value="574.485453508477" calcext:value-type="float">
            <text:p>574,49</text:p>
          </table:table-cell>
          <table:table-cell table:style-name="ce20" table:formula="of:=[.H34]*([.F34]/1000000)" office:value-type="float" office:value="71.83962" calcext:value-type="float">
            <text:p>71,84</text:p>
          </table:table-cell>
          <table:table-cell table:style-name="ce20" table:formula="of:=[.S34]+[.T33]" office:value-type="float" office:value="574.48576" calcext:value-type="float">
            <text:p>574,49</text:p>
          </table:table-cell>
          <table:table-cell table:style-name="ce61" table:formula="of:=1000000*([.R34]-[.T34])" office:value-type="float" office:value="-306.491522678698" calcext:value-type="float">
            <text:p>-306,49</text:p>
          </table:table-cell>
          <table:table-cell table:style-name="ce61" table:formula="of:=([.J34]-[.K34])*3600" office:value-type="float" office:value="0.161292311874561" calcext:value-type="float">
            <text:p>0,16</text:p>
          </table:table-cell>
          <table:table-cell table:style-name="ce61" table:formula="of:=1000*([.M34]-[.O34])" office:value-type="float" office:value="0.179813010866781" calcext:value-type="float">
            <text:p>0,18</text:p>
          </table:table-cell>
          <table:table-cell table:number-columns-repeated="1001"/>
        </table:table-row>
        <table:table-row table:style-name="ro1">
          <table:table-cell table:formula="of:=[.A34]+1" office:value-type="float" office:value="9" calcext:value-type="float">
            <text:p>9</text:p>
          </table:table-cell>
          <table:table-cell table:style-name="ce10" table:formula="of:=[.M35]*[.$B$20]" office:value-type="float" office:value="13004.9901881528" calcext:value-type="float">
            <text:p>13004,99</text:p>
          </table:table-cell>
          <table:table-cell table:style-name="ce10" table:formula="of:=[.B35]-[.B34]" office:value-type="float" office:value="1444.77441253976" calcext:value-type="float">
            <text:p>1444,77</text:p>
          </table:table-cell>
          <table:table-cell table:style-name="ce34" table:formula="of:=(ROUND([.B35];0))+[.E35]" office:value-type="float" office:value="13005" calcext:value-type="float">
            <text:p>13005</text:p>
          </table:table-cell>
          <table:table-cell office:value-type="float" office:value="0" calcext:value-type="float">
            <text:p>0</text:p>
          </table:table-cell>
          <table:table-cell table:formula="of:=[.D35]-[.D34]" office:value-type="float" office:value="1445" calcext:value-type="float">
            <text:p>1445</text:p>
          </table:table-cell>
          <table:table-cell table:style-name="ce10" table:formula="of:=1000000*[.Q35]/[.C35]" office:value-type="float" office:value="49698.6993564232" calcext:value-type="float">
            <text:p>49698,70</text:p>
          </table:table-cell>
          <table:table-cell table:style-name="ce34" table:formula="of:=([.G35]-MOD([.G35];4))+4*[.I35]" office:value-type="float" office:value="49720" calcext:value-type="float">
            <text:p>49720</text:p>
          </table:table-cell>
          <table:table-cell table:style-name="ce31" office:value-type="float" office:value="6" calcext:value-type="float">
            <text:p>6</text:p>
          </table:table-cell>
          <table:table-cell table:style-name="ce10" table:formula="of:=[.$B$18]*[.A35]" office:value-type="float" office:value="2.7" calcext:value-type="float">
            <text:p>2,70</text:p>
          </table:table-cell>
          <table:table-cell table:style-name="ce43" table:formula="of:=2*(DEGREES(ASIN(([.O35]*0.5)/[.$B$4])))" office:value-type="float" office:value="2.70000203744029" calcext:value-type="float">
            <text:p>2,7000</text:p>
          </table:table-cell>
          <table:table-cell table:style-name="ce43" table:formula="of:=[.K35]-[.K34]" office:value-type="float" office:value="0.300046840860257" calcext:value-type="float">
            <text:p>0,3000</text:p>
          </table:table-cell>
          <table:table-cell table:style-name="ce10" table:formula="of:=(SIN((RADIANS(([.J35])*0.5)))*[.$B$4]*2)" office:value-type="float" office:value="10.8374918234607" calcext:value-type="float">
            <text:p>10,84</text:p>
          </table:table-cell>
          <table:table-cell table:style-name="ce10" table:formula="of:=(SIN((RADIANS(([.J35])*0.5)))*[.$B$4]*2)-[.M34]" office:value-type="float" office:value="1.20397867711647" calcext:value-type="float">
            <text:p>1,20</text:p>
          </table:table-cell>
          <table:table-cell table:style-name="ce13" table:formula="of:=[.D35]/[.$B$20]" office:value-type="float" office:value="10.8375" calcext:value-type="float">
            <text:p>10,84</text:p>
          </table:table-cell>
          <table:table-cell table:style-name="ce13" table:formula="of:=[.F35]/[.$B$20]" office:value-type="float" office:value="1.20416666666667" calcext:value-type="float">
            <text:p>1,20</text:p>
          </table:table-cell>
          <table:table-cell table:style-name="ce10" table:formula="of:=([.$B$21]*([.J35]-[.J34]))/360" office:value-type="float" office:value="71.8034091666666" calcext:value-type="float">
            <text:p>71,80</text:p>
          </table:table-cell>
          <table:table-cell table:style-name="ce10" table:formula="of:=[.A35]*(([.$B$21]*([.K35]-[.K34]))/360)" office:value-type="float" office:value="646.331582503642" calcext:value-type="float">
            <text:p>646,33</text:p>
          </table:table-cell>
          <table:table-cell table:style-name="ce20" table:formula="of:=[.H35]*([.F35]/1000000)" office:value-type="float" office:value="71.8454" calcext:value-type="float">
            <text:p>71,85</text:p>
          </table:table-cell>
          <table:table-cell table:style-name="ce20" table:formula="of:=[.S35]+[.T34]" office:value-type="float" office:value="646.33116" calcext:value-type="float">
            <text:p>646,33</text:p>
          </table:table-cell>
          <table:table-cell table:style-name="ce61" table:formula="of:=1000000*([.R35]-[.T35])" office:value-type="float" office:value="422.503642425909" calcext:value-type="float">
            <text:p>422,50</text:p>
          </table:table-cell>
          <table:table-cell table:style-name="ce61" table:formula="of:=([.J35]-[.K35])*3600" office:value-type="float" office:value="-0.00733478504972851" calcext:value-type="float">
            <text:p>-0,01</text:p>
          </table:table-cell>
          <table:table-cell table:style-name="ce61" table:formula="of:=1000*([.M35]-[.O35])" office:value-type="float" office:value="-0.0081765392998534" calcext:value-type="float">
            <text:p>-0,01</text:p>
          </table:table-cell>
          <table:table-cell table:number-columns-repeated="1001"/>
        </table:table-row>
        <table:table-row table:style-name="ro1">
          <table:table-cell table:formula="of:=[.A35]+1" office:value-type="float" office:value="10" calcext:value-type="float">
            <text:p>10</text:p>
          </table:table-cell>
          <table:table-cell table:style-name="ce10" table:formula="of:=[.M36]*[.$B$20]" office:value-type="float" office:value="14449.675465946" calcext:value-type="float">
            <text:p>14449,68</text:p>
          </table:table-cell>
          <table:table-cell table:style-name="ce10" table:formula="of:=[.B36]-[.B35]" office:value-type="float" office:value="1444.68527779318" calcext:value-type="float">
            <text:p>1444,69</text:p>
          </table:table-cell>
          <table:table-cell table:style-name="ce34" table:formula="of:=(ROUND([.B36];0))+[.E36]" office:value-type="float" office:value="14450" calcext:value-type="float">
            <text:p>14450</text:p>
          </table:table-cell>
          <table:table-cell office:value-type="float" office:value="0" calcext:value-type="float">
            <text:p>0</text:p>
          </table:table-cell>
          <table:table-cell table:formula="of:=[.D36]-[.D35]" office:value-type="float" office:value="1445" calcext:value-type="float">
            <text:p>1445</text:p>
          </table:table-cell>
          <table:table-cell table:style-name="ce10" table:formula="of:=1000000*[.Q36]/[.C36]" office:value-type="float" office:value="49701.7656858452" calcext:value-type="float">
            <text:p>49701,77</text:p>
          </table:table-cell>
          <table:table-cell table:style-name="ce34" table:formula="of:=([.G36]-MOD([.G36];4))+4*[.I36]" office:value-type="float" office:value="49728" calcext:value-type="float">
            <text:p>49728</text:p>
          </table:table-cell>
          <table:table-cell table:style-name="ce31" office:value-type="float" office:value="7" calcext:value-type="float">
            <text:p>7</text:p>
          </table:table-cell>
          <table:table-cell table:style-name="ce10" table:formula="of:=[.$B$18]*[.A36]" office:value-type="float" office:value="3" calcext:value-type="float">
            <text:p>3,00</text:p>
          </table:table-cell>
          <table:table-cell table:style-name="ce43" table:formula="of:=2*(DEGREES(ASIN(([.O36]*0.5)/[.$B$4])))" office:value-type="float" office:value="3.00006739422383" calcext:value-type="float">
            <text:p>3,0001</text:p>
          </table:table-cell>
          <table:table-cell table:style-name="ce43" table:formula="of:=[.K36]-[.K35]" office:value-type="float" office:value="0.300065356783543" calcext:value-type="float">
            <text:p>0,3001</text:p>
          </table:table-cell>
          <table:table-cell table:style-name="ce10" table:formula="of:=(SIN((RADIANS(([.J36])*0.5)))*[.$B$4]*2)" office:value-type="float" office:value="12.0413962216217" calcext:value-type="float">
            <text:p>12,04</text:p>
          </table:table-cell>
          <table:table-cell table:style-name="ce10" table:formula="of:=(SIN((RADIANS(([.J36])*0.5)))*[.$B$4]*2)-[.M35]" office:value-type="float" office:value="1.20390439816098" calcext:value-type="float">
            <text:p>1,20</text:p>
          </table:table-cell>
          <table:table-cell table:style-name="ce13" table:formula="of:=[.D36]/[.$B$20]" office:value-type="float" office:value="12.0416666666667" calcext:value-type="float">
            <text:p>12,04</text:p>
          </table:table-cell>
          <table:table-cell table:style-name="ce13" table:formula="of:=[.F36]/[.$B$20]" office:value-type="float" office:value="1.20416666666667" calcext:value-type="float">
            <text:p>1,20</text:p>
          </table:table-cell>
          <table:table-cell table:style-name="ce10" table:formula="of:=([.$B$21]*([.J36]-[.J35]))/360" office:value-type="float" office:value="71.8034091666667" calcext:value-type="float">
            <text:p>71,80</text:p>
          </table:table-cell>
          <table:table-cell table:style-name="ce10" table:formula="of:=[.A36]*(([.$B$21]*([.K36]-[.K35]))/360)" office:value-type="float" office:value="718.190519662351" calcext:value-type="float">
            <text:p>718,19</text:p>
          </table:table-cell>
          <table:table-cell table:style-name="ce20" table:formula="of:=[.H36]*([.F36]/1000000)" office:value-type="float" office:value="71.85696" calcext:value-type="float">
            <text:p>71,86</text:p>
          </table:table-cell>
          <table:table-cell table:style-name="ce20" table:formula="of:=[.S36]+[.T35]" office:value-type="float" office:value="718.18812" calcext:value-type="float">
            <text:p>718,19</text:p>
          </table:table-cell>
          <table:table-cell table:style-name="ce61" table:formula="of:=1000000*([.R36]-[.T36])" office:value-type="float" office:value="2399.66235119482" calcext:value-type="float">
            <text:p>2399,66</text:p>
          </table:table-cell>
          <table:table-cell table:style-name="ce61" table:formula="of:=([.J36]-[.K36])*3600" office:value-type="float" office:value="-0.242619205804218" calcext:value-type="float">
            <text:p>-0,24</text:p>
          </table:table-cell>
          <table:table-cell table:style-name="ce61" table:formula="of:=1000*([.M36]-[.O36])" office:value-type="float" office:value="-0.27044504496665" calcext:value-type="float">
            <text:p>-0,27</text:p>
          </table:table-cell>
          <table:table-cell table:number-columns-repeated="1001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style-name="ce10" table:formula="of:=[.M37]*[.$B$20]" office:value-type="float" office:value="15894.2617072814" calcext:value-type="float">
            <text:p>15894,26</text:p>
          </table:table-cell>
          <table:table-cell table:style-name="ce10" table:formula="of:=[.B37]-[.B36]" office:value-type="float" office:value="1444.58624133546" calcext:value-type="float">
            <text:p>1444,59</text:p>
          </table:table-cell>
          <table:table-cell table:style-name="ce34" table:formula="of:=(ROUND([.B37];0))+[.E37]" office:value-type="float" office:value="15894" calcext:value-type="float">
            <text:p>15894</text:p>
          </table:table-cell>
          <table:table-cell office:value-type="float" office:value="0" calcext:value-type="float">
            <text:p>0</text:p>
          </table:table-cell>
          <table:table-cell table:formula="of:=[.D37]-[.D36]" office:value-type="float" office:value="1444" calcext:value-type="float">
            <text:p>1444</text:p>
          </table:table-cell>
          <table:table-cell table:style-name="ce10" table:formula="of:=1000000*[.Q37]/[.C37]" office:value-type="float" office:value="49705.173088377" calcext:value-type="float">
            <text:p>49705,17</text:p>
          </table:table-cell>
          <table:table-cell table:style-name="ce34" table:formula="of:=([.G37]-MOD([.G37];4))+4*[.I37]" office:value-type="float" office:value="49396" calcext:value-type="float">
            <text:p>49396</text:p>
          </table:table-cell>
          <table:table-cell table:style-name="ce31" office:value-type="float" office:value="-77" calcext:value-type="float">
            <text:p>-77</text:p>
          </table:table-cell>
          <table:table-cell table:style-name="ce10" table:formula="of:=[.$B$18]*[.A37]" office:value-type="float" office:value="3.3" calcext:value-type="float">
            <text:p>3,30</text:p>
          </table:table-cell>
          <table:table-cell table:style-name="ce43" table:formula="of:=2*(DEGREES(ASIN(([.O37]*0.5)/[.$B$4])))" office:value-type="float" office:value="3.2999456487592" calcext:value-type="float">
            <text:p>3,2999</text:p>
          </table:table-cell>
          <table:table-cell table:style-name="ce43" table:formula="of:=[.K37]-[.K36]" office:value-type="float" office:value="0.299878254535365" calcext:value-type="float">
            <text:p>0,2999</text:p>
          </table:table-cell>
          <table:table-cell table:style-name="ce10" table:formula="of:=(SIN((RADIANS(([.J37])*0.5)))*[.$B$4]*2)" office:value-type="float" office:value="13.2452180894012" calcext:value-type="float">
            <text:p>13,25</text:p>
          </table:table-cell>
          <table:table-cell table:style-name="ce10" table:formula="of:=(SIN((RADIANS(([.J37])*0.5)))*[.$B$4]*2)-[.M36]" office:value-type="float" office:value="1.20382186777955" calcext:value-type="float">
            <text:p>1,20</text:p>
          </table:table-cell>
          <table:table-cell table:style-name="ce13" table:formula="of:=[.D37]/[.$B$20]" office:value-type="float" office:value="13.245" calcext:value-type="float">
            <text:p>13,25</text:p>
          </table:table-cell>
          <table:table-cell table:style-name="ce13" table:formula="of:=[.F37]/[.$B$20]" office:value-type="float" office:value="1.20333333333333" calcext:value-type="float">
            <text:p>1,20</text:p>
          </table:table-cell>
          <table:table-cell table:style-name="ce10" table:formula="of:=([.$B$21]*([.J37]-[.J36]))/360" office:value-type="float" office:value="71.8034091666667" calcext:value-type="float">
            <text:p>71,80</text:p>
          </table:table-cell>
          <table:table-cell table:style-name="ce10" table:formula="of:=[.A37]*(([.$B$21]*([.K37]-[.K36]))/360)" office:value-type="float" office:value="789.51697038825" calcext:value-type="float">
            <text:p>789,52</text:p>
          </table:table-cell>
          <table:table-cell table:style-name="ce20" table:formula="of:=[.H37]*([.F37]/1000000)" office:value-type="float" office:value="71.327824" calcext:value-type="float">
            <text:p>71,33</text:p>
          </table:table-cell>
          <table:table-cell table:style-name="ce20" table:formula="of:=[.S37]+[.T36]" office:value-type="float" office:value="789.515944" calcext:value-type="float">
            <text:p>789,52</text:p>
          </table:table-cell>
          <table:table-cell table:style-name="ce61" table:formula="of:=1000000*([.R37]-[.T37])" office:value-type="float" office:value="1026.38825046597" calcext:value-type="float">
            <text:p>1026,39</text:p>
          </table:table-cell>
          <table:table-cell table:style-name="ce61" table:formula="of:=([.J37]-[.K37])*3600" office:value-type="float" office:value="0.195664466879997" calcext:value-type="float">
            <text:p>0,20</text:p>
          </table:table-cell>
          <table:table-cell table:style-name="ce61" table:formula="of:=1000*([.M37]-[.O37])" office:value-type="float" office:value="0.218089401201382" calcext:value-type="float">
            <text:p>0,22</text:p>
          </table:table-cell>
          <table:table-cell table:number-columns-repeated="1001"/>
        </table:table-row>
        <table:table-row table:style-name="ro1">
          <table:table-cell table:formula="of:=[.A37]+1" office:value-type="float" office:value="12" calcext:value-type="float">
            <text:p>12</text:p>
          </table:table-cell>
          <table:table-cell table:style-name="ce10" table:formula="of:=[.M38]*[.$B$20]" office:value-type="float" office:value="17338.7390111268" calcext:value-type="float">
            <text:p>17338,74</text:p>
          </table:table-cell>
          <table:table-cell table:style-name="ce10" table:formula="of:=[.B38]-[.B37]" office:value-type="float" office:value="1444.47730384538" calcext:value-type="float">
            <text:p>1444,48</text:p>
          </table:table-cell>
          <table:table-cell table:style-name="ce34" table:formula="of:=(ROUND([.B38];0))+[.E38]" office:value-type="float" office:value="17339" calcext:value-type="float">
            <text:p>17339</text:p>
          </table:table-cell>
          <table:table-cell office:value-type="float" office:value="0" calcext:value-type="float">
            <text:p>0</text:p>
          </table:table-cell>
          <table:table-cell table:formula="of:=[.D38]-[.D37]" office:value-type="float" office:value="1445" calcext:value-type="float">
            <text:p>1445</text:p>
          </table:table-cell>
          <table:table-cell table:style-name="ce10" table:formula="of:=1000000*[.Q38]/[.C38]" office:value-type="float" office:value="49708.9216808855" calcext:value-type="float">
            <text:p>49708,92</text:p>
          </table:table-cell>
          <table:table-cell table:style-name="ce34" table:formula="of:=([.G38]-MOD([.G38];4))+4*[.I38]" office:value-type="float" office:value="50128" calcext:value-type="float">
            <text:p>50128</text:p>
          </table:table-cell>
          <table:table-cell table:style-name="ce31" office:value-type="float" office:value="105" calcext:value-type="float">
            <text:p>105</text:p>
          </table:table-cell>
          <table:table-cell table:style-name="ce10" table:formula="of:=[.$B$18]*[.A38]" office:value-type="float" office:value="3.6" calcext:value-type="float">
            <text:p>3,60</text:p>
          </table:table-cell>
          <table:table-cell table:style-name="ce43" table:formula="of:=2*(DEGREES(ASIN(([.O38]*0.5)/[.$B$4])))" office:value-type="float" office:value="3.60005420631655" calcext:value-type="float">
            <text:p>3,6001</text:p>
          </table:table-cell>
          <table:table-cell table:style-name="ce43" table:formula="of:=[.K38]-[.K37]" office:value-type="float" office:value="0.30010855755735" calcext:value-type="float">
            <text:p>0,3001</text:p>
          </table:table-cell>
          <table:table-cell table:style-name="ce10" table:formula="of:=(SIN((RADIANS(([.J38])*0.5)))*[.$B$4]*2)" office:value-type="float" office:value="14.448949175939" calcext:value-type="float">
            <text:p>14,45</text:p>
          </table:table-cell>
          <table:table-cell table:style-name="ce10" table:formula="of:=(SIN((RADIANS(([.J38])*0.5)))*[.$B$4]*2)-[.M37]" office:value-type="float" office:value="1.20373108653782" calcext:value-type="float">
            <text:p>1,20</text:p>
          </table:table-cell>
          <table:table-cell table:style-name="ce13" table:formula="of:=[.D38]/[.$B$20]" office:value-type="float" office:value="14.4491666666667" calcext:value-type="float">
            <text:p>14,45</text:p>
          </table:table-cell>
          <table:table-cell table:style-name="ce13" table:formula="of:=[.F38]/[.$B$20]" office:value-type="float" office:value="1.20416666666667" calcext:value-type="float">
            <text:p>1,20</text:p>
          </table:table-cell>
          <table:table-cell table:style-name="ce10" table:formula="of:=([.$B$21]*([.J38]-[.J37]))/360" office:value-type="float" office:value="71.8034091666666" calcext:value-type="float">
            <text:p>71,80</text:p>
          </table:table-cell>
          <table:table-cell table:style-name="ce10" table:formula="of:=[.A38]*(([.$B$21]*([.K38]-[.K37]))/360)" office:value-type="float" office:value="861.952702108342" calcext:value-type="float">
            <text:p>861,95</text:p>
          </table:table-cell>
          <table:table-cell table:style-name="ce20" table:formula="of:=[.H38]*([.F38]/1000000)" office:value-type="float" office:value="72.43496" calcext:value-type="float">
            <text:p>72,43</text:p>
          </table:table-cell>
          <table:table-cell table:style-name="ce20" table:formula="of:=[.S38]+[.T37]" office:value-type="float" office:value="861.950904" calcext:value-type="float">
            <text:p>861,95</text:p>
          </table:table-cell>
          <table:table-cell table:style-name="ce61" table:formula="of:=1000000*([.R38]-[.T38])" office:value-type="float" office:value="1798.10834242744" calcext:value-type="float">
            <text:p>1798,11</text:p>
          </table:table-cell>
          <table:table-cell table:style-name="ce61" table:formula="of:=([.J38]-[.K38])*3600" office:value-type="float" office:value="-0.195142739580234" calcext:value-type="float">
            <text:p>-0,20</text:p>
          </table:table-cell>
          <table:table-cell table:style-name="ce61" table:formula="of:=1000*([.M38]-[.O38])" office:value-type="float" office:value="-0.217490727701275" calcext:value-type="float">
            <text:p>-0,22</text:p>
          </table:table-cell>
          <table:table-cell table:number-columns-repeated="1001"/>
        </table:table-row>
        <table:table-row table:style-name="ro1">
          <table:table-cell table:formula="of:=[.A38]+1" office:value-type="float" office:value="13" calcext:value-type="float">
            <text:p>13</text:p>
          </table:table-cell>
          <table:table-cell table:style-name="ce10" table:formula="of:=[.M39]*[.$B$20]" office:value-type="float" office:value="18783.0974771964" calcext:value-type="float">
            <text:p>18783,10</text:p>
          </table:table-cell>
          <table:table-cell table:style-name="ce10" table:formula="of:=[.B39]-[.B38]" office:value-type="float" office:value="1444.35846606961" calcext:value-type="float">
            <text:p>1444,36</text:p>
          </table:table-cell>
          <table:table-cell table:style-name="ce34" table:formula="of:=(ROUND([.B39];0))+[.E39]" office:value-type="float" office:value="18783" calcext:value-type="float">
            <text:p>18783</text:p>
          </table:table-cell>
          <table:table-cell office:value-type="float" office:value="0" calcext:value-type="float">
            <text:p>0</text:p>
          </table:table-cell>
          <table:table-cell table:formula="of:=[.D39]-[.D38]" office:value-type="float" office:value="1444" calcext:value-type="float">
            <text:p>1444</text:p>
          </table:table-cell>
          <table:table-cell table:style-name="ce10" table:formula="of:=1000000*[.Q39]/[.C39]" office:value-type="float" office:value="49713.0115919616" calcext:value-type="float">
            <text:p>49713,01</text:p>
          </table:table-cell>
          <table:table-cell table:style-name="ce34" table:formula="of:=([.G39]-MOD([.G39];4))+4*[.I39]" office:value-type="float" office:value="49352" calcext:value-type="float">
            <text:p>49352</text:p>
          </table:table-cell>
          <table:table-cell table:style-name="ce31" office:value-type="float" office:value="-90" calcext:value-type="float">
            <text:p>-90</text:p>
          </table:table-cell>
          <table:table-cell table:style-name="ce10" table:formula="of:=[.$B$18]*[.A39]" office:value-type="float" office:value="3.9" calcext:value-type="float">
            <text:p>3,90</text:p>
          </table:table-cell>
          <table:table-cell table:style-name="ce43" table:formula="of:=2*(DEGREES(ASIN(([.O39]*0.5)/[.$B$4])))" office:value-type="float" office:value="3.89997975265184" calcext:value-type="float">
            <text:p>3,9000</text:p>
          </table:table-cell>
          <table:table-cell table:style-name="ce43" table:formula="of:=[.K39]-[.K38]" office:value-type="float" office:value="0.29992554633529" calcext:value-type="float">
            <text:p>0,2999</text:p>
          </table:table-cell>
          <table:table-cell table:style-name="ce10" table:formula="of:=(SIN((RADIANS(([.J39])*0.5)))*[.$B$4]*2)" office:value-type="float" office:value="15.652581230997" calcext:value-type="float">
            <text:p>15,65</text:p>
          </table:table-cell>
          <table:table-cell table:style-name="ce10" table:formula="of:=(SIN((RADIANS(([.J39])*0.5)))*[.$B$4]*2)-[.M38]" office:value-type="float" office:value="1.20363205505801" calcext:value-type="float">
            <text:p>1,20</text:p>
          </table:table-cell>
          <table:table-cell table:style-name="ce13" table:formula="of:=[.D39]/[.$B$20]" office:value-type="float" office:value="15.6525" calcext:value-type="float">
            <text:p>15,65</text:p>
          </table:table-cell>
          <table:table-cell table:style-name="ce13" table:formula="of:=[.F39]/[.$B$20]" office:value-type="float" office:value="1.20333333333333" calcext:value-type="float">
            <text:p>1,20</text:p>
          </table:table-cell>
          <table:table-cell table:style-name="ce10" table:formula="of:=([.$B$21]*([.J39]-[.J38]))/360" office:value-type="float" office:value="71.8034091666666" calcext:value-type="float">
            <text:p>71,80</text:p>
          </table:table-cell>
          <table:table-cell table:style-name="ce10" table:formula="of:=[.A39]*(([.$B$21]*([.K39]-[.K38]))/360)" office:value-type="float" office:value="933.212657998784" calcext:value-type="float">
            <text:p>933,21</text:p>
          </table:table-cell>
          <table:table-cell table:style-name="ce20" table:formula="of:=[.H39]*([.F39]/1000000)" office:value-type="float" office:value="71.264288" calcext:value-type="float">
            <text:p>71,26</text:p>
          </table:table-cell>
          <table:table-cell table:style-name="ce20" table:formula="of:=[.S39]+[.T38]" office:value-type="float" office:value="933.215192" calcext:value-type="float">
            <text:p>933,22</text:p>
          </table:table-cell>
          <table:table-cell table:style-name="ce61" table:formula="of:=1000000*([.R39]-[.T39])" office:value-type="float" office:value="-2534.00121584946" calcext:value-type="float">
            <text:p>-2534,00</text:p>
          </table:table-cell>
          <table:table-cell table:style-name="ce61" table:formula="of:=([.J39]-[.K39])*3600" office:value-type="float" office:value="0.072890453375507" calcext:value-type="float">
            <text:p>0,07</text:p>
          </table:table-cell>
          <table:table-cell table:style-name="ce61" table:formula="of:=1000*([.M39]-[.O39])" office:value-type="float" office:value="0.0812309970008585" calcext:value-type="float">
            <text:p>0,08</text:p>
          </table:table-cell>
          <table:table-cell table:number-columns-repeated="1001"/>
        </table:table-row>
        <table:table-row table:style-name="ro1">
          <table:table-cell table:formula="of:=[.A39]+1" office:value-type="float" office:value="14" calcext:value-type="float">
            <text:p>14</text:p>
          </table:table-cell>
          <table:table-cell table:style-name="ce10" table:formula="of:=[.M40]*[.$B$20]" office:value-type="float" office:value="20227.3272060191" calcext:value-type="float">
            <text:p>20227,33</text:p>
          </table:table-cell>
          <table:table-cell table:style-name="ce10" table:formula="of:=[.B40]-[.B39]" office:value-type="float" office:value="1444.22972882263" calcext:value-type="float">
            <text:p>1444,23</text:p>
          </table:table-cell>
          <table:table-cell table:style-name="ce34" table:formula="of:=(ROUND([.B40];0))+[.E40]" office:value-type="float" office:value="20227" calcext:value-type="float">
            <text:p>20227</text:p>
          </table:table-cell>
          <table:table-cell office:value-type="float" office:value="0" calcext:value-type="float">
            <text:p>0</text:p>
          </table:table-cell>
          <table:table-cell table:formula="of:=[.D40]-[.D39]" office:value-type="float" office:value="1444" calcext:value-type="float">
            <text:p>1444</text:p>
          </table:table-cell>
          <table:table-cell table:style-name="ce10" table:formula="of:=1000000*[.Q40]/[.C40]" office:value-type="float" office:value="49717.4429619327" calcext:value-type="float">
            <text:p>49717,44</text:p>
          </table:table-cell>
          <table:table-cell table:style-name="ce34" table:formula="of:=([.G40]-MOD([.G40];4))+4*[.I40]" office:value-type="float" office:value="49772" calcext:value-type="float">
            <text:p>49772</text:p>
          </table:table-cell>
          <table:table-cell table:style-name="ce31" office:value-type="float" office:value="14" calcext:value-type="float">
            <text:p>14</text:p>
          </table:table-cell>
          <table:table-cell table:style-name="ce10" table:formula="of:=[.$B$18]*[.A40]" office:value-type="float" office:value="4.2" calcext:value-type="float">
            <text:p>4,20</text:p>
          </table:table-cell>
          <table:table-cell table:style-name="ce43" table:formula="of:=2*(DEGREES(ASIN(([.O40]*0.5)/[.$B$4])))" office:value-type="float" office:value="4.19993202853937" calcext:value-type="float">
            <text:p>4,1999</text:p>
          </table:table-cell>
          <table:table-cell table:style-name="ce43" table:formula="of:=[.K40]-[.K39]" office:value-type="float" office:value="0.29995227588753" calcext:value-type="float">
            <text:p>0,3000</text:p>
          </table:table-cell>
          <table:table-cell table:style-name="ce10" table:formula="of:=(SIN((RADIANS(([.J40])*0.5)))*[.$B$4]*2)" office:value-type="float" office:value="16.8561060050159" calcext:value-type="float">
            <text:p>16,86</text:p>
          </table:table-cell>
          <table:table-cell table:style-name="ce10" table:formula="of:=(SIN((RADIANS(([.J40])*0.5)))*[.$B$4]*2)-[.M39]" office:value-type="float" office:value="1.20352477401886" calcext:value-type="float">
            <text:p>1,20</text:p>
          </table:table-cell>
          <table:table-cell table:style-name="ce13" table:formula="of:=[.D40]/[.$B$20]" office:value-type="float" office:value="16.8558333333333" calcext:value-type="float">
            <text:p>16,86</text:p>
          </table:table-cell>
          <table:table-cell table:style-name="ce13" table:formula="of:=[.F40]/[.$B$20]" office:value-type="float" office:value="1.20333333333333" calcext:value-type="float">
            <text:p>1,20</text:p>
          </table:table-cell>
          <table:table-cell table:style-name="ce10" table:formula="of:=([.$B$21]*([.J40]-[.J39]))/360" office:value-type="float" office:value="71.8034091666668" calcext:value-type="float">
            <text:p>71,80</text:p>
          </table:table-cell>
          <table:table-cell table:style-name="ce10" table:formula="of:=[.A40]*(([.$B$21]*([.K40]-[.K39]))/360)" office:value-type="float" office:value="1005.08781314784" calcext:value-type="float">
            <text:p>1005,09</text:p>
          </table:table-cell>
          <table:table-cell table:style-name="ce20" table:formula="of:=[.H40]*([.F40]/1000000)" office:value-type="float" office:value="71.870768" calcext:value-type="float">
            <text:p>71,87</text:p>
          </table:table-cell>
          <table:table-cell table:style-name="ce20" table:formula="of:=[.S40]+[.T39]" office:value-type="float" office:value="1005.08596" calcext:value-type="float">
            <text:p>1005,09</text:p>
          </table:table-cell>
          <table:table-cell table:style-name="ce61" table:formula="of:=1000000*([.R40]-[.T40])" office:value-type="float" office:value="1853.14784391721" calcext:value-type="float">
            <text:p>1853,15</text:p>
          </table:table-cell>
          <table:table-cell table:style-name="ce61" table:formula="of:=([.J40]-[.K40])*3600" office:value-type="float" office:value="0.244697258267124" calcext:value-type="float">
            <text:p>0,24</text:p>
          </table:table-cell>
          <table:table-cell table:style-name="ce61" table:formula="of:=1000*([.M40]-[.O40])" office:value-type="float" office:value="0.272671682598258" calcext:value-type="float">
            <text:p>0,27</text:p>
          </table:table-cell>
          <table:table-cell table:number-columns-repeated="1001"/>
        </table:table-row>
        <table:table-row table:style-name="ro1">
          <table:table-cell table:formula="of:=[.A40]+1" office:value-type="float" office:value="15" calcext:value-type="float">
            <text:p>15</text:p>
          </table:table-cell>
          <table:table-cell table:style-name="ce10" table:formula="of:=[.M41]*[.$B$20]" office:value-type="float" office:value="21671.4182990059" calcext:value-type="float">
            <text:p>21671,42</text:p>
          </table:table-cell>
          <table:table-cell table:style-name="ce10" table:formula="of:=[.B41]-[.B40]" office:value-type="float" office:value="1444.09109298681" calcext:value-type="float">
            <text:p>1444,09</text:p>
          </table:table-cell>
          <table:table-cell table:style-name="ce34" table:formula="of:=(ROUND([.B41];0))+[.E41]" office:value-type="float" office:value="21671" calcext:value-type="float">
            <text:p>21671</text:p>
          </table:table-cell>
          <table:table-cell office:value-type="float" office:value="0" calcext:value-type="float">
            <text:p>0</text:p>
          </table:table-cell>
          <table:table-cell table:formula="of:=[.D41]-[.D40]" office:value-type="float" office:value="1444" calcext:value-type="float">
            <text:p>1444</text:p>
          </table:table-cell>
          <table:table-cell table:style-name="ce10" table:formula="of:=1000000*[.Q41]/[.C41]" office:value-type="float" office:value="49722.2159428708" calcext:value-type="float">
            <text:p>49722,22</text:p>
          </table:table-cell>
          <table:table-cell table:style-name="ce34" table:formula="of:=([.G41]-MOD([.G41];4))+4*[.I41]" office:value-type="float" office:value="49792" calcext:value-type="float">
            <text:p>49792</text:p>
          </table:table-cell>
          <table:table-cell table:style-name="ce31" office:value-type="float" office:value="18" calcext:value-type="float">
            <text:p>18</text:p>
          </table:table-cell>
          <table:table-cell table:style-name="ce10" table:formula="of:=[.$B$18]*[.A41]" office:value-type="float" office:value="4.5" calcext:value-type="float">
            <text:p>4,50</text:p>
          </table:table-cell>
          <table:table-cell table:style-name="ce43" table:formula="of:=2*(DEGREES(ASIN(([.O41]*0.5)/[.$B$4])))" office:value-type="float" office:value="4.49991309688761" calcext:value-type="float">
            <text:p>4,4999</text:p>
          </table:table-cell>
          <table:table-cell table:style-name="ce43" table:formula="of:=[.K41]-[.K40]" office:value-type="float" office:value="0.29998106834824" calcext:value-type="float">
            <text:p>0,3000</text:p>
          </table:table-cell>
          <table:table-cell table:style-name="ce10" table:formula="of:=(SIN((RADIANS(([.J41])*0.5)))*[.$B$4]*2)" office:value-type="float" office:value="18.0595152491716" calcext:value-type="float">
            <text:p>18,06</text:p>
          </table:table-cell>
          <table:table-cell table:style-name="ce10" table:formula="of:=(SIN((RADIANS(([.J41])*0.5)))*[.$B$4]*2)-[.M40]" office:value-type="float" office:value="1.20340924415568" calcext:value-type="float">
            <text:p>1,20</text:p>
          </table:table-cell>
          <table:table-cell table:style-name="ce13" table:formula="of:=[.D41]/[.$B$20]" office:value-type="float" office:value="18.0591666666667" calcext:value-type="float">
            <text:p>18,06</text:p>
          </table:table-cell>
          <table:table-cell table:style-name="ce13" table:formula="of:=[.F41]/[.$B$20]" office:value-type="float" office:value="1.20333333333333" calcext:value-type="float">
            <text:p>1,20</text:p>
          </table:table-cell>
          <table:table-cell table:style-name="ce10" table:formula="of:=([.$B$21]*([.J41]-[.J40]))/360" office:value-type="float" office:value="71.8034091666666" calcext:value-type="float">
            <text:p>71,80</text:p>
          </table:table-cell>
          <table:table-cell table:style-name="ce10" table:formula="of:=[.A41]*(([.$B$21]*([.K41]-[.K40]))/360)" office:value-type="float" office:value="1076.98316964312" calcext:value-type="float">
            <text:p>1076,98</text:p>
          </table:table-cell>
          <table:table-cell table:style-name="ce20" table:formula="of:=[.H41]*([.F41]/1000000)" office:value-type="float" office:value="71.899648" calcext:value-type="float">
            <text:p>71,90</text:p>
          </table:table-cell>
          <table:table-cell table:style-name="ce20" table:formula="of:=[.S41]+[.T40]" office:value-type="float" office:value="1076.985608" calcext:value-type="float">
            <text:p>1076,99</text:p>
          </table:table-cell>
          <table:table-cell table:style-name="ce61" table:formula="of:=1000000*([.R41]-[.T41])" office:value-type="float" office:value="-2438.35687683713" calcext:value-type="float">
            <text:p>-2438,36</text:p>
          </table:table-cell>
          <table:table-cell table:style-name="ce61" table:formula="of:=([.J41]-[.K41])*3600" office:value-type="float" office:value="0.312851204603248" calcext:value-type="float">
            <text:p>0,31</text:p>
          </table:table-cell>
          <table:table-cell table:style-name="ce61" table:formula="of:=1000*([.M41]-[.O41])" office:value-type="float" office:value="0.348582504898332" calcext:value-type="float">
            <text:p>0,35</text:p>
          </table:table-cell>
          <table:table-cell table:number-columns-repeated="1001"/>
        </table:table-row>
        <table:table-row table:style-name="ro1">
          <table:table-cell table:formula="of:=[.A41]+1" office:value-type="float" office:value="16" calcext:value-type="float">
            <text:p>16</text:p>
          </table:table-cell>
          <table:table-cell table:style-name="ce10" table:formula="of:=[.M42]*[.$B$20]" office:value-type="float" office:value="23115.3608585182" calcext:value-type="float">
            <text:p>23115,36</text:p>
          </table:table-cell>
          <table:table-cell table:style-name="ce10" table:formula="of:=[.B42]-[.B41]" office:value-type="float" office:value="1443.94255951232" calcext:value-type="float">
            <text:p>1443,94</text:p>
          </table:table-cell>
          <table:table-cell table:style-name="ce34" table:formula="of:=(ROUND([.B42];0))+[.E42]" office:value-type="float" office:value="23115" calcext:value-type="float">
            <text:p>23115</text:p>
          </table:table-cell>
          <table:table-cell office:value-type="float" office:value="0" calcext:value-type="float">
            <text:p>0</text:p>
          </table:table-cell>
          <table:table-cell table:formula="of:=[.D42]-[.D41]" office:value-type="float" office:value="1444" calcext:value-type="float">
            <text:p>1444</text:p>
          </table:table-cell>
          <table:table-cell table:style-name="ce10" table:formula="of:=1000000*[.Q42]/[.C42]" office:value-type="float" office:value="49727.3306986101" calcext:value-type="float">
            <text:p>49727,33</text:p>
          </table:table-cell>
          <table:table-cell table:style-name="ce34" table:formula="of:=([.G42]-MOD([.G42];4))+4*[.I42]" office:value-type="float" office:value="49804" calcext:value-type="float">
            <text:p>49804</text:p>
          </table:table-cell>
          <table:table-cell table:style-name="ce31" office:value-type="float" office:value="20" calcext:value-type="float">
            <text:p>20</text:p>
          </table:table-cell>
          <table:table-cell table:style-name="ce10" table:formula="of:=[.$B$18]*[.A42]" office:value-type="float" office:value="4.8" calcext:value-type="float">
            <text:p>4,80</text:p>
          </table:table-cell>
          <table:table-cell table:style-name="ce43" table:formula="of:=2*(DEGREES(ASIN(([.O42]*0.5)/[.$B$4])))" office:value-type="float" office:value="4.79992502238475" calcext:value-type="float">
            <text:p>4,7999</text:p>
          </table:table-cell>
          <table:table-cell table:style-name="ce43" table:formula="of:=[.K42]-[.K41]" office:value-type="float" office:value="0.30001192549714" calcext:value-type="float">
            <text:p>0,3000</text:p>
          </table:table-cell>
          <table:table-cell table:style-name="ce10" table:formula="of:=(SIN((RADIANS(([.J42])*0.5)))*[.$B$4]*2)" office:value-type="float" office:value="19.2628007154318" calcext:value-type="float">
            <text:p>19,26</text:p>
          </table:table-cell>
          <table:table-cell table:style-name="ce10" table:formula="of:=(SIN((RADIANS(([.J42])*0.5)))*[.$B$4]*2)-[.M41]" office:value-type="float" office:value="1.20328546626027" calcext:value-type="float">
            <text:p>1,20</text:p>
          </table:table-cell>
          <table:table-cell table:style-name="ce13" table:formula="of:=[.D42]/[.$B$20]" office:value-type="float" office:value="19.2625" calcext:value-type="float">
            <text:p>19,26</text:p>
          </table:table-cell>
          <table:table-cell table:style-name="ce13" table:formula="of:=[.F42]/[.$B$20]" office:value-type="float" office:value="1.20333333333333" calcext:value-type="float">
            <text:p>1,20</text:p>
          </table:table-cell>
          <table:table-cell table:style-name="ce10" table:formula="of:=([.$B$21]*([.J42]-[.J41]))/360" office:value-type="float" office:value="71.8034091666666" calcext:value-type="float">
            <text:p>71,80</text:p>
          </table:table-cell>
          <table:table-cell table:style-name="ce10" table:formula="of:=[.A42]*(([.$B$21]*([.K42]-[.K41]))/360)" office:value-type="float" office:value="1148.9002155387" calcext:value-type="float">
            <text:p>1148,90</text:p>
          </table:table-cell>
          <table:table-cell table:style-name="ce20" table:formula="of:=[.H42]*([.F42]/1000000)" office:value-type="float" office:value="71.916976" calcext:value-type="float">
            <text:p>71,92</text:p>
          </table:table-cell>
          <table:table-cell table:style-name="ce20" table:formula="of:=[.S42]+[.T41]" office:value-type="float" office:value="1148.902584" calcext:value-type="float">
            <text:p>1148,90</text:p>
          </table:table-cell>
          <table:table-cell table:style-name="ce61" table:formula="of:=1000000*([.R42]-[.T42])" office:value-type="float" office:value="-2368.46129860169" calcext:value-type="float">
            <text:p>-2368,46</text:p>
          </table:table-cell>
          <table:table-cell table:style-name="ce61" table:formula="of:=([.J42]-[.K42])*3600" office:value-type="float" office:value="0.269919414899178" calcext:value-type="float">
            <text:p>0,27</text:p>
          </table:table-cell>
          <table:table-cell table:style-name="ce61" table:formula="of:=1000*([.M42]-[.O42])" office:value-type="float" office:value="0.30071543180199" calcext:value-type="float">
            <text:p>0,30</text:p>
          </table:table-cell>
          <table:table-cell table:number-columns-repeated="1001"/>
        </table:table-row>
        <table:table-row table:style-name="ro1">
          <table:table-cell table:formula="of:=[.A42]+1" office:value-type="float" office:value="17" calcext:value-type="float">
            <text:p>17</text:p>
          </table:table-cell>
          <table:table-cell table:style-name="ce10" table:formula="of:=[.M43]*[.$B$20]" office:value-type="float" office:value="24559.1449879354" calcext:value-type="float">
            <text:p>24559,14</text:p>
          </table:table-cell>
          <table:table-cell table:style-name="ce10" table:formula="of:=[.B43]-[.B42]" office:value-type="float" office:value="1443.78412941721" calcext:value-type="float">
            <text:p>1443,78</text:p>
          </table:table-cell>
          <table:table-cell table:style-name="ce34" table:formula="of:=(ROUND([.B43];0))+[.E43]" office:value-type="float" office:value="24559" calcext:value-type="float">
            <text:p>24559</text:p>
          </table:table-cell>
          <table:table-cell office:value-type="float" office:value="0" calcext:value-type="float">
            <text:p>0</text:p>
          </table:table-cell>
          <table:table-cell table:formula="of:=[.D43]-[.D42]" office:value-type="float" office:value="1444" calcext:value-type="float">
            <text:p>1444</text:p>
          </table:table-cell>
          <table:table-cell table:style-name="ce10" table:formula="of:=1000000*[.Q43]/[.C43]" office:value-type="float" office:value="49732.7874047557" calcext:value-type="float">
            <text:p>49732,79</text:p>
          </table:table-cell>
          <table:table-cell table:style-name="ce34" table:formula="of:=([.G43]-MOD([.G43];4))+4*[.I43]" office:value-type="float" office:value="49820" calcext:value-type="float">
            <text:p>49820</text:p>
          </table:table-cell>
          <table:table-cell table:style-name="ce31" office:value-type="float" office:value="22" calcext:value-type="float">
            <text:p>22</text:p>
          </table:table-cell>
          <table:table-cell table:style-name="ce10" table:formula="of:=[.$B$18]*[.A43]" office:value-type="float" office:value="5.1" calcext:value-type="float">
            <text:p>5,10</text:p>
          </table:table-cell>
          <table:table-cell table:style-name="ce43" table:formula="of:=2*(DEGREES(ASIN(([.O43]*0.5)/[.$B$4])))" office:value-type="float" office:value="5.09996987162729" calcext:value-type="float">
            <text:p>5,1000</text:p>
          </table:table-cell>
          <table:table-cell table:style-name="ce43" table:formula="of:=[.K43]-[.K42]" office:value-type="float" office:value="0.30004484924254" calcext:value-type="float">
            <text:p>0,3000</text:p>
          </table:table-cell>
          <table:table-cell table:style-name="ce10" table:formula="of:=(SIN((RADIANS(([.J43])*0.5)))*[.$B$4]*2)" office:value-type="float" office:value="20.4659541566128" calcext:value-type="float">
            <text:p>20,47</text:p>
          </table:table-cell>
          <table:table-cell table:style-name="ce10" table:formula="of:=(SIN((RADIANS(([.J43])*0.5)))*[.$B$4]*2)-[.M42]" office:value-type="float" office:value="1.20315344118101" calcext:value-type="float">
            <text:p>1,20</text:p>
          </table:table-cell>
          <table:table-cell table:style-name="ce13" table:formula="of:=[.D43]/[.$B$20]" office:value-type="float" office:value="20.4658333333333" calcext:value-type="float">
            <text:p>20,47</text:p>
          </table:table-cell>
          <table:table-cell table:style-name="ce13" table:formula="of:=[.F43]/[.$B$20]" office:value-type="float" office:value="1.20333333333333" calcext:value-type="float">
            <text:p>1,20</text:p>
          </table:table-cell>
          <table:table-cell table:style-name="ce10" table:formula="of:=([.$B$21]*([.J43]-[.J42]))/360" office:value-type="float" office:value="71.8034091666666" calcext:value-type="float">
            <text:p>71,80</text:p>
          </table:table-cell>
          <table:table-cell table:style-name="ce10" table:formula="of:=[.A43]*(([.$B$21]*([.K43]-[.K42]))/360)" office:value-type="float" office:value="1220.84044111573" calcext:value-type="float">
            <text:p>1220,84</text:p>
          </table:table-cell>
          <table:table-cell table:style-name="ce20" table:formula="of:=[.H43]*([.F43]/1000000)" office:value-type="float" office:value="71.94008" calcext:value-type="float">
            <text:p>71,94</text:p>
          </table:table-cell>
          <table:table-cell table:style-name="ce20" table:formula="of:=[.S43]+[.T42]" office:value-type="float" office:value="1220.842664" calcext:value-type="float">
            <text:p>1220,84</text:p>
          </table:table-cell>
          <table:table-cell table:style-name="ce61" table:formula="of:=1000000*([.R43]-[.T43])" office:value-type="float" office:value="-2222.88426789419" calcext:value-type="float">
            <text:p>-2222,88</text:p>
          </table:table-cell>
          <table:table-cell table:style-name="ce61" table:formula="of:=([.J43]-[.K43])*3600" office:value-type="float" office:value="0.108462141754373" calcext:value-type="float">
            <text:p>0,11</text:p>
          </table:table-cell>
          <table:table-cell table:style-name="ce61" table:formula="of:=1000*([.M43]-[.O43])" office:value-type="float" office:value="0.120823279498694" calcext:value-type="float">
            <text:p>0,12</text:p>
          </table:table-cell>
          <table:table-cell table:number-columns-repeated="1001"/>
        </table:table-row>
        <table:table-row table:style-name="ro1">
          <table:table-cell table:formula="of:=[.A43]+1" office:value-type="float" office:value="18" calcext:value-type="float">
            <text:p>18</text:p>
          </table:table-cell>
          <table:table-cell table:style-name="ce10" table:formula="of:=[.M44]*[.$B$20]" office:value-type="float" office:value="26002.7607917228" calcext:value-type="float">
            <text:p>26002,76</text:p>
          </table:table-cell>
          <table:table-cell table:style-name="ce10" table:formula="of:=[.B44]-[.B43]" office:value-type="float" office:value="1443.61580378734" calcext:value-type="float">
            <text:p>1443,62</text:p>
          </table:table-cell>
          <table:table-cell table:style-name="ce34" table:formula="of:=(ROUND([.B44];0))+[.E44]" office:value-type="float" office:value="26003" calcext:value-type="float">
            <text:p>26003</text:p>
          </table:table-cell>
          <table:table-cell office:value-type="float" office:value="0" calcext:value-type="float">
            <text:p>0</text:p>
          </table:table-cell>
          <table:table-cell table:formula="of:=[.D44]-[.D43]" office:value-type="float" office:value="1444" calcext:value-type="float">
            <text:p>1444</text:p>
          </table:table-cell>
          <table:table-cell table:style-name="ce10" table:formula="of:=1000000*[.Q44]/[.C44]" office:value-type="float" office:value="49738.5862487024" calcext:value-type="float">
            <text:p>49738,59</text:p>
          </table:table-cell>
          <table:table-cell table:style-name="ce34" table:formula="of:=([.G44]-MOD([.G44];4))+4*[.I44]" office:value-type="float" office:value="49836" calcext:value-type="float">
            <text:p>49836</text:p>
          </table:table-cell>
          <table:table-cell table:style-name="ce31" office:value-type="float" office:value="25" calcext:value-type="float">
            <text:p>25</text:p>
          </table:table-cell>
          <table:table-cell table:style-name="ce10" table:formula="of:=[.$B$18]*[.A44]" office:value-type="float" office:value="5.4" calcext:value-type="float">
            <text:p>5,40</text:p>
          </table:table-cell>
          <table:table-cell table:style-name="ce43" table:formula="of:=2*(DEGREES(ASIN(([.O44]*0.5)/[.$B$4])))" office:value-type="float" office:value="5.40004971324898" calcext:value-type="float">
            <text:p>5,4000</text:p>
          </table:table-cell>
          <table:table-cell table:style-name="ce43" table:formula="of:=[.K44]-[.K43]" office:value-type="float" office:value="0.30007984162169" calcext:value-type="float">
            <text:p>0,3001</text:p>
          </table:table-cell>
          <table:table-cell table:style-name="ce10" table:formula="of:=(SIN((RADIANS(([.J44])*0.5)))*[.$B$4]*2)" office:value-type="float" office:value="21.6689673264356" calcext:value-type="float">
            <text:p>21,67</text:p>
          </table:table-cell>
          <table:table-cell table:style-name="ce10" table:formula="of:=(SIN((RADIANS(([.J44])*0.5)))*[.$B$4]*2)-[.M43]" office:value-type="float" office:value="1.20301316982279" calcext:value-type="float">
            <text:p>1,20</text:p>
          </table:table-cell>
          <table:table-cell table:style-name="ce13" table:formula="of:=[.D44]/[.$B$20]" office:value-type="float" office:value="21.6691666666667" calcext:value-type="float">
            <text:p>21,67</text:p>
          </table:table-cell>
          <table:table-cell table:style-name="ce13" table:formula="of:=[.F44]/[.$B$20]" office:value-type="float" office:value="1.20333333333333" calcext:value-type="float">
            <text:p>1,20</text:p>
          </table:table-cell>
          <table:table-cell table:style-name="ce10" table:formula="of:=([.$B$21]*([.J44]-[.J43]))/360" office:value-type="float" office:value="71.8034091666666" calcext:value-type="float">
            <text:p>71,80</text:p>
          </table:table-cell>
          <table:table-cell table:style-name="ce10" table:formula="of:=[.A44]*(([.$B$21]*([.K44]-[.K43]))/360)" office:value-type="float" office:value="1292.80533903784" calcext:value-type="float">
            <text:p>1292,81</text:p>
          </table:table-cell>
          <table:table-cell table:style-name="ce20" table:formula="of:=[.H44]*([.F44]/1000000)" office:value-type="float" office:value="71.963184" calcext:value-type="float">
            <text:p>71,96</text:p>
          </table:table-cell>
          <table:table-cell table:style-name="ce20" table:formula="of:=[.S44]+[.T43]" office:value-type="float" office:value="1292.805848" calcext:value-type="float">
            <text:p>1292,81</text:p>
          </table:table-cell>
          <table:table-cell table:style-name="ce61" table:formula="of:=1000000*([.R44]-[.T44])" office:value-type="float" office:value="-508.962156118287" calcext:value-type="float">
            <text:p>-508,96</text:p>
          </table:table-cell>
          <table:table-cell table:style-name="ce61" table:formula="of:=([.J44]-[.K44])*3600" office:value-type="float" office:value="-0.178967696326637" calcext:value-type="float">
            <text:p>-0,18</text:p>
          </table:table-cell>
          <table:table-cell table:style-name="ce61" table:formula="of:=1000*([.M44]-[.O44])" office:value-type="float" office:value="-0.199340231102241" calcext:value-type="float">
            <text:p>-0,20</text:p>
          </table:table-cell>
          <table:table-cell table:number-columns-repeated="1001"/>
        </table:table-row>
        <table:table-row table:style-name="ro1">
          <table:table-cell table:formula="of:=[.A44]+1" office:value-type="float" office:value="19" calcext:value-type="float">
            <text:p>19</text:p>
          </table:table-cell>
          <table:table-cell table:style-name="ce10" table:formula="of:=[.M45]*[.$B$20]" office:value-type="float" office:value="27446.1983754991" calcext:value-type="float">
            <text:p>27446,20</text:p>
          </table:table-cell>
          <table:table-cell table:style-name="ce10" table:formula="of:=[.B45]-[.B44]" office:value-type="float" office:value="1443.43758377638" calcext:value-type="float">
            <text:p>1443,44</text:p>
          </table:table-cell>
          <table:table-cell table:style-name="ce34" table:formula="of:=(ROUND([.B45];0))+[.E45]" office:value-type="float" office:value="27446" calcext:value-type="float">
            <text:p>27446</text:p>
          </table:table-cell>
          <table:table-cell office:value-type="float" office:value="0" calcext:value-type="float">
            <text:p>0</text:p>
          </table:table-cell>
          <table:table-cell table:formula="of:=[.D45]-[.D44]" office:value-type="float" office:value="1443" calcext:value-type="float">
            <text:p>1443</text:p>
          </table:table-cell>
          <table:table-cell table:style-name="ce10" table:formula="of:=1000000*[.Q45]/[.C45]" office:value-type="float" office:value="49744.7274296486" calcext:value-type="float">
            <text:p>49744,73</text:p>
          </table:table-cell>
          <table:table-cell table:style-name="ce34" table:formula="of:=([.G45]-MOD([.G45];4))+4*[.I45]" office:value-type="float" office:value="49236" calcext:value-type="float">
            <text:p>49236</text:p>
          </table:table-cell>
          <table:table-cell table:style-name="ce31" office:value-type="float" office:value="-127" calcext:value-type="float">
            <text:p>-127</text:p>
          </table:table-cell>
          <table:table-cell table:style-name="ce10" table:formula="of:=[.$B$18]*[.A45]" office:value-type="float" office:value="5.7" calcext:value-type="float">
            <text:p>5,70</text:p>
          </table:table-cell>
          <table:table-cell table:style-name="ce43" table:formula="of:=2*(DEGREES(ASIN(([.O45]*0.5)/[.$B$4])))" office:value-type="float" office:value="5.69995876755595" calcext:value-type="float">
            <text:p>5,7000</text:p>
          </table:table-cell>
          <table:table-cell table:style-name="ce43" table:formula="of:=[.K45]-[.K44]" office:value-type="float" office:value="0.29990905430697" calcext:value-type="float">
            <text:p>0,2999</text:p>
          </table:table-cell>
          <table:table-cell table:style-name="ce10" table:formula="of:=(SIN((RADIANS(([.J45])*0.5)))*[.$B$4]*2)" office:value-type="float" office:value="22.8718319795826" calcext:value-type="float">
            <text:p>22,87</text:p>
          </table:table-cell>
          <table:table-cell table:style-name="ce10" table:formula="of:=(SIN((RADIANS(([.J45])*0.5)))*[.$B$4]*2)-[.M44]" office:value-type="float" office:value="1.20286465314699" calcext:value-type="float">
            <text:p>1,20</text:p>
          </table:table-cell>
          <table:table-cell table:style-name="ce13" table:formula="of:=[.D45]/[.$B$20]" office:value-type="float" office:value="22.8716666666667" calcext:value-type="float">
            <text:p>22,87</text:p>
          </table:table-cell>
          <table:table-cell table:style-name="ce13" table:formula="of:=[.F45]/[.$B$20]" office:value-type="float" office:value="1.2025" calcext:value-type="float">
            <text:p>1,20</text:p>
          </table:table-cell>
          <table:table-cell table:style-name="ce10" table:formula="of:=([.$B$21]*([.J45]-[.J44]))/360" office:value-type="float" office:value="71.8034091666668" calcext:value-type="float">
            <text:p>71,80</text:p>
          </table:table-cell>
          <table:table-cell table:style-name="ce10" table:formula="of:=[.A45]*(([.$B$21]*([.K45]-[.K44]))/360)" office:value-type="float" office:value="1363.85119414879" calcext:value-type="float">
            <text:p>1363,85</text:p>
          </table:table-cell>
          <table:table-cell table:style-name="ce20" table:formula="of:=[.H45]*([.F45]/1000000)" office:value-type="float" office:value="71.047548" calcext:value-type="float">
            <text:p>71,05</text:p>
          </table:table-cell>
          <table:table-cell table:style-name="ce20" table:formula="of:=[.S45]+[.T44]" office:value-type="float" office:value="1363.853396" calcext:value-type="float">
            <text:p>1363,85</text:p>
          </table:table-cell>
          <table:table-cell table:style-name="ce61" table:formula="of:=1000000*([.R45]-[.T45])" office:value-type="float" office:value="-2201.85121020222" calcext:value-type="float">
            <text:p>-2201,85</text:p>
          </table:table-cell>
          <table:table-cell table:style-name="ce61" table:formula="of:=([.J45]-[.K45])*3600" office:value-type="float" office:value="0.148436798580676" calcext:value-type="float">
            <text:p>0,15</text:p>
          </table:table-cell>
          <table:table-cell table:style-name="ce61" table:formula="of:=1000*([.M45]-[.O45])" office:value-type="float" office:value="0.16531291589672" calcext:value-type="float">
            <text:p>0,17</text:p>
          </table:table-cell>
          <table:table-cell table:number-columns-repeated="1001"/>
        </table:table-row>
        <table:table-row table:style-name="ro1">
          <table:table-cell table:formula="of:=[.A45]+1" office:value-type="float" office:value="20" calcext:value-type="float">
            <text:p>20</text:p>
          </table:table-cell>
          <table:table-cell table:style-name="ce10" table:formula="of:=[.M46]*[.$B$20]" office:value-type="float" office:value="28889.447846105" calcext:value-type="float">
            <text:p>28889,45</text:p>
          </table:table-cell>
          <table:table-cell table:style-name="ce10" table:formula="of:=[.B46]-[.B45]" office:value-type="float" office:value="1443.24947060586" calcext:value-type="float">
            <text:p>1443,25</text:p>
          </table:table-cell>
          <table:table-cell table:style-name="ce34" table:formula="of:=(ROUND([.B46];0))+[.E46]" office:value-type="float" office:value="28889" calcext:value-type="float">
            <text:p>28889</text:p>
          </table:table-cell>
          <table:table-cell office:value-type="float" office:value="0" calcext:value-type="float">
            <text:p>0</text:p>
          </table:table-cell>
          <table:table-cell table:formula="of:=[.D46]-[.D45]" office:value-type="float" office:value="1443" calcext:value-type="float">
            <text:p>1443</text:p>
          </table:table-cell>
          <table:table-cell table:style-name="ce10" table:formula="of:=1000000*[.Q46]/[.C46]" office:value-type="float" office:value="49751.2111586116" calcext:value-type="float">
            <text:p>49751,21</text:p>
          </table:table-cell>
          <table:table-cell table:style-name="ce34" table:formula="of:=([.G46]-MOD([.G46];4))+4*[.I46]" office:value-type="float" office:value="49872" calcext:value-type="float">
            <text:p>49872</text:p>
          </table:table-cell>
          <table:table-cell table:style-name="ce31" office:value-type="float" office:value="31" calcext:value-type="float">
            <text:p>31</text:p>
          </table:table-cell>
          <table:table-cell table:style-name="ce10" table:formula="of:=[.$B$18]*[.A46]" office:value-type="float" office:value="6" calcext:value-type="float">
            <text:p>6,00</text:p>
          </table:table-cell>
          <table:table-cell table:style-name="ce43" table:formula="of:=2*(DEGREES(ASIN(([.O46]*0.5)/[.$B$4])))" office:value-type="float" office:value="5.9999069025177" calcext:value-type="float">
            <text:p>5,9999</text:p>
          </table:table-cell>
          <table:table-cell table:style-name="ce43" table:formula="of:=[.K46]-[.K45]" office:value-type="float" office:value="0.29994813496175" calcext:value-type="float">
            <text:p>0,2999</text:p>
          </table:table-cell>
          <table:table-cell table:style-name="ce10" table:formula="of:=(SIN((RADIANS(([.J46])*0.5)))*[.$B$4]*2)" office:value-type="float" office:value="24.0745398717542" calcext:value-type="float">
            <text:p>24,07</text:p>
          </table:table-cell>
          <table:table-cell table:style-name="ce10" table:formula="of:=(SIN((RADIANS(([.J46])*0.5)))*[.$B$4]*2)-[.M45]" office:value-type="float" office:value="1.20270789217155" calcext:value-type="float">
            <text:p>1,20</text:p>
          </table:table-cell>
          <table:table-cell table:style-name="ce13" table:formula="of:=[.D46]/[.$B$20]" office:value-type="float" office:value="24.0741666666667" calcext:value-type="float">
            <text:p>24,07</text:p>
          </table:table-cell>
          <table:table-cell table:style-name="ce13" table:formula="of:=[.F46]/[.$B$20]" office:value-type="float" office:value="1.2025" calcext:value-type="float">
            <text:p>1,20</text:p>
          </table:table-cell>
          <table:table-cell table:style-name="ce10" table:formula="of:=([.$B$21]*([.J46]-[.J45]))/360" office:value-type="float" office:value="71.8034091666666" calcext:value-type="float">
            <text:p>71,80</text:p>
          </table:table-cell>
          <table:table-cell table:style-name="ce10" table:formula="of:=[.A46]*(([.$B$21]*([.K46]-[.K45]))/360)" office:value-type="float" office:value="1435.81991089581" calcext:value-type="float">
            <text:p>1435,82</text:p>
          </table:table-cell>
          <table:table-cell table:style-name="ce20" table:formula="of:=[.H46]*([.F46]/1000000)" office:value-type="float" office:value="71.965296" calcext:value-type="float">
            <text:p>71,97</text:p>
          </table:table-cell>
          <table:table-cell table:style-name="ce20" table:formula="of:=[.S46]+[.T45]" office:value-type="float" office:value="1435.818692" calcext:value-type="float">
            <text:p>1435,82</text:p>
          </table:table-cell>
          <table:table-cell table:style-name="ce61" table:formula="of:=1000000*([.R46]-[.T46])" office:value-type="float" office:value="1218.89580555035" calcext:value-type="float">
            <text:p>1218,90</text:p>
          </table:table-cell>
          <table:table-cell table:style-name="ce61" table:formula="of:=([.J46]-[.K46])*3600" office:value-type="float" office:value="0.335150936280471" calcext:value-type="float">
            <text:p>0,34</text:p>
          </table:table-cell>
          <table:table-cell table:style-name="ce61" table:formula="of:=1000*([.M46]-[.O46])" office:value-type="float" office:value="0.373205087502271" calcext:value-type="float">
            <text:p>0,37</text:p>
          </table:table-cell>
          <table:table-cell table:number-columns-repeated="1001"/>
        </table:table-row>
        <table:table-row table:style-name="ro1">
          <table:table-cell table:formula="of:=[.A46]+1" office:value-type="float" office:value="21" calcext:value-type="float">
            <text:p>21</text:p>
          </table:table-cell>
          <table:table-cell table:style-name="ce10" table:formula="of:=[.M47]*[.$B$20]" office:value-type="float" office:value="30332.4993116701" calcext:value-type="float">
            <text:p>30332,50</text:p>
          </table:table-cell>
          <table:table-cell table:style-name="ce10" table:formula="of:=[.B47]-[.B46]" office:value-type="float" office:value="1443.05146556506" calcext:value-type="float">
            <text:p>1443,05</text:p>
          </table:table-cell>
          <table:table-cell table:style-name="ce34" table:formula="of:=(ROUND([.B47];0))+[.E47]" office:value-type="float" office:value="30332" calcext:value-type="float">
            <text:p>30332</text:p>
          </table:table-cell>
          <table:table-cell office:value-type="float" office:value="0" calcext:value-type="float">
            <text:p>0</text:p>
          </table:table-cell>
          <table:table-cell table:formula="of:=[.D47]-[.D46]" office:value-type="float" office:value="1443" calcext:value-type="float">
            <text:p>1443</text:p>
          </table:table-cell>
          <table:table-cell table:style-name="ce10" table:formula="of:=1000000*[.Q47]/[.C47]" office:value-type="float" office:value="49758.0376584493" calcext:value-type="float">
            <text:p>49758,04</text:p>
          </table:table-cell>
          <table:table-cell table:style-name="ce34" table:formula="of:=([.G47]-MOD([.G47];4))+4*[.I47]" office:value-type="float" office:value="49896" calcext:value-type="float">
            <text:p>49896</text:p>
          </table:table-cell>
          <table:table-cell table:style-name="ce31" office:value-type="float" office:value="35" calcext:value-type="float">
            <text:p>35</text:p>
          </table:table-cell>
          <table:table-cell table:style-name="ce10" table:formula="of:=[.$B$18]*[.A47]" office:value-type="float" office:value="6.3" calcext:value-type="float">
            <text:p>6,30</text:p>
          </table:table-cell>
          <table:table-cell table:style-name="ce43" table:formula="of:=2*(DEGREES(ASIN(([.O47]*0.5)/[.$B$4])))" office:value-type="float" office:value="6.29989618934554" calcext:value-type="float">
            <text:p>6,2999</text:p>
          </table:table-cell>
          <table:table-cell table:style-name="ce43" table:formula="of:=[.K47]-[.K46]" office:value-type="float" office:value="0.29998928682784" calcext:value-type="float">
            <text:p>0,3000</text:p>
          </table:table-cell>
          <table:table-cell table:style-name="ce10" table:formula="of:=(SIN((RADIANS(([.J47])*0.5)))*[.$B$4]*2)" office:value-type="float" office:value="25.277082759725" calcext:value-type="float">
            <text:p>25,28</text:p>
          </table:table-cell>
          <table:table-cell table:style-name="ce10" table:formula="of:=(SIN((RADIANS(([.J47])*0.5)))*[.$B$4]*2)-[.M46]" office:value-type="float" office:value="1.20254288797088" calcext:value-type="float">
            <text:p>1,20</text:p>
          </table:table-cell>
          <table:table-cell table:style-name="ce13" table:formula="of:=[.D47]/[.$B$20]" office:value-type="float" office:value="25.2766666666667" calcext:value-type="float">
            <text:p>25,28</text:p>
          </table:table-cell>
          <table:table-cell table:style-name="ce13" table:formula="of:=[.F47]/[.$B$20]" office:value-type="float" office:value="1.2025" calcext:value-type="float">
            <text:p>1,20</text:p>
          </table:table-cell>
          <table:table-cell table:style-name="ce10" table:formula="of:=([.$B$21]*([.J47]-[.J46]))/360" office:value-type="float" office:value="71.8034091666666" calcext:value-type="float">
            <text:p>71,80</text:p>
          </table:table-cell>
          <table:table-cell table:style-name="ce10" table:formula="of:=[.A47]*(([.$B$21]*([.K47]-[.K46]))/360)" office:value-type="float" office:value="1507.81774554011" calcext:value-type="float">
            <text:p>1507,82</text:p>
          </table:table-cell>
          <table:table-cell table:style-name="ce20" table:formula="of:=[.H47]*([.F47]/1000000)" office:value-type="float" office:value="71.999928" calcext:value-type="float">
            <text:p>72,00</text:p>
          </table:table-cell>
          <table:table-cell table:style-name="ce20" table:formula="of:=[.S47]+[.T46]" office:value-type="float" office:value="1507.81862" calcext:value-type="float">
            <text:p>1507,82</text:p>
          </table:table-cell>
          <table:table-cell table:style-name="ce61" table:formula="of:=1000000*([.R47]-[.T47])" office:value-type="float" office:value="-874.459886745171" calcext:value-type="float">
            <text:p>-874,46</text:p>
          </table:table-cell>
          <table:table-cell table:style-name="ce61" table:formula="of:=([.J47]-[.K47])*3600" office:value-type="float" office:value="0.373718356056685" calcext:value-type="float">
            <text:p>0,37</text:p>
          </table:table-cell>
          <table:table-cell table:style-name="ce61" table:formula="of:=1000*([.M47]-[.O47])" office:value-type="float" office:value="0.416093058301925" calcext:value-type="float">
            <text:p>0,42</text:p>
          </table:table-cell>
          <table:table-cell table:number-columns-repeated="1001"/>
        </table:table-row>
        <table:table-row table:style-name="ro1">
          <table:table-cell table:formula="of:=[.A47]+1" office:value-type="float" office:value="22" calcext:value-type="float">
            <text:p>22</text:p>
          </table:table-cell>
          <table:table-cell table:style-name="ce10" table:formula="of:=[.M48]*[.$B$20]" office:value-type="float" office:value="31775.3428816811" calcext:value-type="float">
            <text:p>31775,34</text:p>
          </table:table-cell>
          <table:table-cell table:style-name="ce10" table:formula="of:=[.B48]-[.B47]" office:value-type="float" office:value="1442.84357001109" calcext:value-type="float">
            <text:p>1442,84</text:p>
          </table:table-cell>
          <table:table-cell table:style-name="ce34" table:formula="of:=(ROUND([.B48];0))+[.E48]" office:value-type="float" office:value="31775" calcext:value-type="float">
            <text:p>31775</text:p>
          </table:table-cell>
          <table:table-cell office:value-type="float" office:value="0" calcext:value-type="float">
            <text:p>0</text:p>
          </table:table-cell>
          <table:table-cell table:formula="of:=[.D48]-[.D47]" office:value-type="float" office:value="1443" calcext:value-type="float">
            <text:p>1443</text:p>
          </table:table-cell>
          <table:table-cell table:style-name="ce10" table:formula="of:=1000000*[.Q48]/[.C48]" office:value-type="float" office:value="49765.207163875" calcext:value-type="float">
            <text:p>49765,21</text:p>
          </table:table-cell>
          <table:table-cell table:style-name="ce34" table:formula="of:=([.G48]-MOD([.G48];4))+4*[.I48]" office:value-type="float" office:value="49916" calcext:value-type="float">
            <text:p>49916</text:p>
          </table:table-cell>
          <table:table-cell table:style-name="ce31" office:value-type="float" office:value="38" calcext:value-type="float">
            <text:p>38</text:p>
          </table:table-cell>
          <table:table-cell table:style-name="ce10" table:formula="of:=[.$B$18]*[.A48]" office:value-type="float" office:value="6.6" calcext:value-type="float">
            <text:p>6,60</text:p>
          </table:table-cell>
          <table:table-cell table:style-name="ce43" table:formula="of:=2*(DEGREES(ASIN(([.O48]*0.5)/[.$B$4])))" office:value-type="float" office:value="6.59992870180042" calcext:value-type="float">
            <text:p>6,5999</text:p>
          </table:table-cell>
          <table:table-cell table:style-name="ce43" table:formula="of:=[.K48]-[.K47]" office:value-type="float" office:value="0.30003251245488" calcext:value-type="float">
            <text:p>0,3000</text:p>
          </table:table-cell>
          <table:table-cell table:style-name="ce10" table:formula="of:=(SIN((RADIANS(([.J48])*0.5)))*[.$B$4]*2)" office:value-type="float" office:value="26.479452401401" calcext:value-type="float">
            <text:p>26,48</text:p>
          </table:table-cell>
          <table:table-cell table:style-name="ce10" table:formula="of:=(SIN((RADIANS(([.J48])*0.5)))*[.$B$4]*2)-[.M47]" office:value-type="float" office:value="1.20236964167591" calcext:value-type="float">
            <text:p>1,20</text:p>
          </table:table-cell>
          <table:table-cell table:style-name="ce13" table:formula="of:=[.D48]/[.$B$20]" office:value-type="float" office:value="26.4791666666667" calcext:value-type="float">
            <text:p>26,48</text:p>
          </table:table-cell>
          <table:table-cell table:style-name="ce13" table:formula="of:=[.F48]/[.$B$20]" office:value-type="float" office:value="1.2025" calcext:value-type="float">
            <text:p>1,20</text:p>
          </table:table-cell>
          <table:table-cell table:style-name="ce10" table:formula="of:=([.$B$21]*([.J48]-[.J47]))/360" office:value-type="float" office:value="71.8034091666668" calcext:value-type="float">
            <text:p>71,80</text:p>
          </table:table-cell>
          <table:table-cell table:style-name="ce10" table:formula="of:=[.A48]*(([.$B$21]*([.K48]-[.K47]))/360)" office:value-type="float" office:value="1579.84619870739" calcext:value-type="float">
            <text:p>1579,85</text:p>
          </table:table-cell>
          <table:table-cell table:style-name="ce20" table:formula="of:=[.H48]*([.F48]/1000000)" office:value-type="float" office:value="72.028788" calcext:value-type="float">
            <text:p>72,03</text:p>
          </table:table-cell>
          <table:table-cell table:style-name="ce20" table:formula="of:=[.S48]+[.T47]" office:value-type="float" office:value="1579.847408" calcext:value-type="float">
            <text:p>1579,85</text:p>
          </table:table-cell>
          <table:table-cell table:style-name="ce61" table:formula="of:=1000000*([.R48]-[.T48])" office:value-type="float" office:value="-1209.2926101559" calcext:value-type="float">
            <text:p>-1209,29</text:p>
          </table:table-cell>
          <table:table-cell table:style-name="ce61" table:formula="of:=([.J48]-[.K48])*3600" office:value-type="float" office:value="0.25667351848746" calcext:value-type="float">
            <text:p>0,26</text:p>
          </table:table-cell>
          <table:table-cell table:style-name="ce61" table:formula="of:=1000*([.M48]-[.O48])" office:value-type="float" office:value="0.285734734301712" calcext:value-type="float">
            <text:p>0,29</text:p>
          </table:table-cell>
          <table:table-cell table:number-columns-repeated="1001"/>
        </table:table-row>
        <table:table-row table:style-name="ro1">
          <table:table-cell table:formula="of:=[.A48]+1" office:value-type="float" office:value="23" calcext:value-type="float">
            <text:p>23</text:p>
          </table:table-cell>
          <table:table-cell table:style-name="ce10" table:formula="of:=[.M49]*[.$B$20]" office:value-type="float" office:value="33217.96866705" calcext:value-type="float">
            <text:p>33217,97</text:p>
          </table:table-cell>
          <table:table-cell table:style-name="ce10" table:formula="of:=[.B49]-[.B48]" office:value-type="float" office:value="1442.62578536885" calcext:value-type="float">
            <text:p>1442,63</text:p>
          </table:table-cell>
          <table:table-cell table:style-name="ce34" table:formula="of:=(ROUND([.B49];0))+[.E49]" office:value-type="float" office:value="33218" calcext:value-type="float">
            <text:p>33218</text:p>
          </table:table-cell>
          <table:table-cell office:value-type="float" office:value="0" calcext:value-type="float">
            <text:p>0</text:p>
          </table:table-cell>
          <table:table-cell table:formula="of:=[.D49]-[.D48]" office:value-type="float" office:value="1443" calcext:value-type="float">
            <text:p>1443</text:p>
          </table:table-cell>
          <table:table-cell table:style-name="ce10" table:formula="of:=1000000*[.Q49]/[.C49]" office:value-type="float" office:value="49772.7199214785" calcext:value-type="float">
            <text:p>49772,72</text:p>
          </table:table-cell>
          <table:table-cell table:style-name="ce34" table:formula="of:=([.G49]-MOD([.G49];4))+4*[.I49]" office:value-type="float" office:value="49936" calcext:value-type="float">
            <text:p>49936</text:p>
          </table:table-cell>
          <table:table-cell table:style-name="ce31" office:value-type="float" office:value="41" calcext:value-type="float">
            <text:p>41</text:p>
          </table:table-cell>
          <table:table-cell table:style-name="ce10" table:formula="of:=[.$B$18]*[.A49]" office:value-type="float" office:value="6.9" calcext:value-type="float">
            <text:p>6,90</text:p>
          </table:table-cell>
          <table:table-cell table:style-name="ce43" table:formula="of:=2*(DEGREES(ASIN(([.O49]*0.5)/[.$B$4])))" office:value-type="float" office:value="6.90000651632334" calcext:value-type="float">
            <text:p>6,9000</text:p>
          </table:table-cell>
          <table:table-cell table:style-name="ce43" table:formula="of:=[.K49]-[.K48]" office:value-type="float" office:value="0.30007781452292" calcext:value-type="float">
            <text:p>0,3001</text:p>
          </table:table-cell>
          <table:table-cell table:style-name="ce10" table:formula="of:=(SIN((RADIANS(([.J49])*0.5)))*[.$B$4]*2)" office:value-type="float" office:value="27.681640555875" calcext:value-type="float">
            <text:p>27,68</text:p>
          </table:table-cell>
          <table:table-cell table:style-name="ce10" table:formula="of:=(SIN((RADIANS(([.J49])*0.5)))*[.$B$4]*2)-[.M48]" office:value-type="float" office:value="1.20218815447404" calcext:value-type="float">
            <text:p>1,20</text:p>
          </table:table-cell>
          <table:table-cell table:style-name="ce13" table:formula="of:=[.D49]/[.$B$20]" office:value-type="float" office:value="27.6816666666667" calcext:value-type="float">
            <text:p>27,68</text:p>
          </table:table-cell>
          <table:table-cell table:style-name="ce13" table:formula="of:=[.F49]/[.$B$20]" office:value-type="float" office:value="1.2025" calcext:value-type="float">
            <text:p>1,20</text:p>
          </table:table-cell>
          <table:table-cell table:style-name="ce10" table:formula="of:=([.$B$21]*([.J49]-[.J48]))/360" office:value-type="float" office:value="71.8034091666666" calcext:value-type="float">
            <text:p>71,80</text:p>
          </table:table-cell>
          <table:table-cell table:style-name="ce10" table:formula="of:=[.A49]*(([.$B$21]*([.K49]-[.K48]))/360)" office:value-type="float" office:value="1651.90677418217" calcext:value-type="float">
            <text:p>1651,91</text:p>
          </table:table-cell>
          <table:table-cell table:style-name="ce20" table:formula="of:=[.H49]*([.F49]/1000000)" office:value-type="float" office:value="72.057648" calcext:value-type="float">
            <text:p>72,06</text:p>
          </table:table-cell>
          <table:table-cell table:style-name="ce20" table:formula="of:=[.S49]+[.T48]" office:value-type="float" office:value="1651.905056" calcext:value-type="float">
            <text:p>1651,91</text:p>
          </table:table-cell>
          <table:table-cell table:style-name="ce61" table:formula="of:=1000000*([.R49]-[.T49])" office:value-type="float" office:value="1718.1821729082" calcext:value-type="float">
            <text:p>1718,18</text:p>
          </table:table-cell>
          <table:table-cell table:style-name="ce61" table:formula="of:=([.J49]-[.K49])*3600" office:value-type="float" office:value="-0.0234587640225214" calcext:value-type="float">
            <text:p>-0,02</text:p>
          </table:table-cell>
          <table:table-cell table:style-name="ce61" table:formula="of:=1000*([.M49]-[.O49])" office:value-type="float" office:value="-0.0261107917012282" calcext:value-type="float">
            <text:p>-0,03</text:p>
          </table:table-cell>
          <table:table-cell table:number-columns-repeated="1001"/>
        </table:table-row>
        <table:table-row table:style-name="ro1">
          <table:table-cell table:formula="of:=[.A49]+1" office:value-type="float" office:value="24" calcext:value-type="float">
            <text:p>24</text:p>
          </table:table-cell>
          <table:table-cell table:style-name="ce10" table:formula="of:=[.M50]*[.$B$20]" office:value-type="float" office:value="34660.366780181" calcext:value-type="float">
            <text:p>34660,37</text:p>
          </table:table-cell>
          <table:table-cell table:style-name="ce10" table:formula="of:=[.B50]-[.B49]" office:value-type="float" office:value="1442.39811313098" calcext:value-type="float">
            <text:p>1442,40</text:p>
          </table:table-cell>
          <table:table-cell table:style-name="ce34" table:formula="of:=(ROUND([.B50];0))+[.E50]" office:value-type="float" office:value="34660" calcext:value-type="float">
            <text:p>34660</text:p>
          </table:table-cell>
          <table:table-cell office:value-type="float" office:value="0" calcext:value-type="float">
            <text:p>0</text:p>
          </table:table-cell>
          <table:table-cell table:formula="of:=[.D50]-[.D49]" office:value-type="float" office:value="1442" calcext:value-type="float">
            <text:p>1442</text:p>
          </table:table-cell>
          <table:table-cell table:style-name="ce10" table:formula="of:=1000000*[.Q50]/[.C50]" office:value-type="float" office:value="49780.5761897486" calcext:value-type="float">
            <text:p>49780,58</text:p>
          </table:table-cell>
          <table:table-cell table:style-name="ce34" table:formula="of:=([.G50]-MOD([.G50];4))+4*[.I50]" office:value-type="float" office:value="49168" calcext:value-type="float">
            <text:p>49168</text:p>
          </table:table-cell>
          <table:table-cell table:style-name="ce31" office:value-type="float" office:value="-153" calcext:value-type="float">
            <text:p>-153</text:p>
          </table:table-cell>
          <table:table-cell table:style-name="ce10" table:formula="of:=[.$B$18]*[.A50]" office:value-type="float" office:value="7.2" calcext:value-type="float">
            <text:p>7,20</text:p>
          </table:table-cell>
          <table:table-cell table:style-name="ce43" table:formula="of:=2*(DEGREES(ASIN(([.O50]*0.5)/[.$B$4])))" office:value-type="float" office:value="7.19992370831107" calcext:value-type="float">
            <text:p>7,1999</text:p>
          </table:table-cell>
          <table:table-cell table:style-name="ce43" table:formula="of:=[.K50]-[.K49]" office:value-type="float" office:value="0.29991719198773" calcext:value-type="float">
            <text:p>0,2999</text:p>
          </table:table-cell>
          <table:table-cell table:style-name="ce10" table:formula="of:=(SIN((RADIANS(([.J50])*0.5)))*[.$B$4]*2)" office:value-type="float" office:value="28.8836389834842" calcext:value-type="float">
            <text:p>28,88</text:p>
          </table:table-cell>
          <table:table-cell table:style-name="ce10" table:formula="of:=(SIN((RADIANS(([.J50])*0.5)))*[.$B$4]*2)-[.M49]" office:value-type="float" office:value="1.20199842760916" calcext:value-type="float">
            <text:p>1,20</text:p>
          </table:table-cell>
          <table:table-cell table:style-name="ce13" table:formula="of:=[.D50]/[.$B$20]" office:value-type="float" office:value="28.8833333333333" calcext:value-type="float">
            <text:p>28,88</text:p>
          </table:table-cell>
          <table:table-cell table:style-name="ce13" table:formula="of:=[.F50]/[.$B$20]" office:value-type="float" office:value="1.20166666666667" calcext:value-type="float">
            <text:p>1,20</text:p>
          </table:table-cell>
          <table:table-cell table:style-name="ce10" table:formula="of:=([.$B$21]*([.J50]-[.J49]))/360" office:value-type="float" office:value="71.8034091666666" calcext:value-type="float">
            <text:p>71,80</text:p>
          </table:table-cell>
          <table:table-cell table:style-name="ce10" table:formula="of:=[.A50]*(([.$B$21]*([.K50]-[.K49]))/360)" office:value-type="float" office:value="1722.80614819302" calcext:value-type="float">
            <text:p>1722,81</text:p>
          </table:table-cell>
          <table:table-cell table:style-name="ce20" table:formula="of:=[.H50]*([.F50]/1000000)" office:value-type="float" office:value="70.900256" calcext:value-type="float">
            <text:p>70,90</text:p>
          </table:table-cell>
          <table:table-cell table:style-name="ce20" table:formula="of:=[.S50]+[.T49]" office:value-type="float" office:value="1722.805312" calcext:value-type="float">
            <text:p>1722,81</text:p>
          </table:table-cell>
          <table:table-cell table:style-name="ce61" table:formula="of:=1000000*([.R50]-[.T50])" office:value-type="float" office:value="836.193017903497" calcext:value-type="float">
            <text:p>836,19</text:p>
          </table:table-cell>
          <table:table-cell table:style-name="ce61" table:formula="of:=([.J50]-[.K50])*3600" office:value-type="float" office:value="0.274650080147509" calcext:value-type="float">
            <text:p>0,27</text:p>
          </table:table-cell>
          <table:table-cell table:style-name="ce61" table:formula="of:=1000*([.M50]-[.O50])" office:value-type="float" office:value="0.305650150899339" calcext:value-type="float">
            <text:p>0,31</text:p>
          </table:table-cell>
          <table:table-cell table:number-columns-repeated="1001"/>
        </table:table-row>
        <table:table-row table:style-name="ro1">
          <table:table-cell table:formula="of:=[.A50]+1" office:value-type="float" office:value="25" calcext:value-type="float">
            <text:p>25</text:p>
          </table:table-cell>
          <table:table-cell table:style-name="ce10" table:formula="of:=[.M51]*[.$B$20]" office:value-type="float" office:value="36102.527335039" calcext:value-type="float">
            <text:p>36102,53</text:p>
          </table:table-cell>
          <table:table-cell table:style-name="ce10" table:formula="of:=[.B51]-[.B50]" office:value-type="float" office:value="1442.160554858" calcext:value-type="float">
            <text:p>1442,16</text:p>
          </table:table-cell>
          <table:table-cell table:style-name="ce34" table:formula="of:=(ROUND([.B51];0))+[.E51]" office:value-type="float" office:value="36103" calcext:value-type="float">
            <text:p>36103</text:p>
          </table:table-cell>
          <table:table-cell office:value-type="float" office:value="0" calcext:value-type="float">
            <text:p>0</text:p>
          </table:table-cell>
          <table:table-cell table:formula="of:=[.D51]-[.D50]" office:value-type="float" office:value="1443" calcext:value-type="float">
            <text:p>1443</text:p>
          </table:table-cell>
          <table:table-cell table:style-name="ce10" table:formula="of:=1000000*[.Q51]/[.C51]" office:value-type="float" office:value="49788.7762390899" calcext:value-type="float">
            <text:p>49788,78</text:p>
          </table:table-cell>
          <table:table-cell table:style-name="ce34" table:formula="of:=([.G51]-MOD([.G51];4))+4*[.I51]" office:value-type="float" office:value="50816" calcext:value-type="float">
            <text:p>50816</text:p>
          </table:table-cell>
          <table:table-cell table:style-name="ce31" office:value-type="float" office:value="257" calcext:value-type="float">
            <text:p>257</text:p>
          </table:table-cell>
          <table:table-cell table:style-name="ce10" table:formula="of:=[.$B$18]*[.A51]" office:value-type="float" office:value="7.5" calcext:value-type="float">
            <text:p>7,50</text:p>
          </table:table-cell>
          <table:table-cell table:style-name="ce43" table:formula="of:=2*(DEGREES(ASIN(([.O51]*0.5)/[.$B$4])))" office:value-type="float" office:value="7.50009833266878" calcext:value-type="float">
            <text:p>7,5001</text:p>
          </table:table-cell>
          <table:table-cell table:style-name="ce43" table:formula="of:=[.K51]-[.K50]" office:value-type="float" office:value="0.30017462435771" calcext:value-type="float">
            <text:p>0,3002</text:p>
          </table:table-cell>
          <table:table-cell table:style-name="ce10" table:formula="of:=(SIN((RADIANS(([.J51])*0.5)))*[.$B$4]*2)" office:value-type="float" office:value="30.0854394458658" calcext:value-type="float">
            <text:p>30,09</text:p>
          </table:table-cell>
          <table:table-cell table:style-name="ce10" table:formula="of:=(SIN((RADIANS(([.J51])*0.5)))*[.$B$4]*2)-[.M50]" office:value-type="float" office:value="1.20180046238167" calcext:value-type="float">
            <text:p>1,20</text:p>
          </table:table-cell>
          <table:table-cell table:style-name="ce13" table:formula="of:=[.D51]/[.$B$20]" office:value-type="float" office:value="30.0858333333333" calcext:value-type="float">
            <text:p>30,09</text:p>
          </table:table-cell>
          <table:table-cell table:style-name="ce13" table:formula="of:=[.F51]/[.$B$20]" office:value-type="float" office:value="1.2025" calcext:value-type="float">
            <text:p>1,20</text:p>
          </table:table-cell>
          <table:table-cell table:style-name="ce10" table:formula="of:=([.$B$21]*([.J51]-[.J50]))/360" office:value-type="float" office:value="71.8034091666666" calcext:value-type="float">
            <text:p>71,80</text:p>
          </table:table-cell>
          <table:table-cell table:style-name="ce10" table:formula="of:=[.A51]*(([.$B$21]*([.K51]-[.K50]))/360)" office:value-type="float" office:value="1796.13011451726" calcext:value-type="float">
            <text:p>1796,13</text:p>
          </table:table-cell>
          <table:table-cell table:style-name="ce20" table:formula="of:=[.H51]*([.F51]/1000000)" office:value-type="float" office:value="73.327488" calcext:value-type="float">
            <text:p>73,33</text:p>
          </table:table-cell>
          <table:table-cell table:style-name="ce20" table:formula="of:=[.S51]+[.T50]" office:value-type="float" office:value="1796.1328" calcext:value-type="float">
            <text:p>1796,13</text:p>
          </table:table-cell>
          <table:table-cell table:style-name="ce61" table:formula="of:=1000000*([.R51]-[.T51])" office:value-type="float" office:value="-2685.48274175373" calcext:value-type="float">
            <text:p>-2685,48</text:p>
          </table:table-cell>
          <table:table-cell table:style-name="ce61" table:formula="of:=([.J51]-[.K51])*3600" office:value-type="float" office:value="-0.353997607608036" calcext:value-type="float">
            <text:p>-0,35</text:p>
          </table:table-cell>
          <table:table-cell table:style-name="ce61" table:formula="of:=1000*([.M51]-[.O51])" office:value-type="float" office:value="-0.393887467502907" calcext:value-type="float">
            <text:p>-0,39</text:p>
          </table:table-cell>
          <table:table-cell table:number-columns-repeated="1001"/>
        </table:table-row>
        <table:table-row table:style-name="ro1">
          <table:table-cell table:formula="of:=[.A51]+1" office:value-type="float" office:value="26" calcext:value-type="float">
            <text:p>26</text:p>
          </table:table-cell>
          <table:table-cell table:style-name="ce10" table:formula="of:=[.M52]*[.$B$20]" office:value-type="float" office:value="37544.440447217" calcext:value-type="float">
            <text:p>37544,44</text:p>
          </table:table-cell>
          <table:table-cell table:style-name="ce10" table:formula="of:=[.B52]-[.B51]" office:value-type="float" office:value="1441.91311217802" calcext:value-type="float">
            <text:p>1441,91</text:p>
          </table:table-cell>
          <table:table-cell table:style-name="ce34" table:formula="of:=(ROUND([.B52];0))+[.E52]" office:value-type="float" office:value="37544" calcext:value-type="float">
            <text:p>37544</text:p>
          </table:table-cell>
          <table:table-cell office:value-type="float" office:value="0" calcext:value-type="float">
            <text:p>0</text:p>
          </table:table-cell>
          <table:table-cell table:formula="of:=[.D52]-[.D51]" office:value-type="float" office:value="1441" calcext:value-type="float">
            <text:p>1441</text:p>
          </table:table-cell>
          <table:table-cell table:style-name="ce10" table:formula="of:=1000000*[.Q52]/[.C52]" office:value-type="float" office:value="49797.3203518532" calcext:value-type="float">
            <text:p>49797,32</text:p>
          </table:table-cell>
          <table:table-cell table:style-name="ce34" table:formula="of:=([.G52]-MOD([.G52];4))+4*[.I52]" office:value-type="float" office:value="48280" calcext:value-type="float">
            <text:p>48280</text:p>
          </table:table-cell>
          <table:table-cell table:style-name="ce31" office:value-type="float" office:value="-379" calcext:value-type="float">
            <text:p>-379</text:p>
          </table:table-cell>
          <table:table-cell table:style-name="ce10" table:formula="of:=[.$B$18]*[.A52]" office:value-type="float" office:value="7.8" calcext:value-type="float">
            <text:p>7,80</text:p>
          </table:table-cell>
          <table:table-cell table:style-name="ce43" table:formula="of:=2*(DEGREES(ASIN(([.O52]*0.5)/[.$B$4])))" office:value-type="float" office:value="7.79990835383847" calcext:value-type="float">
            <text:p>7,7999</text:p>
          </table:table-cell>
          <table:table-cell table:style-name="ce43" table:formula="of:=[.K52]-[.K51]" office:value-type="float" office:value="0.29981002116969" calcext:value-type="float">
            <text:p>0,2998</text:p>
          </table:table-cell>
          <table:table-cell table:style-name="ce10" table:formula="of:=(SIN((RADIANS(([.J52])*0.5)))*[.$B$4]*2)" office:value-type="float" office:value="31.2870337060142" calcext:value-type="float">
            <text:p>31,29</text:p>
          </table:table-cell>
          <table:table-cell table:style-name="ce10" table:formula="of:=(SIN((RADIANS(([.J52])*0.5)))*[.$B$4]*2)-[.M51]" office:value-type="float" office:value="1.20159426014835" calcext:value-type="float">
            <text:p>1,20</text:p>
          </table:table-cell>
          <table:table-cell table:style-name="ce13" table:formula="of:=[.D52]/[.$B$20]" office:value-type="float" office:value="31.2866666666667" calcext:value-type="float">
            <text:p>31,29</text:p>
          </table:table-cell>
          <table:table-cell table:style-name="ce13" table:formula="of:=[.F52]/[.$B$20]" office:value-type="float" office:value="1.20083333333333" calcext:value-type="float">
            <text:p>1,20</text:p>
          </table:table-cell>
          <table:table-cell table:style-name="ce10" table:formula="of:=([.$B$21]*([.J52]-[.J51]))/360" office:value-type="float" office:value="71.8034091666666" calcext:value-type="float">
            <text:p>71,80</text:p>
          </table:table-cell>
          <table:table-cell table:style-name="ce10" table:formula="of:=[.A52]*(([.$B$21]*([.K52]-[.K51]))/360)" office:value-type="float" office:value="1865.70640726723" calcext:value-type="float">
            <text:p>1865,71</text:p>
          </table:table-cell>
          <table:table-cell table:style-name="ce20" table:formula="of:=[.H52]*([.F52]/1000000)" office:value-type="float" office:value="69.57148" calcext:value-type="float">
            <text:p>69,57</text:p>
          </table:table-cell>
          <table:table-cell table:style-name="ce20" table:formula="of:=[.S52]+[.T51]" office:value-type="float" office:value="1865.70428" calcext:value-type="float">
            <text:p>1865,70</text:p>
          </table:table-cell>
          <table:table-cell table:style-name="ce61" table:formula="of:=1000000*([.R52]-[.T52])" office:value-type="float" office:value="2127.26723430023" calcext:value-type="float">
            <text:p>2127,27</text:p>
          </table:table-cell>
          <table:table-cell table:style-name="ce61" table:formula="of:=([.J52]-[.K52])*3600" office:value-type="float" office:value="0.329926181507645" calcext:value-type="float">
            <text:p>0,33</text:p>
          </table:table-cell>
          <table:table-cell table:style-name="ce61" table:formula="of:=1000*([.M52]-[.O52])" office:value-type="float" office:value="0.367039347498377" calcext:value-type="float">
            <text:p>0,37</text:p>
          </table:table-cell>
          <table:table-cell table:number-columns-repeated="1001"/>
        </table:table-row>
        <table:table-row table:style-name="ro1">
          <table:table-cell table:formula="of:=[.A52]+1" office:value-type="float" office:value="27" calcext:value-type="float">
            <text:p>27</text:p>
          </table:table-cell>
          <table:table-cell table:style-name="ce10" table:formula="of:=[.M53]*[.$B$20]" office:value-type="float" office:value="38986.096234004" calcext:value-type="float">
            <text:p>38986,10</text:p>
          </table:table-cell>
          <table:table-cell table:style-name="ce10" table:formula="of:=[.B53]-[.B52]" office:value-type="float" office:value="1441.65578678701" calcext:value-type="float">
            <text:p>1441,66</text:p>
          </table:table-cell>
          <table:table-cell table:style-name="ce34" table:formula="of:=(ROUND([.B53];0))+[.E53]" office:value-type="float" office:value="38986" calcext:value-type="float">
            <text:p>38986</text:p>
          </table:table-cell>
          <table:table-cell office:value-type="float" office:value="0" calcext:value-type="float">
            <text:p>0</text:p>
          </table:table-cell>
          <table:table-cell table:formula="of:=[.D53]-[.D52]" office:value-type="float" office:value="1442" calcext:value-type="float">
            <text:p>1442</text:p>
          </table:table-cell>
          <table:table-cell table:style-name="ce10" table:formula="of:=1000000*[.Q53]/[.C53]" office:value-type="float" office:value="49806.2088223524" calcext:value-type="float">
            <text:p>49806,21</text:p>
          </table:table-cell>
          <table:table-cell table:style-name="ce34" table:formula="of:=([.G53]-MOD([.G53];4))+4*[.I53]" office:value-type="float" office:value="50936" calcext:value-type="float">
            <text:p>50936</text:p>
          </table:table-cell>
          <table:table-cell table:style-name="ce31" office:value-type="float" office:value="283" calcext:value-type="float">
            <text:p>283</text:p>
          </table:table-cell>
          <table:table-cell table:style-name="ce10" table:formula="of:=[.$B$18]*[.A53]" office:value-type="float" office:value="8.1" calcext:value-type="float">
            <text:p>8,10</text:p>
          </table:table-cell>
          <table:table-cell table:style-name="ce43" table:formula="of:=2*(DEGREES(ASIN(([.O53]*0.5)/[.$B$4])))" office:value-type="float" office:value="8.09997997244276" calcext:value-type="float">
            <text:p>8,1000</text:p>
          </table:table-cell>
          <table:table-cell table:style-name="ce43" table:formula="of:=[.K53]-[.K52]" office:value-type="float" office:value="0.30007161860429" calcext:value-type="float">
            <text:p>0,3001</text:p>
          </table:table-cell>
          <table:table-cell table:style-name="ce10" table:formula="of:=(SIN((RADIANS(([.J53])*0.5)))*[.$B$4]*2)" office:value-type="float" office:value="32.4884135283367" calcext:value-type="float">
            <text:p>32,49</text:p>
          </table:table-cell>
          <table:table-cell table:style-name="ce10" table:formula="of:=(SIN((RADIANS(([.J53])*0.5)))*[.$B$4]*2)-[.M52]" office:value-type="float" office:value="1.20137982232252" calcext:value-type="float">
            <text:p>1,20</text:p>
          </table:table-cell>
          <table:table-cell table:style-name="ce13" table:formula="of:=[.D53]/[.$B$20]" office:value-type="float" office:value="32.4883333333333" calcext:value-type="float">
            <text:p>32,49</text:p>
          </table:table-cell>
          <table:table-cell table:style-name="ce13" table:formula="of:=[.F53]/[.$B$20]" office:value-type="float" office:value="1.20166666666667" calcext:value-type="float">
            <text:p>1,20</text:p>
          </table:table-cell>
          <table:table-cell table:style-name="ce10" table:formula="of:=([.$B$21]*([.J53]-[.J52]))/360" office:value-type="float" office:value="71.8034091666668" calcext:value-type="float">
            <text:p>71,80</text:p>
          </table:table-cell>
          <table:table-cell table:style-name="ce10" table:formula="of:=[.A53]*(([.$B$21]*([.K53]-[.K52]))/360)" office:value-type="float" office:value="1939.1548688953" calcext:value-type="float">
            <text:p>1939,15</text:p>
          </table:table-cell>
          <table:table-cell table:style-name="ce20" table:formula="of:=[.H53]*([.F53]/1000000)" office:value-type="float" office:value="73.449712" calcext:value-type="float">
            <text:p>73,45</text:p>
          </table:table-cell>
          <table:table-cell table:style-name="ce20" table:formula="of:=[.S53]+[.T52]" office:value-type="float" office:value="1939.153992" calcext:value-type="float">
            <text:p>1939,15</text:p>
          </table:table-cell>
          <table:table-cell table:style-name="ce61" table:formula="of:=1000000*([.R53]-[.T53])" office:value-type="float" office:value="876.89530323587" calcext:value-type="float">
            <text:p>876,90</text:p>
          </table:table-cell>
          <table:table-cell table:style-name="ce61" table:formula="of:=([.J53]-[.K53])*3600" office:value-type="float" office:value="0.0720992060614378" calcext:value-type="float">
            <text:p>0,07</text:p>
          </table:table-cell>
          <table:table-cell table:style-name="ce61" table:formula="of:=1000*([.M53]-[.O53])" office:value-type="float" office:value="0.0801950033988419" calcext:value-type="float">
            <text:p>0,08</text:p>
          </table:table-cell>
          <table:table-cell table:number-columns-repeated="1001"/>
        </table:table-row>
        <table:table-row table:style-name="ro1">
          <table:table-cell table:formula="of:=[.A53]+1" office:value-type="float" office:value="28" calcext:value-type="float">
            <text:p>28</text:p>
          </table:table-cell>
          <table:table-cell table:style-name="ce10" table:formula="of:=[.M54]*[.$B$20]" office:value-type="float" office:value="40427.4848144527" calcext:value-type="float">
            <text:p>40427,48</text:p>
          </table:table-cell>
          <table:table-cell table:style-name="ce10" table:formula="of:=[.B54]-[.B53]" office:value-type="float" office:value="1441.38858044869" calcext:value-type="float">
            <text:p>1441,39</text:p>
          </table:table-cell>
          <table:table-cell table:style-name="ce34" table:formula="of:=(ROUND([.B54];0))+[.E54]" office:value-type="float" office:value="40427" calcext:value-type="float">
            <text:p>40427</text:p>
          </table:table-cell>
          <table:table-cell office:value-type="float" office:value="0" calcext:value-type="float">
            <text:p>0</text:p>
          </table:table-cell>
          <table:table-cell table:formula="of:=[.D54]-[.D53]" office:value-type="float" office:value="1441" calcext:value-type="float">
            <text:p>1441</text:p>
          </table:table-cell>
          <table:table-cell table:style-name="ce10" table:formula="of:=1000000*[.Q54]/[.C54]" office:value-type="float" office:value="49815.4419568909" calcext:value-type="float">
            <text:p>49815,44</text:p>
          </table:table-cell>
          <table:table-cell table:style-name="ce34" table:formula="of:=([.G54]-MOD([.G54];4))+4*[.I54]" office:value-type="float" office:value="49132" calcext:value-type="float">
            <text:p>49132</text:p>
          </table:table-cell>
          <table:table-cell table:style-name="ce31" office:value-type="float" office:value="-170" calcext:value-type="float">
            <text:p>-170</text:p>
          </table:table-cell>
          <table:table-cell table:style-name="ce10" table:formula="of:=[.$B$18]*[.A54]" office:value-type="float" office:value="8.4" calcext:value-type="float">
            <text:p>8,40</text:p>
          </table:table-cell>
          <table:table-cell table:style-name="ce43" table:formula="of:=2*(DEGREES(ASIN(([.O54]*0.5)/[.$B$4])))" office:value-type="float" office:value="8.39989908471039" calcext:value-type="float">
            <text:p>8,3999</text:p>
          </table:table-cell>
          <table:table-cell table:style-name="ce43" table:formula="of:=[.K54]-[.K53]" office:value-type="float" office:value="0.299919112267629" calcext:value-type="float">
            <text:p>0,2999</text:p>
          </table:table-cell>
          <table:table-cell table:style-name="ce10" table:formula="of:=(SIN((RADIANS(([.J54])*0.5)))*[.$B$4]*2)" office:value-type="float" office:value="33.6895706787106" calcext:value-type="float">
            <text:p>33,69</text:p>
          </table:table-cell>
          <table:table-cell table:style-name="ce10" table:formula="of:=(SIN((RADIANS(([.J54])*0.5)))*[.$B$4]*2)-[.M53]" office:value-type="float" office:value="1.2011571503739" calcext:value-type="float">
            <text:p>1,20</text:p>
          </table:table-cell>
          <table:table-cell table:style-name="ce13" table:formula="of:=[.D54]/[.$B$20]" office:value-type="float" office:value="33.6891666666667" calcext:value-type="float">
            <text:p>33,69</text:p>
          </table:table-cell>
          <table:table-cell table:style-name="ce13" table:formula="of:=[.F54]/[.$B$20]" office:value-type="float" office:value="1.20083333333333" calcext:value-type="float">
            <text:p>1,20</text:p>
          </table:table-cell>
          <table:table-cell table:style-name="ce10" table:formula="of:=([.$B$21]*([.J54]-[.J53]))/360" office:value-type="float" office:value="71.8034091666668" calcext:value-type="float">
            <text:p>71,80</text:p>
          </table:table-cell>
          <table:table-cell table:style-name="ce10" table:formula="of:=[.A54]*(([.$B$21]*([.K54]-[.K53]))/360)" office:value-type="float" office:value="2009.95337527189" calcext:value-type="float">
            <text:p>2009,95</text:p>
          </table:table-cell>
          <table:table-cell table:style-name="ce20" table:formula="of:=[.H54]*([.F54]/1000000)" office:value-type="float" office:value="70.799212" calcext:value-type="float">
            <text:p>70,80</text:p>
          </table:table-cell>
          <table:table-cell table:style-name="ce20" table:formula="of:=[.S54]+[.T53]" office:value-type="float" office:value="2009.953204" calcext:value-type="float">
            <text:p>2009,95</text:p>
          </table:table-cell>
          <table:table-cell table:style-name="ce61" table:formula="of:=1000000*([.R54]-[.T54])" office:value-type="float" office:value="171.271893577796" calcext:value-type="float">
            <text:p>171,27</text:p>
          </table:table-cell>
          <table:table-cell table:style-name="ce61" table:formula="of:=([.J54]-[.K54])*3600" office:value-type="float" office:value="0.363295042599532" calcext:value-type="float">
            <text:p>0,36</text:p>
          </table:table-cell>
          <table:table-cell table:style-name="ce61" table:formula="of:=1000*([.M54]-[.O54])" office:value-type="float" office:value="0.404012043901503" calcext:value-type="float">
            <text:p>0,40</text:p>
          </table:table-cell>
          <table:table-cell table:number-columns-repeated="1001"/>
        </table:table-row>
        <table:table-row table:style-name="ro1">
          <table:table-cell table:formula="of:=[.A54]+1" office:value-type="float" office:value="29" calcext:value-type="float">
            <text:p>29</text:p>
          </table:table-cell>
          <table:table-cell table:style-name="ce10" table:formula="of:=[.M55]*[.$B$20]" office:value-type="float" office:value="41868.5963094471" calcext:value-type="float">
            <text:p>41868,60</text:p>
          </table:table-cell>
          <table:table-cell table:style-name="ce10" table:formula="of:=[.B55]-[.B54]" office:value-type="float" office:value="1441.11149499441" calcext:value-type="float">
            <text:p>1441,11</text:p>
          </table:table-cell>
          <table:table-cell table:style-name="ce34" table:formula="of:=(ROUND([.B55];0))+[.E55]" office:value-type="float" office:value="41869" calcext:value-type="float">
            <text:p>41869</text:p>
          </table:table-cell>
          <table:table-cell office:value-type="float" office:value="0" calcext:value-type="float">
            <text:p>0</text:p>
          </table:table-cell>
          <table:table-cell table:formula="of:=[.D55]-[.D54]" office:value-type="float" office:value="1442" calcext:value-type="float">
            <text:p>1442</text:p>
          </table:table-cell>
          <table:table-cell table:style-name="ce10" table:formula="of:=1000000*[.Q55]/[.C55]" office:value-type="float" office:value="49825.0200737903" calcext:value-type="float">
            <text:p>49825,02</text:p>
          </table:table-cell>
          <table:table-cell table:style-name="ce34" table:formula="of:=([.G55]-MOD([.G55];4))+4*[.I55]" office:value-type="float" office:value="51060" calcext:value-type="float">
            <text:p>51060</text:p>
          </table:table-cell>
          <table:table-cell table:style-name="ce31" office:value-type="float" office:value="309" calcext:value-type="float">
            <text:p>309</text:p>
          </table:table-cell>
          <table:table-cell table:style-name="ce10" table:formula="of:=[.$B$18]*[.A55]" office:value-type="float" office:value="8.7" calcext:value-type="float">
            <text:p>8,70</text:p>
          </table:table-cell>
          <table:table-cell table:style-name="ce43" table:formula="of:=2*(DEGREES(ASIN(([.O55]*0.5)/[.$B$4])))" office:value-type="float" office:value="8.70008404560667" calcext:value-type="float">
            <text:p>8,7001</text:p>
          </table:table-cell>
          <table:table-cell table:style-name="ce43" table:formula="of:=[.K55]-[.K54]" office:value-type="float" office:value="0.300184960896281" calcext:value-type="float">
            <text:p>0,3002</text:p>
          </table:table-cell>
          <table:table-cell table:style-name="ce10" table:formula="of:=(SIN((RADIANS(([.J55])*0.5)))*[.$B$4]*2)" office:value-type="float" office:value="34.8904969245393" calcext:value-type="float">
            <text:p>34,89</text:p>
          </table:table-cell>
          <table:table-cell table:style-name="ce10" table:formula="of:=(SIN((RADIANS(([.J55])*0.5)))*[.$B$4]*2)-[.M54]" office:value-type="float" office:value="1.20092624582868" calcext:value-type="float">
            <text:p>1,20</text:p>
          </table:table-cell>
          <table:table-cell table:style-name="ce13" table:formula="of:=[.D55]/[.$B$20]" office:value-type="float" office:value="34.8908333333333" calcext:value-type="float">
            <text:p>34,89</text:p>
          </table:table-cell>
          <table:table-cell table:style-name="ce13" table:formula="of:=[.F55]/[.$B$20]" office:value-type="float" office:value="1.20166666666667" calcext:value-type="float">
            <text:p>1,20</text:p>
          </table:table-cell>
          <table:table-cell table:style-name="ce10" table:formula="of:=([.$B$21]*([.J55]-[.J54]))/360" office:value-type="float" office:value="71.8034091666664" calcext:value-type="float">
            <text:p>71,80</text:p>
          </table:table-cell>
          <table:table-cell table:style-name="ce10" table:formula="of:=[.A55]*(([.$B$21]*([.K55]-[.K54]))/360)" office:value-type="float" office:value="2083.58267871517" calcext:value-type="float">
            <text:p>2083,58</text:p>
          </table:table-cell>
          <table:table-cell table:style-name="ce20" table:formula="of:=[.H55]*([.F55]/1000000)" office:value-type="float" office:value="73.62852" calcext:value-type="float">
            <text:p>73,63</text:p>
          </table:table-cell>
          <table:table-cell table:style-name="ce20" table:formula="of:=[.S55]+[.T54]" office:value-type="float" office:value="2083.581724" calcext:value-type="float">
            <text:p>2083,58</text:p>
          </table:table-cell>
          <table:table-cell table:style-name="ce61" table:formula="of:=1000000*([.R55]-[.T55])" office:value-type="float" office:value="954.715167608811" calcext:value-type="float">
            <text:p>954,72</text:p>
          </table:table-cell>
          <table:table-cell table:style-name="ce61" table:formula="of:=([.J55]-[.K55])*3600" office:value-type="float" office:value="-0.302564184017484" calcext:value-type="float">
            <text:p>-0,30</text:p>
          </table:table-cell>
          <table:table-cell table:style-name="ce61" table:formula="of:=1000*([.M55]-[.O55])" office:value-type="float" office:value="-0.336408793998544" calcext:value-type="float">
            <text:p>-0,34</text:p>
          </table:table-cell>
          <table:table-cell table:number-columns-repeated="1001"/>
        </table:table-row>
        <table:table-row table:style-name="ro1">
          <table:table-cell table:formula="of:=[.A55]+1" office:value-type="float" office:value="30" calcext:value-type="float">
            <text:p>30</text:p>
          </table:table-cell>
          <table:table-cell table:style-name="ce10" table:formula="of:=[.M56]*[.$B$20]" office:value-type="float" office:value="43309.4208417704" calcext:value-type="float">
            <text:p>43309,42</text:p>
          </table:table-cell>
          <table:table-cell table:style-name="ce10" table:formula="of:=[.B56]-[.B55]" office:value-type="float" office:value="1440.82453232331" calcext:value-type="float">
            <text:p>1440,82</text:p>
          </table:table-cell>
          <table:table-cell table:style-name="ce34" table:formula="of:=(ROUND([.B56];0))+[.E56]" office:value-type="float" office:value="43309" calcext:value-type="float">
            <text:p>43309</text:p>
          </table:table-cell>
          <table:table-cell office:value-type="float" office:value="0" calcext:value-type="float">
            <text:p>0</text:p>
          </table:table-cell>
          <table:table-cell table:formula="of:=[.D56]-[.D55]" office:value-type="float" office:value="1440" calcext:value-type="float">
            <text:p>1440</text:p>
          </table:table-cell>
          <table:table-cell table:style-name="ce10" table:formula="of:=1000000*[.Q56]/[.C56]" office:value-type="float" office:value="49834.9435034154" calcext:value-type="float">
            <text:p>49834,94</text:p>
          </table:table-cell>
          <table:table-cell table:style-name="ce34" table:formula="of:=([.G56]-MOD([.G56];4))+4*[.I56]" office:value-type="float" office:value="48116" calcext:value-type="float">
            <text:p>48116</text:p>
          </table:table-cell>
          <table:table-cell table:style-name="ce31" office:value-type="float" office:value="-429" calcext:value-type="float">
            <text:p>-429</text:p>
          </table:table-cell>
          <table:table-cell table:style-name="ce10" table:formula="of:=[.$B$18]*[.A56]" office:value-type="float" office:value="9" calcext:value-type="float">
            <text:p>9,00</text:p>
          </table:table-cell>
          <table:table-cell table:style-name="ce43" table:formula="of:=2*(DEGREES(ASIN(([.O56]*0.5)/[.$B$4])))" office:value-type="float" office:value="8.99991236588021" calcext:value-type="float">
            <text:p>8,9999</text:p>
          </table:table-cell>
          <table:table-cell table:style-name="ce43" table:formula="of:=[.K56]-[.K55]" office:value-type="float" office:value="0.299828320273539" calcext:value-type="float">
            <text:p>0,2998</text:p>
          </table:table-cell>
          <table:table-cell table:style-name="ce10" table:formula="of:=(SIN((RADIANS(([.J56])*0.5)))*[.$B$4]*2)" office:value-type="float" office:value="36.0911840348087" calcext:value-type="float">
            <text:p>36,09</text:p>
          </table:table-cell>
          <table:table-cell table:style-name="ce10" table:formula="of:=(SIN((RADIANS(([.J56])*0.5)))*[.$B$4]*2)-[.M55]" office:value-type="float" office:value="1.20068711026942" calcext:value-type="float">
            <text:p>1,20</text:p>
          </table:table-cell>
          <table:table-cell table:style-name="ce13" table:formula="of:=[.D56]/[.$B$20]" office:value-type="float" office:value="36.0908333333333" calcext:value-type="float">
            <text:p>36,09</text:p>
          </table:table-cell>
          <table:table-cell table:style-name="ce13" table:formula="of:=[.F56]/[.$B$20]" office:value-type="float" office:value="1.2" calcext:value-type="float">
            <text:p>1,20</text:p>
          </table:table-cell>
          <table:table-cell table:style-name="ce10" table:formula="of:=([.$B$21]*([.J56]-[.J55]))/360" office:value-type="float" office:value="71.8034091666668" calcext:value-type="float">
            <text:p>71,80</text:p>
          </table:table-cell>
          <table:table-cell table:style-name="ce10" table:formula="of:=[.A56]*(([.$B$21]*([.K56]-[.K55]))/360)" office:value-type="float" office:value="2152.86955603553" calcext:value-type="float">
            <text:p>2152,87</text:p>
          </table:table-cell>
          <table:table-cell table:style-name="ce20" table:formula="of:=[.H56]*([.F56]/1000000)" office:value-type="float" office:value="69.28704" calcext:value-type="float">
            <text:p>69,29</text:p>
          </table:table-cell>
          <table:table-cell table:style-name="ce20" table:formula="of:=[.S56]+[.T55]" office:value-type="float" office:value="2152.868764" calcext:value-type="float">
            <text:p>2152,87</text:p>
          </table:table-cell>
          <table:table-cell table:style-name="ce61" table:formula="of:=1000000*([.R56]-[.T56])" office:value-type="float" office:value="792.035529684654" calcext:value-type="float">
            <text:p>792,04</text:p>
          </table:table-cell>
          <table:table-cell table:style-name="ce61" table:formula="of:=([.J56]-[.K56])*3600" office:value-type="float" office:value="0.315482831244651" calcext:value-type="float">
            <text:p>0,32</text:p>
          </table:table-cell>
          <table:table-cell table:style-name="ce61" table:formula="of:=1000*([.M56]-[.O56])" office:value-type="float" office:value="0.350701475397841" calcext:value-type="float">
            <text:p>0,35</text:p>
          </table:table-cell>
          <table:table-cell table:number-columns-repeated="1001"/>
        </table:table-row>
        <table:table-row table:style-name="ro1">
          <table:table-cell table:formula="of:=[.A56]+1" office:value-type="float" office:value="31" calcext:value-type="float">
            <text:p>31</text:p>
          </table:table-cell>
          <table:table-cell table:style-name="ce10" table:formula="of:=[.M57]*[.$B$20]" office:value-type="float" office:value="44749.9485361726" calcext:value-type="float">
            <text:p>44749,95</text:p>
          </table:table-cell>
          <table:table-cell table:style-name="ce10" table:formula="of:=[.B57]-[.B56]" office:value-type="float" office:value="1440.52769440218" calcext:value-type="float">
            <text:p>1440,53</text:p>
          </table:table-cell>
          <table:table-cell table:style-name="ce34" table:formula="of:=(ROUND([.B57];0))+[.E57]" office:value-type="float" office:value="44750" calcext:value-type="float">
            <text:p>44750</text:p>
          </table:table-cell>
          <table:table-cell office:value-type="float" office:value="0" calcext:value-type="float">
            <text:p>0</text:p>
          </table:table-cell>
          <table:table-cell table:formula="of:=[.D57]-[.D56]" office:value-type="float" office:value="1441" calcext:value-type="float">
            <text:p>1441</text:p>
          </table:table-cell>
          <table:table-cell table:style-name="ce10" table:formula="of:=1000000*[.Q57]/[.C57]" office:value-type="float" office:value="49845.2125882" calcext:value-type="float">
            <text:p>49845,21</text:p>
          </table:table-cell>
          <table:table-cell table:style-name="ce34" table:formula="of:=([.G57]-MOD([.G57];4))+4*[.I57]" office:value-type="float" office:value="51192" calcext:value-type="float">
            <text:p>51192</text:p>
          </table:table-cell>
          <table:table-cell table:style-name="ce31" office:value-type="float" office:value="337" calcext:value-type="float">
            <text:p>337</text:p>
          </table:table-cell>
          <table:table-cell table:style-name="ce10" table:formula="of:=[.$B$18]*[.A57]" office:value-type="float" office:value="9.3" calcext:value-type="float">
            <text:p>9,30</text:p>
          </table:table-cell>
          <table:table-cell table:style-name="ce43" table:formula="of:=2*(DEGREES(ASIN(([.O57]*0.5)/[.$B$4])))" office:value-type="float" office:value="9.30001071883206" calcext:value-type="float">
            <text:p>9,3000</text:p>
          </table:table-cell>
          <table:table-cell table:style-name="ce43" table:formula="of:=[.K57]-[.K56]" office:value-type="float" office:value="0.300098352951849" calcext:value-type="float">
            <text:p>0,3001</text:p>
          </table:table-cell>
          <table:table-cell table:style-name="ce10" table:formula="of:=(SIN((RADIANS(([.J57])*0.5)))*[.$B$4]*2)" office:value-type="float" office:value="37.2916237801438" calcext:value-type="float">
            <text:p>37,29</text:p>
          </table:table-cell>
          <table:table-cell table:style-name="ce10" table:formula="of:=(SIN((RADIANS(([.J57])*0.5)))*[.$B$4]*2)-[.M56]" office:value-type="float" office:value="1.20043974533515" calcext:value-type="float">
            <text:p>1,20</text:p>
          </table:table-cell>
          <table:table-cell table:style-name="ce13" table:formula="of:=[.D57]/[.$B$20]" office:value-type="float" office:value="37.2916666666667" calcext:value-type="float">
            <text:p>37,29</text:p>
          </table:table-cell>
          <table:table-cell table:style-name="ce13" table:formula="of:=[.F57]/[.$B$20]" office:value-type="float" office:value="1.20083333333333" calcext:value-type="float">
            <text:p>1,20</text:p>
          </table:table-cell>
          <table:table-cell table:style-name="ce10" table:formula="of:=([.$B$21]*([.J57]-[.J56]))/360" office:value-type="float" office:value="71.8034091666664" calcext:value-type="float">
            <text:p>71,80</text:p>
          </table:table-cell>
          <table:table-cell table:style-name="ce10" table:formula="of:=[.A57]*(([.$B$21]*([.K57]-[.K56]))/360)" office:value-type="float" office:value="2226.63543214859" calcext:value-type="float">
            <text:p>2226,64</text:p>
          </table:table-cell>
          <table:table-cell table:style-name="ce20" table:formula="of:=[.H57]*([.F57]/1000000)" office:value-type="float" office:value="73.767672" calcext:value-type="float">
            <text:p>73,77</text:p>
          </table:table-cell>
          <table:table-cell table:style-name="ce20" table:formula="of:=[.S57]+[.T56]" office:value-type="float" office:value="2226.636436" calcext:value-type="float">
            <text:p>2226,64</text:p>
          </table:table-cell>
          <table:table-cell table:style-name="ce61" table:formula="of:=1000000*([.R57]-[.T57])" office:value-type="float" office:value="-1003.85141422521" calcext:value-type="float">
            <text:p>-1003,85</text:p>
          </table:table-cell>
          <table:table-cell table:style-name="ce61" table:formula="of:=([.J57]-[.K57])*3600" office:value-type="float" office:value="-0.0385877954101943" calcext:value-type="float">
            <text:p>-0,04</text:p>
          </table:table-cell>
          <table:table-cell table:style-name="ce61" table:formula="of:=1000*([.M57]-[.O57])" office:value-type="float" office:value="-0.0428865228983" calcext:value-type="float">
            <text:p>-0,04</text:p>
          </table:table-cell>
          <table:table-cell table:number-columns-repeated="1001"/>
        </table:table-row>
        <table:table-row table:style-name="ro1">
          <table:table-cell table:formula="of:=[.A57]+1" office:value-type="float" office:value="32" calcext:value-type="float">
            <text:p>32</text:p>
          </table:table-cell>
          <table:table-cell table:style-name="ce10" table:formula="of:=[.M58]*[.$B$20]" office:value-type="float" office:value="46190.1695194382" calcext:value-type="float">
            <text:p>46190,17</text:p>
          </table:table-cell>
          <table:table-cell table:style-name="ce10" table:formula="of:=[.B58]-[.B57]" office:value-type="float" office:value="1440.22098326556" calcext:value-type="float">
            <text:p>1440,22</text:p>
          </table:table-cell>
          <table:table-cell table:style-name="ce34" table:formula="of:=(ROUND([.B58];0))+[.E58]" office:value-type="float" office:value="46190" calcext:value-type="float">
            <text:p>46190</text:p>
          </table:table-cell>
          <table:table-cell office:value-type="float" office:value="0" calcext:value-type="float">
            <text:p>0</text:p>
          </table:table-cell>
          <table:table-cell table:formula="of:=[.D58]-[.D57]" office:value-type="float" office:value="1440" calcext:value-type="float">
            <text:p>1440</text:p>
          </table:table-cell>
          <table:table-cell table:style-name="ce10" table:formula="of:=1000000*[.Q58]/[.C58]" office:value-type="float" office:value="49855.8276826795" calcext:value-type="float">
            <text:p>49855,83</text:p>
          </table:table-cell>
          <table:table-cell table:style-name="ce34" table:formula="of:=([.G58]-MOD([.G58];4))+4*[.I58]" office:value-type="float" office:value="49112" calcext:value-type="float">
            <text:p>49112</text:p>
          </table:table-cell>
          <table:table-cell table:style-name="ce31" office:value-type="float" office:value="-185" calcext:value-type="float">
            <text:p>-185</text:p>
          </table:table-cell>
          <table:table-cell table:style-name="ce10" table:formula="of:=[.$B$18]*[.A58]" office:value-type="float" office:value="9.6" calcext:value-type="float">
            <text:p>9,60</text:p>
          </table:table-cell>
          <table:table-cell table:style-name="ce43" table:formula="of:=2*(DEGREES(ASIN(([.O58]*0.5)/[.$B$4])))" office:value-type="float" office:value="9.59996468502867" calcext:value-type="float">
            <text:p>9,6000</text:p>
          </table:table-cell>
          <table:table-cell table:style-name="ce43" table:formula="of:=[.K58]-[.K57]" office:value-type="float" office:value="0.299953966196611" calcext:value-type="float">
            <text:p>0,3000</text:p>
          </table:table-cell>
          <table:table-cell table:style-name="ce10" table:formula="of:=(SIN((RADIANS(([.J58])*0.5)))*[.$B$4]*2)" office:value-type="float" office:value="38.4918079328651" calcext:value-type="float">
            <text:p>38,49</text:p>
          </table:table-cell>
          <table:table-cell table:style-name="ce10" table:formula="of:=(SIN((RADIANS(([.J58])*0.5)))*[.$B$4]*2)-[.M57]" office:value-type="float" office:value="1.2001841527213" calcext:value-type="float">
            <text:p>1,20</text:p>
          </table:table-cell>
          <table:table-cell table:style-name="ce13" table:formula="of:=[.D58]/[.$B$20]" office:value-type="float" office:value="38.4916666666667" calcext:value-type="float">
            <text:p>38,49</text:p>
          </table:table-cell>
          <table:table-cell table:style-name="ce13" table:formula="of:=[.F58]/[.$B$20]" office:value-type="float" office:value="1.2" calcext:value-type="float">
            <text:p>1,20</text:p>
          </table:table-cell>
          <table:table-cell table:style-name="ce10" table:formula="of:=([.$B$21]*([.J58]-[.J57]))/360" office:value-type="float" office:value="71.8034091666668" calcext:value-type="float">
            <text:p>71,80</text:p>
          </table:table-cell>
          <table:table-cell table:style-name="ce10" table:formula="of:=[.A58]*(([.$B$21]*([.K58]-[.K57]))/360)" office:value-type="float" office:value="2297.35651903784" calcext:value-type="float">
            <text:p>2297,36</text:p>
          </table:table-cell>
          <table:table-cell table:style-name="ce20" table:formula="of:=[.H58]*([.F58]/1000000)" office:value-type="float" office:value="70.72128" calcext:value-type="float">
            <text:p>70,72</text:p>
          </table:table-cell>
          <table:table-cell table:style-name="ce20" table:formula="of:=[.S58]+[.T57]" office:value-type="float" office:value="2297.357716" calcext:value-type="float">
            <text:p>2297,36</text:p>
          </table:table-cell>
          <table:table-cell table:style-name="ce61" table:formula="of:=1000000*([.R58]-[.T58])" office:value-type="float" office:value="-1196.96215870135" calcext:value-type="float">
            <text:p>-1196,96</text:p>
          </table:table-cell>
          <table:table-cell table:style-name="ce61" table:formula="of:=([.J58]-[.K58])*3600" office:value-type="float" office:value="0.127133896786091" calcext:value-type="float">
            <text:p>0,13</text:p>
          </table:table-cell>
          <table:table-cell table:style-name="ce61" table:formula="of:=1000*([.M58]-[.O58])" office:value-type="float" office:value="0.141266198397716" calcext:value-type="float">
            <text:p>0,14</text:p>
          </table:table-cell>
          <table:table-cell table:number-columns-repeated="1001"/>
        </table:table-row>
        <table:table-row table:style-name="ro1">
          <table:table-cell table:formula="of:=[.A58]+1" office:value-type="float" office:value="33" calcext:value-type="float">
            <text:p>33</text:p>
          </table:table-cell>
          <table:table-cell table:style-name="ce10" table:formula="of:=[.M59]*[.$B$20]" office:value-type="float" office:value="47630.0739204537" calcext:value-type="float">
            <text:p>47630,07</text:p>
          </table:table-cell>
          <table:table-cell table:style-name="ce10" table:formula="of:=[.B59]-[.B58]" office:value-type="float" office:value="1439.90440101556" calcext:value-type="float">
            <text:p>1439,90</text:p>
          </table:table-cell>
          <table:table-cell table:style-name="ce34" table:formula="of:=(ROUND([.B59];0))+[.E59]" office:value-type="float" office:value="47630" calcext:value-type="float">
            <text:p>47630</text:p>
          </table:table-cell>
          <table:table-cell office:value-type="float" office:value="0" calcext:value-type="float">
            <text:p>0</text:p>
          </table:table-cell>
          <table:table-cell table:formula="of:=[.D59]-[.D58]" office:value-type="float" office:value="1440" calcext:value-type="float">
            <text:p>1440</text:p>
          </table:table-cell>
          <table:table-cell table:style-name="ce10" table:formula="of:=1000000*[.Q59]/[.C59]" office:value-type="float" office:value="49866.7891535188" calcext:value-type="float">
            <text:p>49866,79</text:p>
          </table:table-cell>
          <table:table-cell table:style-name="ce34" table:formula="of:=([.G59]-MOD([.G59];4))+4*[.I59]" office:value-type="float" office:value="50216" calcext:value-type="float">
            <text:p>50216</text:p>
          </table:table-cell>
          <table:table-cell table:style-name="ce31" office:value-type="float" office:value="88" calcext:value-type="float">
            <text:p>88</text:p>
          </table:table-cell>
          <table:table-cell table:style-name="ce10" table:formula="of:=[.$B$18]*[.A59]" office:value-type="float" office:value="9.9" calcext:value-type="float">
            <text:p>9,90</text:p>
          </table:table-cell>
          <table:table-cell table:style-name="ce43" table:formula="of:=2*(DEGREES(ASIN(([.O59]*0.5)/[.$B$4])))" office:value-type="float" office:value="9.89998459715467" calcext:value-type="float">
            <text:p>9,9000</text:p>
          </table:table-cell>
          <table:table-cell table:style-name="ce43" table:formula="of:=[.K59]-[.K58]" office:value-type="float" office:value="0.300019912126" calcext:value-type="float">
            <text:p>0,3000</text:p>
          </table:table-cell>
          <table:table-cell table:style-name="ce10" table:formula="of:=(SIN((RADIANS(([.J59])*0.5)))*[.$B$4]*2)" office:value-type="float" office:value="39.6917282670448" calcext:value-type="float">
            <text:p>39,69</text:p>
          </table:table-cell>
          <table:table-cell table:style-name="ce10" table:formula="of:=(SIN((RADIANS(([.J59])*0.5)))*[.$B$4]*2)-[.M58]" office:value-type="float" office:value="1.19992033417964" calcext:value-type="float">
            <text:p>1,20</text:p>
          </table:table-cell>
          <table:table-cell table:style-name="ce13" table:formula="of:=[.D59]/[.$B$20]" office:value-type="float" office:value="39.6916666666667" calcext:value-type="float">
            <text:p>39,69</text:p>
          </table:table-cell>
          <table:table-cell table:style-name="ce13" table:formula="of:=[.F59]/[.$B$20]" office:value-type="float" office:value="1.2" calcext:value-type="float">
            <text:p>1,20</text:p>
          </table:table-cell>
          <table:table-cell table:style-name="ce10" table:formula="of:=([.$B$21]*([.J59]-[.J58]))/360" office:value-type="float" office:value="71.8034091666668" calcext:value-type="float">
            <text:p>71,80</text:p>
          </table:table-cell>
          <table:table-cell table:style-name="ce10" table:formula="of:=[.A59]*(([.$B$21]*([.K59]-[.K58]))/360)" office:value-type="float" office:value="2369.66977593836" calcext:value-type="float">
            <text:p>2369,67</text:p>
          </table:table-cell>
          <table:table-cell table:style-name="ce20" table:formula="of:=[.H59]*([.F59]/1000000)" office:value-type="float" office:value="72.31104" calcext:value-type="float">
            <text:p>72,31</text:p>
          </table:table-cell>
          <table:table-cell table:style-name="ce20" table:formula="of:=[.S59]+[.T58]" office:value-type="float" office:value="2369.668756" calcext:value-type="float">
            <text:p>2369,67</text:p>
          </table:table-cell>
          <table:table-cell table:style-name="ce61" table:formula="of:=1000000*([.R59]-[.T59])" office:value-type="float" office:value="1019.93836369729" calcext:value-type="float">
            <text:p>1019,94</text:p>
          </table:table-cell>
          <table:table-cell table:style-name="ce61" table:formula="of:=([.J59]-[.K59])*3600" office:value-type="float" office:value="0.0554502431874937" calcext:value-type="float">
            <text:p>0,06</text:p>
          </table:table-cell>
          <table:table-cell table:style-name="ce61" table:formula="of:=1000*([.M59]-[.O59])" office:value-type="float" office:value="0.0616003781033214" calcext:value-type="float">
            <text:p>0,06</text:p>
          </table:table-cell>
          <table:table-cell table:number-columns-repeated="1001"/>
        </table:table-row>
        <table:table-row table:style-name="ro1">
          <table:table-cell table:formula="of:=[.A59]+1" office:value-type="float" office:value="34" calcext:value-type="float">
            <text:p>34</text:p>
          </table:table-cell>
          <table:table-cell table:style-name="ce10" table:formula="of:=[.M60]*[.$B$20]" office:value-type="float" office:value="49069.6518702757" calcext:value-type="float">
            <text:p>49069,65</text:p>
          </table:table-cell>
          <table:table-cell table:style-name="ce10" table:formula="of:=[.B60]-[.B59]" office:value-type="float" office:value="1439.57794982201" calcext:value-type="float">
            <text:p>1439,58</text:p>
          </table:table-cell>
          <table:table-cell table:style-name="ce34" table:formula="of:=(ROUND([.B60];0))+[.E60]" office:value-type="float" office:value="49070" calcext:value-type="float">
            <text:p>49070</text:p>
          </table:table-cell>
          <table:table-cell office:value-type="float" office:value="0" calcext:value-type="float">
            <text:p>0</text:p>
          </table:table-cell>
          <table:table-cell table:formula="of:=[.D60]-[.D59]" office:value-type="float" office:value="1440" calcext:value-type="float">
            <text:p>1440</text:p>
          </table:table-cell>
          <table:table-cell table:style-name="ce10" table:formula="of:=1000000*[.Q60]/[.C60]" office:value-type="float" office:value="49878.097379544" calcext:value-type="float">
            <text:p>49878,10</text:p>
          </table:table-cell>
          <table:table-cell table:style-name="ce34" table:formula="of:=([.G60]-MOD([.G60];4))+4*[.I60]" office:value-type="float" office:value="50252" calcext:value-type="float">
            <text:p>50252</text:p>
          </table:table-cell>
          <table:table-cell table:style-name="ce31" office:value-type="float" office:value="94" calcext:value-type="float">
            <text:p>94</text:p>
          </table:table-cell>
          <table:table-cell table:style-name="ce10" table:formula="of:=[.$B$18]*[.A60]" office:value-type="float" office:value="10.2" calcext:value-type="float">
            <text:p>10,20</text:p>
          </table:table-cell>
          <table:table-cell table:style-name="ce43" table:formula="of:=2*(DEGREES(ASIN(([.O60]*0.5)/[.$B$4])))" office:value-type="float" office:value="10.2000725566837" calcext:value-type="float">
            <text:p>10,2001</text:p>
          </table:table-cell>
          <table:table-cell table:style-name="ce43" table:formula="of:=[.K60]-[.K59]" office:value-type="float" office:value="0.30008795952903" calcext:value-type="float">
            <text:p>0,3001</text:p>
          </table:table-cell>
          <table:table-cell table:style-name="ce10" table:formula="of:=(SIN((RADIANS(([.J60])*0.5)))*[.$B$4]*2)" office:value-type="float" office:value="40.8913765585631" calcext:value-type="float">
            <text:p>40,89</text:p>
          </table:table-cell>
          <table:table-cell table:style-name="ce10" table:formula="of:=(SIN((RADIANS(([.J60])*0.5)))*[.$B$4]*2)-[.M59]" office:value-type="float" office:value="1.19964829151834" calcext:value-type="float">
            <text:p>1,20</text:p>
          </table:table-cell>
          <table:table-cell table:style-name="ce13" table:formula="of:=[.D60]/[.$B$20]" office:value-type="float" office:value="40.8916666666667" calcext:value-type="float">
            <text:p>40,89</text:p>
          </table:table-cell>
          <table:table-cell table:style-name="ce13" table:formula="of:=[.F60]/[.$B$20]" office:value-type="float" office:value="1.2" calcext:value-type="float">
            <text:p>1,20</text:p>
          </table:table-cell>
          <table:table-cell table:style-name="ce10" table:formula="of:=([.$B$21]*([.J60]-[.J59]))/360" office:value-type="float" office:value="71.8034091666664" calcext:value-type="float">
            <text:p>71,80</text:p>
          </table:table-cell>
          <table:table-cell table:style-name="ce10" table:formula="of:=[.A60]*(([.$B$21]*([.K60]-[.K59]))/360)" office:value-type="float" office:value="2442.03170165935" calcext:value-type="float">
            <text:p>2442,03</text:p>
          </table:table-cell>
          <table:table-cell table:style-name="ce20" table:formula="of:=[.H60]*([.F60]/1000000)" office:value-type="float" office:value="72.36288" calcext:value-type="float">
            <text:p>72,36</text:p>
          </table:table-cell>
          <table:table-cell table:style-name="ce20" table:formula="of:=[.S60]+[.T59]" office:value-type="float" office:value="2442.031636" calcext:value-type="float">
            <text:p>2442,03</text:p>
          </table:table-cell>
          <table:table-cell table:style-name="ce61" table:formula="of:=1000000*([.R60]-[.T60])" office:value-type="float" office:value="65.6593451822118" calcext:value-type="float">
            <text:p>65,66</text:p>
          </table:table-cell>
          <table:table-cell table:style-name="ce61" table:formula="of:=([.J60]-[.K60])*3600" office:value-type="float" office:value="-0.261204061324349" calcext:value-type="float">
            <text:p>-0,26</text:p>
          </table:table-cell>
          <table:table-cell table:style-name="ce61" table:formula="of:=1000*([.M60]-[.O60])" office:value-type="float" office:value="-0.290108103598641" calcext:value-type="float">
            <text:p>-0,29</text:p>
          </table:table-cell>
          <table:table-cell table:number-columns-repeated="1001"/>
        </table:table-row>
        <table:table-row table:style-name="ro1">
          <table:table-cell table:formula="of:=[.A60]+1" office:value-type="float" office:value="35" calcext:value-type="float">
            <text:p>35</text:p>
          </table:table-cell>
          <table:table-cell table:style-name="ce10" table:formula="of:=[.M61]*[.$B$20]" office:value-type="float" office:value="50508.8935021981" calcext:value-type="float">
            <text:p>50508,89</text:p>
          </table:table-cell>
          <table:table-cell table:style-name="ce10" table:formula="of:=[.B61]-[.B60]" office:value-type="float" office:value="1439.2416319224" calcext:value-type="float">
            <text:p>1439,24</text:p>
          </table:table-cell>
          <table:table-cell table:style-name="ce34" table:formula="of:=(ROUND([.B61];0))+[.E61]" office:value-type="float" office:value="50509" calcext:value-type="float">
            <text:p>50509</text:p>
          </table:table-cell>
          <table:table-cell office:value-type="float" office:value="0" calcext:value-type="float">
            <text:p>0</text:p>
          </table:table-cell>
          <table:table-cell table:formula="of:=[.D61]-[.D60]" office:value-type="float" office:value="1439" calcext:value-type="float">
            <text:p>1439</text:p>
          </table:table-cell>
          <table:table-cell table:style-name="ce10" table:formula="of:=1000000*[.Q61]/[.C61]" office:value-type="float" office:value="49889.752751773" calcext:value-type="float">
            <text:p>49889,75</text:p>
          </table:table-cell>
          <table:table-cell table:style-name="ce34" table:formula="of:=([.G61]-MOD([.G61];4))+4*[.I61]" office:value-type="float" office:value="49108" calcext:value-type="float">
            <text:p>49108</text:p>
          </table:table-cell>
          <table:table-cell table:style-name="ce31" office:value-type="float" office:value="-195" calcext:value-type="float">
            <text:p>-195</text:p>
          </table:table-cell>
          <table:table-cell table:style-name="ce10" table:formula="of:=[.$B$18]*[.A61]" office:value-type="float" office:value="10.5" calcext:value-type="float">
            <text:p>10,50</text:p>
          </table:table-cell>
          <table:table-cell table:style-name="ce43" table:formula="of:=2*(DEGREES(ASIN(([.O61]*0.5)/[.$B$4])))" office:value-type="float" office:value="10.5000222013778" calcext:value-type="float">
            <text:p>10,5000</text:p>
          </table:table-cell>
          <table:table-cell table:style-name="ce43" table:formula="of:=[.K61]-[.K60]" office:value-type="float" office:value="0.299949644694099" calcext:value-type="float">
            <text:p>0,2999</text:p>
          </table:table-cell>
          <table:table-cell table:style-name="ce10" table:formula="of:=(SIN((RADIANS(([.J61])*0.5)))*[.$B$4]*2)" office:value-type="float" office:value="42.0907445851651" calcext:value-type="float">
            <text:p>42,09</text:p>
          </table:table-cell>
          <table:table-cell table:style-name="ce10" table:formula="of:=(SIN((RADIANS(([.J61])*0.5)))*[.$B$4]*2)-[.M60]" office:value-type="float" office:value="1.199368026602" calcext:value-type="float">
            <text:p>1,20</text:p>
          </table:table-cell>
          <table:table-cell table:style-name="ce13" table:formula="of:=[.D61]/[.$B$20]" office:value-type="float" office:value="42.0908333333333" calcext:value-type="float">
            <text:p>42,09</text:p>
          </table:table-cell>
          <table:table-cell table:style-name="ce13" table:formula="of:=[.F61]/[.$B$20]" office:value-type="float" office:value="1.19916666666667" calcext:value-type="float">
            <text:p>1,20</text:p>
          </table:table-cell>
          <table:table-cell table:style-name="ce10" table:formula="of:=([.$B$21]*([.J61]-[.J60]))/360" office:value-type="float" office:value="71.8034091666668" calcext:value-type="float">
            <text:p>71,80</text:p>
          </table:table-cell>
          <table:table-cell table:style-name="ce10" table:formula="of:=[.A61]*(([.$B$21]*([.K61]-[.K60]))/360)" office:value-type="float" office:value="2512.69749119278" calcext:value-type="float">
            <text:p>2512,70</text:p>
          </table:table-cell>
          <table:table-cell table:style-name="ce20" table:formula="of:=[.H61]*([.F61]/1000000)" office:value-type="float" office:value="70.666412" calcext:value-type="float">
            <text:p>70,67</text:p>
          </table:table-cell>
          <table:table-cell table:style-name="ce20" table:formula="of:=[.S61]+[.T60]" office:value-type="float" office:value="2512.698048" calcext:value-type="float">
            <text:p>2512,70</text:p>
          </table:table-cell>
          <table:table-cell table:style-name="ce61" table:formula="of:=1000000*([.R61]-[.T61])" office:value-type="float" office:value="-556.807223347278" calcext:value-type="float">
            <text:p>-556,81</text:p>
          </table:table-cell>
          <table:table-cell table:style-name="ce61" table:formula="of:=([.J61]-[.K61])*3600" office:value-type="float" office:value="-0.0799249600774488" calcext:value-type="float">
            <text:p>-0,08</text:p>
          </table:table-cell>
          <table:table-cell table:style-name="ce61" table:formula="of:=1000*([.M61]-[.O61])" office:value-type="float" office:value="-0.0887481682028124" calcext:value-type="float">
            <text:p>-0,09</text:p>
          </table:table-cell>
          <table:table-cell table:number-columns-repeated="1001"/>
        </table:table-row>
        <table:table-row table:style-name="ro1">
          <table:table-cell table:formula="of:=[.A61]+1" office:value-type="float" office:value="36" calcext:value-type="float">
            <text:p>36</text:p>
          </table:table-cell>
          <table:table-cell table:style-name="ce10" table:formula="of:=[.M62]*[.$B$20]" office:value-type="float" office:value="51947.7889518199" calcext:value-type="float">
            <text:p>51947,79</text:p>
          </table:table-cell>
          <table:table-cell table:style-name="ce10" table:formula="of:=[.B62]-[.B61]" office:value-type="float" office:value="1438.89544962178" calcext:value-type="float">
            <text:p>1438,90</text:p>
          </table:table-cell>
          <table:table-cell table:style-name="ce34" table:formula="of:=(ROUND([.B62];0))+[.E62]" office:value-type="float" office:value="51948" calcext:value-type="float">
            <text:p>51948</text:p>
          </table:table-cell>
          <table:table-cell office:value-type="float" office:value="0" calcext:value-type="float">
            <text:p>0</text:p>
          </table:table-cell>
          <table:table-cell table:formula="of:=[.D62]-[.D61]" office:value-type="float" office:value="1439" calcext:value-type="float">
            <text:p>1439</text:p>
          </table:table-cell>
          <table:table-cell table:style-name="ce10" table:formula="of:=1000000*[.Q62]/[.C62]" office:value-type="float" office:value="49901.7556734508" calcext:value-type="float">
            <text:p>49901,76</text:p>
          </table:table-cell>
          <table:table-cell table:style-name="ce34" table:formula="of:=([.G62]-MOD([.G62];4))+4*[.I62]" office:value-type="float" office:value="50320" calcext:value-type="float">
            <text:p>50320</text:p>
          </table:table-cell>
          <table:table-cell table:style-name="ce31" office:value-type="float" office:value="105" calcext:value-type="float">
            <text:p>105</text:p>
          </table:table-cell>
          <table:table-cell table:style-name="ce10" table:formula="of:=[.$B$18]*[.A62]" office:value-type="float" office:value="10.8" calcext:value-type="float">
            <text:p>10,80</text:p>
          </table:table-cell>
          <table:table-cell table:style-name="ce43" table:formula="of:=2*(DEGREES(ASIN(([.O62]*0.5)/[.$B$4])))" office:value-type="float" office:value="10.8000440075178" calcext:value-type="float">
            <text:p>10,8000</text:p>
          </table:table-cell>
          <table:table-cell table:style-name="ce43" table:formula="of:=[.K62]-[.K61]" office:value-type="float" office:value="0.30002180614" calcext:value-type="float">
            <text:p>0,3000</text:p>
          </table:table-cell>
          <table:table-cell table:style-name="ce10" table:formula="of:=(SIN((RADIANS(([.J62])*0.5)))*[.$B$4]*2)" office:value-type="float" office:value="43.2898241265166" calcext:value-type="float">
            <text:p>43,29</text:p>
          </table:table-cell>
          <table:table-cell table:style-name="ce10" table:formula="of:=(SIN((RADIANS(([.J62])*0.5)))*[.$B$4]*2)-[.M61]" office:value-type="float" office:value="1.19907954135149" calcext:value-type="float">
            <text:p>1,20</text:p>
          </table:table-cell>
          <table:table-cell table:style-name="ce13" table:formula="of:=[.D62]/[.$B$20]" office:value-type="float" office:value="43.29" calcext:value-type="float">
            <text:p>43,29</text:p>
          </table:table-cell>
          <table:table-cell table:style-name="ce13" table:formula="of:=[.F62]/[.$B$20]" office:value-type="float" office:value="1.19916666666667" calcext:value-type="float">
            <text:p>1,20</text:p>
          </table:table-cell>
          <table:table-cell table:style-name="ce10" table:formula="of:=([.$B$21]*([.J62]-[.J61]))/360" office:value-type="float" office:value="71.8034091666664" calcext:value-type="float">
            <text:p>71,80</text:p>
          </table:table-cell>
          <table:table-cell table:style-name="ce10" table:formula="of:=[.A62]*(([.$B$21]*([.K62]-[.K61]))/360)" office:value-type="float" office:value="2585.11062062313" calcext:value-type="float">
            <text:p>2585,11</text:p>
          </table:table-cell>
          <table:table-cell table:style-name="ce20" table:formula="of:=[.H62]*([.F62]/1000000)" office:value-type="float" office:value="72.41048" calcext:value-type="float">
            <text:p>72,41</text:p>
          </table:table-cell>
          <table:table-cell table:style-name="ce20" table:formula="of:=[.S62]+[.T61]" office:value-type="float" office:value="2585.108528" calcext:value-type="float">
            <text:p>2585,11</text:p>
          </table:table-cell>
          <table:table-cell table:style-name="ce61" table:formula="of:=1000000*([.R62]-[.T62])" office:value-type="float" office:value="2092.62313273939" calcext:value-type="float">
            <text:p>2092,62</text:p>
          </table:table-cell>
          <table:table-cell table:style-name="ce61" table:formula="of:=([.J62]-[.K62])*3600" office:value-type="float" office:value="-0.158427064075539" calcext:value-type="float">
            <text:p>-0,16</text:p>
          </table:table-cell>
          <table:table-cell table:style-name="ce61" table:formula="of:=1000*([.M62]-[.O62])" office:value-type="float" office:value="-0.175873483399869" calcext:value-type="float">
            <text:p>-0,18</text:p>
          </table:table-cell>
          <table:table-cell table:number-columns-repeated="1001"/>
        </table:table-row>
        <table:table-row table:style-name="ro1">
          <table:table-cell table:formula="of:=[.A62]+1" office:value-type="float" office:value="37" calcext:value-type="float">
            <text:p>37</text:p>
          </table:table-cell>
          <table:table-cell table:style-name="ce10" table:formula="of:=[.M63]*[.$B$20]" office:value-type="float" office:value="53386.3283571128" calcext:value-type="float">
            <text:p>53386,33</text:p>
          </table:table-cell>
          <table:table-cell table:style-name="ce10" table:formula="of:=[.B63]-[.B62]" office:value-type="float" office:value="1438.53940529288" calcext:value-type="float">
            <text:p>1438,54</text:p>
          </table:table-cell>
          <table:table-cell table:style-name="ce34" table:formula="of:=(ROUND([.B63];0))+[.E63]" office:value-type="float" office:value="53386" calcext:value-type="float">
            <text:p>53386</text:p>
          </table:table-cell>
          <table:table-cell office:value-type="float" office:value="0" calcext:value-type="float">
            <text:p>0</text:p>
          </table:table-cell>
          <table:table-cell table:formula="of:=[.D63]-[.D62]" office:value-type="float" office:value="1438" calcext:value-type="float">
            <text:p>1438</text:p>
          </table:table-cell>
          <table:table-cell table:style-name="ce10" table:formula="of:=1000000*[.Q63]/[.C63]" office:value-type="float" office:value="49914.1065600829" calcext:value-type="float">
            <text:p>49914,11</text:p>
          </table:table-cell>
          <table:table-cell table:style-name="ce34" table:formula="of:=([.G63]-MOD([.G63];4))+4*[.I63]" office:value-type="float" office:value="49912" calcext:value-type="float">
            <text:p>499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63]" office:value-type="float" office:value="11.1" calcext:value-type="float">
            <text:p>11,10</text:p>
          </table:table-cell>
          <table:table-cell table:style-name="ce43" table:formula="of:=2*(DEGREES(ASIN(([.O63]*0.5)/[.$B$4])))" office:value-type="float" office:value="11.0999315141819" calcext:value-type="float">
            <text:p>11,0999</text:p>
          </table:table-cell>
          <table:table-cell table:style-name="ce43" table:formula="of:=[.K63]-[.K62]" office:value-type="float" office:value="0.299887506664087" calcext:value-type="float">
            <text:p>0,2999</text:p>
          </table:table-cell>
          <table:table-cell table:style-name="ce10" table:formula="of:=(SIN((RADIANS(([.J63])*0.5)))*[.$B$4]*2)" office:value-type="float" office:value="44.4886069642607" calcext:value-type="float">
            <text:p>44,49</text:p>
          </table:table-cell>
          <table:table-cell table:style-name="ce10" table:formula="of:=(SIN((RADIANS(([.J63])*0.5)))*[.$B$4]*2)-[.M62]" office:value-type="float" office:value="1.19878283774406" calcext:value-type="float">
            <text:p>1,20</text:p>
          </table:table-cell>
          <table:table-cell table:style-name="ce13" table:formula="of:=[.D63]/[.$B$20]" office:value-type="float" office:value="44.4883333333333" calcext:value-type="float">
            <text:p>44,49</text:p>
          </table:table-cell>
          <table:table-cell table:style-name="ce13" table:formula="of:=[.F63]/[.$B$20]" office:value-type="float" office:value="1.19833333333333" calcext:value-type="float">
            <text:p>1,20</text:p>
          </table:table-cell>
          <table:table-cell table:style-name="ce10" table:formula="of:=([.$B$21]*([.J63]-[.J62]))/360" office:value-type="float" office:value="71.8034091666668" calcext:value-type="float">
            <text:p>71,80</text:p>
          </table:table-cell>
          <table:table-cell table:style-name="ce10" table:formula="of:=[.A63]*(([.$B$21]*([.K63]-[.K62]))/360)" office:value-type="float" office:value="2655.72992587999" calcext:value-type="float">
            <text:p>2655,73</text:p>
          </table:table-cell>
          <table:table-cell table:style-name="ce20" table:formula="of:=[.H63]*([.F63]/1000000)" office:value-type="float" office:value="71.773456" calcext:value-type="float">
            <text:p>71,77</text:p>
          </table:table-cell>
          <table:table-cell table:style-name="ce20" table:formula="of:=[.S63]+[.T62]" office:value-type="float" office:value="2656.881984" calcext:value-type="float">
            <text:p>2656,88</text:p>
          </table:table-cell>
          <table:table-cell table:style-name="ce61" table:formula="of:=1000000*([.R63]-[.T63])" office:value-type="float" office:value="-1152058.12001022" calcext:value-type="float">
            <text:p>-1152058,12</text:p>
          </table:table-cell>
          <table:table-cell table:style-name="ce61" table:formula="of:=([.J63]-[.K63])*3600" office:value-type="float" office:value="0.246548945208502" calcext:value-type="float">
            <text:p>0,25</text:p>
          </table:table-cell>
          <table:table-cell table:style-name="ce61" table:formula="of:=1000*([.M63]-[.O63])" office:value-type="float" office:value="0.273630927360102" calcext:value-type="float">
            <text:p>0,27</text:p>
          </table:table-cell>
          <table:table-cell table:number-columns-repeated="1001"/>
        </table:table-row>
        <table:table-row table:style-name="ro1">
          <table:table-cell table:formula="of:=[.A63]+1" office:value-type="float" office:value="38" calcext:value-type="float">
            <text:p>38</text:p>
          </table:table-cell>
          <table:table-cell table:style-name="ce10" table:formula="of:=[.M64]*[.$B$20]" office:value-type="float" office:value="54824.5018584887" calcext:value-type="float">
            <text:p>54824,50</text:p>
          </table:table-cell>
          <table:table-cell table:style-name="ce10" table:formula="of:=[.B64]-[.B63]" office:value-type="float" office:value="1438.17350137596" calcext:value-type="float">
            <text:p>1438,17</text:p>
          </table:table-cell>
          <table:table-cell table:style-name="ce34" table:formula="of:=(ROUND([.B64];0))+[.E64]" office:value-type="float" office:value="54825" calcext:value-type="float">
            <text:p>54825</text:p>
          </table:table-cell>
          <table:table-cell office:value-type="float" office:value="0" calcext:value-type="float">
            <text:p>0</text:p>
          </table:table-cell>
          <table:table-cell table:formula="of:=[.D64]-[.D63]" office:value-type="float" office:value="1439" calcext:value-type="float">
            <text:p>1439</text:p>
          </table:table-cell>
          <table:table-cell table:style-name="ce10" table:formula="of:=1000000*[.Q64]/[.C64]" office:value-type="float" office:value="49926.805839469" calcext:value-type="float">
            <text:p>49926,81</text:p>
          </table:table-cell>
          <table:table-cell table:style-name="ce34" table:formula="of:=([.G64]-MOD([.G64];4))+4*[.I64]" office:value-type="float" office:value="49924" calcext:value-type="float">
            <text:p>499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64]" office:value-type="float" office:value="11.4" calcext:value-type="float">
            <text:p>11,40</text:p>
          </table:table-cell>
          <table:table-cell table:style-name="ce43" table:formula="of:=2*(DEGREES(ASIN(([.O64]*0.5)/[.$B$4])))" office:value-type="float" office:value="11.4001039247453" calcext:value-type="float">
            <text:p>11,4001</text:p>
          </table:table-cell>
          <table:table-cell table:style-name="ce43" table:formula="of:=[.K64]-[.K63]" office:value-type="float" office:value="0.300172410563441" calcext:value-type="float">
            <text:p>0,3002</text:p>
          </table:table-cell>
          <table:table-cell table:style-name="ce10" table:formula="of:=(SIN((RADIANS(([.J64])*0.5)))*[.$B$4]*2)" office:value-type="float" office:value="45.687084882074" calcext:value-type="float">
            <text:p>45,69</text:p>
          </table:table-cell>
          <table:table-cell table:style-name="ce10" table:formula="of:=(SIN((RADIANS(([.J64])*0.5)))*[.$B$4]*2)-[.M63]" office:value-type="float" office:value="1.1984779178133" calcext:value-type="float">
            <text:p>1,20</text:p>
          </table:table-cell>
          <table:table-cell table:style-name="ce13" table:formula="of:=[.D64]/[.$B$20]" office:value-type="float" office:value="45.6875" calcext:value-type="float">
            <text:p>45,69</text:p>
          </table:table-cell>
          <table:table-cell table:style-name="ce13" table:formula="of:=[.F64]/[.$B$20]" office:value-type="float" office:value="1.19916666666667" calcext:value-type="float">
            <text:p>1,20</text:p>
          </table:table-cell>
          <table:table-cell table:style-name="ce10" table:formula="of:=([.$B$21]*([.J64]-[.J63]))/360" office:value-type="float" office:value="71.8034091666668" calcext:value-type="float">
            <text:p>71,80</text:p>
          </table:table-cell>
          <table:table-cell table:style-name="ce10" table:formula="of:=[.A64]*(([.$B$21]*([.K64]-[.K63]))/360)" office:value-type="float" office:value="2730.09763938931" calcext:value-type="float">
            <text:p>2730,10</text:p>
          </table:table-cell>
          <table:table-cell table:style-name="ce20" table:formula="of:=[.H64]*([.F64]/1000000)" office:value-type="float" office:value="71.840636" calcext:value-type="float">
            <text:p>71,84</text:p>
          </table:table-cell>
          <table:table-cell table:style-name="ce20" table:formula="of:=[.S64]+[.T63]" office:value-type="float" office:value="2728.72262" calcext:value-type="float">
            <text:p>2728,72</text:p>
          </table:table-cell>
          <table:table-cell table:style-name="ce61" table:formula="of:=1000000*([.R64]-[.T64])" office:value-type="float" office:value="1375019.38931018" calcext:value-type="float">
            <text:p>1375019,39</text:p>
          </table:table-cell>
          <table:table-cell table:style-name="ce61" table:formula="of:=([.J64]-[.K64])*3600" office:value-type="float" office:value="-0.3741290831762" calcext:value-type="float">
            <text:p>-0,37</text:p>
          </table:table-cell>
          <table:table-cell table:style-name="ce61" table:formula="of:=1000*([.M64]-[.O64])" office:value-type="float" office:value="-0.415117926003461" calcext:value-type="float">
            <text:p>-0,42</text:p>
          </table:table-cell>
          <table:table-cell table:number-columns-repeated="1001"/>
        </table:table-row>
        <table:table-row table:style-name="ro1">
          <table:table-cell table:formula="of:=[.A64]+1" office:value-type="float" office:value="39" calcext:value-type="float">
            <text:p>39</text:p>
          </table:table-cell>
          <table:table-cell table:style-name="ce10" table:formula="of:=[.M65]*[.$B$20]" office:value-type="float" office:value="56262.2995988676" calcext:value-type="float">
            <text:p>56262,30</text:p>
          </table:table-cell>
          <table:table-cell table:style-name="ce10" table:formula="of:=[.B65]-[.B64]" office:value-type="float" office:value="1437.79774037888" calcext:value-type="float">
            <text:p>1437,80</text:p>
          </table:table-cell>
          <table:table-cell table:style-name="ce34" table:formula="of:=(ROUND([.B65];0))+[.E65]" office:value-type="float" office:value="56262" calcext:value-type="float">
            <text:p>56262</text:p>
          </table:table-cell>
          <table:table-cell office:value-type="float" office:value="0" calcext:value-type="float">
            <text:p>0</text:p>
          </table:table-cell>
          <table:table-cell table:formula="of:=[.D65]-[.D64]" office:value-type="float" office:value="1437" calcext:value-type="float">
            <text:p>1437</text:p>
          </table:table-cell>
          <table:table-cell table:style-name="ce10" table:formula="of:=1000000*[.Q65]/[.C65]" office:value-type="float" office:value="49939.8539517425" calcext:value-type="float">
            <text:p>49939,85</text:p>
          </table:table-cell>
          <table:table-cell table:style-name="ce34" table:formula="of:=([.G65]-MOD([.G65];4))+4*[.I65]" office:value-type="float" office:value="49936" calcext:value-type="float">
            <text:p>499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65]" office:value-type="float" office:value="11.7" calcext:value-type="float">
            <text:p>11,70</text:p>
          </table:table-cell>
          <table:table-cell table:style-name="ce43" table:formula="of:=2*(DEGREES(ASIN(([.O65]*0.5)/[.$B$4])))" office:value-type="float" office:value="11.6999374796559" calcext:value-type="float">
            <text:p>11,6999</text:p>
          </table:table-cell>
          <table:table-cell table:style-name="ce43" table:formula="of:=[.K65]-[.K64]" office:value-type="float" office:value="0.299833554910547" calcext:value-type="float">
            <text:p>0,2998</text:p>
          </table:table-cell>
          <table:table-cell table:style-name="ce10" table:formula="of:=(SIN((RADIANS(([.J65])*0.5)))*[.$B$4]*2)" office:value-type="float" office:value="46.885249665723" calcext:value-type="float">
            <text:p>46,89</text:p>
          </table:table-cell>
          <table:table-cell table:style-name="ce10" table:formula="of:=(SIN((RADIANS(([.J65])*0.5)))*[.$B$4]*2)-[.M64]" office:value-type="float" office:value="1.19816478364906" calcext:value-type="float">
            <text:p>1,20</text:p>
          </table:table-cell>
          <table:table-cell table:style-name="ce13" table:formula="of:=[.D65]/[.$B$20]" office:value-type="float" office:value="46.885" calcext:value-type="float">
            <text:p>46,89</text:p>
          </table:table-cell>
          <table:table-cell table:style-name="ce13" table:formula="of:=[.F65]/[.$B$20]" office:value-type="float" office:value="1.1975" calcext:value-type="float">
            <text:p>1,20</text:p>
          </table:table-cell>
          <table:table-cell table:style-name="ce10" table:formula="of:=([.$B$21]*([.J65]-[.J64]))/360" office:value-type="float" office:value="71.8034091666664" calcext:value-type="float">
            <text:p>71,80</text:p>
          </table:table-cell>
          <table:table-cell table:style-name="ce10" table:formula="of:=[.A65]*(([.$B$21]*([.K65]-[.K64]))/360)" office:value-type="float" office:value="2798.77928526797" calcext:value-type="float">
            <text:p>2798,78</text:p>
          </table:table-cell>
          <table:table-cell table:style-name="ce20" table:formula="of:=[.H65]*([.F65]/1000000)" office:value-type="float" office:value="71.758032" calcext:value-type="float">
            <text:p>71,76</text:p>
          </table:table-cell>
          <table:table-cell table:style-name="ce20" table:formula="of:=[.S65]+[.T64]" office:value-type="float" office:value="2800.480652" calcext:value-type="float">
            <text:p>2800,48</text:p>
          </table:table-cell>
          <table:table-cell table:style-name="ce61" table:formula="of:=1000000*([.R65]-[.T65])" office:value-type="float" office:value="-1701366.73202887" calcext:value-type="float">
            <text:p>-1701366,73</text:p>
          </table:table-cell>
          <table:table-cell table:style-name="ce61" table:formula="of:=([.J65]-[.K65])*3600" office:value-type="float" office:value="0.22507323884966" calcext:value-type="float">
            <text:p>0,23</text:p>
          </table:table-cell>
          <table:table-cell table:style-name="ce61" table:formula="of:=1000*([.M65]-[.O65])" office:value-type="float" office:value="0.249665723004" calcext:value-type="float">
            <text:p>0,25</text:p>
          </table:table-cell>
          <table:table-cell table:number-columns-repeated="1001"/>
        </table:table-row>
        <table:table-row table:style-name="ro1">
          <table:table-cell table:formula="of:=[.A65]+1" office:value-type="float" office:value="40" calcext:value-type="float">
            <text:p>40</text:p>
          </table:table-cell>
          <table:table-cell table:style-name="ce10" table:formula="of:=[.M66]*[.$B$20]" office:value-type="float" office:value="57699.7117237447" calcext:value-type="float">
            <text:p>57699,71</text:p>
          </table:table-cell>
          <table:table-cell table:style-name="ce10" table:formula="of:=[.B66]-[.B65]" office:value-type="float" office:value="1437.4121248771" calcext:value-type="float">
            <text:p>1437,41</text:p>
          </table:table-cell>
          <table:table-cell table:style-name="ce34" table:formula="of:=(ROUND([.B66];0))+[.E66]" office:value-type="float" office:value="57700" calcext:value-type="float">
            <text:p>57700</text:p>
          </table:table-cell>
          <table:table-cell office:value-type="float" office:value="0" calcext:value-type="float">
            <text:p>0</text:p>
          </table:table-cell>
          <table:table-cell table:formula="of:=[.D66]-[.D65]" office:value-type="float" office:value="1438" calcext:value-type="float">
            <text:p>1438</text:p>
          </table:table-cell>
          <table:table-cell table:style-name="ce10" table:formula="of:=1000000*[.Q66]/[.C66]" office:value-type="float" office:value="49953.251349404" calcext:value-type="float">
            <text:p>49953,25</text:p>
          </table:table-cell>
          <table:table-cell table:style-name="ce34" table:formula="of:=([.G66]-MOD([.G66];4))+4*[.I66]" office:value-type="float" office:value="49952" calcext:value-type="float">
            <text:p>499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66]" office:value-type="float" office:value="12" calcext:value-type="float">
            <text:p>12,00</text:p>
          </table:table-cell>
          <table:table-cell table:style-name="ce43" table:formula="of:=2*(DEGREES(ASIN(([.O66]*0.5)/[.$B$4])))" office:value-type="float" office:value="12.0000601738897" calcext:value-type="float">
            <text:p>12,0001</text:p>
          </table:table-cell>
          <table:table-cell table:style-name="ce43" table:formula="of:=[.K66]-[.K65]" office:value-type="float" office:value="0.30012269423378" calcext:value-type="float">
            <text:p>0,3001</text:p>
          </table:table-cell>
          <table:table-cell table:style-name="ce10" table:formula="of:=(SIN((RADIANS(([.J66])*0.5)))*[.$B$4]*2)" office:value-type="float" office:value="48.0830931031206" calcext:value-type="float">
            <text:p>48,08</text:p>
          </table:table-cell>
          <table:table-cell table:style-name="ce10" table:formula="of:=(SIN((RADIANS(([.J66])*0.5)))*[.$B$4]*2)-[.M65]" office:value-type="float" office:value="1.19784343739759" calcext:value-type="float">
            <text:p>1,20</text:p>
          </table:table-cell>
          <table:table-cell table:style-name="ce13" table:formula="of:=[.D66]/[.$B$20]" office:value-type="float" office:value="48.0833333333333" calcext:value-type="float">
            <text:p>48,08</text:p>
          </table:table-cell>
          <table:table-cell table:style-name="ce13" table:formula="of:=[.F66]/[.$B$20]" office:value-type="float" office:value="1.19833333333333" calcext:value-type="float">
            <text:p>1,20</text:p>
          </table:table-cell>
          <table:table-cell table:style-name="ce10" table:formula="of:=([.$B$21]*([.J66]-[.J65]))/360" office:value-type="float" office:value="71.8034091666668" calcext:value-type="float">
            <text:p>71,80</text:p>
          </table:table-cell>
          <table:table-cell table:style-name="ce10" table:formula="of:=[.A66]*(([.$B$21]*([.K66]-[.K65]))/360)" office:value-type="float" office:value="2873.31101523606" calcext:value-type="float">
            <text:p>2873,31</text:p>
          </table:table-cell>
          <table:table-cell table:style-name="ce20" table:formula="of:=[.H66]*([.F66]/1000000)" office:value-type="float" office:value="71.830976" calcext:value-type="float">
            <text:p>71,83</text:p>
          </table:table-cell>
          <table:table-cell table:style-name="ce20" table:formula="of:=[.S66]+[.T65]" office:value-type="float" office:value="2872.311628" calcext:value-type="float">
            <text:p>2872,31</text:p>
          </table:table-cell>
          <table:table-cell table:style-name="ce61" table:formula="of:=1000000*([.R66]-[.T66])" office:value-type="float" office:value="999387.236063285" calcext:value-type="float">
            <text:p>999387,24</text:p>
          </table:table-cell>
          <table:table-cell table:style-name="ce61" table:formula="of:=([.J66]-[.K66])*3600" office:value-type="float" office:value="-0.216626002755049" calcext:value-type="float">
            <text:p>-0,22</text:p>
          </table:table-cell>
          <table:table-cell table:style-name="ce61" table:formula="of:=1000*([.M66]-[.O66])" office:value-type="float" office:value="-0.240230212732229" calcext:value-type="float">
            <text:p>-0,24</text:p>
          </table:table-cell>
          <table:table-cell table:number-columns-repeated="1001"/>
        </table:table-row>
        <table:table-row table:style-name="ro1">
          <table:table-cell table:formula="of:=[.A66]+1" office:value-type="float" office:value="41" calcext:value-type="float">
            <text:p>41</text:p>
          </table:table-cell>
          <table:table-cell table:style-name="ce10" table:formula="of:=[.M67]*[.$B$20]" office:value-type="float" office:value="59136.7283812583" calcext:value-type="float">
            <text:p>59136,73</text:p>
          </table:table-cell>
          <table:table-cell table:style-name="ce10" table:formula="of:=[.B67]-[.B66]" office:value-type="float" office:value="1437.01665751355" calcext:value-type="float">
            <text:p>1437,02</text:p>
          </table:table-cell>
          <table:table-cell table:style-name="ce34" table:formula="of:=(ROUND([.B67];0))+[.E67]" office:value-type="float" office:value="59137" calcext:value-type="float">
            <text:p>59137</text:p>
          </table:table-cell>
          <table:table-cell office:value-type="float" office:value="0" calcext:value-type="float">
            <text:p>0</text:p>
          </table:table-cell>
          <table:table-cell table:formula="of:=[.D67]-[.D66]" office:value-type="float" office:value="1437" calcext:value-type="float">
            <text:p>1437</text:p>
          </table:table-cell>
          <table:table-cell table:style-name="ce10" table:formula="of:=1000000*[.Q67]/[.C67]" office:value-type="float" office:value="49966.9984973641" calcext:value-type="float">
            <text:p>49967,00</text:p>
          </table:table-cell>
          <table:table-cell table:style-name="ce34" table:formula="of:=([.G67]-MOD([.G67];4))+4*[.I67]" office:value-type="float" office:value="49964" calcext:value-type="float">
            <text:p>4996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67]" office:value-type="float" office:value="12.3" calcext:value-type="float">
            <text:p>12,30</text:p>
          </table:table-cell>
          <table:table-cell table:style-name="ce43" table:formula="of:=2*(DEGREES(ASIN(([.O67]*0.5)/[.$B$4])))" office:value-type="float" office:value="12.3000567126515" calcext:value-type="float">
            <text:p>12,3001</text:p>
          </table:table-cell>
          <table:table-cell table:style-name="ce43" table:formula="of:=[.K67]-[.K66]" office:value-type="float" office:value="0.299996538761848" calcext:value-type="float">
            <text:p>0,3000</text:p>
          </table:table-cell>
          <table:table-cell table:style-name="ce10" table:formula="of:=(SIN((RADIANS(([.J67])*0.5)))*[.$B$4]*2)" office:value-type="float" office:value="49.2806069843819" calcext:value-type="float">
            <text:p>49,28</text:p>
          </table:table-cell>
          <table:table-cell table:style-name="ce10" table:formula="of:=(SIN((RADIANS(([.J67])*0.5)))*[.$B$4]*2)-[.M66]" office:value-type="float" office:value="1.19751388126129" calcext:value-type="float">
            <text:p>1,20</text:p>
          </table:table-cell>
          <table:table-cell table:style-name="ce13" table:formula="of:=[.D67]/[.$B$20]" office:value-type="float" office:value="49.2808333333333" calcext:value-type="float">
            <text:p>49,28</text:p>
          </table:table-cell>
          <table:table-cell table:style-name="ce13" table:formula="of:=[.F67]/[.$B$20]" office:value-type="float" office:value="1.1975" calcext:value-type="float">
            <text:p>1,20</text:p>
          </table:table-cell>
          <table:table-cell table:style-name="ce10" table:formula="of:=([.$B$21]*([.J67]-[.J66]))/360" office:value-type="float" office:value="71.8034091666668" calcext:value-type="float">
            <text:p>71,80</text:p>
          </table:table-cell>
          <table:table-cell table:style-name="ce10" table:formula="of:=[.A67]*(([.$B$21]*([.K67]-[.K66]))/360)" office:value-type="float" office:value="2943.90581024443" calcext:value-type="float">
            <text:p>2943,91</text:p>
          </table:table-cell>
          <table:table-cell table:style-name="ce20" table:formula="of:=[.H67]*([.F67]/1000000)" office:value-type="float" office:value="71.798268" calcext:value-type="float">
            <text:p>71,80</text:p>
          </table:table-cell>
          <table:table-cell table:style-name="ce20" table:formula="of:=[.S67]+[.T66]" office:value-type="float" office:value="2944.109896" calcext:value-type="float">
            <text:p>2944,11</text:p>
          </table:table-cell>
          <table:table-cell table:style-name="ce61" table:formula="of:=1000000*([.R67]-[.T67])" office:value-type="float" office:value="-204085.755567576" calcext:value-type="float">
            <text:p>-204085,76</text:p>
          </table:table-cell>
          <table:table-cell table:style-name="ce61" table:formula="of:=([.J67]-[.K67])*3600" office:value-type="float" office:value="-0.204165545404322" calcext:value-type="float">
            <text:p>-0,20</text:p>
          </table:table-cell>
          <table:table-cell table:style-name="ce61" table:formula="of:=1000*([.M67]-[.O67])" office:value-type="float" office:value="-0.22634895143625" calcext:value-type="float">
            <text:p>-0,23</text:p>
          </table:table-cell>
          <table:table-cell table:number-columns-repeated="1001"/>
        </table:table-row>
        <table:table-row table:style-name="ro1">
          <table:table-cell table:formula="of:=[.A67]+1" office:value-type="float" office:value="42" calcext:value-type="float">
            <text:p>42</text:p>
          </table:table-cell>
          <table:table-cell table:style-name="ce10" table:formula="of:=[.M68]*[.$B$20]" office:value-type="float" office:value="60573.339722257" calcext:value-type="float">
            <text:p>60573,34</text:p>
          </table:table-cell>
          <table:table-cell table:style-name="ce10" table:formula="of:=[.B68]-[.B67]" office:value-type="float" office:value="1436.61134099872" calcext:value-type="float">
            <text:p>1436,61</text:p>
          </table:table-cell>
          <table:table-cell table:style-name="ce34" table:formula="of:=(ROUND([.B68];0))+[.E68]" office:value-type="float" office:value="60573" calcext:value-type="float">
            <text:p>60573</text:p>
          </table:table-cell>
          <table:table-cell office:value-type="float" office:value="0" calcext:value-type="float">
            <text:p>0</text:p>
          </table:table-cell>
          <table:table-cell table:formula="of:=[.D68]-[.D67]" office:value-type="float" office:value="1436" calcext:value-type="float">
            <text:p>1436</text:p>
          </table:table-cell>
          <table:table-cell table:style-name="ce10" table:formula="of:=1000000*[.Q68]/[.C68]" office:value-type="float" office:value="49981.0958729792" calcext:value-type="float">
            <text:p>49981,10</text:p>
          </table:table-cell>
          <table:table-cell table:style-name="ce34" table:formula="of:=([.G68]-MOD([.G68];4))+4*[.I68]" office:value-type="float" office:value="49980" calcext:value-type="float">
            <text:p>499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68]" office:value-type="float" office:value="12.6" calcext:value-type="float">
            <text:p>12,60</text:p>
          </table:table-cell>
          <table:table-cell table:style-name="ce43" table:formula="of:=2*(DEGREES(ASIN(([.O68]*0.5)/[.$B$4])))" office:value-type="float" office:value="12.5999290474168" calcext:value-type="float">
            <text:p>12,5999</text:p>
          </table:table-cell>
          <table:table-cell table:style-name="ce43" table:formula="of:=[.K68]-[.K67]" office:value-type="float" office:value="0.299872334765343" calcext:value-type="float">
            <text:p>0,2999</text:p>
          </table:table-cell>
          <table:table-cell table:style-name="ce10" table:formula="of:=(SIN((RADIANS(([.J68])*0.5)))*[.$B$4]*2)" office:value-type="float" office:value="50.4777831018808" calcext:value-type="float">
            <text:p>50,48</text:p>
          </table:table-cell>
          <table:table-cell table:style-name="ce10" table:formula="of:=(SIN((RADIANS(([.J68])*0.5)))*[.$B$4]*2)-[.M67]" office:value-type="float" office:value="1.19717611749893" calcext:value-type="float">
            <text:p>1,20</text:p>
          </table:table-cell>
          <table:table-cell table:style-name="ce13" table:formula="of:=[.D68]/[.$B$20]" office:value-type="float" office:value="50.4775" calcext:value-type="float">
            <text:p>50,48</text:p>
          </table:table-cell>
          <table:table-cell table:style-name="ce13" table:formula="of:=[.F68]/[.$B$20]" office:value-type="float" office:value="1.19666666666667" calcext:value-type="float">
            <text:p>1,20</text:p>
          </table:table-cell>
          <table:table-cell table:style-name="ce10" table:formula="of:=([.$B$21]*([.J68]-[.J67]))/360" office:value-type="float" office:value="71.8034091666664" calcext:value-type="float">
            <text:p>71,80</text:p>
          </table:table-cell>
          <table:table-cell table:style-name="ce10" table:formula="of:=[.A68]*(([.$B$21]*([.K68]-[.K67]))/360)" office:value-type="float" office:value="3014.45983312874" calcext:value-type="float">
            <text:p>3014,46</text:p>
          </table:table-cell>
          <table:table-cell table:style-name="ce20" table:formula="of:=[.H68]*([.F68]/1000000)" office:value-type="float" office:value="71.77128" calcext:value-type="float">
            <text:p>71,77</text:p>
          </table:table-cell>
          <table:table-cell table:style-name="ce20" table:formula="of:=[.S68]+[.T67]" office:value-type="float" office:value="3015.881176" calcext:value-type="float">
            <text:p>3015,88</text:p>
          </table:table-cell>
          <table:table-cell table:style-name="ce61" table:formula="of:=1000000*([.R68]-[.T68])" office:value-type="float" office:value="-1421342.87126009" calcext:value-type="float">
            <text:p>-1421342,87</text:p>
          </table:table-cell>
          <table:table-cell table:style-name="ce61" table:formula="of:=([.J68]-[.K68])*3600" office:value-type="float" office:value="0.255429299356535" calcext:value-type="float">
            <text:p>0,26</text:p>
          </table:table-cell>
          <table:table-cell table:style-name="ce61" table:formula="of:=1000*([.M68]-[.O68])" office:value-type="float" office:value="0.283101880803827" calcext:value-type="float">
            <text:p>0,28</text:p>
          </table:table-cell>
          <table:table-cell table:number-columns-repeated="1001"/>
        </table:table-row>
        <table:table-row table:style-name="ro1">
          <table:table-cell table:formula="of:=[.A68]+1" office:value-type="float" office:value="43" calcext:value-type="float">
            <text:p>43</text:p>
          </table:table-cell>
          <table:table-cell table:style-name="ce10" table:formula="of:=[.M69]*[.$B$20]" office:value-type="float" office:value="62009.5359003676" calcext:value-type="float">
            <text:p>62009,54</text:p>
          </table:table-cell>
          <table:table-cell table:style-name="ce10" table:formula="of:=[.B69]-[.B68]" office:value-type="float" office:value="1436.19617811063" calcext:value-type="float">
            <text:p>1436,20</text:p>
          </table:table-cell>
          <table:table-cell table:style-name="ce34" table:formula="of:=(ROUND([.B69];0))+[.E69]" office:value-type="float" office:value="62010" calcext:value-type="float">
            <text:p>62010</text:p>
          </table:table-cell>
          <table:table-cell office:value-type="float" office:value="0" calcext:value-type="float">
            <text:p>0</text:p>
          </table:table-cell>
          <table:table-cell table:formula="of:=[.D69]-[.D68]" office:value-type="float" office:value="1437" calcext:value-type="float">
            <text:p>1437</text:p>
          </table:table-cell>
          <table:table-cell table:style-name="ce10" table:formula="of:=1000000*[.Q69]/[.C69]" office:value-type="float" office:value="49995.5439660945" calcext:value-type="float">
            <text:p>49995,54</text:p>
          </table:table-cell>
          <table:table-cell table:style-name="ce34" table:formula="of:=([.G69]-MOD([.G69];4))+4*[.I69]" office:value-type="float" office:value="49992" calcext:value-type="float">
            <text:p>499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69]" office:value-type="float" office:value="12.9" calcext:value-type="float">
            <text:p>12,90</text:p>
          </table:table-cell>
          <table:table-cell table:style-name="ce43" table:formula="of:=2*(DEGREES(ASIN(([.O69]*0.5)/[.$B$4])))" office:value-type="float" office:value="12.9000969577439" calcext:value-type="float">
            <text:p>12,9001</text:p>
          </table:table-cell>
          <table:table-cell table:style-name="ce43" table:formula="of:=[.K69]-[.K68]" office:value-type="float" office:value="0.300167910327007" calcext:value-type="float">
            <text:p>0,3002</text:p>
          </table:table-cell>
          <table:table-cell table:style-name="ce10" table:formula="of:=(SIN((RADIANS(([.J69])*0.5)))*[.$B$4]*2)" office:value-type="float" office:value="51.6746132503064" calcext:value-type="float">
            <text:p>51,67</text:p>
          </table:table-cell>
          <table:table-cell table:style-name="ce10" table:formula="of:=(SIN((RADIANS(([.J69])*0.5)))*[.$B$4]*2)-[.M68]" office:value-type="float" office:value="1.19683014842553" calcext:value-type="float">
            <text:p>1,20</text:p>
          </table:table-cell>
          <table:table-cell table:style-name="ce13" table:formula="of:=[.D69]/[.$B$20]" office:value-type="float" office:value="51.675" calcext:value-type="float">
            <text:p>51,68</text:p>
          </table:table-cell>
          <table:table-cell table:style-name="ce13" table:formula="of:=[.F69]/[.$B$20]" office:value-type="float" office:value="1.1975" calcext:value-type="float">
            <text:p>1,20</text:p>
          </table:table-cell>
          <table:table-cell table:style-name="ce10" table:formula="of:=([.$B$21]*([.J69]-[.J68]))/360" office:value-type="float" office:value="71.8034091666668" calcext:value-type="float">
            <text:p>71,80</text:p>
          </table:table-cell>
          <table:table-cell table:style-name="ce10" table:formula="of:=[.A69]*(([.$B$21]*([.K69]-[.K68]))/360)" office:value-type="float" office:value="3089.27469736092" calcext:value-type="float">
            <text:p>3089,27</text:p>
          </table:table-cell>
          <table:table-cell table:style-name="ce20" table:formula="of:=[.H69]*([.F69]/1000000)" office:value-type="float" office:value="71.838504" calcext:value-type="float">
            <text:p>71,84</text:p>
          </table:table-cell>
          <table:table-cell table:style-name="ce20" table:formula="of:=[.S69]+[.T68]" office:value-type="float" office:value="3087.71968" calcext:value-type="float">
            <text:p>3087,72</text:p>
          </table:table-cell>
          <table:table-cell table:style-name="ce61" table:formula="of:=1000000*([.R69]-[.T69])" office:value-type="float" office:value="1555017.36091628" calcext:value-type="float">
            <text:p>1555017,36</text:p>
          </table:table-cell>
          <table:table-cell table:style-name="ce61" table:formula="of:=([.J69]-[.K69])*3600" office:value-type="float" office:value="-0.349047877865161" calcext:value-type="float">
            <text:p>-0,35</text:p>
          </table:table-cell>
          <table:table-cell table:style-name="ce61" table:formula="of:=1000*([.M69]-[.O69])" office:value-type="float" office:value="-0.386749693596755" calcext:value-type="float">
            <text:p>-0,39</text:p>
          </table:table-cell>
          <table:table-cell table:number-columns-repeated="1001"/>
        </table:table-row>
        <table:table-row table:style-name="ro1">
          <table:table-cell table:formula="of:=[.A69]+1" office:value-type="float" office:value="44" calcext:value-type="float">
            <text:p>44</text:p>
          </table:table-cell>
          <table:table-cell table:style-name="ce10" table:formula="of:=[.M70]*[.$B$20]" office:value-type="float" office:value="63445.3070720624" calcext:value-type="float">
            <text:p>63445,31</text:p>
          </table:table-cell>
          <table:table-cell table:style-name="ce10" table:formula="of:=[.B70]-[.B69]" office:value-type="float" office:value="1435.77117169475" calcext:value-type="float">
            <text:p>1435,77</text:p>
          </table:table-cell>
          <table:table-cell table:style-name="ce34" table:formula="of:=(ROUND([.B70];0))+[.E70]" office:value-type="float" office:value="63445" calcext:value-type="float">
            <text:p>63445</text:p>
          </table:table-cell>
          <table:table-cell office:value-type="float" office:value="0" calcext:value-type="float">
            <text:p>0</text:p>
          </table:table-cell>
          <table:table-cell table:formula="of:=[.D70]-[.D69]" office:value-type="float" office:value="1435" calcext:value-type="float">
            <text:p>1435</text:p>
          </table:table-cell>
          <table:table-cell table:style-name="ce10" table:formula="of:=1000000*[.Q70]/[.C70]" office:value-type="float" office:value="50010.343279084" calcext:value-type="float">
            <text:p>50010,34</text:p>
          </table:table-cell>
          <table:table-cell table:style-name="ce34" table:formula="of:=([.G70]-MOD([.G70];4))+4*[.I70]" office:value-type="float" office:value="50008" calcext:value-type="float">
            <text:p>500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70]" office:value-type="float" office:value="13.2" calcext:value-type="float">
            <text:p>13,20</text:p>
          </table:table-cell>
          <table:table-cell table:style-name="ce43" table:formula="of:=2*(DEGREES(ASIN(([.O70]*0.5)/[.$B$4])))" office:value-type="float" office:value="13.1999358285884" calcext:value-type="float">
            <text:p>13,1999</text:p>
          </table:table-cell>
          <table:table-cell table:style-name="ce43" table:formula="of:=[.K70]-[.K69]" office:value-type="float" office:value="0.299838870844516" calcext:value-type="float">
            <text:p>0,2998</text:p>
          </table:table-cell>
          <table:table-cell table:style-name="ce10" table:formula="of:=(SIN((RADIANS(([.J70])*0.5)))*[.$B$4]*2)" office:value-type="float" office:value="52.8710892267186" calcext:value-type="float">
            <text:p>52,87</text:p>
          </table:table-cell>
          <table:table-cell table:style-name="ce10" table:formula="of:=(SIN((RADIANS(([.J70])*0.5)))*[.$B$4]*2)-[.M69]" office:value-type="float" office:value="1.19647597641229" calcext:value-type="float">
            <text:p>1,20</text:p>
          </table:table-cell>
          <table:table-cell table:style-name="ce13" table:formula="of:=[.D70]/[.$B$20]" office:value-type="float" office:value="52.8708333333333" calcext:value-type="float">
            <text:p>52,87</text:p>
          </table:table-cell>
          <table:table-cell table:style-name="ce13" table:formula="of:=[.F70]/[.$B$20]" office:value-type="float" office:value="1.19583333333333" calcext:value-type="float">
            <text:p>1,20</text:p>
          </table:table-cell>
          <table:table-cell table:style-name="ce10" table:formula="of:=([.$B$21]*([.J70]-[.J69]))/360" office:value-type="float" office:value="71.8034091666668" calcext:value-type="float">
            <text:p>71,80</text:p>
          </table:table-cell>
          <table:table-cell table:style-name="ce10" table:formula="of:=[.A70]*(([.$B$21]*([.K70]-[.K69]))/360)" office:value-type="float" office:value="3157.65312534028" calcext:value-type="float">
            <text:p>3157,65</text:p>
          </table:table-cell>
          <table:table-cell table:style-name="ce20" table:formula="of:=[.H70]*([.F70]/1000000)" office:value-type="float" office:value="71.76148" calcext:value-type="float">
            <text:p>71,76</text:p>
          </table:table-cell>
          <table:table-cell table:style-name="ce20" table:formula="of:=[.S70]+[.T69]" office:value-type="float" office:value="3159.48116" calcext:value-type="float">
            <text:p>3159,48</text:p>
          </table:table-cell>
          <table:table-cell table:style-name="ce61" table:formula="of:=1000000*([.R70]-[.T70])" office:value-type="float" office:value="-1828034.65972029" calcext:value-type="float">
            <text:p>-1828034,66</text:p>
          </table:table-cell>
          <table:table-cell table:style-name="ce61" table:formula="of:=([.J70]-[.K70])*3600" office:value-type="float" office:value="0.23101708187383" calcext:value-type="float">
            <text:p>0,23</text:p>
          </table:table-cell>
          <table:table-cell table:style-name="ce61" table:formula="of:=1000*([.M70]-[.O70])" office:value-type="float" office:value="0.255893385272543" calcext:value-type="float">
            <text:p>0,26</text:p>
          </table:table-cell>
          <table:table-cell table:number-columns-repeated="1001"/>
        </table:table-row>
        <table:table-row table:style-name="ro1">
          <table:table-cell table:formula="of:=[.A70]+1" office:value-type="float" office:value="45" calcext:value-type="float">
            <text:p>45</text:p>
          </table:table-cell>
          <table:table-cell table:style-name="ce10" table:formula="of:=[.M71]*[.$B$20]" office:value-type="float" office:value="64880.6433967264" calcext:value-type="float">
            <text:p>64880,64</text:p>
          </table:table-cell>
          <table:table-cell table:style-name="ce10" table:formula="of:=[.B71]-[.B70]" office:value-type="float" office:value="1435.33632466401" calcext:value-type="float">
            <text:p>1435,34</text:p>
          </table:table-cell>
          <table:table-cell table:style-name="ce34" table:formula="of:=(ROUND([.B71];0))+[.E71]" office:value-type="float" office:value="64881" calcext:value-type="float">
            <text:p>64881</text:p>
          </table:table-cell>
          <table:table-cell office:value-type="float" office:value="0" calcext:value-type="float">
            <text:p>0</text:p>
          </table:table-cell>
          <table:table-cell table:formula="of:=[.D71]-[.D70]" office:value-type="float" office:value="1436" calcext:value-type="float">
            <text:p>1436</text:p>
          </table:table-cell>
          <table:table-cell table:style-name="ce10" table:formula="of:=1000000*[.Q71]/[.C71]" office:value-type="float" office:value="50025.4943268953" calcext:value-type="float">
            <text:p>50025,49</text:p>
          </table:table-cell>
          <table:table-cell table:style-name="ce34" table:formula="of:=([.G71]-MOD([.G71];4))+4*[.I71]" office:value-type="float" office:value="50024" calcext:value-type="float">
            <text:p>500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71]" office:value-type="float" office:value="13.5" calcext:value-type="float">
            <text:p>13,50</text:p>
          </table:table-cell>
          <table:table-cell table:style-name="ce43" table:formula="of:=2*(DEGREES(ASIN(([.O71]*0.5)/[.$B$4])))" office:value-type="float" office:value="13.5000745452036" calcext:value-type="float">
            <text:p>13,5001</text:p>
          </table:table-cell>
          <table:table-cell table:style-name="ce43" table:formula="of:=[.K71]-[.K70]" office:value-type="float" office:value="0.300138716615232" calcext:value-type="float">
            <text:p>0,3001</text:p>
          </table:table-cell>
          <table:table-cell table:style-name="ce10" table:formula="of:=(SIN((RADIANS(([.J71])*0.5)))*[.$B$4]*2)" office:value-type="float" office:value="54.0672028306053" calcext:value-type="float">
            <text:p>54,07</text:p>
          </table:table-cell>
          <table:table-cell table:style-name="ce10" table:formula="of:=(SIN((RADIANS(([.J71])*0.5)))*[.$B$4]*2)-[.M70]" office:value-type="float" office:value="1.19611360388668" calcext:value-type="float">
            <text:p>1,20</text:p>
          </table:table-cell>
          <table:table-cell table:style-name="ce13" table:formula="of:=[.D71]/[.$B$20]" office:value-type="float" office:value="54.0675" calcext:value-type="float">
            <text:p>54,07</text:p>
          </table:table-cell>
          <table:table-cell table:style-name="ce13" table:formula="of:=[.F71]/[.$B$20]" office:value-type="float" office:value="1.19666666666667" calcext:value-type="float">
            <text:p>1,20</text:p>
          </table:table-cell>
          <table:table-cell table:style-name="ce10" table:formula="of:=([.$B$21]*([.J71]-[.J70]))/360" office:value-type="float" office:value="71.8034091666664" calcext:value-type="float">
            <text:p>71,80</text:p>
          </table:table-cell>
          <table:table-cell table:style-name="ce10" table:formula="of:=[.A71]*(([.$B$21]*([.K71]-[.K70]))/360)" office:value-type="float" office:value="3232.64746138225" calcext:value-type="float">
            <text:p>3232,65</text:p>
          </table:table-cell>
          <table:table-cell table:style-name="ce20" table:formula="of:=[.H71]*([.F71]/1000000)" office:value-type="float" office:value="71.834464" calcext:value-type="float">
            <text:p>71,83</text:p>
          </table:table-cell>
          <table:table-cell table:style-name="ce20" table:formula="of:=[.S71]+[.T70]" office:value-type="float" office:value="3231.315624" calcext:value-type="float">
            <text:p>3231,32</text:p>
          </table:table-cell>
          <table:table-cell table:style-name="ce61" table:formula="of:=1000000*([.R71]-[.T71])" office:value-type="float" office:value="1331837.38225262" calcext:value-type="float">
            <text:p>1331837,38</text:p>
          </table:table-cell>
          <table:table-cell table:style-name="ce61" table:formula="of:=([.J71]-[.K71])*3600" office:value-type="float" office:value="-0.268362732957428" calcext:value-type="float">
            <text:p>-0,27</text:p>
          </table:table-cell>
          <table:table-cell table:style-name="ce61" table:formula="of:=1000*([.M71]-[.O71])" office:value-type="float" office:value="-0.297169394706032" calcext:value-type="float">
            <text:p>-0,30</text:p>
          </table:table-cell>
          <table:table-cell table:number-columns-repeated="1001"/>
        </table:table-row>
        <table:table-row table:style-name="ro1">
          <table:table-cell table:formula="of:=[.A71]+1" office:value-type="float" office:value="46" calcext:value-type="float">
            <text:p>46</text:p>
          </table:table-cell>
          <table:table-cell table:style-name="ce10" table:formula="of:=[.M72]*[.$B$20]" office:value-type="float" office:value="66315.5350367252" calcext:value-type="float">
            <text:p>66315,54</text:p>
          </table:table-cell>
          <table:table-cell table:style-name="ce10" table:formula="of:=[.B72]-[.B71]" office:value-type="float" office:value="1434.89163999882" calcext:value-type="float">
            <text:p>1434,89</text:p>
          </table:table-cell>
          <table:table-cell table:style-name="ce34" table:formula="of:=(ROUND([.B72];0))+[.E72]" office:value-type="float" office:value="66316" calcext:value-type="float">
            <text:p>66316</text:p>
          </table:table-cell>
          <table:table-cell office:value-type="float" office:value="0" calcext:value-type="float">
            <text:p>0</text:p>
          </table:table-cell>
          <table:table-cell table:formula="of:=[.D72]-[.D71]" office:value-type="float" office:value="1435" calcext:value-type="float">
            <text:p>1435</text:p>
          </table:table-cell>
          <table:table-cell table:style-name="ce10" table:formula="of:=1000000*[.Q72]/[.C72]" office:value-type="float" office:value="50040.9976370939" calcext:value-type="float">
            <text:p>50041,00</text:p>
          </table:table-cell>
          <table:table-cell table:style-name="ce34" table:formula="of:=([.G72]-MOD([.G72];4))+4*[.I72]" office:value-type="float" office:value="50040" calcext:value-type="float">
            <text:p>500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72]" office:value-type="float" office:value="13.8" calcext:value-type="float">
            <text:p>13,80</text:p>
          </table:table-cell>
          <table:table-cell table:style-name="ce43" table:formula="of:=2*(DEGREES(ASIN(([.O72]*0.5)/[.$B$4])))" office:value-type="float" office:value="13.8000972274995" calcext:value-type="float">
            <text:p>13,8001</text:p>
          </table:table-cell>
          <table:table-cell table:style-name="ce43" table:formula="of:=[.K72]-[.K71]" office:value-type="float" office:value="0.300022682295856" calcext:value-type="float">
            <text:p>0,3000</text:p>
          </table:table-cell>
          <table:table-cell table:style-name="ce10" table:formula="of:=(SIN((RADIANS(([.J72])*0.5)))*[.$B$4]*2)" office:value-type="float" office:value="55.2629458639377" calcext:value-type="float">
            <text:p>55,26</text:p>
          </table:table-cell>
          <table:table-cell table:style-name="ce10" table:formula="of:=(SIN((RADIANS(([.J72])*0.5)))*[.$B$4]*2)-[.M71]" office:value-type="float" office:value="1.19574303333235" calcext:value-type="float">
            <text:p>1,20</text:p>
          </table:table-cell>
          <table:table-cell table:style-name="ce13" table:formula="of:=[.D72]/[.$B$20]" office:value-type="float" office:value="55.2633333333333" calcext:value-type="float">
            <text:p>55,26</text:p>
          </table:table-cell>
          <table:table-cell table:style-name="ce13" table:formula="of:=[.F72]/[.$B$20]" office:value-type="float" office:value="1.19583333333333" calcext:value-type="float">
            <text:p>1,20</text:p>
          </table:table-cell>
          <table:table-cell table:style-name="ce10" table:formula="of:=([.$B$21]*([.J72]-[.J71]))/360" office:value-type="float" office:value="71.8034091666668" calcext:value-type="float">
            <text:p>71,80</text:p>
          </table:table-cell>
          <table:table-cell table:style-name="ce10" table:formula="of:=[.A72]*(([.$B$21]*([.K72]-[.K71]))/360)" office:value-type="float" office:value="3303.20655047942" calcext:value-type="float">
            <text:p>3303,21</text:p>
          </table:table-cell>
          <table:table-cell table:style-name="ce20" table:formula="of:=[.H72]*([.F72]/1000000)" office:value-type="float" office:value="71.8074" calcext:value-type="float">
            <text:p>71,81</text:p>
          </table:table-cell>
          <table:table-cell table:style-name="ce20" table:formula="of:=[.S72]+[.T71]" office:value-type="float" office:value="3303.123024" calcext:value-type="float">
            <text:p>3303,12</text:p>
          </table:table-cell>
          <table:table-cell table:style-name="ce61" table:formula="of:=1000000*([.R72]-[.T72])" office:value-type="float" office:value="83526.4794236537" calcext:value-type="float">
            <text:p>83526,48</text:p>
          </table:table-cell>
          <table:table-cell table:style-name="ce61" table:formula="of:=([.J72]-[.K72])*3600" office:value-type="float" office:value="-0.35001899803504" calcext:value-type="float">
            <text:p>-0,35</text:p>
          </table:table-cell>
          <table:table-cell table:style-name="ce61" table:formula="of:=1000*([.M72]-[.O72])" office:value-type="float" office:value="-0.387469395633389" calcext:value-type="float">
            <text:p>-0,39</text:p>
          </table:table-cell>
          <table:table-cell table:number-columns-repeated="1001"/>
        </table:table-row>
        <table:table-row table:style-name="ro1">
          <table:table-cell table:formula="of:=[.A72]+1" office:value-type="float" office:value="47" calcext:value-type="float">
            <text:p>47</text:p>
          </table:table-cell>
          <table:table-cell table:style-name="ce10" table:formula="of:=[.M73]*[.$B$20]" office:value-type="float" office:value="67749.9721574722" calcext:value-type="float">
            <text:p>67749,97</text:p>
          </table:table-cell>
          <table:table-cell table:style-name="ce10" table:formula="of:=[.B73]-[.B72]" office:value-type="float" office:value="1434.43712074698" calcext:value-type="float">
            <text:p>1434,44</text:p>
          </table:table-cell>
          <table:table-cell table:style-name="ce34" table:formula="of:=(ROUND([.B73];0))+[.E73]" office:value-type="float" office:value="67750" calcext:value-type="float">
            <text:p>67750</text:p>
          </table:table-cell>
          <table:table-cell office:value-type="float" office:value="0" calcext:value-type="float">
            <text:p>0</text:p>
          </table:table-cell>
          <table:table-cell table:formula="of:=[.D73]-[.D72]" office:value-type="float" office:value="1434" calcext:value-type="float">
            <text:p>1434</text:p>
          </table:table-cell>
          <table:table-cell table:style-name="ce10" table:formula="of:=1000000*[.Q73]/[.C73]" office:value-type="float" office:value="50056.853749905" calcext:value-type="float">
            <text:p>50056,85</text:p>
          </table:table-cell>
          <table:table-cell table:style-name="ce34" table:formula="of:=([.G73]-MOD([.G73];4))+4*[.I73]" office:value-type="float" office:value="50056" calcext:value-type="float">
            <text:p>500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73]" office:value-type="float" office:value="14.1" calcext:value-type="float">
            <text:p>14,10</text:p>
          </table:table-cell>
          <table:table-cell table:style-name="ce43" table:formula="of:=2*(DEGREES(ASIN(([.O73]*0.5)/[.$B$4])))" office:value-type="float" office:value="14.1000058239576" calcext:value-type="float">
            <text:p>14,1000</text:p>
          </table:table-cell>
          <table:table-cell table:style-name="ce43" table:formula="of:=[.K73]-[.K72]" office:value-type="float" office:value="0.29990859645817" calcext:value-type="float">
            <text:p>0,2999</text:p>
          </table:table-cell>
          <table:table-cell table:style-name="ce10" table:formula="of:=(SIN((RADIANS(([.J73])*0.5)))*[.$B$4]*2)" office:value-type="float" office:value="56.4583101312268" calcext:value-type="float">
            <text:p>56,46</text:p>
          </table:table-cell>
          <table:table-cell table:style-name="ce10" table:formula="of:=(SIN((RADIANS(([.J73])*0.5)))*[.$B$4]*2)-[.M72]" office:value-type="float" office:value="1.19536426728916" calcext:value-type="float">
            <text:p>1,20</text:p>
          </table:table-cell>
          <table:table-cell table:style-name="ce13" table:formula="of:=[.D73]/[.$B$20]" office:value-type="float" office:value="56.4583333333333" calcext:value-type="float">
            <text:p>56,46</text:p>
          </table:table-cell>
          <table:table-cell table:style-name="ce13" table:formula="of:=[.F73]/[.$B$20]" office:value-type="float" office:value="1.195" calcext:value-type="float">
            <text:p>1,20</text:p>
          </table:table-cell>
          <table:table-cell table:style-name="ce10" table:formula="of:=([.$B$21]*([.J73]-[.J72]))/360" office:value-type="float" office:value="71.8034091666664" calcext:value-type="float">
            <text:p>71,80</text:p>
          </table:table-cell>
          <table:table-cell table:style-name="ce10" table:formula="of:=[.A73]*(([.$B$21]*([.K73]-[.K72]))/360)" office:value-type="float" office:value="3373.73201404025" calcext:value-type="float">
            <text:p>3373,73</text:p>
          </table:table-cell>
          <table:table-cell table:style-name="ce20" table:formula="of:=[.H73]*([.F73]/1000000)" office:value-type="float" office:value="71.780304" calcext:value-type="float">
            <text:p>71,78</text:p>
          </table:table-cell>
          <table:table-cell table:style-name="ce20" table:formula="of:=[.S73]+[.T72]" office:value-type="float" office:value="3374.903328" calcext:value-type="float">
            <text:p>3374,90</text:p>
          </table:table-cell>
          <table:table-cell table:style-name="ce61" table:formula="of:=1000000*([.R73]-[.T73])" office:value-type="float" office:value="-1171313.95974866" calcext:value-type="float">
            <text:p>-1171313,96</text:p>
          </table:table-cell>
          <table:table-cell table:style-name="ce61" table:formula="of:=([.J73]-[.K73])*3600" office:value-type="float" office:value="-0.0209662474517813" calcext:value-type="float">
            <text:p>-0,02</text:p>
          </table:table-cell>
          <table:table-cell table:style-name="ce61" table:formula="of:=1000*([.M73]-[.O73])" office:value-type="float" office:value="-0.0232021065329491" calcext:value-type="float">
            <text:p>-0,02</text:p>
          </table:table-cell>
          <table:table-cell table:number-columns-repeated="1001"/>
        </table:table-row>
        <table:table-row table:style-name="ro1">
          <table:table-cell table:formula="of:=[.A73]+1" office:value-type="float" office:value="48" calcext:value-type="float">
            <text:p>48</text:p>
          </table:table-cell>
          <table:table-cell table:style-name="ce10" table:formula="of:=[.M74]*[.$B$20]" office:value-type="float" office:value="69183.944927496" calcext:value-type="float">
            <text:p>69183,94</text:p>
          </table:table-cell>
          <table:table-cell table:style-name="ce10" table:formula="of:=[.B74]-[.B73]" office:value-type="float" office:value="1433.97277002376" calcext:value-type="float">
            <text:p>1433,97</text:p>
          </table:table-cell>
          <table:table-cell table:style-name="ce34" table:formula="of:=(ROUND([.B74];0))+[.E74]" office:value-type="float" office:value="69184" calcext:value-type="float">
            <text:p>69184</text:p>
          </table:table-cell>
          <table:table-cell office:value-type="float" office:value="0" calcext:value-type="float">
            <text:p>0</text:p>
          </table:table-cell>
          <table:table-cell table:formula="of:=[.D74]-[.D73]" office:value-type="float" office:value="1434" calcext:value-type="float">
            <text:p>1434</text:p>
          </table:table-cell>
          <table:table-cell table:style-name="ce10" table:formula="of:=1000000*[.Q74]/[.C74]" office:value-type="float" office:value="50073.0632182627" calcext:value-type="float">
            <text:p>50073,06</text:p>
          </table:table-cell>
          <table:table-cell table:style-name="ce34" table:formula="of:=([.G74]-MOD([.G74];4))+4*[.I74]" office:value-type="float" office:value="50072" calcext:value-type="float">
            <text:p>500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74]" office:value-type="float" office:value="14.4" calcext:value-type="float">
            <text:p>14,40</text:p>
          </table:table-cell>
          <table:table-cell table:style-name="ce43" table:formula="of:=2*(DEGREES(ASIN(([.O74]*0.5)/[.$B$4])))" office:value-type="float" office:value="14.4000115235553" calcext:value-type="float">
            <text:p>14,4000</text:p>
          </table:table-cell>
          <table:table-cell table:style-name="ce43" table:formula="of:=[.K74]-[.K73]" office:value-type="float" office:value="0.30000569959771" calcext:value-type="float">
            <text:p>0,3000</text:p>
          </table:table-cell>
          <table:table-cell table:style-name="ce10" table:formula="of:=(SIN((RADIANS(([.J74])*0.5)))*[.$B$4]*2)" office:value-type="float" office:value="57.65328743958" calcext:value-type="float">
            <text:p>57,65</text:p>
          </table:table-cell>
          <table:table-cell table:style-name="ce10" table:formula="of:=(SIN((RADIANS(([.J74])*0.5)))*[.$B$4]*2)-[.M73]" office:value-type="float" office:value="1.19497730835312" calcext:value-type="float">
            <text:p>1,19</text:p>
          </table:table-cell>
          <table:table-cell table:style-name="ce13" table:formula="of:=[.D74]/[.$B$20]" office:value-type="float" office:value="57.6533333333333" calcext:value-type="float">
            <text:p>57,65</text:p>
          </table:table-cell>
          <table:table-cell table:style-name="ce13" table:formula="of:=[.F74]/[.$B$20]" office:value-type="float" office:value="1.195" calcext:value-type="float">
            <text:p>1,20</text:p>
          </table:table-cell>
          <table:table-cell table:style-name="ce10" table:formula="of:=([.$B$21]*([.J74]-[.J73]))/360" office:value-type="float" office:value="71.8034091666668" calcext:value-type="float">
            <text:p>71,80</text:p>
          </table:table-cell>
          <table:table-cell table:style-name="ce10" table:formula="of:=[.A74]*(([.$B$21]*([.K74]-[.K73]))/360)" office:value-type="float" office:value="3446.62912008743" calcext:value-type="float">
            <text:p>3446,63</text:p>
          </table:table-cell>
          <table:table-cell table:style-name="ce20" table:formula="of:=[.H74]*([.F74]/1000000)" office:value-type="float" office:value="71.803248" calcext:value-type="float">
            <text:p>71,80</text:p>
          </table:table-cell>
          <table:table-cell table:style-name="ce20" table:formula="of:=[.S74]+[.T73]" office:value-type="float" office:value="3446.706576" calcext:value-type="float">
            <text:p>3446,71</text:p>
          </table:table-cell>
          <table:table-cell table:style-name="ce61" table:formula="of:=1000000*([.R74]-[.T74])" office:value-type="float" office:value="-77455.9125670749" calcext:value-type="float">
            <text:p>-77455,91</text:p>
          </table:table-cell>
          <table:table-cell table:style-name="ce61" table:formula="of:=([.J74]-[.K74])*3600" office:value-type="float" office:value="-0.041484799205449" calcext:value-type="float">
            <text:p>-0,04</text:p>
          </table:table-cell>
          <table:table-cell table:style-name="ce61" table:formula="of:=1000*([.M74]-[.O74])" office:value-type="float" office:value="-0.0458937533380777" calcext:value-type="float">
            <text:p>-0,05</text:p>
          </table:table-cell>
          <table:table-cell table:number-columns-repeated="1001"/>
        </table:table-row>
        <table:table-row table:style-name="ro1">
          <table:table-cell table:formula="of:=[.A74]+1" office:value-type="float" office:value="49" calcext:value-type="float">
            <text:p>49</text:p>
          </table:table-cell>
          <table:table-cell table:style-name="ce10" table:formula="of:=[.M75]*[.$B$20]" office:value-type="float" office:value="70617.4435185077" calcext:value-type="float">
            <text:p>70617,44</text:p>
          </table:table-cell>
          <table:table-cell table:style-name="ce10" table:formula="of:=[.B75]-[.B74]" office:value-type="float" office:value="1433.49859101171" calcext:value-type="float">
            <text:p>1433,50</text:p>
          </table:table-cell>
          <table:table-cell table:style-name="ce34" table:formula="of:=(ROUND([.B75];0))+[.E75]" office:value-type="float" office:value="70617" calcext:value-type="float">
            <text:p>70617</text:p>
          </table:table-cell>
          <table:table-cell office:value-type="float" office:value="0" calcext:value-type="float">
            <text:p>0</text:p>
          </table:table-cell>
          <table:table-cell table:formula="of:=[.D75]-[.D74]" office:value-type="float" office:value="1433" calcext:value-type="float">
            <text:p>1433</text:p>
          </table:table-cell>
          <table:table-cell table:style-name="ce10" table:formula="of:=1000000*[.Q75]/[.C75]" office:value-type="float" office:value="50089.6266078578" calcext:value-type="float">
            <text:p>50089,63</text:p>
          </table:table-cell>
          <table:table-cell table:style-name="ce34" table:formula="of:=([.G75]-MOD([.G75];4))+4*[.I75]" office:value-type="float" office:value="50088" calcext:value-type="float">
            <text:p>500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75]" office:value-type="float" office:value="14.7" calcext:value-type="float">
            <text:p>14,70</text:p>
          </table:table-cell>
          <table:table-cell table:style-name="ce43" table:formula="of:=2*(DEGREES(ASIN(([.O75]*0.5)/[.$B$4])))" office:value-type="float" office:value="14.6999071656852" calcext:value-type="float">
            <text:p>14,6999</text:p>
          </table:table-cell>
          <table:table-cell table:style-name="ce43" table:formula="of:=[.K75]-[.K74]" office:value-type="float" office:value="0.299895642129879" calcext:value-type="float">
            <text:p>0,2999</text:p>
          </table:table-cell>
          <table:table-cell table:style-name="ce10" table:formula="of:=(SIN((RADIANS(([.J75])*0.5)))*[.$B$4]*2)" office:value-type="float" office:value="58.8478695987564" calcext:value-type="float">
            <text:p>58,85</text:p>
          </table:table-cell>
          <table:table-cell table:style-name="ce10" table:formula="of:=(SIN((RADIANS(([.J75])*0.5)))*[.$B$4]*2)-[.M74]" office:value-type="float" office:value="1.19458215917643" calcext:value-type="float">
            <text:p>1,19</text:p>
          </table:table-cell>
          <table:table-cell table:style-name="ce13" table:formula="of:=[.D75]/[.$B$20]" office:value-type="float" office:value="58.8475" calcext:value-type="float">
            <text:p>58,85</text:p>
          </table:table-cell>
          <table:table-cell table:style-name="ce13" table:formula="of:=[.F75]/[.$B$20]" office:value-type="float" office:value="1.19416666666667" calcext:value-type="float">
            <text:p>1,19</text:p>
          </table:table-cell>
          <table:table-cell table:style-name="ce10" table:formula="of:=([.$B$21]*([.J75]-[.J74]))/360" office:value-type="float" office:value="71.8034091666668" calcext:value-type="float">
            <text:p>71,80</text:p>
          </table:table-cell>
          <table:table-cell table:style-name="ce10" table:formula="of:=[.A75]*(([.$B$21]*([.K75]-[.K74]))/360)" office:value-type="float" office:value="3517.14315152815" calcext:value-type="float">
            <text:p>3517,14</text:p>
          </table:table-cell>
          <table:table-cell table:style-name="ce20" table:formula="of:=[.H75]*([.F75]/1000000)" office:value-type="float" office:value="71.776104" calcext:value-type="float">
            <text:p>71,78</text:p>
          </table:table-cell>
          <table:table-cell table:style-name="ce20" table:formula="of:=[.S75]+[.T74]" office:value-type="float" office:value="3518.48268" calcext:value-type="float">
            <text:p>3518,48</text:p>
          </table:table-cell>
          <table:table-cell table:style-name="ce61" table:formula="of:=1000000*([.R75]-[.T75])" office:value-type="float" office:value="-1339528.47184764" calcext:value-type="float">
            <text:p>-1339528,47</text:p>
          </table:table-cell>
          <table:table-cell table:style-name="ce61" table:formula="of:=([.J75]-[.K75])*3600" office:value-type="float" office:value="0.334203533225264" calcext:value-type="float">
            <text:p>0,33</text:p>
          </table:table-cell>
          <table:table-cell table:style-name="ce61" table:formula="of:=1000*([.M75]-[.O75])" office:value-type="float" office:value="0.36959875640008" calcext:value-type="float">
            <text:p>0,37</text:p>
          </table:table-cell>
          <table:table-cell table:number-columns-repeated="1001"/>
        </table:table-row>
        <table:table-row table:style-name="ro1">
          <table:table-cell table:formula="of:=[.A75]+1" office:value-type="float" office:value="50" calcext:value-type="float">
            <text:p>50</text:p>
          </table:table-cell>
          <table:table-cell table:style-name="ce10" table:formula="of:=[.M76]*[.$B$20]" office:value-type="float" office:value="72050.4581054685" calcext:value-type="float">
            <text:p>72050,46</text:p>
          </table:table-cell>
          <table:table-cell table:style-name="ce10" table:formula="of:=[.B76]-[.B75]" office:value-type="float" office:value="1433.01458696082" calcext:value-type="float">
            <text:p>1433,01</text:p>
          </table:table-cell>
          <table:table-cell table:style-name="ce34" table:formula="of:=(ROUND([.B76];0))+[.E76]" office:value-type="float" office:value="72050" calcext:value-type="float">
            <text:p>72050</text:p>
          </table:table-cell>
          <table:table-cell office:value-type="float" office:value="0" calcext:value-type="float">
            <text:p>0</text:p>
          </table:table-cell>
          <table:table-cell table:formula="of:=[.D76]-[.D75]" office:value-type="float" office:value="1433" calcext:value-type="float">
            <text:p>1433</text:p>
          </table:table-cell>
          <table:table-cell table:style-name="ce10" table:formula="of:=1000000*[.Q76]/[.C76]" office:value-type="float" office:value="50106.5444971841" calcext:value-type="float">
            <text:p>50106,54</text:p>
          </table:table-cell>
          <table:table-cell table:style-name="ce34" table:formula="of:=([.G76]-MOD([.G76];4))+4*[.I76]" office:value-type="float" office:value="50104" calcext:value-type="float">
            <text:p>501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76]" office:value-type="float" office:value="15" calcext:value-type="float">
            <text:p>15,00</text:p>
          </table:table-cell>
          <table:table-cell table:style-name="ce43" table:formula="of:=2*(DEGREES(ASIN(([.O76]*0.5)/[.$B$4])))" office:value-type="float" office:value="14.9999040797203" calcext:value-type="float">
            <text:p>14,9999</text:p>
          </table:table-cell>
          <table:table-cell table:style-name="ce43" table:formula="of:=[.K76]-[.K75]" office:value-type="float" office:value="0.299996914035129" calcext:value-type="float">
            <text:p>0,3000</text:p>
          </table:table-cell>
          <table:table-cell table:style-name="ce10" table:formula="of:=(SIN((RADIANS(([.J76])*0.5)))*[.$B$4]*2)" office:value-type="float" office:value="60.0420484212237" calcext:value-type="float">
            <text:p>60,04</text:p>
          </table:table-cell>
          <table:table-cell table:style-name="ce10" table:formula="of:=(SIN((RADIANS(([.J76])*0.5)))*[.$B$4]*2)-[.M75]" office:value-type="float" office:value="1.19417882246736" calcext:value-type="float">
            <text:p>1,19</text:p>
          </table:table-cell>
          <table:table-cell table:style-name="ce13" table:formula="of:=[.D76]/[.$B$20]" office:value-type="float" office:value="60.0416666666667" calcext:value-type="float">
            <text:p>60,04</text:p>
          </table:table-cell>
          <table:table-cell table:style-name="ce13" table:formula="of:=[.F76]/[.$B$20]" office:value-type="float" office:value="1.19416666666667" calcext:value-type="float">
            <text:p>1,19</text:p>
          </table:table-cell>
          <table:table-cell table:style-name="ce10" table:formula="of:=([.$B$21]*([.J76]-[.J75]))/360" office:value-type="float" office:value="71.8034091666664" calcext:value-type="float">
            <text:p>71,80</text:p>
          </table:table-cell>
          <table:table-cell table:style-name="ce10" table:formula="of:=[.A76]*(([.$B$21]*([.K76]-[.K75]))/360)" office:value-type="float" office:value="3590.13352786694" calcext:value-type="float">
            <text:p>3590,13</text:p>
          </table:table-cell>
          <table:table-cell table:style-name="ce20" table:formula="of:=[.H76]*([.F76]/1000000)" office:value-type="float" office:value="71.799032" calcext:value-type="float">
            <text:p>71,80</text:p>
          </table:table-cell>
          <table:table-cell table:style-name="ce20" table:formula="of:=[.S76]+[.T75]" office:value-type="float" office:value="3590.281712" calcext:value-type="float">
            <text:p>3590,28</text:p>
          </table:table-cell>
          <table:table-cell table:style-name="ce61" table:formula="of:=1000000*([.R76]-[.T76])" office:value-type="float" office:value="-148184.13305602" calcext:value-type="float">
            <text:p>-148184,13</text:p>
          </table:table-cell>
          <table:table-cell table:style-name="ce61" table:formula="of:=([.J76]-[.K76])*3600" office:value-type="float" office:value="0.345313006764769" calcext:value-type="float">
            <text:p>0,35</text:p>
          </table:table-cell>
          <table:table-cell table:style-name="ce61" table:formula="of:=1000*([.M76]-[.O76])" office:value-type="float" office:value="0.381754557032821" calcext:value-type="float">
            <text:p>0,38</text:p>
          </table:table-cell>
          <table:table-cell table:number-columns-repeated="1001"/>
        </table:table-row>
        <table:table-row table:style-name="ro1">
          <table:table-cell table:formula="of:=[.A76]+1" office:value-type="float" office:value="51" calcext:value-type="float">
            <text:p>51</text:p>
          </table:table-cell>
          <table:table-cell table:style-name="ce10" table:formula="of:=[.M77]*[.$B$20]" office:value-type="float" office:value="73482.9788666569" calcext:value-type="float">
            <text:p>73482,98</text:p>
          </table:table-cell>
          <table:table-cell table:style-name="ce10" table:formula="of:=[.B77]-[.B76]" office:value-type="float" office:value="1432.52076118843" calcext:value-type="float">
            <text:p>1432,52</text:p>
          </table:table-cell>
          <table:table-cell table:style-name="ce34" table:formula="of:=(ROUND([.B77];0))+[.E77]" office:value-type="float" office:value="73483" calcext:value-type="float">
            <text:p>73483</text:p>
          </table:table-cell>
          <table:table-cell office:value-type="float" office:value="0" calcext:value-type="float">
            <text:p>0</text:p>
          </table:table-cell>
          <table:table-cell table:formula="of:=[.D77]-[.D76]" office:value-type="float" office:value="1433" calcext:value-type="float">
            <text:p>1433</text:p>
          </table:table-cell>
          <table:table-cell table:style-name="ce10" table:formula="of:=1000000*[.Q77]/[.C77]" office:value-type="float" office:value="50123.8174775899" calcext:value-type="float">
            <text:p>50123,82</text:p>
          </table:table-cell>
          <table:table-cell table:style-name="ce34" table:formula="of:=([.G77]-MOD([.G77];4))+4*[.I77]" office:value-type="float" office:value="50120" calcext:value-type="float">
            <text:p>50120</text:p>
          </table:table-cell>
          <table:table-cell table:style-name="ce31"/>
          <table:table-cell table:style-name="ce10" table:formula="of:=[.$B$18]*[.A77]" office:value-type="float" office:value="15.3" calcext:value-type="float">
            <text:p>15,30</text:p>
          </table:table-cell>
          <table:table-cell table:style-name="ce43" table:formula="of:=2*(DEGREES(ASIN(([.O77]*0.5)/[.$B$4])))" office:value-type="float" office:value="15.30000442654" calcext:value-type="float">
            <text:p>15,3000</text:p>
          </table:table-cell>
          <table:table-cell table:style-name="ce43" table:formula="of:=[.K77]-[.K76]" office:value-type="float" office:value="0.300100346819624" calcext:value-type="float">
            <text:p>0,3001</text:p>
          </table:table-cell>
          <table:table-cell table:style-name="ce10" table:formula="of:=(SIN((RADIANS(([.J77])*0.5)))*[.$B$4]*2)" office:value-type="float" office:value="61.2358157222141" calcext:value-type="float">
            <text:p>61,24</text:p>
          </table:table-cell>
          <table:table-cell table:style-name="ce10" table:formula="of:=(SIN((RADIANS(([.J77])*0.5)))*[.$B$4]*2)-[.M76]" office:value-type="float" office:value="1.19376730099035" calcext:value-type="float">
            <text:p>1,19</text:p>
          </table:table-cell>
          <table:table-cell table:style-name="ce13" table:formula="of:=[.D77]/[.$B$20]" office:value-type="float" office:value="61.2358333333333" calcext:value-type="float">
            <text:p>61,24</text:p>
          </table:table-cell>
          <table:table-cell table:style-name="ce13" table:formula="of:=[.F77]/[.$B$20]" office:value-type="float" office:value="1.19416666666667" calcext:value-type="float">
            <text:p>1,19</text:p>
          </table:table-cell>
          <table:table-cell table:style-name="ce10" table:formula="of:=([.$B$21]*([.J77]-[.J76]))/360" office:value-type="float" office:value="71.8034091666668" calcext:value-type="float">
            <text:p>71,80</text:p>
          </table:table-cell>
          <table:table-cell table:style-name="ce10" table:formula="of:=[.A77]*(([.$B$21]*([.K77]-[.K76]))/360)" office:value-type="float" office:value="3663.19875893717" calcext:value-type="float">
            <text:p>3663,20</text:p>
          </table:table-cell>
          <table:table-cell table:style-name="ce20" table:formula="of:=[.H77]*([.F77]/1000000)" office:value-type="float" office:value="71.82196" calcext:value-type="float">
            <text:p>71,82</text:p>
          </table:table-cell>
          <table:table-cell table:style-name="ce20" table:formula="of:=[.S77]+[.T76]" office:value-type="float" office:value="3662.103672" calcext:value-type="float">
            <text:p>3662,10</text:p>
          </table:table-cell>
          <table:table-cell table:style-name="ce61" table:formula="of:=1000000*([.R77]-[.T77])" office:value-type="float" office:value="1095086.9371668" calcext:value-type="float">
            <text:p>1095086,94</text:p>
          </table:table-cell>
          <table:table-cell table:style-name="ce61" table:formula="of:=([.J77]-[.K77])*3600" office:value-type="float" office:value="-0.0159355438796638" calcext:value-type="float">
            <text:p>-0,02</text:p>
          </table:table-cell>
          <table:table-cell table:style-name="ce61" table:formula="of:=1000*([.M77]-[.O77])" office:value-type="float" office:value="-0.0176111192331518" calcext:value-type="float">
            <text:p>-0,02</text:p>
          </table:table-cell>
          <table:table-cell table:number-columns-repeated="1001"/>
        </table:table-row>
        <table:table-row table:style-name="ro1">
          <table:table-cell table:formula="of:=[.A77]+1" office:value-type="float" office:value="52" calcext:value-type="float">
            <text:p>52</text:p>
          </table:table-cell>
          <table:table-cell table:style-name="ce10" table:formula="of:=[.M78]*[.$B$20]" office:value-type="float" office:value="74914.995983736" calcext:value-type="float">
            <text:p>74915,00</text:p>
          </table:table-cell>
          <table:table-cell table:style-name="ce10" table:formula="of:=[.B78]-[.B77]" office:value-type="float" office:value="1432.01711707911" calcext:value-type="float">
            <text:p>1432,02</text:p>
          </table:table-cell>
          <table:table-cell table:style-name="ce34" table:formula="of:=(ROUND([.B78];0))+[.E78]" office:value-type="float" office:value="74915" calcext:value-type="float">
            <text:p>74915</text:p>
          </table:table-cell>
          <table:table-cell office:value-type="float" office:value="0" calcext:value-type="float">
            <text:p>0</text:p>
          </table:table-cell>
          <table:table-cell table:formula="of:=[.D78]-[.D77]" office:value-type="float" office:value="1432" calcext:value-type="float">
            <text:p>1432</text:p>
          </table:table-cell>
          <table:table-cell table:style-name="ce10" table:formula="of:=1000000*[.Q78]/[.C78]" office:value-type="float" office:value="50141.446153328" calcext:value-type="float">
            <text:p>50141,45</text:p>
          </table:table-cell>
          <table:table-cell table:style-name="ce34" table:formula="of:=([.G78]-MOD([.G78];4))+4*[.I78]" office:value-type="float" office:value="50140" calcext:value-type="float">
            <text:p>50140</text:p>
          </table:table-cell>
          <table:table-cell table:style-name="ce31"/>
          <table:table-cell table:style-name="ce10" table:formula="of:=[.$B$18]*[.A78]" office:value-type="float" office:value="15.6" calcext:value-type="float">
            <text:p>15,60</text:p>
          </table:table-cell>
          <table:table-cell table:style-name="ce43" table:formula="of:=2*(DEGREES(ASIN(([.O78]*0.5)/[.$B$4])))" office:value-type="float" office:value="15.6000008415359" calcext:value-type="float">
            <text:p>15,6000</text:p>
          </table:table-cell>
          <table:table-cell table:style-name="ce43" table:formula="of:=[.K78]-[.K77]" office:value-type="float" office:value="0.299996414995967" calcext:value-type="float">
            <text:p>0,3000</text:p>
          </table:table-cell>
          <table:table-cell table:style-name="ce10" table:formula="of:=(SIN((RADIANS(([.J78])*0.5)))*[.$B$4]*2)" office:value-type="float" office:value="62.42916331978" calcext:value-type="float">
            <text:p>62,43</text:p>
          </table:table-cell>
          <table:table-cell table:style-name="ce10" table:formula="of:=(SIN((RADIANS(([.J78])*0.5)))*[.$B$4]*2)-[.M77]" office:value-type="float" office:value="1.19334759756594" calcext:value-type="float">
            <text:p>1,19</text:p>
          </table:table-cell>
          <table:table-cell table:style-name="ce13" table:formula="of:=[.D78]/[.$B$20]" office:value-type="float" office:value="62.4291666666667" calcext:value-type="float">
            <text:p>62,43</text:p>
          </table:table-cell>
          <table:table-cell table:style-name="ce13" table:formula="of:=[.F78]/[.$B$20]" office:value-type="float" office:value="1.19333333333333" calcext:value-type="float">
            <text:p>1,19</text:p>
          </table:table-cell>
          <table:table-cell table:style-name="ce10" table:formula="of:=([.$B$21]*([.J78]-[.J77]))/360" office:value-type="float" office:value="71.8034091666664" calcext:value-type="float">
            <text:p>71,80</text:p>
          </table:table-cell>
          <table:table-cell table:style-name="ce10" table:formula="of:=[.A78]*(([.$B$21]*([.K78]-[.K77]))/360)" office:value-type="float" office:value="3733.73265797801" calcext:value-type="float">
            <text:p>3733,73</text:p>
          </table:table-cell>
          <table:table-cell table:style-name="ce20" table:formula="of:=[.H78]*([.F78]/1000000)" office:value-type="float" office:value="71.80048" calcext:value-type="float">
            <text:p>71,80</text:p>
          </table:table-cell>
          <table:table-cell table:style-name="ce20" table:formula="of:=[.S78]+[.T77]" office:value-type="float" office:value="3733.904152" calcext:value-type="float">
            <text:p>3733,90</text:p>
          </table:table-cell>
          <table:table-cell table:style-name="ce61" table:formula="of:=1000000*([.R78]-[.T78])" office:value-type="float" office:value="-171494.021989474" calcext:value-type="float">
            <text:p>-171494,02</text:p>
          </table:table-cell>
          <table:table-cell table:style-name="ce61" table:formula="of:=([.J78]-[.K78])*3600" office:value-type="float" office:value="-0.00302952936337419" calcext:value-type="float">
            <text:p>-0,00</text:p>
          </table:table-cell>
          <table:table-cell table:style-name="ce61" table:formula="of:=1000*([.M78]-[.O78])" office:value-type="float" office:value="-0.00334688666470129" calcext:value-type="float">
            <text:p>-0,00</text:p>
          </table:table-cell>
          <table:table-cell table:number-columns-repeated="1001"/>
        </table:table-row>
        <table:table-row table:style-name="ro1">
          <table:table-cell table:formula="of:=[.A78]+1" office:value-type="float" office:value="53" calcext:value-type="float">
            <text:p>53</text:p>
          </table:table-cell>
          <table:table-cell table:style-name="ce10" table:formula="of:=[.M79]*[.$B$20]" office:value-type="float" office:value="76346.4996418209" calcext:value-type="float">
            <text:p>76346,50</text:p>
          </table:table-cell>
          <table:table-cell table:style-name="ce10" table:formula="of:=[.B79]-[.B78]" office:value-type="float" office:value="1431.50365808485" calcext:value-type="float">
            <text:p>1431,50</text:p>
          </table:table-cell>
          <table:table-cell table:style-name="ce34" table:formula="of:=(ROUND([.B79];0))+[.E79]"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formula="of:=[.D79]-[.D78]" office:value-type="float" office:value="1431" calcext:value-type="float">
            <text:p>1431</text:p>
          </table:table-cell>
          <table:table-cell table:style-name="ce10" table:formula="of:=1000000*[.Q79]/[.C79]" office:value-type="float" office:value="50159.4311416078" calcext:value-type="float">
            <text:p>50159,43</text:p>
          </table:table-cell>
          <table:table-cell table:style-name="ce34" table:formula="of:=([.G79]-MOD([.G79];4))+4*[.I79]" office:value-type="float" office:value="50156" calcext:value-type="float">
            <text:p>50156</text:p>
          </table:table-cell>
          <table:table-cell table:style-name="ce31"/>
          <table:table-cell table:style-name="ce10" table:formula="of:=[.$B$18]*[.A79]" office:value-type="float" office:value="15.9" calcext:value-type="float">
            <text:p>15,90</text:p>
          </table:table-cell>
          <table:table-cell table:style-name="ce43" table:formula="of:=2*(DEGREES(ASIN(([.O79]*0.5)/[.$B$4])))" office:value-type="float" office:value="15.899895271126" calcext:value-type="float">
            <text:p>15,8999</text:p>
          </table:table-cell>
          <table:table-cell table:style-name="ce43" table:formula="of:=[.K79]-[.K78]" office:value-type="float" office:value="0.299894429590076" calcext:value-type="float">
            <text:p>0,2999</text:p>
          </table:table-cell>
          <table:table-cell table:style-name="ce10" table:formula="of:=(SIN((RADIANS(([.J79])*0.5)))*[.$B$4]*2)" office:value-type="float" office:value="63.6220830348507" calcext:value-type="float">
            <text:p>63,62</text:p>
          </table:table-cell>
          <table:table-cell table:style-name="ce10" table:formula="of:=(SIN((RADIANS(([.J79])*0.5)))*[.$B$4]*2)-[.M78]" office:value-type="float" office:value="1.1929197150707" calcext:value-type="float">
            <text:p>1,19</text:p>
          </table:table-cell>
          <table:table-cell table:style-name="ce13" table:formula="of:=[.D79]/[.$B$20]" office:value-type="float" office:value="63.6216666666667" calcext:value-type="float">
            <text:p>63,62</text:p>
          </table:table-cell>
          <table:table-cell table:style-name="ce13" table:formula="of:=[.F79]/[.$B$20]" office:value-type="float" office:value="1.1925" calcext:value-type="float">
            <text:p>1,19</text:p>
          </table:table-cell>
          <table:table-cell table:style-name="ce10" table:formula="of:=([.$B$21]*([.J79]-[.J78]))/360" office:value-type="float" office:value="71.8034091666668" calcext:value-type="float">
            <text:p>71,80</text:p>
          </table:table-cell>
          <table:table-cell table:style-name="ce10" table:formula="of:=[.A79]*(([.$B$21]*([.K79]-[.K78]))/360)" office:value-type="float" office:value="3804.24149678999" calcext:value-type="float">
            <text:p>3804,24</text:p>
          </table:table-cell>
          <table:table-cell table:style-name="ce20" table:formula="of:=[.H79]*([.F79]/1000000)" office:value-type="float" office:value="71.773236" calcext:value-type="float">
            <text:p>71,77</text:p>
          </table:table-cell>
          <table:table-cell table:style-name="ce20" table:formula="of:=[.S79]+[.T78]" office:value-type="float" office:value="3805.677388" calcext:value-type="float">
            <text:p>3805,68</text:p>
          </table:table-cell>
          <table:table-cell table:style-name="ce61" table:formula="of:=1000000*([.R79]-[.T79])" office:value-type="float" office:value="-1435891.21001378" calcext:value-type="float">
            <text:p>-1435891,21</text:p>
          </table:table-cell>
          <table:table-cell table:style-name="ce61" table:formula="of:=([.J79]-[.K79])*3600" office:value-type="float" office:value="0.377023946366961" calcext:value-type="float">
            <text:p>0,38</text:p>
          </table:table-cell>
          <table:table-cell table:style-name="ce61" table:formula="of:=1000*([.M79]-[.O79])" office:value-type="float" office:value="0.4163681840339" calcext:value-type="float">
            <text:p>0,42</text:p>
          </table:table-cell>
          <table:table-cell table:number-columns-repeated="1001"/>
        </table:table-row>
        <table:table-row table:style-name="ro1">
          <table:table-cell table:formula="of:=[.A79]+1" office:value-type="float" office:value="54" calcext:value-type="float">
            <text:p>54</text:p>
          </table:table-cell>
          <table:table-cell table:style-name="ce10" table:formula="of:=[.M80]*[.$B$20]" office:value-type="float" office:value="77777.4800295456" calcext:value-type="float">
            <text:p>77777,48</text:p>
          </table:table-cell>
          <table:table-cell table:style-name="ce10" table:formula="of:=[.B80]-[.B79]" office:value-type="float" office:value="1430.98038772476" calcext:value-type="float">
            <text:p>1430,98</text:p>
          </table:table-cell>
          <table:table-cell table:style-name="ce34" table:formula="of:=(ROUND([.B80];0))+[.E80]" office:value-type="float" office:value="77777" calcext:value-type="float">
            <text:p>77777</text:p>
          </table:table-cell>
          <table:table-cell office:value-type="float" office:value="0" calcext:value-type="float">
            <text:p>0</text:p>
          </table:table-cell>
          <table:table-cell table:formula="of:=[.D80]-[.D79]" office:value-type="float" office:value="1431" calcext:value-type="float">
            <text:p>1431</text:p>
          </table:table-cell>
          <table:table-cell table:style-name="ce10" table:formula="of:=1000000*[.Q80]/[.C80]" office:value-type="float" office:value="50177.7730726507" calcext:value-type="float">
            <text:p>50177,77</text:p>
          </table:table-cell>
          <table:table-cell table:style-name="ce34" table:formula="of:=([.G80]-MOD([.G80];4))+4*[.I80]" office:value-type="float" office:value="50176" calcext:value-type="float">
            <text:p>50176</text:p>
          </table:table-cell>
          <table:table-cell table:style-name="ce31"/>
          <table:table-cell table:style-name="ce10" table:formula="of:=[.$B$18]*[.A80]" office:value-type="float" office:value="16.2" calcext:value-type="float">
            <text:p>16,20</text:p>
          </table:table-cell>
          <table:table-cell table:style-name="ce43" table:formula="of:=2*(DEGREES(ASIN(([.O80]*0.5)/[.$B$4])))" office:value-type="float" office:value="16.1998993448688" calcext:value-type="float">
            <text:p>16,1999</text:p>
          </table:table-cell>
          <table:table-cell table:style-name="ce43" table:formula="of:=[.K80]-[.K79]" office:value-type="float" office:value="0.300004073742766" calcext:value-type="float">
            <text:p>0,3000</text:p>
          </table:table-cell>
          <table:table-cell table:style-name="ce10" table:formula="of:=(SIN((RADIANS(([.J80])*0.5)))*[.$B$4]*2)" office:value-type="float" office:value="64.814566691288" calcext:value-type="float">
            <text:p>64,81</text:p>
          </table:table-cell>
          <table:table-cell table:style-name="ce10" table:formula="of:=(SIN((RADIANS(([.J80])*0.5)))*[.$B$4]*2)-[.M79]" office:value-type="float" office:value="1.19248365643731" calcext:value-type="float">
            <text:p>1,19</text:p>
          </table:table-cell>
          <table:table-cell table:style-name="ce13" table:formula="of:=[.D80]/[.$B$20]" office:value-type="float" office:value="64.8141666666667" calcext:value-type="float">
            <text:p>64,81</text:p>
          </table:table-cell>
          <table:table-cell table:style-name="ce13" table:formula="of:=[.F80]/[.$B$20]" office:value-type="float" office:value="1.1925" calcext:value-type="float">
            <text:p>1,19</text:p>
          </table:table-cell>
          <table:table-cell table:style-name="ce10" table:formula="of:=([.$B$21]*([.J80]-[.J79]))/360" office:value-type="float" office:value="71.8034091666668" calcext:value-type="float">
            <text:p>71,80</text:p>
          </table:table-cell>
          <table:table-cell table:style-name="ce10" table:formula="of:=[.A80]*(([.$B$21]*([.K80]-[.K79]))/360)" office:value-type="float" office:value="3877.43674655136" calcext:value-type="float">
            <text:p>3877,44</text:p>
          </table:table-cell>
          <table:table-cell table:style-name="ce20" table:formula="of:=[.H80]*([.F80]/1000000)" office:value-type="float" office:value="71.801856" calcext:value-type="float">
            <text:p>71,80</text:p>
          </table:table-cell>
          <table:table-cell table:style-name="ce20" table:formula="of:=[.S80]+[.T79]" office:value-type="float" office:value="3877.479244" calcext:value-type="float">
            <text:p>3877,48</text:p>
          </table:table-cell>
          <table:table-cell table:style-name="ce61" table:formula="of:=1000000*([.R80]-[.T80])" office:value-type="float" office:value="-42497.448640006" calcext:value-type="float">
            <text:p>-42497,45</text:p>
          </table:table-cell>
          <table:table-cell table:style-name="ce61" table:formula="of:=([.J80]-[.K80])*3600" office:value-type="float" office:value="0.362358472405333" calcext:value-type="float">
            <text:p>0,36</text:p>
          </table:table-cell>
          <table:table-cell table:style-name="ce61" table:formula="of:=1000*([.M80]-[.O80])" office:value-type="float" office:value="0.400024621328043" calcext:value-type="float">
            <text:p>0,40</text:p>
          </table:table-cell>
          <table:table-cell table:number-columns-repeated="1001"/>
        </table:table-row>
        <table:table-row table:style-name="ro1">
          <table:table-cell table:formula="of:=[.A80]+1" office:value-type="float" office:value="55" calcext:value-type="float">
            <text:p>55</text:p>
          </table:table-cell>
          <table:table-cell table:style-name="ce10" table:formula="of:=[.M81]*[.$B$20]" office:value-type="float" office:value="79207.927339131" calcext:value-type="float">
            <text:p>79207,93</text:p>
          </table:table-cell>
          <table:table-cell table:style-name="ce10" table:formula="of:=[.B81]-[.B80]" office:value-type="float" office:value="1430.44730958536" calcext:value-type="float">
            <text:p>1430,45</text:p>
          </table:table-cell>
          <table:table-cell table:style-name="ce34" table:formula="of:=(ROUND([.B81];0))+[.E81]" office:value-type="float" office:value="79208" calcext:value-type="float">
            <text:p>79208</text:p>
          </table:table-cell>
          <table:table-cell office:value-type="float" office:value="0" calcext:value-type="float">
            <text:p>0</text:p>
          </table:table-cell>
          <table:table-cell table:formula="of:=[.D81]-[.D80]" office:value-type="float" office:value="1431" calcext:value-type="float">
            <text:p>1431</text:p>
          </table:table-cell>
          <table:table-cell table:style-name="ce10" table:formula="of:=1000000*[.Q81]/[.C81]" office:value-type="float" office:value="50196.4725897386" calcext:value-type="float">
            <text:p>50196,47</text:p>
          </table:table-cell>
          <table:table-cell table:style-name="ce34" table:formula="of:=([.G81]-MOD([.G81];4))+4*[.I81]" office:value-type="float" office:value="50196" calcext:value-type="float">
            <text:p>50196</text:p>
          </table:table-cell>
          <table:table-cell table:style-name="ce31"/>
          <table:table-cell table:style-name="ce10" table:formula="of:=[.$B$18]*[.A81]" office:value-type="float" office:value="16.5" calcext:value-type="float">
            <text:p>16,50</text:p>
          </table:table-cell>
          <table:table-cell table:style-name="ce43" table:formula="of:=2*(DEGREES(ASIN(([.O81]*0.5)/[.$B$4])))" office:value-type="float" office:value="16.5000152416472" calcext:value-type="float">
            <text:p>16,5000</text:p>
          </table:table-cell>
          <table:table-cell table:style-name="ce43" table:formula="of:=[.K81]-[.K80]" office:value-type="float" office:value="0.300115896778419" calcext:value-type="float">
            <text:p>0,3001</text:p>
          </table:table-cell>
          <table:table-cell table:style-name="ce10" table:formula="of:=(SIN((RADIANS(([.J81])*0.5)))*[.$B$4]*2)" office:value-type="float" office:value="66.0066061159425" calcext:value-type="float">
            <text:p>66,01</text:p>
          </table:table-cell>
          <table:table-cell table:style-name="ce10" table:formula="of:=(SIN((RADIANS(([.J81])*0.5)))*[.$B$4]*2)-[.M80]" office:value-type="float" office:value="1.19203942465447" calcext:value-type="float">
            <text:p>1,19</text:p>
          </table:table-cell>
          <table:table-cell table:style-name="ce13" table:formula="of:=[.D81]/[.$B$20]" office:value-type="float" office:value="66.0066666666667" calcext:value-type="float">
            <text:p>66,01</text:p>
          </table:table-cell>
          <table:table-cell table:style-name="ce13" table:formula="of:=[.F81]/[.$B$20]" office:value-type="float" office:value="1.1925" calcext:value-type="float">
            <text:p>1,19</text:p>
          </table:table-cell>
          <table:table-cell table:style-name="ce10" table:formula="of:=([.$B$21]*([.J81]-[.J80]))/360" office:value-type="float" office:value="71.8034091666668" calcext:value-type="float">
            <text:p>71,80</text:p>
          </table:table-cell>
          <table:table-cell table:style-name="ce10" table:formula="of:=[.A81]*(([.$B$21]*([.K81]-[.K80]))/360)" office:value-type="float" office:value="3950.71316453035" calcext:value-type="float">
            <text:p>3950,71</text:p>
          </table:table-cell>
          <table:table-cell table:style-name="ce20" table:formula="of:=[.H81]*([.F81]/1000000)" office:value-type="float" office:value="71.830476" calcext:value-type="float">
            <text:p>71,83</text:p>
          </table:table-cell>
          <table:table-cell table:style-name="ce20" table:formula="of:=[.S81]+[.T80]" office:value-type="float" office:value="3949.30972" calcext:value-type="float">
            <text:p>3949,31</text:p>
          </table:table-cell>
          <table:table-cell table:style-name="ce61" table:formula="of:=1000000*([.R81]-[.T81])" office:value-type="float" office:value="1403444.53034459" calcext:value-type="float">
            <text:p>1403444,53</text:p>
          </table:table-cell>
          <table:table-cell table:style-name="ce61" table:formula="of:=([.J81]-[.K81])*3600" office:value-type="float" office:value="-0.0548699298988709" calcext:value-type="float">
            <text:p>-0,05</text:p>
          </table:table-cell>
          <table:table-cell table:style-name="ce61" table:formula="of:=1000*([.M81]-[.O81])" office:value-type="float" office:value="-0.0605507241573378" calcext:value-type="float">
            <text:p>-0,06</text:p>
          </table:table-cell>
          <table:table-cell table:number-columns-repeated="1001"/>
        </table:table-row>
        <table:table-row table:style-name="ro1">
          <table:table-cell table:formula="of:=[.A81]+1" office:value-type="float" office:value="56" calcext:value-type="float">
            <text:p>56</text:p>
          </table:table-cell>
          <table:table-cell table:style-name="ce10" table:formula="of:=[.M82]*[.$B$20]" office:value-type="float" office:value="80637.8317664512" calcext:value-type="float">
            <text:p>80637,83</text:p>
          </table:table-cell>
          <table:table-cell table:style-name="ce10" table:formula="of:=[.B82]-[.B81]" office:value-type="float" office:value="1429.90442732023" calcext:value-type="float">
            <text:p>1429,90</text:p>
          </table:table-cell>
          <table:table-cell table:style-name="ce34" table:formula="of:=(ROUND([.B82];0))+[.E82]" office:value-type="float" office:value="80638" calcext:value-type="float">
            <text:p>80638</text:p>
          </table:table-cell>
          <table:table-cell office:value-type="float" office:value="0" calcext:value-type="float">
            <text:p>0</text:p>
          </table:table-cell>
          <table:table-cell table:formula="of:=[.D82]-[.D81]" office:value-type="float" office:value="1430" calcext:value-type="float">
            <text:p>1430</text:p>
          </table:table-cell>
          <table:table-cell table:style-name="ce10" table:formula="of:=1000000*[.Q82]/[.C82]" office:value-type="float" office:value="50215.5303492786" calcext:value-type="float">
            <text:p>50215,53</text:p>
          </table:table-cell>
          <table:table-cell table:style-name="ce34" table:formula="of:=([.G82]-MOD([.G82];4))+4*[.I82]" office:value-type="float" office:value="50212" calcext:value-type="float">
            <text:p>50212</text:p>
          </table:table-cell>
          <table:table-cell table:style-name="ce31"/>
          <table:table-cell table:style-name="ce10" table:formula="of:=[.$B$18]*[.A82]" office:value-type="float" office:value="16.8" calcext:value-type="float">
            <text:p>16,80</text:p>
          </table:table-cell>
          <table:table-cell table:style-name="ce43" table:formula="of:=2*(DEGREES(ASIN(([.O82]*0.5)/[.$B$4])))" office:value-type="float" office:value="16.8000353028935" calcext:value-type="float">
            <text:p>16,8000</text:p>
          </table:table-cell>
          <table:table-cell table:style-name="ce43" table:formula="of:=[.K82]-[.K81]" office:value-type="float" office:value="0.300020061246354" calcext:value-type="float">
            <text:p>0,3000</text:p>
          </table:table-cell>
          <table:table-cell table:style-name="ce10" table:formula="of:=(SIN((RADIANS(([.J82])*0.5)))*[.$B$4]*2)" office:value-type="float" office:value="67.1981931387094" calcext:value-type="float">
            <text:p>67,20</text:p>
          </table:table-cell>
          <table:table-cell table:style-name="ce10" table:formula="of:=(SIN((RADIANS(([.J82])*0.5)))*[.$B$4]*2)-[.M81]" office:value-type="float" office:value="1.19158702276685" calcext:value-type="float">
            <text:p>1,19</text:p>
          </table:table-cell>
          <table:table-cell table:style-name="ce13" table:formula="of:=[.D82]/[.$B$20]" office:value-type="float" office:value="67.1983333333333" calcext:value-type="float">
            <text:p>67,20</text:p>
          </table:table-cell>
          <table:table-cell table:style-name="ce13" table:formula="of:=[.F82]/[.$B$20]" office:value-type="float" office:value="1.19166666666667" calcext:value-type="float">
            <text:p>1,19</text:p>
          </table:table-cell>
          <table:table-cell table:style-name="ce10" table:formula="of:=([.$B$21]*([.J82]-[.J81]))/360" office:value-type="float" office:value="71.8034091666668" calcext:value-type="float">
            <text:p>71,80</text:p>
          </table:table-cell>
          <table:table-cell table:style-name="ce10" table:formula="of:=[.A82]*(([.$B$21]*([.K82]-[.K81]))/360)" office:value-type="float" office:value="4021.25980029766" calcext:value-type="float">
            <text:p>4021,26</text:p>
          </table:table-cell>
          <table:table-cell table:style-name="ce20" table:formula="of:=[.H82]*([.F82]/1000000)" office:value-type="float" office:value="71.80316" calcext:value-type="float">
            <text:p>71,80</text:p>
          </table:table-cell>
          <table:table-cell table:style-name="ce20" table:formula="of:=[.S82]+[.T81]" office:value-type="float" office:value="4021.11288" calcext:value-type="float">
            <text:p>4021,11</text:p>
          </table:table-cell>
          <table:table-cell table:style-name="ce61" table:formula="of:=1000000*([.R82]-[.T82])" office:value-type="float" office:value="146920.297660017" calcext:value-type="float">
            <text:p>146920,30</text:p>
          </table:table-cell>
          <table:table-cell table:style-name="ce61" table:formula="of:=([.J82]-[.K82])*3600" office:value-type="float" office:value="-0.127090416769704" calcext:value-type="float">
            <text:p>-0,13</text:p>
          </table:table-cell>
          <table:table-cell table:style-name="ce61" table:formula="of:=1000*([.M82]-[.O82])" office:value-type="float" office:value="-0.140194623938328" calcext:value-type="float">
            <text:p>-0,14</text:p>
          </table:table-cell>
          <table:table-cell table:number-columns-repeated="1001"/>
        </table:table-row>
        <table:table-row table:style-name="ro1">
          <table:table-cell table:formula="of:=[.A82]+1" office:value-type="float" office:value="57" calcext:value-type="float">
            <text:p>57</text:p>
          </table:table-cell>
          <table:table-cell table:style-name="ce10" table:formula="of:=[.M83]*[.$B$20]" office:value-type="float" office:value="82067.1835111015" calcext:value-type="float">
            <text:p>82067,18</text:p>
          </table:table-cell>
          <table:table-cell table:style-name="ce10" table:formula="of:=[.B83]-[.B82]" office:value-type="float" office:value="1429.35174465027" calcext:value-type="float">
            <text:p>1429,35</text:p>
          </table:table-cell>
          <table:table-cell table:style-name="ce34" table:formula="of:=(ROUND([.B83];0))+[.E83]" office:value-type="float" office:value="82067" calcext:value-type="float">
            <text:p>82067</text:p>
          </table:table-cell>
          <table:table-cell office:value-type="float" office:value="0" calcext:value-type="float">
            <text:p>0</text:p>
          </table:table-cell>
          <table:table-cell table:formula="of:=[.D83]-[.D82]" office:value-type="float" office:value="1429" calcext:value-type="float">
            <text:p>1429</text:p>
          </table:table-cell>
          <table:table-cell table:style-name="ce10" table:formula="of:=1000000*[.Q83]/[.C83]" office:value-type="float" office:value="50234.9470208502" calcext:value-type="float">
            <text:p>50234,95</text:p>
          </table:table-cell>
          <table:table-cell table:style-name="ce34" table:formula="of:=([.G83]-MOD([.G83];4))+4*[.I83]" office:value-type="float" office:value="50232" calcext:value-type="float">
            <text:p>50232</text:p>
          </table:table-cell>
          <table:table-cell table:style-name="ce31"/>
          <table:table-cell table:style-name="ce10" table:formula="of:=[.$B$18]*[.A83]" office:value-type="float" office:value="17.1" calcext:value-type="float">
            <text:p>17,10</text:p>
          </table:table-cell>
          <table:table-cell table:style-name="ce43" table:formula="of:=2*(DEGREES(ASIN(([.O83]*0.5)/[.$B$4])))" office:value-type="float" office:value="17.0999614761721" calcext:value-type="float">
            <text:p>17,1000</text:p>
          </table:table-cell>
          <table:table-cell table:style-name="ce43" table:formula="of:=[.K83]-[.K82]" office:value-type="float" office:value="0.299926173278571" calcext:value-type="float">
            <text:p>0,2999</text:p>
          </table:table-cell>
          <table:table-cell table:style-name="ce10" table:formula="of:=(SIN((RADIANS(([.J83])*0.5)))*[.$B$4]*2)" office:value-type="float" office:value="68.3893195925846" calcext:value-type="float">
            <text:p>68,39</text:p>
          </table:table-cell>
          <table:table-cell table:style-name="ce10" table:formula="of:=(SIN((RADIANS(([.J83])*0.5)))*[.$B$4]*2)-[.M82]" office:value-type="float" office:value="1.19112645387523" calcext:value-type="float">
            <text:p>1,19</text:p>
          </table:table-cell>
          <table:table-cell table:style-name="ce13" table:formula="of:=[.D83]/[.$B$20]" office:value-type="float" office:value="68.3891666666667" calcext:value-type="float">
            <text:p>68,39</text:p>
          </table:table-cell>
          <table:table-cell table:style-name="ce13" table:formula="of:=[.F83]/[.$B$20]" office:value-type="float" office:value="1.19083333333333" calcext:value-type="float">
            <text:p>1,19</text:p>
          </table:table-cell>
          <table:table-cell table:style-name="ce10" table:formula="of:=([.$B$21]*([.J83]-[.J82]))/360" office:value-type="float" office:value="71.803409166666" calcext:value-type="float">
            <text:p>71,80</text:p>
          </table:table-cell>
          <table:table-cell table:style-name="ce10" table:formula="of:=[.A83]*(([.$B$21]*([.K83]-[.K82]))/360)" office:value-type="float" office:value="4091.78713054563" calcext:value-type="float">
            <text:p>4091,79</text:p>
          </table:table-cell>
          <table:table-cell table:style-name="ce20" table:formula="of:=[.H83]*([.F83]/1000000)" office:value-type="float" office:value="71.781528" calcext:value-type="float">
            <text:p>71,78</text:p>
          </table:table-cell>
          <table:table-cell table:style-name="ce20" table:formula="of:=[.S83]+[.T82]" office:value-type="float" office:value="4092.894408" calcext:value-type="float">
            <text:p>4092,89</text:p>
          </table:table-cell>
          <table:table-cell table:style-name="ce61" table:formula="of:=1000000*([.R83]-[.T83])" office:value-type="float" office:value="-1107277.45437634" calcext:value-type="float">
            <text:p>-1107277,45</text:p>
          </table:table-cell>
          <table:table-cell table:style-name="ce61" table:formula="of:=([.J83]-[.K83])*3600" office:value-type="float" office:value="0.138685780376591" calcext:value-type="float">
            <text:p>0,14</text:p>
          </table:table-cell>
          <table:table-cell table:style-name="ce61" table:formula="of:=1000*([.M83]-[.O83])" office:value-type="float" office:value="0.152925917930702" calcext:value-type="float">
            <text:p>0,15</text:p>
          </table:table-cell>
          <table:table-cell table:number-columns-repeated="1001"/>
        </table:table-row>
        <table:table-row table:style-name="ro1">
          <table:table-cell table:formula="of:=[.A83]+1" office:value-type="float" office:value="58" calcext:value-type="float">
            <text:p>58</text:p>
          </table:table-cell>
          <table:table-cell table:style-name="ce10" table:formula="of:=[.M84]*[.$B$20]" office:value-type="float" office:value="83495.972776465" calcext:value-type="float">
            <text:p>83495,97</text:p>
          </table:table-cell>
          <table:table-cell table:style-name="ce10" table:formula="of:=[.B84]-[.B83]" office:value-type="float" office:value="1428.78926536352" calcext:value-type="float">
            <text:p>1428,79</text:p>
          </table:table-cell>
          <table:table-cell table:style-name="ce34" table:formula="of:=(ROUND([.B84];0))+[.E84]" office:value-type="float" office:value="83496" calcext:value-type="float">
            <text:p>83496</text:p>
          </table:table-cell>
          <table:table-cell office:value-type="float" office:value="0" calcext:value-type="float">
            <text:p>0</text:p>
          </table:table-cell>
          <table:table-cell table:formula="of:=[.D84]-[.D83]" office:value-type="float" office:value="1429" calcext:value-type="float">
            <text:p>1429</text:p>
          </table:table-cell>
          <table:table-cell table:style-name="ce10" table:formula="of:=1000000*[.Q84]/[.C84]" office:value-type="float" office:value="50254.7232872709" calcext:value-type="float">
            <text:p>50254,72</text:p>
          </table:table-cell>
          <table:table-cell table:style-name="ce34" table:formula="of:=([.G84]-MOD([.G84];4))+4*[.I84]" office:value-type="float" office:value="50252" calcext:value-type="float">
            <text:p>50252</text:p>
          </table:table-cell>
          <table:table-cell table:style-name="ce31"/>
          <table:table-cell table:style-name="ce10" table:formula="of:=[.$B$18]*[.A84]" office:value-type="float" office:value="17.4" calcext:value-type="float">
            <text:p>17,40</text:p>
          </table:table-cell>
          <table:table-cell table:style-name="ce43" table:formula="of:=2*(DEGREES(ASIN(([.O84]*0.5)/[.$B$4])))" office:value-type="float" office:value="17.4000057172092" calcext:value-type="float">
            <text:p>17,4000</text:p>
          </table:table-cell>
          <table:table-cell table:style-name="ce43" table:formula="of:=[.K84]-[.K83]" office:value-type="float" office:value="0.30004424103706" calcext:value-type="float">
            <text:p>0,3000</text:p>
          </table:table-cell>
          <table:table-cell table:style-name="ce10" table:formula="of:=(SIN((RADIANS(([.J84])*0.5)))*[.$B$4]*2)" office:value-type="float" office:value="69.5799773137208" calcext:value-type="float">
            <text:p>69,58</text:p>
          </table:table-cell>
          <table:table-cell table:style-name="ce10" table:formula="of:=(SIN((RADIANS(([.J84])*0.5)))*[.$B$4]*2)-[.M83]" office:value-type="float" office:value="1.19065772113626" calcext:value-type="float">
            <text:p>1,19</text:p>
          </table:table-cell>
          <table:table-cell table:style-name="ce13" table:formula="of:=[.D84]/[.$B$20]" office:value-type="float" office:value="69.58" calcext:value-type="float">
            <text:p>69,58</text:p>
          </table:table-cell>
          <table:table-cell table:style-name="ce13" table:formula="of:=[.F84]/[.$B$20]" office:value-type="float" office:value="1.19083333333333" calcext:value-type="float">
            <text:p>1,19</text:p>
          </table:table-cell>
          <table:table-cell table:style-name="ce10" table:formula="of:=([.$B$21]*([.J84]-[.J83]))/360" office:value-type="float" office:value="71.8034091666668" calcext:value-type="float">
            <text:p>71,80</text:p>
          </table:table-cell>
          <table:table-cell table:style-name="ce10" table:formula="of:=[.A84]*(([.$B$21]*([.K84]-[.K83]))/360)" office:value-type="float" office:value="4165.21188540863" calcext:value-type="float">
            <text:p>4165,21</text:p>
          </table:table-cell>
          <table:table-cell table:style-name="ce20" table:formula="of:=[.H84]*([.F84]/1000000)" office:value-type="float" office:value="71.810108" calcext:value-type="float">
            <text:p>71,81</text:p>
          </table:table-cell>
          <table:table-cell table:style-name="ce20" table:formula="of:=[.S84]+[.T83]" office:value-type="float" office:value="4164.704516" calcext:value-type="float">
            <text:p>4164,70</text:p>
          </table:table-cell>
          <table:table-cell table:style-name="ce61" table:formula="of:=1000000*([.R84]-[.T84])" office:value-type="float" office:value="507369.408625891" calcext:value-type="float">
            <text:p>507369,41</text:p>
          </table:table-cell>
          <table:table-cell table:style-name="ce61" table:formula="of:=([.J84]-[.K84])*3600" office:value-type="float" office:value="-0.0205819530506801" calcext:value-type="float">
            <text:p>-0,02</text:p>
          </table:table-cell>
          <table:table-cell table:style-name="ce61" table:formula="of:=1000*([.M84]-[.O84])" office:value-type="float" office:value="-0.0226862791947724" calcext:value-type="float">
            <text:p>-0,02</text:p>
          </table:table-cell>
          <table:table-cell table:number-columns-repeated="1001"/>
        </table:table-row>
        <table:table-row table:style-name="ro1">
          <table:table-cell table:formula="of:=[.A84]+1" office:value-type="float" office:value="59" calcext:value-type="float">
            <text:p>59</text:p>
          </table:table-cell>
          <table:table-cell table:style-name="ce10" table:formula="of:=[.M85]*[.$B$20]" office:value-type="float" office:value="84924.1897697801" calcext:value-type="float">
            <text:p>84924,19</text:p>
          </table:table-cell>
          <table:table-cell table:style-name="ce10" table:formula="of:=[.B85]-[.B84]" office:value-type="float" office:value="1428.2169933151" calcext:value-type="float">
            <text:p>1428,22</text:p>
          </table:table-cell>
          <table:table-cell table:style-name="ce34" table:formula="of:=(ROUND([.B85];0))+[.E85]" office:value-type="float" office:value="84924" calcext:value-type="float">
            <text:p>84924</text:p>
          </table:table-cell>
          <table:table-cell office:value-type="float" office:value="0" calcext:value-type="float">
            <text:p>0</text:p>
          </table:table-cell>
          <table:table-cell table:formula="of:=[.D85]-[.D84]" office:value-type="float" office:value="1428" calcext:value-type="float">
            <text:p>1428</text:p>
          </table:table-cell>
          <table:table-cell table:style-name="ce10" table:formula="of:=1000000*[.Q85]/[.C85]" office:value-type="float" office:value="50274.8598446519" calcext:value-type="float">
            <text:p>50274,86</text:p>
          </table:table-cell>
          <table:table-cell table:style-name="ce34" table:formula="of:=([.G85]-MOD([.G85];4))+4*[.I85]" office:value-type="float" office:value="50272" calcext:value-type="float">
            <text:p>50272</text:p>
          </table:table-cell>
          <table:table-cell table:style-name="ce31"/>
          <table:table-cell table:style-name="ce10" table:formula="of:=[.$B$18]*[.A85]" office:value-type="float" office:value="17.7" calcext:value-type="float">
            <text:p>17,70</text:p>
          </table:table-cell>
          <table:table-cell table:style-name="ce43" table:formula="of:=2*(DEGREES(ASIN(([.O85]*0.5)/[.$B$4])))" office:value-type="float" office:value="17.6999601303787" calcext:value-type="float">
            <text:p>17,7000</text:p>
          </table:table-cell>
          <table:table-cell table:style-name="ce43" table:formula="of:=[.K85]-[.K84]" office:value-type="float" office:value="0.29995441316947" calcext:value-type="float">
            <text:p>0,3000</text:p>
          </table:table-cell>
          <table:table-cell table:style-name="ce10" table:formula="of:=(SIN((RADIANS(([.J85])*0.5)))*[.$B$4]*2)" office:value-type="float" office:value="70.7701581414834" calcext:value-type="float">
            <text:p>70,77</text:p>
          </table:table-cell>
          <table:table-cell table:style-name="ce10" table:formula="of:=(SIN((RADIANS(([.J85])*0.5)))*[.$B$4]*2)-[.M84]" office:value-type="float" office:value="1.19018082776259" calcext:value-type="float">
            <text:p>1,19</text:p>
          </table:table-cell>
          <table:table-cell table:style-name="ce13" table:formula="of:=[.D85]/[.$B$20]" office:value-type="float" office:value="70.77" calcext:value-type="float">
            <text:p>70,77</text:p>
          </table:table-cell>
          <table:table-cell table:style-name="ce13" table:formula="of:=[.F85]/[.$B$20]" office:value-type="float" office:value="1.19" calcext:value-type="float">
            <text:p>1,19</text:p>
          </table:table-cell>
          <table:table-cell table:style-name="ce10" table:formula="of:=([.$B$21]*([.J85]-[.J84]))/360" office:value-type="float" office:value="71.8034091666668" calcext:value-type="float">
            <text:p>71,80</text:p>
          </table:table-cell>
          <table:table-cell table:style-name="ce10" table:formula="of:=[.A85]*(([.$B$21]*([.K85]-[.K84]))/360)" office:value-type="float" office:value="4235.75739383045" calcext:value-type="float">
            <text:p>4235,76</text:p>
          </table:table-cell>
          <table:table-cell table:style-name="ce20" table:formula="of:=[.H85]*([.F85]/1000000)" office:value-type="float" office:value="71.788416" calcext:value-type="float">
            <text:p>71,79</text:p>
          </table:table-cell>
          <table:table-cell table:style-name="ce20" table:formula="of:=[.S85]+[.T84]" office:value-type="float" office:value="4236.492932" calcext:value-type="float">
            <text:p>4236,49</text:p>
          </table:table-cell>
          <table:table-cell table:style-name="ce61" table:formula="of:=1000000*([.R85]-[.T85])" office:value-type="float" office:value="-735538.169551546" calcext:value-type="float">
            <text:p>-735538,17</text:p>
          </table:table-cell>
          <table:table-cell table:style-name="ce61" table:formula="of:=([.J85]-[.K85])*3600" office:value-type="float" office:value="0.143530636860589" calcext:value-type="float">
            <text:p>0,14</text:p>
          </table:table-cell>
          <table:table-cell table:style-name="ce61" table:formula="of:=1000*([.M85]-[.O85])" office:value-type="float" office:value="0.158141483410645" calcext:value-type="float">
            <text:p>0,16</text:p>
          </table:table-cell>
          <table:table-cell table:number-columns-repeated="1001"/>
        </table:table-row>
        <table:table-row table:style-name="ro1">
          <table:table-cell table:formula="of:=[.A85]+1" office:value-type="float" office:value="60" calcext:value-type="float">
            <text:p>60</text:p>
          </table:table-cell>
          <table:table-cell table:style-name="ce10" table:formula="of:=[.M86]*[.$B$20]" office:value-type="float" office:value="86351.8247022074" calcext:value-type="float">
            <text:p>86351,82</text:p>
          </table:table-cell>
          <table:table-cell table:style-name="ce10" table:formula="of:=[.B86]-[.B85]" office:value-type="float" office:value="1427.63493242733" calcext:value-type="float">
            <text:p>1427,63</text:p>
          </table:table-cell>
          <table:table-cell table:style-name="ce34" table:formula="of:=(ROUND([.B86];0))+[.E86]" office:value-type="float" office:value="86352" calcext:value-type="float">
            <text:p>86352</text:p>
          </table:table-cell>
          <table:table-cell office:value-type="float" office:value="0" calcext:value-type="float">
            <text:p>0</text:p>
          </table:table-cell>
          <table:table-cell table:formula="of:=[.D86]-[.D85]" office:value-type="float" office:value="1428" calcext:value-type="float">
            <text:p>1428</text:p>
          </table:table-cell>
          <table:table-cell table:style-name="ce10" table:formula="of:=1000000*[.Q86]/[.C86]" office:value-type="float" office:value="50295.3574024581" calcext:value-type="float">
            <text:p>50295,36</text:p>
          </table:table-cell>
          <table:table-cell table:style-name="ce34" table:formula="of:=([.G86]-MOD([.G86];4))+4*[.I86]" office:value-type="float" office:value="50292" calcext:value-type="float">
            <text:p>50292</text:p>
          </table:table-cell>
          <table:table-cell table:style-name="ce31"/>
          <table:table-cell table:style-name="ce10" table:formula="of:=[.$B$18]*[.A86]" office:value-type="float" office:value="18" calcext:value-type="float">
            <text:p>18,00</text:p>
          </table:table-cell>
          <table:table-cell table:style-name="ce43" table:formula="of:=2*(DEGREES(ASIN(([.O86]*0.5)/[.$B$4])))" office:value-type="float" office:value="18.0000368442806" calcext:value-type="float">
            <text:p>18,0000</text:p>
          </table:table-cell>
          <table:table-cell table:style-name="ce43" table:formula="of:=[.K86]-[.K85]" office:value-type="float" office:value="0.300076713901987" calcext:value-type="float">
            <text:p>0,3001</text:p>
          </table:table-cell>
          <table:table-cell table:style-name="ce10" table:formula="of:=(SIN((RADIANS(([.J86])*0.5)))*[.$B$4]*2)" office:value-type="float" office:value="71.9598539185062" calcext:value-type="float">
            <text:p>71,96</text:p>
          </table:table-cell>
          <table:table-cell table:style-name="ce10" table:formula="of:=(SIN((RADIANS(([.J86])*0.5)))*[.$B$4]*2)-[.M85]" office:value-type="float" office:value="1.18969577702278" calcext:value-type="float">
            <text:p>1,19</text:p>
          </table:table-cell>
          <table:table-cell table:style-name="ce13" table:formula="of:=[.D86]/[.$B$20]" office:value-type="float" office:value="71.96" calcext:value-type="float">
            <text:p>71,96</text:p>
          </table:table-cell>
          <table:table-cell table:style-name="ce13" table:formula="of:=[.F86]/[.$B$20]" office:value-type="float" office:value="1.19" calcext:value-type="float">
            <text:p>1,19</text:p>
          </table:table-cell>
          <table:table-cell table:style-name="ce10" table:formula="of:=([.$B$21]*([.J86]-[.J85]))/360" office:value-type="float" office:value="71.8034091666668" calcext:value-type="float">
            <text:p>71,80</text:p>
          </table:table-cell>
          <table:table-cell table:style-name="ce10" table:formula="of:=[.A86]*(([.$B$21]*([.K86]-[.K85]))/360)" office:value-type="float" office:value="4309.30621393863" calcext:value-type="float">
            <text:p>4309,31</text:p>
          </table:table-cell>
          <table:table-cell table:style-name="ce20" table:formula="of:=[.H86]*([.F86]/1000000)" office:value-type="float" office:value="71.816976" calcext:value-type="float">
            <text:p>71,82</text:p>
          </table:table-cell>
          <table:table-cell table:style-name="ce20" table:formula="of:=[.S86]+[.T85]" office:value-type="float" office:value="4308.309908" calcext:value-type="float">
            <text:p>4308,31</text:p>
          </table:table-cell>
          <table:table-cell table:style-name="ce61" table:formula="of:=1000000*([.R86]-[.T86])" office:value-type="float" office:value="996305.938629121" calcext:value-type="float">
            <text:p>996305,94</text:p>
          </table:table-cell>
          <table:table-cell table:style-name="ce61" table:formula="of:=([.J86]-[.K86])*3600" office:value-type="float" office:value="-0.132639410290381" calcext:value-type="float">
            <text:p>-0,13</text:p>
          </table:table-cell>
          <table:table-cell table:style-name="ce61" table:formula="of:=1000*([.M86]-[.O86])" office:value-type="float" office:value="-0.146081493795691" calcext:value-type="float">
            <text:p>-0,15</text:p>
          </table:table-cell>
          <table:table-cell table:number-columns-repeated="1001"/>
        </table:table-row>
        <table:table-row table:style-name="ro1">
          <table:table-cell table:formula="of:=[.A86]+1" office:value-type="float" office:value="61" calcext:value-type="float">
            <text:p>61</text:p>
          </table:table-cell>
          <table:table-cell table:style-name="ce10" table:formula="of:=[.M87]*[.$B$20]" office:value-type="float" office:value="87778.867788897" calcext:value-type="float">
            <text:p>87778,87</text:p>
          </table:table-cell>
          <table:table-cell table:style-name="ce10" table:formula="of:=[.B87]-[.B86]" office:value-type="float" office:value="1427.04308668959" calcext:value-type="float">
            <text:p>1427,04</text:p>
          </table:table-cell>
          <table:table-cell table:style-name="ce34" table:formula="of:=(ROUND([.B87];0))+[.E87]" office:value-type="float" office:value="87779" calcext:value-type="float">
            <text:p>87779</text:p>
          </table:table-cell>
          <table:table-cell office:value-type="float" office:value="0" calcext:value-type="float">
            <text:p>0</text:p>
          </table:table-cell>
          <table:table-cell table:formula="of:=[.D87]-[.D86]" office:value-type="float" office:value="1427" calcext:value-type="float">
            <text:p>1427</text:p>
          </table:table-cell>
          <table:table-cell table:style-name="ce10" table:formula="of:=1000000*[.Q87]/[.C87]" office:value-type="float" office:value="50316.216683572" calcext:value-type="float">
            <text:p>50316,22</text:p>
          </table:table-cell>
          <table:table-cell table:style-name="ce34" table:formula="of:=([.G87]-MOD([.G87];4))+4*[.I87]" office:value-type="float" office:value="50316" calcext:value-type="float">
            <text:p>50316</text:p>
          </table:table-cell>
          <table:table-cell table:style-name="ce31"/>
          <table:table-cell table:style-name="ce10" table:formula="of:=[.$B$18]*[.A87]" office:value-type="float" office:value="18.3" calcext:value-type="float">
            <text:p>18,30</text:p>
          </table:table-cell>
          <table:table-cell table:style-name="ce43" table:formula="of:=2*(DEGREES(ASIN(([.O87]*0.5)/[.$B$4])))" office:value-type="float" office:value="18.3000277998957" calcext:value-type="float">
            <text:p>18,3000</text:p>
          </table:table-cell>
          <table:table-cell table:style-name="ce43" table:formula="of:=[.K87]-[.K86]" office:value-type="float" office:value="0.299990955615041" calcext:value-type="float">
            <text:p>0,3000</text:p>
          </table:table-cell>
          <table:table-cell table:style-name="ce10" table:formula="of:=(SIN((RADIANS(([.J87])*0.5)))*[.$B$4]*2)" office:value-type="float" office:value="73.1490564907475" calcext:value-type="float">
            <text:p>73,15</text:p>
          </table:table-cell>
          <table:table-cell table:style-name="ce10" table:formula="of:=(SIN((RADIANS(([.J87])*0.5)))*[.$B$4]*2)-[.M86]" office:value-type="float" office:value="1.18920257224133" calcext:value-type="float">
            <text:p>1,19</text:p>
          </table:table-cell>
          <table:table-cell table:style-name="ce13" table:formula="of:=[.D87]/[.$B$20]" office:value-type="float" office:value="73.1491666666667" calcext:value-type="float">
            <text:p>73,15</text:p>
          </table:table-cell>
          <table:table-cell table:style-name="ce13" table:formula="of:=[.F87]/[.$B$20]" office:value-type="float" office:value="1.18916666666667" calcext:value-type="float">
            <text:p>1,19</text:p>
          </table:table-cell>
          <table:table-cell table:style-name="ce10" table:formula="of:=([.$B$21]*([.J87]-[.J86]))/360" office:value-type="float" office:value="71.8034091666668" calcext:value-type="float">
            <text:p>71,80</text:p>
          </table:table-cell>
          <table:table-cell table:style-name="ce10" table:formula="of:=[.A87]*(([.$B$21]*([.K87]-[.K86]))/360)" office:value-type="float" office:value="4379.87591090631" calcext:value-type="float">
            <text:p>4379,88</text:p>
          </table:table-cell>
          <table:table-cell table:style-name="ce20" table:formula="of:=[.H87]*([.F87]/1000000)" office:value-type="float" office:value="71.800932" calcext:value-type="float">
            <text:p>71,80</text:p>
          </table:table-cell>
          <table:table-cell table:style-name="ce20" table:formula="of:=[.S87]+[.T86]" office:value-type="float" office:value="4380.11084" calcext:value-type="float">
            <text:p>4380,11</text:p>
          </table:table-cell>
          <table:table-cell table:style-name="ce61" table:formula="of:=1000000*([.R87]-[.T87])" office:value-type="float" office:value="-234929.093693609" calcext:value-type="float">
            <text:p>-234929,09</text:p>
          </table:table-cell>
          <table:table-cell table:style-name="ce61" table:formula="of:=([.J87]-[.K87])*3600" office:value-type="float" office:value="-0.100079624434102" calcext:value-type="float">
            <text:p>-0,10</text:p>
          </table:table-cell>
          <table:table-cell table:style-name="ce61" table:formula="of:=1000*([.M87]-[.O87])" office:value-type="float" office:value="-0.110175919175504" calcext:value-type="float">
            <text:p>-0,11</text:p>
          </table:table-cell>
          <table:table-cell table:number-columns-repeated="1001"/>
        </table:table-row>
        <table:table-row table:style-name="ro1">
          <table:table-cell table:formula="of:=[.A87]+1" office:value-type="float" office:value="62" calcext:value-type="float">
            <text:p>62</text:p>
          </table:table-cell>
          <table:table-cell table:style-name="ce10" table:formula="of:=[.M88]*[.$B$20]" office:value-type="float" office:value="89205.3092490554" calcext:value-type="float">
            <text:p>89205,31</text:p>
          </table:table-cell>
          <table:table-cell table:style-name="ce10" table:formula="of:=[.B88]-[.B87]" office:value-type="float" office:value="1426.4414601583" calcext:value-type="float">
            <text:p>1426,44</text:p>
          </table:table-cell>
          <table:table-cell table:style-name="ce34" table:formula="of:=(ROUND([.B88];0))+[.E88]" office:value-type="float" office:value="89205" calcext:value-type="float">
            <text:p>89205</text:p>
          </table:table-cell>
          <table:table-cell office:value-type="float" office:value="0" calcext:value-type="float">
            <text:p>0</text:p>
          </table:table-cell>
          <table:table-cell table:formula="of:=[.D88]-[.D87]" office:value-type="float" office:value="1426" calcext:value-type="float">
            <text:p>1426</text:p>
          </table:table-cell>
          <table:table-cell table:style-name="ce10" table:formula="of:=1000000*[.Q88]/[.C88]" office:value-type="float" office:value="50337.4384243555" calcext:value-type="float">
            <text:p>50337,44</text:p>
          </table:table-cell>
          <table:table-cell table:style-name="ce34" table:formula="of:=([.G88]-MOD([.G88];4))+4*[.I88]" office:value-type="float" office:value="50336" calcext:value-type="float">
            <text:p>50336</text:p>
          </table:table-cell>
          <table:table-cell table:style-name="ce31"/>
          <table:table-cell table:style-name="ce10" table:formula="of:=[.$B$18]*[.A88]" office:value-type="float" office:value="18.6" calcext:value-type="float">
            <text:p>18,60</text:p>
          </table:table-cell>
          <table:table-cell table:style-name="ce43" table:formula="of:=2*(DEGREES(ASIN(([.O88]*0.5)/[.$B$4])))" office:value-type="float" office:value="18.599934946862" calcext:value-type="float">
            <text:p>18,5999</text:p>
          </table:table-cell>
          <table:table-cell table:style-name="ce43" table:formula="of:=[.K88]-[.K87]" office:value-type="float" office:value="0.299907146966323" calcext:value-type="float">
            <text:p>0,2999</text:p>
          </table:table-cell>
          <table:table-cell table:style-name="ce10" table:formula="of:=(SIN((RADIANS(([.J88])*0.5)))*[.$B$4]*2)" office:value-type="float" office:value="74.3377577075461" calcext:value-type="float">
            <text:p>74,34</text:p>
          </table:table-cell>
          <table:table-cell table:style-name="ce10" table:formula="of:=(SIN((RADIANS(([.J88])*0.5)))*[.$B$4]*2)-[.M87]" office:value-type="float" office:value="1.18870121679858" calcext:value-type="float">
            <text:p>1,19</text:p>
          </table:table-cell>
          <table:table-cell table:style-name="ce13" table:formula="of:=[.D88]/[.$B$20]" office:value-type="float" office:value="74.3375" calcext:value-type="float">
            <text:p>74,34</text:p>
          </table:table-cell>
          <table:table-cell table:style-name="ce13" table:formula="of:=[.F88]/[.$B$20]" office:value-type="float" office:value="1.18833333333333" calcext:value-type="float">
            <text:p>1,19</text:p>
          </table:table-cell>
          <table:table-cell table:style-name="ce10" table:formula="of:=([.$B$21]*([.J88]-[.J87]))/360" office:value-type="float" office:value="71.803409166666" calcext:value-type="float">
            <text:p>71,80</text:p>
          </table:table-cell>
          <table:table-cell table:style-name="ce10" table:formula="of:=[.A88]*(([.$B$21]*([.K88]-[.K87]))/360)" office:value-type="float" office:value="4450.43348769697" calcext:value-type="float">
            <text:p>4450,43</text:p>
          </table:table-cell>
          <table:table-cell table:style-name="ce20" table:formula="of:=[.H88]*([.F88]/1000000)" office:value-type="float" office:value="71.779136" calcext:value-type="float">
            <text:p>71,78</text:p>
          </table:table-cell>
          <table:table-cell table:style-name="ce20" table:formula="of:=[.S88]+[.T87]" office:value-type="float" office:value="4451.889976" calcext:value-type="float">
            <text:p>4451,89</text:p>
          </table:table-cell>
          <table:table-cell table:style-name="ce61" table:formula="of:=1000000*([.R88]-[.T88])" office:value-type="float" office:value="-1456488.3030298" calcext:value-type="float">
            <text:p>-1456488,30</text:p>
          </table:table-cell>
          <table:table-cell table:style-name="ce61" table:formula="of:=([.J88]-[.K88])*3600" office:value-type="float" office:value="0.23419129680633" calcext:value-type="float">
            <text:p>0,23</text:p>
          </table:table-cell>
          <table:table-cell table:style-name="ce61" table:formula="of:=1000*([.M88]-[.O88])" office:value-type="float" office:value="0.257707546097663" calcext:value-type="float">
            <text:p>0,26</text:p>
          </table:table-cell>
          <table:table-cell table:number-columns-repeated="1001"/>
        </table:table-row>
        <table:table-row table:style-name="ro1">
          <table:table-cell table:formula="of:=[.A88]+1" office:value-type="float" office:value="63" calcext:value-type="float">
            <text:p>63</text:p>
          </table:table-cell>
          <table:table-cell table:style-name="ce10" table:formula="of:=[.M89]*[.$B$20]" office:value-type="float" office:value="90631.1393060124" calcext:value-type="float">
            <text:p>90631,14</text:p>
          </table:table-cell>
          <table:table-cell table:style-name="ce10" table:formula="of:=[.B89]-[.B88]" office:value-type="float" office:value="1425.83005695701" calcext:value-type="float">
            <text:p>1425,83</text:p>
          </table:table-cell>
          <table:table-cell table:style-name="ce34" table:formula="of:=(ROUND([.B89];0))+[.E89]" office:value-type="float" office:value="90631" calcext:value-type="float">
            <text:p>90631</text:p>
          </table:table-cell>
          <table:table-cell office:value-type="float" office:value="0" calcext:value-type="float">
            <text:p>0</text:p>
          </table:table-cell>
          <table:table-cell table:formula="of:=[.D89]-[.D88]" office:value-type="float" office:value="1426" calcext:value-type="float">
            <text:p>1426</text:p>
          </table:table-cell>
          <table:table-cell table:style-name="ce10" table:formula="of:=1000000*[.Q89]/[.C89]" office:value-type="float" office:value="50359.0233747132" calcext:value-type="float">
            <text:p>50359,02</text:p>
          </table:table-cell>
          <table:table-cell table:style-name="ce34" table:formula="of:=([.G89]-MOD([.G89];4))+4*[.I89]" office:value-type="float" office:value="50356" calcext:value-type="float">
            <text:p>503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89]" office:value-type="float" office:value="18.9" calcext:value-type="float">
            <text:p>18,90</text:p>
          </table:table-cell>
          <table:table-cell table:style-name="ce43" table:formula="of:=2*(DEGREES(ASIN(([.O89]*0.5)/[.$B$4])))" office:value-type="float" office:value="18.8999706831397" calcext:value-type="float">
            <text:p>18,9000</text:p>
          </table:table-cell>
          <table:table-cell table:style-name="ce43" table:formula="of:=[.K89]-[.K88]" office:value-type="float" office:value="0.300035736277739" calcext:value-type="float">
            <text:p>0,3000</text:p>
          </table:table-cell>
          <table:table-cell table:style-name="ce10" table:formula="of:=(SIN((RADIANS(([.J89])*0.5)))*[.$B$4]*2)" office:value-type="float" office:value="75.525949421677" calcext:value-type="float">
            <text:p>75,53</text:p>
          </table:table-cell>
          <table:table-cell table:style-name="ce10" table:formula="of:=(SIN((RADIANS(([.J89])*0.5)))*[.$B$4]*2)-[.M88]" office:value-type="float" office:value="1.18819171413084" calcext:value-type="float">
            <text:p>1,19</text:p>
          </table:table-cell>
          <table:table-cell table:style-name="ce13" table:formula="of:=[.D89]/[.$B$20]" office:value-type="float" office:value="75.5258333333333" calcext:value-type="float">
            <text:p>75,53</text:p>
          </table:table-cell>
          <table:table-cell table:style-name="ce13" table:formula="of:=[.F89]/[.$B$20]" office:value-type="float" office:value="1.18833333333333" calcext:value-type="float">
            <text:p>1,19</text:p>
          </table:table-cell>
          <table:table-cell table:style-name="ce10" table:formula="of:=([.$B$21]*([.J89]-[.J88]))/360" office:value-type="float" office:value="71.8034091666668" calcext:value-type="float">
            <text:p>71,80</text:p>
          </table:table-cell>
          <table:table-cell table:style-name="ce10" table:formula="of:=[.A89]*(([.$B$21]*([.K89]-[.K88]))/360)" office:value-type="float" office:value="4524.15363468024" calcext:value-type="float">
            <text:p>4524,15</text:p>
          </table:table-cell>
          <table:table-cell table:style-name="ce20" table:formula="of:=[.H89]*([.F89]/1000000)" office:value-type="float" office:value="71.807656" calcext:value-type="float">
            <text:p>71,81</text:p>
          </table:table-cell>
          <table:table-cell table:style-name="ce20" table:formula="of:=[.S89]+[.T88]" office:value-type="float" office:value="4523.697632" calcext:value-type="float">
            <text:p>4523,70</text:p>
          </table:table-cell>
          <table:table-cell table:style-name="ce61" table:formula="of:=1000000*([.R89]-[.T89])" office:value-type="float" office:value="456002.680236452" calcext:value-type="float">
            <text:p>456002,68</text:p>
          </table:table-cell>
          <table:table-cell table:style-name="ce61" table:formula="of:=([.J89]-[.K89])*3600" office:value-type="float" office:value="0.105540696937112" calcext:value-type="float">
            <text:p>0,11</text:p>
          </table:table-cell>
          <table:table-cell table:style-name="ce61" table:formula="of:=1000*([.M89]-[.O89])" office:value-type="float" office:value="0.116088343659726" calcext:value-type="float">
            <text:p>0,12</text:p>
          </table:table-cell>
          <table:table-cell table:number-columns-repeated="1001"/>
        </table:table-row>
        <table:table-row table:style-name="ro1">
          <table:table-cell table:formula="of:=[.A89]+1" office:value-type="float" office:value="64" calcext:value-type="float">
            <text:p>64</text:p>
          </table:table-cell>
          <table:table-cell table:style-name="ce10" table:formula="of:=[.M90]*[.$B$20]" office:value-type="float" office:value="92056.3481872885" calcext:value-type="float">
            <text:p>92056,35</text:p>
          </table:table-cell>
          <table:table-cell table:style-name="ce10" table:formula="of:=[.B90]-[.B89]" office:value-type="float" office:value="1425.20888127612" calcext:value-type="float">
            <text:p>1425,21</text:p>
          </table:table-cell>
          <table:table-cell table:style-name="ce34" table:formula="of:=(ROUND([.B90];0))+[.E90]" office:value-type="float" office:value="92056" calcext:value-type="float">
            <text:p>92056</text:p>
          </table:table-cell>
          <table:table-cell office:value-type="float" office:value="0" calcext:value-type="float">
            <text:p>0</text:p>
          </table:table-cell>
          <table:table-cell table:formula="of:=[.D90]-[.D89]" office:value-type="float" office:value="1425" calcext:value-type="float">
            <text:p>1425</text:p>
          </table:table-cell>
          <table:table-cell table:style-name="ce10" table:formula="of:=1000000*[.Q90]/[.C90]" office:value-type="float" office:value="50380.9722981621" calcext:value-type="float">
            <text:p>50380,97</text:p>
          </table:table-cell>
          <table:table-cell table:style-name="ce34" table:formula="of:=([.G90]-MOD([.G90];4))+4*[.I90]" office:value-type="float" office:value="50380" calcext:value-type="float">
            <text:p>503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0]" office:value-type="float" office:value="19.2" calcext:value-type="float">
            <text:p>19,20</text:p>
          </table:table-cell>
          <table:table-cell table:style-name="ce43" table:formula="of:=2*(DEGREES(ASIN(([.O90]*0.5)/[.$B$4])))" office:value-type="float" office:value="19.1999266920172" calcext:value-type="float">
            <text:p>19,1999</text:p>
          </table:table-cell>
          <table:table-cell table:style-name="ce43" table:formula="of:=[.K90]-[.K89]" office:value-type="float" office:value="0.299956008877452" calcext:value-type="float">
            <text:p>0,3000</text:p>
          </table:table-cell>
          <table:table-cell table:style-name="ce10" table:formula="of:=(SIN((RADIANS(([.J90])*0.5)))*[.$B$4]*2)" office:value-type="float" office:value="76.7136234894071" calcext:value-type="float">
            <text:p>76,71</text:p>
          </table:table-cell>
          <table:table-cell table:style-name="ce10" table:formula="of:=(SIN((RADIANS(([.J90])*0.5)))*[.$B$4]*2)-[.M89]" office:value-type="float" office:value="1.1876740677301" calcext:value-type="float">
            <text:p>1,19</text:p>
          </table:table-cell>
          <table:table-cell table:style-name="ce13" table:formula="of:=[.D90]/[.$B$20]" office:value-type="float" office:value="76.7133333333333" calcext:value-type="float">
            <text:p>76,71</text:p>
          </table:table-cell>
          <table:table-cell table:style-name="ce13" table:formula="of:=[.F90]/[.$B$20]" office:value-type="float" office:value="1.1875" calcext:value-type="float">
            <text:p>1,19</text:p>
          </table:table-cell>
          <table:table-cell table:style-name="ce10" table:formula="of:=([.$B$21]*([.J90]-[.J89]))/360" office:value-type="float" office:value="71.8034091666668" calcext:value-type="float">
            <text:p>71,80</text:p>
          </table:table-cell>
          <table:table-cell table:style-name="ce10" table:formula="of:=[.A90]*(([.$B$21]*([.K90]-[.K89]))/360)" office:value-type="float" office:value="4594.74432798463" calcext:value-type="float">
            <text:p>4594,74</text:p>
          </table:table-cell>
          <table:table-cell table:style-name="ce20" table:formula="of:=[.H90]*([.F90]/1000000)" office:value-type="float" office:value="71.7915" calcext:value-type="float">
            <text:p>71,79</text:p>
          </table:table-cell>
          <table:table-cell table:style-name="ce20" table:formula="of:=[.S90]+[.T89]" office:value-type="float" office:value="4595.489132" calcext:value-type="float">
            <text:p>4595,49</text:p>
          </table:table-cell>
          <table:table-cell table:style-name="ce61" table:formula="of:=1000000*([.R90]-[.T90])" office:value-type="float" office:value="-744804.015371301" calcext:value-type="float">
            <text:p>-744804,02</text:p>
          </table:table-cell>
          <table:table-cell table:style-name="ce61" table:formula="of:=([.J90]-[.K90])*3600" office:value-type="float" office:value="0.263908738114083" calcext:value-type="float">
            <text:p>0,26</text:p>
          </table:table-cell>
          <table:table-cell table:style-name="ce61" table:formula="of:=1000*([.M90]-[.O90])" office:value-type="float" office:value="0.290156073759817" calcext:value-type="float">
            <text:p>0,29</text:p>
          </table:table-cell>
          <table:table-cell table:number-columns-repeated="1001"/>
        </table:table-row>
        <table:table-row table:style-name="ro1">
          <table:table-cell table:formula="of:=[.A90]+1" office:value-type="float" office:value="65" calcext:value-type="float">
            <text:p>65</text:p>
          </table:table-cell>
          <table:table-cell table:style-name="ce10" table:formula="of:=[.M91]*[.$B$20]" office:value-type="float" office:value="93480.9261246616" calcext:value-type="float">
            <text:p>93480,93</text:p>
          </table:table-cell>
          <table:table-cell table:style-name="ce10" table:formula="of:=[.B91]-[.B90]" office:value-type="float" office:value="1424.57793737312" calcext:value-type="float">
            <text:p>1424,58</text:p>
          </table:table-cell>
          <table:table-cell table:style-name="ce34" table:formula="of:=(ROUND([.B91];0))+[.E91]" office:value-type="float" office:value="93481" calcext:value-type="float">
            <text:p>93481</text:p>
          </table:table-cell>
          <table:table-cell office:value-type="float" office:value="0" calcext:value-type="float">
            <text:p>0</text:p>
          </table:table-cell>
          <table:table-cell table:formula="of:=[.D91]-[.D90]" office:value-type="float" office:value="1425" calcext:value-type="float">
            <text:p>1425</text:p>
          </table:table-cell>
          <table:table-cell table:style-name="ce10" table:formula="of:=1000000*[.Q91]/[.C91]" office:value-type="float" office:value="50403.285971893" calcext:value-type="float">
            <text:p>50403,29</text:p>
          </table:table-cell>
          <table:table-cell table:style-name="ce34" table:formula="of:=([.G91]-MOD([.G91];4))+4*[.I91]" office:value-type="float" office:value="50400" calcext:value-type="float">
            <text:p>504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1]" office:value-type="float" office:value="19.5" calcext:value-type="float">
            <text:p>19,50</text:p>
          </table:table-cell>
          <table:table-cell table:style-name="ce43" table:formula="of:=2*(DEGREES(ASIN(([.O91]*0.5)/[.$B$4])))" office:value-type="float" office:value="19.5000155607923" calcext:value-type="float">
            <text:p>19,5000</text:p>
          </table:table-cell>
          <table:table-cell table:style-name="ce43" table:formula="of:=[.K91]-[.K90]" office:value-type="float" office:value="0.300088868775131" calcext:value-type="float">
            <text:p>0,3001</text:p>
          </table:table-cell>
          <table:table-cell table:style-name="ce10" table:formula="of:=(SIN((RADIANS(([.J91])*0.5)))*[.$B$4]*2)" office:value-type="float" office:value="77.9007717705513" calcext:value-type="float">
            <text:p>77,90</text:p>
          </table:table-cell>
          <table:table-cell table:style-name="ce10" table:formula="of:=(SIN((RADIANS(([.J91])*0.5)))*[.$B$4]*2)-[.M90]" office:value-type="float" office:value="1.18714828114427" calcext:value-type="float">
            <text:p>1,19</text:p>
          </table:table-cell>
          <table:table-cell table:style-name="ce13" table:formula="of:=[.D91]/[.$B$20]" office:value-type="float" office:value="77.9008333333333" calcext:value-type="float">
            <text:p>77,90</text:p>
          </table:table-cell>
          <table:table-cell table:style-name="ce13" table:formula="of:=[.F91]/[.$B$20]" office:value-type="float" office:value="1.1875" calcext:value-type="float">
            <text:p>1,19</text:p>
          </table:table-cell>
          <table:table-cell table:style-name="ce10" table:formula="of:=([.$B$21]*([.J91]-[.J90]))/360" office:value-type="float" office:value="71.8034091666668" calcext:value-type="float">
            <text:p>71,80</text:p>
          </table:table-cell>
          <table:table-cell table:style-name="ce10" table:formula="of:=[.A91]*(([.$B$21]*([.K91]-[.K90]))/360)" office:value-type="float" office:value="4668.60416338828" calcext:value-type="float">
            <text:p>4668,60</text:p>
          </table:table-cell>
          <table:table-cell table:style-name="ce20" table:formula="of:=[.H91]*([.F91]/1000000)" office:value-type="float" office:value="71.82" calcext:value-type="float">
            <text:p>71,82</text:p>
          </table:table-cell>
          <table:table-cell table:style-name="ce20" table:formula="of:=[.S91]+[.T90]" office:value-type="float" office:value="4667.309132" calcext:value-type="float">
            <text:p>4667,31</text:p>
          </table:table-cell>
          <table:table-cell table:style-name="ce61" table:formula="of:=1000000*([.R91]-[.T91])" office:value-type="float" office:value="1295031.38828113" calcext:value-type="float">
            <text:p>1295031,39</text:p>
          </table:table-cell>
          <table:table-cell table:style-name="ce61" table:formula="of:=([.J91]-[.K91])*3600" office:value-type="float" office:value="-0.0560188523536453" calcext:value-type="float">
            <text:p>-0,06</text:p>
          </table:table-cell>
          <table:table-cell table:style-name="ce61" table:formula="of:=1000*([.M91]-[.O91])" office:value-type="float" office:value="-0.0615627820366171" calcext:value-type="float">
            <text:p>-0,06</text:p>
          </table:table-cell>
          <table:table-cell table:number-columns-repeated="1001"/>
        </table:table-row>
        <table:table-row table:style-name="ro1">
          <table:table-cell table:formula="of:=[.A91]+1" office:value-type="float" office:value="66" calcext:value-type="float">
            <text:p>66</text:p>
          </table:table-cell>
          <table:table-cell table:style-name="ce10" table:formula="of:=[.M92]*[.$B$20]" office:value-type="float" office:value="94904.8633542341" calcext:value-type="float">
            <text:p>94904,86</text:p>
          </table:table-cell>
          <table:table-cell table:style-name="ce10" table:formula="of:=[.B92]-[.B91]" office:value-type="float" office:value="1423.93722957249" calcext:value-type="float">
            <text:p>1423,94</text:p>
          </table:table-cell>
          <table:table-cell table:style-name="ce34" table:formula="of:=(ROUND([.B92];0))+[.E92]" office:value-type="float" office:value="94905" calcext:value-type="float">
            <text:p>94905</text:p>
          </table:table-cell>
          <table:table-cell office:value-type="float" office:value="0" calcext:value-type="float">
            <text:p>0</text:p>
          </table:table-cell>
          <table:table-cell table:formula="of:=[.D92]-[.D91]" office:value-type="float" office:value="1424" calcext:value-type="float">
            <text:p>1424</text:p>
          </table:table-cell>
          <table:table-cell table:style-name="ce10" table:formula="of:=1000000*[.Q92]/[.C92]" office:value-type="float" office:value="50425.9651868393" calcext:value-type="float">
            <text:p>50425,97</text:p>
          </table:table-cell>
          <table:table-cell table:style-name="ce34" table:formula="of:=([.G92]-MOD([.G92];4))+4*[.I92]" office:value-type="float" office:value="50424" calcext:value-type="float">
            <text:p>504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2]" office:value-type="float" office:value="19.8" calcext:value-type="float">
            <text:p>19,80</text:p>
          </table:table-cell>
          <table:table-cell table:style-name="ce43" table:formula="of:=2*(DEGREES(ASIN(([.O92]*0.5)/[.$B$4])))" office:value-type="float" office:value="19.8000287955454" calcext:value-type="float">
            <text:p>19,8000</text:p>
          </table:table-cell>
          <table:table-cell table:style-name="ce43" table:formula="of:=[.K92]-[.K91]" office:value-type="float" office:value="0.300013234753074" calcext:value-type="float">
            <text:p>0,3000</text:p>
          </table:table-cell>
          <table:table-cell table:style-name="ce10" table:formula="of:=(SIN((RADIANS(([.J92])*0.5)))*[.$B$4]*2)" office:value-type="float" office:value="79.0873861285284" calcext:value-type="float">
            <text:p>79,09</text:p>
          </table:table-cell>
          <table:table-cell table:style-name="ce10" table:formula="of:=(SIN((RADIANS(([.J92])*0.5)))*[.$B$4]*2)-[.M91]" office:value-type="float" office:value="1.18661435797708" calcext:value-type="float">
            <text:p>1,19</text:p>
          </table:table-cell>
          <table:table-cell table:style-name="ce13" table:formula="of:=[.D92]/[.$B$20]" office:value-type="float" office:value="79.0875" calcext:value-type="float">
            <text:p>79,09</text:p>
          </table:table-cell>
          <table:table-cell table:style-name="ce13" table:formula="of:=[.F92]/[.$B$20]" office:value-type="float" office:value="1.18666666666667" calcext:value-type="float">
            <text:p>1,19</text:p>
          </table:table-cell>
          <table:table-cell table:style-name="ce10" table:formula="of:=([.$B$21]*([.J92]-[.J91]))/360" office:value-type="float" office:value="71.8034091666668" calcext:value-type="float">
            <text:p>71,80</text:p>
          </table:table-cell>
          <table:table-cell table:style-name="ce10" table:formula="of:=[.A92]*(([.$B$21]*([.K92]-[.K91]))/360)" office:value-type="float" office:value="4739.23407108584" calcext:value-type="float">
            <text:p>4739,23</text:p>
          </table:table-cell>
          <table:table-cell table:style-name="ce20" table:formula="of:=[.H92]*([.F92]/1000000)" office:value-type="float" office:value="71.803776" calcext:value-type="float">
            <text:p>71,80</text:p>
          </table:table-cell>
          <table:table-cell table:style-name="ce20" table:formula="of:=[.S92]+[.T91]" office:value-type="float" office:value="4739.112908" calcext:value-type="float">
            <text:p>4739,11</text:p>
          </table:table-cell>
          <table:table-cell table:style-name="ce61" table:formula="of:=1000000*([.R92]-[.T92])" office:value-type="float" office:value="121163.085837907" calcext:value-type="float">
            <text:p>121163,09</text:p>
          </table:table-cell>
          <table:table-cell table:style-name="ce61" table:formula="of:=([.J92]-[.K92])*3600" office:value-type="float" office:value="-0.103663963416523" calcext:value-type="float">
            <text:p>-0,10</text:p>
          </table:table-cell>
          <table:table-cell table:style-name="ce61" table:formula="of:=1000*([.M92]-[.O92])" office:value-type="float" office:value="-0.113871471612015" calcext:value-type="float">
            <text:p>-0,11</text:p>
          </table:table-cell>
          <table:table-cell table:number-columns-repeated="1001"/>
        </table:table-row>
        <table:table-row table:style-name="ro1">
          <table:table-cell table:formula="of:=[.A92]+1" office:value-type="float" office:value="67" calcext:value-type="float">
            <text:p>67</text:p>
          </table:table-cell>
          <table:table-cell table:style-name="ce10" table:formula="of:=[.M93]*[.$B$20]" office:value-type="float" office:value="96328.1501164996" calcext:value-type="float">
            <text:p>96328,15</text:p>
          </table:table-cell>
          <table:table-cell table:style-name="ce10" table:formula="of:=[.B93]-[.B92]" office:value-type="float" office:value="1423.28676226549" calcext:value-type="float">
            <text:p>1423,29</text:p>
          </table:table-cell>
          <table:table-cell table:style-name="ce34" table:formula="of:=(ROUND([.B93];0))+[.E93]" office:value-type="float" office:value="96328" calcext:value-type="float">
            <text:p>96328</text:p>
          </table:table-cell>
          <table:table-cell office:value-type="float" office:value="0" calcext:value-type="float">
            <text:p>0</text:p>
          </table:table-cell>
          <table:table-cell table:formula="of:=[.D93]-[.D92]" office:value-type="float" office:value="1423" calcext:value-type="float">
            <text:p>1423</text:p>
          </table:table-cell>
          <table:table-cell table:style-name="ce10" table:formula="of:=1000000*[.Q93]/[.C93]" office:value-type="float" office:value="50449.0107477529" calcext:value-type="float">
            <text:p>50449,01</text:p>
          </table:table-cell>
          <table:table-cell table:style-name="ce34" table:formula="of:=([.G93]-MOD([.G93];4))+4*[.I93]" office:value-type="float" office:value="50448" calcext:value-type="float">
            <text:p>504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3]" office:value-type="float" office:value="20.1" calcext:value-type="float">
            <text:p>20,10</text:p>
          </table:table-cell>
          <table:table-cell table:style-name="ce43" table:formula="of:=2*(DEGREES(ASIN(([.O93]*0.5)/[.$B$4])))" office:value-type="float" office:value="20.0999683511811" calcext:value-type="float">
            <text:p>20,1000</text:p>
          </table:table-cell>
          <table:table-cell table:style-name="ce43" table:formula="of:=[.K93]-[.K92]" office:value-type="float" office:value="0.299939555635728" calcext:value-type="float">
            <text:p>0,2999</text:p>
          </table:table-cell>
          <table:table-cell table:style-name="ce10" table:formula="of:=(SIN((RADIANS(([.J93])*0.5)))*[.$B$4]*2)" office:value-type="float" office:value="80.2734584304163" calcext:value-type="float">
            <text:p>80,27</text:p>
          </table:table-cell>
          <table:table-cell table:style-name="ce10" table:formula="of:=(SIN((RADIANS(([.J93])*0.5)))*[.$B$4]*2)-[.M92]" office:value-type="float" office:value="1.1860723018879" calcext:value-type="float">
            <text:p>1,19</text:p>
          </table:table-cell>
          <table:table-cell table:style-name="ce13" table:formula="of:=[.D93]/[.$B$20]" office:value-type="float" office:value="80.2733333333333" calcext:value-type="float">
            <text:p>80,27</text:p>
          </table:table-cell>
          <table:table-cell table:style-name="ce13" table:formula="of:=[.F93]/[.$B$20]" office:value-type="float" office:value="1.18583333333333" calcext:value-type="float">
            <text:p>1,19</text:p>
          </table:table-cell>
          <table:table-cell table:style-name="ce10" table:formula="of:=([.$B$21]*([.J93]-[.J92]))/360" office:value-type="float" office:value="71.803409166666" calcext:value-type="float">
            <text:p>71,80</text:p>
          </table:table-cell>
          <table:table-cell table:style-name="ce10" table:formula="of:=[.A93]*(([.$B$21]*([.K93]-[.K92]))/360)" office:value-type="float" office:value="4809.85912261628" calcext:value-type="float">
            <text:p>4809,86</text:p>
          </table:table-cell>
          <table:table-cell table:style-name="ce20" table:formula="of:=[.H93]*([.F93]/1000000)" office:value-type="float" office:value="71.787504" calcext:value-type="float">
            <text:p>71,79</text:p>
          </table:table-cell>
          <table:table-cell table:style-name="ce20" table:formula="of:=[.S93]+[.T92]" office:value-type="float" office:value="4810.900412" calcext:value-type="float">
            <text:p>4810,90</text:p>
          </table:table-cell>
          <table:table-cell table:style-name="ce61" table:formula="of:=1000000*([.R93]-[.T93])" office:value-type="float" office:value="-1041289.38372287" calcext:value-type="float">
            <text:p>-1041289,38</text:p>
          </table:table-cell>
          <table:table-cell table:style-name="ce61" table:formula="of:=([.J93]-[.K93])*3600" office:value-type="float" office:value="0.113935747965854" calcext:value-type="float">
            <text:p>0,11</text:p>
          </table:table-cell>
          <table:table-cell table:style-name="ce61" table:formula="of:=1000*([.M93]-[.O93])" office:value-type="float" office:value="0.125097082971593" calcext:value-type="float">
            <text:p>0,13</text:p>
          </table:table-cell>
          <table:table-cell table:number-columns-repeated="1001"/>
        </table:table-row>
        <table:table-row table:style-name="ro1">
          <table:table-cell table:formula="of:=[.A93]+1" office:value-type="float" office:value="68" calcext:value-type="float">
            <text:p>68</text:p>
          </table:table-cell>
          <table:table-cell table:style-name="ce10" table:formula="of:=[.M94]*[.$B$20]" office:value-type="float" office:value="97750.77665641" calcext:value-type="float">
            <text:p>97750,78</text:p>
          </table:table-cell>
          <table:table-cell table:style-name="ce10" table:formula="of:=[.B94]-[.B93]" office:value-type="float" office:value="1422.62653991042" calcext:value-type="float">
            <text:p>1422,63</text:p>
          </table:table-cell>
          <table:table-cell table:style-name="ce34" table:formula="of:=(ROUND([.B94];0))+[.E94]" office:value-type="float" office:value="97751" calcext:value-type="float">
            <text:p>97751</text:p>
          </table:table-cell>
          <table:table-cell office:value-type="float" office:value="0" calcext:value-type="float">
            <text:p>0</text:p>
          </table:table-cell>
          <table:table-cell table:formula="of:=[.D94]-[.D93]" office:value-type="float" office:value="1423" calcext:value-type="float">
            <text:p>1423</text:p>
          </table:table-cell>
          <table:table-cell table:style-name="ce10" table:formula="of:=1000000*[.Q94]/[.C94]" office:value-type="float" office:value="50472.4234732668" calcext:value-type="float">
            <text:p>50472,42</text:p>
          </table:table-cell>
          <table:table-cell table:style-name="ce34" table:formula="of:=([.G94]-MOD([.G94];4))+4*[.I94]" office:value-type="float" office:value="50472" calcext:value-type="float">
            <text:p>504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4]" office:value-type="float" office:value="20.4" calcext:value-type="float">
            <text:p>20,40</text:p>
          </table:table-cell>
          <table:table-cell table:style-name="ce43" table:formula="of:=2*(DEGREES(ASIN(([.O94]*0.5)/[.$B$4])))" office:value-type="float" office:value="20.4000471091899" calcext:value-type="float">
            <text:p>20,4000</text:p>
          </table:table-cell>
          <table:table-cell table:style-name="ce43" table:formula="of:=[.K94]-[.K93]" office:value-type="float" office:value="0.300078758008819" calcext:value-type="float">
            <text:p>0,3001</text:p>
          </table:table-cell>
          <table:table-cell table:style-name="ce10" table:formula="of:=(SIN((RADIANS(([.J94])*0.5)))*[.$B$4]*2)" office:value-type="float" office:value="81.4589805470083" calcext:value-type="float">
            <text:p>81,46</text:p>
          </table:table-cell>
          <table:table-cell table:style-name="ce10" table:formula="of:=(SIN((RADIANS(([.J94])*0.5)))*[.$B$4]*2)-[.M93]" office:value-type="float" office:value="1.18552211659201" calcext:value-type="float">
            <text:p>1,19</text:p>
          </table:table-cell>
          <table:table-cell table:style-name="ce13" table:formula="of:=[.D94]/[.$B$20]" office:value-type="float" office:value="81.4591666666667" calcext:value-type="float">
            <text:p>81,46</text:p>
          </table:table-cell>
          <table:table-cell table:style-name="ce13" table:formula="of:=[.F94]/[.$B$20]" office:value-type="float" office:value="1.18583333333333" calcext:value-type="float">
            <text:p>1,19</text:p>
          </table:table-cell>
          <table:table-cell table:style-name="ce10" table:formula="of:=([.$B$21]*([.J94]-[.J93]))/360" office:value-type="float" office:value="71.8034091666668" calcext:value-type="float">
            <text:p>71,80</text:p>
          </table:table-cell>
          <table:table-cell table:style-name="ce10" table:formula="of:=[.A94]*(([.$B$21]*([.K94]-[.K93]))/360)" office:value-type="float" office:value="4883.91364453401" calcext:value-type="float">
            <text:p>4883,91</text:p>
          </table:table-cell>
          <table:table-cell table:style-name="ce20" table:formula="of:=[.H94]*([.F94]/1000000)" office:value-type="float" office:value="71.821656" calcext:value-type="float">
            <text:p>71,82</text:p>
          </table:table-cell>
          <table:table-cell table:style-name="ce20" table:formula="of:=[.S94]+[.T93]" office:value-type="float" office:value="4882.722068" calcext:value-type="float">
            <text:p>4882,72</text:p>
          </table:table-cell>
          <table:table-cell table:style-name="ce61" table:formula="of:=1000000*([.R94]-[.T94])" office:value-type="float" office:value="1191576.53401089" calcext:value-type="float">
            <text:p>1191576,53</text:p>
          </table:table-cell>
          <table:table-cell table:style-name="ce61" table:formula="of:=([.J94]-[.K94])*3600" office:value-type="float" office:value="-0.169593083793984" calcext:value-type="float">
            <text:p>-0,17</text:p>
          </table:table-cell>
          <table:table-cell table:style-name="ce61" table:formula="of:=1000*([.M94]-[.O94])" office:value-type="float" office:value="-0.186119658366124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94]+1" office:value-type="float" office:value="69" calcext:value-type="float">
            <text:p>69</text:p>
          </table:table-cell>
          <table:table-cell table:style-name="ce10" table:formula="of:=[.M95]*[.$B$20]" office:value-type="float" office:value="99172.7332234423" calcext:value-type="float">
            <text:p>99172,73</text:p>
          </table:table-cell>
          <table:table-cell table:style-name="ce10" table:formula="of:=[.B95]-[.B94]" office:value-type="float" office:value="1421.95656703231" calcext:value-type="float">
            <text:p>1421,96</text:p>
          </table:table-cell>
          <table:table-cell table:style-name="ce34" table:formula="of:=(ROUND([.B95];0))+[.E95]" office:value-type="float" office:value="99173" calcext:value-type="float">
            <text:p>99173</text:p>
          </table:table-cell>
          <table:table-cell office:value-type="float" office:value="0" calcext:value-type="float">
            <text:p>0</text:p>
          </table:table-cell>
          <table:table-cell table:formula="of:=[.D95]-[.D94]" office:value-type="float" office:value="1422" calcext:value-type="float">
            <text:p>1422</text:p>
          </table:table-cell>
          <table:table-cell table:style-name="ce10" table:formula="of:=1000000*[.Q95]/[.C95]" office:value-type="float" office:value="50496.2041959721" calcext:value-type="float">
            <text:p>50496,20</text:p>
          </table:table-cell>
          <table:table-cell table:style-name="ce34" table:formula="of:=([.G95]-MOD([.G95];4))+4*[.I95]" office:value-type="float" office:value="50496" calcext:value-type="float">
            <text:p>504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5]" office:value-type="float" office:value="20.7" calcext:value-type="float">
            <text:p>20,70</text:p>
          </table:table-cell>
          <table:table-cell table:style-name="ce43" table:formula="of:=2*(DEGREES(ASIN(([.O95]*0.5)/[.$B$4])))" office:value-type="float" office:value="20.700056297087" calcext:value-type="float">
            <text:p>20,7001</text:p>
          </table:table-cell>
          <table:table-cell table:style-name="ce43" table:formula="of:=[.K95]-[.K94]" office:value-type="float" office:value="0.300009187897068" calcext:value-type="float">
            <text:p>0,3000</text:p>
          </table:table-cell>
          <table:table-cell table:style-name="ce10" table:formula="of:=(SIN((RADIANS(([.J95])*0.5)))*[.$B$4]*2)" office:value-type="float" office:value="82.6439443528686" calcext:value-type="float">
            <text:p>82,64</text:p>
          </table:table-cell>
          <table:table-cell table:style-name="ce10" table:formula="of:=(SIN((RADIANS(([.J95])*0.5)))*[.$B$4]*2)-[.M94]" office:value-type="float" office:value="1.18496380586025" calcext:value-type="float">
            <text:p>1,18</text:p>
          </table:table-cell>
          <table:table-cell table:style-name="ce13" table:formula="of:=[.D95]/[.$B$20]" office:value-type="float" office:value="82.6441666666667" calcext:value-type="float">
            <text:p>82,64</text:p>
          </table:table-cell>
          <table:table-cell table:style-name="ce13" table:formula="of:=[.F95]/[.$B$20]" office:value-type="float" office:value="1.185" calcext:value-type="float">
            <text:p>1,19</text:p>
          </table:table-cell>
          <table:table-cell table:style-name="ce10" table:formula="of:=([.$B$21]*([.J95]-[.J94]))/360" office:value-type="float" office:value="71.8034091666668" calcext:value-type="float">
            <text:p>71,80</text:p>
          </table:table-cell>
          <table:table-cell table:style-name="ce10" table:formula="of:=[.A95]*(([.$B$21]*([.K95]-[.K94]))/360)" office:value-type="float" office:value="4954.58696863649" calcext:value-type="float">
            <text:p>4954,59</text:p>
          </table:table-cell>
          <table:table-cell table:style-name="ce20" table:formula="of:=[.H95]*([.F95]/1000000)" office:value-type="float" office:value="71.805312" calcext:value-type="float">
            <text:p>71,81</text:p>
          </table:table-cell>
          <table:table-cell table:style-name="ce20" table:formula="of:=[.S95]+[.T94]" office:value-type="float" office:value="4954.52738" calcext:value-type="float">
            <text:p>4954,53</text:p>
          </table:table-cell>
          <table:table-cell table:style-name="ce61" table:formula="of:=1000000*([.R95]-[.T95])" office:value-type="float" office:value="59588.6364844773" calcext:value-type="float">
            <text:p>59588,64</text:p>
          </table:table-cell>
          <table:table-cell table:style-name="ce61" table:formula="of:=([.J95]-[.K95])*3600" office:value-type="float" office:value="-0.202669513235776" calcext:value-type="float">
            <text:p>-0,20</text:p>
          </table:table-cell>
          <table:table-cell table:style-name="ce61" table:formula="of:=1000*([.M95]-[.O95])" office:value-type="float" office:value="-0.222313798062146" calcext:value-type="float">
            <text:p>-0,22</text:p>
          </table:table-cell>
          <table:table-cell table:number-columns-repeated="1001"/>
        </table:table-row>
        <table:table-row table:style-name="ro1">
          <table:table-cell table:formula="of:=[.A95]+1" office:value-type="float" office:value="70" calcext:value-type="float">
            <text:p>70</text:p>
          </table:table-cell>
          <table:table-cell table:style-name="ce10" table:formula="of:=[.M96]*[.$B$20]" office:value-type="float" office:value="100594.010071665" calcext:value-type="float">
            <text:p>100594,01</text:p>
          </table:table-cell>
          <table:table-cell table:style-name="ce10" table:formula="of:=[.B96]-[.B95]" office:value-type="float" office:value="1421.27684822312" calcext:value-type="float">
            <text:p>1421,28</text:p>
          </table:table-cell>
          <table:table-cell table:style-name="ce34" table:formula="of:=(ROUND([.B96];0))+[.E96]" office:value-type="float" office:value="100594" calcext:value-type="float">
            <text:p>100594</text:p>
          </table:table-cell>
          <table:table-cell office:value-type="float" office:value="0" calcext:value-type="float">
            <text:p>0</text:p>
          </table:table-cell>
          <table:table-cell table:formula="of:=[.D96]-[.D95]" office:value-type="float" office:value="1421" calcext:value-type="float">
            <text:p>1421</text:p>
          </table:table-cell>
          <table:table-cell table:style-name="ce10" table:formula="of:=1000000*[.Q96]/[.C96]" office:value-type="float" office:value="50520.3537624886" calcext:value-type="float">
            <text:p>50520,35</text:p>
          </table:table-cell>
          <table:table-cell table:style-name="ce34" table:formula="of:=([.G96]-MOD([.G96];4))+4*[.I96]" office:value-type="float" office:value="50520" calcext:value-type="float">
            <text:p>505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6]" office:value-type="float" office:value="21" calcext:value-type="float">
            <text:p>21,00</text:p>
          </table:table-cell>
          <table:table-cell table:style-name="ce43" table:formula="of:=2*(DEGREES(ASIN(([.O96]*0.5)/[.$B$4])))" office:value-type="float" office:value="20.9999978735816" calcext:value-type="float">
            <text:p>21,0000</text:p>
          </table:table-cell>
          <table:table-cell table:style-name="ce43" table:formula="of:=[.K96]-[.K95]" office:value-type="float" office:value="0.299941576494618" calcext:value-type="float">
            <text:p>0,2999</text:p>
          </table:table-cell>
          <table:table-cell table:style-name="ce10" table:formula="of:=(SIN((RADIANS(([.J96])*0.5)))*[.$B$4]*2)" office:value-type="float" office:value="83.8283417263878" calcext:value-type="float">
            <text:p>83,83</text:p>
          </table:table-cell>
          <table:table-cell table:style-name="ce10" table:formula="of:=(SIN((RADIANS(([.J96])*0.5)))*[.$B$4]*2)-[.M95]" office:value-type="float" office:value="1.18439737351927" calcext:value-type="float">
            <text:p>1,18</text:p>
          </table:table-cell>
          <table:table-cell table:style-name="ce13" table:formula="of:=[.D96]/[.$B$20]" office:value-type="float" office:value="83.8283333333333" calcext:value-type="float">
            <text:p>83,83</text:p>
          </table:table-cell>
          <table:table-cell table:style-name="ce13" table:formula="of:=[.F96]/[.$B$20]" office:value-type="float" office:value="1.18416666666667" calcext:value-type="float">
            <text:p>1,18</text:p>
          </table:table-cell>
          <table:table-cell table:style-name="ce10" table:formula="of:=([.$B$21]*([.J96]-[.J95]))/360" office:value-type="float" office:value="71.8034091666668" calcext:value-type="float">
            <text:p>71,80</text:p>
          </table:table-cell>
          <table:table-cell table:style-name="ce10" table:formula="of:=[.A96]*(([.$B$21]*([.K96]-[.K95]))/360)" office:value-type="float" office:value="5025.25980673222" calcext:value-type="float">
            <text:p>5025,26</text:p>
          </table:table-cell>
          <table:table-cell table:style-name="ce20" table:formula="of:=[.H96]*([.F96]/1000000)" office:value-type="float" office:value="71.78892" calcext:value-type="float">
            <text:p>71,79</text:p>
          </table:table-cell>
          <table:table-cell table:style-name="ce20" table:formula="of:=[.S96]+[.T95]" office:value-type="float" office:value="5026.3163" calcext:value-type="float">
            <text:p>5026,32</text:p>
          </table:table-cell>
          <table:table-cell table:style-name="ce61" table:formula="of:=1000000*([.R96]-[.T96])" office:value-type="float" office:value="-1056493.26777984" calcext:value-type="float">
            <text:p>-1056493,27</text:p>
          </table:table-cell>
          <table:table-cell table:style-name="ce61" table:formula="of:=([.J96]-[.K96])*3600" office:value-type="float" office:value="0.00765510614257892" calcext:value-type="float">
            <text:p>0,01</text:p>
          </table:table-cell>
          <table:table-cell table:style-name="ce61" table:formula="of:=1000*([.M96]-[.O96])" office:value-type="float" office:value="0.00839305447186689" calcext:value-type="float">
            <text:p>0,01</text:p>
          </table:table-cell>
          <table:table-cell table:number-columns-repeated="1001"/>
        </table:table-row>
        <table:table-row table:style-name="ro1">
          <table:table-cell table:formula="of:=[.A96]+1" office:value-type="float" office:value="71" calcext:value-type="float">
            <text:p>71</text:p>
          </table:table-cell>
          <table:table-cell table:style-name="ce10" table:formula="of:=[.M97]*[.$B$20]" office:value-type="float" office:value="102014.597459807" calcext:value-type="float">
            <text:p>102014,60</text:p>
          </table:table-cell>
          <table:table-cell table:style-name="ce10" table:formula="of:=[.B97]-[.B96]" office:value-type="float" office:value="1420.58738814155" calcext:value-type="float">
            <text:p>1420,59</text:p>
          </table:table-cell>
          <table:table-cell table:style-name="ce34" table:formula="of:=(ROUND([.B97];0))+[.E97]" office:value-type="float" office:value="102015" calcext:value-type="float">
            <text:p>102015</text:p>
          </table:table-cell>
          <table:table-cell office:value-type="float" office:value="0" calcext:value-type="float">
            <text:p>0</text:p>
          </table:table-cell>
          <table:table-cell table:formula="of:=[.D97]-[.D96]" office:value-type="float" office:value="1421" calcext:value-type="float">
            <text:p>1421</text:p>
          </table:table-cell>
          <table:table-cell table:style-name="ce10" table:formula="of:=1000000*[.Q97]/[.C97]" office:value-type="float" office:value="50544.8730335429" calcext:value-type="float">
            <text:p>50544,87</text:p>
          </table:table-cell>
          <table:table-cell table:style-name="ce34" table:formula="of:=([.G97]-MOD([.G97];4))+4*[.I97]" office:value-type="float" office:value="50544" calcext:value-type="float">
            <text:p>505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7]" office:value-type="float" office:value="21.3" calcext:value-type="float">
            <text:p>21,30</text:p>
          </table:table-cell>
          <table:table-cell table:style-name="ce43" table:formula="of:=2*(DEGREES(ASIN(([.O97]*0.5)/[.$B$4])))" office:value-type="float" office:value="21.3000850293727" calcext:value-type="float">
            <text:p>21,3001</text:p>
          </table:table-cell>
          <table:table-cell table:style-name="ce43" table:formula="of:=[.K97]-[.K96]" office:value-type="float" office:value="0.300087155791104" calcext:value-type="float">
            <text:p>0,3001</text:p>
          </table:table-cell>
          <table:table-cell table:style-name="ce10" table:formula="of:=(SIN((RADIANS(([.J97])*0.5)))*[.$B$4]*2)" office:value-type="float" office:value="85.0121645498391" calcext:value-type="float">
            <text:p>85,01</text:p>
          </table:table-cell>
          <table:table-cell table:style-name="ce10" table:formula="of:=(SIN((RADIANS(([.J97])*0.5)))*[.$B$4]*2)-[.M96]" office:value-type="float" office:value="1.18382282345128" calcext:value-type="float">
            <text:p>1,18</text:p>
          </table:table-cell>
          <table:table-cell table:style-name="ce13" table:formula="of:=[.D97]/[.$B$20]" office:value-type="float" office:value="85.0125" calcext:value-type="float">
            <text:p>85,01</text:p>
          </table:table-cell>
          <table:table-cell table:style-name="ce13" table:formula="of:=[.F97]/[.$B$20]" office:value-type="float" office:value="1.18416666666667" calcext:value-type="float">
            <text:p>1,18</text:p>
          </table:table-cell>
          <table:table-cell table:style-name="ce10" table:formula="of:=([.$B$21]*([.J97]-[.J96]))/360" office:value-type="float" office:value="71.8034091666668" calcext:value-type="float">
            <text:p>71,80</text:p>
          </table:table-cell>
          <table:table-cell table:style-name="ce10" table:formula="of:=[.A97]*(([.$B$21]*([.K97]-[.K96]))/360)" office:value-type="float" office:value="5099.52313046007" calcext:value-type="float">
            <text:p>5099,52</text:p>
          </table:table-cell>
          <table:table-cell table:style-name="ce20" table:formula="of:=[.H97]*([.F97]/1000000)" office:value-type="float" office:value="71.823024" calcext:value-type="float">
            <text:p>71,82</text:p>
          </table:table-cell>
          <table:table-cell table:style-name="ce20" table:formula="of:=[.S97]+[.T96]" office:value-type="float" office:value="5098.139324" calcext:value-type="float">
            <text:p>5098,14</text:p>
          </table:table-cell>
          <table:table-cell table:style-name="ce61" table:formula="of:=1000000*([.R97]-[.T97])" office:value-type="float" office:value="1383806.46007136" calcext:value-type="float">
            <text:p>1383806,46</text:p>
          </table:table-cell>
          <table:table-cell table:style-name="ce61" table:formula="of:=([.J97]-[.K97])*3600" office:value-type="float" office:value="-0.306105741829299" calcext:value-type="float">
            <text:p>-0,31</text:p>
          </table:table-cell>
          <table:table-cell table:style-name="ce61" table:formula="of:=1000*([.M97]-[.O97])" office:value-type="float" office:value="-0.335450160903861" calcext:value-type="float">
            <text:p>-0,34</text:p>
          </table:table-cell>
          <table:table-cell table:number-columns-repeated="1001"/>
        </table:table-row>
        <table:table-row table:style-name="ro1">
          <table:table-cell table:formula="of:=[.A97]+1" office:value-type="float" office:value="72" calcext:value-type="float">
            <text:p>72</text:p>
          </table:table-cell>
          <table:table-cell table:style-name="ce10" table:formula="of:=[.M98]*[.$B$20]" office:value-type="float" office:value="103434.48565132" calcext:value-type="float">
            <text:p>103434,49</text:p>
          </table:table-cell>
          <table:table-cell table:style-name="ce10" table:formula="of:=[.B98]-[.B97]" office:value-type="float" office:value="1419.88819151305" calcext:value-type="float">
            <text:p>1419,89</text:p>
          </table:table-cell>
          <table:table-cell table:style-name="ce34" table:formula="of:=(ROUND([.B98];0))+[.E98]" office:value-type="float" office:value="103434" calcext:value-type="float">
            <text:p>103434</text:p>
          </table:table-cell>
          <table:table-cell office:value-type="float" office:value="0" calcext:value-type="float">
            <text:p>0</text:p>
          </table:table-cell>
          <table:table-cell table:formula="of:=[.D98]-[.D97]" office:value-type="float" office:value="1419" calcext:value-type="float">
            <text:p>1419</text:p>
          </table:table-cell>
          <table:table-cell table:style-name="ce10" table:formula="of:=1000000*[.Q98]/[.C98]" office:value-type="float" office:value="50569.762884042" calcext:value-type="float">
            <text:p>50569,76</text:p>
          </table:table-cell>
          <table:table-cell table:style-name="ce34" table:formula="of:=([.G98]-MOD([.G98];4))+4*[.I98]" office:value-type="float" office:value="50568" calcext:value-type="float">
            <text:p>505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8]" office:value-type="float" office:value="21.6" calcext:value-type="float">
            <text:p>21,60</text:p>
          </table:table-cell>
          <table:table-cell table:style-name="ce43" table:formula="of:=2*(DEGREES(ASIN(([.O98]*0.5)/[.$B$4])))" office:value-type="float" office:value="21.5998973640328" calcext:value-type="float">
            <text:p>21,5999</text:p>
          </table:table-cell>
          <table:table-cell table:style-name="ce43" table:formula="of:=[.K98]-[.K97]" office:value-type="float" office:value="0.299812334660036" calcext:value-type="float">
            <text:p>0,2998</text:p>
          </table:table-cell>
          <table:table-cell table:style-name="ce10" table:formula="of:=(SIN((RADIANS(([.J98])*0.5)))*[.$B$4]*2)" office:value-type="float" office:value="86.1954047094333" calcext:value-type="float">
            <text:p>86,20</text:p>
          </table:table-cell>
          <table:table-cell table:style-name="ce10" table:formula="of:=(SIN((RADIANS(([.J98])*0.5)))*[.$B$4]*2)-[.M97]" office:value-type="float" office:value="1.18324015959421" calcext:value-type="float">
            <text:p>1,18</text:p>
          </table:table-cell>
          <table:table-cell table:style-name="ce13" table:formula="of:=[.D98]/[.$B$20]" office:value-type="float" office:value="86.195" calcext:value-type="float">
            <text:p>86,20</text:p>
          </table:table-cell>
          <table:table-cell table:style-name="ce13" table:formula="of:=[.F98]/[.$B$20]" office:value-type="float" office:value="1.1825" calcext:value-type="float">
            <text:p>1,18</text:p>
          </table:table-cell>
          <table:table-cell table:style-name="ce10" table:formula="of:=([.$B$21]*([.J98]-[.J97]))/360" office:value-type="float" office:value="71.803409166666" calcext:value-type="float">
            <text:p>71,80</text:p>
          </table:table-cell>
          <table:table-cell table:style-name="ce10" table:formula="of:=[.A98]*(([.$B$21]*([.K98]-[.K97]))/360)" office:value-type="float" office:value="5166.61145731396" calcext:value-type="float">
            <text:p>5166,61</text:p>
          </table:table-cell>
          <table:table-cell table:style-name="ce20" table:formula="of:=[.H98]*([.F98]/1000000)" office:value-type="float" office:value="71.755992" calcext:value-type="float">
            <text:p>71,76</text:p>
          </table:table-cell>
          <table:table-cell table:style-name="ce20" table:formula="of:=[.S98]+[.T97]" office:value-type="float" office:value="5169.895316" calcext:value-type="float">
            <text:p>5169,90</text:p>
          </table:table-cell>
          <table:table-cell table:style-name="ce61" table:formula="of:=1000000*([.R98]-[.T98])" office:value-type="float" office:value="-3283858.68604437" calcext:value-type="float">
            <text:p>-3283858,69</text:p>
          </table:table-cell>
          <table:table-cell table:style-name="ce61" table:formula="of:=([.J98]-[.K98])*3600" office:value-type="float" office:value="0.369489482044116" calcext:value-type="float">
            <text:p>0,37</text:p>
          </table:table-cell>
          <table:table-cell table:style-name="ce61" table:formula="of:=1000*([.M98]-[.O98])" office:value-type="float" office:value="0.404709433311723" calcext:value-type="float">
            <text:p>0,40</text:p>
          </table:table-cell>
          <table:table-cell table:number-columns-repeated="1001"/>
        </table:table-row>
        <table:table-row table:style-name="ro1">
          <table:table-cell table:formula="of:=[.A98]+1" office:value-type="float" office:value="73" calcext:value-type="float">
            <text:p>73</text:p>
          </table:table-cell>
          <table:table-cell table:style-name="ce10" table:formula="of:=[.M99]*[.$B$20]" office:value-type="float" office:value="104853.66491445" calcext:value-type="float">
            <text:p>104853,66</text:p>
          </table:table-cell>
          <table:table-cell table:style-name="ce10" table:formula="of:=[.B99]-[.B98]" office:value-type="float" office:value="1419.17926312992" calcext:value-type="float">
            <text:p>1419,18</text:p>
          </table:table-cell>
          <table:table-cell table:style-name="ce34" table:formula="of:=(ROUND([.B99];0))+[.E99]" office:value-type="float" office:value="104854" calcext:value-type="float">
            <text:p>104854</text:p>
          </table:table-cell>
          <table:table-cell office:value-type="float" office:value="0" calcext:value-type="float">
            <text:p>0</text:p>
          </table:table-cell>
          <table:table-cell table:formula="of:=[.D99]-[.D98]" office:value-type="float" office:value="1420" calcext:value-type="float">
            <text:p>1420</text:p>
          </table:table-cell>
          <table:table-cell table:style-name="ce10" table:formula="of:=1000000*[.Q99]/[.C99]" office:value-type="float" office:value="50595.02420315" calcext:value-type="float">
            <text:p>50595,02</text:p>
          </table:table-cell>
          <table:table-cell table:style-name="ce34" table:formula="of:=([.G99]-MOD([.G99];4))+4*[.I99]" office:value-type="float" office:value="50592" calcext:value-type="float">
            <text:p>505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99]" office:value-type="float" office:value="21.9" calcext:value-type="float">
            <text:p>21,90</text:p>
          </table:table-cell>
          <table:table-cell table:style-name="ce43" table:formula="of:=2*(DEGREES(ASIN(([.O99]*0.5)/[.$B$4])))" office:value-type="float" office:value="21.9000708515251" calcext:value-type="float">
            <text:p>21,9001</text:p>
          </table:table-cell>
          <table:table-cell table:style-name="ce43" table:formula="of:=[.K99]-[.K98]" office:value-type="float" office:value="0.300173487492291" calcext:value-type="float">
            <text:p>0,3002</text:p>
          </table:table-cell>
          <table:table-cell table:style-name="ce10" table:formula="of:=(SIN((RADIANS(([.J99])*0.5)))*[.$B$4]*2)" office:value-type="float" office:value="87.3780540953749" calcext:value-type="float">
            <text:p>87,38</text:p>
          </table:table-cell>
          <table:table-cell table:style-name="ce10" table:formula="of:=(SIN((RADIANS(([.J99])*0.5)))*[.$B$4]*2)-[.M98]" office:value-type="float" office:value="1.1826493859416" calcext:value-type="float">
            <text:p>1,18</text:p>
          </table:table-cell>
          <table:table-cell table:style-name="ce13" table:formula="of:=[.D99]/[.$B$20]" office:value-type="float" office:value="87.3783333333333" calcext:value-type="float">
            <text:p>87,38</text:p>
          </table:table-cell>
          <table:table-cell table:style-name="ce13" table:formula="of:=[.F99]/[.$B$20]" office:value-type="float" office:value="1.18333333333333" calcext:value-type="float">
            <text:p>1,18</text:p>
          </table:table-cell>
          <table:table-cell table:style-name="ce10" table:formula="of:=([.$B$21]*([.J99]-[.J98]))/360" office:value-type="float" office:value="71.8034091666668" calcext:value-type="float">
            <text:p>71,80</text:p>
          </table:table-cell>
          <table:table-cell table:style-name="ce10" table:formula="of:=[.A99]*(([.$B$21]*([.K99]-[.K98]))/360)" office:value-type="float" office:value="5244.68007089261" calcext:value-type="float">
            <text:p>5244,68</text:p>
          </table:table-cell>
          <table:table-cell table:style-name="ce20" table:formula="of:=[.H99]*([.F99]/1000000)" office:value-type="float" office:value="71.84064" calcext:value-type="float">
            <text:p>71,84</text:p>
          </table:table-cell>
          <table:table-cell table:style-name="ce20" table:formula="of:=[.S99]+[.T98]" office:value-type="float" office:value="5241.735956" calcext:value-type="float">
            <text:p>5241,74</text:p>
          </table:table-cell>
          <table:table-cell table:style-name="ce61" table:formula="of:=1000000*([.R99]-[.T99])" office:value-type="float" office:value="2944114.89260347" calcext:value-type="float">
            <text:p>2944114,89</text:p>
          </table:table-cell>
          <table:table-cell table:style-name="ce61" table:formula="of:=([.J99]-[.K99])*3600" office:value-type="float" office:value="-0.255065490213724" calcext:value-type="float">
            <text:p>-0,26</text:p>
          </table:table-cell>
          <table:table-cell table:style-name="ce61" table:formula="of:=1000*([.M99]-[.O99])" office:value-type="float" office:value="-0.27923795842355" calcext:value-type="float">
            <text:p>-0,28</text:p>
          </table:table-cell>
          <table:table-cell table:number-columns-repeated="1001"/>
        </table:table-row>
        <table:table-row table:style-name="ro1">
          <table:table-cell table:formula="of:=[.A99]+1" office:value-type="float" office:value="74" calcext:value-type="float">
            <text:p>74</text:p>
          </table:table-cell>
          <table:table-cell table:style-name="ce10" table:formula="of:=[.M100]*[.$B$20]" office:value-type="float" office:value="106272.125522301" calcext:value-type="float">
            <text:p>106272,13</text:p>
          </table:table-cell>
          <table:table-cell table:style-name="ce10" table:formula="of:=[.B100]-[.B99]" office:value-type="float" office:value="1418.460607851" calcext:value-type="float">
            <text:p>1418,46</text:p>
          </table:table-cell>
          <table:table-cell table:style-name="ce34" table:formula="of:=(ROUND([.B100];0))+[.E100]" office:value-type="float" office:value="106272" calcext:value-type="float">
            <text:p>106272</text:p>
          </table:table-cell>
          <table:table-cell office:value-type="float" office:value="0" calcext:value-type="float">
            <text:p>0</text:p>
          </table:table-cell>
          <table:table-cell table:formula="of:=[.D100]-[.D99]" office:value-type="float" office:value="1418" calcext:value-type="float">
            <text:p>1418</text:p>
          </table:table-cell>
          <table:table-cell table:style-name="ce10" table:formula="of:=1000000*[.Q100]/[.C100]" office:value-type="float" office:value="50620.657894371" calcext:value-type="float">
            <text:p>50620,66</text:p>
          </table:table-cell>
          <table:table-cell table:style-name="ce34" table:formula="of:=([.G100]-MOD([.G100];4))+4*[.I100]" office:value-type="float" office:value="50620" calcext:value-type="float">
            <text:p>506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0]" office:value-type="float" office:value="22.2" calcext:value-type="float">
            <text:p>22,20</text:p>
          </table:table-cell>
          <table:table-cell table:style-name="ce43" table:formula="of:=2*(DEGREES(ASIN(([.O100]*0.5)/[.$B$4])))" office:value-type="float" office:value="22.1999734456375" calcext:value-type="float">
            <text:p>22,2000</text:p>
          </table:table-cell>
          <table:table-cell table:style-name="ce43" table:formula="of:=[.K100]-[.K99]" office:value-type="float" office:value="0.299902594112424" calcext:value-type="float">
            <text:p>0,2999</text:p>
          </table:table-cell>
          <table:table-cell table:style-name="ce10" table:formula="of:=(SIN((RADIANS(([.J100])*0.5)))*[.$B$4]*2)" office:value-type="float" office:value="88.5601046019174" calcext:value-type="float">
            <text:p>88,56</text:p>
          </table:table-cell>
          <table:table-cell table:style-name="ce10" table:formula="of:=(SIN((RADIANS(([.J100])*0.5)))*[.$B$4]*2)-[.M99]" office:value-type="float" office:value="1.1820505065425" calcext:value-type="float">
            <text:p>1,18</text:p>
          </table:table-cell>
          <table:table-cell table:style-name="ce13" table:formula="of:=[.D100]/[.$B$20]" office:value-type="float" office:value="88.56" calcext:value-type="float">
            <text:p>88,56</text:p>
          </table:table-cell>
          <table:table-cell table:style-name="ce13" table:formula="of:=[.F100]/[.$B$20]" office:value-type="float" office:value="1.18166666666667" calcext:value-type="float">
            <text:p>1,18</text:p>
          </table:table-cell>
          <table:table-cell table:style-name="ce10" table:formula="of:=([.$B$21]*([.J100]-[.J99]))/360" office:value-type="float" office:value="71.8034091666668" calcext:value-type="float">
            <text:p>71,80</text:p>
          </table:table-cell>
          <table:table-cell table:style-name="ce10" table:formula="of:=[.A100]*(([.$B$21]*([.K100]-[.K99]))/360)" office:value-type="float" office:value="5311.7270732158" calcext:value-type="float">
            <text:p>5311,73</text:p>
          </table:table-cell>
          <table:table-cell table:style-name="ce20" table:formula="of:=[.H100]*([.F100]/1000000)" office:value-type="float" office:value="71.77916" calcext:value-type="float">
            <text:p>71,78</text:p>
          </table:table-cell>
          <table:table-cell table:style-name="ce20" table:formula="of:=[.S100]+[.T99]" office:value-type="float" office:value="5313.515116" calcext:value-type="float">
            <text:p>5313,52</text:p>
          </table:table-cell>
          <table:table-cell table:style-name="ce61" table:formula="of:=1000000*([.R100]-[.T100])" office:value-type="float" office:value="-1788042.78420648" calcext:value-type="float">
            <text:p>-1788042,78</text:p>
          </table:table-cell>
          <table:table-cell table:style-name="ce61" table:formula="of:=([.J100]-[.K100])*3600" office:value-type="float" office:value="0.0955957050607026" calcext:value-type="float">
            <text:p>0,10</text:p>
          </table:table-cell>
          <table:table-cell table:style-name="ce61" table:formula="of:=1000*([.M100]-[.O100])" office:value-type="float" office:value="0.104601917399805" calcext:value-type="float">
            <text:p>0,10</text:p>
          </table:table-cell>
          <table:table-cell table:number-columns-repeated="1001"/>
        </table:table-row>
        <table:table-row table:style-name="ro1">
          <table:table-cell table:formula="of:=[.A100]+1" office:value-type="float" office:value="75" calcext:value-type="float">
            <text:p>75</text:p>
          </table:table-cell>
          <table:table-cell table:style-name="ce10" table:formula="of:=[.M101]*[.$B$20]" office:value-type="float" office:value="107689.857752903" calcext:value-type="float">
            <text:p>107689,86</text:p>
          </table:table-cell>
          <table:table-cell table:style-name="ce10" table:formula="of:=[.B101]-[.B100]" office:value-type="float" office:value="1417.73223060189" calcext:value-type="float">
            <text:p>1417,73</text:p>
          </table:table-cell>
          <table:table-cell table:style-name="ce34" table:formula="of:=(ROUND([.B101];0))+[.E101]" office:value-type="float" office:value="107690" calcext:value-type="float">
            <text:p>107690</text:p>
          </table:table-cell>
          <table:table-cell office:value-type="float" office:value="0" calcext:value-type="float">
            <text:p>0</text:p>
          </table:table-cell>
          <table:table-cell table:formula="of:=[.D101]-[.D100]" office:value-type="float" office:value="1418" calcext:value-type="float">
            <text:p>1418</text:p>
          </table:table-cell>
          <table:table-cell table:style-name="ce10" table:formula="of:=1000000*[.Q101]/[.C101]" office:value-type="float" office:value="50646.6648756254" calcext:value-type="float">
            <text:p>50646,66</text:p>
          </table:table-cell>
          <table:table-cell table:style-name="ce34" table:formula="of:=([.G101]-MOD([.G101];4))+4*[.I101]" office:value-type="float" office:value="50644" calcext:value-type="float">
            <text:p>506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1]" office:value-type="float" office:value="22.5" calcext:value-type="float">
            <text:p>22,50</text:p>
          </table:table-cell>
          <table:table-cell table:style-name="ce43" table:formula="of:=2*(DEGREES(ASIN(([.O101]*0.5)/[.$B$4])))" office:value-type="float" office:value="22.5000301080782" calcext:value-type="float">
            <text:p>22,5000</text:p>
          </table:table-cell>
          <table:table-cell table:style-name="ce43" table:formula="of:=[.K101]-[.K100]" office:value-type="float" office:value="0.300056662440689" calcext:value-type="float">
            <text:p>0,3001</text:p>
          </table:table-cell>
          <table:table-cell table:style-name="ce10" table:formula="of:=(SIN((RADIANS(([.J101])*0.5)))*[.$B$4]*2)" office:value-type="float" office:value="89.741548127419" calcext:value-type="float">
            <text:p>89,74</text:p>
          </table:table-cell>
          <table:table-cell table:style-name="ce10" table:formula="of:=(SIN((RADIANS(([.J101])*0.5)))*[.$B$4]*2)-[.M100]" office:value-type="float" office:value="1.18144352550158" calcext:value-type="float">
            <text:p>1,18</text:p>
          </table:table-cell>
          <table:table-cell table:style-name="ce13" table:formula="of:=[.D101]/[.$B$20]" office:value-type="float" office:value="89.7416666666667" calcext:value-type="float">
            <text:p>89,74</text:p>
          </table:table-cell>
          <table:table-cell table:style-name="ce13" table:formula="of:=[.F101]/[.$B$20]" office:value-type="float" office:value="1.18166666666667" calcext:value-type="float">
            <text:p>1,18</text:p>
          </table:table-cell>
          <table:table-cell table:style-name="ce10" table:formula="of:=([.$B$21]*([.J101]-[.J100]))/360" office:value-type="float" office:value="71.8034091666668" calcext:value-type="float">
            <text:p>71,80</text:p>
          </table:table-cell>
          <table:table-cell table:style-name="ce10" table:formula="of:=[.A101]*(([.$B$21]*([.K101]-[.K100]))/360)" office:value-type="float" office:value="5386.27282660329" calcext:value-type="float">
            <text:p>5386,27</text:p>
          </table:table-cell>
          <table:table-cell table:style-name="ce20" table:formula="of:=[.H101]*([.F101]/1000000)" office:value-type="float" office:value="71.813192" calcext:value-type="float">
            <text:p>71,81</text:p>
          </table:table-cell>
          <table:table-cell table:style-name="ce20" table:formula="of:=[.S101]+[.T100]" office:value-type="float" office:value="5385.328308" calcext:value-type="float">
            <text:p>5385,33</text:p>
          </table:table-cell>
          <table:table-cell table:style-name="ce61" table:formula="of:=1000000*([.R101]-[.T101])" office:value-type="float" office:value="944518.60328445" calcext:value-type="float">
            <text:p>944518,60</text:p>
          </table:table-cell>
          <table:table-cell table:style-name="ce61" table:formula="of:=([.J101]-[.K101])*3600" office:value-type="float" office:value="-0.108389081415794" calcext:value-type="float">
            <text:p>-0,11</text:p>
          </table:table-cell>
          <table:table-cell table:style-name="ce61" table:formula="of:=1000*([.M101]-[.O101])" office:value-type="float" office:value="-0.118539247665694" calcext:value-type="float">
            <text:p>-0,12</text:p>
          </table:table-cell>
          <table:table-cell table:number-columns-repeated="1001"/>
        </table:table-row>
        <table:table-row table:style-name="ro1">
          <table:table-cell table:formula="of:=[.A101]+1" office:value-type="float" office:value="76" calcext:value-type="float">
            <text:p>76</text:p>
          </table:table-cell>
          <table:table-cell table:style-name="ce10" table:formula="of:=[.M102]*[.$B$20]" office:value-type="float" office:value="109106.851889278" calcext:value-type="float">
            <text:p>109106,85</text:p>
          </table:table-cell>
          <table:table-cell table:style-name="ce10" table:formula="of:=[.B102]-[.B101]" office:value-type="float" office:value="1416.99413637484" calcext:value-type="float">
            <text:p>1416,99</text:p>
          </table:table-cell>
          <table:table-cell table:style-name="ce34" table:formula="of:=(ROUND([.B102];0))+[.E102]" office:value-type="float" office:value="109107" calcext:value-type="float">
            <text:p>109107</text:p>
          </table:table-cell>
          <table:table-cell office:value-type="float" office:value="0" calcext:value-type="float">
            <text:p>0</text:p>
          </table:table-cell>
          <table:table-cell table:formula="of:=[.D102]-[.D101]" office:value-type="float" office:value="1417" calcext:value-type="float">
            <text:p>1417</text:p>
          </table:table-cell>
          <table:table-cell table:style-name="ce10" table:formula="of:=1000000*[.Q102]/[.C102]" office:value-type="float" office:value="50673.046079333" calcext:value-type="float">
            <text:p>50673,05</text:p>
          </table:table-cell>
          <table:table-cell table:style-name="ce34" table:formula="of:=([.G102]-MOD([.G102];4))+4*[.I102]" office:value-type="float" office:value="50672" calcext:value-type="float">
            <text:p>506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2]" office:value-type="float" office:value="22.8" calcext:value-type="float">
            <text:p>22,80</text:p>
          </table:table-cell>
          <table:table-cell table:style-name="ce43" table:formula="of:=2*(DEGREES(ASIN(([.O102]*0.5)/[.$B$4])))" office:value-type="float" office:value="22.8000313656166" calcext:value-type="float">
            <text:p>22,8000</text:p>
          </table:table-cell>
          <table:table-cell table:style-name="ce43" table:formula="of:=[.K102]-[.K101]" office:value-type="float" office:value="0.300001257538479" calcext:value-type="float">
            <text:p>0,3000</text:p>
          </table:table-cell>
          <table:table-cell table:style-name="ce10" table:formula="of:=(SIN((RADIANS(([.J102])*0.5)))*[.$B$4]*2)" office:value-type="float" office:value="90.9223765743981" calcext:value-type="float">
            <text:p>90,92</text:p>
          </table:table-cell>
          <table:table-cell table:style-name="ce10" table:formula="of:=(SIN((RADIANS(([.J102])*0.5)))*[.$B$4]*2)-[.M101]" office:value-type="float" office:value="1.18082844697904" calcext:value-type="float">
            <text:p>1,18</text:p>
          </table:table-cell>
          <table:table-cell table:style-name="ce13" table:formula="of:=[.D102]/[.$B$20]" office:value-type="float" office:value="90.9225" calcext:value-type="float">
            <text:p>90,92</text:p>
          </table:table-cell>
          <table:table-cell table:style-name="ce13" table:formula="of:=[.F102]/[.$B$20]" office:value-type="float" office:value="1.18083333333333" calcext:value-type="float">
            <text:p>1,18</text:p>
          </table:table-cell>
          <table:table-cell table:style-name="ce10" table:formula="of:=([.$B$21]*([.J102]-[.J101]))/360" office:value-type="float" office:value="71.8034091666668" calcext:value-type="float">
            <text:p>71,80</text:p>
          </table:table-cell>
          <table:table-cell table:style-name="ce10" table:formula="of:=[.A102]*(([.$B$21]*([.K102]-[.K101]))/360)" office:value-type="float" office:value="5457.08197153933" calcext:value-type="float">
            <text:p>5457,08</text:p>
          </table:table-cell>
          <table:table-cell table:style-name="ce20" table:formula="of:=[.H102]*([.F102]/1000000)" office:value-type="float" office:value="71.802224" calcext:value-type="float">
            <text:p>71,80</text:p>
          </table:table-cell>
          <table:table-cell table:style-name="ce20" table:formula="of:=[.S102]+[.T101]" office:value-type="float" office:value="5457.130532" calcext:value-type="float">
            <text:p>5457,13</text:p>
          </table:table-cell>
          <table:table-cell table:style-name="ce61" table:formula="of:=1000000*([.R102]-[.T102])" office:value-type="float" office:value="-48560.4606747074" calcext:value-type="float">
            <text:p>-48560,46</text:p>
          </table:table-cell>
          <table:table-cell table:style-name="ce61" table:formula="of:=([.J102]-[.K102])*3600" office:value-type="float" office:value="-0.112916219939052" calcext:value-type="float">
            <text:p>-0,11</text:p>
          </table:table-cell>
          <table:table-cell table:style-name="ce61" table:formula="of:=1000*([.M102]-[.O102])" office:value-type="float" office:value="-0.12342560189893" calcext:value-type="float">
            <text:p>-0,12</text:p>
          </table:table-cell>
          <table:table-cell table:number-columns-repeated="1001"/>
        </table:table-row>
        <table:table-row table:style-name="ro1">
          <table:table-cell table:formula="of:=[.A102]+1" office:value-type="float" office:value="77" calcext:value-type="float">
            <text:p>77</text:p>
          </table:table-cell>
          <table:table-cell table:style-name="ce10" table:formula="of:=[.M103]*[.$B$20]" office:value-type="float" office:value="110523.098219506" calcext:value-type="float">
            <text:p>110523,10</text:p>
          </table:table-cell>
          <table:table-cell table:style-name="ce10" table:formula="of:=[.B103]-[.B102]" office:value-type="float" office:value="1416.24633022862" calcext:value-type="float">
            <text:p>1416,25</text:p>
          </table:table-cell>
          <table:table-cell table:style-name="ce34" table:formula="of:=(ROUND([.B103];0))+[.E103]" office:value-type="float" office:value="110523" calcext:value-type="float">
            <text:p>110523</text:p>
          </table:table-cell>
          <table:table-cell office:value-type="float" office:value="0" calcext:value-type="float">
            <text:p>0</text:p>
          </table:table-cell>
          <table:table-cell table:formula="of:=[.D103]-[.D102]" office:value-type="float" office:value="1416" calcext:value-type="float">
            <text:p>1416</text:p>
          </table:table-cell>
          <table:table-cell table:style-name="ce10" table:formula="of:=1000000*[.Q103]/[.C103]" office:value-type="float" office:value="50699.8024524984" calcext:value-type="float">
            <text:p>50699,80</text:p>
          </table:table-cell>
          <table:table-cell table:style-name="ce34" table:formula="of:=([.G103]-MOD([.G103];4))+4*[.I103]" office:value-type="float" office:value="50696" calcext:value-type="float">
            <text:p>506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3]" office:value-type="float" office:value="23.1" calcext:value-type="float">
            <text:p>23,10</text:p>
          </table:table-cell>
          <table:table-cell table:style-name="ce43" table:formula="of:=2*(DEGREES(ASIN(([.O103]*0.5)/[.$B$4])))" office:value-type="float" office:value="23.0999791888604" calcext:value-type="float">
            <text:p>23,1000</text:p>
          </table:table-cell>
          <table:table-cell table:style-name="ce43" table:formula="of:=[.K103]-[.K102]" office:value-type="float" office:value="0.299947823243798" calcext:value-type="float">
            <text:p>0,2999</text:p>
          </table:table-cell>
          <table:table-cell table:style-name="ce10" table:formula="of:=(SIN((RADIANS(([.J103])*0.5)))*[.$B$4]*2)" office:value-type="float" office:value="92.1025818495886" calcext:value-type="float">
            <text:p>92,10</text:p>
          </table:table-cell>
          <table:table-cell table:style-name="ce10" table:formula="of:=(SIN((RADIANS(([.J103])*0.5)))*[.$B$4]*2)-[.M102]" office:value-type="float" office:value="1.18020527519052" calcext:value-type="float">
            <text:p>1,18</text:p>
          </table:table-cell>
          <table:table-cell table:style-name="ce13" table:formula="of:=[.D103]/[.$B$20]" office:value-type="float" office:value="92.1025" calcext:value-type="float">
            <text:p>92,10</text:p>
          </table:table-cell>
          <table:table-cell table:style-name="ce13" table:formula="of:=[.F103]/[.$B$20]" office:value-type="float" office:value="1.18" calcext:value-type="float">
            <text:p>1,18</text:p>
          </table:table-cell>
          <table:table-cell table:style-name="ce10" table:formula="of:=([.$B$21]*([.J103]-[.J102]))/360" office:value-type="float" office:value="71.8034091666668" calcext:value-type="float">
            <text:p>71,80</text:p>
          </table:table-cell>
          <table:table-cell table:style-name="ce10" table:formula="of:=[.A103]*(([.$B$21]*([.K103]-[.K102]))/360)" office:value-type="float" office:value="5527.90091212986" calcext:value-type="float">
            <text:p>5527,90</text:p>
          </table:table-cell>
          <table:table-cell table:style-name="ce20" table:formula="of:=[.H103]*([.F103]/1000000)" office:value-type="float" office:value="71.785536" calcext:value-type="float">
            <text:p>71,79</text:p>
          </table:table-cell>
          <table:table-cell table:style-name="ce20" table:formula="of:=[.S103]+[.T102]" office:value-type="float" office:value="5528.916068" calcext:value-type="float">
            <text:p>5528,92</text:p>
          </table:table-cell>
          <table:table-cell table:style-name="ce61" table:formula="of:=1000000*([.R103]-[.T103])" office:value-type="float" office:value="-1015155.87014001" calcext:value-type="float">
            <text:p>-1015155,87</text:p>
          </table:table-cell>
          <table:table-cell table:style-name="ce61" table:formula="of:=([.J103]-[.K103])*3600" office:value-type="float" office:value="0.0749201023907631" calcext:value-type="float">
            <text:p>0,07</text:p>
          </table:table-cell>
          <table:table-cell table:style-name="ce61" table:formula="of:=1000*([.M103]-[.O103])" office:value-type="float" office:value="0.0818495885965831" calcext:value-type="float">
            <text:p>0,08</text:p>
          </table:table-cell>
          <table:table-cell table:number-columns-repeated="1001"/>
        </table:table-row>
        <table:table-row table:style-name="ro1">
          <table:table-cell table:formula="of:=[.A103]+1" office:value-type="float" office:value="78" calcext:value-type="float">
            <text:p>78</text:p>
          </table:table-cell>
          <table:table-cell table:style-name="ce10" table:formula="of:=[.M104]*[.$B$20]" office:value-type="float" office:value="111938.587036795" calcext:value-type="float">
            <text:p>111938,59</text:p>
          </table:table-cell>
          <table:table-cell table:style-name="ce10" table:formula="of:=[.B104]-[.B103]" office:value-type="float" office:value="1415.48881728863" calcext:value-type="float">
            <text:p>1415,49</text:p>
          </table:table-cell>
          <table:table-cell table:style-name="ce34" table:formula="of:=(ROUND([.B104];0))+[.E104]" office:value-type="float" office:value="111939" calcext:value-type="float">
            <text:p>111939</text:p>
          </table:table-cell>
          <table:table-cell office:value-type="float" office:value="0" calcext:value-type="float">
            <text:p>0</text:p>
          </table:table-cell>
          <table:table-cell table:formula="of:=[.D104]-[.D103]" office:value-type="float" office:value="1416" calcext:value-type="float">
            <text:p>1416</text:p>
          </table:table-cell>
          <table:table-cell table:style-name="ce10" table:formula="of:=1000000*[.Q104]/[.C104]" office:value-type="float" office:value="50726.9349567915" calcext:value-type="float">
            <text:p>50726,93</text:p>
          </table:table-cell>
          <table:table-cell table:style-name="ce34" table:formula="of:=([.G104]-MOD([.G104];4))+4*[.I104]" office:value-type="float" office:value="50724" calcext:value-type="float">
            <text:p>507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4]" office:value-type="float" office:value="23.4" calcext:value-type="float">
            <text:p>23,40</text:p>
          </table:table-cell>
          <table:table-cell table:style-name="ce43" table:formula="of:=2*(DEGREES(ASIN(([.O104]*0.5)/[.$B$4])))" office:value-type="float" office:value="23.4000875474339" calcext:value-type="float">
            <text:p>23,4001</text:p>
          </table:table-cell>
          <table:table-cell table:style-name="ce43" table:formula="of:=[.K104]-[.K103]" office:value-type="float" office:value="0.300108358573439" calcext:value-type="float">
            <text:p>0,3001</text:p>
          </table:table-cell>
          <table:table-cell table:style-name="ce10" table:formula="of:=(SIN((RADIANS(([.J104])*0.5)))*[.$B$4]*2)" office:value-type="float" office:value="93.2821558639957" calcext:value-type="float">
            <text:p>93,28</text:p>
          </table:table-cell>
          <table:table-cell table:style-name="ce10" table:formula="of:=(SIN((RADIANS(([.J104])*0.5)))*[.$B$4]*2)-[.M103]" office:value-type="float" office:value="1.17957401440718" calcext:value-type="float">
            <text:p>1,18</text:p>
          </table:table-cell>
          <table:table-cell table:style-name="ce13" table:formula="of:=[.D104]/[.$B$20]" office:value-type="float" office:value="93.2825" calcext:value-type="float">
            <text:p>93,28</text:p>
          </table:table-cell>
          <table:table-cell table:style-name="ce13" table:formula="of:=[.F104]/[.$B$20]" office:value-type="float" office:value="1.18" calcext:value-type="float">
            <text:p>1,18</text:p>
          </table:table-cell>
          <table:table-cell table:style-name="ce10" table:formula="of:=([.$B$21]*([.J104]-[.J103]))/360" office:value-type="float" office:value="71.803409166666" calcext:value-type="float">
            <text:p>71,80</text:p>
          </table:table-cell>
          <table:table-cell table:style-name="ce10" table:formula="of:=[.A104]*(([.$B$21]*([.K104]-[.K103]))/360)" office:value-type="float" office:value="5602.6888488962" calcext:value-type="float">
            <text:p>5602,69</text:p>
          </table:table-cell>
          <table:table-cell table:style-name="ce20" table:formula="of:=[.H104]*([.F104]/1000000)" office:value-type="float" office:value="71.825184" calcext:value-type="float">
            <text:p>71,83</text:p>
          </table:table-cell>
          <table:table-cell table:style-name="ce20" table:formula="of:=[.S104]+[.T103]" office:value-type="float" office:value="5600.741252" calcext:value-type="float">
            <text:p>5600,74</text:p>
          </table:table-cell>
          <table:table-cell table:style-name="ce61" table:formula="of:=1000000*([.R104]-[.T104])" office:value-type="float" office:value="1947596.89619423" calcext:value-type="float">
            <text:p>1947596,90</text:p>
          </table:table-cell>
          <table:table-cell table:style-name="ce61" table:formula="of:=([.J104]-[.K104])*3600" office:value-type="float" office:value="-0.315170762000605" calcext:value-type="float">
            <text:p>-0,32</text:p>
          </table:table-cell>
          <table:table-cell table:style-name="ce61" table:formula="of:=1000*([.M104]-[.O104])" office:value-type="float" office:value="-0.344136004301276" calcext:value-type="float">
            <text:p>-0,34</text:p>
          </table:table-cell>
          <table:table-cell table:number-columns-repeated="1001"/>
        </table:table-row>
        <table:table-row table:style-name="ro1">
          <table:table-cell table:formula="of:=[.A104]+1" office:value-type="float" office:value="79" calcext:value-type="float">
            <text:p>79</text:p>
          </table:table-cell>
          <table:table-cell table:style-name="ce10" table:formula="of:=[.M105]*[.$B$20]" office:value-type="float" office:value="113353.308639542" calcext:value-type="float">
            <text:p>113353,31</text:p>
          </table:table-cell>
          <table:table-cell table:style-name="ce10" table:formula="of:=[.B105]-[.B104]" office:value-type="float" office:value="1414.72160274681" calcext:value-type="float">
            <text:p>1414,72</text:p>
          </table:table-cell>
          <table:table-cell table:style-name="ce34" table:formula="of:=(ROUND([.B105];0))+[.E105]" office:value-type="float" office:value="113353" calcext:value-type="float">
            <text:p>113353</text:p>
          </table:table-cell>
          <table:table-cell office:value-type="float" office:value="0" calcext:value-type="float">
            <text:p>0</text:p>
          </table:table-cell>
          <table:table-cell table:formula="of:=[.D105]-[.D104]" office:value-type="float" office:value="1414" calcext:value-type="float">
            <text:p>1414</text:p>
          </table:table-cell>
          <table:table-cell table:style-name="ce10" table:formula="of:=1000000*[.Q105]/[.C105]" office:value-type="float" office:value="50754.4445686374" calcext:value-type="float">
            <text:p>50754,44</text:p>
          </table:table-cell>
          <table:table-cell table:style-name="ce34" table:formula="of:=([.G105]-MOD([.G105];4))+4*[.I105]" office:value-type="float" office:value="50752" calcext:value-type="float">
            <text:p>507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5]" office:value-type="float" office:value="23.7" calcext:value-type="float">
            <text:p>23,70</text:p>
          </table:table-cell>
          <table:table-cell table:style-name="ce43" table:formula="of:=2*(DEGREES(ASIN(([.O105]*0.5)/[.$B$4])))" office:value-type="float" office:value="23.6999345332807" calcext:value-type="float">
            <text:p>23,6999</text:p>
          </table:table-cell>
          <table:table-cell table:style-name="ce43" table:formula="of:=[.K105]-[.K104]" office:value-type="float" office:value="0.299846985846788" calcext:value-type="float">
            <text:p>0,2998</text:p>
          </table:table-cell>
          <table:table-cell table:style-name="ce10" table:formula="of:=(SIN((RADIANS(([.J105])*0.5)))*[.$B$4]*2)" office:value-type="float" office:value="94.4610905329514" calcext:value-type="float">
            <text:p>94,46</text:p>
          </table:table-cell>
          <table:table-cell table:style-name="ce10" table:formula="of:=(SIN((RADIANS(([.J105])*0.5)))*[.$B$4]*2)-[.M104]" office:value-type="float" office:value="1.17893466895568" calcext:value-type="float">
            <text:p>1,18</text:p>
          </table:table-cell>
          <table:table-cell table:style-name="ce13" table:formula="of:=[.D105]/[.$B$20]" office:value-type="float" office:value="94.4608333333333" calcext:value-type="float">
            <text:p>94,46</text:p>
          </table:table-cell>
          <table:table-cell table:style-name="ce13" table:formula="of:=[.F105]/[.$B$20]" office:value-type="float" office:value="1.17833333333333" calcext:value-type="float">
            <text:p>1,18</text:p>
          </table:table-cell>
          <table:table-cell table:style-name="ce10" table:formula="of:=([.$B$21]*([.J105]-[.J104]))/360" office:value-type="float" office:value="71.8034091666668" calcext:value-type="float">
            <text:p>71,80</text:p>
          </table:table-cell>
          <table:table-cell table:style-name="ce10" table:formula="of:=[.A105]*(([.$B$21]*([.K105]-[.K104]))/360)" office:value-type="float" office:value="5669.57609719914" calcext:value-type="float">
            <text:p>5669,58</text:p>
          </table:table-cell>
          <table:table-cell table:style-name="ce20" table:formula="of:=[.H105]*([.F105]/1000000)" office:value-type="float" office:value="71.763328" calcext:value-type="float">
            <text:p>71,76</text:p>
          </table:table-cell>
          <table:table-cell table:style-name="ce20" table:formula="of:=[.S105]+[.T104]" office:value-type="float" office:value="5672.50458" calcext:value-type="float">
            <text:p>5672,50</text:p>
          </table:table-cell>
          <table:table-cell table:style-name="ce61" table:formula="of:=1000000*([.R105]-[.T105])" office:value-type="float" office:value="-2928482.80086764" calcext:value-type="float">
            <text:p>-2928482,80</text:p>
          </table:table-cell>
          <table:table-cell table:style-name="ce61" table:formula="of:=([.J105]-[.K105])*3600" office:value-type="float" office:value="0.235680189565812" calcext:value-type="float">
            <text:p>0,24</text:p>
          </table:table-cell>
          <table:table-cell table:style-name="ce61" table:formula="of:=1000*([.M105]-[.O105])" office:value-type="float" office:value="0.257199618076243" calcext:value-type="float">
            <text:p>0,26</text:p>
          </table:table-cell>
          <table:table-cell table:number-columns-repeated="1001"/>
        </table:table-row>
        <table:table-row table:style-name="ro1">
          <table:table-cell table:formula="of:=[.A105]+1" office:value-type="float" office:value="80" calcext:value-type="float">
            <text:p>80</text:p>
          </table:table-cell>
          <table:table-cell table:style-name="ce10" table:formula="of:=[.M106]*[.$B$20]" office:value-type="float" office:value="114767.253331403" calcext:value-type="float">
            <text:p>114767,25</text:p>
          </table:table-cell>
          <table:table-cell table:style-name="ce10" table:formula="of:=[.B106]-[.B105]" office:value-type="float" office:value="1413.94469186147" calcext:value-type="float">
            <text:p>1413,94</text:p>
          </table:table-cell>
          <table:table-cell table:style-name="ce34" table:formula="of:=(ROUND([.B106];0))+[.E106]" office:value-type="float" office:value="114767" calcext:value-type="float">
            <text:p>114767</text:p>
          </table:table-cell>
          <table:table-cell office:value-type="float" office:value="0" calcext:value-type="float">
            <text:p>0</text:p>
          </table:table-cell>
          <table:table-cell table:formula="of:=[.D106]-[.D105]" office:value-type="float" office:value="1414" calcext:value-type="float">
            <text:p>1414</text:p>
          </table:table-cell>
          <table:table-cell table:style-name="ce10" table:formula="of:=1000000*[.Q106]/[.C106]" office:value-type="float" office:value="50782.3322793037" calcext:value-type="float">
            <text:p>50782,33</text:p>
          </table:table-cell>
          <table:table-cell table:style-name="ce34" table:formula="of:=([.G106]-MOD([.G106];4))+4*[.I106]" office:value-type="float" office:value="50780" calcext:value-type="float">
            <text:p>507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6]" office:value-type="float" office:value="24" calcext:value-type="float">
            <text:p>24,00</text:p>
          </table:table-cell>
          <table:table-cell table:style-name="ce43" table:formula="of:=2*(DEGREES(ASIN(([.O106]*0.5)/[.$B$4])))" office:value-type="float" office:value="23.9999462351841" calcext:value-type="float">
            <text:p>23,9999</text:p>
          </table:table-cell>
          <table:table-cell table:style-name="ce43" table:formula="of:=[.K106]-[.K105]" office:value-type="float" office:value="0.300011701903394" calcext:value-type="float">
            <text:p>0,3000</text:p>
          </table:table-cell>
          <table:table-cell table:style-name="ce10" table:formula="of:=(SIN((RADIANS(([.J106])*0.5)))*[.$B$4]*2)" office:value-type="float" office:value="95.6393777761693" calcext:value-type="float">
            <text:p>95,64</text:p>
          </table:table-cell>
          <table:table-cell table:style-name="ce10" table:formula="of:=(SIN((RADIANS(([.J106])*0.5)))*[.$B$4]*2)-[.M105]" office:value-type="float" office:value="1.17828724321789" calcext:value-type="float">
            <text:p>1,18</text:p>
          </table:table-cell>
          <table:table-cell table:style-name="ce13" table:formula="of:=[.D106]/[.$B$20]" office:value-type="float" office:value="95.6391666666667" calcext:value-type="float">
            <text:p>95,64</text:p>
          </table:table-cell>
          <table:table-cell table:style-name="ce13" table:formula="of:=[.F106]/[.$B$20]" office:value-type="float" office:value="1.17833333333333" calcext:value-type="float">
            <text:p>1,18</text:p>
          </table:table-cell>
          <table:table-cell table:style-name="ce10" table:formula="of:=([.$B$21]*([.J106]-[.J105]))/360" office:value-type="float" office:value="71.8034091666668" calcext:value-type="float">
            <text:p>71,80</text:p>
          </table:table-cell>
          <table:table-cell table:style-name="ce10" table:formula="of:=[.A106]*(([.$B$21]*([.K106]-[.K105]))/360)" office:value-type="float" office:value="5744.49679641531" calcext:value-type="float">
            <text:p>5744,50</text:p>
          </table:table-cell>
          <table:table-cell table:style-name="ce20" table:formula="of:=[.H106]*([.F106]/1000000)" office:value-type="float" office:value="71.80292" calcext:value-type="float">
            <text:p>71,80</text:p>
          </table:table-cell>
          <table:table-cell table:style-name="ce20" table:formula="of:=[.S106]+[.T105]" office:value-type="float" office:value="5744.3075" calcext:value-type="float">
            <text:p>5744,31</text:p>
          </table:table-cell>
          <table:table-cell table:style-name="ce61" table:formula="of:=1000000*([.R106]-[.T106])" office:value-type="float" office:value="189296.415304852" calcext:value-type="float">
            <text:p>189296,42</text:p>
          </table:table-cell>
          <table:table-cell table:style-name="ce61" table:formula="of:=([.J106]-[.K106])*3600" office:value-type="float" office:value="0.193553337351204" calcext:value-type="float">
            <text:p>0,19</text:p>
          </table:table-cell>
          <table:table-cell table:style-name="ce61" table:formula="of:=1000*([.M106]-[.O106])" office:value-type="float" office:value="0.21110950262937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106]+1" office:value-type="float" office:value="81" calcext:value-type="float">
            <text:p>81</text:p>
          </table:table-cell>
          <table:table-cell table:style-name="ce10" table:formula="of:=[.M107]*[.$B$20]" office:value-type="float" office:value="116180.411421361" calcext:value-type="float">
            <text:p>116180,41</text:p>
          </table:table-cell>
          <table:table-cell table:style-name="ce10" table:formula="of:=[.B107]-[.B106]" office:value-type="float" office:value="1413.15808995758" calcext:value-type="float">
            <text:p>1413,16</text:p>
          </table:table-cell>
          <table:table-cell table:style-name="ce34" table:formula="of:=(ROUND([.B107];0))+[.E107]" office:value-type="float" office:value="116180" calcext:value-type="float">
            <text:p>116180</text:p>
          </table:table-cell>
          <table:table-cell office:value-type="float" office:value="0" calcext:value-type="float">
            <text:p>0</text:p>
          </table:table-cell>
          <table:table-cell table:formula="of:=[.D107]-[.D106]" office:value-type="float" office:value="1413" calcext:value-type="float">
            <text:p>1413</text:p>
          </table:table-cell>
          <table:table-cell table:style-name="ce10" table:formula="of:=1000000*[.Q107]/[.C107]" office:value-type="float" office:value="50810.5990949833" calcext:value-type="float">
            <text:p>50810,60</text:p>
          </table:table-cell>
          <table:table-cell table:style-name="ce34" table:formula="of:=([.G107]-MOD([.G107];4))+4*[.I107]" office:value-type="float" office:value="50808" calcext:value-type="float">
            <text:p>508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7]" office:value-type="float" office:value="24.3" calcext:value-type="float">
            <text:p>24,30</text:p>
          </table:table-cell>
          <table:table-cell table:style-name="ce43" table:formula="of:=2*(DEGREES(ASIN(([.O107]*0.5)/[.$B$4])))" office:value-type="float" office:value="24.2999126346571" calcext:value-type="float">
            <text:p>24,2999</text:p>
          </table:table-cell>
          <table:table-cell table:style-name="ce43" table:formula="of:=[.K107]-[.K106]" office:value-type="float" office:value="0.299966399473057" calcext:value-type="float">
            <text:p>0,3000</text:p>
          </table:table-cell>
          <table:table-cell table:style-name="ce10" table:formula="of:=(SIN((RADIANS(([.J107])*0.5)))*[.$B$4]*2)" office:value-type="float" office:value="96.8170095178006" calcext:value-type="float">
            <text:p>96,82</text:p>
          </table:table-cell>
          <table:table-cell table:style-name="ce10" table:formula="of:=(SIN((RADIANS(([.J107])*0.5)))*[.$B$4]*2)-[.M106]" office:value-type="float" office:value="1.17763174163132" calcext:value-type="float">
            <text:p>1,18</text:p>
          </table:table-cell>
          <table:table-cell table:style-name="ce13" table:formula="of:=[.D107]/[.$B$20]" office:value-type="float" office:value="96.8166666666667" calcext:value-type="float">
            <text:p>96,82</text:p>
          </table:table-cell>
          <table:table-cell table:style-name="ce13" table:formula="of:=[.F107]/[.$B$20]" office:value-type="float" office:value="1.1775" calcext:value-type="float">
            <text:p>1,18</text:p>
          </table:table-cell>
          <table:table-cell table:style-name="ce10" table:formula="of:=([.$B$21]*([.J107]-[.J106]))/360" office:value-type="float" office:value="71.8034091666668" calcext:value-type="float">
            <text:p>71,80</text:p>
          </table:table-cell>
          <table:table-cell table:style-name="ce10" table:formula="of:=[.A107]*(([.$B$21]*([.K107]-[.K106]))/360)" office:value-type="float" office:value="5815.42473175624" calcext:value-type="float">
            <text:p>5815,42</text:p>
          </table:table-cell>
          <table:table-cell table:style-name="ce20" table:formula="of:=[.H107]*([.F107]/1000000)" office:value-type="float" office:value="71.791704" calcext:value-type="float">
            <text:p>71,79</text:p>
          </table:table-cell>
          <table:table-cell table:style-name="ce20" table:formula="of:=[.S107]+[.T106]" office:value-type="float" office:value="5816.099204" calcext:value-type="float">
            <text:p>5816,10</text:p>
          </table:table-cell>
          <table:table-cell table:style-name="ce61" table:formula="of:=1000000*([.R107]-[.T107])" office:value-type="float" office:value="-674472.243767923" calcext:value-type="float">
            <text:p>-674472,24</text:p>
          </table:table-cell>
          <table:table-cell table:style-name="ce61" table:formula="of:=([.J107]-[.K107])*3600" office:value-type="float" office:value="0.314515234349244" calcext:value-type="float">
            <text:p>0,31</text:p>
          </table:table-cell>
          <table:table-cell table:style-name="ce61" table:formula="of:=1000*([.M107]-[.O107])" office:value-type="float" office:value="0.342851133936506" calcext:value-type="float">
            <text:p>0,34</text:p>
          </table:table-cell>
          <table:table-cell table:number-columns-repeated="1001"/>
        </table:table-row>
        <table:table-row table:style-name="ro1">
          <table:table-cell table:formula="of:=[.A107]+1" office:value-type="float" office:value="82" calcext:value-type="float">
            <text:p>82</text:p>
          </table:table-cell>
          <table:table-cell table:style-name="ce10" table:formula="of:=[.M108]*[.$B$20]" office:value-type="float" office:value="117592.773223787" calcext:value-type="float">
            <text:p>117592,77</text:p>
          </table:table-cell>
          <table:table-cell table:style-name="ce10" table:formula="of:=[.B108]-[.B107]" office:value-type="float" office:value="1412.36180242634" calcext:value-type="float">
            <text:p>1412,36</text:p>
          </table:table-cell>
          <table:table-cell table:style-name="ce34" table:formula="of:=(ROUND([.B108];0))+[.E108]" office:value-type="float" office:value="117593" calcext:value-type="float">
            <text:p>117593</text:p>
          </table:table-cell>
          <table:table-cell office:value-type="float" office:value="0" calcext:value-type="float">
            <text:p>0</text:p>
          </table:table-cell>
          <table:table-cell table:formula="of:=[.D108]-[.D107]" office:value-type="float" office:value="1413" calcext:value-type="float">
            <text:p>1413</text:p>
          </table:table-cell>
          <table:table-cell table:style-name="ce10" table:formula="of:=1000000*[.Q108]/[.C108]" office:value-type="float" office:value="50839.2460368961" calcext:value-type="float">
            <text:p>50839,25</text:p>
          </table:table-cell>
          <table:table-cell table:style-name="ce34" table:formula="of:=([.G108]-MOD([.G108];4))+4*[.I108]" office:value-type="float" office:value="50836" calcext:value-type="float">
            <text:p>508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8]" office:value-type="float" office:value="24.6" calcext:value-type="float">
            <text:p>24,60</text:p>
          </table:table-cell>
          <table:table-cell table:style-name="ce43" table:formula="of:=2*(DEGREES(ASIN(([.O108]*0.5)/[.$B$4])))" office:value-type="float" office:value="24.6000481832674" calcext:value-type="float">
            <text:p>24,6000</text:p>
          </table:table-cell>
          <table:table-cell table:style-name="ce43" table:formula="of:=[.K108]-[.K107]" office:value-type="float" office:value="0.300135548610253" calcext:value-type="float">
            <text:p>0,3001</text:p>
          </table:table-cell>
          <table:table-cell table:style-name="ce10" table:formula="of:=(SIN((RADIANS(([.J108])*0.5)))*[.$B$4]*2)" office:value-type="float" office:value="97.9939776864893" calcext:value-type="float">
            <text:p>97,99</text:p>
          </table:table-cell>
          <table:table-cell table:style-name="ce10" table:formula="of:=(SIN((RADIANS(([.J108])*0.5)))*[.$B$4]*2)-[.M107]" office:value-type="float" office:value="1.17696816868862" calcext:value-type="float">
            <text:p>1,18</text:p>
          </table:table-cell>
          <table:table-cell table:style-name="ce13" table:formula="of:=[.D108]/[.$B$20]" office:value-type="float" office:value="97.9941666666667" calcext:value-type="float">
            <text:p>97,99</text:p>
          </table:table-cell>
          <table:table-cell table:style-name="ce13" table:formula="of:=[.F108]/[.$B$20]" office:value-type="float" office:value="1.1775" calcext:value-type="float">
            <text:p>1,18</text:p>
          </table:table-cell>
          <table:table-cell table:style-name="ce10" table:formula="of:=([.$B$21]*([.J108]-[.J107]))/360" office:value-type="float" office:value="71.8034091666668" calcext:value-type="float">
            <text:p>71,80</text:p>
          </table:table-cell>
          <table:table-cell table:style-name="ce10" table:formula="of:=[.A108]*(([.$B$21]*([.K108]-[.K107]))/360)" office:value-type="float" office:value="5890.53986463522" calcext:value-type="float">
            <text:p>5890,54</text:p>
          </table:table-cell>
          <table:table-cell table:style-name="ce20" table:formula="of:=[.H108]*([.F108]/1000000)" office:value-type="float" office:value="71.831268" calcext:value-type="float">
            <text:p>71,83</text:p>
          </table:table-cell>
          <table:table-cell table:style-name="ce20" table:formula="of:=[.S108]+[.T107]" office:value-type="float" office:value="5887.930472" calcext:value-type="float">
            <text:p>5887,93</text:p>
          </table:table-cell>
          <table:table-cell table:style-name="ce61" table:formula="of:=1000000*([.R108]-[.T108])" office:value-type="float" office:value="2609392.6352205" calcext:value-type="float">
            <text:p>2609392,64</text:p>
          </table:table-cell>
          <table:table-cell table:style-name="ce61" table:formula="of:=([.J108]-[.K108])*3600" office:value-type="float" office:value="-0.173459762559958" calcext:value-type="float">
            <text:p>-0,17</text:p>
          </table:table-cell>
          <table:table-cell table:style-name="ce61" table:formula="of:=1000*([.M108]-[.O108])" office:value-type="float" office:value="-0.188980177370013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108]+1" office:value-type="float" office:value="83" calcext:value-type="float">
            <text:p>83</text:p>
          </table:table-cell>
          <table:table-cell table:style-name="ce10" table:formula="of:=[.M109]*[.$B$20]" office:value-type="float" office:value="119004.329058513" calcext:value-type="float">
            <text:p>119004,33</text:p>
          </table:table-cell>
          <table:table-cell table:style-name="ce10" table:formula="of:=[.B109]-[.B108]" office:value-type="float" office:value="1411.55583472546" calcext:value-type="float">
            <text:p>1411,56</text:p>
          </table:table-cell>
          <table:table-cell table:style-name="ce34" table:formula="of:=(ROUND([.B109];0))+[.E109]" office:value-type="float" office:value="119004" calcext:value-type="float">
            <text:p>119004</text:p>
          </table:table-cell>
          <table:table-cell office:value-type="float" office:value="0" calcext:value-type="float">
            <text:p>0</text:p>
          </table:table-cell>
          <table:table-cell table:formula="of:=[.D109]-[.D108]" office:value-type="float" office:value="1411" calcext:value-type="float">
            <text:p>1411</text:p>
          </table:table-cell>
          <table:table-cell table:style-name="ce10" table:formula="of:=1000000*[.Q109]/[.C109]" office:value-type="float" office:value="50868.2741413708" calcext:value-type="float">
            <text:p>50868,27</text:p>
          </table:table-cell>
          <table:table-cell table:style-name="ce34" table:formula="of:=([.G109]-MOD([.G109];4))+4*[.I109]" office:value-type="float" office:value="50868" calcext:value-type="float">
            <text:p>508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09]" office:value-type="float" office:value="24.9" calcext:value-type="float">
            <text:p>24,90</text:p>
          </table:table-cell>
          <table:table-cell table:style-name="ce43" table:formula="of:=2*(DEGREES(ASIN(([.O109]*0.5)/[.$B$4])))" office:value-type="float" office:value="24.8999300445925" calcext:value-type="float">
            <text:p>24,8999</text:p>
          </table:table-cell>
          <table:table-cell table:style-name="ce43" table:formula="of:=[.K109]-[.K108]" office:value-type="float" office:value="0.299881861325115" calcext:value-type="float">
            <text:p>0,2999</text:p>
          </table:table-cell>
          <table:table-cell table:style-name="ce10" table:formula="of:=(SIN((RADIANS(([.J109])*0.5)))*[.$B$4]*2)" office:value-type="float" office:value="99.1702742154271" calcext:value-type="float">
            <text:p>99,17</text:p>
          </table:table-cell>
          <table:table-cell table:style-name="ce10" table:formula="of:=(SIN((RADIANS(([.J109])*0.5)))*[.$B$4]*2)-[.M108]" office:value-type="float" office:value="1.17629652893788" calcext:value-type="float">
            <text:p>1,18</text:p>
          </table:table-cell>
          <table:table-cell table:style-name="ce13" table:formula="of:=[.D109]/[.$B$20]" office:value-type="float" office:value="99.17" calcext:value-type="float">
            <text:p>99,17</text:p>
          </table:table-cell>
          <table:table-cell table:style-name="ce13" table:formula="of:=[.F109]/[.$B$20]" office:value-type="float" office:value="1.17583333333333" calcext:value-type="float">
            <text:p>1,18</text:p>
          </table:table-cell>
          <table:table-cell table:style-name="ce10" table:formula="of:=([.$B$21]*([.J109]-[.J108]))/360" office:value-type="float" office:value="71.803409166666" calcext:value-type="float">
            <text:p>71,80</text:p>
          </table:table-cell>
          <table:table-cell table:style-name="ce10" table:formula="of:=[.A109]*(([.$B$21]*([.K109]-[.K108]))/360)" office:value-type="float" office:value="5957.33606400758" calcext:value-type="float">
            <text:p>5957,34</text:p>
          </table:table-cell>
          <table:table-cell table:style-name="ce20" table:formula="of:=[.H109]*([.F109]/1000000)" office:value-type="float" office:value="71.774748" calcext:value-type="float">
            <text:p>71,77</text:p>
          </table:table-cell>
          <table:table-cell table:style-name="ce20" table:formula="of:=[.S109]+[.T108]" office:value-type="float" office:value="5959.70522" calcext:value-type="float">
            <text:p>5959,71</text:p>
          </table:table-cell>
          <table:table-cell table:style-name="ce61" table:formula="of:=1000000*([.R109]-[.T109])" office:value-type="float" office:value="-2369155.99242184" calcext:value-type="float">
            <text:p>-2369155,99</text:p>
          </table:table-cell>
          <table:table-cell table:style-name="ce61" table:formula="of:=([.J109]-[.K109])*3600" office:value-type="float" office:value="0.251839467014747" calcext:value-type="float">
            <text:p>0,25</text:p>
          </table:table-cell>
          <table:table-cell table:style-name="ce61" table:formula="of:=1000*([.M109]-[.O109])" office:value-type="float" office:value="0.274215427097602" calcext:value-type="float">
            <text:p>0,27</text:p>
          </table:table-cell>
          <table:table-cell table:number-columns-repeated="1001"/>
        </table:table-row>
        <table:table-row table:style-name="ro1">
          <table:table-cell table:formula="of:=[.A109]+1" office:value-type="float" office:value="84" calcext:value-type="float">
            <text:p>84</text:p>
          </table:table-cell>
          <table:table-cell table:style-name="ce10" table:formula="of:=[.M110]*[.$B$20]" office:value-type="float" office:value="120415.069250892" calcext:value-type="float">
            <text:p>120415,07</text:p>
          </table:table-cell>
          <table:table-cell table:style-name="ce10" table:formula="of:=[.B110]-[.B109]" office:value-type="float" office:value="1410.74019237894" calcext:value-type="float">
            <text:p>1410,74</text:p>
          </table:table-cell>
          <table:table-cell table:style-name="ce34" table:formula="of:=(ROUND([.B110];0))+[.E110]" office:value-type="float" office:value="120415" calcext:value-type="float">
            <text:p>120415</text:p>
          </table:table-cell>
          <table:table-cell office:value-type="float" office:value="0" calcext:value-type="float">
            <text:p>0</text:p>
          </table:table-cell>
          <table:table-cell table:formula="of:=[.D110]-[.D109]" office:value-type="float" office:value="1411" calcext:value-type="float">
            <text:p>1411</text:p>
          </table:table-cell>
          <table:table-cell table:style-name="ce10" table:formula="of:=1000000*[.Q110]/[.C110]" office:value-type="float" office:value="50897.6844599459" calcext:value-type="float">
            <text:p>50897,68</text:p>
          </table:table-cell>
          <table:table-cell table:style-name="ce34" table:formula="of:=([.G110]-MOD([.G110];4))+4*[.I110]" office:value-type="float" office:value="50896" calcext:value-type="float">
            <text:p>508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0]" office:value-type="float" office:value="25.2" calcext:value-type="float">
            <text:p>25,20</text:p>
          </table:table-cell>
          <table:table-cell table:style-name="ce43" table:formula="of:=2*(DEGREES(ASIN(([.O110]*0.5)/[.$B$4])))" office:value-type="float" office:value="25.1999852692067" calcext:value-type="float">
            <text:p>25,2000</text:p>
          </table:table-cell>
          <table:table-cell table:style-name="ce43" table:formula="of:=[.K110]-[.K109]" office:value-type="float" office:value="0.300055224614212" calcext:value-type="float">
            <text:p>0,3001</text:p>
          </table:table-cell>
          <table:table-cell table:style-name="ce10" table:formula="of:=(SIN((RADIANS(([.J110])*0.5)))*[.$B$4]*2)" office:value-type="float" office:value="100.34589104241" calcext:value-type="float">
            <text:p>100,35</text:p>
          </table:table-cell>
          <table:table-cell table:style-name="ce10" table:formula="of:=(SIN((RADIANS(([.J110])*0.5)))*[.$B$4]*2)-[.M109]" office:value-type="float" office:value="1.17561682698245" calcext:value-type="float">
            <text:p>1,18</text:p>
          </table:table-cell>
          <table:table-cell table:style-name="ce13" table:formula="of:=[.D110]/[.$B$20]" office:value-type="float" office:value="100.345833333333" calcext:value-type="float">
            <text:p>100,35</text:p>
          </table:table-cell>
          <table:table-cell table:style-name="ce13" table:formula="of:=[.F110]/[.$B$20]" office:value-type="float" office:value="1.17583333333333" calcext:value-type="float">
            <text:p>1,18</text:p>
          </table:table-cell>
          <table:table-cell table:style-name="ce10" table:formula="of:=([.$B$21]*([.J110]-[.J109]))/360" office:value-type="float" office:value="71.8034091666668" calcext:value-type="float">
            <text:p>71,80</text:p>
          </table:table-cell>
          <table:table-cell table:style-name="ce10" table:formula="of:=[.A110]*(([.$B$21]*([.K110]-[.K109]))/360)" office:value-type="float" office:value="6032.5966583597" calcext:value-type="float">
            <text:p>6032,60</text:p>
          </table:table-cell>
          <table:table-cell table:style-name="ce20" table:formula="of:=[.H110]*([.F110]/1000000)" office:value-type="float" office:value="71.814256" calcext:value-type="float">
            <text:p>71,81</text:p>
          </table:table-cell>
          <table:table-cell table:style-name="ce20" table:formula="of:=[.S110]+[.T109]" office:value-type="float" office:value="6031.519476" calcext:value-type="float">
            <text:p>6031,52</text:p>
          </table:table-cell>
          <table:table-cell table:style-name="ce61" table:formula="of:=1000000*([.R110]-[.T110])" office:value-type="float" office:value="1077182.35969332" calcext:value-type="float">
            <text:p>1077182,36</text:p>
          </table:table-cell>
          <table:table-cell table:style-name="ce61" table:formula="of:=([.J110]-[.K110])*3600" office:value-type="float" office:value="0.0530308558538195" calcext:value-type="float">
            <text:p>0,05</text:p>
          </table:table-cell>
          <table:table-cell table:style-name="ce61" table:formula="of:=1000*([.M110]-[.O110])" office:value-type="float" office:value="0.0577090766711308" calcext:value-type="float">
            <text:p>0,06</text:p>
          </table:table-cell>
          <table:table-cell table:number-columns-repeated="1001"/>
        </table:table-row>
        <table:table-row table:style-name="ro1">
          <table:table-cell table:formula="of:=[.A110]+1" office:value-type="float" office:value="85" calcext:value-type="float">
            <text:p>85</text:p>
          </table:table-cell>
          <table:table-cell table:style-name="ce10" table:formula="of:=[.M111]*[.$B$20]" office:value-type="float" office:value="121824.984131869" calcext:value-type="float">
            <text:p>121824,98</text:p>
          </table:table-cell>
          <table:table-cell table:style-name="ce10" table:formula="of:=[.B111]-[.B110]" office:value-type="float" office:value="1409.91488097713" calcext:value-type="float">
            <text:p>1409,91</text:p>
          </table:table-cell>
          <table:table-cell table:style-name="ce34" table:formula="of:=(ROUND([.B111];0))+[.E111]" office:value-type="float" office:value="121825" calcext:value-type="float">
            <text:p>121825</text:p>
          </table:table-cell>
          <table:table-cell office:value-type="float" office:value="0" calcext:value-type="float">
            <text:p>0</text:p>
          </table:table-cell>
          <table:table-cell table:formula="of:=[.D111]-[.D110]" office:value-type="float" office:value="1410" calcext:value-type="float">
            <text:p>1410</text:p>
          </table:table-cell>
          <table:table-cell table:style-name="ce10" table:formula="of:=1000000*[.Q111]/[.C111]" office:value-type="float" office:value="50927.4780594586" calcext:value-type="float">
            <text:p>50927,48</text:p>
          </table:table-cell>
          <table:table-cell table:style-name="ce34" table:formula="of:=([.G111]-MOD([.G111];4))+4*[.I111]" office:value-type="float" office:value="50924" calcext:value-type="float">
            <text:p>509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1]" office:value-type="float" office:value="25.5" calcext:value-type="float">
            <text:p>25,50</text:p>
          </table:table-cell>
          <table:table-cell table:style-name="ce43" table:formula="of:=2*(DEGREES(ASIN(([.O111]*0.5)/[.$B$4])))" office:value-type="float" office:value="25.5000033773982" calcext:value-type="float">
            <text:p>25,5000</text:p>
          </table:table-cell>
          <table:table-cell table:style-name="ce43" table:formula="of:=[.K111]-[.K110]" office:value-type="float" office:value="0.300018108191523" calcext:value-type="float">
            <text:p>0,3000</text:p>
          </table:table-cell>
          <table:table-cell table:style-name="ce10" table:formula="of:=(SIN((RADIANS(([.J111])*0.5)))*[.$B$4]*2)" office:value-type="float" office:value="101.520820109891" calcext:value-type="float">
            <text:p>101,52</text:p>
          </table:table-cell>
          <table:table-cell table:style-name="ce10" table:formula="of:=(SIN((RADIANS(([.J111])*0.5)))*[.$B$4]*2)-[.M110]" office:value-type="float" office:value="1.17492906748095" calcext:value-type="float">
            <text:p>1,17</text:p>
          </table:table-cell>
          <table:table-cell table:style-name="ce13" table:formula="of:=[.D111]/[.$B$20]" office:value-type="float" office:value="101.520833333333" calcext:value-type="float">
            <text:p>101,52</text:p>
          </table:table-cell>
          <table:table-cell table:style-name="ce13" table:formula="of:=[.F111]/[.$B$20]" office:value-type="float" office:value="1.175" calcext:value-type="float">
            <text:p>1,18</text:p>
          </table:table-cell>
          <table:table-cell table:style-name="ce10" table:formula="of:=([.$B$21]*([.J111]-[.J110]))/360" office:value-type="float" office:value="71.8034091666668" calcext:value-type="float">
            <text:p>71,80</text:p>
          </table:table-cell>
          <table:table-cell table:style-name="ce10" table:formula="of:=[.A111]*(([.$B$21]*([.K111]-[.K110]))/360)" office:value-type="float" office:value="6103.65817763414" calcext:value-type="float">
            <text:p>6103,66</text:p>
          </table:table-cell>
          <table:table-cell table:style-name="ce20" table:formula="of:=[.H111]*([.F111]/1000000)" office:value-type="float" office:value="71.80284" calcext:value-type="float">
            <text:p>71,80</text:p>
          </table:table-cell>
          <table:table-cell table:style-name="ce20" table:formula="of:=[.S111]+[.T110]" office:value-type="float" office:value="6103.322316" calcext:value-type="float">
            <text:p>6103,32</text:p>
          </table:table-cell>
          <table:table-cell table:style-name="ce61" table:formula="of:=1000000*([.R111]-[.T111])" office:value-type="float" office:value="335861.634135654" calcext:value-type="float">
            <text:p>335861,63</text:p>
          </table:table-cell>
          <table:table-cell table:style-name="ce61" table:formula="of:=([.J111]-[.K111])*3600" office:value-type="float" office:value="-0.0121586336263135" calcext:value-type="float">
            <text:p>-0,01</text:p>
          </table:table-cell>
          <table:table-cell table:style-name="ce61" table:formula="of:=1000*([.M111]-[.O111])" office:value-type="float" office:value="-0.0132234423233513" calcext:value-type="float">
            <text:p>-0,01</text:p>
          </table:table-cell>
          <table:table-cell table:number-columns-repeated="1001"/>
        </table:table-row>
        <table:table-row table:style-name="ro1">
          <table:table-cell table:formula="of:=[.A111]+1" office:value-type="float" office:value="86" calcext:value-type="float">
            <text:p>86</text:p>
          </table:table-cell>
          <table:table-cell table:style-name="ce10" table:formula="of:=[.M112]*[.$B$20]" office:value-type="float" office:value="123234.064038045" calcext:value-type="float">
            <text:p>123234,06</text:p>
          </table:table-cell>
          <table:table-cell table:style-name="ce10" table:formula="of:=[.B112]-[.B111]" office:value-type="float" office:value="1409.07990617656" calcext:value-type="float">
            <text:p>1409,08</text:p>
          </table:table-cell>
          <table:table-cell table:style-name="ce34" table:formula="of:=(ROUND([.B112];0))+[.E112]" office:value-type="float" office:value="123234" calcext:value-type="float">
            <text:p>123234</text:p>
          </table:table-cell>
          <table:table-cell office:value-type="float" office:value="0" calcext:value-type="float">
            <text:p>0</text:p>
          </table:table-cell>
          <table:table-cell table:formula="of:=[.D112]-[.D111]" office:value-type="float" office:value="1409" calcext:value-type="float">
            <text:p>1409</text:p>
          </table:table-cell>
          <table:table-cell table:style-name="ce10" table:formula="of:=1000000*[.Q112]/[.C112]" office:value-type="float" office:value="50957.6560221489" calcext:value-type="float">
            <text:p>50957,66</text:p>
          </table:table-cell>
          <table:table-cell table:style-name="ce34" table:formula="of:=([.G112]-MOD([.G112];4))+4*[.I112]" office:value-type="float" office:value="50956" calcext:value-type="float">
            <text:p>509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2]" office:value-type="float" office:value="25.8" calcext:value-type="float">
            <text:p>25,80</text:p>
          </table:table-cell>
          <table:table-cell table:style-name="ce43" table:formula="of:=2*(DEGREES(ASIN(([.O112]*0.5)/[.$B$4])))" office:value-type="float" office:value="25.7999863619154" calcext:value-type="float">
            <text:p>25,8000</text:p>
          </table:table-cell>
          <table:table-cell table:style-name="ce43" table:formula="of:=[.K112]-[.K111]" office:value-type="float" office:value="0.2999829845172" calcext:value-type="float">
            <text:p>0,3000</text:p>
          </table:table-cell>
          <table:table-cell table:style-name="ce10" table:formula="of:=(SIN((RADIANS(([.J112])*0.5)))*[.$B$4]*2)" office:value-type="float" office:value="102.695053365038" calcext:value-type="float">
            <text:p>102,70</text:p>
          </table:table-cell>
          <table:table-cell table:style-name="ce10" table:formula="of:=(SIN((RADIANS(([.J112])*0.5)))*[.$B$4]*2)-[.M111]" office:value-type="float" office:value="1.17423325514713" calcext:value-type="float">
            <text:p>1,17</text:p>
          </table:table-cell>
          <table:table-cell table:style-name="ce13" table:formula="of:=[.D112]/[.$B$20]" office:value-type="float" office:value="102.695" calcext:value-type="float">
            <text:p>102,70</text:p>
          </table:table-cell>
          <table:table-cell table:style-name="ce13" table:formula="of:=[.F112]/[.$B$20]" office:value-type="float" office:value="1.17416666666667" calcext:value-type="float">
            <text:p>1,17</text:p>
          </table:table-cell>
          <table:table-cell table:style-name="ce10" table:formula="of:=([.$B$21]*([.J112]-[.J111]))/360" office:value-type="float" office:value="71.8034091666668" calcext:value-type="float">
            <text:p>71,80</text:p>
          </table:table-cell>
          <table:table-cell table:style-name="ce10" table:formula="of:=[.A112]*(([.$B$21]*([.K112]-[.K111]))/360)" office:value-type="float" office:value="6174.74294769356" calcext:value-type="float">
            <text:p>6174,74</text:p>
          </table:table-cell>
          <table:table-cell table:style-name="ce20" table:formula="of:=[.H112]*([.F112]/1000000)" office:value-type="float" office:value="71.797004" calcext:value-type="float">
            <text:p>71,80</text:p>
          </table:table-cell>
          <table:table-cell table:style-name="ce20" table:formula="of:=[.S112]+[.T111]" office:value-type="float" office:value="6175.11932" calcext:value-type="float">
            <text:p>6175,12</text:p>
          </table:table-cell>
          <table:table-cell table:style-name="ce61" table:formula="of:=1000000*([.R112]-[.T112])" office:value-type="float" office:value="-376372.306446683" calcext:value-type="float">
            <text:p>-376372,31</text:p>
          </table:table-cell>
          <table:table-cell table:style-name="ce61" table:formula="of:=([.J112]-[.K112])*3600" office:value-type="float" office:value="0.0490971044555977" calcext:value-type="float">
            <text:p>0,05</text:p>
          </table:table-cell>
          <table:table-cell table:style-name="ce61" table:formula="of:=1000*([.M112]-[.O112])" office:value-type="float" office:value="0.0533650380134532" calcext:value-type="float">
            <text:p>0,05</text:p>
          </table:table-cell>
          <table:table-cell table:number-columns-repeated="1001"/>
        </table:table-row>
        <table:table-row table:style-name="ro1">
          <table:table-cell table:formula="of:=[.A112]+1" office:value-type="float" office:value="87" calcext:value-type="float">
            <text:p>87</text:p>
          </table:table-cell>
          <table:table-cell table:style-name="ce10" table:formula="of:=[.M113]*[.$B$20]" office:value-type="float" office:value="124642.299311745" calcext:value-type="float">
            <text:p>124642,30</text:p>
          </table:table-cell>
          <table:table-cell table:style-name="ce10" table:formula="of:=[.B113]-[.B112]" office:value-type="float" office:value="1408.23527370008" calcext:value-type="float">
            <text:p>1408,24</text:p>
          </table:table-cell>
          <table:table-cell table:style-name="ce34" table:formula="of:=(ROUND([.B113];0))+[.E113]" office:value-type="float" office:value="124642" calcext:value-type="float">
            <text:p>124642</text:p>
          </table:table-cell>
          <table:table-cell office:value-type="float" office:value="0" calcext:value-type="float">
            <text:p>0</text:p>
          </table:table-cell>
          <table:table-cell table:formula="of:=[.D113]-[.D112]" office:value-type="float" office:value="1408" calcext:value-type="float">
            <text:p>1408</text:p>
          </table:table-cell>
          <table:table-cell table:style-name="ce10" table:formula="of:=1000000*[.Q113]/[.C113]" office:value-type="float" office:value="50988.2194457511" calcext:value-type="float">
            <text:p>50988,22</text:p>
          </table:table-cell>
          <table:table-cell table:style-name="ce34" table:formula="of:=([.G113]-MOD([.G113];4))+4*[.I113]" office:value-type="float" office:value="50988" calcext:value-type="float">
            <text:p>509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3]" office:value-type="float" office:value="26.1" calcext:value-type="float">
            <text:p>26,10</text:p>
          </table:table-cell>
          <table:table-cell table:style-name="ce43" table:formula="of:=2*(DEGREES(ASIN(([.O113]*0.5)/[.$B$4])))" office:value-type="float" office:value="26.099936217576" calcext:value-type="float">
            <text:p>26,0999</text:p>
          </table:table-cell>
          <table:table-cell table:style-name="ce43" table:formula="of:=[.K113]-[.K112]" office:value-type="float" office:value="0.299949855660536" calcext:value-type="float">
            <text:p>0,2999</text:p>
          </table:table-cell>
          <table:table-cell table:style-name="ce10" table:formula="of:=(SIN((RADIANS(([.J113])*0.5)))*[.$B$4]*2)" office:value-type="float" office:value="103.868582759788" calcext:value-type="float">
            <text:p>103,87</text:p>
          </table:table-cell>
          <table:table-cell table:style-name="ce10" table:formula="of:=(SIN((RADIANS(([.J113])*0.5)))*[.$B$4]*2)-[.M112]" office:value-type="float" office:value="1.17352939475006" calcext:value-type="float">
            <text:p>1,17</text:p>
          </table:table-cell>
          <table:table-cell table:style-name="ce13" table:formula="of:=[.D113]/[.$B$20]" office:value-type="float" office:value="103.868333333333" calcext:value-type="float">
            <text:p>103,87</text:p>
          </table:table-cell>
          <table:table-cell table:style-name="ce13" table:formula="of:=[.F113]/[.$B$20]" office:value-type="float" office:value="1.17333333333333" calcext:value-type="float">
            <text:p>1,17</text:p>
          </table:table-cell>
          <table:table-cell table:style-name="ce10" table:formula="of:=([.$B$21]*([.J113]-[.J112]))/360" office:value-type="float" office:value="71.8034091666668" calcext:value-type="float">
            <text:p>71,80</text:p>
          </table:table-cell>
          <table:table-cell table:style-name="ce10" table:formula="of:=[.A113]*(([.$B$21]*([.K113]-[.K112]))/360)" office:value-type="float" office:value="6245.85244248806" calcext:value-type="float">
            <text:p>6245,85</text:p>
          </table:table-cell>
          <table:table-cell table:style-name="ce20" table:formula="of:=[.H113]*([.F113]/1000000)" office:value-type="float" office:value="71.791104" calcext:value-type="float">
            <text:p>71,79</text:p>
          </table:table-cell>
          <table:table-cell table:style-name="ce20" table:formula="of:=[.S113]+[.T112]" office:value-type="float" office:value="6246.910424" calcext:value-type="float">
            <text:p>6246,91</text:p>
          </table:table-cell>
          <table:table-cell table:style-name="ce61" table:formula="of:=1000000*([.R113]-[.T113])" office:value-type="float" office:value="-1057981.51194085" calcext:value-type="float">
            <text:p>-1057981,51</text:p>
          </table:table-cell>
          <table:table-cell table:style-name="ce61" table:formula="of:=([.J113]-[.K113])*3600" office:value-type="float" office:value="0.229616726528548" calcext:value-type="float">
            <text:p>0,23</text:p>
          </table:table-cell>
          <table:table-cell table:style-name="ce61" table:formula="of:=1000*([.M113]-[.O113])" office:value-type="float" office:value="0.249426454658419" calcext:value-type="float">
            <text:p>0,25</text:p>
          </table:table-cell>
          <table:table-cell table:number-columns-repeated="1001"/>
        </table:table-row>
        <table:table-row table:style-name="ro1">
          <table:table-cell table:formula="of:=[.A113]+1" office:value-type="float" office:value="88" calcext:value-type="float">
            <text:p>88</text:p>
          </table:table-cell>
          <table:table-cell table:style-name="ce10" table:formula="of:=[.M114]*[.$B$20]" office:value-type="float" office:value="126049.680301082" calcext:value-type="float">
            <text:p>126049,68</text:p>
          </table:table-cell>
          <table:table-cell table:style-name="ce10" table:formula="of:=[.B114]-[.B113]" office:value-type="float" office:value="1407.38098933673" calcext:value-type="float">
            <text:p>1407,38</text:p>
          </table:table-cell>
          <table:table-cell table:style-name="ce34" table:formula="of:=(ROUND([.B114];0))+[.E114]" office:value-type="float" office:value="126050" calcext:value-type="float">
            <text:p>126050</text:p>
          </table:table-cell>
          <table:table-cell office:value-type="float" office:value="0" calcext:value-type="float">
            <text:p>0</text:p>
          </table:table-cell>
          <table:table-cell table:formula="of:=[.D114]-[.D113]" office:value-type="float" office:value="1408" calcext:value-type="float">
            <text:p>1408</text:p>
          </table:table-cell>
          <table:table-cell table:style-name="ce10" table:formula="of:=1000000*[.Q114]/[.C114]" office:value-type="float" office:value="51019.1694435964" calcext:value-type="float">
            <text:p>51019,17</text:p>
          </table:table-cell>
          <table:table-cell table:style-name="ce34" table:formula="of:=([.G114]-MOD([.G114];4))+4*[.I114]" office:value-type="float" office:value="51016" calcext:value-type="float">
            <text:p>5101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4]" office:value-type="float" office:value="26.4" calcext:value-type="float">
            <text:p>26,40</text:p>
          </table:table-cell>
          <table:table-cell table:style-name="ce43" table:formula="of:=2*(DEGREES(ASIN(([.O114]*0.5)/[.$B$4])))" office:value-type="float" office:value="26.4000681684772" calcext:value-type="float">
            <text:p>26,4001</text:p>
          </table:table-cell>
          <table:table-cell table:style-name="ce43" table:formula="of:=[.K114]-[.K113]" office:value-type="float" office:value="0.300131950901282" calcext:value-type="float">
            <text:p>0,3001</text:p>
          </table:table-cell>
          <table:table-cell table:style-name="ce10" table:formula="of:=(SIN((RADIANS(([.J114])*0.5)))*[.$B$4]*2)" office:value-type="float" office:value="105.041400250902" calcext:value-type="float">
            <text:p>105,04</text:p>
          </table:table-cell>
          <table:table-cell table:style-name="ce10" table:formula="of:=(SIN((RADIANS(([.J114])*0.5)))*[.$B$4]*2)-[.M113]" office:value-type="float" office:value="1.17281749111395" calcext:value-type="float">
            <text:p>1,17</text:p>
          </table:table-cell>
          <table:table-cell table:style-name="ce13" table:formula="of:=[.D114]/[.$B$20]" office:value-type="float" office:value="105.041666666667" calcext:value-type="float">
            <text:p>105,04</text:p>
          </table:table-cell>
          <table:table-cell table:style-name="ce13" table:formula="of:=[.F114]/[.$B$20]" office:value-type="float" office:value="1.17333333333333" calcext:value-type="float">
            <text:p>1,17</text:p>
          </table:table-cell>
          <table:table-cell table:style-name="ce10" table:formula="of:=([.$B$21]*([.J114]-[.J113]))/360" office:value-type="float" office:value="71.8034091666668" calcext:value-type="float">
            <text:p>71,80</text:p>
          </table:table-cell>
          <table:table-cell table:style-name="ce10" table:formula="of:=[.A114]*(([.$B$21]*([.K114]-[.K113]))/360)" office:value-type="float" office:value="6321.47920053603" calcext:value-type="float">
            <text:p>6321,48</text:p>
          </table:table-cell>
          <table:table-cell table:style-name="ce20" table:formula="of:=[.H114]*([.F114]/1000000)" office:value-type="float" office:value="71.830528" calcext:value-type="float">
            <text:p>71,83</text:p>
          </table:table-cell>
          <table:table-cell table:style-name="ce20" table:formula="of:=[.S114]+[.T113]" office:value-type="float" office:value="6318.740952" calcext:value-type="float">
            <text:p>6318,74</text:p>
          </table:table-cell>
          <table:table-cell table:style-name="ce61" table:formula="of:=1000000*([.R114]-[.T114])" office:value-type="float" office:value="2738248.536024" calcext:value-type="float">
            <text:p>2738248,54</text:p>
          </table:table-cell>
          <table:table-cell table:style-name="ce61" table:formula="of:=([.J114]-[.K114])*3600" office:value-type="float" office:value="-0.245406518095592" calcext:value-type="float">
            <text:p>-0,25</text:p>
          </table:table-cell>
          <table:table-cell table:style-name="ce61" table:formula="of:=1000*([.M114]-[.O114])" office:value-type="float" office:value="-0.266415764670569" calcext:value-type="float">
            <text:p>-0,27</text:p>
          </table:table-cell>
          <table:table-cell table:number-columns-repeated="1001"/>
        </table:table-row>
        <table:table-row table:style-name="ro1">
          <table:table-cell table:formula="of:=[.A114]+1" office:value-type="float" office:value="89" calcext:value-type="float">
            <text:p>89</text:p>
          </table:table-cell>
          <table:table-cell table:style-name="ce10" table:formula="of:=[.M115]*[.$B$20]" office:value-type="float" office:value="127456.197360024" calcext:value-type="float">
            <text:p>127456,20</text:p>
          </table:table-cell>
          <table:table-cell table:style-name="ce10" table:formula="of:=[.B115]-[.B114]" office:value-type="float" office:value="1406.51705894165" calcext:value-type="float">
            <text:p>1406,52</text:p>
          </table:table-cell>
          <table:table-cell table:style-name="ce34" table:formula="of:=(ROUND([.B115];0))+[.E115]" office:value-type="float" office:value="127456" calcext:value-type="float">
            <text:p>127456</text:p>
          </table:table-cell>
          <table:table-cell office:value-type="float" office:value="0" calcext:value-type="float">
            <text:p>0</text:p>
          </table:table-cell>
          <table:table-cell table:formula="of:=[.D115]-[.D114]" office:value-type="float" office:value="1406" calcext:value-type="float">
            <text:p>1406</text:p>
          </table:table-cell>
          <table:table-cell table:style-name="ce10" table:formula="of:=1000000*[.Q115]/[.C115]" office:value-type="float" office:value="51050.5071447162" calcext:value-type="float">
            <text:p>51050,51</text:p>
          </table:table-cell>
          <table:table-cell table:style-name="ce34" table:formula="of:=([.G115]-MOD([.G115];4))+4*[.I115]" office:value-type="float" office:value="51048" calcext:value-type="float">
            <text:p>510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5]" office:value-type="float" office:value="26.7" calcext:value-type="float">
            <text:p>26,70</text:p>
          </table:table-cell>
          <table:table-cell table:style-name="ce43" table:formula="of:=2*(DEGREES(ASIN(([.O115]*0.5)/[.$B$4])))" office:value-type="float" office:value="26.699957891496" calcext:value-type="float">
            <text:p>26,7000</text:p>
          </table:table-cell>
          <table:table-cell table:style-name="ce43" table:formula="of:=[.K115]-[.K114]" office:value-type="float" office:value="0.299889723018723" calcext:value-type="float">
            <text:p>0,2999</text:p>
          </table:table-cell>
          <table:table-cell table:style-name="ce10" table:formula="of:=(SIN((RADIANS(([.J115])*0.5)))*[.$B$4]*2)" office:value-type="float" office:value="106.21349780002" calcext:value-type="float">
            <text:p>106,21</text:p>
          </table:table-cell>
          <table:table-cell table:style-name="ce10" table:formula="of:=(SIN((RADIANS(([.J115])*0.5)))*[.$B$4]*2)-[.M114]" office:value-type="float" office:value="1.17209754911804" calcext:value-type="float">
            <text:p>1,17</text:p>
          </table:table-cell>
          <table:table-cell table:style-name="ce13" table:formula="of:=[.D115]/[.$B$20]" office:value-type="float" office:value="106.213333333333" calcext:value-type="float">
            <text:p>106,21</text:p>
          </table:table-cell>
          <table:table-cell table:style-name="ce13" table:formula="of:=[.F115]/[.$B$20]" office:value-type="float" office:value="1.17166666666667" calcext:value-type="float">
            <text:p>1,17</text:p>
          </table:table-cell>
          <table:table-cell table:style-name="ce10" table:formula="of:=([.$B$21]*([.J115]-[.J114]))/360" office:value-type="float" office:value="71.803409166666" calcext:value-type="float">
            <text:p>71,80</text:p>
          </table:table-cell>
          <table:table-cell table:style-name="ce10" table:formula="of:=[.A115]*(([.$B$21]*([.K115]-[.K114]))/360)" office:value-type="float" office:value="6388.15433108153" calcext:value-type="float">
            <text:p>6388,15</text:p>
          </table:table-cell>
          <table:table-cell table:style-name="ce20" table:formula="of:=[.H115]*([.F115]/1000000)" office:value-type="float" office:value="71.773488" calcext:value-type="float">
            <text:p>71,77</text:p>
          </table:table-cell>
          <table:table-cell table:style-name="ce20" table:formula="of:=[.S115]+[.T114]" office:value-type="float" office:value="6390.51444" calcext:value-type="float">
            <text:p>6390,51</text:p>
          </table:table-cell>
          <table:table-cell table:style-name="ce61" table:formula="of:=1000000*([.R115]-[.T115])" office:value-type="float" office:value="-2360108.918474" calcext:value-type="float">
            <text:p>-2360108,92</text:p>
          </table:table-cell>
          <table:table-cell table:style-name="ce61" table:formula="of:=([.J115]-[.K115])*3600" office:value-type="float" office:value="0.151590614505892" calcext:value-type="float">
            <text:p>0,15</text:p>
          </table:table-cell>
          <table:table-cell table:style-name="ce61" table:formula="of:=1000*([.M115]-[.O115])" office:value-type="float" office:value="0.164466686655373" calcext:value-type="float">
            <text:p>0,16</text:p>
          </table:table-cell>
          <table:table-cell table:number-columns-repeated="1001"/>
        </table:table-row>
        <table:table-row table:style-name="ro1">
          <table:table-cell table:formula="of:=[.A115]+1" office:value-type="float" office:value="90" calcext:value-type="float">
            <text:p>90</text:p>
          </table:table-cell>
          <table:table-cell table:style-name="ce10" table:formula="of:=[.M116]*[.$B$20]" office:value-type="float" office:value="128861.84084846" calcext:value-type="float">
            <text:p>128861,84</text:p>
          </table:table-cell>
          <table:table-cell table:style-name="ce10" table:formula="of:=[.B116]-[.B115]" office:value-type="float" office:value="1405.64348843615" calcext:value-type="float">
            <text:p>1405,64</text:p>
          </table:table-cell>
          <table:table-cell table:style-name="ce34" table:formula="of:=(ROUND([.B116];0))+[.E116]" office:value-type="float" office:value="128862" calcext:value-type="float">
            <text:p>128862</text:p>
          </table:table-cell>
          <table:table-cell office:value-type="float" office:value="0" calcext:value-type="float">
            <text:p>0</text:p>
          </table:table-cell>
          <table:table-cell table:formula="of:=[.D116]-[.D115]" office:value-type="float" office:value="1406" calcext:value-type="float">
            <text:p>1406</text:p>
          </table:table-cell>
          <table:table-cell table:style-name="ce10" table:formula="of:=1000000*[.Q116]/[.C116]" office:value-type="float" office:value="51082.2336939445" calcext:value-type="float">
            <text:p>51082,23</text:p>
          </table:table-cell>
          <table:table-cell table:style-name="ce34" table:formula="of:=([.G116]-MOD([.G116];4))+4*[.I116]" office:value-type="float" office:value="51080" calcext:value-type="float">
            <text:p>510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6]" office:value-type="float" office:value="27" calcext:value-type="float">
            <text:p>27,00</text:p>
          </table:table-cell>
          <table:table-cell table:style-name="ce43" table:formula="of:=2*(DEGREES(ASIN(([.O116]*0.5)/[.$B$4])))" office:value-type="float" office:value="27.0000339776154" calcext:value-type="float">
            <text:p>27,0000</text:p>
          </table:table-cell>
          <table:table-cell table:style-name="ce43" table:formula="of:=[.K116]-[.K115]" office:value-type="float" office:value="0.300076086119414" calcext:value-type="float">
            <text:p>0,3001</text:p>
          </table:table-cell>
          <table:table-cell table:style-name="ce10" table:formula="of:=(SIN((RADIANS(([.J116])*0.5)))*[.$B$4]*2)" office:value-type="float" office:value="107.384867373716" calcext:value-type="float">
            <text:p>107,38</text:p>
          </table:table-cell>
          <table:table-cell table:style-name="ce10" table:formula="of:=(SIN((RADIANS(([.J116])*0.5)))*[.$B$4]*2)-[.M115]" office:value-type="float" office:value="1.17136957369679" calcext:value-type="float">
            <text:p>1,17</text:p>
          </table:table-cell>
          <table:table-cell table:style-name="ce13" table:formula="of:=[.D116]/[.$B$20]" office:value-type="float" office:value="107.385" calcext:value-type="float">
            <text:p>107,39</text:p>
          </table:table-cell>
          <table:table-cell table:style-name="ce13" table:formula="of:=[.F116]/[.$B$20]" office:value-type="float" office:value="1.17166666666667" calcext:value-type="float">
            <text:p>1,17</text:p>
          </table:table-cell>
          <table:table-cell table:style-name="ce10" table:formula="of:=([.$B$21]*([.J116]-[.J115]))/360" office:value-type="float" office:value="71.8034091666668" calcext:value-type="float">
            <text:p>71,80</text:p>
          </table:table-cell>
          <table:table-cell table:style-name="ce10" table:formula="of:=[.A116]*(([.$B$21]*([.K116]-[.K115]))/360)" office:value-type="float" office:value="6463.94579782927" calcext:value-type="float">
            <text:p>6463,95</text:p>
          </table:table-cell>
          <table:table-cell table:style-name="ce20" table:formula="of:=[.H116]*([.F116]/1000000)" office:value-type="float" office:value="71.81848" calcext:value-type="float">
            <text:p>71,82</text:p>
          </table:table-cell>
          <table:table-cell table:style-name="ce20" table:formula="of:=[.S116]+[.T115]" office:value-type="float" office:value="6462.33292" calcext:value-type="float">
            <text:p>6462,33</text:p>
          </table:table-cell>
          <table:table-cell table:style-name="ce61" table:formula="of:=1000000*([.R116]-[.T116])" office:value-type="float" office:value="1612877.82926411" calcext:value-type="float">
            <text:p>1612877,83</text:p>
          </table:table-cell>
          <table:table-cell table:style-name="ce61" table:formula="of:=([.J116]-[.K116])*3600" office:value-type="float" office:value="-0.122319415383743" calcext:value-type="float">
            <text:p>-0,12</text:p>
          </table:table-cell>
          <table:table-cell table:style-name="ce61" table:formula="of:=1000*([.M116]-[.O116])" office:value-type="float" office:value="-0.132626283999571" calcext:value-type="float">
            <text:p>-0,13</text:p>
          </table:table-cell>
          <table:table-cell table:number-columns-repeated="1001"/>
        </table:table-row>
        <table:table-row table:style-name="ro1">
          <table:table-cell table:formula="of:=[.A116]+1" office:value-type="float" office:value="91" calcext:value-type="float">
            <text:p>91</text:p>
          </table:table-cell>
          <table:table-cell table:style-name="ce10" table:formula="of:=[.M117]*[.$B$20]" office:value-type="float" office:value="130266.601132267" calcext:value-type="float">
            <text:p>130266,60</text:p>
          </table:table-cell>
          <table:table-cell table:style-name="ce10" table:formula="of:=[.B117]-[.B116]" office:value-type="float" office:value="1404.76028380758" calcext:value-type="float">
            <text:p>1404,76</text:p>
          </table:table-cell>
          <table:table-cell table:style-name="ce34" table:formula="of:=(ROUND([.B117];0))+[.E117]" office:value-type="float" office:value="130267" calcext:value-type="float">
            <text:p>130267</text:p>
          </table:table-cell>
          <table:table-cell office:value-type="float" office:value="0" calcext:value-type="float">
            <text:p>0</text:p>
          </table:table-cell>
          <table:table-cell table:formula="of:=[.D117]-[.D116]" office:value-type="float" office:value="1405" calcext:value-type="float">
            <text:p>1405</text:p>
          </table:table-cell>
          <table:table-cell table:style-name="ce10" table:formula="of:=1000000*[.Q117]/[.C117]" office:value-type="float" office:value="51114.3502520193" calcext:value-type="float">
            <text:p>51114,35</text:p>
          </table:table-cell>
          <table:table-cell table:style-name="ce34" table:formula="of:=([.G117]-MOD([.G117];4))+4*[.I117]" office:value-type="float" office:value="51112" calcext:value-type="float">
            <text:p>511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7]" office:value-type="float" office:value="27.3" calcext:value-type="float">
            <text:p>27,30</text:p>
          </table:table-cell>
          <table:table-cell table:style-name="ce43" table:formula="of:=2*(DEGREES(ASIN(([.O117]*0.5)/[.$B$4])))" office:value-type="float" office:value="27.3000852090097" calcext:value-type="float">
            <text:p>27,3001</text:p>
          </table:table-cell>
          <table:table-cell table:style-name="ce43" table:formula="of:=[.K117]-[.K116]" office:value-type="float" office:value="0.300051231394285" calcext:value-type="float">
            <text:p>0,3001</text:p>
          </table:table-cell>
          <table:table-cell table:style-name="ce10" table:formula="of:=(SIN((RADIANS(([.J117])*0.5)))*[.$B$4]*2)" office:value-type="float" office:value="108.555500943556" calcext:value-type="float">
            <text:p>108,56</text:p>
          </table:table-cell>
          <table:table-cell table:style-name="ce10" table:formula="of:=(SIN((RADIANS(([.J117])*0.5)))*[.$B$4]*2)-[.M116]" office:value-type="float" office:value="1.17063356983965" calcext:value-type="float">
            <text:p>1,17</text:p>
          </table:table-cell>
          <table:table-cell table:style-name="ce13" table:formula="of:=[.D117]/[.$B$20]" office:value-type="float" office:value="108.555833333333" calcext:value-type="float">
            <text:p>108,56</text:p>
          </table:table-cell>
          <table:table-cell table:style-name="ce13" table:formula="of:=[.F117]/[.$B$20]" office:value-type="float" office:value="1.17083333333333" calcext:value-type="float">
            <text:p>1,17</text:p>
          </table:table-cell>
          <table:table-cell table:style-name="ce10" table:formula="of:=([.$B$21]*([.J117]-[.J116]))/360" office:value-type="float" office:value="71.8034091666668" calcext:value-type="float">
            <text:p>71,80</text:p>
          </table:table-cell>
          <table:table-cell table:style-name="ce10" table:formula="of:=[.A117]*(([.$B$21]*([.K117]-[.K116]))/360)" office:value-type="float" office:value="6535.22607275903" calcext:value-type="float">
            <text:p>6535,23</text:p>
          </table:table-cell>
          <table:table-cell table:style-name="ce20" table:formula="of:=[.H117]*([.F117]/1000000)" office:value-type="float" office:value="71.81236" calcext:value-type="float">
            <text:p>71,81</text:p>
          </table:table-cell>
          <table:table-cell table:style-name="ce20" table:formula="of:=[.S117]+[.T116]" office:value-type="float" office:value="6534.14528" calcext:value-type="float">
            <text:p>6534,15</text:p>
          </table:table-cell>
          <table:table-cell table:style-name="ce61" table:formula="of:=1000000*([.R117]-[.T117])" office:value-type="float" office:value="1080792.7590231" calcext:value-type="float">
            <text:p>1080792,76</text:p>
          </table:table-cell>
          <table:table-cell table:style-name="ce61" table:formula="of:=([.J117]-[.K117])*3600" office:value-type="float" office:value="-0.306752434806867" calcext:value-type="float">
            <text:p>-0,31</text:p>
          </table:table-cell>
          <table:table-cell table:style-name="ce61" table:formula="of:=1000*([.M117]-[.O117])" office:value-type="float" office:value="-0.332389777341291" calcext:value-type="float">
            <text:p>-0,33</text:p>
          </table:table-cell>
          <table:table-cell table:number-columns-repeated="1001"/>
        </table:table-row>
        <table:table-row table:style-name="ro1">
          <table:table-cell table:formula="of:=[.A117]+1" office:value-type="float" office:value="92" calcext:value-type="float">
            <text:p>92</text:p>
          </table:table-cell>
          <table:table-cell table:style-name="ce10" table:formula="of:=[.M118]*[.$B$20]" office:value-type="float" office:value="131670.468583377" calcext:value-type="float">
            <text:p>131670,47</text:p>
          </table:table-cell>
          <table:table-cell table:style-name="ce10" table:formula="of:=[.B118]-[.B117]" office:value-type="float" office:value="1403.8674511093" calcext:value-type="float">
            <text:p>1403,87</text:p>
          </table:table-cell>
          <table:table-cell table:style-name="ce34" table:formula="of:=(ROUND([.B118];0))+[.E118]" office:value-type="float" office:value="131670" calcext:value-type="float">
            <text:p>131670</text:p>
          </table:table-cell>
          <table:table-cell office:value-type="float" office:value="0" calcext:value-type="float">
            <text:p>0</text:p>
          </table:table-cell>
          <table:table-cell table:formula="of:=[.D118]-[.D117]" office:value-type="float" office:value="1403" calcext:value-type="float">
            <text:p>1403</text:p>
          </table:table-cell>
          <table:table-cell table:style-name="ce10" table:formula="of:=1000000*[.Q118]/[.C118]" office:value-type="float" office:value="51146.8579956959" calcext:value-type="float">
            <text:p>51146,86</text:p>
          </table:table-cell>
          <table:table-cell table:style-name="ce34" table:formula="of:=([.G118]-MOD([.G118];4))+4*[.I118]" office:value-type="float" office:value="51144" calcext:value-type="float">
            <text:p>511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8]" office:value-type="float" office:value="27.6" calcext:value-type="float">
            <text:p>27,60</text:p>
          </table:table-cell>
          <table:table-cell table:style-name="ce43" table:formula="of:=2*(DEGREES(ASIN(([.O118]*0.5)/[.$B$4])))" office:value-type="float" office:value="27.5998998338234" calcext:value-type="float">
            <text:p>27,5999</text:p>
          </table:table-cell>
          <table:table-cell table:style-name="ce43" table:formula="of:=[.K118]-[.K117]" office:value-type="float" office:value="0.299814624813724" calcext:value-type="float">
            <text:p>0,2998</text:p>
          </table:table-cell>
          <table:table-cell table:style-name="ce10" table:formula="of:=(SIN((RADIANS(([.J118])*0.5)))*[.$B$4]*2)" office:value-type="float" office:value="109.725390486147" calcext:value-type="float">
            <text:p>109,73</text:p>
          </table:table-cell>
          <table:table-cell table:style-name="ce10" table:formula="of:=(SIN((RADIANS(([.J118])*0.5)))*[.$B$4]*2)-[.M117]" office:value-type="float" office:value="1.16988954259108" calcext:value-type="float">
            <text:p>1,17</text:p>
          </table:table-cell>
          <table:table-cell table:style-name="ce13" table:formula="of:=[.D118]/[.$B$20]" office:value-type="float" office:value="109.725" calcext:value-type="float">
            <text:p>109,73</text:p>
          </table:table-cell>
          <table:table-cell table:style-name="ce13" table:formula="of:=[.F118]/[.$B$20]" office:value-type="float" office:value="1.16916666666667" calcext:value-type="float">
            <text:p>1,17</text:p>
          </table:table-cell>
          <table:table-cell table:style-name="ce10" table:formula="of:=([.$B$21]*([.J118]-[.J117]))/360" office:value-type="float" office:value="71.8034091666668" calcext:value-type="float">
            <text:p>71,80</text:p>
          </table:table-cell>
          <table:table-cell table:style-name="ce10" table:formula="of:=[.A118]*(([.$B$21]*([.K118]-[.K117]))/360)" office:value-type="float" office:value="6601.83173509281" calcext:value-type="float">
            <text:p>6601,83</text:p>
          </table:table-cell>
          <table:table-cell table:style-name="ce20" table:formula="of:=[.H118]*([.F118]/1000000)" office:value-type="float" office:value="71.755032" calcext:value-type="float">
            <text:p>71,76</text:p>
          </table:table-cell>
          <table:table-cell table:style-name="ce20" table:formula="of:=[.S118]+[.T117]" office:value-type="float" office:value="6605.900312" calcext:value-type="float">
            <text:p>6605,90</text:p>
          </table:table-cell>
          <table:table-cell table:style-name="ce61" table:formula="of:=1000000*([.R118]-[.T118])" office:value-type="float" office:value="-4068576.90719153" calcext:value-type="float">
            <text:p>-4068576,91</text:p>
          </table:table-cell>
          <table:table-cell table:style-name="ce61" table:formula="of:=([.J118]-[.K118])*3600" office:value-type="float" office:value="0.360598235789666" calcext:value-type="float">
            <text:p>0,36</text:p>
          </table:table-cell>
          <table:table-cell table:style-name="ce61" table:formula="of:=1000*([.M118]-[.O118])" office:value-type="float" office:value="0.39048614701187" calcext:value-type="float">
            <text:p>0,39</text:p>
          </table:table-cell>
          <table:table-cell table:number-columns-repeated="1001"/>
        </table:table-row>
        <table:table-row table:style-name="ro1">
          <table:table-cell table:formula="of:=[.A118]+1" office:value-type="float" office:value="93" calcext:value-type="float">
            <text:p>93</text:p>
          </table:table-cell>
          <table:table-cell table:style-name="ce10" table:formula="of:=[.M119]*[.$B$20]" office:value-type="float" office:value="133073.433579837" calcext:value-type="float">
            <text:p>133073,43</text:p>
          </table:table-cell>
          <table:table-cell table:style-name="ce10" table:formula="of:=[.B119]-[.B118]" office:value-type="float" office:value="1402.96499646071" calcext:value-type="float">
            <text:p>1402,96</text:p>
          </table:table-cell>
          <table:table-cell table:style-name="ce34" table:formula="of:=(ROUND([.B119];0))+[.E119]" office:value-type="float" office:value="133073" calcext:value-type="float">
            <text:p>133073</text:p>
          </table:table-cell>
          <table:table-cell office:value-type="float" office:value="0" calcext:value-type="float">
            <text:p>0</text:p>
          </table:table-cell>
          <table:table-cell table:formula="of:=[.D119]-[.D118]" office:value-type="float" office:value="1403" calcext:value-type="float">
            <text:p>1403</text:p>
          </table:table-cell>
          <table:table-cell table:style-name="ce10" table:formula="of:=1000000*[.Q119]/[.C119]" office:value-type="float" office:value="51179.7581178482" calcext:value-type="float">
            <text:p>51179,76</text:p>
          </table:table-cell>
          <table:table-cell table:style-name="ce34" table:formula="of:=([.G119]-MOD([.G119];4))+4*[.I119]" office:value-type="float" office:value="51176" calcext:value-type="float">
            <text:p>511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19]" office:value-type="float" office:value="27.9" calcext:value-type="float">
            <text:p>27,90</text:p>
          </table:table-cell>
          <table:table-cell table:style-name="ce43" table:formula="of:=2*(DEGREES(ASIN(([.O119]*0.5)/[.$B$4])))" office:value-type="float" office:value="27.8999072563576" calcext:value-type="float">
            <text:p>27,8999</text:p>
          </table:table-cell>
          <table:table-cell table:style-name="ce43" table:formula="of:=[.K119]-[.K118]" office:value-type="float" office:value="0.300007422534225" calcext:value-type="float">
            <text:p>0,3000</text:p>
          </table:table-cell>
          <table:table-cell table:style-name="ce10" table:formula="of:=(SIN((RADIANS(([.J119])*0.5)))*[.$B$4]*2)" office:value-type="float" office:value="110.894527983198" calcext:value-type="float">
            <text:p>110,89</text:p>
          </table:table-cell>
          <table:table-cell table:style-name="ce10" table:formula="of:=(SIN((RADIANS(([.J119])*0.5)))*[.$B$4]*2)-[.M118]" office:value-type="float" office:value="1.16913749705058" calcext:value-type="float">
            <text:p>1,17</text:p>
          </table:table-cell>
          <table:table-cell table:style-name="ce13" table:formula="of:=[.D119]/[.$B$20]" office:value-type="float" office:value="110.894166666667" calcext:value-type="float">
            <text:p>110,89</text:p>
          </table:table-cell>
          <table:table-cell table:style-name="ce13" table:formula="of:=[.F119]/[.$B$20]" office:value-type="float" office:value="1.16916666666667" calcext:value-type="float">
            <text:p>1,17</text:p>
          </table:table-cell>
          <table:table-cell table:style-name="ce10" table:formula="of:=([.$B$21]*([.J119]-[.J118]))/360" office:value-type="float" office:value="71.8034091666668" calcext:value-type="float">
            <text:p>71,80</text:p>
          </table:table-cell>
          <table:table-cell table:style-name="ce10" table:formula="of:=[.A119]*(([.$B$21]*([.K119]-[.K118]))/360)" office:value-type="float" office:value="6677.88227111123" calcext:value-type="float">
            <text:p>6677,88</text:p>
          </table:table-cell>
          <table:table-cell table:style-name="ce20" table:formula="of:=[.H119]*([.F119]/1000000)" office:value-type="float" office:value="71.799928" calcext:value-type="float">
            <text:p>71,80</text:p>
          </table:table-cell>
          <table:table-cell table:style-name="ce20" table:formula="of:=[.S119]+[.T118]" office:value-type="float" office:value="6677.70024" calcext:value-type="float">
            <text:p>6677,70</text:p>
          </table:table-cell>
          <table:table-cell table:style-name="ce61" table:formula="of:=1000000*([.R119]-[.T119])" office:value-type="float" office:value="182031.111227843" calcext:value-type="float">
            <text:p>182031,11</text:p>
          </table:table-cell>
          <table:table-cell table:style-name="ce61" table:formula="of:=([.J119]-[.K119])*3600" office:value-type="float" office:value="0.333877112568359" calcext:value-type="float">
            <text:p>0,33</text:p>
          </table:table-cell>
          <table:table-cell table:style-name="ce61" table:formula="of:=1000*([.M119]-[.O119])" office:value-type="float" office:value="0.361316531339639" calcext:value-type="float">
            <text:p>0,36</text:p>
          </table:table-cell>
          <table:table-cell table:number-columns-repeated="1001"/>
        </table:table-row>
        <table:table-row table:style-name="ro1">
          <table:table-cell table:formula="of:=[.A119]+1" office:value-type="float" office:value="94" calcext:value-type="float">
            <text:p>94</text:p>
          </table:table-cell>
          <table:table-cell table:style-name="ce10" table:formula="of:=[.M120]*[.$B$20]" office:value-type="float" office:value="134475.486505884" calcext:value-type="float">
            <text:p>134475,49</text:p>
          </table:table-cell>
          <table:table-cell table:style-name="ce10" table:formula="of:=[.B120]-[.B119]" office:value-type="float" office:value="1402.05292604706" calcext:value-type="float">
            <text:p>1402,05</text:p>
          </table:table-cell>
          <table:table-cell table:style-name="ce34" table:formula="of:=(ROUND([.B120];0))+[.E120]" office:value-type="float" office:value="134475" calcext:value-type="float">
            <text:p>134475</text:p>
          </table:table-cell>
          <table:table-cell office:value-type="float" office:value="0" calcext:value-type="float">
            <text:p>0</text:p>
          </table:table-cell>
          <table:table-cell table:formula="of:=[.D120]-[.D119]" office:value-type="float" office:value="1402" calcext:value-type="float">
            <text:p>1402</text:p>
          </table:table-cell>
          <table:table-cell table:style-name="ce10" table:formula="of:=1000000*[.Q120]/[.C120]" office:value-type="float" office:value="51213.0518275853" calcext:value-type="float">
            <text:p>51213,05</text:p>
          </table:table-cell>
          <table:table-cell table:style-name="ce34" table:formula="of:=([.G120]-MOD([.G120];4))+4*[.I120]" office:value-type="float" office:value="51212" calcext:value-type="float">
            <text:p>512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0]" office:value-type="float" office:value="28.2" calcext:value-type="float">
            <text:p>28,20</text:p>
          </table:table-cell>
          <table:table-cell table:style-name="ce43" table:formula="of:=2*(DEGREES(ASIN(([.O120]*0.5)/[.$B$4])))" office:value-type="float" office:value="28.1998958672902" calcext:value-type="float">
            <text:p>28,1999</text:p>
          </table:table-cell>
          <table:table-cell table:style-name="ce43" table:formula="of:=[.K120]-[.K119]" office:value-type="float" office:value="0.299988610932587" calcext:value-type="float">
            <text:p>0,3000</text:p>
          </table:table-cell>
          <table:table-cell table:style-name="ce10" table:formula="of:=(SIN((RADIANS(([.J120])*0.5)))*[.$B$4]*2)" office:value-type="float" office:value="112.06290542157" calcext:value-type="float">
            <text:p>112,06</text:p>
          </table:table-cell>
          <table:table-cell table:style-name="ce10" table:formula="of:=(SIN((RADIANS(([.J120])*0.5)))*[.$B$4]*2)-[.M119]" office:value-type="float" office:value="1.16837743837257" calcext:value-type="float">
            <text:p>1,17</text:p>
          </table:table-cell>
          <table:table-cell table:style-name="ce13" table:formula="of:=[.D120]/[.$B$20]" office:value-type="float" office:value="112.0625" calcext:value-type="float">
            <text:p>112,06</text:p>
          </table:table-cell>
          <table:table-cell table:style-name="ce13" table:formula="of:=[.F120]/[.$B$20]" office:value-type="float" office:value="1.16833333333333" calcext:value-type="float">
            <text:p>1,17</text:p>
          </table:table-cell>
          <table:table-cell table:style-name="ce10" table:formula="of:=([.$B$21]*([.J120]-[.J119]))/360" office:value-type="float" office:value="71.803409166666" calcext:value-type="float">
            <text:p>71,80</text:p>
          </table:table-cell>
          <table:table-cell table:style-name="ce10" table:formula="of:=[.A120]*(([.$B$21]*([.K120]-[.K119]))/360)" office:value-type="float" office:value="6749.26422585486" calcext:value-type="float">
            <text:p>6749,26</text:p>
          </table:table-cell>
          <table:table-cell table:style-name="ce20" table:formula="of:=[.H120]*([.F120]/1000000)" office:value-type="float" office:value="71.799224" calcext:value-type="float">
            <text:p>71,80</text:p>
          </table:table-cell>
          <table:table-cell table:style-name="ce20" table:formula="of:=[.S120]+[.T119]" office:value-type="float" office:value="6749.499464" calcext:value-type="float">
            <text:p>6749,50</text:p>
          </table:table-cell>
          <table:table-cell table:style-name="ce61" table:formula="of:=1000000*([.R120]-[.T120])" office:value-type="float" office:value="-235238.145145559" calcext:value-type="float">
            <text:p>-235238,15</text:p>
          </table:table-cell>
          <table:table-cell table:style-name="ce61" table:formula="of:=([.J120]-[.K120])*3600" office:value-type="float" office:value="0.37487775525733" calcext:value-type="float">
            <text:p>0,37</text:p>
          </table:table-cell>
          <table:table-cell table:style-name="ce61" table:formula="of:=1000*([.M120]-[.O120])" office:value-type="float" office:value="0.405421569993791" calcext:value-type="float">
            <text:p>0,41</text:p>
          </table:table-cell>
          <table:table-cell table:number-columns-repeated="1001"/>
        </table:table-row>
        <table:table-row table:style-name="ro1">
          <table:table-cell table:formula="of:=[.A120]+1" office:value-type="float" office:value="95" calcext:value-type="float">
            <text:p>95</text:p>
          </table:table-cell>
          <table:table-cell table:style-name="ce10" table:formula="of:=[.M121]*[.$B$20]" office:value-type="float" office:value="135876.617752004" calcext:value-type="float">
            <text:p>135876,62</text:p>
          </table:table-cell>
          <table:table-cell table:style-name="ce10" table:formula="of:=[.B121]-[.B120]" office:value-type="float" office:value="1401.13124611974" calcext:value-type="float">
            <text:p>1401,13</text:p>
          </table:table-cell>
          <table:table-cell table:style-name="ce34" table:formula="of:=(ROUND([.B121];0))+[.E121]" office:value-type="float" office:value="135877" calcext:value-type="float">
            <text:p>135877</text:p>
          </table:table-cell>
          <table:table-cell office:value-type="float" office:value="0" calcext:value-type="float">
            <text:p>0</text:p>
          </table:table-cell>
          <table:table-cell table:formula="of:=[.D121]-[.D120]" office:value-type="float" office:value="1402" calcext:value-type="float">
            <text:p>1402</text:p>
          </table:table-cell>
          <table:table-cell table:style-name="ce10" table:formula="of:=1000000*[.Q121]/[.C121]" office:value-type="float" office:value="51246.7403503545" calcext:value-type="float">
            <text:p>51246,74</text:p>
          </table:table-cell>
          <table:table-cell table:style-name="ce34" table:formula="of:=([.G121]-MOD([.G121];4))+4*[.I121]" office:value-type="float" office:value="51244" calcext:value-type="float">
            <text:p>512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1]" office:value-type="float" office:value="28.5" calcext:value-type="float">
            <text:p>28,50</text:p>
          </table:table-cell>
          <table:table-cell table:style-name="ce43" table:formula="of:=2*(DEGREES(ASIN(([.O121]*0.5)/[.$B$4])))" office:value-type="float" office:value="28.5000818712745" calcext:value-type="float">
            <text:p>28,5001</text:p>
          </table:table-cell>
          <table:table-cell table:style-name="ce43" table:formula="of:=[.K121]-[.K120]" office:value-type="float" office:value="0.300186003984273" calcext:value-type="float">
            <text:p>0,3002</text:p>
          </table:table-cell>
          <table:table-cell table:style-name="ce10" table:formula="of:=(SIN((RADIANS(([.J121])*0.5)))*[.$B$4]*2)" office:value-type="float" office:value="113.230514793337" calcext:value-type="float">
            <text:p>113,23</text:p>
          </table:table-cell>
          <table:table-cell table:style-name="ce10" table:formula="of:=(SIN((RADIANS(([.J121])*0.5)))*[.$B$4]*2)-[.M120]" office:value-type="float" office:value="1.16760937176645" calcext:value-type="float">
            <text:p>1,17</text:p>
          </table:table-cell>
          <table:table-cell table:style-name="ce13" table:formula="of:=[.D121]/[.$B$20]" office:value-type="float" office:value="113.230833333333" calcext:value-type="float">
            <text:p>113,23</text:p>
          </table:table-cell>
          <table:table-cell table:style-name="ce13" table:formula="of:=[.F121]/[.$B$20]" office:value-type="float" office:value="1.16833333333333" calcext:value-type="float">
            <text:p>1,17</text:p>
          </table:table-cell>
          <table:table-cell table:style-name="ce10" table:formula="of:=([.$B$21]*([.J121]-[.J120]))/360" office:value-type="float" office:value="71.8034091666668" calcext:value-type="float">
            <text:p>71,80</text:p>
          </table:table-cell>
          <table:table-cell table:style-name="ce10" table:formula="of:=[.A121]*(([.$B$21]*([.K121]-[.K120]))/360)" office:value-type="float" office:value="6825.55318222663" calcext:value-type="float">
            <text:p>6825,55</text:p>
          </table:table-cell>
          <table:table-cell table:style-name="ce20" table:formula="of:=[.H121]*([.F121]/1000000)" office:value-type="float" office:value="71.844088" calcext:value-type="float">
            <text:p>71,84</text:p>
          </table:table-cell>
          <table:table-cell table:style-name="ce20" table:formula="of:=[.S121]+[.T120]" office:value-type="float" office:value="6821.343552" calcext:value-type="float">
            <text:p>6821,34</text:p>
          </table:table-cell>
          <table:table-cell table:style-name="ce61" table:formula="of:=1000000*([.R121]-[.T121])" office:value-type="float" office:value="4209630.22662545" calcext:value-type="float">
            <text:p>4209630,23</text:p>
          </table:table-cell>
          <table:table-cell table:style-name="ce61" table:formula="of:=([.J121]-[.K121])*3600" office:value-type="float" office:value="-0.294736588121225" calcext:value-type="float">
            <text:p>-0,29</text:p>
          </table:table-cell>
          <table:table-cell table:style-name="ce61" table:formula="of:=1000*([.M121]-[.O121])" office:value-type="float" office:value="-0.318539996342793" calcext:value-type="float">
            <text:p>-0,32</text:p>
          </table:table-cell>
          <table:table-cell table:number-columns-repeated="1001"/>
        </table:table-row>
        <table:table-row table:style-name="ro1">
          <table:table-cell table:formula="of:=[.A121]+1" office:value-type="float" office:value="96" calcext:value-type="float">
            <text:p>96</text:p>
          </table:table-cell>
          <table:table-cell table:style-name="ce10" table:formula="of:=[.M122]*[.$B$20]" office:value-type="float" office:value="137276.817715" calcext:value-type="float">
            <text:p>137276,82</text:p>
          </table:table-cell>
          <table:table-cell table:style-name="ce10" table:formula="of:=[.B122]-[.B121]" office:value-type="float" office:value="1400.19996299566" calcext:value-type="float">
            <text:p>1400,20</text:p>
          </table:table-cell>
          <table:table-cell table:style-name="ce34" table:formula="of:=(ROUND([.B122];0))+[.E122]" office:value-type="float" office:value="137277" calcext:value-type="float">
            <text:p>137277</text:p>
          </table:table-cell>
          <table:table-cell office:value-type="float" office:value="0" calcext:value-type="float">
            <text:p>0</text:p>
          </table:table-cell>
          <table:table-cell table:formula="of:=[.D122]-[.D121]" office:value-type="float" office:value="1400" calcext:value-type="float">
            <text:p>1400</text:p>
          </table:table-cell>
          <table:table-cell table:style-name="ce10" table:formula="of:=1000000*[.Q122]/[.C122]" office:value-type="float" office:value="51280.8249280675" calcext:value-type="float">
            <text:p>51280,82</text:p>
          </table:table-cell>
          <table:table-cell table:style-name="ce34" table:formula="of:=([.G122]-MOD([.G122];4))+4*[.I122]" office:value-type="float" office:value="51280" calcext:value-type="float">
            <text:p>512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2]" office:value-type="float" office:value="28.8" calcext:value-type="float">
            <text:p>28,80</text:p>
          </table:table-cell>
          <table:table-cell table:style-name="ce43" table:formula="of:=2*(DEGREES(ASIN(([.O122]*0.5)/[.$B$4])))" office:value-type="float" office:value="28.8000390685765" calcext:value-type="float">
            <text:p>28,8000</text:p>
          </table:table-cell>
          <table:table-cell table:style-name="ce43" table:formula="of:=[.K122]-[.K121]" office:value-type="float" office:value="0.299957197302035" calcext:value-type="float">
            <text:p>0,3000</text:p>
          </table:table-cell>
          <table:table-cell table:style-name="ce10" table:formula="of:=(SIN((RADIANS(([.J122])*0.5)))*[.$B$4]*2)" office:value-type="float" office:value="114.397348095833" calcext:value-type="float">
            <text:p>114,40</text:p>
          </table:table-cell>
          <table:table-cell table:style-name="ce10" table:formula="of:=(SIN((RADIANS(([.J122])*0.5)))*[.$B$4]*2)-[.M121]" office:value-type="float" office:value="1.16683330249639" calcext:value-type="float">
            <text:p>1,17</text:p>
          </table:table-cell>
          <table:table-cell table:style-name="ce13" table:formula="of:=[.D122]/[.$B$20]" office:value-type="float" office:value="114.3975" calcext:value-type="float">
            <text:p>114,40</text:p>
          </table:table-cell>
          <table:table-cell table:style-name="ce13" table:formula="of:=[.F122]/[.$B$20]" office:value-type="float" office:value="1.16666666666667" calcext:value-type="float">
            <text:p>1,17</text:p>
          </table:table-cell>
          <table:table-cell table:style-name="ce10" table:formula="of:=([.$B$21]*([.J122]-[.J121]))/360" office:value-type="float" office:value="71.8034091666668" calcext:value-type="float">
            <text:p>71,80</text:p>
          </table:table-cell>
          <table:table-cell table:style-name="ce10" table:formula="of:=[.A122]*(([.$B$21]*([.K122]-[.K121]))/360)" office:value-type="float" office:value="6892.14379851667" calcext:value-type="float">
            <text:p>6892,14</text:p>
          </table:table-cell>
          <table:table-cell table:style-name="ce20" table:formula="of:=[.H122]*([.F122]/1000000)" office:value-type="float" office:value="71.792" calcext:value-type="float">
            <text:p>71,79</text:p>
          </table:table-cell>
          <table:table-cell table:style-name="ce20" table:formula="of:=[.S122]+[.T121]" office:value-type="float" office:value="6893.135552" calcext:value-type="float">
            <text:p>6893,14</text:p>
          </table:table-cell>
          <table:table-cell table:style-name="ce61" table:formula="of:=1000000*([.R122]-[.T122])" office:value-type="float" office:value="-991753.483333014" calcext:value-type="float">
            <text:p>-991753,48</text:p>
          </table:table-cell>
          <table:table-cell table:style-name="ce61" table:formula="of:=([.J122]-[.K122])*3600" office:value-type="float" office:value="-0.140646875445327" calcext:value-type="float">
            <text:p>-0,14</text:p>
          </table:table-cell>
          <table:table-cell table:style-name="ce61" table:formula="of:=1000*([.M122]-[.O122])" office:value-type="float" office:value="-0.151904166997952" calcext:value-type="float">
            <text:p>-0,15</text:p>
          </table:table-cell>
          <table:table-cell table:number-columns-repeated="1001"/>
        </table:table-row>
        <table:table-row table:style-name="ro1">
          <table:table-cell table:formula="of:=[.A122]+1" office:value-type="float" office:value="97" calcext:value-type="float">
            <text:p>97</text:p>
          </table:table-cell>
          <table:table-cell table:style-name="ce10" table:formula="of:=[.M123]*[.$B$20]" office:value-type="float" office:value="138676.076798058" calcext:value-type="float">
            <text:p>138676,08</text:p>
          </table:table-cell>
          <table:table-cell table:style-name="ce10" table:formula="of:=[.B123]-[.B122]" office:value-type="float" office:value="1399.25908305787" calcext:value-type="float">
            <text:p>1399,26</text:p>
          </table:table-cell>
          <table:table-cell table:style-name="ce34" table:formula="of:=(ROUND([.B123];0))+[.E123]" office:value-type="float" office:value="138676" calcext:value-type="float">
            <text:p>138676</text:p>
          </table:table-cell>
          <table:table-cell office:value-type="float" office:value="0" calcext:value-type="float">
            <text:p>0</text:p>
          </table:table-cell>
          <table:table-cell table:formula="of:=[.D123]-[.D122]" office:value-type="float" office:value="1399" calcext:value-type="float">
            <text:p>1399</text:p>
          </table:table-cell>
          <table:table-cell table:style-name="ce10" table:formula="of:=1000000*[.Q123]/[.C123]" office:value-type="float" office:value="51315.3068191998" calcext:value-type="float">
            <text:p>51315,31</text:p>
          </table:table-cell>
          <table:table-cell table:style-name="ce34" table:formula="of:=([.G123]-MOD([.G123];4))+4*[.I123]" office:value-type="float" office:value="51312" calcext:value-type="float">
            <text:p>513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3]" office:value-type="float" office:value="29.1" calcext:value-type="float">
            <text:p>29,10</text:p>
          </table:table-cell>
          <table:table-cell table:style-name="ce43" table:formula="of:=2*(DEGREES(ASIN(([.O123]*0.5)/[.$B$4])))" office:value-type="float" office:value="29.0999835289844" calcext:value-type="float">
            <text:p>29,1000</text:p>
          </table:table-cell>
          <table:table-cell table:style-name="ce43" table:formula="of:=[.K123]-[.K122]" office:value-type="float" office:value="0.299944460407897" calcext:value-type="float">
            <text:p>0,2999</text:p>
          </table:table-cell>
          <table:table-cell table:style-name="ce10" table:formula="of:=(SIN((RADIANS(([.J123])*0.5)))*[.$B$4]*2)" office:value-type="float" office:value="115.563397331715" calcext:value-type="float">
            <text:p>115,56</text:p>
          </table:table-cell>
          <table:table-cell table:style-name="ce10" table:formula="of:=(SIN((RADIANS(([.J123])*0.5)))*[.$B$4]*2)-[.M122]" office:value-type="float" office:value="1.16604923588156" calcext:value-type="float">
            <text:p>1,17</text:p>
          </table:table-cell>
          <table:table-cell table:style-name="ce13" table:formula="of:=[.D123]/[.$B$20]" office:value-type="float" office:value="115.563333333333" calcext:value-type="float">
            <text:p>115,56</text:p>
          </table:table-cell>
          <table:table-cell table:style-name="ce13" table:formula="of:=[.F123]/[.$B$20]" office:value-type="float" office:value="1.16583333333333" calcext:value-type="float">
            <text:p>1,17</text:p>
          </table:table-cell>
          <table:table-cell table:style-name="ce10" table:formula="of:=([.$B$21]*([.J123]-[.J122]))/360" office:value-type="float" office:value="71.8034091666668" calcext:value-type="float">
            <text:p>71,80</text:p>
          </table:table-cell>
          <table:table-cell table:style-name="ce10" table:formula="of:=[.A123]*(([.$B$21]*([.K123]-[.K122]))/360)" office:value-type="float" office:value="6963.64125780165" calcext:value-type="float">
            <text:p>6963,64</text:p>
          </table:table-cell>
          <table:table-cell table:style-name="ce20" table:formula="of:=[.H123]*([.F123]/1000000)" office:value-type="float" office:value="71.785488" calcext:value-type="float">
            <text:p>71,79</text:p>
          </table:table-cell>
          <table:table-cell table:style-name="ce20" table:formula="of:=[.S123]+[.T122]" office:value-type="float" office:value="6964.92104" calcext:value-type="float">
            <text:p>6964,92</text:p>
          </table:table-cell>
          <table:table-cell table:style-name="ce61" table:formula="of:=1000000*([.R123]-[.T123])" office:value-type="float" office:value="-1279782.1983504" calcext:value-type="float">
            <text:p>-1279782,20</text:p>
          </table:table-cell>
          <table:table-cell table:style-name="ce61" table:formula="of:=([.J123]-[.K123])*3600" office:value-type="float" office:value="0.0592956561291658" calcext:value-type="float">
            <text:p>0,06</text:p>
          </table:table-cell>
          <table:table-cell table:style-name="ce61" table:formula="of:=1000*([.M123]-[.O123])" office:value-type="float" office:value="0.0639983816626" calcext:value-type="float">
            <text:p>0,06</text:p>
          </table:table-cell>
          <table:table-cell table:number-columns-repeated="1001"/>
        </table:table-row>
        <table:table-row table:style-name="ro1">
          <table:table-cell table:formula="of:=[.A123]+1" office:value-type="float" office:value="98" calcext:value-type="float">
            <text:p>98</text:p>
          </table:table-cell>
          <table:table-cell table:style-name="ce10" table:formula="of:=[.M124]*[.$B$20]" office:value-type="float" office:value="140074.385410813" calcext:value-type="float">
            <text:p>140074,39</text:p>
          </table:table-cell>
          <table:table-cell table:style-name="ce10" table:formula="of:=[.B124]-[.B123]" office:value-type="float" office:value="1398.30861275503" calcext:value-type="float">
            <text:p>1398,31</text:p>
          </table:table-cell>
          <table:table-cell table:style-name="ce34" table:formula="of:=(ROUND([.B124];0))+[.E124]" office:value-type="float" office:value="140074" calcext:value-type="float">
            <text:p>140074</text:p>
          </table:table-cell>
          <table:table-cell office:value-type="float" office:value="0" calcext:value-type="float">
            <text:p>0</text:p>
          </table:table-cell>
          <table:table-cell table:formula="of:=[.D124]-[.D123]" office:value-type="float" office:value="1398" calcext:value-type="float">
            <text:p>1398</text:p>
          </table:table-cell>
          <table:table-cell table:style-name="ce10" table:formula="of:=1000000*[.Q124]/[.C124]" office:value-type="float" office:value="51350.187298922" calcext:value-type="float">
            <text:p>51350,19</text:p>
          </table:table-cell>
          <table:table-cell table:style-name="ce34" table:formula="of:=([.G124]-MOD([.G124];4))+4*[.I124]" office:value-type="float" office:value="51348" calcext:value-type="float">
            <text:p>513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4]" office:value-type="float" office:value="29.4" calcext:value-type="float">
            <text:p>29,40</text:p>
          </table:table-cell>
          <table:table-cell table:style-name="ce43" table:formula="of:=2*(DEGREES(ASIN(([.O124]*0.5)/[.$B$4])))" office:value-type="float" office:value="29.3999172837772" calcext:value-type="float">
            <text:p>29,3999</text:p>
          </table:table-cell>
          <table:table-cell table:style-name="ce43" table:formula="of:=[.K124]-[.K123]" office:value-type="float" office:value="0.299933754792757" calcext:value-type="float">
            <text:p>0,2999</text:p>
          </table:table-cell>
          <table:table-cell table:style-name="ce10" table:formula="of:=(SIN((RADIANS(([.J124])*0.5)))*[.$B$4]*2)" office:value-type="float" office:value="116.728654509011" calcext:value-type="float">
            <text:p>116,73</text:p>
          </table:table-cell>
          <table:table-cell table:style-name="ce10" table:formula="of:=(SIN((RADIANS(([.J124])*0.5)))*[.$B$4]*2)-[.M123]" office:value-type="float" office:value="1.16525717729584" calcext:value-type="float">
            <text:p>1,17</text:p>
          </table:table-cell>
          <table:table-cell table:style-name="ce13" table:formula="of:=[.D124]/[.$B$20]" office:value-type="float" office:value="116.728333333333" calcext:value-type="float">
            <text:p>116,73</text:p>
          </table:table-cell>
          <table:table-cell table:style-name="ce13" table:formula="of:=[.F124]/[.$B$20]" office:value-type="float" office:value="1.165" calcext:value-type="float">
            <text:p>1,17</text:p>
          </table:table-cell>
          <table:table-cell table:style-name="ce10" table:formula="of:=([.$B$21]*([.J124]-[.J123]))/360" office:value-type="float" office:value="71.8034091666668" calcext:value-type="float">
            <text:p>71,80</text:p>
          </table:table-cell>
          <table:table-cell table:style-name="ce10" table:formula="of:=[.A124]*(([.$B$21]*([.K124]-[.K123]))/360)" office:value-type="float" office:value="7035.18026530448" calcext:value-type="float">
            <text:p>7035,18</text:p>
          </table:table-cell>
          <table:table-cell table:style-name="ce20" table:formula="of:=[.H124]*([.F124]/1000000)" office:value-type="float" office:value="71.784504" calcext:value-type="float">
            <text:p>71,78</text:p>
          </table:table-cell>
          <table:table-cell table:style-name="ce20" table:formula="of:=[.S124]+[.T123]" office:value-type="float" office:value="7036.705544" calcext:value-type="float">
            <text:p>7036,71</text:p>
          </table:table-cell>
          <table:table-cell table:style-name="ce61" table:formula="of:=1000000*([.R124]-[.T124])" office:value-type="float" office:value="-1525278.69552068" calcext:value-type="float">
            <text:p>-1525278,70</text:p>
          </table:table-cell>
          <table:table-cell table:style-name="ce61" table:formula="of:=([.J124]-[.K124])*3600" office:value-type="float" office:value="0.29777840219225" calcext:value-type="float">
            <text:p>0,30</text:p>
          </table:table-cell>
          <table:table-cell table:style-name="ce61" table:formula="of:=1000*([.M124]-[.O124])" office:value-type="float" office:value="0.321175677655106" calcext:value-type="float">
            <text:p>0,32</text:p>
          </table:table-cell>
          <table:table-cell table:number-columns-repeated="1001"/>
        </table:table-row>
        <table:table-row table:style-name="ro1">
          <table:table-cell table:formula="of:=[.A124]+1" office:value-type="float" office:value="99" calcext:value-type="float">
            <text:p>99</text:p>
          </table:table-cell>
          <table:table-cell table:style-name="ce10" table:formula="of:=[.M125]*[.$B$20]" office:value-type="float" office:value="141471.733969414" calcext:value-type="float">
            <text:p>141471,73</text:p>
          </table:table-cell>
          <table:table-cell table:style-name="ce10" table:formula="of:=[.B125]-[.B124]" office:value-type="float" office:value="1397.34855860143" calcext:value-type="float">
            <text:p>1397,35</text:p>
          </table:table-cell>
          <table:table-cell table:style-name="ce34" table:formula="of:=(ROUND([.B125];0))+[.E125]" office:value-type="float" office:value="141472" calcext:value-type="float">
            <text:p>141472</text:p>
          </table:table-cell>
          <table:table-cell office:value-type="float" office:value="0" calcext:value-type="float">
            <text:p>0</text:p>
          </table:table-cell>
          <table:table-cell table:formula="of:=[.D125]-[.D124]" office:value-type="float" office:value="1398" calcext:value-type="float">
            <text:p>1398</text:p>
          </table:table-cell>
          <table:table-cell table:style-name="ce10" table:formula="of:=1000000*[.Q125]/[.C125]" office:value-type="float" office:value="51385.4676592161" calcext:value-type="float">
            <text:p>51385,47</text:p>
          </table:table-cell>
          <table:table-cell table:style-name="ce34" table:formula="of:=([.G125]-MOD([.G125];4))+4*[.I125]" office:value-type="float" office:value="51384" calcext:value-type="float">
            <text:p>5138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5]" office:value-type="float" office:value="29.7" calcext:value-type="float">
            <text:p>29,70</text:p>
          </table:table-cell>
          <table:table-cell table:style-name="ce43" table:formula="of:=2*(DEGREES(ASIN(([.O125]*0.5)/[.$B$4])))" office:value-type="float" office:value="29.7000571344845" calcext:value-type="float">
            <text:p>29,7001</text:p>
          </table:table-cell>
          <table:table-cell table:style-name="ce43" table:formula="of:=[.K125]-[.K124]" office:value-type="float" office:value="0.300139850707332" calcext:value-type="float">
            <text:p>0,3001</text:p>
          </table:table-cell>
          <table:table-cell table:style-name="ce10" table:formula="of:=(SIN((RADIANS(([.J125])*0.5)))*[.$B$4]*2)" office:value-type="float" office:value="117.893111641178" calcext:value-type="float">
            <text:p>117,89</text:p>
          </table:table-cell>
          <table:table-cell table:style-name="ce10" table:formula="of:=(SIN((RADIANS(([.J125])*0.5)))*[.$B$4]*2)-[.M124]" office:value-type="float" office:value="1.16445713216785" calcext:value-type="float">
            <text:p>1,16</text:p>
          </table:table-cell>
          <table:table-cell table:style-name="ce13" table:formula="of:=[.D125]/[.$B$20]" office:value-type="float" office:value="117.893333333333" calcext:value-type="float">
            <text:p>117,89</text:p>
          </table:table-cell>
          <table:table-cell table:style-name="ce13" table:formula="of:=[.F125]/[.$B$20]" office:value-type="float" office:value="1.165" calcext:value-type="float">
            <text:p>1,17</text:p>
          </table:table-cell>
          <table:table-cell table:style-name="ce10" table:formula="of:=([.$B$21]*([.J125]-[.J124]))/360" office:value-type="float" office:value="71.803409166666" calcext:value-type="float">
            <text:p>71,80</text:p>
          </table:table-cell>
          <table:table-cell table:style-name="ce10" table:formula="of:=[.A125]*(([.$B$21]*([.K125]-[.K124]))/360)" office:value-type="float" office:value="7111.85128749506" calcext:value-type="float">
            <text:p>7111,85</text:p>
          </table:table-cell>
          <table:table-cell table:style-name="ce20" table:formula="of:=[.H125]*([.F125]/1000000)" office:value-type="float" office:value="71.834832" calcext:value-type="float">
            <text:p>71,83</text:p>
          </table:table-cell>
          <table:table-cell table:style-name="ce20" table:formula="of:=[.S125]+[.T124]" office:value-type="float" office:value="7108.540376" calcext:value-type="float">
            <text:p>7108,54</text:p>
          </table:table-cell>
          <table:table-cell table:style-name="ce61" table:formula="of:=1000000*([.R125]-[.T125])" office:value-type="float" office:value="3310911.49505937" calcext:value-type="float">
            <text:p>3310911,50</text:p>
          </table:table-cell>
          <table:table-cell table:style-name="ce61" table:formula="of:=([.J125]-[.K125])*3600" office:value-type="float" office:value="-0.205684144199836" calcext:value-type="float">
            <text:p>-0,21</text:p>
          </table:table-cell>
          <table:table-cell table:style-name="ce61" table:formula="of:=1000*([.M125]-[.O125])" office:value-type="float" office:value="-0.221692155335518" calcext:value-type="float">
            <text:p>-0,22</text:p>
          </table:table-cell>
          <table:table-cell table:number-columns-repeated="1001"/>
        </table:table-row>
        <table:table-row table:style-name="ro1">
          <table:table-cell table:formula="of:=[.A125]+1" office:value-type="float" office:value="100" calcext:value-type="float">
            <text:p>100</text:p>
          </table:table-cell>
          <table:table-cell table:style-name="ce10" table:formula="of:=[.M126]*[.$B$20]" office:value-type="float" office:value="142868.112896591" calcext:value-type="float">
            <text:p>142868,11</text:p>
          </table:table-cell>
          <table:table-cell table:style-name="ce10" table:formula="of:=[.B126]-[.B125]" office:value-type="float" office:value="1396.37892717731" calcext:value-type="float">
            <text:p>1396,38</text:p>
          </table:table-cell>
          <table:table-cell table:style-name="ce34" table:formula="of:=(ROUND([.B126];0))+[.E126]" office:value-type="float" office:value="142868" calcext:value-type="float">
            <text:p>142868</text:p>
          </table:table-cell>
          <table:table-cell office:value-type="float" office:value="0" calcext:value-type="float">
            <text:p>0</text:p>
          </table:table-cell>
          <table:table-cell table:formula="of:=[.D126]-[.D125]" office:value-type="float" office:value="1396" calcext:value-type="float">
            <text:p>1396</text:p>
          </table:table-cell>
          <table:table-cell table:style-name="ce10" table:formula="of:=1000000*[.Q126]/[.C126]" office:value-type="float" office:value="51421.1492089849" calcext:value-type="float">
            <text:p>51421,15</text:p>
          </table:table-cell>
          <table:table-cell table:style-name="ce34" table:formula="of:=([.G126]-MOD([.G126];4))+4*[.I126]" office:value-type="float" office:value="51420" calcext:value-type="float">
            <text:p>514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6]" office:value-type="float" office:value="30" calcext:value-type="float">
            <text:p>30,00</text:p>
          </table:table-cell>
          <table:table-cell table:style-name="ce43" table:formula="of:=2*(DEGREES(ASIN(([.O126]*0.5)/[.$B$4])))" office:value-type="float" office:value="29.9999757366597" calcext:value-type="float">
            <text:p>30,0000</text:p>
          </table:table-cell>
          <table:table-cell table:style-name="ce43" table:formula="of:=[.K126]-[.K125]" office:value-type="float" office:value="0.299918602175172" calcext:value-type="float">
            <text:p>0,2999</text:p>
          </table:table-cell>
          <table:table-cell table:style-name="ce10" table:formula="of:=(SIN((RADIANS(([.J126])*0.5)))*[.$B$4]*2)" office:value-type="float" office:value="119.05676074716" calcext:value-type="float">
            <text:p>119,06</text:p>
          </table:table-cell>
          <table:table-cell table:style-name="ce10" table:formula="of:=(SIN((RADIANS(([.J126])*0.5)))*[.$B$4]*2)-[.M125]" office:value-type="float" office:value="1.16364910598111" calcext:value-type="float">
            <text:p>1,16</text:p>
          </table:table-cell>
          <table:table-cell table:style-name="ce13" table:formula="of:=[.D126]/[.$B$20]" office:value-type="float" office:value="119.056666666667" calcext:value-type="float">
            <text:p>119,06</text:p>
          </table:table-cell>
          <table:table-cell table:style-name="ce13" table:formula="of:=[.F126]/[.$B$20]" office:value-type="float" office:value="1.16333333333333" calcext:value-type="float">
            <text:p>1,16</text:p>
          </table:table-cell>
          <table:table-cell table:style-name="ce10" table:formula="of:=([.$B$21]*([.J126]-[.J125]))/360" office:value-type="float" office:value="71.8034091666668" calcext:value-type="float">
            <text:p>71,80</text:p>
          </table:table-cell>
          <table:table-cell table:style-name="ce10" table:formula="of:=[.A126]*(([.$B$21]*([.K126]-[.K125]))/360)" office:value-type="float" office:value="7178.39270289286" calcext:value-type="float">
            <text:p>7178,39</text:p>
          </table:table-cell>
          <table:table-cell table:style-name="ce20" table:formula="of:=[.H126]*([.F126]/1000000)" office:value-type="float" office:value="71.78232" calcext:value-type="float">
            <text:p>71,78</text:p>
          </table:table-cell>
          <table:table-cell table:style-name="ce20" table:formula="of:=[.S126]+[.T125]" office:value-type="float" office:value="7180.322696" calcext:value-type="float">
            <text:p>7180,32</text:p>
          </table:table-cell>
          <table:table-cell table:style-name="ce61" table:formula="of:=1000000*([.R126]-[.T126])" office:value-type="float" office:value="-1929993.10714094" calcext:value-type="float">
            <text:p>-1929993,11</text:p>
          </table:table-cell>
          <table:table-cell table:style-name="ce61" table:formula="of:=([.J126]-[.K126])*3600" office:value-type="float" office:value="0.0873480251840419" calcext:value-type="float">
            <text:p>0,09</text:p>
          </table:table-cell>
          <table:table-cell table:style-name="ce61" table:formula="of:=1000*([.M126]-[.O126])" office:value-type="float" office:value="0.0940804933264872" calcext:value-type="float">
            <text:p>0,09</text:p>
          </table:table-cell>
          <table:table-cell table:number-columns-repeated="1001"/>
        </table:table-row>
        <table:table-row table:style-name="ro1">
          <table:table-cell table:formula="of:=[.A126]+1" office:value-type="float" office:value="101" calcext:value-type="float">
            <text:p>101</text:p>
          </table:table-cell>
          <table:table-cell table:style-name="ce10" table:formula="of:=[.M127]*[.$B$20]" office:value-type="float" office:value="144263.51262172" calcext:value-type="float">
            <text:p>144263,51</text:p>
          </table:table-cell>
          <table:table-cell table:style-name="ce10" table:formula="of:=[.B127]-[.B126]" office:value-type="float" office:value="1395.39972512837" calcext:value-type="float">
            <text:p>1395,40</text:p>
          </table:table-cell>
          <table:table-cell table:style-name="ce34" table:formula="of:=(ROUND([.B127];0))+[.E127]" office:value-type="float" office:value="144264" calcext:value-type="float">
            <text:p>144264</text:p>
          </table:table-cell>
          <table:table-cell office:value-type="float" office:value="0" calcext:value-type="float">
            <text:p>0</text:p>
          </table:table-cell>
          <table:table-cell table:formula="of:=[.D127]-[.D126]" office:value-type="float" office:value="1396" calcext:value-type="float">
            <text:p>1396</text:p>
          </table:table-cell>
          <table:table-cell table:style-name="ce10" table:formula="of:=1000000*[.Q127]/[.C127]" office:value-type="float" office:value="51457.2332741868" calcext:value-type="float">
            <text:p>51457,23</text:p>
          </table:table-cell>
          <table:table-cell table:style-name="ce34" table:formula="of:=([.G127]-MOD([.G127];4))+4*[.I127]" office:value-type="float" office:value="51456" calcext:value-type="float">
            <text:p>514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7]" office:value-type="float" office:value="30.3" calcext:value-type="float">
            <text:p>30,30</text:p>
          </table:table-cell>
          <table:table-cell table:style-name="ce43" table:formula="of:=2*(DEGREES(ASIN(([.O127]*0.5)/[.$B$4])))" office:value-type="float" office:value="30.3001048195392" calcext:value-type="float">
            <text:p>30,3001</text:p>
          </table:table-cell>
          <table:table-cell table:style-name="ce43" table:formula="of:=[.K127]-[.K126]" office:value-type="float" office:value="0.300129082879486" calcext:value-type="float">
            <text:p>0,3001</text:p>
          </table:table-cell>
          <table:table-cell table:style-name="ce10" table:formula="of:=(SIN((RADIANS(([.J127])*0.5)))*[.$B$4]*2)" office:value-type="float" office:value="120.219593851433" calcext:value-type="float">
            <text:p>120,22</text:p>
          </table:table-cell>
          <table:table-cell table:style-name="ce10" table:formula="of:=(SIN((RADIANS(([.J127])*0.5)))*[.$B$4]*2)-[.M126]" office:value-type="float" office:value="1.16283310427364" calcext:value-type="float">
            <text:p>1,16</text:p>
          </table:table-cell>
          <table:table-cell table:style-name="ce13" table:formula="of:=[.D127]/[.$B$20]" office:value-type="float" office:value="120.22" calcext:value-type="float">
            <text:p>120,22</text:p>
          </table:table-cell>
          <table:table-cell table:style-name="ce13" table:formula="of:=[.F127]/[.$B$20]" office:value-type="float" office:value="1.16333333333333" calcext:value-type="float">
            <text:p>1,16</text:p>
          </table:table-cell>
          <table:table-cell table:style-name="ce10" table:formula="of:=([.$B$21]*([.J127]-[.J126]))/360" office:value-type="float" office:value="71.8034091666668" calcext:value-type="float">
            <text:p>71,80</text:p>
          </table:table-cell>
          <table:table-cell table:style-name="ce10" table:formula="of:=[.A127]*(([.$B$21]*([.K127]-[.K126]))/360)" office:value-type="float" office:value="7255.26475140677" calcext:value-type="float">
            <text:p>7255,26</text:p>
          </table:table-cell>
          <table:table-cell table:style-name="ce20" table:formula="of:=[.H127]*([.F127]/1000000)" office:value-type="float" office:value="71.832576" calcext:value-type="float">
            <text:p>71,83</text:p>
          </table:table-cell>
          <table:table-cell table:style-name="ce20" table:formula="of:=[.S127]+[.T126]" office:value-type="float" office:value="7252.155272" calcext:value-type="float">
            <text:p>7252,16</text:p>
          </table:table-cell>
          <table:table-cell table:style-name="ce61" table:formula="of:=1000000*([.R127]-[.T127])" office:value-type="float" office:value="3109479.40676397" calcext:value-type="float">
            <text:p>3109479,41</text:p>
          </table:table-cell>
          <table:table-cell table:style-name="ce61" table:formula="of:=([.J127]-[.K127])*3600" office:value-type="float" office:value="-0.377350340964711" calcext:value-type="float">
            <text:p>-0,38</text:p>
          </table:table-cell>
          <table:table-cell table:style-name="ce61" table:formula="of:=1000*([.M127]-[.O127])" office:value-type="float" office:value="-0.406148566995057" calcext:value-type="float">
            <text:p>-0,41</text:p>
          </table:table-cell>
          <table:table-cell table:number-columns-repeated="1001"/>
        </table:table-row>
        <table:table-row table:style-name="ro1">
          <table:table-cell table:formula="of:=[.A127]+1" office:value-type="float" office:value="102" calcext:value-type="float">
            <text:p>102</text:p>
          </table:table-cell>
          <table:table-cell table:style-name="ce10" table:formula="of:=[.M128]*[.$B$20]" office:value-type="float" office:value="145657.923580886" calcext:value-type="float">
            <text:p>145657,92</text:p>
          </table:table-cell>
          <table:table-cell table:style-name="ce10" table:formula="of:=[.B128]-[.B127]" office:value-type="float" office:value="1394.41095916601" calcext:value-type="float">
            <text:p>1394,41</text:p>
          </table:table-cell>
          <table:table-cell table:style-name="ce34" table:formula="of:=(ROUND([.B128];0))+[.E128]" office:value-type="float" office:value="145658" calcext:value-type="float">
            <text:p>145658</text:p>
          </table:table-cell>
          <table:table-cell office:value-type="float" office:value="0" calcext:value-type="float">
            <text:p>0</text:p>
          </table:table-cell>
          <table:table-cell table:formula="of:=[.D128]-[.D127]" office:value-type="float" office:value="1394" calcext:value-type="float">
            <text:p>1394</text:p>
          </table:table-cell>
          <table:table-cell table:style-name="ce10" table:formula="of:=1000000*[.Q128]/[.C128]" office:value-type="float" office:value="51493.7211979545" calcext:value-type="float">
            <text:p>51493,72</text:p>
          </table:table-cell>
          <table:table-cell table:style-name="ce34" table:formula="of:=([.G128]-MOD([.G128];4))+4*[.I128]" office:value-type="float" office:value="51492" calcext:value-type="float">
            <text:p>514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8]" office:value-type="float" office:value="30.6" calcext:value-type="float">
            <text:p>30,60</text:p>
          </table:table-cell>
          <table:table-cell table:style-name="ce43" table:formula="of:=2*(DEGREES(ASIN(([.O128]*0.5)/[.$B$4])))" office:value-type="float" office:value="30.6000164470295" calcext:value-type="float">
            <text:p>30,6000</text:p>
          </table:table-cell>
          <table:table-cell table:style-name="ce43" table:formula="of:=[.K128]-[.K127]" office:value-type="float" office:value="0.299911627490342" calcext:value-type="float">
            <text:p>0,2999</text:p>
          </table:table-cell>
          <table:table-cell table:style-name="ce10" table:formula="of:=(SIN((RADIANS(([.J128])*0.5)))*[.$B$4]*2)" office:value-type="float" office:value="121.381602984072" calcext:value-type="float">
            <text:p>121,38</text:p>
          </table:table-cell>
          <table:table-cell table:style-name="ce10" table:formula="of:=(SIN((RADIANS(([.J128])*0.5)))*[.$B$4]*2)-[.M127]" office:value-type="float" office:value="1.16200913263833" calcext:value-type="float">
            <text:p>1,16</text:p>
          </table:table-cell>
          <table:table-cell table:style-name="ce13" table:formula="of:=[.D128]/[.$B$20]" office:value-type="float" office:value="121.381666666667" calcext:value-type="float">
            <text:p>121,38</text:p>
          </table:table-cell>
          <table:table-cell table:style-name="ce13" table:formula="of:=[.F128]/[.$B$20]" office:value-type="float" office:value="1.16166666666667" calcext:value-type="float">
            <text:p>1,16</text:p>
          </table:table-cell>
          <table:table-cell table:style-name="ce10" table:formula="of:=([.$B$21]*([.J128]-[.J127]))/360" office:value-type="float" office:value="71.8034091666668" calcext:value-type="float">
            <text:p>71,80</text:p>
          </table:table-cell>
          <table:table-cell table:style-name="ce10" table:formula="of:=[.A128]*(([.$B$21]*([.K128]-[.K127]))/360)" office:value-type="float" office:value="7321.79028286018" calcext:value-type="float">
            <text:p>7321,79</text:p>
          </table:table-cell>
          <table:table-cell table:style-name="ce20" table:formula="of:=[.H128]*([.F128]/1000000)" office:value-type="float" office:value="71.779848" calcext:value-type="float">
            <text:p>71,78</text:p>
          </table:table-cell>
          <table:table-cell table:style-name="ce20" table:formula="of:=[.S128]+[.T127]" office:value-type="float" office:value="7323.93512" calcext:value-type="float">
            <text:p>7323,94</text:p>
          </table:table-cell>
          <table:table-cell table:style-name="ce61" table:formula="of:=1000000*([.R128]-[.T128])" office:value-type="float" office:value="-2144837.13982008" calcext:value-type="float">
            <text:p>-2144837,14</text:p>
          </table:table-cell>
          <table:table-cell table:style-name="ce61" table:formula="of:=([.J128]-[.K128])*3600" office:value-type="float" office:value="-0.0592093061939636" calcext:value-type="float">
            <text:p>-0,06</text:p>
          </table:table-cell>
          <table:table-cell table:style-name="ce61" table:formula="of:=1000*([.M128]-[.O128])" office:value-type="float" office:value="-0.0636825949982267" calcext:value-type="float">
            <text:p>-0,06</text:p>
          </table:table-cell>
          <table:table-cell table:number-columns-repeated="1001"/>
        </table:table-row>
        <table:table-row table:style-name="ro1">
          <table:table-cell table:formula="of:=[.A128]+1" office:value-type="float" office:value="103" calcext:value-type="float">
            <text:p>103</text:p>
          </table:table-cell>
          <table:table-cell table:style-name="ce10" table:formula="of:=[.M129]*[.$B$20]" office:value-type="float" office:value="147051.336216953" calcext:value-type="float">
            <text:p>147051,34</text:p>
          </table:table-cell>
          <table:table-cell table:style-name="ce10" table:formula="of:=[.B129]-[.B128]" office:value-type="float" office:value="1393.41263606699" calcext:value-type="float">
            <text:p>1393,41</text:p>
          </table:table-cell>
          <table:table-cell table:style-name="ce34" table:formula="of:=(ROUND([.B129];0))+[.E129]" office:value-type="float" office:value="147051" calcext:value-type="float">
            <text:p>147051</text:p>
          </table:table-cell>
          <table:table-cell office:value-type="float" office:value="0" calcext:value-type="float">
            <text:p>0</text:p>
          </table:table-cell>
          <table:table-cell table:formula="of:=[.D129]-[.D128]" office:value-type="float" office:value="1393" calcext:value-type="float">
            <text:p>1393</text:p>
          </table:table-cell>
          <table:table-cell table:style-name="ce10" table:formula="of:=1000000*[.Q129]/[.C129]" office:value-type="float" office:value="51530.6143407291" calcext:value-type="float">
            <text:p>51530,61</text:p>
          </table:table-cell>
          <table:table-cell table:style-name="ce34" table:formula="of:=([.G129]-MOD([.G129];4))+4*[.I129]" office:value-type="float" office:value="51528" calcext:value-type="float">
            <text:p>5152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29]" office:value-type="float" office:value="30.9" calcext:value-type="float">
            <text:p>30,90</text:p>
          </table:table-cell>
          <table:table-cell table:style-name="ce43" table:formula="of:=2*(DEGREES(ASIN(([.O129]*0.5)/[.$B$4])))" office:value-type="float" office:value="30.8999275868103" calcext:value-type="float">
            <text:p>30,8999</text:p>
          </table:table-cell>
          <table:table-cell table:style-name="ce43" table:formula="of:=[.K129]-[.K128]" office:value-type="float" office:value="0.2999111397808" calcext:value-type="float">
            <text:p>0,2999</text:p>
          </table:table-cell>
          <table:table-cell table:style-name="ce10" table:formula="of:=(SIN((RADIANS(([.J129])*0.5)))*[.$B$4]*2)" office:value-type="float" office:value="122.542780180794" calcext:value-type="float">
            <text:p>122,54</text:p>
          </table:table-cell>
          <table:table-cell table:style-name="ce10" table:formula="of:=(SIN((RADIANS(([.J129])*0.5)))*[.$B$4]*2)-[.M128]" office:value-type="float" office:value="1.16117719672249" calcext:value-type="float">
            <text:p>1,16</text:p>
          </table:table-cell>
          <table:table-cell table:style-name="ce13" table:formula="of:=[.D129]/[.$B$20]" office:value-type="float" office:value="122.5425" calcext:value-type="float">
            <text:p>122,54</text:p>
          </table:table-cell>
          <table:table-cell table:style-name="ce13" table:formula="of:=[.F129]/[.$B$20]" office:value-type="float" office:value="1.16083333333333" calcext:value-type="float">
            <text:p>1,16</text:p>
          </table:table-cell>
          <table:table-cell table:style-name="ce10" table:formula="of:=([.$B$21]*([.J129]-[.J128]))/360" office:value-type="float" office:value="71.8034091666668" calcext:value-type="float">
            <text:p>71,80</text:p>
          </table:table-cell>
          <table:table-cell table:style-name="ce10" table:formula="of:=[.A129]*(([.$B$21]*([.K129]-[.K128]))/360)" office:value-type="float" office:value="7393.56051727394" calcext:value-type="float">
            <text:p>7393,56</text:p>
          </table:table-cell>
          <table:table-cell table:style-name="ce20" table:formula="of:=[.H129]*([.F129]/1000000)" office:value-type="float" office:value="71.778504" calcext:value-type="float">
            <text:p>71,78</text:p>
          </table:table-cell>
          <table:table-cell table:style-name="ce20" table:formula="of:=[.S129]+[.T128]" office:value-type="float" office:value="7395.713624" calcext:value-type="float">
            <text:p>7395,71</text:p>
          </table:table-cell>
          <table:table-cell table:style-name="ce61" table:formula="of:=1000000*([.R129]-[.T129])" office:value-type="float" office:value="-2153106.72606574" calcext:value-type="float">
            <text:p>-2153106,73</text:p>
          </table:table-cell>
          <table:table-cell table:style-name="ce61" table:formula="of:=([.J129]-[.K129])*3600" office:value-type="float" office:value="0.2606874829155" calcext:value-type="float">
            <text:p>0,26</text:p>
          </table:table-cell>
          <table:table-cell table:style-name="ce61" table:formula="of:=1000*([.M129]-[.O129])" office:value-type="float" office:value="0.280180793993168" calcext:value-type="float">
            <text:p>0,28</text:p>
          </table:table-cell>
          <table:table-cell table:number-columns-repeated="1001"/>
        </table:table-row>
        <table:table-row table:style-name="ro1">
          <table:table-cell table:formula="of:=[.A129]+1" office:value-type="float" office:value="104" calcext:value-type="float">
            <text:p>104</text:p>
          </table:table-cell>
          <table:table-cell table:style-name="ce10" table:formula="of:=[.M130]*[.$B$20]" office:value-type="float" office:value="148443.740979627" calcext:value-type="float">
            <text:p>148443,74</text:p>
          </table:table-cell>
          <table:table-cell table:style-name="ce10" table:formula="of:=[.B130]-[.B129]" office:value-type="float" office:value="1392.40476267386" calcext:value-type="float">
            <text:p>1392,40</text:p>
          </table:table-cell>
          <table:table-cell table:style-name="ce34" table:formula="of:=(ROUND([.B130];0))+[.E130]" office:value-type="float" office:value="148444" calcext:value-type="float">
            <text:p>148444</text:p>
          </table:table-cell>
          <table:table-cell office:value-type="float" office:value="0" calcext:value-type="float">
            <text:p>0</text:p>
          </table:table-cell>
          <table:table-cell table:formula="of:=[.D130]-[.D129]" office:value-type="float" office:value="1393" calcext:value-type="float">
            <text:p>1393</text:p>
          </table:table-cell>
          <table:table-cell table:style-name="ce10" table:formula="of:=1000000*[.Q130]/[.C130]" office:value-type="float" office:value="51567.9140803717" calcext:value-type="float">
            <text:p>51567,91</text:p>
          </table:table-cell>
          <table:table-cell table:style-name="ce34" table:formula="of:=([.G130]-MOD([.G130];4))+4*[.I130]" office:value-type="float" office:value="51564" calcext:value-type="float">
            <text:p>5156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0]" office:value-type="float" office:value="31.2" calcext:value-type="float">
            <text:p>31,20</text:p>
          </table:table-cell>
          <table:table-cell table:style-name="ce43" table:formula="of:=2*(DEGREES(ASIN(([.O130]*0.5)/[.$B$4])))" office:value-type="float" office:value="31.2000558274652" calcext:value-type="float">
            <text:p>31,2001</text:p>
          </table:table-cell>
          <table:table-cell table:style-name="ce43" table:formula="of:=[.K130]-[.K129]" office:value-type="float" office:value="0.3001282406549" calcext:value-type="float">
            <text:p>0,3001</text:p>
          </table:table-cell>
          <table:table-cell table:style-name="ce10" table:formula="of:=(SIN((RADIANS(([.J130])*0.5)))*[.$B$4]*2)" office:value-type="float" office:value="123.703117483022" calcext:value-type="float">
            <text:p>123,70</text:p>
          </table:table-cell>
          <table:table-cell table:style-name="ce10" table:formula="of:=(SIN((RADIANS(([.J130])*0.5)))*[.$B$4]*2)-[.M129]" office:value-type="float" office:value="1.16033730222821" calcext:value-type="float">
            <text:p>1,16</text:p>
          </table:table-cell>
          <table:table-cell table:style-name="ce13" table:formula="of:=[.D130]/[.$B$20]" office:value-type="float" office:value="123.703333333333" calcext:value-type="float">
            <text:p>123,70</text:p>
          </table:table-cell>
          <table:table-cell table:style-name="ce13" table:formula="of:=[.F130]/[.$B$20]" office:value-type="float" office:value="1.16083333333333" calcext:value-type="float">
            <text:p>1,16</text:p>
          </table:table-cell>
          <table:table-cell table:style-name="ce10" table:formula="of:=([.$B$21]*([.J130]-[.J129]))/360" office:value-type="float" office:value="71.803409166666" calcext:value-type="float">
            <text:p>71,80</text:p>
          </table:table-cell>
          <table:table-cell table:style-name="ce10" table:formula="of:=[.A130]*(([.$B$21]*([.K130]-[.K129]))/360)" office:value-type="float" office:value="7470.74670028806" calcext:value-type="float">
            <text:p>7470,75</text:p>
          </table:table-cell>
          <table:table-cell table:style-name="ce20" table:formula="of:=[.H130]*([.F130]/1000000)" office:value-type="float" office:value="71.828652" calcext:value-type="float">
            <text:p>71,83</text:p>
          </table:table-cell>
          <table:table-cell table:style-name="ce20" table:formula="of:=[.S130]+[.T129]" office:value-type="float" office:value="7467.542276" calcext:value-type="float">
            <text:p>7467,54</text:p>
          </table:table-cell>
          <table:table-cell table:style-name="ce61" table:formula="of:=1000000*([.R130]-[.T130])" office:value-type="float" office:value="3204424.28805381" calcext:value-type="float">
            <text:p>3204424,29</text:p>
          </table:table-cell>
          <table:table-cell table:style-name="ce61" table:formula="of:=([.J130]-[.K130])*3600" office:value-type="float" office:value="-0.200978874720192" calcext:value-type="float">
            <text:p>-0,20</text:p>
          </table:table-cell>
          <table:table-cell table:style-name="ce61" table:formula="of:=1000*([.M130]-[.O130])" office:value-type="float" office:value="-0.215850311008126" calcext:value-type="float">
            <text:p>-0,22</text:p>
          </table:table-cell>
          <table:table-cell table:number-columns-repeated="1001"/>
        </table:table-row>
        <table:table-row table:style-name="ro1">
          <table:table-cell table:formula="of:=[.A130]+1" office:value-type="float" office:value="105" calcext:value-type="float">
            <text:p>105</text:p>
          </table:table-cell>
          <table:table-cell table:style-name="ce10" table:formula="of:=[.M131]*[.$B$20]" office:value-type="float" office:value="149835.128325521" calcext:value-type="float">
            <text:p>149835,13</text:p>
          </table:table-cell>
          <table:table-cell table:style-name="ce10" table:formula="of:=[.B131]-[.B130]" office:value-type="float" office:value="1391.3873458943" calcext:value-type="float">
            <text:p>1391,39</text:p>
          </table:table-cell>
          <table:table-cell table:style-name="ce34" table:formula="of:=(ROUND([.B131];0))+[.E131]" office:value-type="float" office:value="149835" calcext:value-type="float">
            <text:p>149835</text:p>
          </table:table-cell>
          <table:table-cell office:value-type="float" office:value="0" calcext:value-type="float">
            <text:p>0</text:p>
          </table:table-cell>
          <table:table-cell table:formula="of:=[.D131]-[.D130]" office:value-type="float" office:value="1391" calcext:value-type="float">
            <text:p>1391</text:p>
          </table:table-cell>
          <table:table-cell table:style-name="ce10" table:formula="of:=1000000*[.Q131]/[.C131]" office:value-type="float" office:value="51605.6218123186" calcext:value-type="float">
            <text:p>51605,62</text:p>
          </table:table-cell>
          <table:table-cell table:style-name="ce34" table:formula="of:=([.G131]-MOD([.G131];4))+4*[.I131]" office:value-type="float" office:value="51604" calcext:value-type="float">
            <text:p>516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1]" office:value-type="float" office:value="31.5" calcext:value-type="float">
            <text:p>31,50</text:p>
          </table:table-cell>
          <table:table-cell table:style-name="ce43" table:formula="of:=2*(DEGREES(ASIN(([.O131]*0.5)/[.$B$4])))" office:value-type="float" office:value="31.4999723212781" calcext:value-type="float">
            <text:p>31,5000</text:p>
          </table:table-cell>
          <table:table-cell table:style-name="ce43" table:formula="of:=[.K131]-[.K130]" office:value-type="float" office:value="0.299916493812901" calcext:value-type="float">
            <text:p>0,2999</text:p>
          </table:table-cell>
          <table:table-cell table:style-name="ce10" table:formula="of:=(SIN((RADIANS(([.J131])*0.5)))*[.$B$4]*2)" office:value-type="float" office:value="124.862606937934" calcext:value-type="float">
            <text:p>124,86</text:p>
          </table:table-cell>
          <table:table-cell table:style-name="ce10" table:formula="of:=(SIN((RADIANS(([.J131])*0.5)))*[.$B$4]*2)-[.M130]" office:value-type="float" office:value="1.15948945491193" calcext:value-type="float">
            <text:p>1,16</text:p>
          </table:table-cell>
          <table:table-cell table:style-name="ce13" table:formula="of:=[.D131]/[.$B$20]" office:value-type="float" office:value="124.8625" calcext:value-type="float">
            <text:p>124,86</text:p>
          </table:table-cell>
          <table:table-cell table:style-name="ce13" table:formula="of:=[.F131]/[.$B$20]" office:value-type="float" office:value="1.15916666666667" calcext:value-type="float">
            <text:p>1,16</text:p>
          </table:table-cell>
          <table:table-cell table:style-name="ce10" table:formula="of:=([.$B$21]*([.J131]-[.J130]))/360" office:value-type="float" office:value="71.8034091666668" calcext:value-type="float">
            <text:p>71,80</text:p>
          </table:table-cell>
          <table:table-cell table:style-name="ce10" table:formula="of:=[.A131]*(([.$B$21]*([.K131]-[.K130]))/360)" office:value-type="float" office:value="7537.25935237793" calcext:value-type="float">
            <text:p>7537,26</text:p>
          </table:table-cell>
          <table:table-cell table:style-name="ce20" table:formula="of:=[.H131]*([.F131]/1000000)" office:value-type="float" office:value="71.781164" calcext:value-type="float">
            <text:p>71,78</text:p>
          </table:table-cell>
          <table:table-cell table:style-name="ce20" table:formula="of:=[.S131]+[.T130]" office:value-type="float" office:value="7539.32344" calcext:value-type="float">
            <text:p>7539,32</text:p>
          </table:table-cell>
          <table:table-cell table:style-name="ce61" table:formula="of:=1000000*([.R131]-[.T131])" office:value-type="float" office:value="-2064087.62207138" calcext:value-type="float">
            <text:p>-2064087,62</text:p>
          </table:table-cell>
          <table:table-cell table:style-name="ce61" table:formula="of:=([.J131]-[.K131])*3600" office:value-type="float" office:value="0.0996433988376566" calcext:value-type="float">
            <text:p>0,10</text:p>
          </table:table-cell>
          <table:table-cell table:style-name="ce61" table:formula="of:=1000*([.M131]-[.O131])" office:value-type="float" office:value="0.106937934006623" calcext:value-type="float">
            <text:p>0,11</text:p>
          </table:table-cell>
          <table:table-cell table:number-columns-repeated="1001"/>
        </table:table-row>
        <table:table-row table:style-name="ro1">
          <table:table-cell table:formula="of:=[.A131]+1" office:value-type="float" office:value="106" calcext:value-type="float">
            <text:p>106</text:p>
          </table:table-cell>
          <table:table-cell table:style-name="ce10" table:formula="of:=[.M132]*[.$B$20]" office:value-type="float" office:value="151225.488718223" calcext:value-type="float">
            <text:p>151225,49</text:p>
          </table:table-cell>
          <table:table-cell table:style-name="ce10" table:formula="of:=[.B132]-[.B131]" office:value-type="float" office:value="1390.36039270172" calcext:value-type="float">
            <text:p>1390,36</text:p>
          </table:table-cell>
          <table:table-cell table:style-name="ce34" table:formula="of:=(ROUND([.B132];0))+[.E132]" office:value-type="float" office:value="151225" calcext:value-type="float">
            <text:p>151225</text:p>
          </table:table-cell>
          <table:table-cell office:value-type="float" office:value="0" calcext:value-type="float">
            <text:p>0</text:p>
          </table:table-cell>
          <table:table-cell table:formula="of:=[.D132]-[.D131]" office:value-type="float" office:value="1390" calcext:value-type="float">
            <text:p>1390</text:p>
          </table:table-cell>
          <table:table-cell table:style-name="ce10" table:formula="of:=1000000*[.Q132]/[.C132]" office:value-type="float" office:value="51643.7389496832" calcext:value-type="float">
            <text:p>51643,74</text:p>
          </table:table-cell>
          <table:table-cell table:style-name="ce34" table:formula="of:=([.G132]-MOD([.G132];4))+4*[.I132]" office:value-type="float" office:value="51640" calcext:value-type="float">
            <text:p>516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2]" office:value-type="float" office:value="31.8" calcext:value-type="float">
            <text:p>31,80</text:p>
          </table:table-cell>
          <table:table-cell table:style-name="ce43" table:formula="of:=2*(DEGREES(ASIN(([.O132]*0.5)/[.$B$4])))" office:value-type="float" office:value="31.7998945094017" calcext:value-type="float">
            <text:p>31,7999</text:p>
          </table:table-cell>
          <table:table-cell table:style-name="ce43" table:formula="of:=[.K132]-[.K131]" office:value-type="float" office:value="0.299922188123599" calcext:value-type="float">
            <text:p>0,2999</text:p>
          </table:table-cell>
          <table:table-cell table:style-name="ce10" table:formula="of:=(SIN((RADIANS(([.J132])*0.5)))*[.$B$4]*2)" office:value-type="float" office:value="126.021240598519" calcext:value-type="float">
            <text:p>126,02</text:p>
          </table:table-cell>
          <table:table-cell table:style-name="ce10" table:formula="of:=(SIN((RADIANS(([.J132])*0.5)))*[.$B$4]*2)-[.M131]" office:value-type="float" office:value="1.15863366058477" calcext:value-type="float">
            <text:p>1,16</text:p>
          </table:table-cell>
          <table:table-cell table:style-name="ce13" table:formula="of:=[.D132]/[.$B$20]" office:value-type="float" office:value="126.020833333333" calcext:value-type="float">
            <text:p>126,02</text:p>
          </table:table-cell>
          <table:table-cell table:style-name="ce13" table:formula="of:=[.F132]/[.$B$20]" office:value-type="float" office:value="1.15833333333333" calcext:value-type="float">
            <text:p>1,16</text:p>
          </table:table-cell>
          <table:table-cell table:style-name="ce10" table:formula="of:=([.$B$21]*([.J132]-[.J131]))/360" office:value-type="float" office:value="71.8034091666668" calcext:value-type="float">
            <text:p>71,80</text:p>
          </table:table-cell>
          <table:table-cell table:style-name="ce10" table:formula="of:=[.A132]*(([.$B$21]*([.K132]-[.K131]))/360)" office:value-type="float" office:value="7609.18724250693" calcext:value-type="float">
            <text:p>7609,19</text:p>
          </table:table-cell>
          <table:table-cell table:style-name="ce20" table:formula="of:=[.H132]*([.F132]/1000000)" office:value-type="float" office:value="71.7796" calcext:value-type="float">
            <text:p>71,78</text:p>
          </table:table-cell>
          <table:table-cell table:style-name="ce20" table:formula="of:=[.S132]+[.T131]" office:value-type="float" office:value="7611.10304" calcext:value-type="float">
            <text:p>7611,10</text:p>
          </table:table-cell>
          <table:table-cell table:style-name="ce61" table:formula="of:=1000000*([.R132]-[.T132])" office:value-type="float" office:value="-1915797.4930722" calcext:value-type="float">
            <text:p>-1915797,49</text:p>
          </table:table-cell>
          <table:table-cell table:style-name="ce61" table:formula="of:=([.J132]-[.K132])*3600" office:value-type="float" office:value="0.37976615388402" calcext:value-type="float">
            <text:p>0,38</text:p>
          </table:table-cell>
          <table:table-cell table:style-name="ce61" table:formula="of:=1000*([.M132]-[.O132])" office:value-type="float" office:value="0.40726518599854" calcext:value-type="float">
            <text:p>0,41</text:p>
          </table:table-cell>
          <table:table-cell table:number-columns-repeated="1001"/>
        </table:table-row>
        <table:table-row table:style-name="ro1">
          <table:table-cell table:formula="of:=[.A132]+1" office:value-type="float" office:value="107" calcext:value-type="float">
            <text:p>107</text:p>
          </table:table-cell>
          <table:table-cell table:style-name="ce10" table:formula="of:=[.M133]*[.$B$20]" office:value-type="float" office:value="152614.812628357" calcext:value-type="float">
            <text:p>152614,81</text:p>
          </table:table-cell>
          <table:table-cell table:style-name="ce10" table:formula="of:=[.B133]-[.B132]" office:value-type="float" office:value="1389.32391013467" calcext:value-type="float">
            <text:p>1389,32</text:p>
          </table:table-cell>
          <table:table-cell table:style-name="ce34" table:formula="of:=(ROUND([.B133];0))+[.E133]" office:value-type="float" office:value="152615" calcext:value-type="float">
            <text:p>152615</text:p>
          </table:table-cell>
          <table:table-cell office:value-type="float" office:value="0" calcext:value-type="float">
            <text:p>0</text:p>
          </table:table-cell>
          <table:table-cell table:formula="of:=[.D133]-[.D132]" office:value-type="float" office:value="1390" calcext:value-type="float">
            <text:p>1390</text:p>
          </table:table-cell>
          <table:table-cell table:style-name="ce10" table:formula="of:=1000000*[.Q133]/[.C133]" office:value-type="float" office:value="51682.2669234174" calcext:value-type="float">
            <text:p>51682,27</text:p>
          </table:table-cell>
          <table:table-cell table:style-name="ce34" table:formula="of:=([.G133]-MOD([.G133];4))+4*[.I133]" office:value-type="float" office:value="51680" calcext:value-type="float">
            <text:p>516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3]" office:value-type="float" office:value="32.1" calcext:value-type="float">
            <text:p>32,10</text:p>
          </table:table-cell>
          <table:table-cell table:style-name="ce43" table:formula="of:=2*(DEGREES(ASIN(([.O133]*0.5)/[.$B$4])))" office:value-type="float" office:value="32.1000404747946" calcext:value-type="float">
            <text:p>32,1000</text:p>
          </table:table-cell>
          <table:table-cell table:style-name="ce43" table:formula="of:=[.K133]-[.K132]" office:value-type="float" office:value="0.300145965392904" calcext:value-type="float">
            <text:p>0,3001</text:p>
          </table:table-cell>
          <table:table-cell table:style-name="ce10" table:formula="of:=(SIN((RADIANS(([.J133])*0.5)))*[.$B$4]*2)" office:value-type="float" office:value="127.179010523631" calcext:value-type="float">
            <text:p>127,18</text:p>
          </table:table-cell>
          <table:table-cell table:style-name="ce10" table:formula="of:=(SIN((RADIANS(([.J133])*0.5)))*[.$B$4]*2)-[.M132]" office:value-type="float" office:value="1.15776992511221" calcext:value-type="float">
            <text:p>1,16</text:p>
          </table:table-cell>
          <table:table-cell table:style-name="ce13" table:formula="of:=[.D133]/[.$B$20]" office:value-type="float" office:value="127.179166666667" calcext:value-type="float">
            <text:p>127,18</text:p>
          </table:table-cell>
          <table:table-cell table:style-name="ce13" table:formula="of:=[.F133]/[.$B$20]" office:value-type="float" office:value="1.15833333333333" calcext:value-type="float">
            <text:p>1,16</text:p>
          </table:table-cell>
          <table:table-cell table:style-name="ce10" table:formula="of:=([.$B$21]*([.J133]-[.J132]))/360" office:value-type="float" office:value="71.803409166666" calcext:value-type="float">
            <text:p>71,80</text:p>
          </table:table-cell>
          <table:table-cell table:style-name="ce10" table:formula="of:=[.A133]*(([.$B$21]*([.K133]-[.K132]))/360)" office:value-type="float" office:value="7686.70293740967" calcext:value-type="float">
            <text:p>7686,70</text:p>
          </table:table-cell>
          <table:table-cell table:style-name="ce20" table:formula="of:=[.H133]*([.F133]/1000000)" office:value-type="float" office:value="71.8352" calcext:value-type="float">
            <text:p>71,84</text:p>
          </table:table-cell>
          <table:table-cell table:style-name="ce20" table:formula="of:=[.S133]+[.T132]" office:value-type="float" office:value="7682.93824" calcext:value-type="float">
            <text:p>7682,94</text:p>
          </table:table-cell>
          <table:table-cell table:style-name="ce61" table:formula="of:=1000000*([.R133]-[.T133])" office:value-type="float" office:value="3764697.40966786" calcext:value-type="float">
            <text:p>3764697,41</text:p>
          </table:table-cell>
          <table:table-cell table:style-name="ce61" table:formula="of:=([.J133]-[.K133])*3600" office:value-type="float" office:value="-0.145709260567628" calcext:value-type="float">
            <text:p>-0,15</text:p>
          </table:table-cell>
          <table:table-cell table:style-name="ce61" table:formula="of:=1000*([.M133]-[.O133])" office:value-type="float" office:value="-0.156143035994205" calcext:value-type="float">
            <text:p>-0,16</text:p>
          </table:table-cell>
          <table:table-cell table:number-columns-repeated="1001"/>
        </table:table-row>
        <table:table-row table:style-name="ro1">
          <table:table-cell table:formula="of:=[.A133]+1" office:value-type="float" office:value="108" calcext:value-type="float">
            <text:p>108</text:p>
          </table:table-cell>
          <table:table-cell table:style-name="ce10" table:formula="of:=[.M134]*[.$B$20]" office:value-type="float" office:value="154003.090533655" calcext:value-type="float">
            <text:p>154003,09</text:p>
          </table:table-cell>
          <table:table-cell table:style-name="ce10" table:formula="of:=[.B134]-[.B133]" office:value-type="float" office:value="1388.27790529717" calcext:value-type="float">
            <text:p>1388,28</text:p>
          </table:table-cell>
          <table:table-cell table:style-name="ce34" table:formula="of:=(ROUND([.B134];0))+[.E134]" office:value-type="float" office:value="154003" calcext:value-type="float">
            <text:p>154003</text:p>
          </table:table-cell>
          <table:table-cell office:value-type="float" office:value="0" calcext:value-type="float">
            <text:p>0</text:p>
          </table:table-cell>
          <table:table-cell table:formula="of:=[.D134]-[.D133]" office:value-type="float" office:value="1388" calcext:value-type="float">
            <text:p>1388</text:p>
          </table:table-cell>
          <table:table-cell table:style-name="ce10" table:formula="of:=1000000*[.Q134]/[.C134]" office:value-type="float" office:value="51721.2071824318" calcext:value-type="float">
            <text:p>51721,21</text:p>
          </table:table-cell>
          <table:table-cell table:style-name="ce34" table:formula="of:=([.G134]-MOD([.G134];4))+4*[.I134]" office:value-type="float" office:value="51720" calcext:value-type="float">
            <text:p>517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4]" office:value-type="float" office:value="32.4" calcext:value-type="float">
            <text:p>32,40</text:p>
          </table:table-cell>
          <table:table-cell table:style-name="ce43" table:formula="of:=2*(DEGREES(ASIN(([.O134]*0.5)/[.$B$4])))" office:value-type="float" office:value="32.399980428707" calcext:value-type="float">
            <text:p>32,4000</text:p>
          </table:table-cell>
          <table:table-cell table:style-name="ce43" table:formula="of:=[.K134]-[.K133]" office:value-type="float" office:value="0.2999399539124" calcext:value-type="float">
            <text:p>0,2999</text:p>
          </table:table-cell>
          <table:table-cell table:style-name="ce10" table:formula="of:=(SIN((RADIANS(([.J134])*0.5)))*[.$B$4]*2)" office:value-type="float" office:value="128.335908778045" calcext:value-type="float">
            <text:p>128,34</text:p>
          </table:table-cell>
          <table:table-cell table:style-name="ce10" table:formula="of:=(SIN((RADIANS(([.J134])*0.5)))*[.$B$4]*2)-[.M133]" office:value-type="float" office:value="1.15689825441432" calcext:value-type="float">
            <text:p>1,16</text:p>
          </table:table-cell>
          <table:table-cell table:style-name="ce13" table:formula="of:=[.D134]/[.$B$20]" office:value-type="float" office:value="128.335833333333" calcext:value-type="float">
            <text:p>128,34</text:p>
          </table:table-cell>
          <table:table-cell table:style-name="ce13" table:formula="of:=[.F134]/[.$B$20]" office:value-type="float" office:value="1.15666666666667" calcext:value-type="float">
            <text:p>1,16</text:p>
          </table:table-cell>
          <table:table-cell table:style-name="ce10" table:formula="of:=([.$B$21]*([.J134]-[.J133]))/360" office:value-type="float" office:value="71.8034091666677" calcext:value-type="float">
            <text:p>71,80</text:p>
          </table:table-cell>
          <table:table-cell table:style-name="ce10" table:formula="of:=[.A134]*(([.$B$21]*([.K134]-[.K133]))/360)" office:value-type="float" office:value="7753.21604503315" calcext:value-type="float">
            <text:p>7753,22</text:p>
          </table:table-cell>
          <table:table-cell table:style-name="ce20" table:formula="of:=[.H134]*([.F134]/1000000)" office:value-type="float" office:value="71.78736" calcext:value-type="float">
            <text:p>71,79</text:p>
          </table:table-cell>
          <table:table-cell table:style-name="ce20" table:formula="of:=[.S134]+[.T133]" office:value-type="float" office:value="7754.7256" calcext:value-type="float">
            <text:p>7754,73</text:p>
          </table:table-cell>
          <table:table-cell table:style-name="ce61" table:formula="of:=1000000*([.R134]-[.T134])" office:value-type="float" office:value="-1509554.96685401" calcext:value-type="float">
            <text:p>-1509554,97</text:p>
          </table:table-cell>
          <table:table-cell table:style-name="ce61" table:formula="of:=([.J134]-[.K134])*3600" office:value-type="float" office:value="0.070456654782447" calcext:value-type="float">
            <text:p>0,07</text:p>
          </table:table-cell>
          <table:table-cell table:style-name="ce61" table:formula="of:=1000*([.M134]-[.O134])" office:value-type="float" office:value="0.0754447119959423" calcext:value-type="float">
            <text:p>0,08</text:p>
          </table:table-cell>
          <table:table-cell table:number-columns-repeated="1001"/>
        </table:table-row>
        <table:table-row table:style-name="ro1">
          <table:table-cell table:formula="of:=[.A134]+1" office:value-type="float" office:value="109" calcext:value-type="float">
            <text:p>109</text:p>
          </table:table-cell>
          <table:table-cell table:style-name="ce10" table:formula="of:=[.M135]*[.$B$20]" office:value-type="float" office:value="155390.312919013" calcext:value-type="float">
            <text:p>155390,31</text:p>
          </table:table-cell>
          <table:table-cell table:style-name="ce10" table:formula="of:=[.B135]-[.B134]" office:value-type="float" office:value="1387.22238535824" calcext:value-type="float">
            <text:p>1387,22</text:p>
          </table:table-cell>
          <table:table-cell table:style-name="ce34" table:formula="of:=(ROUND([.B135];0))+[.E135]" office:value-type="float" office:value="155390" calcext:value-type="float">
            <text:p>155390</text:p>
          </table:table-cell>
          <table:table-cell office:value-type="float" office:value="0" calcext:value-type="float">
            <text:p>0</text:p>
          </table:table-cell>
          <table:table-cell table:formula="of:=[.D135]-[.D134]" office:value-type="float" office:value="1387" calcext:value-type="float">
            <text:p>1387</text:p>
          </table:table-cell>
          <table:table-cell table:style-name="ce10" table:formula="of:=1000000*[.Q135]/[.C135]" office:value-type="float" office:value="51760.5611937435" calcext:value-type="float">
            <text:p>51760,56</text:p>
          </table:table-cell>
          <table:table-cell table:style-name="ce34" table:formula="of:=([.G135]-MOD([.G135];4))+4*[.I135]" office:value-type="float" office:value="51760" calcext:value-type="float">
            <text:p>517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5]" office:value-type="float" office:value="32.7" calcext:value-type="float">
            <text:p>32,70</text:p>
          </table:table-cell>
          <table:table-cell table:style-name="ce43" table:formula="of:=2*(DEGREES(ASIN(([.O135]*0.5)/[.$B$4])))" office:value-type="float" office:value="32.6999323023912" calcext:value-type="float">
            <text:p>32,6999</text:p>
          </table:table-cell>
          <table:table-cell table:style-name="ce43" table:formula="of:=[.K135]-[.K134]" office:value-type="float" office:value="0.299951873684194" calcext:value-type="float">
            <text:p>0,3000</text:p>
          </table:table-cell>
          <table:table-cell table:style-name="ce10" table:formula="of:=(SIN((RADIANS(([.J135])*0.5)))*[.$B$4]*2)" office:value-type="float" office:value="129.491927432511" calcext:value-type="float">
            <text:p>129,49</text:p>
          </table:table-cell>
          <table:table-cell table:style-name="ce10" table:formula="of:=(SIN((RADIANS(([.J135])*0.5)))*[.$B$4]*2)-[.M134]" office:value-type="float" office:value="1.15601865446521" calcext:value-type="float">
            <text:p>1,16</text:p>
          </table:table-cell>
          <table:table-cell table:style-name="ce13" table:formula="of:=[.D135]/[.$B$20]" office:value-type="float" office:value="129.491666666667" calcext:value-type="float">
            <text:p>129,49</text:p>
          </table:table-cell>
          <table:table-cell table:style-name="ce13" table:formula="of:=[.F135]/[.$B$20]" office:value-type="float" office:value="1.15583333333333" calcext:value-type="float">
            <text:p>1,16</text:p>
          </table:table-cell>
          <table:table-cell table:style-name="ce10" table:formula="of:=([.$B$21]*([.J135]-[.J134]))/360" office:value-type="float" office:value="71.803409166666" calcext:value-type="float">
            <text:p>71,80</text:p>
          </table:table-cell>
          <table:table-cell table:style-name="ce10" table:formula="of:=[.A135]*(([.$B$21]*([.K135]-[.K134]))/360)" office:value-type="float" office:value="7825.31605231179" calcext:value-type="float">
            <text:p>7825,32</text:p>
          </table:table-cell>
          <table:table-cell table:style-name="ce20" table:formula="of:=[.H135]*([.F135]/1000000)" office:value-type="float" office:value="71.79112" calcext:value-type="float">
            <text:p>71,79</text:p>
          </table:table-cell>
          <table:table-cell table:style-name="ce20" table:formula="of:=[.S135]+[.T134]" office:value-type="float" office:value="7826.51672" calcext:value-type="float">
            <text:p>7826,52</text:p>
          </table:table-cell>
          <table:table-cell table:style-name="ce61" table:formula="of:=1000000*([.R135]-[.T135])" office:value-type="float" office:value="-1200667.68821562" calcext:value-type="float">
            <text:p>-1200667,69</text:p>
          </table:table-cell>
          <table:table-cell table:style-name="ce61" table:formula="of:=([.J135]-[.K135])*3600" office:value-type="float" office:value="0.24371139170114" calcext:value-type="float">
            <text:p>0,24</text:p>
          </table:table-cell>
          <table:table-cell table:style-name="ce61" table:formula="of:=1000*([.M135]-[.O135])" office:value-type="float" office:value="0.260765844018351" calcext:value-type="float">
            <text:p>0,26</text:p>
          </table:table-cell>
          <table:table-cell table:number-columns-repeated="1001"/>
        </table:table-row>
        <table:table-row table:style-name="ro1">
          <table:table-cell table:formula="of:=[.A135]+1" office:value-type="float" office:value="110" calcext:value-type="float">
            <text:p>110</text:p>
          </table:table-cell>
          <table:table-cell table:style-name="ce10" table:formula="of:=[.M136]*[.$B$20]" office:value-type="float" office:value="156776.470276565" calcext:value-type="float">
            <text:p>156776,47</text:p>
          </table:table-cell>
          <table:table-cell table:style-name="ce10" table:formula="of:=[.B136]-[.B135]" office:value-type="float" office:value="1386.15735755253" calcext:value-type="float">
            <text:p>1386,16</text:p>
          </table:table-cell>
          <table:table-cell table:style-name="ce34" table:formula="of:=(ROUND([.B136];0))+[.E136]" office:value-type="float" office:value="156776" calcext:value-type="float">
            <text:p>156776</text:p>
          </table:table-cell>
          <table:table-cell office:value-type="float" office:value="0" calcext:value-type="float">
            <text:p>0</text:p>
          </table:table-cell>
          <table:table-cell table:formula="of:=[.D136]-[.D135]" office:value-type="float" office:value="1386" calcext:value-type="float">
            <text:p>1386</text:p>
          </table:table-cell>
          <table:table-cell table:style-name="ce10" table:formula="of:=1000000*[.Q136]/[.C136]" office:value-type="float" office:value="51800.3304426041" calcext:value-type="float">
            <text:p>51800,33</text:p>
          </table:table-cell>
          <table:table-cell table:style-name="ce34" table:formula="of:=([.G136]-MOD([.G136];4))+4*[.I136]" office:value-type="float" office:value="51800" calcext:value-type="float">
            <text:p>518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6]" office:value-type="float" office:value="33" calcext:value-type="float">
            <text:p>33,00</text:p>
          </table:table-cell>
          <table:table-cell table:style-name="ce43" table:formula="of:=2*(DEGREES(ASIN(([.O136]*0.5)/[.$B$4])))" office:value-type="float" office:value="32.9998981807564" calcext:value-type="float">
            <text:p>32,9999</text:p>
          </table:table-cell>
          <table:table-cell table:style-name="ce43" table:formula="of:=[.K136]-[.K135]" office:value-type="float" office:value="0.299965878365207" calcext:value-type="float">
            <text:p>0,3000</text:p>
          </table:table-cell>
          <table:table-cell table:style-name="ce10" table:formula="of:=(SIN((RADIANS(([.J136])*0.5)))*[.$B$4]*2)" office:value-type="float" office:value="130.647058563804" calcext:value-type="float">
            <text:p>130,65</text:p>
          </table:table-cell>
          <table:table-cell table:style-name="ce10" table:formula="of:=(SIN((RADIANS(([.J136])*0.5)))*[.$B$4]*2)-[.M135]" office:value-type="float" office:value="1.15513113129376" calcext:value-type="float">
            <text:p>1,16</text:p>
          </table:table-cell>
          <table:table-cell table:style-name="ce13" table:formula="of:=[.D136]/[.$B$20]" office:value-type="float" office:value="130.646666666667" calcext:value-type="float">
            <text:p>130,65</text:p>
          </table:table-cell>
          <table:table-cell table:style-name="ce13" table:formula="of:=[.F136]/[.$B$20]" office:value-type="float" office:value="1.155" calcext:value-type="float">
            <text:p>1,16</text:p>
          </table:table-cell>
          <table:table-cell table:style-name="ce10" table:formula="of:=([.$B$21]*([.J136]-[.J135]))/360" office:value-type="float" office:value="71.8034091666677" calcext:value-type="float">
            <text:p>71,80</text:p>
          </table:table-cell>
          <table:table-cell table:style-name="ce10" table:formula="of:=[.A136]*(([.$B$21]*([.K136]-[.K135]))/360)" office:value-type="float" office:value="7897.47665677502" calcext:value-type="float">
            <text:p>7897,48</text:p>
          </table:table-cell>
          <table:table-cell table:style-name="ce20" table:formula="of:=[.H136]*([.F136]/1000000)" office:value-type="float" office:value="71.7948" calcext:value-type="float">
            <text:p>71,79</text:p>
          </table:table-cell>
          <table:table-cell table:style-name="ce20" table:formula="of:=[.S136]+[.T135]" office:value-type="float" office:value="7898.31152" calcext:value-type="float">
            <text:p>7898,31</text:p>
          </table:table-cell>
          <table:table-cell table:style-name="ce61" table:formula="of:=1000000*([.R136]-[.T136])" office:value-type="float" office:value="-834863.224989022" calcext:value-type="float">
            <text:p>-834863,22</text:p>
          </table:table-cell>
          <table:table-cell table:style-name="ce61" table:formula="of:=([.J136]-[.K136])*3600" office:value-type="float" office:value="0.366549276947126" calcext:value-type="float">
            <text:p>0,37</text:p>
          </table:table-cell>
          <table:table-cell table:style-name="ce61" table:formula="of:=1000*([.M136]-[.O136])" office:value-type="float" office:value="0.391897137006936" calcext:value-type="float">
            <text:p>0,39</text:p>
          </table:table-cell>
          <table:table-cell table:number-columns-repeated="1001"/>
        </table:table-row>
        <table:table-row table:style-name="ro1">
          <table:table-cell table:formula="of:=[.A136]+1" office:value-type="float" office:value="111" calcext:value-type="float">
            <text:p>111</text:p>
          </table:table-cell>
          <table:table-cell table:style-name="ce10" table:formula="of:=[.M137]*[.$B$20]" office:value-type="float" office:value="158161.553105745" calcext:value-type="float">
            <text:p>158161,55</text:p>
          </table:table-cell>
          <table:table-cell table:style-name="ce10" table:formula="of:=[.B137]-[.B136]" office:value-type="float" office:value="1385.08282917933" calcext:value-type="float">
            <text:p>1385,08</text:p>
          </table:table-cell>
          <table:table-cell table:style-name="ce34" table:formula="of:=(ROUND([.B137];0))+[.E137]" office:value-type="float" office:value="158162" calcext:value-type="float">
            <text:p>158162</text:p>
          </table:table-cell>
          <table:table-cell office:value-type="float" office:value="0" calcext:value-type="float">
            <text:p>0</text:p>
          </table:table-cell>
          <table:table-cell table:formula="of:=[.D137]-[.D136]" office:value-type="float" office:value="1386" calcext:value-type="float">
            <text:p>1386</text:p>
          </table:table-cell>
          <table:table-cell table:style-name="ce10" table:formula="of:=1000000*[.Q137]/[.C137]" office:value-type="float" office:value="51840.5164326598" calcext:value-type="float">
            <text:p>51840,52</text:p>
          </table:table-cell>
          <table:table-cell table:style-name="ce34" table:formula="of:=([.G137]-MOD([.G137];4))+4*[.I137]" office:value-type="float" office:value="51840" calcext:value-type="float">
            <text:p>518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7]" office:value-type="float" office:value="33.3" calcext:value-type="float">
            <text:p>33,30</text:p>
          </table:table-cell>
          <table:table-cell table:style-name="ce43" table:formula="of:=2*(DEGREES(ASIN(([.O137]*0.5)/[.$B$4])))" office:value-type="float" office:value="33.300096832205" calcext:value-type="float">
            <text:p>33,3001</text:p>
          </table:table-cell>
          <table:table-cell table:style-name="ce43" table:formula="of:=[.K137]-[.K136]" office:value-type="float" office:value="0.300198651448596" calcext:value-type="float">
            <text:p>0,3002</text:p>
          </table:table-cell>
          <table:table-cell table:style-name="ce10" table:formula="of:=(SIN((RADIANS(([.J137])*0.5)))*[.$B$4]*2)" office:value-type="float" office:value="131.801294254787" calcext:value-type="float">
            <text:p>131,80</text:p>
          </table:table-cell>
          <table:table-cell table:style-name="ce10" table:formula="of:=(SIN((RADIANS(([.J137])*0.5)))*[.$B$4]*2)-[.M136]" office:value-type="float" office:value="1.15423569098277" calcext:value-type="float">
            <text:p>1,15</text:p>
          </table:table-cell>
          <table:table-cell table:style-name="ce13" table:formula="of:=[.D137]/[.$B$20]" office:value-type="float" office:value="131.801666666667" calcext:value-type="float">
            <text:p>131,80</text:p>
          </table:table-cell>
          <table:table-cell table:style-name="ce13" table:formula="of:=[.F137]/[.$B$20]" office:value-type="float" office:value="1.155" calcext:value-type="float">
            <text:p>1,16</text:p>
          </table:table-cell>
          <table:table-cell table:style-name="ce10" table:formula="of:=([.$B$21]*([.J137]-[.J136]))/360" office:value-type="float" office:value="71.803409166666" calcext:value-type="float">
            <text:p>71,80</text:p>
          </table:table-cell>
          <table:table-cell table:style-name="ce10" table:formula="of:=[.A137]*(([.$B$21]*([.K137]-[.K136]))/360)" office:value-type="float" office:value="7975.45604246069" calcext:value-type="float">
            <text:p>7975,46</text:p>
          </table:table-cell>
          <table:table-cell table:style-name="ce20" table:formula="of:=[.H137]*([.F137]/1000000)" office:value-type="float" office:value="71.85024" calcext:value-type="float">
            <text:p>71,85</text:p>
          </table:table-cell>
          <table:table-cell table:style-name="ce20" table:formula="of:=[.S137]+[.T136]" office:value-type="float" office:value="7970.16176" calcext:value-type="float">
            <text:p>7970,16</text:p>
          </table:table-cell>
          <table:table-cell table:style-name="ce61" table:formula="of:=1000000*([.R137]-[.T137])" office:value-type="float" office:value="5294282.46068983" calcext:value-type="float">
            <text:p>5294282,46</text:p>
          </table:table-cell>
          <table:table-cell table:style-name="ce61" table:formula="of:=([.J137]-[.K137])*3600" office:value-type="float" office:value="-0.348595938010021" calcext:value-type="float">
            <text:p>-0,35</text:p>
          </table:table-cell>
          <table:table-cell table:style-name="ce61" table:formula="of:=1000*([.M137]-[.O137])" office:value-type="float" office:value="-0.372411879993706" calcext:value-type="float">
            <text:p>-0,37</text:p>
          </table:table-cell>
          <table:table-cell table:number-columns-repeated="1001"/>
        </table:table-row>
        <table:table-row table:style-name="ro1">
          <table:table-cell table:formula="of:=[.A137]+1" office:value-type="float" office:value="112" calcext:value-type="float">
            <text:p>112</text:p>
          </table:table-cell>
          <table:table-cell table:style-name="ce10" table:formula="of:=[.M138]*[.$B$20]" office:value-type="float" office:value="159545.551913348" calcext:value-type="float">
            <text:p>159545,55</text:p>
          </table:table-cell>
          <table:table-cell table:style-name="ce10" table:formula="of:=[.B138]-[.B137]" office:value-type="float" office:value="1383.9988076037" calcext:value-type="float">
            <text:p>1384,00</text:p>
          </table:table-cell>
          <table:table-cell table:style-name="ce34" table:formula="of:=(ROUND([.B138];0))+[.E138]" office:value-type="float" office:value="159546" calcext:value-type="float">
            <text:p>159546</text:p>
          </table:table-cell>
          <table:table-cell office:value-type="float" office:value="0" calcext:value-type="float">
            <text:p>0</text:p>
          </table:table-cell>
          <table:table-cell table:formula="of:=[.D138]-[.D137]" office:value-type="float" office:value="1384" calcext:value-type="float">
            <text:p>1384</text:p>
          </table:table-cell>
          <table:table-cell table:style-name="ce10" table:formula="of:=1000000*[.Q138]/[.C138]" office:value-type="float" office:value="51881.1206860724" calcext:value-type="float">
            <text:p>51881,12</text:p>
          </table:table-cell>
          <table:table-cell table:style-name="ce34" table:formula="of:=([.G138]-MOD([.G138];4))+4*[.I138]" office:value-type="float" office:value="51880" calcext:value-type="float">
            <text:p>518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8]" office:value-type="float" office:value="33.6" calcext:value-type="float">
            <text:p>33,60</text:p>
          </table:table-cell>
          <table:table-cell table:style-name="ce43" table:formula="of:=2*(DEGREES(ASIN(([.O138]*0.5)/[.$B$4])))" office:value-type="float" office:value="33.6000971669808" calcext:value-type="float">
            <text:p>33,6001</text:p>
          </table:table-cell>
          <table:table-cell table:style-name="ce43" table:formula="of:=[.K138]-[.K137]" office:value-type="float" office:value="0.300000334775802" calcext:value-type="float">
            <text:p>0,3000</text:p>
          </table:table-cell>
          <table:table-cell table:style-name="ce10" table:formula="of:=(SIN((RADIANS(([.J138])*0.5)))*[.$B$4]*2)" office:value-type="float" office:value="132.954626594457" calcext:value-type="float">
            <text:p>132,95</text:p>
          </table:table-cell>
          <table:table-cell table:style-name="ce10" table:formula="of:=(SIN((RADIANS(([.J138])*0.5)))*[.$B$4]*2)-[.M137]" office:value-type="float" office:value="1.15333233966976" calcext:value-type="float">
            <text:p>1,15</text:p>
          </table:table-cell>
          <table:table-cell table:style-name="ce13" table:formula="of:=[.D138]/[.$B$20]" office:value-type="float" office:value="132.955" calcext:value-type="float">
            <text:p>132,96</text:p>
          </table:table-cell>
          <table:table-cell table:style-name="ce13" table:formula="of:=[.F138]/[.$B$20]" office:value-type="float" office:value="1.15333333333333" calcext:value-type="float">
            <text:p>1,15</text:p>
          </table:table-cell>
          <table:table-cell table:style-name="ce10" table:formula="of:=([.$B$21]*([.J138]-[.J137]))/360" office:value-type="float" office:value="71.8034091666677" calcext:value-type="float">
            <text:p>71,80</text:p>
          </table:table-cell>
          <table:table-cell table:style-name="ce10" table:formula="of:=[.A138]*(([.$B$21]*([.K138]-[.K137]))/360)" office:value-type="float" office:value="8041.99080086973" calcext:value-type="float">
            <text:p>8041,99</text:p>
          </table:table-cell>
          <table:table-cell table:style-name="ce20" table:formula="of:=[.H138]*([.F138]/1000000)" office:value-type="float" office:value="71.80192" calcext:value-type="float">
            <text:p>71,80</text:p>
          </table:table-cell>
          <table:table-cell table:style-name="ce20" table:formula="of:=[.S138]+[.T137]" office:value-type="float" office:value="8041.96368" calcext:value-type="float">
            <text:p>8041,96</text:p>
          </table:table-cell>
          <table:table-cell table:style-name="ce61" table:formula="of:=1000000*([.R138]-[.T138])" office:value-type="float" office:value="27120.8697276961" calcext:value-type="float">
            <text:p>27120,87</text:p>
          </table:table-cell>
          <table:table-cell table:style-name="ce61" table:formula="of:=([.J138]-[.K138])*3600" office:value-type="float" office:value="-0.34980113088352" calcext:value-type="float">
            <text:p>-0,35</text:p>
          </table:table-cell>
          <table:table-cell table:style-name="ce61" table:formula="of:=1000*([.M138]-[.O138])" office:value-type="float" office:value="-0.373405543001581" calcext:value-type="float">
            <text:p>-0,37</text:p>
          </table:table-cell>
          <table:table-cell table:number-columns-repeated="1001"/>
        </table:table-row>
        <table:table-row table:style-name="ro1">
          <table:table-cell table:formula="of:=[.A138]+1" office:value-type="float" office:value="113" calcext:value-type="float">
            <text:p>113</text:p>
          </table:table-cell>
          <table:table-cell table:style-name="ce10" table:formula="of:=[.M139]*[.$B$20]" office:value-type="float" office:value="160928.457213603" calcext:value-type="float">
            <text:p>160928,46</text:p>
          </table:table-cell>
          <table:table-cell table:style-name="ce10" table:formula="of:=[.B139]-[.B138]" office:value-type="float" office:value="1382.90530025502" calcext:value-type="float">
            <text:p>1382,91</text:p>
          </table:table-cell>
          <table:table-cell table:style-name="ce34" table:formula="of:=(ROUND([.B139];0))+[.E139]" office:value-type="float" office:value="160928" calcext:value-type="float">
            <text:p>160928</text:p>
          </table:table-cell>
          <table:table-cell office:value-type="float" office:value="0" calcext:value-type="float">
            <text:p>0</text:p>
          </table:table-cell>
          <table:table-cell table:formula="of:=[.D139]-[.D138]" office:value-type="float" office:value="1382" calcext:value-type="float">
            <text:p>1382</text:p>
          </table:table-cell>
          <table:table-cell table:style-name="ce10" table:formula="of:=1000000*[.Q139]/[.C139]" office:value-type="float" office:value="51922.1447436963" calcext:value-type="float">
            <text:p>51922,14</text:p>
          </table:table-cell>
          <table:table-cell table:style-name="ce34" table:formula="of:=([.G139]-MOD([.G139];4))+4*[.I139]" office:value-type="float" office:value="51920" calcext:value-type="float">
            <text:p>519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39]" office:value-type="float" office:value="33.9" calcext:value-type="float">
            <text:p>33,90</text:p>
          </table:table-cell>
          <table:table-cell table:style-name="ce43" table:formula="of:=2*(DEGREES(ASIN(([.O139]*0.5)/[.$B$4])))" office:value-type="float" office:value="33.8999007751087" calcext:value-type="float">
            <text:p>33,8999</text:p>
          </table:table-cell>
          <table:table-cell table:style-name="ce43" table:formula="of:=[.K139]-[.K138]" office:value-type="float" office:value="0.299803608127895" calcext:value-type="float">
            <text:p>0,2998</text:p>
          </table:table-cell>
          <table:table-cell table:style-name="ce10" table:formula="of:=(SIN((RADIANS(([.J139])*0.5)))*[.$B$4]*2)" office:value-type="float" office:value="134.107047678003" calcext:value-type="float">
            <text:p>134,11</text:p>
          </table:table-cell>
          <table:table-cell table:style-name="ce10" table:formula="of:=(SIN((RADIANS(([.J139])*0.5)))*[.$B$4]*2)-[.M138]" office:value-type="float" office:value="1.15242108354585" calcext:value-type="float">
            <text:p>1,15</text:p>
          </table:table-cell>
          <table:table-cell table:style-name="ce13" table:formula="of:=[.D139]/[.$B$20]" office:value-type="float" office:value="134.106666666667" calcext:value-type="float">
            <text:p>134,11</text:p>
          </table:table-cell>
          <table:table-cell table:style-name="ce13" table:formula="of:=[.F139]/[.$B$20]" office:value-type="float" office:value="1.15166666666667" calcext:value-type="float">
            <text:p>1,15</text:p>
          </table:table-cell>
          <table:table-cell table:style-name="ce10" table:formula="of:=([.$B$21]*([.J139]-[.J138]))/360" office:value-type="float" office:value="71.803409166666" calcext:value-type="float">
            <text:p>71,80</text:p>
          </table:table-cell>
          <table:table-cell table:style-name="ce10" table:formula="of:=[.A139]*(([.$B$21]*([.K139]-[.K138]))/360)" office:value-type="float" office:value="8108.4736309256" calcext:value-type="float">
            <text:p>8108,47</text:p>
          </table:table-cell>
          <table:table-cell table:style-name="ce20" table:formula="of:=[.H139]*([.F139]/1000000)" office:value-type="float" office:value="71.75344" calcext:value-type="float">
            <text:p>71,75</text:p>
          </table:table-cell>
          <table:table-cell table:style-name="ce20" table:formula="of:=[.S139]+[.T138]" office:value-type="float" office:value="8113.71712" calcext:value-type="float">
            <text:p>8113,72</text:p>
          </table:table-cell>
          <table:table-cell table:style-name="ce61" table:formula="of:=1000000*([.R139]-[.T139])" office:value-type="float" office:value="-5243489.07440435" calcext:value-type="float">
            <text:p>-5243489,07</text:p>
          </table:table-cell>
          <table:table-cell table:style-name="ce61" table:formula="of:=([.J139]-[.K139])*3600" office:value-type="float" office:value="0.357209608682751" calcext:value-type="float">
            <text:p>0,36</text:p>
          </table:table-cell>
          <table:table-cell table:style-name="ce61" table:formula="of:=1000*([.M139]-[.O139])" office:value-type="float" office:value="0.381011336003212" calcext:value-type="float">
            <text:p>0,38</text:p>
          </table:table-cell>
          <table:table-cell table:number-columns-repeated="1001"/>
        </table:table-row>
        <table:table-row table:style-name="ro1">
          <table:table-cell table:formula="of:=[.A139]+1" office:value-type="float" office:value="114" calcext:value-type="float">
            <text:p>114</text:p>
          </table:table-cell>
          <table:table-cell table:style-name="ce10" table:formula="of:=[.M140]*[.$B$20]" office:value-type="float" office:value="162310.259528232" calcext:value-type="float">
            <text:p>162310,26</text:p>
          </table:table-cell>
          <table:table-cell table:style-name="ce10" table:formula="of:=[.B140]-[.B139]" office:value-type="float" office:value="1381.80231462841" calcext:value-type="float">
            <text:p>1381,80</text:p>
          </table:table-cell>
          <table:table-cell table:style-name="ce34" table:formula="of:=(ROUND([.B140];0))+[.E140]" office:value-type="float" office:value="162310" calcext:value-type="float">
            <text:p>162310</text:p>
          </table:table-cell>
          <table:table-cell office:value-type="float" office:value="0" calcext:value-type="float">
            <text:p>0</text:p>
          </table:table-cell>
          <table:table-cell table:formula="of:=[.D140]-[.D139]" office:value-type="float" office:value="1382" calcext:value-type="float">
            <text:p>1382</text:p>
          </table:table-cell>
          <table:table-cell table:style-name="ce10" table:formula="of:=1000000*[.Q140]/[.C140]" office:value-type="float" office:value="51963.5901651931" calcext:value-type="float">
            <text:p>51963,59</text:p>
          </table:table-cell>
          <table:table-cell table:style-name="ce34" table:formula="of:=([.G140]-MOD([.G140];4))+4*[.I140]" office:value-type="float" office:value="51960" calcext:value-type="float">
            <text:p>519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0]" office:value-type="float" office:value="34.2" calcext:value-type="float">
            <text:p>34,20</text:p>
          </table:table-cell>
          <table:table-cell table:style-name="ce43" table:formula="of:=2*(DEGREES(ASIN(([.O140]*0.5)/[.$B$4])))" office:value-type="float" office:value="34.1999436317862" calcext:value-type="float">
            <text:p>34,1999</text:p>
          </table:table-cell>
          <table:table-cell table:style-name="ce43" table:formula="of:=[.K140]-[.K139]" office:value-type="float" office:value="0.3000428566775" calcext:value-type="float">
            <text:p>0,3000</text:p>
          </table:table-cell>
          <table:table-cell table:style-name="ce10" table:formula="of:=(SIN((RADIANS(([.J140])*0.5)))*[.$B$4]*2)" office:value-type="float" office:value="135.25854960686" calcext:value-type="float">
            <text:p>135,26</text:p>
          </table:table-cell>
          <table:table-cell table:style-name="ce10" table:formula="of:=(SIN((RADIANS(([.J140])*0.5)))*[.$B$4]*2)-[.M139]" office:value-type="float" office:value="1.15150192885702" calcext:value-type="float">
            <text:p>1,15</text:p>
          </table:table-cell>
          <table:table-cell table:style-name="ce13" table:formula="of:=[.D140]/[.$B$20]" office:value-type="float" office:value="135.258333333333" calcext:value-type="float">
            <text:p>135,26</text:p>
          </table:table-cell>
          <table:table-cell table:style-name="ce13" table:formula="of:=[.F140]/[.$B$20]" office:value-type="float" office:value="1.15166666666667" calcext:value-type="float">
            <text:p>1,15</text:p>
          </table:table-cell>
          <table:table-cell table:style-name="ce10" table:formula="of:=([.$B$21]*([.J140]-[.J139]))/360" office:value-type="float" office:value="71.803409166666" calcext:value-type="float">
            <text:p>71,80</text:p>
          </table:table-cell>
          <table:table-cell table:style-name="ce10" table:formula="of:=[.A140]*(([.$B$21]*([.K140]-[.K139]))/360)" office:value-type="float" office:value="8186.75800210902" calcext:value-type="float">
            <text:p>8186,76</text:p>
          </table:table-cell>
          <table:table-cell table:style-name="ce20" table:formula="of:=[.H140]*([.F140]/1000000)" office:value-type="float" office:value="71.80872" calcext:value-type="float">
            <text:p>71,81</text:p>
          </table:table-cell>
          <table:table-cell table:style-name="ce20" table:formula="of:=[.S140]+[.T139]" office:value-type="float" office:value="8185.52584" calcext:value-type="float">
            <text:p>8185,53</text:p>
          </table:table-cell>
          <table:table-cell table:style-name="ce61" table:formula="of:=1000000*([.R140]-[.T140])" office:value-type="float" office:value="1232162.10901683" calcext:value-type="float">
            <text:p>1232162,11</text:p>
          </table:table-cell>
          <table:table-cell table:style-name="ce61" table:formula="of:=([.J140]-[.K140])*3600" office:value-type="float" office:value="0.202925569698209" calcext:value-type="float">
            <text:p>0,20</text:p>
          </table:table-cell>
          <table:table-cell table:style-name="ce61" table:formula="of:=1000*([.M140]-[.O140])" office:value-type="float" office:value="0.216273526973509" calcext:value-type="float">
            <text:p>0,22</text:p>
          </table:table-cell>
          <table:table-cell table:number-columns-repeated="1001"/>
        </table:table-row>
        <table:table-row table:style-name="ro1">
          <table:table-cell table:formula="of:=[.A140]+1" office:value-type="float" office:value="115" calcext:value-type="float">
            <text:p>115</text:p>
          </table:table-cell>
          <table:table-cell table:style-name="ce10" table:formula="of:=[.M141]*[.$B$20]" office:value-type="float" office:value="163690.949386515" calcext:value-type="float">
            <text:p>163690,95</text:p>
          </table:table-cell>
          <table:table-cell table:style-name="ce10" table:formula="of:=[.B141]-[.B140]" office:value-type="float" office:value="1380.68985828341" calcext:value-type="float">
            <text:p>1380,69</text:p>
          </table:table-cell>
          <table:table-cell table:style-name="ce34" table:formula="of:=(ROUND([.B141];0))+[.E141]" office:value-type="float" office:value="163691" calcext:value-type="float">
            <text:p>163691</text:p>
          </table:table-cell>
          <table:table-cell office:value-type="float" office:value="0" calcext:value-type="float">
            <text:p>0</text:p>
          </table:table-cell>
          <table:table-cell table:formula="of:=[.D141]-[.D140]" office:value-type="float" office:value="1381" calcext:value-type="float">
            <text:p>1381</text:p>
          </table:table-cell>
          <table:table-cell table:style-name="ce10" table:formula="of:=1000000*[.Q141]/[.C141]" office:value-type="float" office:value="52005.4585292164" calcext:value-type="float">
            <text:p>52005,46</text:p>
          </table:table-cell>
          <table:table-cell table:style-name="ce34" table:formula="of:=([.G141]-MOD([.G141];4))+4*[.I141]" office:value-type="float" office:value="52004" calcext:value-type="float">
            <text:p>520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1]" office:value-type="float" office:value="34.5" calcext:value-type="float">
            <text:p>34,50</text:p>
          </table:table-cell>
          <table:table-cell table:style-name="ce43" table:formula="of:=2*(DEGREES(ASIN(([.O141]*0.5)/[.$B$4])))" office:value-type="float" office:value="34.5000110018915" calcext:value-type="float">
            <text:p>34,5000</text:p>
          </table:table-cell>
          <table:table-cell table:style-name="ce43" table:formula="of:=[.K141]-[.K140]" office:value-type="float" office:value="0.300067370105303" calcext:value-type="float">
            <text:p>0,3001</text:p>
          </table:table-cell>
          <table:table-cell table:style-name="ce10" table:formula="of:=(SIN((RADIANS(([.J141])*0.5)))*[.$B$4]*2)" office:value-type="float" office:value="136.409124488763" calcext:value-type="float">
            <text:p>136,41</text:p>
          </table:table-cell>
          <table:table-cell table:style-name="ce10" table:formula="of:=(SIN((RADIANS(([.J141])*0.5)))*[.$B$4]*2)-[.M140]" office:value-type="float" office:value="1.15057488190283" calcext:value-type="float">
            <text:p>1,15</text:p>
          </table:table-cell>
          <table:table-cell table:style-name="ce13" table:formula="of:=[.D141]/[.$B$20]" office:value-type="float" office:value="136.409166666667" calcext:value-type="float">
            <text:p>136,41</text:p>
          </table:table-cell>
          <table:table-cell table:style-name="ce13" table:formula="of:=[.F141]/[.$B$20]" office:value-type="float" office:value="1.15083333333333" calcext:value-type="float">
            <text:p>1,15</text:p>
          </table:table-cell>
          <table:table-cell table:style-name="ce10" table:formula="of:=([.$B$21]*([.J141]-[.J140]))/360" office:value-type="float" office:value="71.8034091666677" calcext:value-type="float">
            <text:p>71,80</text:p>
          </table:table-cell>
          <table:table-cell table:style-name="ce10" table:formula="of:=[.A141]*(([.$B$21]*([.K141]-[.K140]))/360)" office:value-type="float" office:value="8259.24639207406" calcext:value-type="float">
            <text:p>8259,25</text:p>
          </table:table-cell>
          <table:table-cell table:style-name="ce20" table:formula="of:=[.H141]*([.F141]/1000000)" office:value-type="float" office:value="71.817524" calcext:value-type="float">
            <text:p>71,82</text:p>
          </table:table-cell>
          <table:table-cell table:style-name="ce20" table:formula="of:=[.S141]+[.T140]" office:value-type="float" office:value="8257.343364" calcext:value-type="float">
            <text:p>8257,34</text:p>
          </table:table-cell>
          <table:table-cell table:style-name="ce61" table:formula="of:=1000000*([.R141]-[.T141])" office:value-type="float" office:value="1903028.07405715" calcext:value-type="float">
            <text:p>1903028,07</text:p>
          </table:table-cell>
          <table:table-cell table:style-name="ce61" table:formula="of:=([.J141]-[.K141])*3600" office:value-type="float" office:value="-0.0396068094033808" calcext:value-type="float">
            <text:p>-0,04</text:p>
          </table:table-cell>
          <table:table-cell table:style-name="ce61" table:formula="of:=1000*([.M141]-[.O141])" office:value-type="float" office:value="-0.0421779039925241" calcext:value-type="float">
            <text:p>-0,04</text:p>
          </table:table-cell>
          <table:table-cell table:number-columns-repeated="1001"/>
        </table:table-row>
        <table:table-row table:style-name="ro1">
          <table:table-cell table:formula="of:=[.A141]+1" office:value-type="float" office:value="116" calcext:value-type="float">
            <text:p>116</text:p>
          </table:table-cell>
          <table:table-cell table:style-name="ce10" table:formula="of:=[.M142]*[.$B$20]" office:value-type="float" office:value="165070.51732536" calcext:value-type="float">
            <text:p>165070,52</text:p>
          </table:table-cell>
          <table:table-cell table:style-name="ce10" table:formula="of:=[.B142]-[.B141]" office:value-type="float" office:value="1379.56793884464" calcext:value-type="float">
            <text:p>1379,57</text:p>
          </table:table-cell>
          <table:table-cell table:style-name="ce34" table:formula="of:=(ROUND([.B142];0))+[.E142]" office:value-type="float" office:value="165071" calcext:value-type="float">
            <text:p>165071</text:p>
          </table:table-cell>
          <table:table-cell office:value-type="float" office:value="0" calcext:value-type="float">
            <text:p>0</text:p>
          </table:table-cell>
          <table:table-cell table:formula="of:=[.D142]-[.D141]" office:value-type="float" office:value="1380" calcext:value-type="float">
            <text:p>1380</text:p>
          </table:table-cell>
          <table:table-cell table:style-name="ce10" table:formula="of:=1000000*[.Q142]/[.C142]" office:value-type="float" office:value="52047.7514335392" calcext:value-type="float">
            <text:p>52047,75</text:p>
          </table:table-cell>
          <table:table-cell table:style-name="ce34" table:formula="of:=([.G142]-MOD([.G142];4))+4*[.I142]" office:value-type="float" office:value="52044" calcext:value-type="float">
            <text:p>520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2]" office:value-type="float" office:value="34.8" calcext:value-type="float">
            <text:p>34,80</text:p>
          </table:table-cell>
          <table:table-cell table:style-name="ce43" table:formula="of:=2*(DEGREES(ASIN(([.O142]*0.5)/[.$B$4])))" office:value-type="float" office:value="34.8001050050841" calcext:value-type="float">
            <text:p>34,8001</text:p>
          </table:table-cell>
          <table:table-cell table:style-name="ce43" table:formula="of:=[.K142]-[.K141]" office:value-type="float" office:value="0.300094003192598" calcext:value-type="float">
            <text:p>0,3001</text:p>
          </table:table-cell>
          <table:table-cell table:style-name="ce10" table:formula="of:=(SIN((RADIANS(([.J142])*0.5)))*[.$B$4]*2)" office:value-type="float" office:value="137.5587644378" calcext:value-type="float">
            <text:p>137,56</text:p>
          </table:table-cell>
          <table:table-cell table:style-name="ce10" table:formula="of:=(SIN((RADIANS(([.J142])*0.5)))*[.$B$4]*2)-[.M141]" office:value-type="float" office:value="1.14963994903721" calcext:value-type="float">
            <text:p>1,15</text:p>
          </table:table-cell>
          <table:table-cell table:style-name="ce13" table:formula="of:=[.D142]/[.$B$20]" office:value-type="float" office:value="137.559166666667" calcext:value-type="float">
            <text:p>137,56</text:p>
          </table:table-cell>
          <table:table-cell table:style-name="ce13" table:formula="of:=[.F142]/[.$B$20]" office:value-type="float" office:value="1.15" calcext:value-type="float">
            <text:p>1,15</text:p>
          </table:table-cell>
          <table:table-cell table:style-name="ce10" table:formula="of:=([.$B$21]*([.J142]-[.J141]))/360" office:value-type="float" office:value="71.803409166666" calcext:value-type="float">
            <text:p>71,80</text:p>
          </table:table-cell>
          <table:table-cell table:style-name="ce10" table:formula="of:=[.A142]*(([.$B$21]*([.K142]-[.K141]))/360)" office:value-type="float" office:value="8331.80536655108" calcext:value-type="float">
            <text:p>8331,81</text:p>
          </table:table-cell>
          <table:table-cell table:style-name="ce20" table:formula="of:=[.H142]*([.F142]/1000000)" office:value-type="float" office:value="71.82072" calcext:value-type="float">
            <text:p>71,82</text:p>
          </table:table-cell>
          <table:table-cell table:style-name="ce20" table:formula="of:=[.S142]+[.T141]" office:value-type="float" office:value="8329.164084" calcext:value-type="float">
            <text:p>8329,16</text:p>
          </table:table-cell>
          <table:table-cell table:style-name="ce61" table:formula="of:=1000000*([.R142]-[.T142])" office:value-type="float" office:value="2641282.55107789" calcext:value-type="float">
            <text:p>2641282,55</text:p>
          </table:table-cell>
          <table:table-cell table:style-name="ce61" table:formula="of:=([.J142]-[.K142])*3600" office:value-type="float" office:value="-0.378018302765781" calcext:value-type="float">
            <text:p>-0,38</text:p>
          </table:table-cell>
          <table:table-cell table:style-name="ce61" table:formula="of:=1000*([.M142]-[.O142])" office:value-type="float" office:value="-0.402228867017129" calcext:value-type="float">
            <text:p>-0,40</text:p>
          </table:table-cell>
          <table:table-cell table:number-columns-repeated="1001"/>
        </table:table-row>
        <table:table-row table:style-name="ro1">
          <table:table-cell table:formula="of:=[.A142]+1" office:value-type="float" office:value="117" calcext:value-type="float">
            <text:p>117</text:p>
          </table:table-cell>
          <table:table-cell table:style-name="ce10" table:formula="of:=[.M143]*[.$B$20]" office:value-type="float" office:value="166448.953889362" calcext:value-type="float">
            <text:p>166448,95</text:p>
          </table:table-cell>
          <table:table-cell table:style-name="ce10" table:formula="of:=[.B143]-[.B142]" office:value-type="float" office:value="1378.43656400181" calcext:value-type="float">
            <text:p>1378,44</text:p>
          </table:table-cell>
          <table:table-cell table:style-name="ce34" table:formula="of:=(ROUND([.B143];0))+[.E143]" office:value-type="float" office:value="166449" calcext:value-type="float">
            <text:p>166449</text:p>
          </table:table-cell>
          <table:table-cell office:value-type="float" office:value="0" calcext:value-type="float">
            <text:p>0</text:p>
          </table:table-cell>
          <table:table-cell table:formula="of:=[.D143]-[.D142]" office:value-type="float" office:value="1378" calcext:value-type="float">
            <text:p>1378</text:p>
          </table:table-cell>
          <table:table-cell table:style-name="ce10" table:formula="of:=1000000*[.Q143]/[.C143]" office:value-type="float" office:value="52090.4704952193" calcext:value-type="float">
            <text:p>52090,47</text:p>
          </table:table-cell>
          <table:table-cell table:style-name="ce34" table:formula="of:=([.G143]-MOD([.G143];4))+4*[.I143]" office:value-type="float" office:value="52088" calcext:value-type="float">
            <text:p>520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3]" office:value-type="float" office:value="35.1" calcext:value-type="float">
            <text:p>35,10</text:p>
          </table:table-cell>
          <table:table-cell table:style-name="ce43" table:formula="of:=2*(DEGREES(ASIN(([.O143]*0.5)/[.$B$4])))" office:value-type="float" office:value="35.1000100395643" calcext:value-type="float">
            <text:p>35,1000</text:p>
          </table:table-cell>
          <table:table-cell table:style-name="ce43" table:formula="of:=[.K143]-[.K142]" office:value-type="float" office:value="0.299905034480204" calcext:value-type="float">
            <text:p>0,2999</text:p>
          </table:table-cell>
          <table:table-cell table:style-name="ce10" table:formula="of:=(SIN((RADIANS(([.J143])*0.5)))*[.$B$4]*2)" office:value-type="float" office:value="138.707461574468" calcext:value-type="float">
            <text:p>138,71</text:p>
          </table:table-cell>
          <table:table-cell table:style-name="ce10" table:formula="of:=(SIN((RADIANS(([.J143])*0.5)))*[.$B$4]*2)-[.M142]" office:value-type="float" office:value="1.14869713666818" calcext:value-type="float">
            <text:p>1,15</text:p>
          </table:table-cell>
          <table:table-cell table:style-name="ce13" table:formula="of:=[.D143]/[.$B$20]" office:value-type="float" office:value="138.7075" calcext:value-type="float">
            <text:p>138,71</text:p>
          </table:table-cell>
          <table:table-cell table:style-name="ce13" table:formula="of:=[.F143]/[.$B$20]" office:value-type="float" office:value="1.14833333333333" calcext:value-type="float">
            <text:p>1,15</text:p>
          </table:table-cell>
          <table:table-cell table:style-name="ce10" table:formula="of:=([.$B$21]*([.J143]-[.J142]))/360" office:value-type="float" office:value="71.8034091666677" calcext:value-type="float">
            <text:p>71,80</text:p>
          </table:table-cell>
          <table:table-cell table:style-name="ce10" table:formula="of:=[.A143]*(([.$B$21]*([.K143]-[.K142]))/360)" office:value-type="float" office:value="8398.3395217509" calcext:value-type="float">
            <text:p>8398,34</text:p>
          </table:table-cell>
          <table:table-cell table:style-name="ce20" table:formula="of:=[.H143]*([.F143]/1000000)" office:value-type="float" office:value="71.777264" calcext:value-type="float">
            <text:p>71,78</text:p>
          </table:table-cell>
          <table:table-cell table:style-name="ce20" table:formula="of:=[.S143]+[.T142]" office:value-type="float" office:value="8400.941348" calcext:value-type="float">
            <text:p>8400,94</text:p>
          </table:table-cell>
          <table:table-cell table:style-name="ce61" table:formula="of:=1000000*([.R143]-[.T143])" office:value-type="float" office:value="-2601826.2491034" calcext:value-type="float">
            <text:p>-2601826,25</text:p>
          </table:table-cell>
          <table:table-cell table:style-name="ce61" table:formula="of:=([.J143]-[.K143])*3600" office:value-type="float" office:value="-0.0361424314860415" calcext:value-type="float">
            <text:p>-0,04</text:p>
          </table:table-cell>
          <table:table-cell table:style-name="ce61" table:formula="of:=1000*([.M143]-[.O143])" office:value-type="float" office:value="-0.038425532011388" calcext:value-type="float">
            <text:p>-0,04</text:p>
          </table:table-cell>
          <table:table-cell table:number-columns-repeated="1001"/>
        </table:table-row>
        <table:table-row table:style-name="ro1">
          <table:table-cell table:formula="of:=[.A143]+1" office:value-type="float" office:value="118" calcext:value-type="float">
            <text:p>118</text:p>
          </table:table-cell>
          <table:table-cell table:style-name="ce10" table:formula="of:=[.M144]*[.$B$20]" office:value-type="float" office:value="167826.249630871" calcext:value-type="float">
            <text:p>167826,25</text:p>
          </table:table-cell>
          <table:table-cell table:style-name="ce10" table:formula="of:=[.B144]-[.B143]" office:value-type="float" office:value="1377.29574150898" calcext:value-type="float">
            <text:p>1377,30</text:p>
          </table:table-cell>
          <table:table-cell table:style-name="ce34" table:formula="of:=(ROUND([.B144];0))+[.E144]" office:value-type="float" office:value="167826" calcext:value-type="float">
            <text:p>167826</text:p>
          </table:table-cell>
          <table:table-cell office:value-type="float" office:value="0" calcext:value-type="float">
            <text:p>0</text:p>
          </table:table-cell>
          <table:table-cell table:formula="of:=[.D144]-[.D143]" office:value-type="float" office:value="1377" calcext:value-type="float">
            <text:p>1377</text:p>
          </table:table-cell>
          <table:table-cell table:style-name="ce10" table:formula="of:=1000000*[.Q144]/[.C144]" office:value-type="float" office:value="52133.6173507642" calcext:value-type="float">
            <text:p>52133,62</text:p>
          </table:table-cell>
          <table:table-cell table:style-name="ce34" table:formula="of:=([.G144]-MOD([.G144];4))+4*[.I144]" office:value-type="float" office:value="52132" calcext:value-type="float">
            <text:p>521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4]" office:value-type="float" office:value="35.4" calcext:value-type="float">
            <text:p>35,40</text:p>
          </table:table-cell>
          <table:table-cell table:style-name="ce43" table:formula="of:=2*(DEGREES(ASIN(([.O144]*0.5)/[.$B$4])))" office:value-type="float" office:value="35.3999456032187" calcext:value-type="float">
            <text:p>35,3999</text:p>
          </table:table-cell>
          <table:table-cell table:style-name="ce43" table:formula="of:=[.K144]-[.K143]" office:value-type="float" office:value="0.299935563654394" calcext:value-type="float">
            <text:p>0,2999</text:p>
          </table:table-cell>
          <table:table-cell table:style-name="ce10" table:formula="of:=(SIN((RADIANS(([.J144])*0.5)))*[.$B$4]*2)" office:value-type="float" office:value="139.855208025726" calcext:value-type="float">
            <text:p>139,86</text:p>
          </table:table-cell>
          <table:table-cell table:style-name="ce10" table:formula="of:=(SIN((RADIANS(([.J144])*0.5)))*[.$B$4]*2)-[.M143]" office:value-type="float" office:value="1.14774645125749" calcext:value-type="float">
            <text:p>1,15</text:p>
          </table:table-cell>
          <table:table-cell table:style-name="ce13" table:formula="of:=[.D144]/[.$B$20]" office:value-type="float" office:value="139.855" calcext:value-type="float">
            <text:p>139,86</text:p>
          </table:table-cell>
          <table:table-cell table:style-name="ce13" table:formula="of:=[.F144]/[.$B$20]" office:value-type="float" office:value="1.1475" calcext:value-type="float">
            <text:p>1,15</text:p>
          </table:table-cell>
          <table:table-cell table:style-name="ce10" table:formula="of:=([.$B$21]*([.J144]-[.J143]))/360" office:value-type="float" office:value="71.803409166666" calcext:value-type="float">
            <text:p>71,80</text:p>
          </table:table-cell>
          <table:table-cell table:style-name="ce10" table:formula="of:=[.A144]*(([.$B$21]*([.K144]-[.K143]))/360)" office:value-type="float" office:value="8470.98242694642" calcext:value-type="float">
            <text:p>8470,98</text:p>
          </table:table-cell>
          <table:table-cell table:style-name="ce20" table:formula="of:=[.H144]*([.F144]/1000000)" office:value-type="float" office:value="71.785764" calcext:value-type="float">
            <text:p>71,79</text:p>
          </table:table-cell>
          <table:table-cell table:style-name="ce20" table:formula="of:=[.S144]+[.T143]" office:value-type="float" office:value="8472.72711200001" calcext:value-type="float">
            <text:p>8472,73</text:p>
          </table:table-cell>
          <table:table-cell table:style-name="ce61" table:formula="of:=1000000*([.R144]-[.T144])" office:value-type="float" office:value="-1744685.05358345" calcext:value-type="float">
            <text:p>-1744685,05</text:p>
          </table:table-cell>
          <table:table-cell table:style-name="ce61" table:formula="of:=([.J144]-[.K144])*3600" office:value-type="float" office:value="0.195828412685728" calcext:value-type="float">
            <text:p>0,20</text:p>
          </table:table-cell>
          <table:table-cell table:style-name="ce61" table:formula="of:=1000*([.M144]-[.O144])" office:value-type="float" office:value="0.208025726010419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144]+1" office:value-type="float" office:value="119" calcext:value-type="float">
            <text:p>119</text:p>
          </table:table-cell>
          <table:table-cell table:style-name="ce10" table:formula="of:=[.M145]*[.$B$20]" office:value-type="float" office:value="169202.395110056" calcext:value-type="float">
            <text:p>169202,40</text:p>
          </table:table-cell>
          <table:table-cell table:style-name="ce10" table:formula="of:=[.B145]-[.B144]" office:value-type="float" office:value="1376.14547918548" calcext:value-type="float">
            <text:p>1376,15</text:p>
          </table:table-cell>
          <table:table-cell table:style-name="ce34" table:formula="of:=(ROUND([.B145];0))+[.E145]" office:value-type="float" office:value="169202" calcext:value-type="float">
            <text:p>169202</text:p>
          </table:table-cell>
          <table:table-cell office:value-type="float" office:value="0" calcext:value-type="float">
            <text:p>0</text:p>
          </table:table-cell>
          <table:table-cell table:formula="of:=[.D145]-[.D144]" office:value-type="float" office:value="1376" calcext:value-type="float">
            <text:p>1376</text:p>
          </table:table-cell>
          <table:table-cell table:style-name="ce10" table:formula="of:=1000000*[.Q145]/[.C145]" office:value-type="float" office:value="52177.1936562735" calcext:value-type="float">
            <text:p>52177,19</text:p>
          </table:table-cell>
          <table:table-cell table:style-name="ce34" table:formula="of:=([.G145]-MOD([.G145];4))+4*[.I145]" office:value-type="float" office:value="52176" calcext:value-type="float">
            <text:p>521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5]" office:value-type="float" office:value="35.7" calcext:value-type="float">
            <text:p>35,70</text:p>
          </table:table-cell>
          <table:table-cell table:style-name="ce43" table:formula="of:=2*(DEGREES(ASIN(([.O145]*0.5)/[.$B$4])))" office:value-type="float" office:value="35.6999138297263" calcext:value-type="float">
            <text:p>35,6999</text:p>
          </table:table-cell>
          <table:table-cell table:style-name="ce43" table:formula="of:=[.K145]-[.K144]" office:value-type="float" office:value="0.299968226507602" calcext:value-type="float">
            <text:p>0,3000</text:p>
          </table:table-cell>
          <table:table-cell table:style-name="ce10" table:formula="of:=(SIN((RADIANS(([.J145])*0.5)))*[.$B$4]*2)" office:value-type="float" office:value="141.001995925047" calcext:value-type="float">
            <text:p>141,00</text:p>
          </table:table-cell>
          <table:table-cell table:style-name="ce10" table:formula="of:=(SIN((RADIANS(([.J145])*0.5)))*[.$B$4]*2)-[.M144]" office:value-type="float" office:value="1.14678789932123" calcext:value-type="float">
            <text:p>1,15</text:p>
          </table:table-cell>
          <table:table-cell table:style-name="ce13" table:formula="of:=[.D145]/[.$B$20]" office:value-type="float" office:value="141.001666666667" calcext:value-type="float">
            <text:p>141,00</text:p>
          </table:table-cell>
          <table:table-cell table:style-name="ce13" table:formula="of:=[.F145]/[.$B$20]" office:value-type="float" office:value="1.14666666666667" calcext:value-type="float">
            <text:p>1,15</text:p>
          </table:table-cell>
          <table:table-cell table:style-name="ce10" table:formula="of:=([.$B$21]*([.J145]-[.J144]))/360" office:value-type="float" office:value="71.803409166666" calcext:value-type="float">
            <text:p>71,80</text:p>
          </table:table-cell>
          <table:table-cell table:style-name="ce10" table:formula="of:=[.A145]*(([.$B$21]*([.K145]-[.K144]))/360)" office:value-type="float" office:value="8543.70071762012" calcext:value-type="float">
            <text:p>8543,70</text:p>
          </table:table-cell>
          <table:table-cell table:style-name="ce20" table:formula="of:=[.H145]*([.F145]/1000000)" office:value-type="float" office:value="71.794176" calcext:value-type="float">
            <text:p>71,79</text:p>
          </table:table-cell>
          <table:table-cell table:style-name="ce20" table:formula="of:=[.S145]+[.T144]" office:value-type="float" office:value="8544.521288" calcext:value-type="float">
            <text:p>8544,52</text:p>
          </table:table-cell>
          <table:table-cell table:style-name="ce61" table:formula="of:=1000000*([.R145]-[.T145])" office:value-type="float" office:value="-820570.379881247" calcext:value-type="float">
            <text:p>-820570,38</text:p>
          </table:table-cell>
          <table:table-cell table:style-name="ce61" table:formula="of:=([.J145]-[.K145])*3600" office:value-type="float" office:value="0.310212985334601" calcext:value-type="float">
            <text:p>0,31</text:p>
          </table:table-cell>
          <table:table-cell table:style-name="ce61" table:formula="of:=1000*([.M145]-[.O145])" office:value-type="float" office:value="0.32925837999187" calcext:value-type="float">
            <text:p>0,33</text:p>
          </table:table-cell>
          <table:table-cell table:number-columns-repeated="1001"/>
        </table:table-row>
        <table:table-row table:style-name="ro1">
          <table:table-cell table:formula="of:=[.A145]+1" office:value-type="float" office:value="120" calcext:value-type="float">
            <text:p>120</text:p>
          </table:table-cell>
          <table:table-cell table:style-name="ce10" table:formula="of:=[.M146]*[.$B$20]" office:value-type="float" office:value="170577.380894971" calcext:value-type="float">
            <text:p>170577,38</text:p>
          </table:table-cell>
          <table:table-cell table:style-name="ce10" table:formula="of:=[.B146]-[.B145]" office:value-type="float" office:value="1374.98578491487" calcext:value-type="float">
            <text:p>1374,99</text:p>
          </table:table-cell>
          <table:table-cell table:style-name="ce34" table:formula="of:=(ROUND([.B146];0))+[.E146]" office:value-type="float" office:value="170577" calcext:value-type="float">
            <text:p>170577</text:p>
          </table:table-cell>
          <table:table-cell office:value-type="float" office:value="0" calcext:value-type="float">
            <text:p>0</text:p>
          </table:table-cell>
          <table:table-cell table:formula="of:=[.D146]-[.D145]" office:value-type="float" office:value="1375" calcext:value-type="float">
            <text:p>1375</text:p>
          </table:table-cell>
          <table:table-cell table:style-name="ce10" table:formula="of:=1000000*[.Q146]/[.C146]" office:value-type="float" office:value="52221.2010876268" calcext:value-type="float">
            <text:p>52221,20</text:p>
          </table:table-cell>
          <table:table-cell table:style-name="ce34" table:formula="of:=([.G146]-MOD([.G146];4))+4*[.I146]" office:value-type="float" office:value="52220" calcext:value-type="float">
            <text:p>522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6]" office:value-type="float" office:value="36" calcext:value-type="float">
            <text:p>36,00</text:p>
          </table:table-cell>
          <table:table-cell table:style-name="ce43" table:formula="of:=2*(DEGREES(ASIN(([.O146]*0.5)/[.$B$4])))" office:value-type="float" office:value="35.9999168595421" calcext:value-type="float">
            <text:p>35,9999</text:p>
          </table:table-cell>
          <table:table-cell table:style-name="ce43" table:formula="of:=[.K146]-[.K145]" office:value-type="float" office:value="0.300003029815798" calcext:value-type="float">
            <text:p>0,3000</text:p>
          </table:table-cell>
          <table:table-cell table:style-name="ce10" table:formula="of:=(SIN((RADIANS(([.J146])*0.5)))*[.$B$4]*2)" office:value-type="float" office:value="142.147817412476" calcext:value-type="float">
            <text:p>142,15</text:p>
          </table:table-cell>
          <table:table-cell table:style-name="ce10" table:formula="of:=(SIN((RADIANS(([.J146])*0.5)))*[.$B$4]*2)-[.M145]" office:value-type="float" office:value="1.14582148742906" calcext:value-type="float">
            <text:p>1,15</text:p>
          </table:table-cell>
          <table:table-cell table:style-name="ce13" table:formula="of:=[.D146]/[.$B$20]" office:value-type="float" office:value="142.1475" calcext:value-type="float">
            <text:p>142,15</text:p>
          </table:table-cell>
          <table:table-cell table:style-name="ce13" table:formula="of:=[.F146]/[.$B$20]" office:value-type="float" office:value="1.14583333333333" calcext:value-type="float">
            <text:p>1,15</text:p>
          </table:table-cell>
          <table:table-cell table:style-name="ce10" table:formula="of:=([.$B$21]*([.J146]-[.J145]))/360" office:value-type="float" office:value="71.8034091666677" calcext:value-type="float">
            <text:p>71,80</text:p>
          </table:table-cell>
          <table:table-cell table:style-name="ce10" table:formula="of:=[.A146]*(([.$B$21]*([.K146]-[.K145]))/360)" office:value-type="float" office:value="8616.49612044138" calcext:value-type="float">
            <text:p>8616,50</text:p>
          </table:table-cell>
          <table:table-cell table:style-name="ce20" table:formula="of:=[.H146]*([.F146]/1000000)" office:value-type="float" office:value="71.8025" calcext:value-type="float">
            <text:p>71,80</text:p>
          </table:table-cell>
          <table:table-cell table:style-name="ce20" table:formula="of:=[.S146]+[.T145]" office:value-type="float" office:value="8616.323788" calcext:value-type="float">
            <text:p>8616,32</text:p>
          </table:table-cell>
          <table:table-cell table:style-name="ce61" table:formula="of:=1000000*([.R146]-[.T146])" office:value-type="float" office:value="172332.441377876" calcext:value-type="float">
            <text:p>172332,44</text:p>
          </table:table-cell>
          <table:table-cell table:style-name="ce61" table:formula="of:=([.J146]-[.K146])*3600" office:value-type="float" office:value="0.299305648451309" calcext:value-type="float">
            <text:p>0,30</text:p>
          </table:table-cell>
          <table:table-cell table:style-name="ce61" table:formula="of:=1000*([.M146]-[.O146])" office:value-type="float" office:value="0.317412475993706" calcext:value-type="float">
            <text:p>0,32</text:p>
          </table:table-cell>
          <table:table-cell table:number-columns-repeated="1001"/>
        </table:table-row>
        <table:table-row table:style-name="ro1">
          <table:table-cell table:formula="of:=[.A146]+1" office:value-type="float" office:value="121" calcext:value-type="float">
            <text:p>121</text:p>
          </table:table-cell>
          <table:table-cell table:style-name="ce10" table:formula="of:=[.M147]*[.$B$20]" office:value-type="float" office:value="171951.197561617" calcext:value-type="float">
            <text:p>171951,20</text:p>
          </table:table-cell>
          <table:table-cell table:style-name="ce10" table:formula="of:=[.B147]-[.B146]" office:value-type="float" office:value="1373.8166666457" calcext:value-type="float">
            <text:p>1373,82</text:p>
          </table:table-cell>
          <table:table-cell table:style-name="ce34" table:formula="of:=(ROUND([.B147];0))+[.E147]" office:value-type="float" office:value="171951" calcext:value-type="float">
            <text:p>171951</text:p>
          </table:table-cell>
          <table:table-cell office:value-type="float" office:value="0" calcext:value-type="float">
            <text:p>0</text:p>
          </table:table-cell>
          <table:table-cell table:formula="of:=[.D147]-[.D146]" office:value-type="float" office:value="1374" calcext:value-type="float">
            <text:p>1374</text:p>
          </table:table-cell>
          <table:table-cell table:style-name="ce10" table:formula="of:=1000000*[.Q147]/[.C147]" office:value-type="float" office:value="52265.641340617" calcext:value-type="float">
            <text:p>52265,64</text:p>
          </table:table-cell>
          <table:table-cell table:style-name="ce34" table:formula="of:=([.G147]-MOD([.G147];4))+4*[.I147]" office:value-type="float" office:value="52264" calcext:value-type="float">
            <text:p>5226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7]" office:value-type="float" office:value="36.3" calcext:value-type="float">
            <text:p>36,30</text:p>
          </table:table-cell>
          <table:table-cell table:style-name="ce43" table:formula="of:=2*(DEGREES(ASIN(([.O147]*0.5)/[.$B$4])))" office:value-type="float" office:value="36.2999568400589" calcext:value-type="float">
            <text:p>36,3000</text:p>
          </table:table-cell>
          <table:table-cell table:style-name="ce43" table:formula="of:=[.K147]-[.K146]" office:value-type="float" office:value="0.3000399805168" calcext:value-type="float">
            <text:p>0,3000</text:p>
          </table:table-cell>
          <table:table-cell table:style-name="ce10" table:formula="of:=(SIN((RADIANS(([.J147])*0.5)))*[.$B$4]*2)" office:value-type="float" office:value="143.292664634681" calcext:value-type="float">
            <text:p>143,29</text:p>
          </table:table-cell>
          <table:table-cell table:style-name="ce10" table:formula="of:=(SIN((RADIANS(([.J147])*0.5)))*[.$B$4]*2)-[.M146]" office:value-type="float" office:value="1.14484722220473" calcext:value-type="float">
            <text:p>1,14</text:p>
          </table:table-cell>
          <table:table-cell table:style-name="ce13" table:formula="of:=[.D147]/[.$B$20]" office:value-type="float" office:value="143.2925" calcext:value-type="float">
            <text:p>143,29</text:p>
          </table:table-cell>
          <table:table-cell table:style-name="ce13" table:formula="of:=[.F147]/[.$B$20]" office:value-type="float" office:value="1.145" calcext:value-type="float">
            <text:p>1,15</text:p>
          </table:table-cell>
          <table:table-cell table:style-name="ce10" table:formula="of:=([.$B$21]*([.J147]-[.J146]))/360" office:value-type="float" office:value="71.803409166666" calcext:value-type="float">
            <text:p>71,80</text:p>
          </table:table-cell>
          <table:table-cell table:style-name="ce10" table:formula="of:=[.A147]*(([.$B$21]*([.K147]-[.K146]))/360)" office:value-type="float" office:value="8689.37037325395" calcext:value-type="float">
            <text:p>8689,37</text:p>
          </table:table-cell>
          <table:table-cell table:style-name="ce20" table:formula="of:=[.H147]*([.F147]/1000000)" office:value-type="float" office:value="71.810736" calcext:value-type="float">
            <text:p>71,81</text:p>
          </table:table-cell>
          <table:table-cell table:style-name="ce20" table:formula="of:=[.S147]+[.T146]" office:value-type="float" office:value="8688.134524" calcext:value-type="float">
            <text:p>8688,13</text:p>
          </table:table-cell>
          <table:table-cell table:style-name="ce61" table:formula="of:=1000000*([.R147]-[.T147])" office:value-type="float" office:value="1235849.25394971" calcext:value-type="float">
            <text:p>1235849,25</text:p>
          </table:table-cell>
          <table:table-cell table:style-name="ce61" table:formula="of:=([.J147]-[.K147])*3600" office:value-type="float" office:value="0.155375787960566" calcext:value-type="float">
            <text:p>0,16</text:p>
          </table:table-cell>
          <table:table-cell table:style-name="ce61" table:formula="of:=1000*([.M147]-[.O147])" office:value-type="float" office:value="0.164634680999143" calcext:value-type="float">
            <text:p>0,16</text:p>
          </table:table-cell>
          <table:table-cell table:number-columns-repeated="1001"/>
        </table:table-row>
        <table:table-row table:style-name="ro1">
          <table:table-cell table:formula="of:=[.A147]+1" office:value-type="float" office:value="122" calcext:value-type="float">
            <text:p>122</text:p>
          </table:table-cell>
          <table:table-cell table:style-name="ce10" table:formula="of:=[.M148]*[.$B$20]" office:value-type="float" office:value="173323.835694008" calcext:value-type="float">
            <text:p>173323,84</text:p>
          </table:table-cell>
          <table:table-cell table:style-name="ce10" table:formula="of:=[.B148]-[.B147]" office:value-type="float" office:value="1372.63813239086" calcext:value-type="float">
            <text:p>1372,64</text:p>
          </table:table-cell>
          <table:table-cell table:style-name="ce34" table:formula="of:=(ROUND([.B148];0))+[.E148]" office:value-type="float" office:value="173324" calcext:value-type="float">
            <text:p>173324</text:p>
          </table:table-cell>
          <table:table-cell office:value-type="float" office:value="0" calcext:value-type="float">
            <text:p>0</text:p>
          </table:table-cell>
          <table:table-cell table:formula="of:=[.D148]-[.D147]" office:value-type="float" office:value="1373" calcext:value-type="float">
            <text:p>1373</text:p>
          </table:table-cell>
          <table:table-cell table:style-name="ce10" table:formula="of:=1000000*[.Q148]/[.C148]" office:value-type="float" office:value="52310.516131153" calcext:value-type="float">
            <text:p>52310,52</text:p>
          </table:table-cell>
          <table:table-cell table:style-name="ce34" table:formula="of:=([.G148]-MOD([.G148];4))+4*[.I148]" office:value-type="float" office:value="52308" calcext:value-type="float">
            <text:p>523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8]" office:value-type="float" office:value="36.6" calcext:value-type="float">
            <text:p>36,60</text:p>
          </table:table-cell>
          <table:table-cell table:style-name="ce43" table:formula="of:=2*(DEGREES(ASIN(([.O148]*0.5)/[.$B$4])))" office:value-type="float" office:value="36.6000359257707" calcext:value-type="float">
            <text:p>36,6000</text:p>
          </table:table-cell>
          <table:table-cell table:style-name="ce43" table:formula="of:=[.K148]-[.K147]" office:value-type="float" office:value="0.300079085711801" calcext:value-type="float">
            <text:p>0,3001</text:p>
          </table:table-cell>
          <table:table-cell table:style-name="ce10" table:formula="of:=(SIN((RADIANS(([.J148])*0.5)))*[.$B$4]*2)" office:value-type="float" office:value="144.436529745006" calcext:value-type="float">
            <text:p>144,44</text:p>
          </table:table-cell>
          <table:table-cell table:style-name="ce10" table:formula="of:=(SIN((RADIANS(([.J148])*0.5)))*[.$B$4]*2)-[.M147]" office:value-type="float" office:value="1.14386511032572" calcext:value-type="float">
            <text:p>1,14</text:p>
          </table:table-cell>
          <table:table-cell table:style-name="ce13" table:formula="of:=[.D148]/[.$B$20]" office:value-type="float" office:value="144.436666666667" calcext:value-type="float">
            <text:p>144,44</text:p>
          </table:table-cell>
          <table:table-cell table:style-name="ce13" table:formula="of:=[.F148]/[.$B$20]" office:value-type="float" office:value="1.14416666666667" calcext:value-type="float">
            <text:p>1,14</text:p>
          </table:table-cell>
          <table:table-cell table:style-name="ce10" table:formula="of:=([.$B$21]*([.J148]-[.J147]))/360" office:value-type="float" office:value="71.8034091666677" calcext:value-type="float">
            <text:p>71,80</text:p>
          </table:table-cell>
          <table:table-cell table:style-name="ce10" table:formula="of:=[.A148]*(([.$B$21]*([.K148]-[.K147]))/360)" office:value-type="float" office:value="8762.32522531428" calcext:value-type="float">
            <text:p>8762,33</text:p>
          </table:table-cell>
          <table:table-cell table:style-name="ce20" table:formula="of:=[.H148]*([.F148]/1000000)" office:value-type="float" office:value="71.818884" calcext:value-type="float">
            <text:p>71,82</text:p>
          </table:table-cell>
          <table:table-cell table:style-name="ce20" table:formula="of:=[.S148]+[.T147]" office:value-type="float" office:value="8759.953408" calcext:value-type="float">
            <text:p>8759,95</text:p>
          </table:table-cell>
          <table:table-cell table:style-name="ce61" table:formula="of:=1000000*([.R148]-[.T148])" office:value-type="float" office:value="2371817.31428063" calcext:value-type="float">
            <text:p>2371817,31</text:p>
          </table:table-cell>
          <table:table-cell table:style-name="ce61" table:formula="of:=([.J148]-[.K148])*3600" office:value-type="float" office:value="-0.129332774505997" calcext:value-type="float">
            <text:p>-0,13</text:p>
          </table:table-cell>
          <table:table-cell table:style-name="ce61" table:formula="of:=1000*([.M148]-[.O148])" office:value-type="float" office:value="-0.136921661010092" calcext:value-type="float">
            <text:p>-0,14</text:p>
          </table:table-cell>
          <table:table-cell table:number-columns-repeated="1001"/>
        </table:table-row>
        <table:table-row table:style-name="ro1">
          <table:table-cell table:formula="of:=[.A148]+1" office:value-type="float" office:value="123" calcext:value-type="float">
            <text:p>123</text:p>
          </table:table-cell>
          <table:table-cell table:style-name="ce10" table:formula="of:=[.M149]*[.$B$20]" office:value-type="float" office:value="174695.285884236" calcext:value-type="float">
            <text:p>174695,29</text:p>
          </table:table-cell>
          <table:table-cell table:style-name="ce10" table:formula="of:=[.B149]-[.B148]" office:value-type="float" office:value="1371.450190228" calcext:value-type="float">
            <text:p>1371,45</text:p>
          </table:table-cell>
          <table:table-cell table:style-name="ce34" table:formula="of:=(ROUND([.B149];0))+[.E149]" office:value-type="float" office:value="174695" calcext:value-type="float">
            <text:p>174695</text:p>
          </table:table-cell>
          <table:table-cell office:value-type="float" office:value="0" calcext:value-type="float">
            <text:p>0</text:p>
          </table:table-cell>
          <table:table-cell table:formula="of:=[.D149]-[.D148]" office:value-type="float" office:value="1371" calcext:value-type="float">
            <text:p>1371</text:p>
          </table:table-cell>
          <table:table-cell table:style-name="ce10" table:formula="of:=1000000*[.Q149]/[.C149]" office:value-type="float" office:value="52355.8271953929" calcext:value-type="float">
            <text:p>52355,83</text:p>
          </table:table-cell>
          <table:table-cell table:style-name="ce34" table:formula="of:=([.G149]-MOD([.G149];4))+4*[.I149]" office:value-type="float" office:value="52352" calcext:value-type="float">
            <text:p>523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49]" office:value-type="float" office:value="36.9" calcext:value-type="float">
            <text:p>36,90</text:p>
          </table:table-cell>
          <table:table-cell table:style-name="ce43" table:formula="of:=2*(DEGREES(ASIN(([.O149]*0.5)/[.$B$4])))" office:value-type="float" office:value="36.899937436576" calcext:value-type="float">
            <text:p>36,8999</text:p>
          </table:table-cell>
          <table:table-cell table:style-name="ce43" table:formula="of:=[.K149]-[.K148]" office:value-type="float" office:value="0.299901510805306" calcext:value-type="float">
            <text:p>0,2999</text:p>
          </table:table-cell>
          <table:table-cell table:style-name="ce10" table:formula="of:=(SIN((RADIANS(([.J149])*0.5)))*[.$B$4]*2)" office:value-type="float" office:value="145.57940490353" calcext:value-type="float">
            <text:p>145,58</text:p>
          </table:table-cell>
          <table:table-cell table:style-name="ce10" table:formula="of:=(SIN((RADIANS(([.J149])*0.5)))*[.$B$4]*2)-[.M148]" office:value-type="float" office:value="1.14287515852334" calcext:value-type="float">
            <text:p>1,14</text:p>
          </table:table-cell>
          <table:table-cell table:style-name="ce13" table:formula="of:=[.D149]/[.$B$20]" office:value-type="float" office:value="145.579166666667" calcext:value-type="float">
            <text:p>145,58</text:p>
          </table:table-cell>
          <table:table-cell table:style-name="ce13" table:formula="of:=[.F149]/[.$B$20]" office:value-type="float" office:value="1.1425" calcext:value-type="float">
            <text:p>1,14</text:p>
          </table:table-cell>
          <table:table-cell table:style-name="ce10" table:formula="of:=([.$B$21]*([.J149]-[.J148]))/360" office:value-type="float" office:value="71.803409166666" calcext:value-type="float">
            <text:p>71,80</text:p>
          </table:table-cell>
          <table:table-cell table:style-name="ce10" table:formula="of:=[.A149]*(([.$B$21]*([.K149]-[.K148]))/360)" office:value-type="float" office:value="8828.9198649225" calcext:value-type="float">
            <text:p>8828,92</text:p>
          </table:table-cell>
          <table:table-cell table:style-name="ce20" table:formula="of:=[.H149]*([.F149]/1000000)" office:value-type="float" office:value="71.774592" calcext:value-type="float">
            <text:p>71,77</text:p>
          </table:table-cell>
          <table:table-cell table:style-name="ce20" table:formula="of:=[.S149]+[.T148]" office:value-type="float" office:value="8831.728" calcext:value-type="float">
            <text:p>8831,73</text:p>
          </table:table-cell>
          <table:table-cell table:style-name="ce61" table:formula="of:=1000000*([.R149]-[.T149])" office:value-type="float" office:value="-2808135.07750281" calcext:value-type="float">
            <text:p>-2808135,08</text:p>
          </table:table-cell>
          <table:table-cell table:style-name="ce61" table:formula="of:=([.J149]-[.K149])*3600" office:value-type="float" office:value="0.225228326382876" calcext:value-type="float">
            <text:p>0,23</text:p>
          </table:table-cell>
          <table:table-cell table:style-name="ce61" table:formula="of:=1000*([.M149]-[.O149])" office:value-type="float" office:value="0.238236862998065" calcext:value-type="float">
            <text:p>0,24</text:p>
          </table:table-cell>
          <table:table-cell table:number-columns-repeated="1001"/>
        </table:table-row>
        <table:table-row table:style-name="ro1">
          <table:table-cell table:formula="of:=[.A149]+1" office:value-type="float" office:value="124" calcext:value-type="float">
            <text:p>124</text:p>
          </table:table-cell>
          <table:table-cell table:style-name="ce10" table:formula="of:=[.M150]*[.$B$20]" office:value-type="float" office:value="176065.538732535" calcext:value-type="float">
            <text:p>176065,54</text:p>
          </table:table-cell>
          <table:table-cell table:style-name="ce10" table:formula="of:=[.B150]-[.B149]" office:value-type="float" office:value="1370.25284829907" calcext:value-type="float">
            <text:p>1370,25</text:p>
          </table:table-cell>
          <table:table-cell table:style-name="ce34" table:formula="of:=(ROUND([.B150];0))+[.E150]" office:value-type="float" office:value="176066" calcext:value-type="float">
            <text:p>176066</text:p>
          </table:table-cell>
          <table:table-cell office:value-type="float" office:value="0" calcext:value-type="float">
            <text:p>0</text:p>
          </table:table-cell>
          <table:table-cell table:formula="of:=[.D150]-[.D149]" office:value-type="float" office:value="1371" calcext:value-type="float">
            <text:p>1371</text:p>
          </table:table-cell>
          <table:table-cell table:style-name="ce10" table:formula="of:=1000000*[.Q150]/[.C150]" office:value-type="float" office:value="52401.5762899505" calcext:value-type="float">
            <text:p>52401,58</text:p>
          </table:table-cell>
          <table:table-cell table:style-name="ce34" table:formula="of:=([.G150]-MOD([.G150];4))+4*[.I150]" office:value-type="float" office:value="52400" calcext:value-type="float">
            <text:p>524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0]" office:value-type="float" office:value="37.2" calcext:value-type="float">
            <text:p>37,20</text:p>
          </table:table-cell>
          <table:table-cell table:style-name="ce43" table:formula="of:=2*(DEGREES(ASIN(([.O150]*0.5)/[.$B$4])))" office:value-type="float" office:value="37.2001010332234" calcext:value-type="float">
            <text:p>37,2001</text:p>
          </table:table-cell>
          <table:table-cell table:style-name="ce43" table:formula="of:=[.K150]-[.K149]" office:value-type="float" office:value="0.300163596647394" calcext:value-type="float">
            <text:p>0,3002</text:p>
          </table:table-cell>
          <table:table-cell table:style-name="ce10" table:formula="of:=(SIN((RADIANS(([.J150])*0.5)))*[.$B$4]*2)" office:value-type="float" office:value="146.721282277112" calcext:value-type="float">
            <text:p>146,72</text:p>
          </table:table-cell>
          <table:table-cell table:style-name="ce10" table:formula="of:=(SIN((RADIANS(([.J150])*0.5)))*[.$B$4]*2)-[.M149]" office:value-type="float" office:value="1.14187737358256" calcext:value-type="float">
            <text:p>1,14</text:p>
          </table:table-cell>
          <table:table-cell table:style-name="ce13" table:formula="of:=[.D150]/[.$B$20]" office:value-type="float" office:value="146.721666666667" calcext:value-type="float">
            <text:p>146,72</text:p>
          </table:table-cell>
          <table:table-cell table:style-name="ce13" table:formula="of:=[.F150]/[.$B$20]" office:value-type="float" office:value="1.1425" calcext:value-type="float">
            <text:p>1,14</text:p>
          </table:table-cell>
          <table:table-cell table:style-name="ce10" table:formula="of:=([.$B$21]*([.J150]-[.J149]))/360" office:value-type="float" office:value="71.803409166666" calcext:value-type="float">
            <text:p>71,80</text:p>
          </table:table-cell>
          <table:table-cell table:style-name="ce10" table:formula="of:=[.A150]*(([.$B$21]*([.K150]-[.K149]))/360)" office:value-type="float" office:value="8908.47807943127" calcext:value-type="float">
            <text:p>8908,48</text:p>
          </table:table-cell>
          <table:table-cell table:style-name="ce20" table:formula="of:=[.H150]*([.F150]/1000000)" office:value-type="float" office:value="71.8404" calcext:value-type="float">
            <text:p>71,84</text:p>
          </table:table-cell>
          <table:table-cell table:style-name="ce20" table:formula="of:=[.S150]+[.T149]" office:value-type="float" office:value="8903.5684" calcext:value-type="float">
            <text:p>8903,57</text:p>
          </table:table-cell>
          <table:table-cell table:style-name="ce61" table:formula="of:=1000000*([.R150]-[.T150])" office:value-type="float" office:value="4909679.43126816" calcext:value-type="float">
            <text:p>4909679,43</text:p>
          </table:table-cell>
          <table:table-cell table:style-name="ce61" table:formula="of:=([.J150]-[.K150])*3600" office:value-type="float" office:value="-0.363719604220591" calcext:value-type="float">
            <text:p>-0,36</text:p>
          </table:table-cell>
          <table:table-cell table:style-name="ce61" table:formula="of:=1000*([.M150]-[.O150])" office:value-type="float" office:value="-0.384389554994868" calcext:value-type="float">
            <text:p>-0,38</text:p>
          </table:table-cell>
          <table:table-cell table:number-columns-repeated="1001"/>
        </table:table-row>
        <table:table-row table:style-name="ro1">
          <table:table-cell table:formula="of:=[.A150]+1" office:value-type="float" office:value="125" calcext:value-type="float">
            <text:p>125</text:p>
          </table:table-cell>
          <table:table-cell table:style-name="ce10" table:formula="of:=[.M151]*[.$B$20]" office:value-type="float" office:value="177434.584847345" calcext:value-type="float">
            <text:p>177434,58</text:p>
          </table:table-cell>
          <table:table-cell table:style-name="ce10" table:formula="of:=[.B151]-[.B150]" office:value-type="float" office:value="1369.04611481063" calcext:value-type="float">
            <text:p>1369,05</text:p>
          </table:table-cell>
          <table:table-cell table:style-name="ce34" table:formula="of:=(ROUND([.B151];0))+[.E151]" office:value-type="float" office:value="177435" calcext:value-type="float">
            <text:p>177435</text:p>
          </table:table-cell>
          <table:table-cell office:value-type="float" office:value="0" calcext:value-type="float">
            <text:p>0</text:p>
          </table:table-cell>
          <table:table-cell table:formula="of:=[.D151]-[.D150]" office:value-type="float" office:value="1369" calcext:value-type="float">
            <text:p>1369</text:p>
          </table:table-cell>
          <table:table-cell table:style-name="ce10" table:formula="of:=1000000*[.Q151]/[.C151]" office:value-type="float" office:value="52447.7651920439" calcext:value-type="float">
            <text:p>52447,77</text:p>
          </table:table-cell>
          <table:table-cell table:style-name="ce34" table:formula="of:=([.G151]-MOD([.G151];4))+4*[.I151]" office:value-type="float" office:value="52444" calcext:value-type="float">
            <text:p>524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1]" office:value-type="float" office:value="37.5" calcext:value-type="float">
            <text:p>37,50</text:p>
          </table:table-cell>
          <table:table-cell table:style-name="ce43" table:formula="of:=2*(DEGREES(ASIN(([.O151]*0.5)/[.$B$4])))" office:value-type="float" office:value="37.5000910130133" calcext:value-type="float">
            <text:p>37,5001</text:p>
          </table:table-cell>
          <table:table-cell table:style-name="ce43" table:formula="of:=[.K151]-[.K150]" office:value-type="float" office:value="0.299989979789906" calcext:value-type="float">
            <text:p>0,3000</text:p>
          </table:table-cell>
          <table:table-cell table:style-name="ce10" table:formula="of:=(SIN((RADIANS(([.J151])*0.5)))*[.$B$4]*2)" office:value-type="float" office:value="147.862154039454" calcext:value-type="float">
            <text:p>147,86</text:p>
          </table:table-cell>
          <table:table-cell table:style-name="ce10" table:formula="of:=(SIN((RADIANS(([.J151])*0.5)))*[.$B$4]*2)-[.M150]" office:value-type="float" office:value="1.14087176234219" calcext:value-type="float">
            <text:p>1,14</text:p>
          </table:table-cell>
          <table:table-cell table:style-name="ce13" table:formula="of:=[.D151]/[.$B$20]" office:value-type="float" office:value="147.8625" calcext:value-type="float">
            <text:p>147,86</text:p>
          </table:table-cell>
          <table:table-cell table:style-name="ce13" table:formula="of:=[.F151]/[.$B$20]" office:value-type="float" office:value="1.14083333333333" calcext:value-type="float">
            <text:p>1,14</text:p>
          </table:table-cell>
          <table:table-cell table:style-name="ce10" table:formula="of:=([.$B$21]*([.J151]-[.J150]))/360" office:value-type="float" office:value="71.8034091666677" calcext:value-type="float">
            <text:p>71,80</text:p>
          </table:table-cell>
          <table:table-cell table:style-name="ce10" table:formula="of:=[.A151]*(([.$B$21]*([.K151]-[.K150]))/360)" office:value-type="float" office:value="8975.12636031446" calcext:value-type="float">
            <text:p>8975,13</text:p>
          </table:table-cell>
          <table:table-cell table:style-name="ce20" table:formula="of:=[.H151]*([.F151]/1000000)" office:value-type="float" office:value="71.795836" calcext:value-type="float">
            <text:p>71,80</text:p>
          </table:table-cell>
          <table:table-cell table:style-name="ce20" table:formula="of:=[.S151]+[.T150]" office:value-type="float" office:value="8975.364236" calcext:value-type="float">
            <text:p>8975,36</text:p>
          </table:table-cell>
          <table:table-cell table:style-name="ce61" table:formula="of:=1000000*([.R151]-[.T151])" office:value-type="float" office:value="-237875.685545077" calcext:value-type="float">
            <text:p>-237875,69</text:p>
          </table:table-cell>
          <table:table-cell table:style-name="ce61" table:formula="of:=([.J151]-[.K151])*3600" office:value-type="float" office:value="-0.327646847892993" calcext:value-type="float">
            <text:p>-0,33</text:p>
          </table:table-cell>
          <table:table-cell table:style-name="ce61" table:formula="of:=1000*([.M151]-[.O151])" office:value-type="float" office:value="-0.345960546013657" calcext:value-type="float">
            <text:p>-0,35</text:p>
          </table:table-cell>
          <table:table-cell table:number-columns-repeated="1001"/>
        </table:table-row>
        <table:table-row table:style-name="ro1">
          <table:table-cell table:formula="of:=[.A151]+1" office:value-type="float" office:value="126" calcext:value-type="float">
            <text:p>126</text:p>
          </table:table-cell>
          <table:table-cell table:style-name="ce10" table:formula="of:=[.M152]*[.$B$20]" office:value-type="float" office:value="178802.414845378" calcext:value-type="float">
            <text:p>178802,41</text:p>
          </table:table-cell>
          <table:table-cell table:style-name="ce10" table:formula="of:=[.B152]-[.B151]" office:value-type="float" office:value="1367.82999803324" calcext:value-type="float">
            <text:p>1367,83</text:p>
          </table:table-cell>
          <table:table-cell table:style-name="ce34" table:formula="of:=(ROUND([.B152];0))+[.E152]" office:value-type="float" office:value="178802" calcext:value-type="float">
            <text:p>178802</text:p>
          </table:table-cell>
          <table:table-cell office:value-type="float" office:value="0" calcext:value-type="float">
            <text:p>0</text:p>
          </table:table-cell>
          <table:table-cell table:formula="of:=[.D152]-[.D151]" office:value-type="float" office:value="1367" calcext:value-type="float">
            <text:p>1367</text:p>
          </table:table-cell>
          <table:table-cell table:style-name="ce10" table:formula="of:=1000000*[.Q152]/[.C152]" office:value-type="float" office:value="52494.3956996922" calcext:value-type="float">
            <text:p>52494,40</text:p>
          </table:table-cell>
          <table:table-cell table:style-name="ce34" table:formula="of:=([.G152]-MOD([.G152];4))+4*[.I152]" office:value-type="float" office:value="52492" calcext:value-type="float">
            <text:p>524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2]" office:value-type="float" office:value="37.8" calcext:value-type="float">
            <text:p>37,80</text:p>
          </table:table-cell>
          <table:table-cell table:style-name="ce43" table:formula="of:=2*(DEGREES(ASIN(([.O152]*0.5)/[.$B$4])))" office:value-type="float" office:value="37.7999089731685" calcext:value-type="float">
            <text:p>37,7999</text:p>
          </table:table-cell>
          <table:table-cell table:style-name="ce43" table:formula="of:=[.K152]-[.K151]" office:value-type="float" office:value="0.299817960155195" calcext:value-type="float">
            <text:p>0,2998</text:p>
          </table:table-cell>
          <table:table-cell table:style-name="ce10" table:formula="of:=(SIN((RADIANS(([.J152])*0.5)))*[.$B$4]*2)" office:value-type="float" office:value="149.002012371149" calcext:value-type="float">
            <text:p>149,00</text:p>
          </table:table-cell>
          <table:table-cell table:style-name="ce10" table:formula="of:=(SIN((RADIANS(([.J152])*0.5)))*[.$B$4]*2)-[.M151]" office:value-type="float" office:value="1.13985833169437" calcext:value-type="float">
            <text:p>1,14</text:p>
          </table:table-cell>
          <table:table-cell table:style-name="ce13" table:formula="of:=[.D152]/[.$B$20]" office:value-type="float" office:value="149.001666666667" calcext:value-type="float">
            <text:p>149,00</text:p>
          </table:table-cell>
          <table:table-cell table:style-name="ce13" table:formula="of:=[.F152]/[.$B$20]" office:value-type="float" office:value="1.13916666666667" calcext:value-type="float">
            <text:p>1,14</text:p>
          </table:table-cell>
          <table:table-cell table:style-name="ce10" table:formula="of:=([.$B$21]*([.J152]-[.J151]))/360" office:value-type="float" office:value="71.803409166666" calcext:value-type="float">
            <text:p>71,80</text:p>
          </table:table-cell>
          <table:table-cell table:style-name="ce10" table:formula="of:=[.A152]*(([.$B$21]*([.K152]-[.K151]))/360)" office:value-type="float" office:value="9041.73970078632" calcext:value-type="float">
            <text:p>9041,74</text:p>
          </table:table-cell>
          <table:table-cell table:style-name="ce20" table:formula="of:=[.H152]*([.F152]/1000000)" office:value-type="float" office:value="71.756564" calcext:value-type="float">
            <text:p>71,76</text:p>
          </table:table-cell>
          <table:table-cell table:style-name="ce20" table:formula="of:=[.S152]+[.T151]" office:value-type="float" office:value="9047.1208" calcext:value-type="float">
            <text:p>9047,12</text:p>
          </table:table-cell>
          <table:table-cell table:style-name="ce61" table:formula="of:=1000000*([.R152]-[.T152])" office:value-type="float" office:value="-5381099.2136805" calcext:value-type="float">
            <text:p>-5381099,21</text:p>
          </table:table-cell>
          <table:table-cell table:style-name="ce61" table:formula="of:=([.J152]-[.K152])*3600" office:value-type="float" office:value="0.327696593393512" calcext:value-type="float">
            <text:p>0,33</text:p>
          </table:table-cell>
          <table:table-cell table:style-name="ce61" table:formula="of:=1000*([.M152]-[.O152])" office:value-type="float" office:value="0.345704481986786" calcext:value-type="float">
            <text:p>0,35</text:p>
          </table:table-cell>
          <table:table-cell table:number-columns-repeated="1001"/>
        </table:table-row>
        <table:table-row table:style-name="ro1">
          <table:table-cell table:formula="of:=[.A152]+1" office:value-type="float" office:value="127" calcext:value-type="float">
            <text:p>127</text:p>
          </table:table-cell>
          <table:table-cell table:style-name="ce10" table:formula="of:=[.M153]*[.$B$20]" office:value-type="float" office:value="180169.019351681" calcext:value-type="float">
            <text:p>180169,02</text:p>
          </table:table-cell>
          <table:table-cell table:style-name="ce10" table:formula="of:=[.B153]-[.B152]" office:value-type="float" office:value="1366.60450630239" calcext:value-type="float">
            <text:p>1366,60</text:p>
          </table:table-cell>
          <table:table-cell table:style-name="ce34" table:formula="of:=(ROUND([.B153];0))+[.E153]" office:value-type="float" office:value="180169" calcext:value-type="float">
            <text:p>180169</text:p>
          </table:table-cell>
          <table:table-cell office:value-type="float" office:value="0" calcext:value-type="float">
            <text:p>0</text:p>
          </table:table-cell>
          <table:table-cell table:formula="of:=[.D153]-[.D152]" office:value-type="float" office:value="1367" calcext:value-type="float">
            <text:p>1367</text:p>
          </table:table-cell>
          <table:table-cell table:style-name="ce10" table:formula="of:=1000000*[.Q153]/[.C153]" office:value-type="float" office:value="52541.4696318728" calcext:value-type="float">
            <text:p>52541,47</text:p>
          </table:table-cell>
          <table:table-cell table:style-name="ce34" table:formula="of:=([.G153]-MOD([.G153];4))+4*[.I153]" office:value-type="float" office:value="52540" calcext:value-type="float">
            <text:p>525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3]" office:value-type="float" office:value="38.1" calcext:value-type="float">
            <text:p>38,10</text:p>
          </table:table-cell>
          <table:table-cell table:style-name="ce43" table:formula="of:=2*(DEGREES(ASIN(([.O153]*0.5)/[.$B$4])))" office:value-type="float" office:value="38.0999957499616" calcext:value-type="float">
            <text:p>38,1000</text:p>
          </table:table-cell>
          <table:table-cell table:style-name="ce43" table:formula="of:=[.K153]-[.K152]" office:value-type="float" office:value="0.300086776793101" calcext:value-type="float">
            <text:p>0,3001</text:p>
          </table:table-cell>
          <table:table-cell table:style-name="ce10" table:formula="of:=(SIN((RADIANS(([.J153])*0.5)))*[.$B$4]*2)" office:value-type="float" office:value="150.140849459734" calcext:value-type="float">
            <text:p>150,14</text:p>
          </table:table-cell>
          <table:table-cell table:style-name="ce10" table:formula="of:=(SIN((RADIANS(([.J153])*0.5)))*[.$B$4]*2)-[.M152]" office:value-type="float" office:value="1.13883708858532" calcext:value-type="float">
            <text:p>1,14</text:p>
          </table:table-cell>
          <table:table-cell table:style-name="ce13" table:formula="of:=[.D153]/[.$B$20]" office:value-type="float" office:value="150.140833333333" calcext:value-type="float">
            <text:p>150,14</text:p>
          </table:table-cell>
          <table:table-cell table:style-name="ce13" table:formula="of:=[.F153]/[.$B$20]" office:value-type="float" office:value="1.13916666666667" calcext:value-type="float">
            <text:p>1,14</text:p>
          </table:table-cell>
          <table:table-cell table:style-name="ce10" table:formula="of:=([.$B$21]*([.J153]-[.J152]))/360" office:value-type="float" office:value="71.8034091666677" calcext:value-type="float">
            <text:p>71,80</text:p>
          </table:table-cell>
          <table:table-cell table:style-name="ce10" table:formula="of:=[.A153]*(([.$B$21]*([.K153]-[.K152]))/360)" office:value-type="float" office:value="9121.67069895605" calcext:value-type="float">
            <text:p>9121,67</text:p>
          </table:table-cell>
          <table:table-cell table:style-name="ce20" table:formula="of:=[.H153]*([.F153]/1000000)" office:value-type="float" office:value="71.82218" calcext:value-type="float">
            <text:p>71,82</text:p>
          </table:table-cell>
          <table:table-cell table:style-name="ce20" table:formula="of:=[.S153]+[.T152]" office:value-type="float" office:value="9118.94298" calcext:value-type="float">
            <text:p>9118,94</text:p>
          </table:table-cell>
          <table:table-cell table:style-name="ce61" table:formula="of:=1000000*([.R153]-[.T153])" office:value-type="float" office:value="2727718.95605183" calcext:value-type="float">
            <text:p>2727718,96</text:p>
          </table:table-cell>
          <table:table-cell table:style-name="ce61" table:formula="of:=([.J153]-[.K153])*3600" office:value-type="float" office:value="0.0153001382443563" calcext:value-type="float">
            <text:p>0,02</text:p>
          </table:table-cell>
          <table:table-cell table:style-name="ce61" table:formula="of:=1000*([.M153]-[.O153])" office:value-type="float" office:value="0.0161264009932438" calcext:value-type="float">
            <text:p>0,02</text:p>
          </table:table-cell>
          <table:table-cell table:number-columns-repeated="1001"/>
        </table:table-row>
        <table:table-row table:style-name="ro1">
          <table:table-cell table:formula="of:=[.A153]+1" office:value-type="float" office:value="128" calcext:value-type="float">
            <text:p>128</text:p>
          </table:table-cell>
          <table:table-cell table:style-name="ce10" table:formula="of:=[.M154]*[.$B$20]" office:value-type="float" office:value="181534.388999698" calcext:value-type="float">
            <text:p>181534,39</text:p>
          </table:table-cell>
          <table:table-cell table:style-name="ce10" table:formula="of:=[.B154]-[.B153]" office:value-type="float" office:value="1365.36964801705" calcext:value-type="float">
            <text:p>1365,37</text:p>
          </table:table-cell>
          <table:table-cell table:style-name="ce34" table:formula="of:=(ROUND([.B154];0))+[.E154]" office:value-type="float" office:value="181534" calcext:value-type="float">
            <text:p>181534</text:p>
          </table:table-cell>
          <table:table-cell office:value-type="float" office:value="0" calcext:value-type="float">
            <text:p>0</text:p>
          </table:table-cell>
          <table:table-cell table:formula="of:=[.D154]-[.D153]" office:value-type="float" office:value="1365" calcext:value-type="float">
            <text:p>1365</text:p>
          </table:table-cell>
          <table:table-cell table:style-name="ce10" table:formula="of:=1000000*[.Q154]/[.C154]" office:value-type="float" office:value="52588.9888287377" calcext:value-type="float">
            <text:p>52588,99</text:p>
          </table:table-cell>
          <table:table-cell table:style-name="ce34" table:formula="of:=([.G154]-MOD([.G154];4))+4*[.I154]" office:value-type="float" office:value="52588" calcext:value-type="float">
            <text:p>525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4]" office:value-type="float" office:value="38.4" calcext:value-type="float">
            <text:p>38,40</text:p>
          </table:table-cell>
          <table:table-cell table:style-name="ce43" table:formula="of:=2*(DEGREES(ASIN(([.O154]*0.5)/[.$B$4])))" office:value-type="float" office:value="38.3999144898543" calcext:value-type="float">
            <text:p>38,3999</text:p>
          </table:table-cell>
          <table:table-cell table:style-name="ce43" table:formula="of:=[.K154]-[.K153]" office:value-type="float" office:value="0.299918739892696" calcext:value-type="float">
            <text:p>0,2999</text:p>
          </table:table-cell>
          <table:table-cell table:style-name="ce10" table:formula="of:=(SIN((RADIANS(([.J154])*0.5)))*[.$B$4]*2)" office:value-type="float" office:value="151.278657499748" calcext:value-type="float">
            <text:p>151,28</text:p>
          </table:table-cell>
          <table:table-cell table:style-name="ce10" table:formula="of:=(SIN((RADIANS(([.J154])*0.5)))*[.$B$4]*2)-[.M153]" office:value-type="float" office:value="1.13780804001422" calcext:value-type="float">
            <text:p>1,14</text:p>
          </table:table-cell>
          <table:table-cell table:style-name="ce13" table:formula="of:=[.D154]/[.$B$20]" office:value-type="float" office:value="151.278333333333" calcext:value-type="float">
            <text:p>151,28</text:p>
          </table:table-cell>
          <table:table-cell table:style-name="ce13" table:formula="of:=[.F154]/[.$B$20]" office:value-type="float" office:value="1.1375" calcext:value-type="float">
            <text:p>1,14</text:p>
          </table:table-cell>
          <table:table-cell table:style-name="ce10" table:formula="of:=([.$B$21]*([.J154]-[.J153]))/360" office:value-type="float" office:value="71.803409166666" calcext:value-type="float">
            <text:p>71,80</text:p>
          </table:table-cell>
          <table:table-cell table:style-name="ce10" table:formula="of:=[.A154]*(([.$B$21]*([.K154]-[.K153]))/360)" office:value-type="float" office:value="9188.34687883364" calcext:value-type="float">
            <text:p>9188,35</text:p>
          </table:table-cell>
          <table:table-cell table:style-name="ce20" table:formula="of:=[.H154]*([.F154]/1000000)" office:value-type="float" office:value="71.78262" calcext:value-type="float">
            <text:p>71,78</text:p>
          </table:table-cell>
          <table:table-cell table:style-name="ce20" table:formula="of:=[.S154]+[.T153]" office:value-type="float" office:value="9190.7256" calcext:value-type="float">
            <text:p>9190,73</text:p>
          </table:table-cell>
          <table:table-cell table:style-name="ce61" table:formula="of:=1000000*([.R154]-[.T154])" office:value-type="float" office:value="-2378721.16635845" calcext:value-type="float">
            <text:p>-2378721,17</text:p>
          </table:table-cell>
          <table:table-cell table:style-name="ce61" table:formula="of:=([.J154]-[.K154])*3600" office:value-type="float" office:value="0.307836524527261" calcext:value-type="float">
            <text:p>0,31</text:p>
          </table:table-cell>
          <table:table-cell table:style-name="ce61" table:formula="of:=1000*([.M154]-[.O154])" office:value-type="float" office:value="0.324166414998217" calcext:value-type="float">
            <text:p>0,32</text:p>
          </table:table-cell>
          <table:table-cell table:number-columns-repeated="1001"/>
        </table:table-row>
        <table:table-row table:style-name="ro1">
          <table:table-cell table:formula="of:=[.A154]+1" office:value-type="float" office:value="129" calcext:value-type="float">
            <text:p>129</text:p>
          </table:table-cell>
          <table:table-cell table:style-name="ce10" table:formula="of:=[.M155]*[.$B$20]" office:value-type="float" office:value="182898.514431339" calcext:value-type="float">
            <text:p>182898,51</text:p>
          </table:table-cell>
          <table:table-cell table:style-name="ce10" table:formula="of:=[.B155]-[.B154]" office:value-type="float" office:value="1364.12543164127" calcext:value-type="float">
            <text:p>1364,13</text:p>
          </table:table-cell>
          <table:table-cell table:style-name="ce34" table:formula="of:=(ROUND([.B155];0))+[.E155]" office:value-type="float" office:value="182899" calcext:value-type="float">
            <text:p>182899</text:p>
          </table:table-cell>
          <table:table-cell office:value-type="float" office:value="0" calcext:value-type="float">
            <text:p>0</text:p>
          </table:table-cell>
          <table:table-cell table:formula="of:=[.D155]-[.D154]" office:value-type="float" office:value="1365" calcext:value-type="float">
            <text:p>1365</text:p>
          </table:table-cell>
          <table:table-cell table:style-name="ce10" table:formula="of:=1000000*[.Q155]/[.C155]" office:value-type="float" office:value="52636.9551517522" calcext:value-type="float">
            <text:p>52636,96</text:p>
          </table:table-cell>
          <table:table-cell table:style-name="ce34" table:formula="of:=([.G155]-MOD([.G155];4))+4*[.I155]" office:value-type="float" office:value="52636" calcext:value-type="float">
            <text:p>526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5]" office:value-type="float" office:value="38.7" calcext:value-type="float">
            <text:p>38,70</text:p>
          </table:table-cell>
          <table:table-cell table:style-name="ce43" table:formula="of:=2*(DEGREES(ASIN(([.O155]*0.5)/[.$B$4])))" office:value-type="float" office:value="38.7001068357903" calcext:value-type="float">
            <text:p>38,7001</text:p>
          </table:table-cell>
          <table:table-cell table:style-name="ce43" table:formula="of:=[.K155]-[.K154]" office:value-type="float" office:value="0.300192345936004" calcext:value-type="float">
            <text:p>0,3002</text:p>
          </table:table-cell>
          <table:table-cell table:style-name="ce10" table:formula="of:=(SIN((RADIANS(([.J155])*0.5)))*[.$B$4]*2)" office:value-type="float" office:value="152.415428692783" calcext:value-type="float">
            <text:p>152,42</text:p>
          </table:table-cell>
          <table:table-cell table:style-name="ce10" table:formula="of:=(SIN((RADIANS(([.J155])*0.5)))*[.$B$4]*2)-[.M154]" office:value-type="float" office:value="1.13677119303438" calcext:value-type="float">
            <text:p>1,14</text:p>
          </table:table-cell>
          <table:table-cell table:style-name="ce13" table:formula="of:=[.D155]/[.$B$20]" office:value-type="float" office:value="152.415833333333" calcext:value-type="float">
            <text:p>152,42</text:p>
          </table:table-cell>
          <table:table-cell table:style-name="ce13" table:formula="of:=[.F155]/[.$B$20]" office:value-type="float" office:value="1.1375" calcext:value-type="float">
            <text:p>1,14</text:p>
          </table:table-cell>
          <table:table-cell table:style-name="ce10" table:formula="of:=([.$B$21]*([.J155]-[.J154]))/360" office:value-type="float" office:value="71.803409166666" calcext:value-type="float">
            <text:p>71,80</text:p>
          </table:table-cell>
          <table:table-cell table:style-name="ce10" table:formula="of:=[.A155]*(([.$B$21]*([.K155]-[.K154]))/360)" office:value-type="float" office:value="9268.57855289612" calcext:value-type="float">
            <text:p>9268,58</text:p>
          </table:table-cell>
          <table:table-cell table:style-name="ce20" table:formula="of:=[.H155]*([.F155]/1000000)" office:value-type="float" office:value="71.84814" calcext:value-type="float">
            <text:p>71,85</text:p>
          </table:table-cell>
          <table:table-cell table:style-name="ce20" table:formula="of:=[.S155]+[.T154]" office:value-type="float" office:value="9262.57374" calcext:value-type="float">
            <text:p>9262,57</text:p>
          </table:table-cell>
          <table:table-cell table:style-name="ce61" table:formula="of:=1000000*([.R155]-[.T155])" office:value-type="float" office:value="6004812.89611889" calcext:value-type="float">
            <text:p>6004812,90</text:p>
          </table:table-cell>
          <table:table-cell table:style-name="ce61" table:formula="of:=([.J155]-[.K155])*3600" office:value-type="float" office:value="-0.384608845072876" calcext:value-type="float">
            <text:p>-0,38</text:p>
          </table:table-cell>
          <table:table-cell table:style-name="ce61" table:formula="of:=1000*([.M155]-[.O155])" office:value-type="float" office:value="-0.404640550016211" calcext:value-type="float">
            <text:p>-0,40</text:p>
          </table:table-cell>
          <table:table-cell table:number-columns-repeated="1001"/>
        </table:table-row>
        <table:table-row table:style-name="ro1">
          <table:table-cell table:formula="of:=[.A155]+1" office:value-type="float" office:value="130" calcext:value-type="float">
            <text:p>130</text:p>
          </table:table-cell>
          <table:table-cell table:style-name="ce10" table:formula="of:=[.M156]*[.$B$20]" office:value-type="float" office:value="184261.386297042" calcext:value-type="float">
            <text:p>184261,39</text:p>
          </table:table-cell>
          <table:table-cell table:style-name="ce10" table:formula="of:=[.B156]-[.B155]" office:value-type="float" office:value="1362.87186570241" calcext:value-type="float">
            <text:p>1362,87</text:p>
          </table:table-cell>
          <table:table-cell table:style-name="ce34" table:formula="of:=(ROUND([.B156];0))+[.E156]" office:value-type="float" office:value="184261" calcext:value-type="float">
            <text:p>184261</text:p>
          </table:table-cell>
          <table:table-cell office:value-type="float" office:value="0" calcext:value-type="float">
            <text:p>0</text:p>
          </table:table-cell>
          <table:table-cell table:formula="of:=[.D156]-[.D155]" office:value-type="float" office:value="1362" calcext:value-type="float">
            <text:p>1362</text:p>
          </table:table-cell>
          <table:table-cell table:style-name="ce10" table:formula="of:=1000000*[.Q156]/[.C156]" office:value-type="float" office:value="52685.3704839381" calcext:value-type="float">
            <text:p>52685,37</text:p>
          </table:table-cell>
          <table:table-cell table:style-name="ce34" table:formula="of:=([.G156]-MOD([.G156];4))+4*[.I156]" office:value-type="float" office:value="52684" calcext:value-type="float">
            <text:p>5268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6]" office:value-type="float" office:value="39" calcext:value-type="float">
            <text:p>39,00</text:p>
          </table:table-cell>
          <table:table-cell table:style-name="ce43" table:formula="of:=2*(DEGREES(ASIN(([.O156]*0.5)/[.$B$4])))" office:value-type="float" office:value="38.9999149276708" calcext:value-type="float">
            <text:p>38,9999</text:p>
          </table:table-cell>
          <table:table-cell table:style-name="ce43" table:formula="of:=[.K156]-[.K155]" office:value-type="float" office:value="0.2998080918805" calcext:value-type="float">
            <text:p>0,2998</text:p>
          </table:table-cell>
          <table:table-cell table:style-name="ce10" table:formula="of:=(SIN((RADIANS(([.J156])*0.5)))*[.$B$4]*2)" office:value-type="float" office:value="153.551155247535" calcext:value-type="float">
            <text:p>153,55</text:p>
          </table:table-cell>
          <table:table-cell table:style-name="ce10" table:formula="of:=(SIN((RADIANS(([.J156])*0.5)))*[.$B$4]*2)-[.M155]" office:value-type="float" office:value="1.13572655475201" calcext:value-type="float">
            <text:p>1,14</text:p>
          </table:table-cell>
          <table:table-cell table:style-name="ce13" table:formula="of:=[.D156]/[.$B$20]" office:value-type="float" office:value="153.550833333333" calcext:value-type="float">
            <text:p>153,55</text:p>
          </table:table-cell>
          <table:table-cell table:style-name="ce13" table:formula="of:=[.F156]/[.$B$20]" office:value-type="float" office:value="1.135" calcext:value-type="float">
            <text:p>1,14</text:p>
          </table:table-cell>
          <table:table-cell table:style-name="ce10" table:formula="of:=([.$B$21]*([.J156]-[.J155]))/360" office:value-type="float" office:value="71.8034091666677" calcext:value-type="float">
            <text:p>71,80</text:p>
          </table:table-cell>
          <table:table-cell table:style-name="ce10" table:formula="of:=[.A156]*(([.$B$21]*([.K156]-[.K155]))/360)" office:value-type="float" office:value="9328.47200686836" calcext:value-type="float">
            <text:p>9328,47</text:p>
          </table:table-cell>
          <table:table-cell table:style-name="ce20" table:formula="of:=[.H156]*([.F156]/1000000)" office:value-type="float" office:value="71.755608" calcext:value-type="float">
            <text:p>71,76</text:p>
          </table:table-cell>
          <table:table-cell table:style-name="ce20" table:formula="of:=[.S156]+[.T155]" office:value-type="float" office:value="9334.329348" calcext:value-type="float">
            <text:p>9334,33</text:p>
          </table:table-cell>
          <table:table-cell table:style-name="ce61" table:formula="of:=1000000*([.R156]-[.T156])" office:value-type="float" office:value="-5857341.13163562" calcext:value-type="float">
            <text:p>-5857341,13</text:p>
          </table:table-cell>
          <table:table-cell table:style-name="ce61" table:formula="of:=([.J156]-[.K156])*3600" office:value-type="float" office:value="0.306260385116275" calcext:value-type="float">
            <text:p>0,31</text:p>
          </table:table-cell>
          <table:table-cell table:style-name="ce61" table:formula="of:=1000*([.M156]-[.O156])" office:value-type="float" office:value="0.321914202004336" calcext:value-type="float">
            <text:p>0,32</text:p>
          </table:table-cell>
          <table:table-cell table:number-columns-repeated="1001"/>
        </table:table-row>
        <table:table-row table:style-name="ro1">
          <table:table-cell table:formula="of:=[.A156]+1" office:value-type="float" office:value="131" calcext:value-type="float">
            <text:p>131</text:p>
          </table:table-cell>
          <table:table-cell table:style-name="ce10" table:formula="of:=[.M157]*[.$B$20]" office:value-type="float" office:value="185622.995255834" calcext:value-type="float">
            <text:p>185623,00</text:p>
          </table:table-cell>
          <table:table-cell table:style-name="ce10" table:formula="of:=[.B157]-[.B156]" office:value-type="float" office:value="1361.60895879229" calcext:value-type="float">
            <text:p>1361,61</text:p>
          </table:table-cell>
          <table:table-cell table:style-name="ce34" table:formula="of:=(ROUND([.B157];0))+[.E157]" office:value-type="float" office:value="185623" calcext:value-type="float">
            <text:p>185623</text:p>
          </table:table-cell>
          <table:table-cell office:value-type="float" office:value="0" calcext:value-type="float">
            <text:p>0</text:p>
          </table:table-cell>
          <table:table-cell table:formula="of:=[.D157]-[.D156]" office:value-type="float" office:value="1362" calcext:value-type="float">
            <text:p>1362</text:p>
          </table:table-cell>
          <table:table-cell table:style-name="ce10" table:formula="of:=1000000*[.Q157]/[.C157]" office:value-type="float" office:value="52734.236730018" calcext:value-type="float">
            <text:p>52734,24</text:p>
          </table:table-cell>
          <table:table-cell table:style-name="ce34" table:formula="of:=([.G157]-MOD([.G157];4))+4*[.I157]" office:value-type="float" office:value="52732" calcext:value-type="float">
            <text:p>527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7]" office:value-type="float" office:value="39.3" calcext:value-type="float">
            <text:p>39,30</text:p>
          </table:table-cell>
          <table:table-cell table:style-name="ce43" table:formula="of:=2*(DEGREES(ASIN(([.O157]*0.5)/[.$B$4])))" office:value-type="float" office:value="39.300001045758" calcext:value-type="float">
            <text:p>39,3000</text:p>
          </table:table-cell>
          <table:table-cell table:style-name="ce43" table:formula="of:=[.K157]-[.K156]" office:value-type="float" office:value="0.300086118087201" calcext:value-type="float">
            <text:p>0,3001</text:p>
          </table:table-cell>
          <table:table-cell table:style-name="ce10" table:formula="of:=(SIN((RADIANS(([.J157])*0.5)))*[.$B$4]*2)" office:value-type="float" office:value="154.685829379862" calcext:value-type="float">
            <text:p>154,69</text:p>
          </table:table-cell>
          <table:table-cell table:style-name="ce10" table:formula="of:=(SIN((RADIANS(([.J157])*0.5)))*[.$B$4]*2)-[.M156]" office:value-type="float" office:value="1.13467413232692" calcext:value-type="float">
            <text:p>1,13</text:p>
          </table:table-cell>
          <table:table-cell table:style-name="ce13" table:formula="of:=[.D157]/[.$B$20]" office:value-type="float" office:value="154.685833333333" calcext:value-type="float">
            <text:p>154,69</text:p>
          </table:table-cell>
          <table:table-cell table:style-name="ce13" table:formula="of:=[.F157]/[.$B$20]" office:value-type="float" office:value="1.135" calcext:value-type="float">
            <text:p>1,14</text:p>
          </table:table-cell>
          <table:table-cell table:style-name="ce10" table:formula="of:=([.$B$21]*([.J157]-[.J156]))/360" office:value-type="float" office:value="71.803409166666" calcext:value-type="float">
            <text:p>71,80</text:p>
          </table:table-cell>
          <table:table-cell table:style-name="ce10" table:formula="of:=[.A157]*(([.$B$21]*([.K157]-[.K156]))/360)" office:value-type="float" office:value="9408.94676071668" calcext:value-type="float">
            <text:p>9408,95</text:p>
          </table:table-cell>
          <table:table-cell table:style-name="ce20" table:formula="of:=[.H157]*([.F157]/1000000)" office:value-type="float" office:value="71.820984" calcext:value-type="float">
            <text:p>71,82</text:p>
          </table:table-cell>
          <table:table-cell table:style-name="ce20" table:formula="of:=[.S157]+[.T156]" office:value-type="float" office:value="9406.150332" calcext:value-type="float">
            <text:p>9406,15</text:p>
          </table:table-cell>
          <table:table-cell table:style-name="ce61" table:formula="of:=1000000*([.R157]-[.T157])" office:value-type="float" office:value="2796428.71667602" calcext:value-type="float">
            <text:p>2796428,72</text:p>
          </table:table-cell>
          <table:table-cell table:style-name="ce61" table:formula="of:=([.J157]-[.K157])*3600" office:value-type="float" office:value="-0.00376472881669088" calcext:value-type="float">
            <text:p>-0,00</text:p>
          </table:table-cell>
          <table:table-cell table:style-name="ce61" table:formula="of:=1000*([.M157]-[.O157])" office:value-type="float" office:value="-0.00395347097992271" calcext:value-type="float">
            <text:p>-0,00</text:p>
          </table:table-cell>
          <table:table-cell table:number-columns-repeated="1001"/>
        </table:table-row>
        <table:table-row table:style-name="ro1">
          <table:table-cell table:formula="of:=[.A157]+1" office:value-type="float" office:value="132" calcext:value-type="float">
            <text:p>132</text:p>
          </table:table-cell>
          <table:table-cell table:style-name="ce10" table:formula="of:=[.M158]*[.$B$20]" office:value-type="float" office:value="186983.331975401" calcext:value-type="float">
            <text:p>186983,33</text:p>
          </table:table-cell>
          <table:table-cell table:style-name="ce10" table:formula="of:=[.B158]-[.B157]" office:value-type="float" office:value="1360.33671956699" calcext:value-type="float">
            <text:p>1360,34</text:p>
          </table:table-cell>
          <table:table-cell table:style-name="ce34" table:formula="of:=(ROUND([.B158];0))+[.E158]" office:value-type="float" office:value="186983" calcext:value-type="float">
            <text:p>186983</text:p>
          </table:table-cell>
          <table:table-cell office:value-type="float" office:value="0" calcext:value-type="float">
            <text:p>0</text:p>
          </table:table-cell>
          <table:table-cell table:formula="of:=[.D158]-[.D157]" office:value-type="float" office:value="1360" calcext:value-type="float">
            <text:p>1360</text:p>
          </table:table-cell>
          <table:table-cell table:style-name="ce10" table:formula="of:=1000000*[.Q158]/[.C158]" office:value-type="float" office:value="52783.5558166244" calcext:value-type="float">
            <text:p>52783,56</text:p>
          </table:table-cell>
          <table:table-cell table:style-name="ce34" table:formula="of:=([.G158]-MOD([.G158];4))+4*[.I158]" office:value-type="float" office:value="52780" calcext:value-type="float">
            <text:p>527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8]" office:value-type="float" office:value="39.6" calcext:value-type="float">
            <text:p>39,60</text:p>
          </table:table-cell>
          <table:table-cell table:style-name="ce43" table:formula="of:=2*(DEGREES(ASIN(([.O158]*0.5)/[.$B$4])))" office:value-type="float" office:value="39.5999267538482" calcext:value-type="float">
            <text:p>39,5999</text:p>
          </table:table-cell>
          <table:table-cell table:style-name="ce43" table:formula="of:=[.K158]-[.K157]" office:value-type="float" office:value="0.2999257080902" calcext:value-type="float">
            <text:p>0,2999</text:p>
          </table:table-cell>
          <table:table-cell table:style-name="ce10" table:formula="of:=(SIN((RADIANS(([.J158])*0.5)))*[.$B$4]*2)" office:value-type="float" office:value="155.819443312834" calcext:value-type="float">
            <text:p>155,82</text:p>
          </table:table-cell>
          <table:table-cell table:style-name="ce10" table:formula="of:=(SIN((RADIANS(([.J158])*0.5)))*[.$B$4]*2)-[.M157]" office:value-type="float" office:value="1.13361393297248" calcext:value-type="float">
            <text:p>1,13</text:p>
          </table:table-cell>
          <table:table-cell table:style-name="ce13" table:formula="of:=[.D158]/[.$B$20]" office:value-type="float" office:value="155.819166666667" calcext:value-type="float">
            <text:p>155,82</text:p>
          </table:table-cell>
          <table:table-cell table:style-name="ce13" table:formula="of:=[.F158]/[.$B$20]" office:value-type="float" office:value="1.13333333333333" calcext:value-type="float">
            <text:p>1,13</text:p>
          </table:table-cell>
          <table:table-cell table:style-name="ce10" table:formula="of:=([.$B$21]*([.J158]-[.J157]))/360" office:value-type="float" office:value="71.8034091666677" calcext:value-type="float">
            <text:p>71,80</text:p>
          </table:table-cell>
          <table:table-cell table:style-name="ce10" table:formula="of:=[.A158]*(([.$B$21]*([.K158]-[.K157]))/360)" office:value-type="float" office:value="9475.70286854525" calcext:value-type="float">
            <text:p>9475,70</text:p>
          </table:table-cell>
          <table:table-cell table:style-name="ce20" table:formula="of:=[.H158]*([.F158]/1000000)" office:value-type="float" office:value="71.7808" calcext:value-type="float">
            <text:p>71,78</text:p>
          </table:table-cell>
          <table:table-cell table:style-name="ce20" table:formula="of:=[.S158]+[.T157]" office:value-type="float" office:value="9477.931132" calcext:value-type="float">
            <text:p>9477,93</text:p>
          </table:table-cell>
          <table:table-cell table:style-name="ce61" table:formula="of:=1000000*([.R158]-[.T158])" office:value-type="float" office:value="-2228263.45474823" calcext:value-type="float">
            <text:p>-2228263,45</text:p>
          </table:table-cell>
          <table:table-cell table:style-name="ce61" table:formula="of:=([.J158]-[.K158])*3600" office:value-type="float" office:value="0.263686146479358" calcext:value-type="float">
            <text:p>0,26</text:p>
          </table:table-cell>
          <table:table-cell table:style-name="ce61" table:formula="of:=1000*([.M158]-[.O158])" office:value-type="float" office:value="0.276646167009176" calcext:value-type="float">
            <text:p>0,28</text:p>
          </table:table-cell>
          <table:table-cell table:number-columns-repeated="1001"/>
        </table:table-row>
        <table:table-row table:style-name="ro1">
          <table:table-cell table:formula="of:=[.A158]+1" office:value-type="float" office:value="133" calcext:value-type="float">
            <text:p>133</text:p>
          </table:table-cell>
          <table:table-cell table:style-name="ce10" table:formula="of:=[.M159]*[.$B$20]" office:value-type="float" office:value="188342.387132147" calcext:value-type="float">
            <text:p>188342,39</text:p>
          </table:table-cell>
          <table:table-cell table:style-name="ce10" table:formula="of:=[.B159]-[.B158]" office:value-type="float" office:value="1359.05515674598" calcext:value-type="float">
            <text:p>1359,06</text:p>
          </table:table-cell>
          <table:table-cell table:style-name="ce34" table:formula="of:=(ROUND([.B159];0))+[.E159]" office:value-type="float" office:value="188342" calcext:value-type="float">
            <text:p>188342</text:p>
          </table:table-cell>
          <table:table-cell office:value-type="float" office:value="0" calcext:value-type="float">
            <text:p>0</text:p>
          </table:table-cell>
          <table:table-cell table:formula="of:=[.D159]-[.D158]" office:value-type="float" office:value="1359" calcext:value-type="float">
            <text:p>1359</text:p>
          </table:table-cell>
          <table:table-cell table:style-name="ce10" table:formula="of:=1000000*[.Q159]/[.C159]" office:value-type="float" office:value="52833.32969251" calcext:value-type="float">
            <text:p>52833,33</text:p>
          </table:table-cell>
          <table:table-cell table:style-name="ce34" table:formula="of:=([.G159]-MOD([.G159];4))+4*[.I159]" office:value-type="float" office:value="52832" calcext:value-type="float">
            <text:p>528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59]" office:value-type="float" office:value="39.9" calcext:value-type="float">
            <text:p>39,90</text:p>
          </table:table-cell>
          <table:table-cell table:style-name="ce43" table:formula="of:=2*(DEGREES(ASIN(([.O159]*0.5)/[.$B$4])))" office:value-type="float" office:value="39.8999145033386" calcext:value-type="float">
            <text:p>39,8999</text:p>
          </table:table-cell>
          <table:table-cell table:style-name="ce43" table:formula="of:=[.K159]-[.K158]" office:value-type="float" office:value="0.299987749490398" calcext:value-type="float">
            <text:p>0,3000</text:p>
          </table:table-cell>
          <table:table-cell table:style-name="ce10" table:formula="of:=(SIN((RADIANS(([.J159])*0.5)))*[.$B$4]*2)" office:value-type="float" office:value="156.951989276789" calcext:value-type="float">
            <text:p>156,95</text:p>
          </table:table-cell>
          <table:table-cell table:style-name="ce10" table:formula="of:=(SIN((RADIANS(([.J159])*0.5)))*[.$B$4]*2)-[.M158]" office:value-type="float" office:value="1.13254596395498" calcext:value-type="float">
            <text:p>1,13</text:p>
          </table:table-cell>
          <table:table-cell table:style-name="ce13" table:formula="of:=[.D159]/[.$B$20]" office:value-type="float" office:value="156.951666666667" calcext:value-type="float">
            <text:p>156,95</text:p>
          </table:table-cell>
          <table:table-cell table:style-name="ce13" table:formula="of:=[.F159]/[.$B$20]" office:value-type="float" office:value="1.1325" calcext:value-type="float">
            <text:p>1,13</text:p>
          </table:table-cell>
          <table:table-cell table:style-name="ce10" table:formula="of:=([.$B$21]*([.J159]-[.J158]))/360" office:value-type="float" office:value="71.803409166666" calcext:value-type="float">
            <text:p>71,80</text:p>
          </table:table-cell>
          <table:table-cell table:style-name="ce10" table:formula="of:=[.A159]*(([.$B$21]*([.K159]-[.K158]))/360)" office:value-type="float" office:value="9549.46345059665" calcext:value-type="float">
            <text:p>9549,46</text:p>
          </table:table-cell>
          <table:table-cell table:style-name="ce20" table:formula="of:=[.H159]*([.F159]/1000000)" office:value-type="float" office:value="71.798688" calcext:value-type="float">
            <text:p>71,80</text:p>
          </table:table-cell>
          <table:table-cell table:style-name="ce20" table:formula="of:=[.S159]+[.T158]" office:value-type="float" office:value="9549.72982" calcext:value-type="float">
            <text:p>9549,73</text:p>
          </table:table-cell>
          <table:table-cell table:style-name="ce61" table:formula="of:=1000000*([.R159]-[.T159])" office:value-type="float" office:value="-266369.403352655" calcext:value-type="float">
            <text:p>-266369,40</text:p>
          </table:table-cell>
          <table:table-cell table:style-name="ce61" table:formula="of:=([.J159]-[.K159])*3600" office:value-type="float" office:value="0.307787981034835" calcext:value-type="float">
            <text:p>0,31</text:p>
          </table:table-cell>
          <table:table-cell table:style-name="ce61" table:formula="of:=1000*([.M159]-[.O159])" office:value-type="float" office:value="0.322610121997968" calcext:value-type="float">
            <text:p>0,32</text:p>
          </table:table-cell>
          <table:table-cell table:number-columns-repeated="1001"/>
        </table:table-row>
        <table:table-row table:style-name="ro1">
          <table:table-cell table:formula="of:=[.A159]+1" office:value-type="float" office:value="134" calcext:value-type="float">
            <text:p>134</text:p>
          </table:table-cell>
          <table:table-cell table:style-name="ce10" table:formula="of:=[.M160]*[.$B$20]" office:value-type="float" office:value="189700.15141126" calcext:value-type="float">
            <text:p>189700,15</text:p>
          </table:table-cell>
          <table:table-cell table:style-name="ce10" table:formula="of:=[.B160]-[.B159]" office:value-type="float" office:value="1357.76427911327" calcext:value-type="float">
            <text:p>1357,76</text:p>
          </table:table-cell>
          <table:table-cell table:style-name="ce34" table:formula="of:=(ROUND([.B160];0))+[.E160]" office:value-type="float" office:value="189700" calcext:value-type="float">
            <text:p>189700</text:p>
          </table:table-cell>
          <table:table-cell office:value-type="float" office:value="0" calcext:value-type="float">
            <text:p>0</text:p>
          </table:table-cell>
          <table:table-cell table:formula="of:=[.D160]-[.D159]" office:value-type="float" office:value="1358" calcext:value-type="float">
            <text:p>1358</text:p>
          </table:table-cell>
          <table:table-cell table:style-name="ce10" table:formula="of:=1000000*[.Q160]/[.C160]" office:value-type="float" office:value="52883.5603287189" calcext:value-type="float">
            <text:p>52883,56</text:p>
          </table:table-cell>
          <table:table-cell table:style-name="ce34" table:formula="of:=([.G160]-MOD([.G160];4))+4*[.I160]" office:value-type="float" office:value="52880" calcext:value-type="float">
            <text:p>528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0]" office:value-type="float" office:value="40.2" calcext:value-type="float">
            <text:p>40,20</text:p>
          </table:table-cell>
          <table:table-cell table:style-name="ce43" table:formula="of:=2*(DEGREES(ASIN(([.O160]*0.5)/[.$B$4])))" office:value-type="float" office:value="40.1999665294755" calcext:value-type="float">
            <text:p>40,2000</text:p>
          </table:table-cell>
          <table:table-cell table:style-name="ce43" table:formula="of:=[.K160]-[.K159]" office:value-type="float" office:value="0.300052026136903" calcext:value-type="float">
            <text:p>0,3001</text:p>
          </table:table-cell>
          <table:table-cell table:style-name="ce10" table:formula="of:=(SIN((RADIANS(([.J160])*0.5)))*[.$B$4]*2)" office:value-type="float" office:value="158.083459509383" calcext:value-type="float">
            <text:p>158,08</text:p>
          </table:table-cell>
          <table:table-cell table:style-name="ce10" table:formula="of:=(SIN((RADIANS(([.J160])*0.5)))*[.$B$4]*2)-[.M159]" office:value-type="float" office:value="1.13147023259438" calcext:value-type="float">
            <text:p>1,13</text:p>
          </table:table-cell>
          <table:table-cell table:style-name="ce13" table:formula="of:=[.D160]/[.$B$20]" office:value-type="float" office:value="158.083333333333" calcext:value-type="float">
            <text:p>158,08</text:p>
          </table:table-cell>
          <table:table-cell table:style-name="ce13" table:formula="of:=[.F160]/[.$B$20]" office:value-type="float" office:value="1.13166666666667" calcext:value-type="float">
            <text:p>1,13</text:p>
          </table:table-cell>
          <table:table-cell table:style-name="ce10" table:formula="of:=([.$B$21]*([.J160]-[.J159]))/360" office:value-type="float" office:value="71.803409166666" calcext:value-type="float">
            <text:p>71,80</text:p>
          </table:table-cell>
          <table:table-cell table:style-name="ce10" table:formula="of:=[.A160]*(([.$B$21]*([.K160]-[.K159]))/360)" office:value-type="float" office:value="9623.32542045129" calcext:value-type="float">
            <text:p>9623,33</text:p>
          </table:table-cell>
          <table:table-cell table:style-name="ce20" table:formula="of:=[.H160]*([.F160]/1000000)" office:value-type="float" office:value="71.81104" calcext:value-type="float">
            <text:p>71,81</text:p>
          </table:table-cell>
          <table:table-cell table:style-name="ce20" table:formula="of:=[.S160]+[.T159]" office:value-type="float" office:value="9621.54086" calcext:value-type="float">
            <text:p>9621,54</text:p>
          </table:table-cell>
          <table:table-cell table:style-name="ce61" table:formula="of:=1000000*([.R160]-[.T160])" office:value-type="float" office:value="1784560.45129133" calcext:value-type="float">
            <text:p>1784560,45</text:p>
          </table:table-cell>
          <table:table-cell table:style-name="ce61" table:formula="of:=([.J160]-[.K160])*3600" office:value-type="float" office:value="0.120493888198325" calcext:value-type="float">
            <text:p>0,12</text:p>
          </table:table-cell>
          <table:table-cell table:style-name="ce61" table:formula="of:=1000*([.M160]-[.O160])" office:value-type="float" office:value="0.126176050002869" calcext:value-type="float">
            <text:p>0,13</text:p>
          </table:table-cell>
          <table:table-cell table:number-columns-repeated="1001"/>
        </table:table-row>
        <table:table-row table:style-name="ro1">
          <table:table-cell table:formula="of:=[.A160]+1" office:value-type="float" office:value="135" calcext:value-type="float">
            <text:p>135</text:p>
          </table:table-cell>
          <table:table-cell table:style-name="ce10" table:formula="of:=[.M161]*[.$B$20]" office:value-type="float" office:value="191056.615506776" calcext:value-type="float">
            <text:p>191056,62</text:p>
          </table:table-cell>
          <table:table-cell table:style-name="ce10" table:formula="of:=[.B161]-[.B160]" office:value-type="float" office:value="1356.46409551601" calcext:value-type="float">
            <text:p>1356,46</text:p>
          </table:table-cell>
          <table:table-cell table:style-name="ce34" table:formula="of:=(ROUND([.B161];0))+[.E161]" office:value-type="float" office:value="191057" calcext:value-type="float">
            <text:p>191057</text:p>
          </table:table-cell>
          <table:table-cell office:value-type="float" office:value="0" calcext:value-type="float">
            <text:p>0</text:p>
          </table:table-cell>
          <table:table-cell table:formula="of:=[.D161]-[.D160]" office:value-type="float" office:value="1357" calcext:value-type="float">
            <text:p>1357</text:p>
          </table:table-cell>
          <table:table-cell table:style-name="ce10" table:formula="of:=1000000*[.Q161]/[.C161]" office:value-type="float" office:value="52934.2497188271" calcext:value-type="float">
            <text:p>52934,25</text:p>
          </table:table-cell>
          <table:table-cell table:style-name="ce34" table:formula="of:=([.G161]-MOD([.G161];4))+4*[.I161]" office:value-type="float" office:value="52932" calcext:value-type="float">
            <text:p>529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1]" office:value-type="float" office:value="40.5" calcext:value-type="float">
            <text:p>40,50</text:p>
          </table:table-cell>
          <table:table-cell table:style-name="ce43" table:formula="of:=2*(DEGREES(ASIN(([.O161]*0.5)/[.$B$4])))" office:value-type="float" office:value="40.5000850767483" calcext:value-type="float">
            <text:p>40,5001</text:p>
          </table:table-cell>
          <table:table-cell table:style-name="ce43" table:formula="of:=[.K161]-[.K160]" office:value-type="float" office:value="0.300118547272795" calcext:value-type="float">
            <text:p>0,3001</text:p>
          </table:table-cell>
          <table:table-cell table:style-name="ce10" table:formula="of:=(SIN((RADIANS(([.J161])*0.5)))*[.$B$4]*2)" office:value-type="float" office:value="159.213846255647" calcext:value-type="float">
            <text:p>159,21</text:p>
          </table:table-cell>
          <table:table-cell table:style-name="ce10" table:formula="of:=(SIN((RADIANS(([.J161])*0.5)))*[.$B$4]*2)-[.M160]" office:value-type="float" office:value="1.13038674626335" calcext:value-type="float">
            <text:p>1,13</text:p>
          </table:table-cell>
          <table:table-cell table:style-name="ce13" table:formula="of:=[.D161]/[.$B$20]" office:value-type="float" office:value="159.214166666667" calcext:value-type="float">
            <text:p>159,21</text:p>
          </table:table-cell>
          <table:table-cell table:style-name="ce13" table:formula="of:=[.F161]/[.$B$20]" office:value-type="float" office:value="1.13083333333333" calcext:value-type="float">
            <text:p>1,13</text:p>
          </table:table-cell>
          <table:table-cell table:style-name="ce10" table:formula="of:=([.$B$21]*([.J161]-[.J160]))/360" office:value-type="float" office:value="71.8034091666677" calcext:value-type="float">
            <text:p>71,80</text:p>
          </table:table-cell>
          <table:table-cell table:style-name="ce10" table:formula="of:=[.A161]*(([.$B$21]*([.K161]-[.K160]))/360)" office:value-type="float" office:value="9697.29068175035" calcext:value-type="float">
            <text:p>9697,29</text:p>
          </table:table-cell>
          <table:table-cell table:style-name="ce20" table:formula="of:=[.H161]*([.F161]/1000000)" office:value-type="float" office:value="71.828724" calcext:value-type="float">
            <text:p>71,83</text:p>
          </table:table-cell>
          <table:table-cell table:style-name="ce20" table:formula="of:=[.S161]+[.T160]" office:value-type="float" office:value="9693.369584" calcext:value-type="float">
            <text:p>9693,37</text:p>
          </table:table-cell>
          <table:table-cell table:style-name="ce61" table:formula="of:=1000000*([.R161]-[.T161])" office:value-type="float" office:value="3921097.75035169" calcext:value-type="float">
            <text:p>3921097,75</text:p>
          </table:table-cell>
          <table:table-cell table:style-name="ce61" table:formula="of:=([.J161]-[.K161])*3600" office:value-type="float" office:value="-0.306276293875385" calcext:value-type="float">
            <text:p>-0,31</text:p>
          </table:table-cell>
          <table:table-cell table:style-name="ce61" table:formula="of:=1000*([.M161]-[.O161])" office:value-type="float" office:value="-0.320411019998801" calcext:value-type="float">
            <text:p>-0,32</text:p>
          </table:table-cell>
          <table:table-cell table:number-columns-repeated="1001"/>
        </table:table-row>
        <table:table-row table:style-name="ro1">
          <table:table-cell table:formula="of:=[.A161]+1" office:value-type="float" office:value="136" calcext:value-type="float">
            <text:p>136</text:p>
          </table:table-cell>
          <table:table-cell table:style-name="ce10" table:formula="of:=[.M162]*[.$B$20]" office:value-type="float" office:value="192411.770121642" calcext:value-type="float">
            <text:p>192411,77</text:p>
          </table:table-cell>
          <table:table-cell table:style-name="ce10" table:formula="of:=[.B162]-[.B161]" office:value-type="float" office:value="1355.15461486587" calcext:value-type="float">
            <text:p>1355,15</text:p>
          </table:table-cell>
          <table:table-cell table:style-name="ce34" table:formula="of:=(ROUND([.B162];0))+[.E162]" office:value-type="float" office:value="192412" calcext:value-type="float">
            <text:p>192412</text:p>
          </table:table-cell>
          <table:table-cell office:value-type="float" office:value="0" calcext:value-type="float">
            <text:p>0</text:p>
          </table:table-cell>
          <table:table-cell table:formula="of:=[.D162]-[.D161]" office:value-type="float" office:value="1355" calcext:value-type="float">
            <text:p>1355</text:p>
          </table:table-cell>
          <table:table-cell table:style-name="ce10" table:formula="of:=1000000*[.Q162]/[.C162]" office:value-type="float" office:value="52985.3998790928" calcext:value-type="float">
            <text:p>52985,40</text:p>
          </table:table-cell>
          <table:table-cell table:style-name="ce34" table:formula="of:=([.G162]-MOD([.G162];4))+4*[.I162]" office:value-type="float" office:value="52984" calcext:value-type="float">
            <text:p>5298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2]" office:value-type="float" office:value="40.8" calcext:value-type="float">
            <text:p>40,80</text:p>
          </table:table-cell>
          <table:table-cell table:style-name="ce43" table:formula="of:=2*(DEGREES(ASIN(([.O162]*0.5)/[.$B$4])))" office:value-type="float" office:value="40.8000509144903" calcext:value-type="float">
            <text:p>40,8001</text:p>
          </table:table-cell>
          <table:table-cell table:style-name="ce43" table:formula="of:=[.K162]-[.K161]" office:value-type="float" office:value="0.299965837742" calcext:value-type="float">
            <text:p>0,3000</text:p>
          </table:table-cell>
          <table:table-cell table:style-name="ce10" table:formula="of:=(SIN((RADIANS(([.J162])*0.5)))*[.$B$4]*2)" office:value-type="float" office:value="160.343141768035" calcext:value-type="float">
            <text:p>160,34</text:p>
          </table:table-cell>
          <table:table-cell table:style-name="ce10" table:formula="of:=(SIN((RADIANS(([.J162])*0.5)))*[.$B$4]*2)-[.M161]" office:value-type="float" office:value="1.12929551238821" calcext:value-type="float">
            <text:p>1,13</text:p>
          </table:table-cell>
          <table:table-cell table:style-name="ce13" table:formula="of:=[.D162]/[.$B$20]" office:value-type="float" office:value="160.343333333333" calcext:value-type="float">
            <text:p>160,34</text:p>
          </table:table-cell>
          <table:table-cell table:style-name="ce13" table:formula="of:=[.F162]/[.$B$20]" office:value-type="float" office:value="1.12916666666667" calcext:value-type="float">
            <text:p>1,13</text:p>
          </table:table-cell>
          <table:table-cell table:style-name="ce10" table:formula="of:=([.$B$21]*([.J162]-[.J161]))/360" office:value-type="float" office:value="71.803409166666" calcext:value-type="float">
            <text:p>71,80</text:p>
          </table:table-cell>
          <table:table-cell table:style-name="ce10" table:formula="of:=[.A162]*(([.$B$21]*([.K162]-[.K161]))/360)" office:value-type="float" office:value="9764.15163514623" calcext:value-type="float">
            <text:p>9764,15</text:p>
          </table:table-cell>
          <table:table-cell table:style-name="ce20" table:formula="of:=[.H162]*([.F162]/1000000)" office:value-type="float" office:value="71.79332" calcext:value-type="float">
            <text:p>71,79</text:p>
          </table:table-cell>
          <table:table-cell table:style-name="ce20" table:formula="of:=[.S162]+[.T161]" office:value-type="float" office:value="9765.162904" calcext:value-type="float">
            <text:p>9765,16</text:p>
          </table:table-cell>
          <table:table-cell table:style-name="ce61" table:formula="of:=1000000*([.R162]-[.T162])" office:value-type="float" office:value="-1011268.85377198" calcext:value-type="float">
            <text:p>-1011268,85</text:p>
          </table:table-cell>
          <table:table-cell table:style-name="ce61" table:formula="of:=([.J162]-[.K162])*3600" office:value-type="float" office:value="-0.183292165087323" calcext:value-type="float">
            <text:p>-0,18</text:p>
          </table:table-cell>
          <table:table-cell table:style-name="ce61" table:formula="of:=1000*([.M162]-[.O162])" office:value-type="float" office:value="-0.191565297996021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162]+1" office:value-type="float" office:value="137" calcext:value-type="float">
            <text:p>137</text:p>
          </table:table-cell>
          <table:table-cell table:style-name="ce10" table:formula="of:=[.M163]*[.$B$20]" office:value-type="float" office:value="193765.60596778" calcext:value-type="float">
            <text:p>193765,61</text:p>
          </table:table-cell>
          <table:table-cell table:style-name="ce10" table:formula="of:=[.B163]-[.B162]" office:value-type="float" office:value="1353.83584613772" calcext:value-type="float">
            <text:p>1353,84</text:p>
          </table:table-cell>
          <table:table-cell table:style-name="ce34" table:formula="of:=(ROUND([.B163];0))+[.E163]" office:value-type="float" office:value="193766" calcext:value-type="float">
            <text:p>193766</text:p>
          </table:table-cell>
          <table:table-cell office:value-type="float" office:value="0" calcext:value-type="float">
            <text:p>0</text:p>
          </table:table-cell>
          <table:table-cell table:formula="of:=[.D163]-[.D162]" office:value-type="float" office:value="1354" calcext:value-type="float">
            <text:p>1354</text:p>
          </table:table-cell>
          <table:table-cell table:style-name="ce10" table:formula="of:=1000000*[.Q163]/[.C163]" office:value-type="float" office:value="53037.0128487227" calcext:value-type="float">
            <text:p>53037,01</text:p>
          </table:table-cell>
          <table:table-cell table:style-name="ce34" table:formula="of:=([.G163]-MOD([.G163];4))+4*[.I163]" office:value-type="float" office:value="53036" calcext:value-type="float">
            <text:p>530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3]" office:value-type="float" office:value="41.1" calcext:value-type="float">
            <text:p>41,10</text:p>
          </table:table-cell>
          <table:table-cell table:style-name="ce43" table:formula="of:=2*(DEGREES(ASIN(([.O163]*0.5)/[.$B$4])))" office:value-type="float" office:value="41.1000873573821" calcext:value-type="float">
            <text:p>41,1001</text:p>
          </table:table-cell>
          <table:table-cell table:style-name="ce43" table:formula="of:=[.K163]-[.K162]" office:value-type="float" office:value="0.300036442891802" calcext:value-type="float">
            <text:p>0,3000</text:p>
          </table:table-cell>
          <table:table-cell table:style-name="ce10" table:formula="of:=(SIN((RADIANS(([.J163])*0.5)))*[.$B$4]*2)" office:value-type="float" office:value="161.471338306483" calcext:value-type="float">
            <text:p>161,47</text:p>
          </table:table-cell>
          <table:table-cell table:style-name="ce10" table:formula="of:=(SIN((RADIANS(([.J163])*0.5)))*[.$B$4]*2)-[.M162]" office:value-type="float" office:value="1.12819653844812" calcext:value-type="float">
            <text:p>1,13</text:p>
          </table:table-cell>
          <table:table-cell table:style-name="ce13" table:formula="of:=[.D163]/[.$B$20]" office:value-type="float" office:value="161.471666666667" calcext:value-type="float">
            <text:p>161,47</text:p>
          </table:table-cell>
          <table:table-cell table:style-name="ce13" table:formula="of:=[.F163]/[.$B$20]" office:value-type="float" office:value="1.12833333333333" calcext:value-type="float">
            <text:p>1,13</text:p>
          </table:table-cell>
          <table:table-cell table:style-name="ce10" table:formula="of:=([.$B$21]*([.J163]-[.J162]))/360" office:value-type="float" office:value="71.8034091666677" calcext:value-type="float">
            <text:p>71,80</text:p>
          </table:table-cell>
          <table:table-cell table:style-name="ce10" table:formula="of:=[.A163]*(([.$B$21]*([.K163]-[.K162]))/360)" office:value-type="float" office:value="9838.26202640121" calcext:value-type="float">
            <text:p>9838,26</text:p>
          </table:table-cell>
          <table:table-cell table:style-name="ce20" table:formula="of:=[.H163]*([.F163]/1000000)" office:value-type="float" office:value="71.810744" calcext:value-type="float">
            <text:p>71,81</text:p>
          </table:table-cell>
          <table:table-cell table:style-name="ce20" table:formula="of:=[.S163]+[.T162]" office:value-type="float" office:value="9836.973648" calcext:value-type="float">
            <text:p>9836,97</text:p>
          </table:table-cell>
          <table:table-cell table:style-name="ce61" table:formula="of:=1000000*([.R163]-[.T163])" office:value-type="float" office:value="1288378.40120832" calcext:value-type="float">
            <text:p>1288378,40</text:p>
          </table:table-cell>
          <table:table-cell table:style-name="ce61" table:formula="of:=([.J163]-[.K163])*3600" office:value-type="float" office:value="-0.314486575558703" calcext:value-type="float">
            <text:p>-0,31</text:p>
          </table:table-cell>
          <table:table-cell table:style-name="ce61" table:formula="of:=1000*([.M163]-[.O163])" office:value-type="float" office:value="-0.328360183999621" calcext:value-type="float">
            <text:p>-0,33</text:p>
          </table:table-cell>
          <table:table-cell table:number-columns-repeated="1001"/>
        </table:table-row>
        <table:table-row table:style-name="ro1">
          <table:table-cell table:formula="of:=[.A163]+1" office:value-type="float" office:value="138" calcext:value-type="float">
            <text:p>138</text:p>
          </table:table-cell>
          <table:table-cell table:style-name="ce10" table:formula="of:=[.M164]*[.$B$20]" office:value-type="float" office:value="195118.11376615" calcext:value-type="float">
            <text:p>195118,11</text:p>
          </table:table-cell>
          <table:table-cell table:style-name="ce10" table:formula="of:=[.B164]-[.B163]" office:value-type="float" office:value="1352.50779837024" calcext:value-type="float">
            <text:p>1352,51</text:p>
          </table:table-cell>
          <table:table-cell table:style-name="ce34" table:formula="of:=(ROUND([.B164];0))+[.E164]" office:value-type="float" office:value="195118" calcext:value-type="float">
            <text:p>195118</text:p>
          </table:table-cell>
          <table:table-cell office:value-type="float" office:value="0" calcext:value-type="float">
            <text:p>0</text:p>
          </table:table-cell>
          <table:table-cell table:formula="of:=[.D164]-[.D163]" office:value-type="float" office:value="1352" calcext:value-type="float">
            <text:p>1352</text:p>
          </table:table-cell>
          <table:table-cell table:style-name="ce10" table:formula="of:=1000000*[.Q164]/[.C164]" office:value-type="float" office:value="53089.0906900416" calcext:value-type="float">
            <text:p>53089,09</text:p>
          </table:table-cell>
          <table:table-cell table:style-name="ce34" table:formula="of:=([.G164]-MOD([.G164];4))+4*[.I164]" office:value-type="float" office:value="53088" calcext:value-type="float">
            <text:p>530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4]" office:value-type="float" office:value="41.4" calcext:value-type="float">
            <text:p>41,40</text:p>
          </table:table-cell>
          <table:table-cell table:style-name="ce43" table:formula="of:=2*(DEGREES(ASIN(([.O164]*0.5)/[.$B$4])))" office:value-type="float" office:value="41.3999747530578" calcext:value-type="float">
            <text:p>41,4000</text:p>
          </table:table-cell>
          <table:table-cell table:style-name="ce43" table:formula="of:=[.K164]-[.K163]" office:value-type="float" office:value="0.299887395675697" calcext:value-type="float">
            <text:p>0,2999</text:p>
          </table:table-cell>
          <table:table-cell table:style-name="ce10" table:formula="of:=(SIN((RADIANS(([.J164])*0.5)))*[.$B$4]*2)" office:value-type="float" office:value="162.598428138458" calcext:value-type="float">
            <text:p>162,60</text:p>
          </table:table-cell>
          <table:table-cell table:style-name="ce10" table:formula="of:=(SIN((RADIANS(([.J164])*0.5)))*[.$B$4]*2)-[.M163]" office:value-type="float" office:value="1.12708983197518" calcext:value-type="float">
            <text:p>1,13</text:p>
          </table:table-cell>
          <table:table-cell table:style-name="ce13" table:formula="of:=[.D164]/[.$B$20]" office:value-type="float" office:value="162.598333333333" calcext:value-type="float">
            <text:p>162,60</text:p>
          </table:table-cell>
          <table:table-cell table:style-name="ce13" table:formula="of:=[.F164]/[.$B$20]" office:value-type="float" office:value="1.12666666666667" calcext:value-type="float">
            <text:p>1,13</text:p>
          </table:table-cell>
          <table:table-cell table:style-name="ce10" table:formula="of:=([.$B$21]*([.J164]-[.J163]))/360" office:value-type="float" office:value="71.803409166666" calcext:value-type="float">
            <text:p>71,80</text:p>
          </table:table-cell>
          <table:table-cell table:style-name="ce10" table:formula="of:=[.A164]*(([.$B$21]*([.K164]-[.K163]))/360)" office:value-type="float" office:value="9905.15119278893" calcext:value-type="float">
            <text:p>9905,15</text:p>
          </table:table-cell>
          <table:table-cell table:style-name="ce20" table:formula="of:=[.H164]*([.F164]/1000000)" office:value-type="float" office:value="71.774976" calcext:value-type="float">
            <text:p>71,77</text:p>
          </table:table-cell>
          <table:table-cell table:style-name="ce20" table:formula="of:=[.S164]+[.T163]" office:value-type="float" office:value="9908.748624" calcext:value-type="float">
            <text:p>9908,75</text:p>
          </table:table-cell>
          <table:table-cell table:style-name="ce61" table:formula="of:=1000000*([.R164]-[.T164])" office:value-type="float" office:value="-3597431.21107203" calcext:value-type="float">
            <text:p>-3597431,21</text:p>
          </table:table-cell>
          <table:table-cell table:style-name="ce61" table:formula="of:=([.J164]-[.K164])*3600" office:value-type="float" office:value="0.090888991923066" calcext:value-type="float">
            <text:p>0,09</text:p>
          </table:table-cell>
          <table:table-cell table:style-name="ce61" table:formula="of:=1000*([.M164]-[.O164])" office:value-type="float" office:value="0.0948051250020399" calcext:value-type="float">
            <text:p>0,09</text:p>
          </table:table-cell>
          <table:table-cell table:number-columns-repeated="1001"/>
        </table:table-row>
        <table:table-row table:style-name="ro1">
          <table:table-cell table:formula="of:=[.A164]+1" office:value-type="float" office:value="139" calcext:value-type="float">
            <text:p>139</text:p>
          </table:table-cell>
          <table:table-cell table:style-name="ce10" table:formula="of:=[.M165]*[.$B$20]" office:value-type="float" office:value="196469.284246816" calcext:value-type="float">
            <text:p>196469,28</text:p>
          </table:table-cell>
          <table:table-cell table:style-name="ce10" table:formula="of:=[.B165]-[.B164]" office:value-type="float" office:value="1351.17048066569" calcext:value-type="float">
            <text:p>1351,17</text:p>
          </table:table-cell>
          <table:table-cell table:style-name="ce34" table:formula="of:=(ROUND([.B165];0))+[.E165]" office:value-type="float" office:value="196469" calcext:value-type="float">
            <text:p>196469</text:p>
          </table:table-cell>
          <table:table-cell office:value-type="float" office:value="0" calcext:value-type="float">
            <text:p>0</text:p>
          </table:table-cell>
          <table:table-cell table:formula="of:=[.D165]-[.D164]" office:value-type="float" office:value="1351" calcext:value-type="float">
            <text:p>1351</text:p>
          </table:table-cell>
          <table:table-cell table:style-name="ce10" table:formula="of:=1000000*[.Q165]/[.C165]" office:value-type="float" office:value="53141.6354887283" calcext:value-type="float">
            <text:p>53141,64</text:p>
          </table:table-cell>
          <table:table-cell table:style-name="ce34" table:formula="of:=([.G165]-MOD([.G165];4))+4*[.I165]" office:value-type="float" office:value="53140" calcext:value-type="float">
            <text:p>531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5]" office:value-type="float" office:value="41.7" calcext:value-type="float">
            <text:p>41,70</text:p>
          </table:table-cell>
          <table:table-cell table:style-name="ce43" table:formula="of:=2*(DEGREES(ASIN(([.O165]*0.5)/[.$B$4])))" office:value-type="float" office:value="41.6999368573745" calcext:value-type="float">
            <text:p>41,6999</text:p>
          </table:table-cell>
          <table:table-cell table:style-name="ce43" table:formula="of:=[.K165]-[.K164]" office:value-type="float" office:value="0.299962104316705" calcext:value-type="float">
            <text:p>0,3000</text:p>
          </table:table-cell>
          <table:table-cell table:style-name="ce10" table:formula="of:=(SIN((RADIANS(([.J165])*0.5)))*[.$B$4]*2)" office:value-type="float" office:value="163.724403539013" calcext:value-type="float">
            <text:p>163,72</text:p>
          </table:table-cell>
          <table:table-cell table:style-name="ce10" table:formula="of:=(SIN((RADIANS(([.J165])*0.5)))*[.$B$4]*2)-[.M164]" office:value-type="float" office:value="1.12597540055475" calcext:value-type="float">
            <text:p>1,13</text:p>
          </table:table-cell>
          <table:table-cell table:style-name="ce13" table:formula="of:=[.D165]/[.$B$20]" office:value-type="float" office:value="163.724166666667" calcext:value-type="float">
            <text:p>163,72</text:p>
          </table:table-cell>
          <table:table-cell table:style-name="ce13" table:formula="of:=[.F165]/[.$B$20]" office:value-type="float" office:value="1.12583333333333" calcext:value-type="float">
            <text:p>1,13</text:p>
          </table:table-cell>
          <table:table-cell table:style-name="ce10" table:formula="of:=([.$B$21]*([.J165]-[.J164]))/360" office:value-type="float" office:value="71.803409166666" calcext:value-type="float">
            <text:p>71,80</text:p>
          </table:table-cell>
          <table:table-cell table:style-name="ce10" table:formula="of:=[.A165]*(([.$B$21]*([.K165]-[.K164]))/360)" office:value-type="float" office:value="9979.41312597932" calcext:value-type="float">
            <text:p>9979,41</text:p>
          </table:table-cell>
          <table:table-cell table:style-name="ce20" table:formula="of:=[.H165]*([.F165]/1000000)" office:value-type="float" office:value="71.79214" calcext:value-type="float">
            <text:p>71,79</text:p>
          </table:table-cell>
          <table:table-cell table:style-name="ce20" table:formula="of:=[.S165]+[.T164]" office:value-type="float" office:value="9980.540764" calcext:value-type="float">
            <text:p>9980,54</text:p>
          </table:table-cell>
          <table:table-cell table:style-name="ce61" table:formula="of:=1000000*([.R165]-[.T165])" office:value-type="float" office:value="-1127638.0206782" calcext:value-type="float">
            <text:p>-1127638,02</text:p>
          </table:table-cell>
          <table:table-cell table:style-name="ce61" table:formula="of:=([.J165]-[.K165])*3600" office:value-type="float" office:value="0.227313451799205" calcext:value-type="float">
            <text:p>0,23</text:p>
          </table:table-cell>
          <table:table-cell table:style-name="ce61" table:formula="of:=1000*([.M165]-[.O165])" office:value-type="float" office:value="0.236872345993788" calcext:value-type="float">
            <text:p>0,24</text:p>
          </table:table-cell>
          <table:table-cell table:number-columns-repeated="1001"/>
        </table:table-row>
        <table:table-row table:style-name="ro1">
          <table:table-cell table:formula="of:=[.A165]+1" office:value-type="float" office:value="140" calcext:value-type="float">
            <text:p>140</text:p>
          </table:table-cell>
          <table:table-cell table:style-name="ce10" table:formula="of:=[.M166]*[.$B$20]" office:value-type="float" office:value="197819.108149006" calcext:value-type="float">
            <text:p>197819,11</text:p>
          </table:table-cell>
          <table:table-cell table:style-name="ce10" table:formula="of:=[.B166]-[.B165]" office:value-type="float" office:value="1349.82390219014" calcext:value-type="float">
            <text:p>1349,82</text:p>
          </table:table-cell>
          <table:table-cell table:style-name="ce34" table:formula="of:=(ROUND([.B166];0))+[.E166]" office:value-type="float" office:value="197819" calcext:value-type="float">
            <text:p>197819</text:p>
          </table:table-cell>
          <table:table-cell office:value-type="float" office:value="0" calcext:value-type="float">
            <text:p>0</text:p>
          </table:table-cell>
          <table:table-cell table:formula="of:=[.D166]-[.D165]" office:value-type="float" office:value="1350" calcext:value-type="float">
            <text:p>1350</text:p>
          </table:table-cell>
          <table:table-cell table:style-name="ce10" table:formula="of:=1000000*[.Q166]/[.C166]" office:value-type="float" office:value="53194.6493540113" calcext:value-type="float">
            <text:p>53194,65</text:p>
          </table:table-cell>
          <table:table-cell table:style-name="ce34" table:formula="of:=([.G166]-MOD([.G166];4))+4*[.I166]" office:value-type="float" office:value="53192" calcext:value-type="float">
            <text:p>531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6]" office:value-type="float" office:value="42" calcext:value-type="float">
            <text:p>42,00</text:p>
          </table:table-cell>
          <table:table-cell table:style-name="ce43" table:formula="of:=2*(DEGREES(ASIN(([.O166]*0.5)/[.$B$4])))" office:value-type="float" office:value="41.999975951703" calcext:value-type="float">
            <text:p>42,0000</text:p>
          </table:table-cell>
          <table:table-cell table:style-name="ce43" table:formula="of:=[.K166]-[.K165]" office:value-type="float" office:value="0.300039094328497" calcext:value-type="float">
            <text:p>0,3000</text:p>
          </table:table-cell>
          <table:table-cell table:style-name="ce10" table:formula="of:=(SIN((RADIANS(([.J166])*0.5)))*[.$B$4]*2)" office:value-type="float" office:value="164.849256790838" calcext:value-type="float">
            <text:p>164,85</text:p>
          </table:table-cell>
          <table:table-cell table:style-name="ce10" table:formula="of:=(SIN((RADIANS(([.J166])*0.5)))*[.$B$4]*2)-[.M165]" office:value-type="float" office:value="1.1248532518251" calcext:value-type="float">
            <text:p>1,12</text:p>
          </table:table-cell>
          <table:table-cell table:style-name="ce13" table:formula="of:=[.D166]/[.$B$20]" office:value-type="float" office:value="164.849166666667" calcext:value-type="float">
            <text:p>164,85</text:p>
          </table:table-cell>
          <table:table-cell table:style-name="ce13" table:formula="of:=[.F166]/[.$B$20]" office:value-type="float" office:value="1.125" calcext:value-type="float">
            <text:p>1,13</text:p>
          </table:table-cell>
          <table:table-cell table:style-name="ce10" table:formula="of:=([.$B$21]*([.J166]-[.J165]))/360" office:value-type="float" office:value="71.8034091666677" calcext:value-type="float">
            <text:p>71,80</text:p>
          </table:table-cell>
          <table:table-cell table:style-name="ce10" table:formula="of:=[.A166]*(([.$B$21]*([.K166]-[.K165]))/360)" office:value-type="float" office:value="10053.7872661637" calcext:value-type="float">
            <text:p>10053,79</text:p>
          </table:table-cell>
          <table:table-cell table:style-name="ce20" table:formula="of:=[.H166]*([.F166]/1000000)" office:value-type="float" office:value="71.8092" calcext:value-type="float">
            <text:p>71,81</text:p>
          </table:table-cell>
          <table:table-cell table:style-name="ce20" table:formula="of:=[.S166]+[.T165]" office:value-type="float" office:value="10052.349964" calcext:value-type="float">
            <text:p>10052,35</text:p>
          </table:table-cell>
          <table:table-cell table:style-name="ce61" table:formula="of:=1000000*([.R166]-[.T166])" office:value-type="float" office:value="1437302.16374024" calcext:value-type="float">
            <text:p>1437302,16</text:p>
          </table:table-cell>
          <table:table-cell table:style-name="ce61" table:formula="of:=([.J166]-[.K166])*3600" office:value-type="float" office:value="0.0865738691999241" calcext:value-type="float">
            <text:p>0,09</text:p>
          </table:table-cell>
          <table:table-cell table:style-name="ce61" table:formula="of:=1000*([.M166]-[.O166])" office:value-type="float" office:value="0.0901241710096201" calcext:value-type="float">
            <text:p>0,09</text:p>
          </table:table-cell>
          <table:table-cell table:number-columns-repeated="1001"/>
        </table:table-row>
        <table:table-row table:style-name="ro1">
          <table:table-cell table:formula="of:=[.A166]+1" office:value-type="float" office:value="141" calcext:value-type="float">
            <text:p>141</text:p>
          </table:table-cell>
          <table:table-cell table:style-name="ce10" table:formula="of:=[.M167]*[.$B$20]" office:value-type="float" office:value="199167.576221178" calcext:value-type="float">
            <text:p>199167,58</text:p>
          </table:table-cell>
          <table:table-cell table:style-name="ce10" table:formula="of:=[.B167]-[.B166]" office:value-type="float" office:value="1348.46807217246" calcext:value-type="float">
            <text:p>1348,47</text:p>
          </table:table-cell>
          <table:table-cell table:style-name="ce34" table:formula="of:=(ROUND([.B167];0))+[.E167]" office:value-type="float" office:value="199168" calcext:value-type="float">
            <text:p>199168</text:p>
          </table:table-cell>
          <table:table-cell office:value-type="float" office:value="0" calcext:value-type="float">
            <text:p>0</text:p>
          </table:table-cell>
          <table:table-cell table:formula="of:=[.D167]-[.D166]" office:value-type="float" office:value="1349" calcext:value-type="float">
            <text:p>1349</text:p>
          </table:table-cell>
          <table:table-cell table:style-name="ce10" table:formula="of:=1000000*[.Q167]/[.C167]" office:value-type="float" office:value="53248.1344189237" calcext:value-type="float">
            <text:p>53248,13</text:p>
          </table:table-cell>
          <table:table-cell table:style-name="ce34" table:formula="of:=([.G167]-MOD([.G167];4))+4*[.I167]" office:value-type="float" office:value="53248" calcext:value-type="float">
            <text:p>532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7]" office:value-type="float" office:value="42.3" calcext:value-type="float">
            <text:p>42,30</text:p>
          </table:table-cell>
          <table:table-cell table:style-name="ce43" table:formula="of:=2*(DEGREES(ASIN(([.O167]*0.5)/[.$B$4])))" office:value-type="float" office:value="42.3000943277088" calcext:value-type="float">
            <text:p>42,3001</text:p>
          </table:table-cell>
          <table:table-cell table:style-name="ce43" table:formula="of:=[.K167]-[.K166]" office:value-type="float" office:value="0.300118376005798" calcext:value-type="float">
            <text:p>0,3001</text:p>
          </table:table-cell>
          <table:table-cell table:style-name="ce10" table:formula="of:=(SIN((RADIANS(([.J167])*0.5)))*[.$B$4]*2)" office:value-type="float" office:value="165.972980184315" calcext:value-type="float">
            <text:p>165,97</text:p>
          </table:table-cell>
          <table:table-cell table:style-name="ce10" table:formula="of:=(SIN((RADIANS(([.J167])*0.5)))*[.$B$4]*2)-[.M166]" office:value-type="float" office:value="1.12372339347706" calcext:value-type="float">
            <text:p>1,12</text:p>
          </table:table-cell>
          <table:table-cell table:style-name="ce13" table:formula="of:=[.D167]/[.$B$20]" office:value-type="float" office:value="165.973333333333" calcext:value-type="float">
            <text:p>165,97</text:p>
          </table:table-cell>
          <table:table-cell table:style-name="ce13" table:formula="of:=[.F167]/[.$B$20]" office:value-type="float" office:value="1.12416666666667" calcext:value-type="float">
            <text:p>1,12</text:p>
          </table:table-cell>
          <table:table-cell table:style-name="ce10" table:formula="of:=([.$B$21]*([.J167]-[.J166]))/360" office:value-type="float" office:value="71.803409166666" calcext:value-type="float">
            <text:p>71,80</text:p>
          </table:table-cell>
          <table:table-cell table:style-name="ce10" table:formula="of:=[.A167]*(([.$B$21]*([.K167]-[.K166]))/360)" office:value-type="float" office:value="10128.2755988665" calcext:value-type="float">
            <text:p>10128,28</text:p>
          </table:table-cell>
          <table:table-cell table:style-name="ce20" table:formula="of:=[.H167]*([.F167]/1000000)" office:value-type="float" office:value="71.831552" calcext:value-type="float">
            <text:p>71,83</text:p>
          </table:table-cell>
          <table:table-cell table:style-name="ce20" table:formula="of:=[.S167]+[.T166]" office:value-type="float" office:value="10124.181516" calcext:value-type="float">
            <text:p>10124,18</text:p>
          </table:table-cell>
          <table:table-cell table:style-name="ce61" table:formula="of:=1000000*([.R167]-[.T167])" office:value-type="float" office:value="4094082.86653161" calcext:value-type="float">
            <text:p>4094082,87</text:p>
          </table:table-cell>
          <table:table-cell table:style-name="ce61" table:formula="of:=([.J167]-[.K167])*3600" office:value-type="float" office:value="-0.339579751684482" calcext:value-type="float">
            <text:p>-0,34</text:p>
          </table:table-cell>
          <table:table-cell table:style-name="ce61" table:formula="of:=1000*([.M167]-[.O167])" office:value-type="float" office:value="-0.353149017996657" calcext:value-type="float">
            <text:p>-0,35</text:p>
          </table:table-cell>
          <table:table-cell table:number-columns-repeated="1001"/>
        </table:table-row>
        <table:table-row table:style-name="ro1">
          <table:table-cell table:formula="of:=[.A167]+1" office:value-type="float" office:value="142" calcext:value-type="float">
            <text:p>142</text:p>
          </table:table-cell>
          <table:table-cell table:style-name="ce10" table:formula="of:=[.M168]*[.$B$20]" office:value-type="float" office:value="200514.679221084" calcext:value-type="float">
            <text:p>200514,68</text:p>
          </table:table-cell>
          <table:table-cell table:style-name="ce10" table:formula="of:=[.B168]-[.B167]" office:value-type="float" office:value="1347.10299990582" calcext:value-type="float">
            <text:p>1347,10</text:p>
          </table:table-cell>
          <table:table-cell table:style-name="ce34" table:formula="of:=(ROUND([.B168];0))+[.E168]" office:value-type="float" office:value="200515" calcext:value-type="float">
            <text:p>200515</text:p>
          </table:table-cell>
          <table:table-cell office:value-type="float" office:value="0" calcext:value-type="float">
            <text:p>0</text:p>
          </table:table-cell>
          <table:table-cell table:formula="of:=[.D168]-[.D167]" office:value-type="float" office:value="1347" calcext:value-type="float">
            <text:p>1347</text:p>
          </table:table-cell>
          <table:table-cell table:style-name="ce10" table:formula="of:=1000000*[.Q168]/[.C168]" office:value-type="float" office:value="53302.0928404788" calcext:value-type="float">
            <text:p>53302,09</text:p>
          </table:table-cell>
          <table:table-cell table:style-name="ce34" table:formula="of:=([.G168]-MOD([.G168];4))+4*[.I168]" office:value-type="float" office:value="53300" calcext:value-type="float">
            <text:p>533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8]" office:value-type="float" office:value="42.6" calcext:value-type="float">
            <text:p>42,60</text:p>
          </table:table-cell>
          <table:table-cell table:style-name="ce43" table:formula="of:=2*(DEGREES(ASIN(([.O168]*0.5)/[.$B$4])))" office:value-type="float" office:value="42.6000714738888" calcext:value-type="float">
            <text:p>42,6001</text:p>
          </table:table-cell>
          <table:table-cell table:style-name="ce43" table:formula="of:=[.K168]-[.K167]" office:value-type="float" office:value="0.299977146180005" calcext:value-type="float">
            <text:p>0,3000</text:p>
          </table:table-cell>
          <table:table-cell table:style-name="ce10" table:formula="of:=(SIN((RADIANS(([.J168])*0.5)))*[.$B$4]*2)" office:value-type="float" office:value="167.09556601757" calcext:value-type="float">
            <text:p>167,10</text:p>
          </table:table-cell>
          <table:table-cell table:style-name="ce10" table:formula="of:=(SIN((RADIANS(([.J168])*0.5)))*[.$B$4]*2)-[.M167]" office:value-type="float" office:value="1.12258583325485" calcext:value-type="float">
            <text:p>1,12</text:p>
          </table:table-cell>
          <table:table-cell table:style-name="ce13" table:formula="of:=[.D168]/[.$B$20]" office:value-type="float" office:value="167.095833333333" calcext:value-type="float">
            <text:p>167,10</text:p>
          </table:table-cell>
          <table:table-cell table:style-name="ce13" table:formula="of:=[.F168]/[.$B$20]" office:value-type="float" office:value="1.1225" calcext:value-type="float">
            <text:p>1,12</text:p>
          </table:table-cell>
          <table:table-cell table:style-name="ce10" table:formula="of:=([.$B$21]*([.J168]-[.J167]))/360" office:value-type="float" office:value="71.8034091666677" calcext:value-type="float">
            <text:p>71,80</text:p>
          </table:table-cell>
          <table:table-cell table:style-name="ce10" table:formula="of:=[.A168]*(([.$B$21]*([.K168]-[.K167]))/360)" office:value-type="float" office:value="10195.3073700976" calcext:value-type="float">
            <text:p>10195,31</text:p>
          </table:table-cell>
          <table:table-cell table:style-name="ce20" table:formula="of:=[.H168]*([.F168]/1000000)" office:value-type="float" office:value="71.7951" calcext:value-type="float">
            <text:p>71,80</text:p>
          </table:table-cell>
          <table:table-cell table:style-name="ce20" table:formula="of:=[.S168]+[.T167]" office:value-type="float" office:value="10195.976616" calcext:value-type="float">
            <text:p>10195,98</text:p>
          </table:table-cell>
          <table:table-cell table:style-name="ce61" table:formula="of:=1000000*([.R168]-[.T168])" office:value-type="float" office:value="-669245.902374314" calcext:value-type="float">
            <text:p>-669245,90</text:p>
          </table:table-cell>
          <table:table-cell table:style-name="ce61" table:formula="of:=([.J168]-[.K168])*3600" office:value-type="float" office:value="-0.257305999687674" calcext:value-type="float">
            <text:p>-0,26</text:p>
          </table:table-cell>
          <table:table-cell table:style-name="ce61" table:formula="of:=1000*([.M168]-[.O168])" office:value-type="float" office:value="-0.267315762982889" calcext:value-type="float">
            <text:p>-0,27</text:p>
          </table:table-cell>
          <table:table-cell table:number-columns-repeated="1001"/>
        </table:table-row>
        <table:table-row table:style-name="ro1">
          <table:table-cell table:formula="of:=[.A168]+1" office:value-type="float" office:value="143" calcext:value-type="float">
            <text:p>143</text:p>
          </table:table-cell>
          <table:table-cell table:style-name="ce10" table:formula="of:=[.M169]*[.$B$20]" office:value-type="float" office:value="201860.40791583" calcext:value-type="float">
            <text:p>201860,41</text:p>
          </table:table-cell>
          <table:table-cell table:style-name="ce10" table:formula="of:=[.B169]-[.B168]" office:value-type="float" office:value="1345.72869474592" calcext:value-type="float">
            <text:p>1345,73</text:p>
          </table:table-cell>
          <table:table-cell table:style-name="ce34" table:formula="of:=(ROUND([.B169];0))+[.E169]" office:value-type="float" office:value="201860" calcext:value-type="float">
            <text:p>201860</text:p>
          </table:table-cell>
          <table:table-cell office:value-type="float" office:value="0" calcext:value-type="float">
            <text:p>0</text:p>
          </table:table-cell>
          <table:table-cell table:formula="of:=[.D169]-[.D168]" office:value-type="float" office:value="1345" calcext:value-type="float">
            <text:p>1345</text:p>
          </table:table-cell>
          <table:table-cell table:style-name="ce10" table:formula="of:=1000000*[.Q169]/[.C169]" office:value-type="float" office:value="53356.5267999452" calcext:value-type="float">
            <text:p>53356,53</text:p>
          </table:table-cell>
          <table:table-cell table:style-name="ce34" table:formula="of:=([.G169]-MOD([.G169];4))+4*[.I169]" office:value-type="float" office:value="53356" calcext:value-type="float">
            <text:p>533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69]" office:value-type="float" office:value="42.9" calcext:value-type="float">
            <text:p>42,90</text:p>
          </table:table-cell>
          <table:table-cell table:style-name="ce43" table:formula="of:=2*(DEGREES(ASIN(([.O169]*0.5)/[.$B$4])))" office:value-type="float" office:value="42.8999090176728" calcext:value-type="float">
            <text:p>42,8999</text:p>
          </table:table-cell>
          <table:table-cell table:style-name="ce43" table:formula="of:=[.K169]-[.K168]" office:value-type="float" office:value="0.299837543783994" calcext:value-type="float">
            <text:p>0,2998</text:p>
          </table:table-cell>
          <table:table-cell table:style-name="ce10" table:formula="of:=(SIN((RADIANS(([.J169])*0.5)))*[.$B$4]*2)" office:value-type="float" office:value="168.217006596525" calcext:value-type="float">
            <text:p>168,22</text:p>
          </table:table-cell>
          <table:table-cell table:style-name="ce10" table:formula="of:=(SIN((RADIANS(([.J169])*0.5)))*[.$B$4]*2)-[.M168]" office:value-type="float" office:value="1.12144057895495" calcext:value-type="float">
            <text:p>1,12</text:p>
          </table:table-cell>
          <table:table-cell table:style-name="ce13" table:formula="of:=[.D169]/[.$B$20]" office:value-type="float" office:value="168.216666666667" calcext:value-type="float">
            <text:p>168,22</text:p>
          </table:table-cell>
          <table:table-cell table:style-name="ce13" table:formula="of:=[.F169]/[.$B$20]" office:value-type="float" office:value="1.12083333333333" calcext:value-type="float">
            <text:p>1,12</text:p>
          </table:table-cell>
          <table:table-cell table:style-name="ce10" table:formula="of:=([.$B$21]*([.J169]-[.J168]))/360" office:value-type="float" office:value="71.803409166666" calcext:value-type="float">
            <text:p>71,80</text:p>
          </table:table-cell>
          <table:table-cell table:style-name="ce10" table:formula="of:=[.A169]*(([.$B$21]*([.K169]-[.K168]))/360)" office:value-type="float" office:value="10262.3272369954" calcext:value-type="float">
            <text:p>10262,33</text:p>
          </table:table-cell>
          <table:table-cell table:style-name="ce20" table:formula="of:=[.H169]*([.F169]/1000000)" office:value-type="float" office:value="71.76382" calcext:value-type="float">
            <text:p>71,76</text:p>
          </table:table-cell>
          <table:table-cell table:style-name="ce20" table:formula="of:=[.S169]+[.T168]" office:value-type="float" office:value="10267.740436" calcext:value-type="float">
            <text:p>10267,74</text:p>
          </table:table-cell>
          <table:table-cell table:style-name="ce61" table:formula="of:=1000000*([.R169]-[.T169])" office:value-type="float" office:value="-5413199.00462077" calcext:value-type="float">
            <text:p>-5413199,00</text:p>
          </table:table-cell>
          <table:table-cell table:style-name="ce61" table:formula="of:=([.J169]-[.K169])*3600" office:value-type="float" office:value="0.32753637792382" calcext:value-type="float">
            <text:p>0,33</text:p>
          </table:table-cell>
          <table:table-cell table:style-name="ce61" table:formula="of:=1000*([.M169]-[.O169])" office:value-type="float" office:value="0.339929858000687" calcext:value-type="float">
            <text:p>0,34</text:p>
          </table:table-cell>
          <table:table-cell table:number-columns-repeated="1001"/>
        </table:table-row>
        <table:table-row table:style-name="ro1">
          <table:table-cell table:formula="of:=[.A169]+1" office:value-type="float" office:value="144" calcext:value-type="float">
            <text:p>144</text:p>
          </table:table-cell>
          <table:table-cell table:style-name="ce10" table:formula="of:=[.M170]*[.$B$20]" office:value-type="float" office:value="203204.753081942" calcext:value-type="float">
            <text:p>203204,75</text:p>
          </table:table-cell>
          <table:table-cell table:style-name="ce10" table:formula="of:=[.B170]-[.B169]" office:value-type="float" office:value="1344.34516611224" calcext:value-type="float">
            <text:p>1344,35</text:p>
          </table:table-cell>
          <table:table-cell table:style-name="ce34" table:formula="of:=(ROUND([.B170];0))+[.E170]" office:value-type="float" office:value="203205" calcext:value-type="float">
            <text:p>203205</text:p>
          </table:table-cell>
          <table:table-cell office:value-type="float" office:value="0" calcext:value-type="float">
            <text:p>0</text:p>
          </table:table-cell>
          <table:table-cell table:formula="of:=[.D170]-[.D169]" office:value-type="float" office:value="1345" calcext:value-type="float">
            <text:p>1345</text:p>
          </table:table-cell>
          <table:table-cell table:style-name="ce10" table:formula="of:=1000000*[.Q170]/[.C170]" office:value-type="float" office:value="53411.4385030423" calcext:value-type="float">
            <text:p>53411,44</text:p>
          </table:table-cell>
          <table:table-cell table:style-name="ce34" table:formula="of:=([.G170]-MOD([.G170];4))+4*[.I170]" office:value-type="float" office:value="53408" calcext:value-type="float">
            <text:p>534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0]" office:value-type="float" office:value="43.2" calcext:value-type="float">
            <text:p>43,20</text:p>
          </table:table-cell>
          <table:table-cell table:style-name="ce43" table:formula="of:=2*(DEGREES(ASIN(([.O170]*0.5)/[.$B$4])))" office:value-type="float" office:value="43.2000551299864" calcext:value-type="float">
            <text:p>43,2001</text:p>
          </table:table-cell>
          <table:table-cell table:style-name="ce43" table:formula="of:=[.K170]-[.K169]" office:value-type="float" office:value="0.300146112313605" calcext:value-type="float">
            <text:p>0,3001</text:p>
          </table:table-cell>
          <table:table-cell table:style-name="ce10" table:formula="of:=(SIN((RADIANS(([.J170])*0.5)))*[.$B$4]*2)" office:value-type="float" office:value="169.337294234952" calcext:value-type="float">
            <text:p>169,34</text:p>
          </table:table-cell>
          <table:table-cell table:style-name="ce10" table:formula="of:=(SIN((RADIANS(([.J170])*0.5)))*[.$B$4]*2)-[.M169]" office:value-type="float" office:value="1.12028763842685" calcext:value-type="float">
            <text:p>1,12</text:p>
          </table:table-cell>
          <table:table-cell table:style-name="ce13" table:formula="of:=[.D170]/[.$B$20]" office:value-type="float" office:value="169.3375" calcext:value-type="float">
            <text:p>169,34</text:p>
          </table:table-cell>
          <table:table-cell table:style-name="ce13" table:formula="of:=[.F170]/[.$B$20]" office:value-type="float" office:value="1.12083333333333" calcext:value-type="float">
            <text:p>1,12</text:p>
          </table:table-cell>
          <table:table-cell table:style-name="ce10" table:formula="of:=([.$B$21]*([.J170]-[.J169]))/360" office:value-type="float" office:value="71.803409166666" calcext:value-type="float">
            <text:p>71,80</text:p>
          </table:table-cell>
          <table:table-cell table:style-name="ce10" table:formula="of:=[.A170]*(([.$B$21]*([.K170]-[.K169]))/360)" office:value-type="float" office:value="10344.7267738743" calcext:value-type="float">
            <text:p>10344,73</text:p>
          </table:table-cell>
          <table:table-cell table:style-name="ce20" table:formula="of:=[.H170]*([.F170]/1000000)" office:value-type="float" office:value="71.83376" calcext:value-type="float">
            <text:p>71,83</text:p>
          </table:table-cell>
          <table:table-cell table:style-name="ce20" table:formula="of:=[.S170]+[.T169]" office:value-type="float" office:value="10339.574196" calcext:value-type="float">
            <text:p>10339,57</text:p>
          </table:table-cell>
          <table:table-cell table:style-name="ce61" table:formula="of:=1000000*([.R170]-[.T170])" office:value-type="float" office:value="5152577.87428163" calcext:value-type="float">
            <text:p>5152577,87</text:p>
          </table:table-cell>
          <table:table-cell table:style-name="ce61" table:formula="of:=([.J170]-[.K170])*3600" office:value-type="float" office:value="-0.198467951040016" calcext:value-type="float">
            <text:p>-0,20</text:p>
          </table:table-cell>
          <table:table-cell table:style-name="ce61" table:formula="of:=1000*([.M170]-[.O170])" office:value-type="float" office:value="-0.205765048008288" calcext:value-type="float">
            <text:p>-0,21</text:p>
          </table:table-cell>
          <table:table-cell table:number-columns-repeated="1001"/>
        </table:table-row>
        <table:table-row table:style-name="ro1">
          <table:table-cell table:formula="of:=[.A170]+1" office:value-type="float" office:value="145" calcext:value-type="float">
            <text:p>145</text:p>
          </table:table-cell>
          <table:table-cell table:style-name="ce10" table:formula="of:=[.M171]*[.$B$20]" office:value-type="float" office:value="204547.70550543" calcext:value-type="float">
            <text:p>204547,71</text:p>
          </table:table-cell>
          <table:table-cell table:style-name="ce10" table:formula="of:=[.B171]-[.B170]" office:value-type="float" office:value="1342.95242348738" calcext:value-type="float">
            <text:p>1342,95</text:p>
          </table:table-cell>
          <table:table-cell table:style-name="ce34" table:formula="of:=(ROUND([.B171];0))+[.E171]" office:value-type="float" office:value="204548" calcext:value-type="float">
            <text:p>204548</text:p>
          </table:table-cell>
          <table:table-cell office:value-type="float" office:value="0" calcext:value-type="float">
            <text:p>0</text:p>
          </table:table-cell>
          <table:table-cell table:formula="of:=[.D171]-[.D170]" office:value-type="float" office:value="1343" calcext:value-type="float">
            <text:p>1343</text:p>
          </table:table-cell>
          <table:table-cell table:style-name="ce10" table:formula="of:=1000000*[.Q171]/[.C171]" office:value-type="float" office:value="53466.8301801849" calcext:value-type="float">
            <text:p>53466,83</text:p>
          </table:table-cell>
          <table:table-cell table:style-name="ce34" table:formula="of:=([.G171]-MOD([.G171];4))+4*[.I171]" office:value-type="float" office:value="53464" calcext:value-type="float">
            <text:p>5346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1]" office:value-type="float" office:value="43.5" calcext:value-type="float">
            <text:p>43,50</text:p>
          </table:table-cell>
          <table:table-cell table:style-name="ce43" table:formula="of:=2*(DEGREES(ASIN(([.O171]*0.5)/[.$B$4])))" office:value-type="float" office:value="43.500065820961" calcext:value-type="float">
            <text:p>43,5001</text:p>
          </table:table-cell>
          <table:table-cell table:style-name="ce43" table:formula="of:=[.K171]-[.K170]" office:value-type="float" office:value="0.300010690974595" calcext:value-type="float">
            <text:p>0,3000</text:p>
          </table:table-cell>
          <table:table-cell table:style-name="ce10" table:formula="of:=(SIN((RADIANS(([.J171])*0.5)))*[.$B$4]*2)" office:value-type="float" office:value="170.456421254525" calcext:value-type="float">
            <text:p>170,46</text:p>
          </table:table-cell>
          <table:table-cell table:style-name="ce10" table:formula="of:=(SIN((RADIANS(([.J171])*0.5)))*[.$B$4]*2)-[.M170]" office:value-type="float" office:value="1.11912701957283" calcext:value-type="float">
            <text:p>1,12</text:p>
          </table:table-cell>
          <table:table-cell table:style-name="ce13" table:formula="of:=[.D171]/[.$B$20]" office:value-type="float" office:value="170.456666666667" calcext:value-type="float">
            <text:p>170,46</text:p>
          </table:table-cell>
          <table:table-cell table:style-name="ce13" table:formula="of:=[.F171]/[.$B$20]" office:value-type="float" office:value="1.11916666666667" calcext:value-type="float">
            <text:p>1,12</text:p>
          </table:table-cell>
          <table:table-cell table:style-name="ce10" table:formula="of:=([.$B$21]*([.J171]-[.J170]))/360" office:value-type="float" office:value="71.8034091666677" calcext:value-type="float">
            <text:p>71,80</text:p>
          </table:table-cell>
          <table:table-cell table:style-name="ce10" table:formula="of:=[.A171]*(([.$B$21]*([.K171]-[.K170]))/360)" office:value-type="float" office:value="10411.8653592379" calcext:value-type="float">
            <text:p>10411,87</text:p>
          </table:table-cell>
          <table:table-cell table:style-name="ce20" table:formula="of:=[.H171]*([.F171]/1000000)" office:value-type="float" office:value="71.802152" calcext:value-type="float">
            <text:p>71,80</text:p>
          </table:table-cell>
          <table:table-cell table:style-name="ce20" table:formula="of:=[.S171]+[.T170]" office:value-type="float" office:value="10411.376348" calcext:value-type="float">
            <text:p>10411,38</text:p>
          </table:table-cell>
          <table:table-cell table:style-name="ce61" table:formula="of:=1000000*([.R171]-[.T171])" office:value-type="float" office:value="489011.23790165" calcext:value-type="float">
            <text:p>489011,24</text:p>
          </table:table-cell>
          <table:table-cell table:style-name="ce61" table:formula="of:=([.J171]-[.K171])*3600" office:value-type="float" office:value="-0.236955459592991" calcext:value-type="float">
            <text:p>-0,24</text:p>
          </table:table-cell>
          <table:table-cell table:style-name="ce61" table:formula="of:=1000*([.M171]-[.O171])" office:value-type="float" office:value="-0.245412141993029" calcext:value-type="float">
            <text:p>-0,25</text:p>
          </table:table-cell>
          <table:table-cell table:number-columns-repeated="1001"/>
        </table:table-row>
        <table:table-row table:style-name="ro1">
          <table:table-cell table:formula="of:=[.A171]+1" office:value-type="float" office:value="146" calcext:value-type="float">
            <text:p>146</text:p>
          </table:table-cell>
          <table:table-cell table:style-name="ce10" table:formula="of:=[.M172]*[.$B$20]" office:value-type="float" office:value="205889.255981847" calcext:value-type="float">
            <text:p>205889,26</text:p>
          </table:table-cell>
          <table:table-cell table:style-name="ce10" table:formula="of:=[.B172]-[.B171]" office:value-type="float" office:value="1341.55047641692" calcext:value-type="float">
            <text:p>1341,55</text:p>
          </table:table-cell>
          <table:table-cell table:style-name="ce34" table:formula="of:=(ROUND([.B172];0))+[.E172]" office:value-type="float" office:value="205889" calcext:value-type="float">
            <text:p>205889</text:p>
          </table:table-cell>
          <table:table-cell office:value-type="float" office:value="0" calcext:value-type="float">
            <text:p>0</text:p>
          </table:table-cell>
          <table:table-cell table:formula="of:=[.D172]-[.D171]" office:value-type="float" office:value="1341" calcext:value-type="float">
            <text:p>1341</text:p>
          </table:table-cell>
          <table:table-cell table:style-name="ce10" table:formula="of:=1000000*[.Q172]/[.C172]" office:value-type="float" office:value="53522.7040867238" calcext:value-type="float">
            <text:p>53522,70</text:p>
          </table:table-cell>
          <table:table-cell table:style-name="ce34" table:formula="of:=([.G172]-MOD([.G172];4))+4*[.I172]" office:value-type="float" office:value="53520" calcext:value-type="float">
            <text:p>535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2]" office:value-type="float" office:value="43.8" calcext:value-type="float">
            <text:p>43,80</text:p>
          </table:table-cell>
          <table:table-cell table:style-name="ce43" table:formula="of:=2*(DEGREES(ASIN(([.O172]*0.5)/[.$B$4])))" office:value-type="float" office:value="43.7999427268149" calcext:value-type="float">
            <text:p>43,7999</text:p>
          </table:table-cell>
          <table:table-cell table:style-name="ce43" table:formula="of:=[.K172]-[.K171]" office:value-type="float" office:value="0.2998769058539" calcext:value-type="float">
            <text:p>0,2999</text:p>
          </table:table-cell>
          <table:table-cell table:style-name="ce10" table:formula="of:=(SIN((RADIANS(([.J172])*0.5)))*[.$B$4]*2)" office:value-type="float" office:value="171.574379984872" calcext:value-type="float">
            <text:p>171,57</text:p>
          </table:table-cell>
          <table:table-cell table:style-name="ce10" table:formula="of:=(SIN((RADIANS(([.J172])*0.5)))*[.$B$4]*2)-[.M171]" office:value-type="float" office:value="1.11795873034743" calcext:value-type="float">
            <text:p>1,12</text:p>
          </table:table-cell>
          <table:table-cell table:style-name="ce13" table:formula="of:=[.D172]/[.$B$20]" office:value-type="float" office:value="171.574166666667" calcext:value-type="float">
            <text:p>171,57</text:p>
          </table:table-cell>
          <table:table-cell table:style-name="ce13" table:formula="of:=[.F172]/[.$B$20]" office:value-type="float" office:value="1.1175" calcext:value-type="float">
            <text:p>1,12</text:p>
          </table:table-cell>
          <table:table-cell table:style-name="ce10" table:formula="of:=([.$B$21]*([.J172]-[.J171]))/360" office:value-type="float" office:value="71.803409166666" calcext:value-type="float">
            <text:p>71,80</text:p>
          </table:table-cell>
          <table:table-cell table:style-name="ce10" table:formula="of:=[.A172]*(([.$B$21]*([.K172]-[.K171]))/360)" office:value-type="float" office:value="10478.9962963886" calcext:value-type="float">
            <text:p>10479,00</text:p>
          </table:table-cell>
          <table:table-cell table:style-name="ce20" table:formula="of:=[.H172]*([.F172]/1000000)" office:value-type="float" office:value="71.77032" calcext:value-type="float">
            <text:p>71,77</text:p>
          </table:table-cell>
          <table:table-cell table:style-name="ce20" table:formula="of:=[.S172]+[.T171]" office:value-type="float" office:value="10483.146668" calcext:value-type="float">
            <text:p>10483,15</text:p>
          </table:table-cell>
          <table:table-cell table:style-name="ce61" table:formula="of:=1000000*([.R172]-[.T172])" office:value-type="float" office:value="-4150371.61138389" calcext:value-type="float">
            <text:p>-4150371,61</text:p>
          </table:table-cell>
          <table:table-cell table:style-name="ce61" table:formula="of:=([.J172]-[.K172])*3600" office:value-type="float" office:value="0.206183466357857" calcext:value-type="float">
            <text:p>0,21</text:p>
          </table:table-cell>
          <table:table-cell table:style-name="ce61" table:formula="of:=1000*([.M172]-[.O172])" office:value-type="float" office:value="0.213318204998814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172]+1" office:value-type="float" office:value="147" calcext:value-type="float">
            <text:p>147</text:p>
          </table:table-cell>
          <table:table-cell table:style-name="ce10" table:formula="of:=[.M173]*[.$B$20]" office:value-type="float" office:value="207229.395316356" calcext:value-type="float">
            <text:p>207229,40</text:p>
          </table:table-cell>
          <table:table-cell table:style-name="ce10" table:formula="of:=[.B173]-[.B172]" office:value-type="float" office:value="1340.13933450976" calcext:value-type="float">
            <text:p>1340,14</text:p>
          </table:table-cell>
          <table:table-cell table:style-name="ce34" table:formula="of:=(ROUND([.B173];0))+[.E173]" office:value-type="float" office:value="207229" calcext:value-type="float">
            <text:p>207229</text:p>
          </table:table-cell>
          <table:table-cell office:value-type="float" office:value="0" calcext:value-type="float">
            <text:p>0</text:p>
          </table:table-cell>
          <table:table-cell table:formula="of:=[.D173]-[.D172]" office:value-type="float" office:value="1340" calcext:value-type="float">
            <text:p>1340</text:p>
          </table:table-cell>
          <table:table-cell table:style-name="ce10" table:formula="of:=1000000*[.Q173]/[.C173]" office:value-type="float" office:value="53579.0625031794" calcext:value-type="float">
            <text:p>53579,06</text:p>
          </table:table-cell>
          <table:table-cell table:style-name="ce34" table:formula="of:=([.G173]-MOD([.G173];4))+4*[.I173]" office:value-type="float" office:value="53576" calcext:value-type="float">
            <text:p>535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3]" office:value-type="float" office:value="44.1" calcext:value-type="float">
            <text:p>44,10</text:p>
          </table:table-cell>
          <table:table-cell table:style-name="ce43" table:formula="of:=2*(DEGREES(ASIN(([.O173]*0.5)/[.$B$4])))" office:value-type="float" office:value="44.0999114587352" calcext:value-type="float">
            <text:p>44,0999</text:p>
          </table:table-cell>
          <table:table-cell table:style-name="ce43" table:formula="of:=[.K173]-[.K172]" office:value-type="float" office:value="0.299968731920302" calcext:value-type="float">
            <text:p>0,3000</text:p>
          </table:table-cell>
          <table:table-cell table:style-name="ce10" table:formula="of:=(SIN((RADIANS(([.J173])*0.5)))*[.$B$4]*2)" office:value-type="float" office:value="172.69116276363" calcext:value-type="float">
            <text:p>172,69</text:p>
          </table:table-cell>
          <table:table-cell table:style-name="ce10" table:formula="of:=(SIN((RADIANS(([.J173])*0.5)))*[.$B$4]*2)-[.M172]" office:value-type="float" office:value="1.11678277875814" calcext:value-type="float">
            <text:p>1,12</text:p>
          </table:table-cell>
          <table:table-cell table:style-name="ce13" table:formula="of:=[.D173]/[.$B$20]" office:value-type="float" office:value="172.690833333333" calcext:value-type="float">
            <text:p>172,69</text:p>
          </table:table-cell>
          <table:table-cell table:style-name="ce13" table:formula="of:=[.F173]/[.$B$20]" office:value-type="float" office:value="1.11666666666667" calcext:value-type="float">
            <text:p>1,12</text:p>
          </table:table-cell>
          <table:table-cell table:style-name="ce10" table:formula="of:=([.$B$21]*([.J173]-[.J172]))/360" office:value-type="float" office:value="71.8034091666677" calcext:value-type="float">
            <text:p>71,80</text:p>
          </table:table-cell>
          <table:table-cell table:style-name="ce10" table:formula="of:=[.A173]*(([.$B$21]*([.K173]-[.K172]))/360)" office:value-type="float" office:value="10554.001021687" calcext:value-type="float">
            <text:p>10554,00</text:p>
          </table:table-cell>
          <table:table-cell table:style-name="ce20" table:formula="of:=[.H173]*([.F173]/1000000)" office:value-type="float" office:value="71.79184" calcext:value-type="float">
            <text:p>71,79</text:p>
          </table:table-cell>
          <table:table-cell table:style-name="ce20" table:formula="of:=[.S173]+[.T172]" office:value-type="float" office:value="10554.938508" calcext:value-type="float">
            <text:p>10554,94</text:p>
          </table:table-cell>
          <table:table-cell table:style-name="ce61" table:formula="of:=1000000*([.R173]-[.T173])" office:value-type="float" office:value="-937486.313005138" calcext:value-type="float">
            <text:p>-937486,31</text:p>
          </table:table-cell>
          <table:table-cell table:style-name="ce61" table:formula="of:=([.J173]-[.K173])*3600" office:value-type="float" office:value="0.318748553286241" calcext:value-type="float">
            <text:p>0,32</text:p>
          </table:table-cell>
          <table:table-cell table:style-name="ce61" table:formula="of:=1000*([.M173]-[.O173])" office:value-type="float" office:value="0.329430297000499" calcext:value-type="float">
            <text:p>0,33</text:p>
          </table:table-cell>
          <table:table-cell table:number-columns-repeated="1001"/>
        </table:table-row>
        <table:table-row table:style-name="ro1">
          <table:table-cell table:formula="of:=[.A173]+1" office:value-type="float" office:value="148" calcext:value-type="float">
            <text:p>148</text:p>
          </table:table-cell>
          <table:table-cell table:style-name="ce10" table:formula="of:=[.M174]*[.$B$20]" office:value-type="float" office:value="208568.114323794" calcext:value-type="float">
            <text:p>208568,11</text:p>
          </table:table-cell>
          <table:table-cell table:style-name="ce10" table:formula="of:=[.B174]-[.B173]" office:value-type="float" office:value="1338.71900743758" calcext:value-type="float">
            <text:p>1338,72</text:p>
          </table:table-cell>
          <table:table-cell table:style-name="ce34" table:formula="of:=(ROUND([.B174];0))+[.E174]" office:value-type="float" office:value="208568" calcext:value-type="float">
            <text:p>208568</text:p>
          </table:table-cell>
          <table:table-cell office:value-type="float" office:value="0" calcext:value-type="float">
            <text:p>0</text:p>
          </table:table-cell>
          <table:table-cell table:formula="of:=[.D174]-[.D173]" office:value-type="float" office:value="1339" calcext:value-type="float">
            <text:p>1339</text:p>
          </table:table-cell>
          <table:table-cell table:style-name="ce10" table:formula="of:=1000000*[.Q174]/[.C174]" office:value-type="float" office:value="53635.9077354878" calcext:value-type="float">
            <text:p>53635,91</text:p>
          </table:table-cell>
          <table:table-cell table:style-name="ce34" table:formula="of:=([.G174]-MOD([.G174];4))+4*[.I174]" office:value-type="float" office:value="53632" calcext:value-type="float">
            <text:p>536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4]" office:value-type="float" office:value="44.4" calcext:value-type="float">
            <text:p>44,40</text:p>
          </table:table-cell>
          <table:table-cell table:style-name="ce43" table:formula="of:=2*(DEGREES(ASIN(([.O174]*0.5)/[.$B$4])))" office:value-type="float" office:value="44.3999743669744" calcext:value-type="float">
            <text:p>44,4000</text:p>
          </table:table-cell>
          <table:table-cell table:style-name="ce43" table:formula="of:=[.K174]-[.K173]" office:value-type="float" office:value="0.300062908239198" calcext:value-type="float">
            <text:p>0,3001</text:p>
          </table:table-cell>
          <table:table-cell table:style-name="ce10" table:formula="of:=(SIN((RADIANS(([.J174])*0.5)))*[.$B$4]*2)" office:value-type="float" office:value="173.806761936495" calcext:value-type="float">
            <text:p>173,81</text:p>
          </table:table-cell>
          <table:table-cell table:style-name="ce10" table:formula="of:=(SIN((RADIANS(([.J174])*0.5)))*[.$B$4]*2)-[.M173]" office:value-type="float" office:value="1.11559917286465" calcext:value-type="float">
            <text:p>1,12</text:p>
          </table:table-cell>
          <table:table-cell table:style-name="ce13" table:formula="of:=[.D174]/[.$B$20]" office:value-type="float" office:value="173.806666666667" calcext:value-type="float">
            <text:p>173,81</text:p>
          </table:table-cell>
          <table:table-cell table:style-name="ce13" table:formula="of:=[.F174]/[.$B$20]" office:value-type="float" office:value="1.11583333333333" calcext:value-type="float">
            <text:p>1,12</text:p>
          </table:table-cell>
          <table:table-cell table:style-name="ce10" table:formula="of:=([.$B$21]*([.J174]-[.J173]))/360" office:value-type="float" office:value="71.803409166666" calcext:value-type="float">
            <text:p>71,80</text:p>
          </table:table-cell>
          <table:table-cell table:style-name="ce10" table:formula="of:=[.A174]*(([.$B$21]*([.K174]-[.K173]))/360)" office:value-type="float" office:value="10629.1329561793" calcext:value-type="float">
            <text:p>10629,13</text:p>
          </table:table-cell>
          <table:table-cell table:style-name="ce20" table:formula="of:=[.H174]*([.F174]/1000000)" office:value-type="float" office:value="71.813248" calcext:value-type="float">
            <text:p>71,81</text:p>
          </table:table-cell>
          <table:table-cell table:style-name="ce20" table:formula="of:=[.S174]+[.T173]" office:value-type="float" office:value="10626.751756" calcext:value-type="float">
            <text:p>10626,75</text:p>
          </table:table-cell>
          <table:table-cell table:style-name="ce61" table:formula="of:=1000000*([.R174]-[.T174])" office:value-type="float" office:value="2381200.17928668" calcext:value-type="float">
            <text:p>2381200,18</text:p>
          </table:table-cell>
          <table:table-cell table:style-name="ce61" table:formula="of:=([.J174]-[.K174])*3600" office:value-type="float" office:value="0.0922788921627671" calcext:value-type="float">
            <text:p>0,09</text:p>
          </table:table-cell>
          <table:table-cell table:style-name="ce61" table:formula="of:=1000*([.M174]-[.O174])" office:value-type="float" office:value="0.0952698279945707" calcext:value-type="float">
            <text:p>0,10</text:p>
          </table:table-cell>
          <table:table-cell table:number-columns-repeated="1001"/>
        </table:table-row>
        <table:table-row table:style-name="ro1">
          <table:table-cell table:formula="of:=[.A174]+1" office:value-type="float" office:value="149" calcext:value-type="float">
            <text:p>149</text:p>
          </table:table-cell>
          <table:table-cell table:style-name="ce10" table:formula="of:=[.M175]*[.$B$20]" office:value-type="float" office:value="209905.403828729" calcext:value-type="float">
            <text:p>209905,40</text:p>
          </table:table-cell>
          <table:table-cell table:style-name="ce10" table:formula="of:=[.B175]-[.B174]" office:value-type="float" office:value="1337.2895049353" calcext:value-type="float">
            <text:p>1337,29</text:p>
          </table:table-cell>
          <table:table-cell table:style-name="ce34" table:formula="of:=(ROUND([.B175];0))+[.E175]" office:value-type="float" office:value="209905" calcext:value-type="float">
            <text:p>209905</text:p>
          </table:table-cell>
          <table:table-cell office:value-type="float" office:value="0" calcext:value-type="float">
            <text:p>0</text:p>
          </table:table-cell>
          <table:table-cell table:formula="of:=[.D175]-[.D174]" office:value-type="float" office:value="1337" calcext:value-type="float">
            <text:p>1337</text:p>
          </table:table-cell>
          <table:table-cell table:style-name="ce10" table:formula="of:=1000000*[.Q175]/[.C175]" office:value-type="float" office:value="53693.2421152455" calcext:value-type="float">
            <text:p>53693,24</text:p>
          </table:table-cell>
          <table:table-cell table:style-name="ce34" table:formula="of:=([.G175]-MOD([.G175];4))+4*[.I175]" office:value-type="float" office:value="53692" calcext:value-type="float">
            <text:p>536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5]" office:value-type="float" office:value="44.7" calcext:value-type="float">
            <text:p>44,70</text:p>
          </table:table-cell>
          <table:table-cell table:style-name="ce43" table:formula="of:=2*(DEGREES(ASIN(([.O175]*0.5)/[.$B$4])))" office:value-type="float" office:value="44.6999093586979" calcext:value-type="float">
            <text:p>44,6999</text:p>
          </table:table-cell>
          <table:table-cell table:style-name="ce43" table:formula="of:=[.K175]-[.K174]" office:value-type="float" office:value="0.299934991723504" calcext:value-type="float">
            <text:p>0,2999</text:p>
          </table:table-cell>
          <table:table-cell table:style-name="ce10" table:formula="of:=(SIN((RADIANS(([.J175])*0.5)))*[.$B$4]*2)" office:value-type="float" office:value="174.921169857274" calcext:value-type="float">
            <text:p>174,92</text:p>
          </table:table-cell>
          <table:table-cell table:style-name="ce10" table:formula="of:=(SIN((RADIANS(([.J175])*0.5)))*[.$B$4]*2)-[.M174]" office:value-type="float" office:value="1.11440792077943" calcext:value-type="float">
            <text:p>1,11</text:p>
          </table:table-cell>
          <table:table-cell table:style-name="ce13" table:formula="of:=[.D175]/[.$B$20]" office:value-type="float" office:value="174.920833333333" calcext:value-type="float">
            <text:p>174,92</text:p>
          </table:table-cell>
          <table:table-cell table:style-name="ce13" table:formula="of:=[.F175]/[.$B$20]" office:value-type="float" office:value="1.11416666666667" calcext:value-type="float">
            <text:p>1,11</text:p>
          </table:table-cell>
          <table:table-cell table:style-name="ce10" table:formula="of:=([.$B$21]*([.J175]-[.J174]))/360" office:value-type="float" office:value="71.8034091666677" calcext:value-type="float">
            <text:p>71,80</text:p>
          </table:table-cell>
          <table:table-cell table:style-name="ce10" table:formula="of:=[.A175]*(([.$B$21]*([.K175]-[.K174]))/360)" office:value-type="float" office:value="10696.3896172813" calcext:value-type="float">
            <text:p>10696,39</text:p>
          </table:table-cell>
          <table:table-cell table:style-name="ce20" table:formula="of:=[.H175]*([.F175]/1000000)" office:value-type="float" office:value="71.786204" calcext:value-type="float">
            <text:p>71,79</text:p>
          </table:table-cell>
          <table:table-cell table:style-name="ce20" table:formula="of:=[.S175]+[.T174]" office:value-type="float" office:value="10698.53796" calcext:value-type="float">
            <text:p>10698,54</text:p>
          </table:table-cell>
          <table:table-cell table:style-name="ce61" table:formula="of:=1000000*([.R175]-[.T175])" office:value-type="float" office:value="-2148342.71865584" calcext:value-type="float">
            <text:p>-2148342,72</text:p>
          </table:table-cell>
          <table:table-cell table:style-name="ce61" table:formula="of:=([.J175]-[.K175])*3600" office:value-type="float" office:value="0.326308687564847" calcext:value-type="float">
            <text:p>0,33</text:p>
          </table:table-cell>
          <table:table-cell table:style-name="ce61" table:formula="of:=1000*([.M175]-[.O175])" office:value-type="float" office:value="0.336523941001587" calcext:value-type="float">
            <text:p>0,34</text:p>
          </table:table-cell>
          <table:table-cell table:number-columns-repeated="1001"/>
        </table:table-row>
        <table:table-row table:style-name="ro1">
          <table:table-cell table:formula="of:=[.A175]+1" office:value-type="float" office:value="150" calcext:value-type="float">
            <text:p>150</text:p>
          </table:table-cell>
          <table:table-cell table:style-name="ce10" table:formula="of:=[.M176]*[.$B$20]" office:value-type="float" office:value="211241.25466553" calcext:value-type="float">
            <text:p>211241,25</text:p>
          </table:table-cell>
          <table:table-cell table:style-name="ce10" table:formula="of:=[.B176]-[.B175]" office:value-type="float" office:value="1335.85083680038" calcext:value-type="float">
            <text:p>1335,85</text:p>
          </table:table-cell>
          <table:table-cell table:style-name="ce34" table:formula="of:=(ROUND([.B176];0))+[.E176]" office:value-type="float" office:value="211241" calcext:value-type="float">
            <text:p>211241</text:p>
          </table:table-cell>
          <table:table-cell office:value-type="float" office:value="0" calcext:value-type="float">
            <text:p>0</text:p>
          </table:table-cell>
          <table:table-cell table:formula="of:=[.D176]-[.D175]" office:value-type="float" office:value="1336" calcext:value-type="float">
            <text:p>1336</text:p>
          </table:table-cell>
          <table:table-cell table:style-name="ce10" table:formula="of:=1000000*[.Q176]/[.C176]" office:value-type="float" office:value="53751.0679999639" calcext:value-type="float">
            <text:p>53751,07</text:p>
          </table:table-cell>
          <table:table-cell table:style-name="ce34" table:formula="of:=([.G176]-MOD([.G176];4))+4*[.I176]" office:value-type="float" office:value="53748" calcext:value-type="float">
            <text:p>537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6]" office:value-type="float" office:value="45" calcext:value-type="float">
            <text:p>45,00</text:p>
          </table:table-cell>
          <table:table-cell table:style-name="ce43" table:formula="of:=2*(DEGREES(ASIN(([.O176]*0.5)/[.$B$4])))" office:value-type="float" office:value="44.9999427773028" calcext:value-type="float">
            <text:p>44,9999</text:p>
          </table:table-cell>
          <table:table-cell table:style-name="ce43" table:formula="of:=[.K176]-[.K175]" office:value-type="float" office:value="0.300033418604897" calcext:value-type="float">
            <text:p>0,3000</text:p>
          </table:table-cell>
          <table:table-cell table:style-name="ce10" table:formula="of:=(SIN((RADIANS(([.J176])*0.5)))*[.$B$4]*2)" office:value-type="float" office:value="176.034378887941" calcext:value-type="float">
            <text:p>176,03</text:p>
          </table:table-cell>
          <table:table-cell table:style-name="ce10" table:formula="of:=(SIN((RADIANS(([.J176])*0.5)))*[.$B$4]*2)-[.M175]" office:value-type="float" office:value="1.11320903066698" calcext:value-type="float">
            <text:p>1,11</text:p>
          </table:table-cell>
          <table:table-cell table:style-name="ce13" table:formula="of:=[.D176]/[.$B$20]" office:value-type="float" office:value="176.034166666667" calcext:value-type="float">
            <text:p>176,03</text:p>
          </table:table-cell>
          <table:table-cell table:style-name="ce13" table:formula="of:=[.F176]/[.$B$20]" office:value-type="float" office:value="1.11333333333333" calcext:value-type="float">
            <text:p>1,11</text:p>
          </table:table-cell>
          <table:table-cell table:style-name="ce10" table:formula="of:=([.$B$21]*([.J176]-[.J175]))/360" office:value-type="float" office:value="71.803409166666" calcext:value-type="float">
            <text:p>71,80</text:p>
          </table:table-cell>
          <table:table-cell table:style-name="ce10" table:formula="of:=[.A176]*(([.$B$21]*([.K176]-[.K175]))/360)" office:value-type="float" office:value="10771.7111598806" calcext:value-type="float">
            <text:p>10771,71</text:p>
          </table:table-cell>
          <table:table-cell table:style-name="ce20" table:formula="of:=[.H176]*([.F176]/1000000)" office:value-type="float" office:value="71.807328" calcext:value-type="float">
            <text:p>71,81</text:p>
          </table:table-cell>
          <table:table-cell table:style-name="ce20" table:formula="of:=[.S176]+[.T175]" office:value-type="float" office:value="10770.345288" calcext:value-type="float">
            <text:p>10770,35</text:p>
          </table:table-cell>
          <table:table-cell table:style-name="ce61" table:formula="of:=1000000*([.R176]-[.T176])" office:value-type="float" office:value="1365871.88061094" calcext:value-type="float">
            <text:p>1365871,88</text:p>
          </table:table-cell>
          <table:table-cell table:style-name="ce61" table:formula="of:=([.J176]-[.K176])*3600" office:value-type="float" office:value="0.206001709923953" calcext:value-type="float">
            <text:p>0,21</text:p>
          </table:table-cell>
          <table:table-cell table:style-name="ce61" table:formula="of:=1000*([.M176]-[.O176])" office:value-type="float" office:value="0.212221273983459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176]+1" office:value-type="float" office:value="151" calcext:value-type="float">
            <text:p>151</text:p>
          </table:table-cell>
          <table:table-cell table:style-name="ce10" table:formula="of:=[.M177]*[.$B$20]" office:value-type="float" office:value="212575.657678423" calcext:value-type="float">
            <text:p>212575,66</text:p>
          </table:table-cell>
          <table:table-cell table:style-name="ce10" table:formula="of:=[.B177]-[.B176]" office:value-type="float" office:value="1334.40301289354" calcext:value-type="float">
            <text:p>1334,40</text:p>
          </table:table-cell>
          <table:table-cell table:style-name="ce34" table:formula="of:=(ROUND([.B177];0))+[.E177]" office:value-type="float" office:value="212576" calcext:value-type="float">
            <text:p>212576</text:p>
          </table:table-cell>
          <table:table-cell office:value-type="float" office:value="0" calcext:value-type="float">
            <text:p>0</text:p>
          </table:table-cell>
          <table:table-cell table:formula="of:=[.D177]-[.D176]" office:value-type="float" office:value="1335" calcext:value-type="float">
            <text:p>1335</text:p>
          </table:table-cell>
          <table:table-cell table:style-name="ce10" table:formula="of:=1000000*[.Q177]/[.C177]" office:value-type="float" office:value="53809.3877733132" calcext:value-type="float">
            <text:p>53809,39</text:p>
          </table:table-cell>
          <table:table-cell table:style-name="ce34" table:formula="of:=([.G177]-MOD([.G177];4))+4*[.I177]" office:value-type="float" office:value="53808" calcext:value-type="float">
            <text:p>538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7]" office:value-type="float" office:value="45.3" calcext:value-type="float">
            <text:p>45,30</text:p>
          </table:table-cell>
          <table:table-cell table:style-name="ce43" table:formula="of:=2*(DEGREES(ASIN(([.O177]*0.5)/[.$B$4])))" office:value-type="float" office:value="45.300077002573" calcext:value-type="float">
            <text:p>45,3001</text:p>
          </table:table-cell>
          <table:table-cell table:style-name="ce43" table:formula="of:=[.K177]-[.K176]" office:value-type="float" office:value="0.300134225270199" calcext:value-type="float">
            <text:p>0,3001</text:p>
          </table:table-cell>
          <table:table-cell table:style-name="ce10" table:formula="of:=(SIN((RADIANS(([.J177])*0.5)))*[.$B$4]*2)" office:value-type="float" office:value="177.146381398686" calcext:value-type="float">
            <text:p>177,15</text:p>
          </table:table-cell>
          <table:table-cell table:style-name="ce10" table:formula="of:=(SIN((RADIANS(([.J177])*0.5)))*[.$B$4]*2)-[.M176]" office:value-type="float" office:value="1.11200251074462" calcext:value-type="float">
            <text:p>1,11</text:p>
          </table:table-cell>
          <table:table-cell table:style-name="ce13" table:formula="of:=[.D177]/[.$B$20]" office:value-type="float" office:value="177.146666666667" calcext:value-type="float">
            <text:p>177,15</text:p>
          </table:table-cell>
          <table:table-cell table:style-name="ce13" table:formula="of:=[.F177]/[.$B$20]" office:value-type="float" office:value="1.1125" calcext:value-type="float">
            <text:p>1,11</text:p>
          </table:table-cell>
          <table:table-cell table:style-name="ce10" table:formula="of:=([.$B$21]*([.J177]-[.J176]))/360" office:value-type="float" office:value="71.803409166666" calcext:value-type="float">
            <text:p>71,80</text:p>
          </table:table-cell>
          <table:table-cell table:style-name="ce10" table:formula="of:=[.A177]*(([.$B$21]*([.K177]-[.K176]))/360)" office:value-type="float" office:value="10847.1658262716" calcext:value-type="float">
            <text:p>10847,17</text:p>
          </table:table-cell>
          <table:table-cell table:style-name="ce20" table:formula="of:=[.H177]*([.F177]/1000000)" office:value-type="float" office:value="71.83368" calcext:value-type="float">
            <text:p>71,83</text:p>
          </table:table-cell>
          <table:table-cell table:style-name="ce20" table:formula="of:=[.S177]+[.T176]" office:value-type="float" office:value="10842.178968" calcext:value-type="float">
            <text:p>10842,18</text:p>
          </table:table-cell>
          <table:table-cell table:style-name="ce61" table:formula="of:=1000000*([.R177]-[.T177])" office:value-type="float" office:value="4986858.27161717" calcext:value-type="float">
            <text:p>4986858,27</text:p>
          </table:table-cell>
          <table:table-cell table:style-name="ce61" table:formula="of:=([.J177]-[.K177])*3600" office:value-type="float" office:value="-0.277209262802103" calcext:value-type="float">
            <text:p>-0,28</text:p>
          </table:table-cell>
          <table:table-cell table:style-name="ce61" table:formula="of:=1000*([.M177]-[.O177])" office:value-type="float" office:value="-0.285267980984827" calcext:value-type="float">
            <text:p>-0,29</text:p>
          </table:table-cell>
          <table:table-cell table:number-columns-repeated="1001"/>
        </table:table-row>
        <table:table-row table:style-name="ro1">
          <table:table-cell table:formula="of:=[.A177]+1" office:value-type="float" office:value="152" calcext:value-type="float">
            <text:p>152</text:p>
          </table:table-cell>
          <table:table-cell table:style-name="ce10" table:formula="of:=[.M178]*[.$B$20]" office:value-type="float" office:value="213908.603721561" calcext:value-type="float">
            <text:p>213908,60</text:p>
          </table:table-cell>
          <table:table-cell table:style-name="ce10" table:formula="of:=[.B178]-[.B177]" office:value-type="float" office:value="1332.94604313775" calcext:value-type="float">
            <text:p>1332,95</text:p>
          </table:table-cell>
          <table:table-cell table:style-name="ce34" table:formula="of:=(ROUND([.B178];0))+[.E178]" office:value-type="float" office:value="213909" calcext:value-type="float">
            <text:p>213909</text:p>
          </table:table-cell>
          <table:table-cell office:value-type="float" office:value="0" calcext:value-type="float">
            <text:p>0</text:p>
          </table:table-cell>
          <table:table-cell table:formula="of:=[.D178]-[.D177]" office:value-type="float" office:value="1333" calcext:value-type="float">
            <text:p>1333</text:p>
          </table:table-cell>
          <table:table-cell table:style-name="ce10" table:formula="of:=1000000*[.Q178]/[.C178]" office:value-type="float" office:value="53868.2038454029" calcext:value-type="float">
            <text:p>53868,20</text:p>
          </table:table-cell>
          <table:table-cell table:style-name="ce34" table:formula="of:=([.G178]-MOD([.G178];4))+4*[.I178]" office:value-type="float" office:value="53868" calcext:value-type="float">
            <text:p>538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8]" office:value-type="float" office:value="45.6" calcext:value-type="float">
            <text:p>45,60</text:p>
          </table:table-cell>
          <table:table-cell table:style-name="ce43" table:formula="of:=2*(DEGREES(ASIN(([.O178]*0.5)/[.$B$4])))" office:value-type="float" office:value="45.600089237544" calcext:value-type="float">
            <text:p>45,6001</text:p>
          </table:table-cell>
          <table:table-cell table:style-name="ce43" table:formula="of:=[.K178]-[.K177]" office:value-type="float" office:value="0.300012234971" calcext:value-type="float">
            <text:p>0,3000</text:p>
          </table:table-cell>
          <table:table-cell table:style-name="ce10" table:formula="of:=(SIN((RADIANS(([.J178])*0.5)))*[.$B$4]*2)" office:value-type="float" office:value="178.257169767967" calcext:value-type="float">
            <text:p>178,26</text:p>
          </table:table-cell>
          <table:table-cell table:style-name="ce10" table:formula="of:=(SIN((RADIANS(([.J178])*0.5)))*[.$B$4]*2)-[.M177]" office:value-type="float" office:value="1.11078836928147" calcext:value-type="float">
            <text:p>1,11</text:p>
          </table:table-cell>
          <table:table-cell table:style-name="ce13" table:formula="of:=[.D178]/[.$B$20]" office:value-type="float" office:value="178.2575" calcext:value-type="float">
            <text:p>178,26</text:p>
          </table:table-cell>
          <table:table-cell table:style-name="ce13" table:formula="of:=[.F178]/[.$B$20]" office:value-type="float" office:value="1.11083333333333" calcext:value-type="float">
            <text:p>1,11</text:p>
          </table:table-cell>
          <table:table-cell table:style-name="ce10" table:formula="of:=([.$B$21]*([.J178]-[.J177]))/360" office:value-type="float" office:value="71.8034091666677" calcext:value-type="float">
            <text:p>71,80</text:p>
          </table:table-cell>
          <table:table-cell table:style-name="ce10" table:formula="of:=[.A178]*(([.$B$21]*([.K178]-[.K177]))/360)" office:value-type="float" office:value="10914.5633063986" calcext:value-type="float">
            <text:p>10914,56</text:p>
          </table:table-cell>
          <table:table-cell table:style-name="ce20" table:formula="of:=[.H178]*([.F178]/1000000)" office:value-type="float" office:value="71.806044" calcext:value-type="float">
            <text:p>71,81</text:p>
          </table:table-cell>
          <table:table-cell table:style-name="ce20" table:formula="of:=[.S178]+[.T177]" office:value-type="float" office:value="10913.985012" calcext:value-type="float">
            <text:p>10913,99</text:p>
          </table:table-cell>
          <table:table-cell table:style-name="ce61" table:formula="of:=1000000*([.R178]-[.T178])" office:value-type="float" office:value="578294.398606886" calcext:value-type="float">
            <text:p>578294,40</text:p>
          </table:table-cell>
          <table:table-cell table:style-name="ce61" table:formula="of:=([.J178]-[.K178])*3600" office:value-type="float" office:value="-0.321255158385725" calcext:value-type="float">
            <text:p>-0,32</text:p>
          </table:table-cell>
          <table:table-cell table:style-name="ce61" table:formula="of:=1000*([.M178]-[.O178])" office:value-type="float" office:value="-0.330232032979438" calcext:value-type="float">
            <text:p>-0,33</text:p>
          </table:table-cell>
          <table:table-cell table:number-columns-repeated="1001"/>
        </table:table-row>
        <table:table-row table:style-name="ro1">
          <table:table-cell table:formula="of:=[.A178]+1" office:value-type="float" office:value="153" calcext:value-type="float">
            <text:p>153</text:p>
          </table:table-cell>
          <table:table-cell table:style-name="ce10" table:formula="of:=[.M179]*[.$B$20]" office:value-type="float" office:value="215240.08365908" calcext:value-type="float">
            <text:p>215240,08</text:p>
          </table:table-cell>
          <table:table-cell table:style-name="ce10" table:formula="of:=[.B179]-[.B178]" office:value-type="float" office:value="1331.47993751909" calcext:value-type="float">
            <text:p>1331,48</text:p>
          </table:table-cell>
          <table:table-cell table:style-name="ce34" table:formula="of:=(ROUND([.B179];0))+[.E179]" office:value-type="float" office:value="215240" calcext:value-type="float">
            <text:p>215240</text:p>
          </table:table-cell>
          <table:table-cell office:value-type="float" office:value="0" calcext:value-type="float">
            <text:p>0</text:p>
          </table:table-cell>
          <table:table-cell table:formula="of:=[.D179]-[.D178]" office:value-type="float" office:value="1331" calcext:value-type="float">
            <text:p>1331</text:p>
          </table:table-cell>
          <table:table-cell table:style-name="ce10" table:formula="of:=1000000*[.Q179]/[.C179]" office:value-type="float" office:value="53927.5186530074" calcext:value-type="float">
            <text:p>53927,52</text:p>
          </table:table-cell>
          <table:table-cell table:style-name="ce34" table:formula="of:=([.G179]-MOD([.G179];4))+4*[.I179]" office:value-type="float" office:value="53924" calcext:value-type="float">
            <text:p>539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79]" office:value-type="float" office:value="45.9" calcext:value-type="float">
            <text:p>45,90</text:p>
          </table:table-cell>
          <table:table-cell table:style-name="ce43" table:formula="of:=2*(DEGREES(ASIN(([.O179]*0.5)/[.$B$4])))" office:value-type="float" office:value="45.8999811400795" calcext:value-type="float">
            <text:p>45,9000</text:p>
          </table:table-cell>
          <table:table-cell table:style-name="ce43" table:formula="of:=[.K179]-[.K178]" office:value-type="float" office:value="0.299891902535499" calcext:value-type="float">
            <text:p>0,2999</text:p>
          </table:table-cell>
          <table:table-cell table:style-name="ce10" table:formula="of:=(SIN((RADIANS(([.J179])*0.5)))*[.$B$4]*2)" office:value-type="float" office:value="179.366736382567" calcext:value-type="float">
            <text:p>179,37</text:p>
          </table:table-cell>
          <table:table-cell table:style-name="ce10" table:formula="of:=(SIN((RADIANS(([.J179])*0.5)))*[.$B$4]*2)-[.M178]" office:value-type="float" office:value="1.10956661459923" calcext:value-type="float">
            <text:p>1,11</text:p>
          </table:table-cell>
          <table:table-cell table:style-name="ce13" table:formula="of:=[.D179]/[.$B$20]" office:value-type="float" office:value="179.366666666667" calcext:value-type="float">
            <text:p>179,37</text:p>
          </table:table-cell>
          <table:table-cell table:style-name="ce13" table:formula="of:=[.F179]/[.$B$20]" office:value-type="float" office:value="1.10916666666667" calcext:value-type="float">
            <text:p>1,11</text:p>
          </table:table-cell>
          <table:table-cell table:style-name="ce10" table:formula="of:=([.$B$21]*([.J179]-[.J178]))/360" office:value-type="float" office:value="71.803409166666" calcext:value-type="float">
            <text:p>71,80</text:p>
          </table:table-cell>
          <table:table-cell table:style-name="ce10" table:formula="of:=[.A179]*(([.$B$21]*([.K179]-[.K178]))/360)" office:value-type="float" office:value="10981.9631015986" calcext:value-type="float">
            <text:p>10981,96</text:p>
          </table:table-cell>
          <table:table-cell table:style-name="ce20" table:formula="of:=[.H179]*([.F179]/1000000)" office:value-type="float" office:value="71.772844" calcext:value-type="float">
            <text:p>71,77</text:p>
          </table:table-cell>
          <table:table-cell table:style-name="ce20" table:formula="of:=[.S179]+[.T178]" office:value-type="float" office:value="10985.757856" calcext:value-type="float">
            <text:p>10985,76</text:p>
          </table:table-cell>
          <table:table-cell table:style-name="ce61" table:formula="of:=1000000*([.R179]-[.T179])" office:value-type="float" office:value="-3794754.40144415" calcext:value-type="float">
            <text:p>-3794754,40</text:p>
          </table:table-cell>
          <table:table-cell table:style-name="ce61" table:formula="of:=([.J179]-[.K179])*3600" office:value-type="float" office:value="0.0678957138063652" calcext:value-type="float">
            <text:p>0,07</text:p>
          </table:table-cell>
          <table:table-cell table:style-name="ce61" table:formula="of:=1000*([.M179]-[.O179])" office:value-type="float" office:value="0.0697159000253578" calcext:value-type="float">
            <text:p>0,07</text:p>
          </table:table-cell>
          <table:table-cell table:number-columns-repeated="1001"/>
        </table:table-row>
        <table:table-row table:style-name="ro1">
          <table:table-cell table:formula="of:=[.A179]+1" office:value-type="float" office:value="154" calcext:value-type="float">
            <text:p>154</text:p>
          </table:table-cell>
          <table:table-cell table:style-name="ce10" table:formula="of:=[.M180]*[.$B$20]" office:value-type="float" office:value="216570.088365166" calcext:value-type="float">
            <text:p>216570,09</text:p>
          </table:table-cell>
          <table:table-cell table:style-name="ce10" table:formula="of:=[.B180]-[.B179]" office:value-type="float" office:value="1330.00470608601" calcext:value-type="float">
            <text:p>1330,00</text:p>
          </table:table-cell>
          <table:table-cell table:style-name="ce34" table:formula="of:=(ROUND([.B180];0))+[.E180]" office:value-type="float" office:value="216570" calcext:value-type="float">
            <text:p>216570</text:p>
          </table:table-cell>
          <table:table-cell office:value-type="float" office:value="0" calcext:value-type="float">
            <text:p>0</text:p>
          </table:table-cell>
          <table:table-cell table:formula="of:=[.D180]-[.D179]" office:value-type="float" office:value="1330" calcext:value-type="float">
            <text:p>1330</text:p>
          </table:table-cell>
          <table:table-cell table:style-name="ce10" table:formula="of:=1000000*[.Q180]/[.C180]" office:value-type="float" office:value="53987.3346598702" calcext:value-type="float">
            <text:p>53987,33</text:p>
          </table:table-cell>
          <table:table-cell table:style-name="ce34" table:formula="of:=([.G180]-MOD([.G180];4))+4*[.I180]" office:value-type="float" office:value="53984" calcext:value-type="float">
            <text:p>5398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0]" office:value-type="float" office:value="46.2" calcext:value-type="float">
            <text:p>46,20</text:p>
          </table:table-cell>
          <table:table-cell table:style-name="ce43" table:formula="of:=2*(DEGREES(ASIN(([.O180]*0.5)/[.$B$4])))" office:value-type="float" office:value="46.1999800569731" calcext:value-type="float">
            <text:p>46,2000</text:p>
          </table:table-cell>
          <table:table-cell table:style-name="ce43" table:formula="of:=[.K180]-[.K179]" office:value-type="float" office:value="0.2999989168936" calcext:value-type="float">
            <text:p>0,3000</text:p>
          </table:table-cell>
          <table:table-cell table:style-name="ce10" table:formula="of:=(SIN((RADIANS(([.J180])*0.5)))*[.$B$4]*2)" office:value-type="float" office:value="180.475073637638" calcext:value-type="float">
            <text:p>180,48</text:p>
          </table:table-cell>
          <table:table-cell table:style-name="ce10" table:formula="of:=(SIN((RADIANS(([.J180])*0.5)))*[.$B$4]*2)-[.M179]" office:value-type="float" office:value="1.10833725507169" calcext:value-type="float">
            <text:p>1,11</text:p>
          </table:table-cell>
          <table:table-cell table:style-name="ce13" table:formula="of:=[.D180]/[.$B$20]" office:value-type="float" office:value="180.475" calcext:value-type="float">
            <text:p>180,48</text:p>
          </table:table-cell>
          <table:table-cell table:style-name="ce13" table:formula="of:=[.F180]/[.$B$20]" office:value-type="float" office:value="1.10833333333333" calcext:value-type="float">
            <text:p>1,11</text:p>
          </table:table-cell>
          <table:table-cell table:style-name="ce10" table:formula="of:=([.$B$21]*([.J180]-[.J179]))/360" office:value-type="float" office:value="71.8034091666677" calcext:value-type="float">
            <text:p>71,80</text:p>
          </table:table-cell>
          <table:table-cell table:style-name="ce10" table:formula="of:=[.A180]*(([.$B$21]*([.K180]-[.K179]))/360)" office:value-type="float" office:value="11057.6850893576" calcext:value-type="float">
            <text:p>11057,69</text:p>
          </table:table-cell>
          <table:table-cell table:style-name="ce20" table:formula="of:=[.H180]*([.F180]/1000000)" office:value-type="float" office:value="71.79872" calcext:value-type="float">
            <text:p>71,80</text:p>
          </table:table-cell>
          <table:table-cell table:style-name="ce20" table:formula="of:=[.S180]+[.T179]" office:value-type="float" office:value="11057.556576" calcext:value-type="float">
            <text:p>11057,56</text:p>
          </table:table-cell>
          <table:table-cell table:style-name="ce61" table:formula="of:=1000000*([.R180]-[.T180])" office:value-type="float" office:value="128513.357554766" calcext:value-type="float">
            <text:p>128513,36</text:p>
          </table:table-cell>
          <table:table-cell table:style-name="ce61" table:formula="of:=([.J180]-[.K180])*3600" office:value-type="float" office:value="0.0717948968627979" calcext:value-type="float">
            <text:p>0,07</text:p>
          </table:table-cell>
          <table:table-cell table:style-name="ce61" table:formula="of:=1000*([.M180]-[.O180])" office:value-type="float" office:value="0.0736376379961712" calcext:value-type="float">
            <text:p>0,07</text:p>
          </table:table-cell>
          <table:table-cell table:number-columns-repeated="1001"/>
        </table:table-row>
        <table:table-row table:style-name="ro1">
          <table:table-cell table:formula="of:=[.A180]+1" office:value-type="float" office:value="155" calcext:value-type="float">
            <text:p>155</text:p>
          </table:table-cell>
          <table:table-cell table:style-name="ce10" table:formula="of:=[.M181]*[.$B$20]" office:value-type="float" office:value="217898.608724116" calcext:value-type="float">
            <text:p>217898,61</text:p>
          </table:table-cell>
          <table:table-cell table:style-name="ce10" table:formula="of:=[.B181]-[.B180]" office:value-type="float" office:value="1328.52035894958" calcext:value-type="float">
            <text:p>1328,52</text:p>
          </table:table-cell>
          <table:table-cell table:style-name="ce34" table:formula="of:=(ROUND([.B181];0))+[.E181]" office:value-type="float" office:value="217899" calcext:value-type="float">
            <text:p>217899</text:p>
          </table:table-cell>
          <table:table-cell office:value-type="float" office:value="0" calcext:value-type="float">
            <text:p>0</text:p>
          </table:table-cell>
          <table:table-cell table:formula="of:=[.D181]-[.D180]" office:value-type="float" office:value="1329" calcext:value-type="float">
            <text:p>1329</text:p>
          </table:table-cell>
          <table:table-cell table:style-name="ce10" table:formula="of:=1000000*[.Q181]/[.C181]" office:value-type="float" office:value="54047.6543569409" calcext:value-type="float">
            <text:p>54047,65</text:p>
          </table:table-cell>
          <table:table-cell table:style-name="ce34" table:formula="of:=([.G181]-MOD([.G181];4))+4*[.I181]" office:value-type="float" office:value="54044" calcext:value-type="float">
            <text:p>540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1]" office:value-type="float" office:value="46.5" calcext:value-type="float">
            <text:p>46,50</text:p>
          </table:table-cell>
          <table:table-cell table:style-name="ce43" table:formula="of:=2*(DEGREES(ASIN(([.O181]*0.5)/[.$B$4])))" office:value-type="float" office:value="46.5000884056196" calcext:value-type="float">
            <text:p>46,5001</text:p>
          </table:table-cell>
          <table:table-cell table:style-name="ce43" table:formula="of:=[.K181]-[.K180]" office:value-type="float" office:value="0.300108348646503" calcext:value-type="float">
            <text:p>0,3001</text:p>
          </table:table-cell>
          <table:table-cell table:style-name="ce10" table:formula="of:=(SIN((RADIANS(([.J181])*0.5)))*[.$B$4]*2)" office:value-type="float" office:value="181.582173936763" calcext:value-type="float">
            <text:p>181,58</text:p>
          </table:table-cell>
          <table:table-cell table:style-name="ce10" table:formula="of:=(SIN((RADIANS(([.J181])*0.5)))*[.$B$4]*2)-[.M180]" office:value-type="float" office:value="1.10710029912465" calcext:value-type="float">
            <text:p>1,11</text:p>
          </table:table-cell>
          <table:table-cell table:style-name="ce13" table:formula="of:=[.D181]/[.$B$20]" office:value-type="float" office:value="181.5825" calcext:value-type="float">
            <text:p>181,58</text:p>
          </table:table-cell>
          <table:table-cell table:style-name="ce13" table:formula="of:=[.F181]/[.$B$20]" office:value-type="float" office:value="1.1075" calcext:value-type="float">
            <text:p>1,11</text:p>
          </table:table-cell>
          <table:table-cell table:style-name="ce10" table:formula="of:=([.$B$21]*([.J181]-[.J180]))/360" office:value-type="float" office:value="71.803409166666" calcext:value-type="float">
            <text:p>71,80</text:p>
          </table:table-cell>
          <table:table-cell table:style-name="ce10" table:formula="of:=[.A181]*(([.$B$21]*([.K181]-[.K180]))/360)" office:value-type="float" office:value="11133.5479853021" calcext:value-type="float">
            <text:p>11133,55</text:p>
          </table:table-cell>
          <table:table-cell table:style-name="ce20" table:formula="of:=[.H181]*([.F181]/1000000)" office:value-type="float" office:value="71.824476" calcext:value-type="float">
            <text:p>71,82</text:p>
          </table:table-cell>
          <table:table-cell table:style-name="ce20" table:formula="of:=[.S181]+[.T180]" office:value-type="float" office:value="11129.381052" calcext:value-type="float">
            <text:p>11129,38</text:p>
          </table:table-cell>
          <table:table-cell table:style-name="ce61" table:formula="of:=1000000*([.R181]-[.T181])" office:value-type="float" office:value="4166933.30206363" calcext:value-type="float">
            <text:p>4166933,30</text:p>
          </table:table-cell>
          <table:table-cell table:style-name="ce61" table:formula="of:=([.J181]-[.K181])*3600" office:value-type="float" office:value="-0.318260230559986" calcext:value-type="float">
            <text:p>-0,32</text:p>
          </table:table-cell>
          <table:table-cell table:style-name="ce61" table:formula="of:=1000*([.M181]-[.O181])" office:value-type="float" office:value="-0.326063236997243" calcext:value-type="float">
            <text:p>-0,33</text:p>
          </table:table-cell>
          <table:table-cell table:number-columns-repeated="1001"/>
        </table:table-row>
        <table:table-row table:style-name="ro1">
          <table:table-cell table:formula="of:=[.A181]+1" office:value-type="float" office:value="156" calcext:value-type="float">
            <text:p>156</text:p>
          </table:table-cell>
          <table:table-cell table:style-name="ce10" table:formula="of:=[.M182]*[.$B$20]" office:value-type="float" office:value="219225.635630399" calcext:value-type="float">
            <text:p>219225,64</text:p>
          </table:table-cell>
          <table:table-cell table:style-name="ce10" table:formula="of:=[.B182]-[.B181]" office:value-type="float" office:value="1327.02690628337" calcext:value-type="float">
            <text:p>1327,03</text:p>
          </table:table-cell>
          <table:table-cell table:style-name="ce34" table:formula="of:=(ROUND([.B182];0))+[.E182]" office:value-type="float" office:value="219226" calcext:value-type="float">
            <text:p>219226</text:p>
          </table:table-cell>
          <table:table-cell office:value-type="float" office:value="0" calcext:value-type="float">
            <text:p>0</text:p>
          </table:table-cell>
          <table:table-cell table:formula="of:=[.D182]-[.D181]" office:value-type="float" office:value="1327" calcext:value-type="float">
            <text:p>1327</text:p>
          </table:table-cell>
          <table:table-cell table:style-name="ce10" table:formula="of:=1000000*[.Q182]/[.C182]" office:value-type="float" office:value="54108.4802626702" calcext:value-type="float">
            <text:p>54108,48</text:p>
          </table:table-cell>
          <table:table-cell table:style-name="ce34" table:formula="of:=([.G182]-MOD([.G182];4))+4*[.I182]" office:value-type="float" office:value="54108" calcext:value-type="float">
            <text:p>541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2]" office:value-type="float" office:value="46.8" calcext:value-type="float">
            <text:p>46,80</text:p>
          </table:table-cell>
          <table:table-cell table:style-name="ce43" table:formula="of:=2*(DEGREES(ASIN(([.O182]*0.5)/[.$B$4])))" office:value-type="float" office:value="46.8000824193477" calcext:value-type="float">
            <text:p>46,8001</text:p>
          </table:table-cell>
          <table:table-cell table:style-name="ce43" table:formula="of:=[.K182]-[.K181]" office:value-type="float" office:value="0.299994013728103" calcext:value-type="float">
            <text:p>0,3000</text:p>
          </table:table-cell>
          <table:table-cell table:style-name="ce10" table:formula="of:=(SIN((RADIANS(([.J182])*0.5)))*[.$B$4]*2)" office:value-type="float" office:value="182.688029691999" calcext:value-type="float">
            <text:p>182,69</text:p>
          </table:table-cell>
          <table:table-cell table:style-name="ce10" table:formula="of:=(SIN((RADIANS(([.J182])*0.5)))*[.$B$4]*2)-[.M181]" office:value-type="float" office:value="1.10585575523612" calcext:value-type="float">
            <text:p>1,11</text:p>
          </table:table-cell>
          <table:table-cell table:style-name="ce13" table:formula="of:=[.D182]/[.$B$20]" office:value-type="float" office:value="182.688333333333" calcext:value-type="float">
            <text:p>182,69</text:p>
          </table:table-cell>
          <table:table-cell table:style-name="ce13" table:formula="of:=[.F182]/[.$B$20]" office:value-type="float" office:value="1.10583333333333" calcext:value-type="float">
            <text:p>1,11</text:p>
          </table:table-cell>
          <table:table-cell table:style-name="ce10" table:formula="of:=([.$B$21]*([.J182]-[.J181]))/360" office:value-type="float" office:value="71.803409166666" calcext:value-type="float">
            <text:p>71,80</text:p>
          </table:table-cell>
          <table:table-cell table:style-name="ce10" table:formula="of:=[.A182]*(([.$B$21]*([.K182]-[.K181]))/360)" office:value-type="float" office:value="11201.1083159402" calcext:value-type="float">
            <text:p>11201,11</text:p>
          </table:table-cell>
          <table:table-cell table:style-name="ce20" table:formula="of:=[.H182]*([.F182]/1000000)" office:value-type="float" office:value="71.801316" calcext:value-type="float">
            <text:p>71,80</text:p>
          </table:table-cell>
          <table:table-cell table:style-name="ce20" table:formula="of:=[.S182]+[.T181]" office:value-type="float" office:value="11201.182368" calcext:value-type="float">
            <text:p>11201,18</text:p>
          </table:table-cell>
          <table:table-cell table:style-name="ce61" table:formula="of:=1000000*([.R182]-[.T182])" office:value-type="float" office:value="-74052.0598101284" calcext:value-type="float">
            <text:p>-74052,06</text:p>
          </table:table-cell>
          <table:table-cell table:style-name="ce61" table:formula="of:=([.J182]-[.K182])*3600" office:value-type="float" office:value="-0.296709651740912" calcext:value-type="float">
            <text:p>-0,30</text:p>
          </table:table-cell>
          <table:table-cell table:style-name="ce61" table:formula="of:=1000*([.M182]-[.O182])" office:value-type="float" office:value="-0.303641333999849" calcext:value-type="float">
            <text:p>-0,30</text:p>
          </table:table-cell>
          <table:table-cell table:number-columns-repeated="1001"/>
        </table:table-row>
        <table:table-row table:style-name="ro1">
          <table:table-cell table:formula="of:=[.A182]+1" office:value-type="float" office:value="157" calcext:value-type="float">
            <text:p>157</text:p>
          </table:table-cell>
          <table:table-cell table:style-name="ce10" table:formula="of:=[.M183]*[.$B$20]" office:value-type="float" office:value="220551.159988722" calcext:value-type="float">
            <text:p>220551,16</text:p>
          </table:table-cell>
          <table:table-cell table:style-name="ce10" table:formula="of:=[.B183]-[.B182]" office:value-type="float" office:value="1325.52435832337" calcext:value-type="float">
            <text:p>1325,52</text:p>
          </table:table-cell>
          <table:table-cell table:style-name="ce34" table:formula="of:=(ROUND([.B183];0))+[.E183]" office:value-type="float" office:value="220551" calcext:value-type="float">
            <text:p>220551</text:p>
          </table:table-cell>
          <table:table-cell office:value-type="float" office:value="0" calcext:value-type="float">
            <text:p>0</text:p>
          </table:table-cell>
          <table:table-cell table:formula="of:=[.D183]-[.D182]" office:value-type="float" office:value="1325" calcext:value-type="float">
            <text:p>1325</text:p>
          </table:table-cell>
          <table:table-cell table:style-name="ce10" table:formula="of:=1000000*[.Q183]/[.C183]" office:value-type="float" office:value="54169.8149232735" calcext:value-type="float">
            <text:p>54169,81</text:p>
          </table:table-cell>
          <table:table-cell table:style-name="ce34" table:formula="of:=([.G183]-MOD([.G183];4))+4*[.I183]" office:value-type="float" office:value="54168" calcext:value-type="float">
            <text:p>541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3]" office:value-type="float" office:value="47.1" calcext:value-type="float">
            <text:p>47,10</text:p>
          </table:table-cell>
          <table:table-cell table:style-name="ce43" table:formula="of:=2*(DEGREES(ASIN(([.O183]*0.5)/[.$B$4])))" office:value-type="float" office:value="47.0999637698534" calcext:value-type="float">
            <text:p>47,1000</text:p>
          </table:table-cell>
          <table:table-cell table:style-name="ce43" table:formula="of:=[.K183]-[.K182]" office:value-type="float" office:value="0.2998813505057" calcext:value-type="float">
            <text:p>0,2999</text:p>
          </table:table-cell>
          <table:table-cell table:style-name="ce10" table:formula="of:=(SIN((RADIANS(([.J183])*0.5)))*[.$B$4]*2)" office:value-type="float" office:value="183.792633323935" calcext:value-type="float">
            <text:p>183,79</text:p>
          </table:table-cell>
          <table:table-cell table:style-name="ce10" table:formula="of:=(SIN((RADIANS(([.J183])*0.5)))*[.$B$4]*2)-[.M182]" office:value-type="float" office:value="1.10460363193616" calcext:value-type="float">
            <text:p>1,10</text:p>
          </table:table-cell>
          <table:table-cell table:style-name="ce13" table:formula="of:=[.D183]/[.$B$20]" office:value-type="float" office:value="183.7925" calcext:value-type="float">
            <text:p>183,79</text:p>
          </table:table-cell>
          <table:table-cell table:style-name="ce13" table:formula="of:=[.F183]/[.$B$20]" office:value-type="float" office:value="1.10416666666667" calcext:value-type="float">
            <text:p>1,10</text:p>
          </table:table-cell>
          <table:table-cell table:style-name="ce10" table:formula="of:=([.$B$21]*([.J183]-[.J182]))/360" office:value-type="float" office:value="71.8034091666677" calcext:value-type="float">
            <text:p>71,80</text:p>
          </table:table-cell>
          <table:table-cell table:style-name="ce10" table:formula="of:=[.A183]*(([.$B$21]*([.K183]-[.K182]))/360)" office:value-type="float" office:value="11268.6767331823" calcext:value-type="float">
            <text:p>11268,68</text:p>
          </table:table-cell>
          <table:table-cell table:style-name="ce20" table:formula="of:=[.H183]*([.F183]/1000000)" office:value-type="float" office:value="71.7726" calcext:value-type="float">
            <text:p>71,77</text:p>
          </table:table-cell>
          <table:table-cell table:style-name="ce20" table:formula="of:=[.S183]+[.T182]" office:value-type="float" office:value="11272.954968" calcext:value-type="float">
            <text:p>11272,95</text:p>
          </table:table-cell>
          <table:table-cell table:style-name="ce61" table:formula="of:=1000000*([.R183]-[.T183])" office:value-type="float" office:value="-4278234.81767337" calcext:value-type="float">
            <text:p>-4278234,82</text:p>
          </table:table-cell>
          <table:table-cell table:style-name="ce61" table:formula="of:=([.J183]-[.K183])*3600" office:value-type="float" office:value="0.130428527754134" calcext:value-type="float">
            <text:p>0,13</text:p>
          </table:table-cell>
          <table:table-cell table:style-name="ce61" table:formula="of:=1000*([.M183]-[.O183])" office:value-type="float" office:value="0.133323935017415" calcext:value-type="float">
            <text:p>0,13</text:p>
          </table:table-cell>
          <table:table-cell table:number-columns-repeated="1001"/>
        </table:table-row>
        <table:table-row table:style-name="ro1">
          <table:table-cell table:formula="of:=[.A183]+1" office:value-type="float" office:value="158" calcext:value-type="float">
            <text:p>158</text:p>
          </table:table-cell>
          <table:table-cell table:style-name="ce10" table:formula="of:=[.M184]*[.$B$20]" office:value-type="float" office:value="221875.17271409" calcext:value-type="float">
            <text:p>221875,17</text:p>
          </table:table-cell>
          <table:table-cell table:style-name="ce10" table:formula="of:=[.B184]-[.B183]" office:value-type="float" office:value="1324.01272536776" calcext:value-type="float">
            <text:p>1324,01</text:p>
          </table:table-cell>
          <table:table-cell table:style-name="ce34" table:formula="of:=(ROUND([.B184];0))+[.E184]" office:value-type="float" office:value="221875" calcext:value-type="float">
            <text:p>221875</text:p>
          </table:table-cell>
          <table:table-cell office:value-type="float" office:value="0" calcext:value-type="float">
            <text:p>0</text:p>
          </table:table-cell>
          <table:table-cell table:formula="of:=[.D184]-[.D183]" office:value-type="float" office:value="1324" calcext:value-type="float">
            <text:p>1324</text:p>
          </table:table-cell>
          <table:table-cell table:style-name="ce10" table:formula="of:=1000000*[.Q184]/[.C184]" office:value-type="float" office:value="54231.6609130185" calcext:value-type="float">
            <text:p>54231,66</text:p>
          </table:table-cell>
          <table:table-cell table:style-name="ce34" table:formula="of:=([.G184]-MOD([.G184];4))+4*[.I184]" office:value-type="float" office:value="54228" calcext:value-type="float">
            <text:p>5422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4]" office:value-type="float" office:value="47.4" calcext:value-type="float">
            <text:p>47,40</text:p>
          </table:table-cell>
          <table:table-cell table:style-name="ce43" table:formula="of:=2*(DEGREES(ASIN(([.O184]*0.5)/[.$B$4])))" office:value-type="float" office:value="47.3999608433243" calcext:value-type="float">
            <text:p>47,4000</text:p>
          </table:table-cell>
          <table:table-cell table:style-name="ce43" table:formula="of:=[.K184]-[.K183]" office:value-type="float" office:value="0.299997073470898" calcext:value-type="float">
            <text:p>0,3000</text:p>
          </table:table-cell>
          <table:table-cell table:style-name="ce10" table:formula="of:=(SIN((RADIANS(([.J184])*0.5)))*[.$B$4]*2)" office:value-type="float" office:value="184.895977261742" calcext:value-type="float">
            <text:p>184,90</text:p>
          </table:table-cell>
          <table:table-cell table:style-name="ce10" table:formula="of:=(SIN((RADIANS(([.J184])*0.5)))*[.$B$4]*2)-[.M183]" office:value-type="float" office:value="1.10334393780647" calcext:value-type="float">
            <text:p>1,10</text:p>
          </table:table-cell>
          <table:table-cell table:style-name="ce13" table:formula="of:=[.D184]/[.$B$20]" office:value-type="float" office:value="184.895833333333" calcext:value-type="float">
            <text:p>184,90</text:p>
          </table:table-cell>
          <table:table-cell table:style-name="ce13" table:formula="of:=[.F184]/[.$B$20]" office:value-type="float" office:value="1.10333333333333" calcext:value-type="float">
            <text:p>1,10</text:p>
          </table:table-cell>
          <table:table-cell table:style-name="ce10" table:formula="of:=([.$B$21]*([.J184]-[.J183]))/360" office:value-type="float" office:value="71.803409166666" calcext:value-type="float">
            <text:p>71,80</text:p>
          </table:table-cell>
          <table:table-cell table:style-name="ce10" table:formula="of:=[.A184]*(([.$B$21]*([.K184]-[.K183]))/360)" office:value-type="float" office:value="11344.8279773563" calcext:value-type="float">
            <text:p>11344,83</text:p>
          </table:table-cell>
          <table:table-cell table:style-name="ce20" table:formula="of:=[.H184]*([.F184]/1000000)" office:value-type="float" office:value="71.797872" calcext:value-type="float">
            <text:p>71,80</text:p>
          </table:table-cell>
          <table:table-cell table:style-name="ce20" table:formula="of:=[.S184]+[.T183]" office:value-type="float" office:value="11344.75284" calcext:value-type="float">
            <text:p>11344,75</text:p>
          </table:table-cell>
          <table:table-cell table:style-name="ce61" table:formula="of:=1000000*([.R184]-[.T184])" office:value-type="float" office:value="75137.3562870867" calcext:value-type="float">
            <text:p>75137,36</text:p>
          </table:table-cell>
          <table:table-cell table:style-name="ce61" table:formula="of:=([.J184]-[.K184])*3600" office:value-type="float" office:value="0.140964032510738" calcext:value-type="float">
            <text:p>0,14</text:p>
          </table:table-cell>
          <table:table-cell table:style-name="ce61" table:formula="of:=1000*([.M184]-[.O184])" office:value-type="float" office:value="0.143928408988359" calcext:value-type="float">
            <text:p>0,14</text:p>
          </table:table-cell>
          <table:table-cell table:number-columns-repeated="1001"/>
        </table:table-row>
        <table:table-row table:style-name="ro1">
          <table:table-cell table:formula="of:=[.A184]+1" office:value-type="float" office:value="159" calcext:value-type="float">
            <text:p>159</text:p>
          </table:table-cell>
          <table:table-cell table:style-name="ce10" table:formula="of:=[.M185]*[.$B$20]" office:value-type="float" office:value="223197.664731867" calcext:value-type="float">
            <text:p>223197,66</text:p>
          </table:table-cell>
          <table:table-cell table:style-name="ce10" table:formula="of:=[.B185]-[.B184]" office:value-type="float" office:value="1322.49201777723" calcext:value-type="float">
            <text:p>1322,49</text:p>
          </table:table-cell>
          <table:table-cell table:style-name="ce34" table:formula="of:=(ROUND([.B185];0))+[.E185]" office:value-type="float" office:value="223198" calcext:value-type="float">
            <text:p>223198</text:p>
          </table:table-cell>
          <table:table-cell office:value-type="float" office:value="0" calcext:value-type="float">
            <text:p>0</text:p>
          </table:table-cell>
          <table:table-cell table:formula="of:=[.D185]-[.D184]" office:value-type="float" office:value="1323" calcext:value-type="float">
            <text:p>1323</text:p>
          </table:table-cell>
          <table:table-cell table:style-name="ce10" table:formula="of:=1000000*[.Q185]/[.C185]" office:value-type="float" office:value="54294.0208345082" calcext:value-type="float">
            <text:p>54294,02</text:p>
          </table:table-cell>
          <table:table-cell table:style-name="ce34" table:formula="of:=([.G185]-MOD([.G185];4))+4*[.I185]" office:value-type="float" office:value="54292" calcext:value-type="float">
            <text:p>542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5]" office:value-type="float" office:value="47.7" calcext:value-type="float">
            <text:p>47,70</text:p>
          </table:table-cell>
          <table:table-cell table:style-name="ce43" table:formula="of:=2*(DEGREES(ASIN(([.O185]*0.5)/[.$B$4])))" office:value-type="float" office:value="47.7000760976583" calcext:value-type="float">
            <text:p>47,7001</text:p>
          </table:table-cell>
          <table:table-cell table:style-name="ce43" table:formula="of:=[.K185]-[.K184]" office:value-type="float" office:value="0.300115254333996" calcext:value-type="float">
            <text:p>0,3001</text:p>
          </table:table-cell>
          <table:table-cell table:style-name="ce10" table:formula="of:=(SIN((RADIANS(([.J185])*0.5)))*[.$B$4]*2)" office:value-type="float" office:value="185.998053943223" calcext:value-type="float">
            <text:p>186,00</text:p>
          </table:table-cell>
          <table:table-cell table:style-name="ce10" table:formula="of:=(SIN((RADIANS(([.J185])*0.5)))*[.$B$4]*2)-[.M184]" office:value-type="float" office:value="1.10207668148101" calcext:value-type="float">
            <text:p>1,10</text:p>
          </table:table-cell>
          <table:table-cell table:style-name="ce13" table:formula="of:=[.D185]/[.$B$20]" office:value-type="float" office:value="185.998333333333" calcext:value-type="float">
            <text:p>186,00</text:p>
          </table:table-cell>
          <table:table-cell table:style-name="ce13" table:formula="of:=[.F185]/[.$B$20]" office:value-type="float" office:value="1.1025" calcext:value-type="float">
            <text:p>1,10</text:p>
          </table:table-cell>
          <table:table-cell table:style-name="ce10" table:formula="of:=([.$B$21]*([.J185]-[.J184]))/360" office:value-type="float" office:value="71.8034091666677" calcext:value-type="float">
            <text:p>71,80</text:p>
          </table:table-cell>
          <table:table-cell table:style-name="ce10" table:formula="of:=[.A185]*(([.$B$21]*([.K185]-[.K184]))/360)" office:value-type="float" office:value="11421.1281541741" calcext:value-type="float">
            <text:p>11421,13</text:p>
          </table:table-cell>
          <table:table-cell table:style-name="ce20" table:formula="of:=[.H185]*([.F185]/1000000)" office:value-type="float" office:value="71.828316" calcext:value-type="float">
            <text:p>71,83</text:p>
          </table:table-cell>
          <table:table-cell table:style-name="ce20" table:formula="of:=[.S185]+[.T184]" office:value-type="float" office:value="11416.581156" calcext:value-type="float">
            <text:p>11416,58</text:p>
          </table:table-cell>
          <table:table-cell table:style-name="ce61" table:formula="of:=1000000*([.R185]-[.T185])" office:value-type="float" office:value="4546998.17412075" calcext:value-type="float">
            <text:p>4546998,17</text:p>
          </table:table-cell>
          <table:table-cell table:style-name="ce61" table:formula="of:=([.J185]-[.K185])*3600" office:value-type="float" office:value="-0.2739515698579" calcext:value-type="float">
            <text:p>-0,27</text:p>
          </table:table-cell>
          <table:table-cell table:style-name="ce61" table:formula="of:=1000*([.M185]-[.O185])" office:value-type="float" office:value="-0.279390109994893" calcext:value-type="float">
            <text:p>-0,28</text:p>
          </table:table-cell>
          <table:table-cell table:number-columns-repeated="1001"/>
        </table:table-row>
        <table:table-row table:style-name="ro1">
          <table:table-cell table:formula="of:=[.A185]+1" office:value-type="float" office:value="160" calcext:value-type="float">
            <text:p>160</text:p>
          </table:table-cell>
          <table:table-cell table:style-name="ce10" table:formula="of:=[.M186]*[.$B$20]" office:value-type="float" office:value="224518.626977842" calcext:value-type="float">
            <text:p>224518,63</text:p>
          </table:table-cell>
          <table:table-cell table:style-name="ce10" table:formula="of:=[.B186]-[.B185]" office:value-type="float" office:value="1320.96224597449" calcext:value-type="float">
            <text:p>1320,96</text:p>
          </table:table-cell>
          <table:table-cell table:style-name="ce34" table:formula="of:=(ROUND([.B186];0))+[.E186]" office:value-type="float" office:value="224519" calcext:value-type="float">
            <text:p>224519</text:p>
          </table:table-cell>
          <table:table-cell office:value-type="float" office:value="0" calcext:value-type="float">
            <text:p>0</text:p>
          </table:table-cell>
          <table:table-cell table:formula="of:=[.D186]-[.D185]" office:value-type="float" office:value="1321" calcext:value-type="float">
            <text:p>1321</text:p>
          </table:table-cell>
          <table:table-cell table:style-name="ce10" table:formula="of:=1000000*[.Q186]/[.C186]" office:value-type="float" office:value="54356.8973189661" calcext:value-type="float">
            <text:p>54356,90</text:p>
          </table:table-cell>
          <table:table-cell table:style-name="ce34" table:formula="of:=([.G186]-MOD([.G186];4))+4*[.I186]" office:value-type="float" office:value="54356" calcext:value-type="float">
            <text:p>543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6]" office:value-type="float" office:value="48" calcext:value-type="float">
            <text:p>48,00</text:p>
          </table:table-cell>
          <table:table-cell table:style-name="ce43" table:formula="of:=2*(DEGREES(ASIN(([.O186]*0.5)/[.$B$4])))" office:value-type="float" office:value="48.0000847652974" calcext:value-type="float">
            <text:p>48,0001</text:p>
          </table:table-cell>
          <table:table-cell table:style-name="ce43" table:formula="of:=[.K186]-[.K185]" office:value-type="float" office:value="0.300008667639105" calcext:value-type="float">
            <text:p>0,3000</text:p>
          </table:table-cell>
          <table:table-cell table:style-name="ce10" table:formula="of:=(SIN((RADIANS(([.J186])*0.5)))*[.$B$4]*2)" office:value-type="float" office:value="187.098855814868" calcext:value-type="float">
            <text:p>187,10</text:p>
          </table:table-cell>
          <table:table-cell table:style-name="ce10" table:formula="of:=(SIN((RADIANS(([.J186])*0.5)))*[.$B$4]*2)-[.M185]" office:value-type="float" office:value="1.10080187164542" calcext:value-type="float">
            <text:p>1,10</text:p>
          </table:table-cell>
          <table:table-cell table:style-name="ce13" table:formula="of:=[.D186]/[.$B$20]" office:value-type="float" office:value="187.099166666667" calcext:value-type="float">
            <text:p>187,10</text:p>
          </table:table-cell>
          <table:table-cell table:style-name="ce13" table:formula="of:=[.F186]/[.$B$20]" office:value-type="float" office:value="1.10083333333333" calcext:value-type="float">
            <text:p>1,10</text:p>
          </table:table-cell>
          <table:table-cell table:style-name="ce10" table:formula="of:=([.$B$21]*([.J186]-[.J185]))/360" office:value-type="float" office:value="71.803409166666" calcext:value-type="float">
            <text:p>71,80</text:p>
          </table:table-cell>
          <table:table-cell table:style-name="ce10" table:formula="of:=[.A186]*(([.$B$21]*([.K186]-[.K185]))/360)" office:value-type="float" office:value="11488.8773952198" calcext:value-type="float">
            <text:p>11488,88</text:p>
          </table:table-cell>
          <table:table-cell table:style-name="ce20" table:formula="of:=[.H186]*([.F186]/1000000)" office:value-type="float" office:value="71.804276" calcext:value-type="float">
            <text:p>71,80</text:p>
          </table:table-cell>
          <table:table-cell table:style-name="ce20" table:formula="of:=[.S186]+[.T185]" office:value-type="float" office:value="11488.385432" calcext:value-type="float">
            <text:p>11488,39</text:p>
          </table:table-cell>
          <table:table-cell table:style-name="ce61" table:formula="of:=1000000*([.R186]-[.T186])" office:value-type="float" office:value="491963.219819809" calcext:value-type="float">
            <text:p>491963,22</text:p>
          </table:table-cell>
          <table:table-cell table:style-name="ce61" table:formula="of:=([.J186]-[.K186])*3600" office:value-type="float" office:value="-0.305155070645924" calcext:value-type="float">
            <text:p>-0,31</text:p>
          </table:table-cell>
          <table:table-cell table:style-name="ce61" table:formula="of:=1000*([.M186]-[.O186])" office:value-type="float" office:value="-0.310851799014245" calcext:value-type="float">
            <text:p>-0,31</text:p>
          </table:table-cell>
          <table:table-cell table:number-columns-repeated="1001"/>
        </table:table-row>
        <table:table-row table:style-name="ro1">
          <table:table-cell table:formula="of:=[.A186]+1" office:value-type="float" office:value="161" calcext:value-type="float">
            <text:p>161</text:p>
          </table:table-cell>
          <table:table-cell table:style-name="ce10" table:formula="of:=[.M187]*[.$B$20]" office:value-type="float" office:value="225838.050398286" calcext:value-type="float">
            <text:p>225838,05</text:p>
          </table:table-cell>
          <table:table-cell table:style-name="ce10" table:formula="of:=[.B187]-[.B186]" office:value-type="float" office:value="1319.42342044439" calcext:value-type="float">
            <text:p>1319,42</text:p>
          </table:table-cell>
          <table:table-cell table:style-name="ce34" table:formula="of:=(ROUND([.B187];0))+[.E187]" office:value-type="float" office:value="225838" calcext:value-type="float">
            <text:p>225838</text:p>
          </table:table-cell>
          <table:table-cell office:value-type="float" office:value="0" calcext:value-type="float">
            <text:p>0</text:p>
          </table:table-cell>
          <table:table-cell table:formula="of:=[.D187]-[.D186]" office:value-type="float" office:value="1319" calcext:value-type="float">
            <text:p>1319</text:p>
          </table:table-cell>
          <table:table-cell table:style-name="ce10" table:formula="of:=1000000*[.Q187]/[.C187]" office:value-type="float" office:value="54420.2930265419" calcext:value-type="float">
            <text:p>54420,29</text:p>
          </table:table-cell>
          <table:table-cell table:style-name="ce34" table:formula="of:=([.G187]-MOD([.G187];4))+4*[.I187]" office:value-type="float" office:value="54420" calcext:value-type="float">
            <text:p>544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7]" office:value-type="float" office:value="48.3" calcext:value-type="float">
            <text:p>48,30</text:p>
          </table:table-cell>
          <table:table-cell table:style-name="ce43" table:formula="of:=2*(DEGREES(ASIN(([.O187]*0.5)/[.$B$4])))" office:value-type="float" office:value="48.2999885341265" calcext:value-type="float">
            <text:p>48,3000</text:p>
          </table:table-cell>
          <table:table-cell table:style-name="ce43" table:formula="of:=[.K187]-[.K186]" office:value-type="float" office:value="0.299903768829097" calcext:value-type="float">
            <text:p>0,2999</text:p>
          </table:table-cell>
          <table:table-cell table:style-name="ce10" table:formula="of:=(SIN((RADIANS(([.J187])*0.5)))*[.$B$4]*2)" office:value-type="float" office:value="188.198375331905" calcext:value-type="float">
            <text:p>188,20</text:p>
          </table:table-cell>
          <table:table-cell table:style-name="ce10" table:formula="of:=(SIN((RADIANS(([.J187])*0.5)))*[.$B$4]*2)-[.M186]" office:value-type="float" office:value="1.09951951703698" calcext:value-type="float">
            <text:p>1,10</text:p>
          </table:table-cell>
          <table:table-cell table:style-name="ce13" table:formula="of:=[.D187]/[.$B$20]" office:value-type="float" office:value="188.198333333333" calcext:value-type="float">
            <text:p>188,20</text:p>
          </table:table-cell>
          <table:table-cell table:style-name="ce13" table:formula="of:=[.F187]/[.$B$20]" office:value-type="float" office:value="1.09916666666667" calcext:value-type="float">
            <text:p>1,10</text:p>
          </table:table-cell>
          <table:table-cell table:style-name="ce10" table:formula="of:=([.$B$21]*([.J187]-[.J186]))/360" office:value-type="float" office:value="71.803409166666" calcext:value-type="float">
            <text:p>71,80</text:p>
          </table:table-cell>
          <table:table-cell table:style-name="ce10" table:formula="of:=[.A187]*(([.$B$21]*([.K187]-[.K186]))/360)" office:value-type="float" office:value="11556.6406561388" calcext:value-type="float">
            <text:p>11556,64</text:p>
          </table:table-cell>
          <table:table-cell table:style-name="ce20" table:formula="of:=[.H187]*([.F187]/1000000)" office:value-type="float" office:value="71.77998" calcext:value-type="float">
            <text:p>71,78</text:p>
          </table:table-cell>
          <table:table-cell table:style-name="ce20" table:formula="of:=[.S187]+[.T186]" office:value-type="float" office:value="11560.165412" calcext:value-type="float">
            <text:p>11560,17</text:p>
          </table:table-cell>
          <table:table-cell table:style-name="ce61" table:formula="of:=1000000*([.R187]-[.T187])" office:value-type="float" office:value="-3524755.86123364" calcext:value-type="float">
            <text:p>-3524755,86</text:p>
          </table:table-cell>
          <table:table-cell table:style-name="ce61" table:formula="of:=([.J187]-[.K187])*3600" office:value-type="float" office:value="0.0412771445951421" calcext:value-type="float">
            <text:p>0,04</text:p>
          </table:table-cell>
          <table:table-cell table:style-name="ce61" table:formula="of:=1000*([.M187]-[.O187])" office:value-type="float" office:value="0.0419985719872784" calcext:value-type="float">
            <text:p>0,04</text:p>
          </table:table-cell>
          <table:table-cell table:number-columns-repeated="1001"/>
        </table:table-row>
        <table:table-row table:style-name="ro1">
          <table:table-cell table:formula="of:=[.A187]+1" office:value-type="float" office:value="162" calcext:value-type="float">
            <text:p>162</text:p>
          </table:table-cell>
          <table:table-cell table:style-name="ce10" table:formula="of:=[.M188]*[.$B$20]" office:value-type="float" office:value="227155.92595002" calcext:value-type="float">
            <text:p>227155,93</text:p>
          </table:table-cell>
          <table:table-cell table:style-name="ce10" table:formula="of:=[.B188]-[.B187]" office:value-type="float" office:value="1317.87555173397" calcext:value-type="float">
            <text:p>1317,88</text:p>
          </table:table-cell>
          <table:table-cell table:style-name="ce34" table:formula="of:=(ROUND([.B188];0))+[.E188]" office:value-type="float" office:value="227156" calcext:value-type="float">
            <text:p>227156</text:p>
          </table:table-cell>
          <table:table-cell office:value-type="float" office:value="0" calcext:value-type="float">
            <text:p>0</text:p>
          </table:table-cell>
          <table:table-cell table:formula="of:=[.D188]-[.D187]" office:value-type="float" office:value="1318" calcext:value-type="float">
            <text:p>1318</text:p>
          </table:table-cell>
          <table:table-cell table:style-name="ce10" table:formula="of:=1000000*[.Q188]/[.C188]" office:value-type="float" office:value="54484.2106465921" calcext:value-type="float">
            <text:p>54484,21</text:p>
          </table:table-cell>
          <table:table-cell table:style-name="ce34" table:formula="of:=([.G188]-MOD([.G188];4))+4*[.I188]" office:value-type="float" office:value="54484" calcext:value-type="float">
            <text:p>5448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8]" office:value-type="float" office:value="48.6" calcext:value-type="float">
            <text:p>48,60</text:p>
          </table:table-cell>
          <table:table-cell table:style-name="ce43" table:formula="of:=2*(DEGREES(ASIN(([.O188]*0.5)/[.$B$4])))" office:value-type="float" office:value="48.6000168666147" calcext:value-type="float">
            <text:p>48,6000</text:p>
          </table:table-cell>
          <table:table-cell table:style-name="ce43" table:formula="of:=[.K188]-[.K187]" office:value-type="float" office:value="0.300028332488203" calcext:value-type="float">
            <text:p>0,3000</text:p>
          </table:table-cell>
          <table:table-cell table:style-name="ce10" table:formula="of:=(SIN((RADIANS(([.J188])*0.5)))*[.$B$4]*2)" office:value-type="float" office:value="189.29660495835" calcext:value-type="float">
            <text:p>189,30</text:p>
          </table:table-cell>
          <table:table-cell table:style-name="ce10" table:formula="of:=(SIN((RADIANS(([.J188])*0.5)))*[.$B$4]*2)-[.M187]" office:value-type="float" office:value="1.09822962644498" calcext:value-type="float">
            <text:p>1,10</text:p>
          </table:table-cell>
          <table:table-cell table:style-name="ce13" table:formula="of:=[.D188]/[.$B$20]" office:value-type="float" office:value="189.296666666667" calcext:value-type="float">
            <text:p>189,30</text:p>
          </table:table-cell>
          <table:table-cell table:style-name="ce13" table:formula="of:=[.F188]/[.$B$20]" office:value-type="float" office:value="1.09833333333333" calcext:value-type="float">
            <text:p>1,10</text:p>
          </table:table-cell>
          <table:table-cell table:style-name="ce10" table:formula="of:=([.$B$21]*([.J188]-[.J187]))/360" office:value-type="float" office:value="71.8034091666677" calcext:value-type="float">
            <text:p>71,80</text:p>
          </table:table-cell>
          <table:table-cell table:style-name="ce10" table:formula="of:=[.A188]*(([.$B$21]*([.K188]-[.K187]))/360)" office:value-type="float" office:value="11633.2508443913" calcext:value-type="float">
            <text:p>11633,25</text:p>
          </table:table-cell>
          <table:table-cell table:style-name="ce20" table:formula="of:=[.H188]*([.F188]/1000000)" office:value-type="float" office:value="71.809912" calcext:value-type="float">
            <text:p>71,81</text:p>
          </table:table-cell>
          <table:table-cell table:style-name="ce20" table:formula="of:=[.S188]+[.T187]" office:value-type="float" office:value="11631.975324" calcext:value-type="float">
            <text:p>11631,98</text:p>
          </table:table-cell>
          <table:table-cell table:style-name="ce61" table:formula="of:=1000000*([.R188]-[.T188])" office:value-type="float" office:value="1275520.39131479" calcext:value-type="float">
            <text:p>1275520,39</text:p>
          </table:table-cell>
          <table:table-cell table:style-name="ce61" table:formula="of:=([.J188]-[.K188])*3600" office:value-type="float" office:value="-0.0607198129216613" calcext:value-type="float">
            <text:p>-0,06</text:p>
          </table:table-cell>
          <table:table-cell table:style-name="ce61" table:formula="of:=1000*([.M188]-[.O188])" office:value-type="float" office:value="-0.0617083169913713" calcext:value-type="float">
            <text:p>-0,06</text:p>
          </table:table-cell>
          <table:table-cell table:number-columns-repeated="1001"/>
        </table:table-row>
        <table:table-row table:style-name="ro1">
          <table:table-cell table:formula="of:=[.A188]+1" office:value-type="float" office:value="163" calcext:value-type="float">
            <text:p>163</text:p>
          </table:table-cell>
          <table:table-cell table:style-name="ce10" table:formula="of:=[.M189]*[.$B$20]" office:value-type="float" office:value="228472.244600472" calcext:value-type="float">
            <text:p>228472,24</text:p>
          </table:table-cell>
          <table:table-cell table:style-name="ce10" table:formula="of:=[.B189]-[.B188]" office:value-type="float" office:value="1316.31865045193" calcext:value-type="float">
            <text:p>1316,32</text:p>
          </table:table-cell>
          <table:table-cell table:style-name="ce34" table:formula="of:=(ROUND([.B189];0))+[.E189]" office:value-type="float" office:value="228472" calcext:value-type="float">
            <text:p>228472</text:p>
          </table:table-cell>
          <table:table-cell office:value-type="float" office:value="0" calcext:value-type="float">
            <text:p>0</text:p>
          </table:table-cell>
          <table:table-cell table:formula="of:=[.D189]-[.D188]" office:value-type="float" office:value="1316" calcext:value-type="float">
            <text:p>1316</text:p>
          </table:table-cell>
          <table:table-cell table:style-name="ce10" table:formula="of:=1000000*[.Q189]/[.C189]" office:value-type="float" office:value="54548.6528980001" calcext:value-type="float">
            <text:p>54548,65</text:p>
          </table:table-cell>
          <table:table-cell table:style-name="ce34" table:formula="of:=([.G189]-MOD([.G189];4))+4*[.I189]" office:value-type="float" office:value="54548" calcext:value-type="float">
            <text:p>545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89]" office:value-type="float" office:value="48.9" calcext:value-type="float">
            <text:p>48,90</text:p>
          </table:table-cell>
          <table:table-cell table:style-name="ce43" table:formula="of:=2*(DEGREES(ASIN(([.O189]*0.5)/[.$B$4])))" office:value-type="float" office:value="48.8999442204037" calcext:value-type="float">
            <text:p>48,8999</text:p>
          </table:table-cell>
          <table:table-cell table:style-name="ce43" table:formula="of:=[.K189]-[.K188]" office:value-type="float" office:value="0.299927353788995" calcext:value-type="float">
            <text:p>0,2999</text:p>
          </table:table-cell>
          <table:table-cell table:style-name="ce10" table:formula="of:=(SIN((RADIANS(([.J189])*0.5)))*[.$B$4]*2)" office:value-type="float" office:value="190.39353716706" calcext:value-type="float">
            <text:p>190,39</text:p>
          </table:table-cell>
          <table:table-cell table:style-name="ce10" table:formula="of:=(SIN((RADIANS(([.J189])*0.5)))*[.$B$4]*2)-[.M188]" office:value-type="float" office:value="1.09693220870994" calcext:value-type="float">
            <text:p>1,10</text:p>
          </table:table-cell>
          <table:table-cell table:style-name="ce13" table:formula="of:=[.D189]/[.$B$20]" office:value-type="float" office:value="190.393333333333" calcext:value-type="float">
            <text:p>190,39</text:p>
          </table:table-cell>
          <table:table-cell table:style-name="ce13" table:formula="of:=[.F189]/[.$B$20]" office:value-type="float" office:value="1.09666666666667" calcext:value-type="float">
            <text:p>1,10</text:p>
          </table:table-cell>
          <table:table-cell table:style-name="ce10" table:formula="of:=([.$B$21]*([.J189]-[.J188]))/360" office:value-type="float" office:value="71.803409166666" calcext:value-type="float">
            <text:p>71,80</text:p>
          </table:table-cell>
          <table:table-cell table:style-name="ce10" table:formula="of:=[.A189]*(([.$B$21]*([.K189]-[.K188]))/360)" office:value-type="float" office:value="11701.1215340502" calcext:value-type="float">
            <text:p>11701,12</text:p>
          </table:table-cell>
          <table:table-cell table:style-name="ce20" table:formula="of:=[.H189]*([.F189]/1000000)" office:value-type="float" office:value="71.785168" calcext:value-type="float">
            <text:p>71,79</text:p>
          </table:table-cell>
          <table:table-cell table:style-name="ce20" table:formula="of:=[.S189]+[.T188]" office:value-type="float" office:value="11703.760492" calcext:value-type="float">
            <text:p>11703,76</text:p>
          </table:table-cell>
          <table:table-cell table:style-name="ce61" table:formula="of:=1000000*([.R189]-[.T189])" office:value-type="float" office:value="-2638957.94984819" calcext:value-type="float">
            <text:p>-2638957,95</text:p>
          </table:table-cell>
          <table:table-cell table:style-name="ce61" table:formula="of:=([.J189]-[.K189])*3600" office:value-type="float" office:value="0.200806546686749" calcext:value-type="float">
            <text:p>0,20</text:p>
          </table:table-cell>
          <table:table-cell table:style-name="ce61" table:formula="of:=1000*([.M189]-[.O189])" office:value-type="float" office:value="0.203833726999392" calcext:value-type="float">
            <text:p>0,20</text:p>
          </table:table-cell>
          <table:table-cell table:number-columns-repeated="1001"/>
        </table:table-row>
        <table:table-row table:style-name="ro1">
          <table:table-cell table:formula="of:=[.A189]+1" office:value-type="float" office:value="164" calcext:value-type="float">
            <text:p>164</text:p>
          </table:table-cell>
          <table:table-cell table:style-name="ce10" table:formula="of:=[.M190]*[.$B$20]" office:value-type="float" office:value="229786.997327741" calcext:value-type="float">
            <text:p>229787,00</text:p>
          </table:table-cell>
          <table:table-cell table:style-name="ce10" table:formula="of:=[.B190]-[.B189]" office:value-type="float" office:value="1314.75272726946" calcext:value-type="float">
            <text:p>1314,75</text:p>
          </table:table-cell>
          <table:table-cell table:style-name="ce34" table:formula="of:=(ROUND([.B190];0))+[.E190]" office:value-type="float" office:value="229787" calcext:value-type="float">
            <text:p>229787</text:p>
          </table:table-cell>
          <table:table-cell office:value-type="float" office:value="0" calcext:value-type="float">
            <text:p>0</text:p>
          </table:table-cell>
          <table:table-cell table:formula="of:=[.D190]-[.D189]" office:value-type="float" office:value="1315" calcext:value-type="float">
            <text:p>1315</text:p>
          </table:table-cell>
          <table:table-cell table:style-name="ce10" table:formula="of:=1000000*[.Q190]/[.C190]" office:value-type="float" office:value="54613.6225294566" calcext:value-type="float">
            <text:p>54613,62</text:p>
          </table:table-cell>
          <table:table-cell table:style-name="ce34" table:formula="of:=([.G190]-MOD([.G190];4))+4*[.I190]" office:value-type="float" office:value="54612" calcext:value-type="float">
            <text:p>546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0]" office:value-type="float" office:value="49.2" calcext:value-type="float">
            <text:p>49,20</text:p>
          </table:table-cell>
          <table:table-cell table:style-name="ce43" table:formula="of:=2*(DEGREES(ASIN(([.O190]*0.5)/[.$B$4])))" office:value-type="float" office:value="49.2000006101201" calcext:value-type="float">
            <text:p>49,2000</text:p>
          </table:table-cell>
          <table:table-cell table:style-name="ce43" table:formula="of:=[.K190]-[.K189]" office:value-type="float" office:value="0.300056389716403" calcext:value-type="float">
            <text:p>0,3001</text:p>
          </table:table-cell>
          <table:table-cell table:style-name="ce10" table:formula="of:=(SIN((RADIANS(([.J190])*0.5)))*[.$B$4]*2)" office:value-type="float" office:value="191.489164439785" calcext:value-type="float">
            <text:p>191,49</text:p>
          </table:table-cell>
          <table:table-cell table:style-name="ce10" table:formula="of:=(SIN((RADIANS(([.J190])*0.5)))*[.$B$4]*2)-[.M189]" office:value-type="float" office:value="1.09562727272456" calcext:value-type="float">
            <text:p>1,10</text:p>
          </table:table-cell>
          <table:table-cell table:style-name="ce13" table:formula="of:=[.D190]/[.$B$20]" office:value-type="float" office:value="191.489166666667" calcext:value-type="float">
            <text:p>191,49</text:p>
          </table:table-cell>
          <table:table-cell table:style-name="ce13" table:formula="of:=[.F190]/[.$B$20]" office:value-type="float" office:value="1.09583333333333" calcext:value-type="float">
            <text:p>1,10</text:p>
          </table:table-cell>
          <table:table-cell table:style-name="ce10" table:formula="of:=([.$B$21]*([.J190]-[.J189]))/360" office:value-type="float" office:value="71.8034091666677" calcext:value-type="float">
            <text:p>71,80</text:p>
          </table:table-cell>
          <table:table-cell table:style-name="ce10" table:formula="of:=[.A190]*(([.$B$21]*([.K190]-[.K189]))/360)" office:value-type="float" office:value="11777.9725423876" calcext:value-type="float">
            <text:p>11777,97</text:p>
          </table:table-cell>
          <table:table-cell table:style-name="ce20" table:formula="of:=[.H190]*([.F190]/1000000)" office:value-type="float" office:value="71.81478" calcext:value-type="float">
            <text:p>71,81</text:p>
          </table:table-cell>
          <table:table-cell table:style-name="ce20" table:formula="of:=[.S190]+[.T189]" office:value-type="float" office:value="11775.575272" calcext:value-type="float">
            <text:p>11775,58</text:p>
          </table:table-cell>
          <table:table-cell table:style-name="ce61" table:formula="of:=1000000*([.R190]-[.T190])" office:value-type="float" office:value="2397270.38754791" calcext:value-type="float">
            <text:p>2397270,39</text:p>
          </table:table-cell>
          <table:table-cell table:style-name="ce61" table:formula="of:=([.J190]-[.K190])*3600" office:value-type="float" office:value="-0.0021964323480006" calcext:value-type="float">
            <text:p>-0,00</text:p>
          </table:table-cell>
          <table:table-cell table:style-name="ce61" table:formula="of:=1000*([.M190]-[.O190])" office:value-type="float" office:value="-0.00222688200324228" calcext:value-type="float">
            <text:p>-0,00</text:p>
          </table:table-cell>
          <table:table-cell table:number-columns-repeated="1001"/>
        </table:table-row>
        <table:table-row table:style-name="ro1">
          <table:table-cell table:formula="of:=[.A190]+1" office:value-type="float" office:value="165" calcext:value-type="float">
            <text:p>165</text:p>
          </table:table-cell>
          <table:table-cell table:style-name="ce10" table:formula="of:=[.M191]*[.$B$20]" office:value-type="float" office:value="231100.17512066" calcext:value-type="float">
            <text:p>231100,18</text:p>
          </table:table-cell>
          <table:table-cell table:style-name="ce10" table:formula="of:=[.B191]-[.B190]" office:value-type="float" office:value="1313.17779291884" calcext:value-type="float">
            <text:p>1313,18</text:p>
          </table:table-cell>
          <table:table-cell table:style-name="ce34" table:formula="of:=(ROUND([.B191];0))+[.E191]" office:value-type="float" office:value="231100" calcext:value-type="float">
            <text:p>231100</text:p>
          </table:table-cell>
          <table:table-cell office:value-type="float" office:value="0" calcext:value-type="float">
            <text:p>0</text:p>
          </table:table-cell>
          <table:table-cell table:formula="of:=[.D191]-[.D190]" office:value-type="float" office:value="1313" calcext:value-type="float">
            <text:p>1313</text:p>
          </table:table-cell>
          <table:table-cell table:style-name="ce10" table:formula="of:=1000000*[.Q191]/[.C191]" office:value-type="float" office:value="54679.122319809" calcext:value-type="float">
            <text:p>54679,12</text:p>
          </table:table-cell>
          <table:table-cell table:style-name="ce34" table:formula="of:=([.G191]-MOD([.G191];4))+4*[.I191]" office:value-type="float" office:value="54676" calcext:value-type="float">
            <text:p>546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1]" office:value-type="float" office:value="49.5" calcext:value-type="float">
            <text:p>49,50</text:p>
          </table:table-cell>
          <table:table-cell table:style-name="ce43" table:formula="of:=2*(DEGREES(ASIN(([.O191]*0.5)/[.$B$4])))" office:value-type="float" office:value="49.4999599689872" calcext:value-type="float">
            <text:p>49,5000</text:p>
          </table:table-cell>
          <table:table-cell table:style-name="ce43" table:formula="of:=[.K191]-[.K190]" office:value-type="float" office:value="0.299959358867099" calcext:value-type="float">
            <text:p>0,3000</text:p>
          </table:table-cell>
          <table:table-cell table:style-name="ce10" table:formula="of:=(SIN((RADIANS(([.J191])*0.5)))*[.$B$4]*2)" office:value-type="float" office:value="192.583479267217" calcext:value-type="float">
            <text:p>192,58</text:p>
          </table:table-cell>
          <table:table-cell table:style-name="ce10" table:formula="of:=(SIN((RADIANS(([.J191])*0.5)))*[.$B$4]*2)-[.M190]" office:value-type="float" office:value="1.09431482743236" calcext:value-type="float">
            <text:p>1,09</text:p>
          </table:table-cell>
          <table:table-cell table:style-name="ce13" table:formula="of:=[.D191]/[.$B$20]" office:value-type="float" office:value="192.583333333333" calcext:value-type="float">
            <text:p>192,58</text:p>
          </table:table-cell>
          <table:table-cell table:style-name="ce13" table:formula="of:=[.F191]/[.$B$20]" office:value-type="float" office:value="1.09416666666667" calcext:value-type="float">
            <text:p>1,09</text:p>
          </table:table-cell>
          <table:table-cell table:style-name="ce10" table:formula="of:=([.$B$21]*([.J191]-[.J190]))/360" office:value-type="float" office:value="71.803409166666" calcext:value-type="float">
            <text:p>71,80</text:p>
          </table:table-cell>
          <table:table-cell table:style-name="ce10" table:formula="of:=[.A191]*(([.$B$21]*([.K191]-[.K190]))/360)" office:value-type="float" office:value="11845.9575179579" calcext:value-type="float">
            <text:p>11845,96</text:p>
          </table:table-cell>
          <table:table-cell table:style-name="ce20" table:formula="of:=[.H191]*([.F191]/1000000)" office:value-type="float" office:value="71.789588" calcext:value-type="float">
            <text:p>71,79</text:p>
          </table:table-cell>
          <table:table-cell table:style-name="ce20" table:formula="of:=[.S191]+[.T190]" office:value-type="float" office:value="11847.36486" calcext:value-type="float">
            <text:p>11847,36</text:p>
          </table:table-cell>
          <table:table-cell table:style-name="ce61" table:formula="of:=1000000*([.R191]-[.T191])" office:value-type="float" office:value="-1407342.04207911" calcext:value-type="float">
            <text:p>-1407342,04</text:p>
          </table:table-cell>
          <table:table-cell table:style-name="ce61" table:formula="of:=([.J191]-[.K191])*3600" office:value-type="float" office:value="0.144111646085321" calcext:value-type="float">
            <text:p>0,14</text:p>
          </table:table-cell>
          <table:table-cell table:style-name="ce61" table:formula="of:=1000*([.M191]-[.O191])" office:value-type="float" office:value="0.145933883999305" calcext:value-type="float">
            <text:p>0,15</text:p>
          </table:table-cell>
          <table:table-cell table:number-columns-repeated="1001"/>
        </table:table-row>
        <table:table-row table:style-name="ro1">
          <table:table-cell table:formula="of:=[.A191]+1" office:value-type="float" office:value="166" calcext:value-type="float">
            <text:p>166</text:p>
          </table:table-cell>
          <table:table-cell table:style-name="ce10" table:formula="of:=[.M192]*[.$B$20]" office:value-type="float" office:value="232411.768978855" calcext:value-type="float">
            <text:p>232411,77</text:p>
          </table:table-cell>
          <table:table-cell table:style-name="ce10" table:formula="of:=[.B192]-[.B191]" office:value-type="float" office:value="1311.59385819474" calcext:value-type="float">
            <text:p>1311,59</text:p>
          </table:table-cell>
          <table:table-cell table:style-name="ce34" table:formula="of:=(ROUND([.B192];0))+[.E192]" office:value-type="float" office:value="232412" calcext:value-type="float">
            <text:p>232412</text:p>
          </table:table-cell>
          <table:table-cell office:value-type="float" office:value="0" calcext:value-type="float">
            <text:p>0</text:p>
          </table:table-cell>
          <table:table-cell table:formula="of:=[.D192]-[.D191]" office:value-type="float" office:value="1312" calcext:value-type="float">
            <text:p>1312</text:p>
          </table:table-cell>
          <table:table-cell table:style-name="ce10" table:formula="of:=1000000*[.Q192]/[.C192]" office:value-type="float" office:value="54745.1550783374" calcext:value-type="float">
            <text:p>54745,16</text:p>
          </table:table-cell>
          <table:table-cell table:style-name="ce34" table:formula="of:=([.G192]-MOD([.G192];4))+4*[.I192]" office:value-type="float" office:value="54744" calcext:value-type="float">
            <text:p>547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2]" office:value-type="float" office:value="49.8" calcext:value-type="float">
            <text:p>49,80</text:p>
          </table:table-cell>
          <table:table-cell table:style-name="ce43" table:formula="of:=2*(DEGREES(ASIN(([.O192]*0.5)/[.$B$4])))" office:value-type="float" office:value="49.800052873367" calcext:value-type="float">
            <text:p>49,8001</text:p>
          </table:table-cell>
          <table:table-cell table:style-name="ce43" table:formula="of:=[.K192]-[.K191]" office:value-type="float" office:value="0.300092904379802" calcext:value-type="float">
            <text:p>0,3001</text:p>
          </table:table-cell>
          <table:table-cell table:style-name="ce10" table:formula="of:=(SIN((RADIANS(([.J192])*0.5)))*[.$B$4]*2)" office:value-type="float" office:value="193.676474149046" calcext:value-type="float">
            <text:p>193,68</text:p>
          </table:table-cell>
          <table:table-cell table:style-name="ce10" table:formula="of:=(SIN((RADIANS(([.J192])*0.5)))*[.$B$4]*2)-[.M191]" office:value-type="float" office:value="1.09299488182896" calcext:value-type="float">
            <text:p>1,09</text:p>
          </table:table-cell>
          <table:table-cell table:style-name="ce13" table:formula="of:=[.D192]/[.$B$20]" office:value-type="float" office:value="193.676666666667" calcext:value-type="float">
            <text:p>193,68</text:p>
          </table:table-cell>
          <table:table-cell table:style-name="ce13" table:formula="of:=[.F192]/[.$B$20]" office:value-type="float" office:value="1.09333333333333" calcext:value-type="float">
            <text:p>1,09</text:p>
          </table:table-cell>
          <table:table-cell table:style-name="ce10" table:formula="of:=([.$B$21]*([.J192]-[.J191]))/360" office:value-type="float" office:value="71.803409166666" calcext:value-type="float">
            <text:p>71,80</text:p>
          </table:table-cell>
          <table:table-cell table:style-name="ce10" table:formula="of:=[.A192]*(([.$B$21]*([.K192]-[.K191]))/360)" office:value-type="float" office:value="11923.0571259953" calcext:value-type="float">
            <text:p>11923,06</text:p>
          </table:table-cell>
          <table:table-cell table:style-name="ce20" table:formula="of:=[.H192]*([.F192]/1000000)" office:value-type="float" office:value="71.824128" calcext:value-type="float">
            <text:p>71,82</text:p>
          </table:table-cell>
          <table:table-cell table:style-name="ce20" table:formula="of:=[.S192]+[.T191]" office:value-type="float" office:value="11919.188988" calcext:value-type="float">
            <text:p>11919,19</text:p>
          </table:table-cell>
          <table:table-cell table:style-name="ce61" table:formula="of:=1000000*([.R192]-[.T192])" office:value-type="float" office:value="3868137.99529955" calcext:value-type="float">
            <text:p>3868138,00</text:p>
          </table:table-cell>
          <table:table-cell table:style-name="ce61" table:formula="of:=([.J192]-[.K192])*3600" office:value-type="float" office:value="-0.19034412121357" calcext:value-type="float">
            <text:p>-0,19</text:p>
          </table:table-cell>
          <table:table-cell table:style-name="ce61" table:formula="of:=1000*([.M192]-[.O192])" office:value-type="float" office:value="-0.192517621002253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192]+1" office:value-type="float" office:value="167" calcext:value-type="float">
            <text:p>167</text:p>
          </table:table-cell>
          <table:table-cell table:style-name="ce10" table:formula="of:=[.M193]*[.$B$20]" office:value-type="float" office:value="233721.769912808" calcext:value-type="float">
            <text:p>233721,77</text:p>
          </table:table-cell>
          <table:table-cell table:style-name="ce10" table:formula="of:=[.B193]-[.B192]" office:value-type="float" office:value="1310.00093395315" calcext:value-type="float">
            <text:p>1310,00</text:p>
          </table:table-cell>
          <table:table-cell table:style-name="ce34" table:formula="of:=(ROUND([.B193];0))+[.E193]" office:value-type="float" office:value="233722" calcext:value-type="float">
            <text:p>233722</text:p>
          </table:table-cell>
          <table:table-cell office:value-type="float" office:value="0" calcext:value-type="float">
            <text:p>0</text:p>
          </table:table-cell>
          <table:table-cell table:formula="of:=[.D193]-[.D192]" office:value-type="float" office:value="1310" calcext:value-type="float">
            <text:p>1310</text:p>
          </table:table-cell>
          <table:table-cell table:style-name="ce10" table:formula="of:=1000000*[.Q193]/[.C193]" office:value-type="float" office:value="54811.7236451035" calcext:value-type="float">
            <text:p>54811,72</text:p>
          </table:table-cell>
          <table:table-cell table:style-name="ce34" table:formula="of:=([.G193]-MOD([.G193];4))+4*[.I193]" office:value-type="float" office:value="54808" calcext:value-type="float">
            <text:p>548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3]" office:value-type="float" office:value="50.1" calcext:value-type="float">
            <text:p>50,10</text:p>
          </table:table-cell>
          <table:table-cell table:style-name="ce43" table:formula="of:=2*(DEGREES(ASIN(([.O193]*0.5)/[.$B$4])))" office:value-type="float" office:value="50.1000527238673" calcext:value-type="float">
            <text:p>50,1001</text:p>
          </table:table-cell>
          <table:table-cell table:style-name="ce43" table:formula="of:=[.K193]-[.K192]" office:value-type="float" office:value="0.299999850500299" calcext:value-type="float">
            <text:p>0,3000</text:p>
          </table:table-cell>
          <table:table-cell table:style-name="ce10" table:formula="of:=(SIN((RADIANS(([.J193])*0.5)))*[.$B$4]*2)" office:value-type="float" office:value="194.768141594007" calcext:value-type="float">
            <text:p>194,77</text:p>
          </table:table-cell>
          <table:table-cell table:style-name="ce10" table:formula="of:=(SIN((RADIANS(([.J193])*0.5)))*[.$B$4]*2)-[.M192]" office:value-type="float" office:value="1.09166744496096" calcext:value-type="float">
            <text:p>1,09</text:p>
          </table:table-cell>
          <table:table-cell table:style-name="ce13" table:formula="of:=[.D193]/[.$B$20]" office:value-type="float" office:value="194.768333333333" calcext:value-type="float">
            <text:p>194,77</text:p>
          </table:table-cell>
          <table:table-cell table:style-name="ce13" table:formula="of:=[.F193]/[.$B$20]" office:value-type="float" office:value="1.09166666666667" calcext:value-type="float">
            <text:p>1,09</text:p>
          </table:table-cell>
          <table:table-cell table:style-name="ce10" table:formula="of:=([.$B$21]*([.J193]-[.J192]))/360" office:value-type="float" office:value="71.8034091666677" calcext:value-type="float">
            <text:p>71,80</text:p>
          </table:table-cell>
          <table:table-cell table:style-name="ce10" table:formula="of:=[.A193]*(([.$B$21]*([.K193]-[.K192]))/360)" office:value-type="float" office:value="11991.1633552459" calcext:value-type="float">
            <text:p>11991,16</text:p>
          </table:table-cell>
          <table:table-cell table:style-name="ce20" table:formula="of:=[.H193]*([.F193]/1000000)" office:value-type="float" office:value="71.79848" calcext:value-type="float">
            <text:p>71,80</text:p>
          </table:table-cell>
          <table:table-cell table:style-name="ce20" table:formula="of:=[.S193]+[.T192]" office:value-type="float" office:value="11990.987468" calcext:value-type="float">
            <text:p>11990,99</text:p>
          </table:table-cell>
          <table:table-cell table:style-name="ce61" table:formula="of:=1000000*([.R193]-[.T193])" office:value-type="float" office:value="175887.245908598" calcext:value-type="float">
            <text:p>175887,25</text:p>
          </table:table-cell>
          <table:table-cell table:style-name="ce61" table:formula="of:=([.J193]-[.K193])*3600" office:value-type="float" office:value="-0.189805922275355" calcext:value-type="float">
            <text:p>-0,19</text:p>
          </table:table-cell>
          <table:table-cell table:style-name="ce61" table:formula="of:=1000*([.M193]-[.O193])" office:value-type="float" office:value="-0.191739325998697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193]+1" office:value-type="float" office:value="168" calcext:value-type="float">
            <text:p>168</text:p>
          </table:table-cell>
          <table:table-cell table:style-name="ce10" table:formula="of:=[.M194]*[.$B$20]" office:value-type="float" office:value="235030.16894392" calcext:value-type="float">
            <text:p>235030,17</text:p>
          </table:table-cell>
          <table:table-cell table:style-name="ce10" table:formula="of:=[.B194]-[.B193]" office:value-type="float" office:value="1308.39903111191" calcext:value-type="float">
            <text:p>1308,40</text:p>
          </table:table-cell>
          <table:table-cell table:style-name="ce34" table:formula="of:=(ROUND([.B194];0))+[.E194]" office:value-type="float" office:value="235030" calcext:value-type="float">
            <text:p>235030</text:p>
          </table:table-cell>
          <table:table-cell office:value-type="float" office:value="0" calcext:value-type="float">
            <text:p>0</text:p>
          </table:table-cell>
          <table:table-cell table:formula="of:=[.D194]-[.D193]" office:value-type="float" office:value="1308" calcext:value-type="float">
            <text:p>1308</text:p>
          </table:table-cell>
          <table:table-cell table:style-name="ce10" table:formula="of:=1000000*[.Q194]/[.C194]" office:value-type="float" office:value="54878.83089125" calcext:value-type="float">
            <text:p>54878,83</text:p>
          </table:table-cell>
          <table:table-cell table:style-name="ce34" table:formula="of:=([.G194]-MOD([.G194];4))+4*[.I194]" office:value-type="float" office:value="54876" calcext:value-type="float">
            <text:p>548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4]" office:value-type="float" office:value="50.4" calcext:value-type="float">
            <text:p>50,40</text:p>
          </table:table-cell>
          <table:table-cell table:style-name="ce43" table:formula="of:=2*(DEGREES(ASIN(([.O194]*0.5)/[.$B$4])))" office:value-type="float" office:value="50.3999612393987" calcext:value-type="float">
            <text:p>50,4000</text:p>
          </table:table-cell>
          <table:table-cell table:style-name="ce43" table:formula="of:=[.K194]-[.K193]" office:value-type="float" office:value="0.299908515531399" calcext:value-type="float">
            <text:p>0,2999</text:p>
          </table:table-cell>
          <table:table-cell table:style-name="ce10" table:formula="of:=(SIN((RADIANS(([.J194])*0.5)))*[.$B$4]*2)" office:value-type="float" office:value="195.858474119933" calcext:value-type="float">
            <text:p>195,86</text:p>
          </table:table-cell>
          <table:table-cell table:style-name="ce10" table:formula="of:=(SIN((RADIANS(([.J194])*0.5)))*[.$B$4]*2)-[.M193]" office:value-type="float" office:value="1.09033252592658" calcext:value-type="float">
            <text:p>1,09</text:p>
          </table:table-cell>
          <table:table-cell table:style-name="ce13" table:formula="of:=[.D194]/[.$B$20]" office:value-type="float" office:value="195.858333333333" calcext:value-type="float">
            <text:p>195,86</text:p>
          </table:table-cell>
          <table:table-cell table:style-name="ce13" table:formula="of:=[.F194]/[.$B$20]" office:value-type="float" office:value="1.09" calcext:value-type="float">
            <text:p>1,09</text:p>
          </table:table-cell>
          <table:table-cell table:style-name="ce10" table:formula="of:=([.$B$21]*([.J194]-[.J193]))/360" office:value-type="float" office:value="71.803409166666" calcext:value-type="float">
            <text:p>71,80</text:p>
          </table:table-cell>
          <table:table-cell table:style-name="ce10" table:formula="of:=[.A194]*(([.$B$21]*([.K194]-[.K193]))/360)" office:value-type="float" office:value="12059.2941578305" calcext:value-type="float">
            <text:p>12059,29</text:p>
          </table:table-cell>
          <table:table-cell table:style-name="ce20" table:formula="of:=[.H194]*([.F194]/1000000)" office:value-type="float" office:value="71.777808" calcext:value-type="float">
            <text:p>71,78</text:p>
          </table:table-cell>
          <table:table-cell table:style-name="ce20" table:formula="of:=[.S194]+[.T193]" office:value-type="float" office:value="12062.765276" calcext:value-type="float">
            <text:p>12062,77</text:p>
          </table:table-cell>
          <table:table-cell table:style-name="ce61" table:formula="of:=1000000*([.R194]-[.T194])" office:value-type="float" office:value="-3471118.16955112" calcext:value-type="float">
            <text:p>-3471118,17</text:p>
          </table:table-cell>
          <table:table-cell table:style-name="ce61" table:formula="of:=([.J194]-[.K194])*3600" office:value-type="float" office:value="0.139538164677333" calcext:value-type="float">
            <text:p>0,14</text:p>
          </table:table-cell>
          <table:table-cell table:style-name="ce61" table:formula="of:=1000*([.M194]-[.O194])" office:value-type="float" office:value="0.140786599985177" calcext:value-type="float">
            <text:p>0,14</text:p>
          </table:table-cell>
          <table:table-cell table:number-columns-repeated="1001"/>
        </table:table-row>
        <table:table-row table:style-name="ro1">
          <table:table-cell table:formula="of:=[.A194]+1" office:value-type="float" office:value="169" calcext:value-type="float">
            <text:p>169</text:p>
          </table:table-cell>
          <table:table-cell table:style-name="ce10" table:formula="of:=[.M195]*[.$B$20]" office:value-type="float" office:value="236336.95710457" calcext:value-type="float">
            <text:p>236336,96</text:p>
          </table:table-cell>
          <table:table-cell table:style-name="ce10" table:formula="of:=[.B195]-[.B194]" office:value-type="float" office:value="1306.78816065012" calcext:value-type="float">
            <text:p>1306,79</text:p>
          </table:table-cell>
          <table:table-cell table:style-name="ce34" table:formula="of:=(ROUND([.B195];0))+[.E195]" office:value-type="float" office:value="236337" calcext:value-type="float">
            <text:p>236337</text:p>
          </table:table-cell>
          <table:table-cell office:value-type="float" office:value="0" calcext:value-type="float">
            <text:p>0</text:p>
          </table:table-cell>
          <table:table-cell table:formula="of:=[.D195]-[.D194]" office:value-type="float" office:value="1307" calcext:value-type="float">
            <text:p>1307</text:p>
          </table:table-cell>
          <table:table-cell table:style-name="ce10" table:formula="of:=1000000*[.Q195]/[.C195]" office:value-type="float" office:value="54946.4797193648" calcext:value-type="float">
            <text:p>54946,48</text:p>
          </table:table-cell>
          <table:table-cell table:style-name="ce34" table:formula="of:=([.G195]-MOD([.G195];4))+4*[.I195]" office:value-type="float" office:value="54944" calcext:value-type="float">
            <text:p>549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5]" office:value-type="float" office:value="50.7" calcext:value-type="float">
            <text:p>50,70</text:p>
          </table:table-cell>
          <table:table-cell table:style-name="ce43" table:formula="of:=2*(DEGREES(ASIN(([.O195]*0.5)/[.$B$4])))" office:value-type="float" office:value="50.7000098536208" calcext:value-type="float">
            <text:p>50,7000</text:p>
          </table:table-cell>
          <table:table-cell table:style-name="ce43" table:formula="of:=[.K195]-[.K194]" office:value-type="float" office:value="0.300048614222099" calcext:value-type="float">
            <text:p>0,3000</text:p>
          </table:table-cell>
          <table:table-cell table:style-name="ce10" table:formula="of:=(SIN((RADIANS(([.J195])*0.5)))*[.$B$4]*2)" office:value-type="float" office:value="196.947464253809" calcext:value-type="float">
            <text:p>196,95</text:p>
          </table:table-cell>
          <table:table-cell table:style-name="ce10" table:formula="of:=(SIN((RADIANS(([.J195])*0.5)))*[.$B$4]*2)-[.M194]" office:value-type="float" office:value="1.08899013387511" calcext:value-type="float">
            <text:p>1,09</text:p>
          </table:table-cell>
          <table:table-cell table:style-name="ce13" table:formula="of:=[.D195]/[.$B$20]" office:value-type="float" office:value="196.9475" calcext:value-type="float">
            <text:p>196,95</text:p>
          </table:table-cell>
          <table:table-cell table:style-name="ce13" table:formula="of:=[.F195]/[.$B$20]" office:value-type="float" office:value="1.08916666666667" calcext:value-type="float">
            <text:p>1,09</text:p>
          </table:table-cell>
          <table:table-cell table:style-name="ce10" table:formula="of:=([.$B$21]*([.J195]-[.J194]))/360" office:value-type="float" office:value="71.8034091666677" calcext:value-type="float">
            <text:p>71,80</text:p>
          </table:table-cell>
          <table:table-cell table:style-name="ce10" table:formula="of:=[.A195]*(([.$B$21]*([.K195]-[.K194]))/360)" office:value-type="float" office:value="12136.7425581761" calcext:value-type="float">
            <text:p>12136,74</text:p>
          </table:table-cell>
          <table:table-cell table:style-name="ce20" table:formula="of:=[.H195]*([.F195]/1000000)" office:value-type="float" office:value="71.811808" calcext:value-type="float">
            <text:p>71,81</text:p>
          </table:table-cell>
          <table:table-cell table:style-name="ce20" table:formula="of:=[.S195]+[.T194]" office:value-type="float" office:value="12134.577084" calcext:value-type="float">
            <text:p>12134,58</text:p>
          </table:table-cell>
          <table:table-cell table:style-name="ce61" table:formula="of:=1000000*([.R195]-[.T195])" office:value-type="float" office:value="2165474.17613219" calcext:value-type="float">
            <text:p>2165474,18</text:p>
          </table:table-cell>
          <table:table-cell table:style-name="ce61" table:formula="of:=([.J195]-[.K195])*3600" office:value-type="float" office:value="-0.0354730348647081" calcext:value-type="float">
            <text:p>-0,04</text:p>
          </table:table-cell>
          <table:table-cell table:style-name="ce61" table:formula="of:=1000*([.M195]-[.O195])" office:value-type="float" office:value="-0.0357461910027723" calcext:value-type="float">
            <text:p>-0,04</text:p>
          </table:table-cell>
          <table:table-cell table:number-columns-repeated="1001"/>
        </table:table-row>
        <table:table-row table:style-name="ro1">
          <table:table-cell table:formula="of:=[.A195]+1" office:value-type="float" office:value="170" calcext:value-type="float">
            <text:p>170</text:p>
          </table:table-cell>
          <table:table-cell table:style-name="ce10" table:formula="of:=[.M196]*[.$B$20]" office:value-type="float" office:value="237642.125438179" calcext:value-type="float">
            <text:p>237642,13</text:p>
          </table:table-cell>
          <table:table-cell table:style-name="ce10" table:formula="of:=[.B196]-[.B195]" office:value-type="float" office:value="1305.16833360869" calcext:value-type="float">
            <text:p>1305,17</text:p>
          </table:table-cell>
          <table:table-cell table:style-name="ce34" table:formula="of:=(ROUND([.B196];0))+[.E196]" office:value-type="float" office:value="237642" calcext:value-type="float">
            <text:p>237642</text:p>
          </table:table-cell>
          <table:table-cell office:value-type="float" office:value="0" calcext:value-type="float">
            <text:p>0</text:p>
          </table:table-cell>
          <table:table-cell table:formula="of:=[.D196]-[.D195]" office:value-type="float" office:value="1305" calcext:value-type="float">
            <text:p>1305</text:p>
          </table:table-cell>
          <table:table-cell table:style-name="ce10" table:formula="of:=1000000*[.Q196]/[.C196]" office:value-type="float" office:value="55014.6730637689" calcext:value-type="float">
            <text:p>55014,67</text:p>
          </table:table-cell>
          <table:table-cell table:style-name="ce34" table:formula="of:=([.G196]-MOD([.G196];4))+4*[.I196]" office:value-type="float" office:value="55012" calcext:value-type="float">
            <text:p>550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6]" office:value-type="float" office:value="51" calcext:value-type="float">
            <text:p>51,00</text:p>
          </table:table-cell>
          <table:table-cell table:style-name="ce43" table:formula="of:=2*(DEGREES(ASIN(([.O196]*0.5)/[.$B$4])))" office:value-type="float" office:value="50.9999711493889" calcext:value-type="float">
            <text:p>51,0000</text:p>
          </table:table-cell>
          <table:table-cell table:style-name="ce43" table:formula="of:=[.K196]-[.K195]" office:value-type="float" office:value="0.299961295768099" calcext:value-type="float">
            <text:p>0,3000</text:p>
          </table:table-cell>
          <table:table-cell table:style-name="ce10" table:formula="of:=(SIN((RADIANS(([.J196])*0.5)))*[.$B$4]*2)" office:value-type="float" office:value="198.035104531816" calcext:value-type="float">
            <text:p>198,04</text:p>
          </table:table-cell>
          <table:table-cell table:style-name="ce10" table:formula="of:=(SIN((RADIANS(([.J196])*0.5)))*[.$B$4]*2)-[.M195]" office:value-type="float" office:value="1.08764027800723" calcext:value-type="float">
            <text:p>1,09</text:p>
          </table:table-cell>
          <table:table-cell table:style-name="ce13" table:formula="of:=[.D196]/[.$B$20]" office:value-type="float" office:value="198.035" calcext:value-type="float">
            <text:p>198,04</text:p>
          </table:table-cell>
          <table:table-cell table:style-name="ce13" table:formula="of:=[.F196]/[.$B$20]" office:value-type="float" office:value="1.0875" calcext:value-type="float">
            <text:p>1,09</text:p>
          </table:table-cell>
          <table:table-cell table:style-name="ce10" table:formula="of:=([.$B$21]*([.J196]-[.J195]))/360" office:value-type="float" office:value="71.803409166666" calcext:value-type="float">
            <text:p>71,80</text:p>
          </table:table-cell>
          <table:table-cell table:style-name="ce10" table:formula="of:=[.A196]*(([.$B$21]*([.K196]-[.K195]))/360)" office:value-type="float" office:value="12205.0047373802" calcext:value-type="float">
            <text:p>12205,00</text:p>
          </table:table-cell>
          <table:table-cell table:style-name="ce20" table:formula="of:=[.H196]*([.F196]/1000000)" office:value-type="float" office:value="71.79066" calcext:value-type="float">
            <text:p>71,79</text:p>
          </table:table-cell>
          <table:table-cell table:style-name="ce20" table:formula="of:=[.S196]+[.T195]" office:value-type="float" office:value="12206.367744" calcext:value-type="float">
            <text:p>12206,37</text:p>
          </table:table-cell>
          <table:table-cell table:style-name="ce61" table:formula="of:=1000000*([.R196]-[.T196])" office:value-type="float" office:value="-1363006.61979658" calcext:value-type="float">
            <text:p>-1363006,62</text:p>
          </table:table-cell>
          <table:table-cell table:style-name="ce61" table:formula="of:=([.J196]-[.K196])*3600" office:value-type="float" office:value="0.103862199966898" calcext:value-type="float">
            <text:p>0,10</text:p>
          </table:table-cell>
          <table:table-cell table:style-name="ce61" table:formula="of:=1000*([.M196]-[.O196])" office:value-type="float" office:value="0.104531815992459" calcext:value-type="float">
            <text:p>0,10</text:p>
          </table:table-cell>
          <table:table-cell table:number-columns-repeated="1001"/>
        </table:table-row>
        <table:table-row table:style-name="ro1">
          <table:table-cell table:formula="of:=[.A196]+1" office:value-type="float" office:value="171" calcext:value-type="float">
            <text:p>171</text:p>
          </table:table-cell>
          <table:table-cell table:style-name="ce10" table:formula="of:=[.M197]*[.$B$20]" office:value-type="float" office:value="238945.664999268" calcext:value-type="float">
            <text:p>238945,66</text:p>
          </table:table-cell>
          <table:table-cell table:style-name="ce10" table:formula="of:=[.B197]-[.B196]" office:value-type="float" office:value="1303.53956108956" calcext:value-type="float">
            <text:p>1303,54</text:p>
          </table:table-cell>
          <table:table-cell table:style-name="ce34" table:formula="of:=(ROUND([.B197];0))+[.E197]" office:value-type="float" office:value="238946" calcext:value-type="float">
            <text:p>238946</text:p>
          </table:table-cell>
          <table:table-cell office:value-type="float" office:value="0" calcext:value-type="float">
            <text:p>0</text:p>
          </table:table-cell>
          <table:table-cell table:formula="of:=[.D197]-[.D196]" office:value-type="float" office:value="1304" calcext:value-type="float">
            <text:p>1304</text:p>
          </table:table-cell>
          <table:table-cell table:style-name="ce10" table:formula="of:=1000000*[.Q197]/[.C197]" office:value-type="float" office:value="55083.4138909057" calcext:value-type="float">
            <text:p>55083,41</text:p>
          </table:table-cell>
          <table:table-cell table:style-name="ce34" table:formula="of:=([.G197]-MOD([.G197];4))+4*[.I197]" office:value-type="float" office:value="55080" calcext:value-type="float">
            <text:p>550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7]" office:value-type="float" office:value="51.3" calcext:value-type="float">
            <text:p>51,30</text:p>
          </table:table-cell>
          <table:table-cell table:style-name="ce43" table:formula="of:=2*(DEGREES(ASIN(([.O197]*0.5)/[.$B$4])))" office:value-type="float" office:value="51.3000771463295" calcext:value-type="float">
            <text:p>51,3001</text:p>
          </table:table-cell>
          <table:table-cell table:style-name="ce43" table:formula="of:=[.K197]-[.K196]" office:value-type="float" office:value="0.300105996940601" calcext:value-type="float">
            <text:p>0,3001</text:p>
          </table:table-cell>
          <table:table-cell table:style-name="ce10" table:formula="of:=(SIN((RADIANS(([.J197])*0.5)))*[.$B$4]*2)" office:value-type="float" office:value="199.12138749939" calcext:value-type="float">
            <text:p>199,12</text:p>
          </table:table-cell>
          <table:table-cell table:style-name="ce10" table:formula="of:=(SIN((RADIANS(([.J197])*0.5)))*[.$B$4]*2)-[.M196]" office:value-type="float" office:value="1.08628296757465" calcext:value-type="float">
            <text:p>1,09</text:p>
          </table:table-cell>
          <table:table-cell table:style-name="ce13" table:formula="of:=[.D197]/[.$B$20]" office:value-type="float" office:value="199.121666666667" calcext:value-type="float">
            <text:p>199,12</text:p>
          </table:table-cell>
          <table:table-cell table:style-name="ce13" table:formula="of:=[.F197]/[.$B$20]" office:value-type="float" office:value="1.08666666666667" calcext:value-type="float">
            <text:p>1,09</text:p>
          </table:table-cell>
          <table:table-cell table:style-name="ce10" table:formula="of:=([.$B$21]*([.J197]-[.J196]))/360" office:value-type="float" office:value="71.803409166666" calcext:value-type="float">
            <text:p>71,80</text:p>
          </table:table-cell>
          <table:table-cell table:style-name="ce10" table:formula="of:=[.A197]*(([.$B$21]*([.K197]-[.K196]))/360)" office:value-type="float" office:value="12282.721204267" calcext:value-type="float">
            <text:p>12282,72</text:p>
          </table:table-cell>
          <table:table-cell table:style-name="ce20" table:formula="of:=[.H197]*([.F197]/1000000)" office:value-type="float" office:value="71.82432" calcext:value-type="float">
            <text:p>71,82</text:p>
          </table:table-cell>
          <table:table-cell table:style-name="ce20" table:formula="of:=[.S197]+[.T196]" office:value-type="float" office:value="12278.192064" calcext:value-type="float">
            <text:p>12278,19</text:p>
          </table:table-cell>
          <table:table-cell table:style-name="ce61" table:formula="of:=1000000*([.R197]-[.T197])" office:value-type="float" office:value="4529140.26695908" calcext:value-type="float">
            <text:p>4529140,27</text:p>
          </table:table-cell>
          <table:table-cell table:style-name="ce61" table:formula="of:=([.J197]-[.K197])*3600" office:value-type="float" office:value="-0.277726786208632" calcext:value-type="float">
            <text:p>-0,28</text:p>
          </table:table-cell>
          <table:table-cell table:style-name="ce61" table:formula="of:=1000*([.M197]-[.O197])" office:value-type="float" office:value="-0.27916727700017" calcext:value-type="float">
            <text:p>-0,28</text:p>
          </table:table-cell>
          <table:table-cell table:number-columns-repeated="1001"/>
        </table:table-row>
        <table:table-row table:style-name="ro1">
          <table:table-cell table:formula="of:=[.A197]+1" office:value-type="float" office:value="172" calcext:value-type="float">
            <text:p>172</text:p>
          </table:table-cell>
          <table:table-cell table:style-name="ce10" table:formula="of:=[.M198]*[.$B$20]" office:value-type="float" office:value="240247.566853525" calcext:value-type="float">
            <text:p>240247,57</text:p>
          </table:table-cell>
          <table:table-cell table:style-name="ce10" table:formula="of:=[.B198]-[.B197]" office:value-type="float" office:value="1301.90185425631" calcext:value-type="float">
            <text:p>1301,90</text:p>
          </table:table-cell>
          <table:table-cell table:style-name="ce34" table:formula="of:=(ROUND([.B198];0))+[.E198]" office:value-type="float" office:value="240248" calcext:value-type="float">
            <text:p>240248</text:p>
          </table:table-cell>
          <table:table-cell office:value-type="float" office:value="0" calcext:value-type="float">
            <text:p>0</text:p>
          </table:table-cell>
          <table:table-cell table:formula="of:=[.D198]-[.D197]" office:value-type="float" office:value="1302" calcext:value-type="float">
            <text:p>1302</text:p>
          </table:table-cell>
          <table:table-cell table:style-name="ce10" table:formula="of:=1000000*[.Q198]/[.C198]" office:value-type="float" office:value="55152.7051996435" calcext:value-type="float">
            <text:p>55152,71</text:p>
          </table:table-cell>
          <table:table-cell table:style-name="ce34" table:formula="of:=([.G198]-MOD([.G198];4))+4*[.I198]" office:value-type="float" office:value="55152" calcext:value-type="float">
            <text:p>551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8]" office:value-type="float" office:value="51.6" calcext:value-type="float">
            <text:p>51,60</text:p>
          </table:table-cell>
          <table:table-cell table:style-name="ce43" table:formula="of:=2*(DEGREES(ASIN(([.O198]*0.5)/[.$B$4])))" office:value-type="float" office:value="51.6000998739258" calcext:value-type="float">
            <text:p>51,6001</text:p>
          </table:table-cell>
          <table:table-cell table:style-name="ce43" table:formula="of:=[.K198]-[.K197]" office:value-type="float" office:value="0.3000227275963" calcext:value-type="float">
            <text:p>0,3000</text:p>
          </table:table-cell>
          <table:table-cell table:style-name="ce10" table:formula="of:=(SIN((RADIANS(([.J198])*0.5)))*[.$B$4]*2)" office:value-type="float" office:value="200.206305711271" calcext:value-type="float">
            <text:p>200,21</text:p>
          </table:table-cell>
          <table:table-cell table:style-name="ce10" table:formula="of:=(SIN((RADIANS(([.J198])*0.5)))*[.$B$4]*2)-[.M197]" office:value-type="float" office:value="1.08491821188025" calcext:value-type="float">
            <text:p>1,08</text:p>
          </table:table-cell>
          <table:table-cell table:style-name="ce13" table:formula="of:=[.D198]/[.$B$20]" office:value-type="float" office:value="200.206666666667" calcext:value-type="float">
            <text:p>200,21</text:p>
          </table:table-cell>
          <table:table-cell table:style-name="ce13" table:formula="of:=[.F198]/[.$B$20]" office:value-type="float" office:value="1.085" calcext:value-type="float">
            <text:p>1,09</text:p>
          </table:table-cell>
          <table:table-cell table:style-name="ce10" table:formula="of:=([.$B$21]*([.J198]-[.J197]))/360" office:value-type="float" office:value="71.8034091666677" calcext:value-type="float">
            <text:p>71,80</text:p>
          </table:table-cell>
          <table:table-cell table:style-name="ce10" table:formula="of:=[.A198]*(([.$B$21]*([.K198]-[.K197]))/360)" office:value-type="float" office:value="12351.1220101673" calcext:value-type="float">
            <text:p>12351,12</text:p>
          </table:table-cell>
          <table:table-cell table:style-name="ce20" table:formula="of:=[.H198]*([.F198]/1000000)" office:value-type="float" office:value="71.807904" calcext:value-type="float">
            <text:p>71,81</text:p>
          </table:table-cell>
          <table:table-cell table:style-name="ce20" table:formula="of:=[.S198]+[.T197]" office:value-type="float" office:value="12349.999968" calcext:value-type="float">
            <text:p>12350,00</text:p>
          </table:table-cell>
          <table:table-cell table:style-name="ce61" table:formula="of:=1000000*([.R198]-[.T198])" office:value-type="float" office:value="1122042.16732243" calcext:value-type="float">
            <text:p>1122042,17</text:p>
          </table:table-cell>
          <table:table-cell table:style-name="ce61" table:formula="of:=([.J198]-[.K198])*3600" office:value-type="float" office:value="-0.359546132872879" calcext:value-type="float">
            <text:p>-0,36</text:p>
          </table:table-cell>
          <table:table-cell table:style-name="ce61" table:formula="of:=1000*([.M198]-[.O198])" office:value-type="float" office:value="-0.360955395990459" calcext:value-type="float">
            <text:p>-0,36</text:p>
          </table:table-cell>
          <table:table-cell table:number-columns-repeated="1001"/>
        </table:table-row>
        <table:table-row table:style-name="ro1">
          <table:table-cell table:formula="of:=[.A198]+1" office:value-type="float" office:value="173" calcext:value-type="float">
            <text:p>173</text:p>
          </table:table-cell>
          <table:table-cell table:style-name="ce10" table:formula="of:=[.M199]*[.$B$20]" office:value-type="float" office:value="241547.822077858" calcext:value-type="float">
            <text:p>241547,82</text:p>
          </table:table-cell>
          <table:table-cell table:style-name="ce10" table:formula="of:=[.B199]-[.B198]" office:value-type="float" office:value="1300.25522433346" calcext:value-type="float">
            <text:p>1300,26</text:p>
          </table:table-cell>
          <table:table-cell table:style-name="ce34" table:formula="of:=(ROUND([.B199];0))+[.E199]" office:value-type="float" office:value="241548" calcext:value-type="float">
            <text:p>241548</text:p>
          </table:table-cell>
          <table:table-cell office:value-type="float" office:value="0" calcext:value-type="float">
            <text:p>0</text:p>
          </table:table-cell>
          <table:table-cell table:formula="of:=[.D199]-[.D198]" office:value-type="float" office:value="1300" calcext:value-type="float">
            <text:p>1300</text:p>
          </table:table-cell>
          <table:table-cell table:style-name="ce10" table:formula="of:=1000000*[.Q199]/[.C199]" office:value-type="float" office:value="55222.5500216496" calcext:value-type="float">
            <text:p>55222,55</text:p>
          </table:table-cell>
          <table:table-cell table:style-name="ce34" table:formula="of:=([.G199]-MOD([.G199];4))+4*[.I199]" office:value-type="float" office:value="55220" calcext:value-type="float">
            <text:p>552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199]" office:value-type="float" office:value="51.9" calcext:value-type="float">
            <text:p>51,90</text:p>
          </table:table-cell>
          <table:table-cell table:style-name="ce43" table:formula="of:=2*(DEGREES(ASIN(([.O199]*0.5)/[.$B$4])))" office:value-type="float" office:value="51.9000410770036" calcext:value-type="float">
            <text:p>51,9000</text:p>
          </table:table-cell>
          <table:table-cell table:style-name="ce43" table:formula="of:=[.K199]-[.K198]" office:value-type="float" office:value="0.2999412030778" calcext:value-type="float">
            <text:p>0,2999</text:p>
          </table:table-cell>
          <table:table-cell table:style-name="ce10" table:formula="of:=(SIN((RADIANS(([.J199])*0.5)))*[.$B$4]*2)" office:value-type="float" office:value="201.289851731549" calcext:value-type="float">
            <text:p>201,29</text:p>
          </table:table-cell>
          <table:table-cell table:style-name="ce10" table:formula="of:=(SIN((RADIANS(([.J199])*0.5)))*[.$B$4]*2)-[.M198]" office:value-type="float" office:value="1.08354602027788" calcext:value-type="float">
            <text:p>1,08</text:p>
          </table:table-cell>
          <table:table-cell table:style-name="ce13" table:formula="of:=[.D199]/[.$B$20]" office:value-type="float" office:value="201.29" calcext:value-type="float">
            <text:p>201,29</text:p>
          </table:table-cell>
          <table:table-cell table:style-name="ce13" table:formula="of:=[.F199]/[.$B$20]" office:value-type="float" office:value="1.08333333333333" calcext:value-type="float">
            <text:p>1,08</text:p>
          </table:table-cell>
          <table:table-cell table:style-name="ce10" table:formula="of:=([.$B$21]*([.J199]-[.J198]))/360" office:value-type="float" office:value="71.803409166666" calcext:value-type="float">
            <text:p>71,80</text:p>
          </table:table-cell>
          <table:table-cell table:style-name="ce10" table:formula="of:=[.A199]*(([.$B$21]*([.K199]-[.K198]))/360)" office:value-type="float" office:value="12419.5552032767" calcext:value-type="float">
            <text:p>12419,56</text:p>
          </table:table-cell>
          <table:table-cell table:style-name="ce20" table:formula="of:=[.H199]*([.F199]/1000000)" office:value-type="float" office:value="71.786" calcext:value-type="float">
            <text:p>71,79</text:p>
          </table:table-cell>
          <table:table-cell table:style-name="ce20" table:formula="of:=[.S199]+[.T198]" office:value-type="float" office:value="12421.785968" calcext:value-type="float">
            <text:p>12421,79</text:p>
          </table:table-cell>
          <table:table-cell table:style-name="ce61" table:formula="of:=1000000*([.R199]-[.T199])" office:value-type="float" office:value="-2230764.72334287" calcext:value-type="float">
            <text:p>-2230764,72</text:p>
          </table:table-cell>
          <table:table-cell table:style-name="ce61" table:formula="of:=([.J199]-[.K199])*3600" office:value-type="float" office:value="-0.147877212964431" calcext:value-type="float">
            <text:p>-0,15</text:p>
          </table:table-cell>
          <table:table-cell table:style-name="ce61" table:formula="of:=1000*([.M199]-[.O199])" office:value-type="float" office:value="-0.148268450999467" calcext:value-type="float">
            <text:p>-0,15</text:p>
          </table:table-cell>
          <table:table-cell table:number-columns-repeated="1001"/>
        </table:table-row>
        <table:table-row table:style-name="ro1">
          <table:table-cell table:formula="of:=[.A199]+1" office:value-type="float" office:value="174" calcext:value-type="float">
            <text:p>174</text:p>
          </table:table-cell>
          <table:table-cell table:style-name="ce10" table:formula="of:=[.M200]*[.$B$20]" office:value-type="float" office:value="242846.421760465" calcext:value-type="float">
            <text:p>242846,42</text:p>
          </table:table-cell>
          <table:table-cell table:style-name="ce10" table:formula="of:=[.B200]-[.B199]" office:value-type="float" office:value="1298.5996826069" calcext:value-type="float">
            <text:p>1298,60</text:p>
          </table:table-cell>
          <table:table-cell table:style-name="ce34" table:formula="of:=(ROUND([.B200];0))+[.E200]" office:value-type="float" office:value="242846" calcext:value-type="float">
            <text:p>242846</text:p>
          </table:table-cell>
          <table:table-cell office:value-type="float" office:value="0" calcext:value-type="float">
            <text:p>0</text:p>
          </table:table-cell>
          <table:table-cell table:formula="of:=[.D200]-[.D199]" office:value-type="float" office:value="1298" calcext:value-type="float">
            <text:p>1298</text:p>
          </table:table-cell>
          <table:table-cell table:style-name="ce10" table:formula="of:=1000000*[.Q200]/[.C200]" office:value-type="float" office:value="55292.9514217379" calcext:value-type="float">
            <text:p>55292,95</text:p>
          </table:table-cell>
          <table:table-cell table:style-name="ce34" table:formula="of:=([.G200]-MOD([.G200];4))+4*[.I200]" office:value-type="float" office:value="55292" calcext:value-type="float">
            <text:p>552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0]" office:value-type="float" office:value="52.2" calcext:value-type="float">
            <text:p>52,20</text:p>
          </table:table-cell>
          <table:table-cell table:style-name="ce43" table:formula="of:=2*(DEGREES(ASIN(([.O200]*0.5)/[.$B$4])))" office:value-type="float" office:value="52.1999025033587" calcext:value-type="float">
            <text:p>52,1999</text:p>
          </table:table-cell>
          <table:table-cell table:style-name="ce43" table:formula="of:=[.K200]-[.K199]" office:value-type="float" office:value="0.2998614263551" calcext:value-type="float">
            <text:p>0,2999</text:p>
          </table:table-cell>
          <table:table-cell table:style-name="ce10" table:formula="of:=(SIN((RADIANS(([.J200])*0.5)))*[.$B$4]*2)" office:value-type="float" office:value="202.372018133721" calcext:value-type="float">
            <text:p>202,37</text:p>
          </table:table-cell>
          <table:table-cell table:style-name="ce10" table:formula="of:=(SIN((RADIANS(([.J200])*0.5)))*[.$B$4]*2)-[.M199]" office:value-type="float" office:value="1.08216640217242" calcext:value-type="float">
            <text:p>1,08</text:p>
          </table:table-cell>
          <table:table-cell table:style-name="ce13" table:formula="of:=[.D200]/[.$B$20]" office:value-type="float" office:value="202.371666666667" calcext:value-type="float">
            <text:p>202,37</text:p>
          </table:table-cell>
          <table:table-cell table:style-name="ce13" table:formula="of:=[.F200]/[.$B$20]" office:value-type="float" office:value="1.08166666666667" calcext:value-type="float">
            <text:p>1,08</text:p>
          </table:table-cell>
          <table:table-cell table:style-name="ce10" table:formula="of:=([.$B$21]*([.J200]-[.J199]))/360" office:value-type="float" office:value="71.8034091666677" calcext:value-type="float">
            <text:p>71,80</text:p>
          </table:table-cell>
          <table:table-cell table:style-name="ce10" table:formula="of:=[.A200]*(([.$B$21]*([.K200]-[.K199]))/360)" office:value-type="float" office:value="12488.0221601278" calcext:value-type="float">
            <text:p>12488,02</text:p>
          </table:table-cell>
          <table:table-cell table:style-name="ce20" table:formula="of:=[.H200]*([.F200]/1000000)" office:value-type="float" office:value="71.769016" calcext:value-type="float">
            <text:p>71,77</text:p>
          </table:table-cell>
          <table:table-cell table:style-name="ce20" table:formula="of:=[.S200]+[.T199]" office:value-type="float" office:value="12493.554984" calcext:value-type="float">
            <text:p>12493,55</text:p>
          </table:table-cell>
          <table:table-cell table:style-name="ce61" table:formula="of:=1000000*([.R200]-[.T200])" office:value-type="float" office:value="-5532823.87217587" calcext:value-type="float">
            <text:p>-5532823,87</text:p>
          </table:table-cell>
          <table:table-cell table:style-name="ce61" table:formula="of:=([.J200]-[.K200])*3600" office:value-type="float" office:value="0.350987908689149" calcext:value-type="float">
            <text:p>0,35</text:p>
          </table:table-cell>
          <table:table-cell table:style-name="ce61" table:formula="of:=1000*([.M200]-[.O200])" office:value-type="float" office:value="0.351467054002796" calcext:value-type="float">
            <text:p>0,35</text:p>
          </table:table-cell>
          <table:table-cell table:number-columns-repeated="1001"/>
        </table:table-row>
        <table:table-row table:style-name="ro1">
          <table:table-cell table:formula="of:=[.A200]+1" office:value-type="float" office:value="175" calcext:value-type="float">
            <text:p>175</text:p>
          </table:table-cell>
          <table:table-cell table:style-name="ce10" table:formula="of:=[.M201]*[.$B$20]" office:value-type="float" office:value="244143.357000889" calcext:value-type="float">
            <text:p>244143,36</text:p>
          </table:table-cell>
          <table:table-cell table:style-name="ce10" table:formula="of:=[.B201]-[.B200]" office:value-type="float" office:value="1296.93524042354" calcext:value-type="float">
            <text:p>1296,94</text:p>
          </table:table-cell>
          <table:table-cell table:style-name="ce34" table:formula="of:=(ROUND([.B201];0))+[.E201]" office:value-type="float" office:value="244143" calcext:value-type="float">
            <text:p>244143</text:p>
          </table:table-cell>
          <table:table-cell office:value-type="float" office:value="0" calcext:value-type="float">
            <text:p>0</text:p>
          </table:table-cell>
          <table:table-cell table:formula="of:=[.D201]-[.D200]" office:value-type="float" office:value="1297" calcext:value-type="float">
            <text:p>1297</text:p>
          </table:table-cell>
          <table:table-cell table:style-name="ce10" table:formula="of:=1000000*[.Q201]/[.C201]" office:value-type="float" office:value="55363.9124982194" calcext:value-type="float">
            <text:p>55363,91</text:p>
          </table:table-cell>
          <table:table-cell table:style-name="ce34" table:formula="of:=([.G201]-MOD([.G201];4))+4*[.I201]" office:value-type="float" office:value="55360" calcext:value-type="float">
            <text:p>553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1]" office:value-type="float" office:value="52.5" calcext:value-type="float">
            <text:p>52,50</text:p>
          </table:table-cell>
          <table:table-cell table:style-name="ce43" table:formula="of:=2*(DEGREES(ASIN(([.O201]*0.5)/[.$B$4])))" office:value-type="float" office:value="52.4999173672996" calcext:value-type="float">
            <text:p>52,4999</text:p>
          </table:table-cell>
          <table:table-cell table:style-name="ce43" table:formula="of:=[.K201]-[.K200]" office:value-type="float" office:value="0.300014863940902" calcext:value-type="float">
            <text:p>0,3000</text:p>
          </table:table-cell>
          <table:table-cell table:style-name="ce10" table:formula="of:=(SIN((RADIANS(([.J201])*0.5)))*[.$B$4]*2)" office:value-type="float" office:value="203.452797500741" calcext:value-type="float">
            <text:p>203,45</text:p>
          </table:table-cell>
          <table:table-cell table:style-name="ce10" table:formula="of:=(SIN((RADIANS(([.J201])*0.5)))*[.$B$4]*2)-[.M200]" office:value-type="float" office:value="1.08077936701963" calcext:value-type="float">
            <text:p>1,08</text:p>
          </table:table-cell>
          <table:table-cell table:style-name="ce13" table:formula="of:=[.D201]/[.$B$20]" office:value-type="float" office:value="203.4525" calcext:value-type="float">
            <text:p>203,45</text:p>
          </table:table-cell>
          <table:table-cell table:style-name="ce13" table:formula="of:=[.F201]/[.$B$20]" office:value-type="float" office:value="1.08083333333333" calcext:value-type="float">
            <text:p>1,08</text:p>
          </table:table-cell>
          <table:table-cell table:style-name="ce10" table:formula="of:=([.$B$21]*([.J201]-[.J200]))/360" office:value-type="float" office:value="71.803409166666" calcext:value-type="float">
            <text:p>71,80</text:p>
          </table:table-cell>
          <table:table-cell table:style-name="ce10" table:formula="of:=[.A201]*(([.$B$21]*([.K201]-[.K200]))/360)" office:value-type="float" office:value="12566.2191851177" calcext:value-type="float">
            <text:p>12566,22</text:p>
          </table:table-cell>
          <table:table-cell table:style-name="ce20" table:formula="of:=[.H201]*([.F201]/1000000)" office:value-type="float" office:value="71.80192" calcext:value-type="float">
            <text:p>71,80</text:p>
          </table:table-cell>
          <table:table-cell table:style-name="ce20" table:formula="of:=[.S201]+[.T200]" office:value-type="float" office:value="12565.356904" calcext:value-type="float">
            <text:p>12565,36</text:p>
          </table:table-cell>
          <table:table-cell table:style-name="ce61" table:formula="of:=1000000*([.R201]-[.T201])" office:value-type="float" office:value="862281.117739258" calcext:value-type="float">
            <text:p>862281,12</text:p>
          </table:table-cell>
          <table:table-cell table:style-name="ce61" table:formula="of:=([.J201]-[.K201])*3600" office:value-type="float" office:value="0.29747772143196" calcext:value-type="float">
            <text:p>0,30</text:p>
          </table:table-cell>
          <table:table-cell table:style-name="ce61" table:formula="of:=1000*([.M201]-[.O201])" office:value-type="float" office:value="0.297500741027079" calcext:value-type="float">
            <text:p>0,30</text:p>
          </table:table-cell>
          <table:table-cell table:number-columns-repeated="1001"/>
        </table:table-row>
        <table:table-row table:style-name="ro1">
          <table:table-cell table:formula="of:=[.A201]+1" office:value-type="float" office:value="176" calcext:value-type="float">
            <text:p>176</text:p>
          </table:table-cell>
          <table:table-cell table:style-name="ce10" table:formula="of:=[.M202]*[.$B$20]" office:value-type="float" office:value="245438.61891008" calcext:value-type="float">
            <text:p>245438,62</text:p>
          </table:table-cell>
          <table:table-cell table:style-name="ce10" table:formula="of:=[.B202]-[.B201]" office:value-type="float" office:value="1295.26190919129" calcext:value-type="float">
            <text:p>1295,26</text:p>
          </table:table-cell>
          <table:table-cell table:style-name="ce34" table:formula="of:=(ROUND([.B202];0))+[.E202]" office:value-type="float" office:value="245439" calcext:value-type="float">
            <text:p>245439</text:p>
          </table:table-cell>
          <table:table-cell office:value-type="float" office:value="0" calcext:value-type="float">
            <text:p>0</text:p>
          </table:table-cell>
          <table:table-cell table:formula="of:=[.D202]-[.D201]" office:value-type="float" office:value="1296" calcext:value-type="float">
            <text:p>1296</text:p>
          </table:table-cell>
          <table:table-cell table:style-name="ce10" table:formula="of:=1000000*[.Q202]/[.C202]" office:value-type="float" office:value="55435.4363832861" calcext:value-type="float">
            <text:p>55435,44</text:p>
          </table:table-cell>
          <table:table-cell table:style-name="ce34" table:formula="of:=([.G202]-MOD([.G202];4))+4*[.I202]" office:value-type="float" office:value="55432" calcext:value-type="float">
            <text:p>554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2]" office:value-type="float" office:value="52.8" calcext:value-type="float">
            <text:p>52,80</text:p>
          </table:table-cell>
          <table:table-cell table:style-name="ce43" table:formula="of:=2*(DEGREES(ASIN(([.O202]*0.5)/[.$B$4])))" office:value-type="float" office:value="52.800088322798" calcext:value-type="float">
            <text:p>52,8001</text:p>
          </table:table-cell>
          <table:table-cell table:style-name="ce43" table:formula="of:=[.K202]-[.K201]" office:value-type="float" office:value="0.300170955498395" calcext:value-type="float">
            <text:p>0,3002</text:p>
          </table:table-cell>
          <table:table-cell table:style-name="ce10" table:formula="of:=(SIN((RADIANS(([.J202])*0.5)))*[.$B$4]*2)" office:value-type="float" office:value="204.532182425067" calcext:value-type="float">
            <text:p>204,53</text:p>
          </table:table-cell>
          <table:table-cell table:style-name="ce10" table:formula="of:=(SIN((RADIANS(([.J202])*0.5)))*[.$B$4]*2)-[.M201]" office:value-type="float" office:value="1.07938492432606" calcext:value-type="float">
            <text:p>1,08</text:p>
          </table:table-cell>
          <table:table-cell table:style-name="ce13" table:formula="of:=[.D202]/[.$B$20]" office:value-type="float" office:value="204.5325" calcext:value-type="float">
            <text:p>204,53</text:p>
          </table:table-cell>
          <table:table-cell table:style-name="ce13" table:formula="of:=[.F202]/[.$B$20]" office:value-type="float" office:value="1.08" calcext:value-type="float">
            <text:p>1,08</text:p>
          </table:table-cell>
          <table:table-cell table:style-name="ce10" table:formula="of:=([.$B$21]*([.J202]-[.J201]))/360" office:value-type="float" office:value="71.8034091666677" calcext:value-type="float">
            <text:p>71,80</text:p>
          </table:table-cell>
          <table:table-cell table:style-name="ce10" table:formula="of:=[.A202]*(([.$B$21]*([.K202]-[.K201]))/360)" office:value-type="float" office:value="12644.6014567256" calcext:value-type="float">
            <text:p>12644,60</text:p>
          </table:table-cell>
          <table:table-cell table:style-name="ce20" table:formula="of:=[.H202]*([.F202]/1000000)" office:value-type="float" office:value="71.839872" calcext:value-type="float">
            <text:p>71,84</text:p>
          </table:table-cell>
          <table:table-cell table:style-name="ce20" table:formula="of:=[.S202]+[.T201]" office:value-type="float" office:value="12637.196776" calcext:value-type="float">
            <text:p>12637,20</text:p>
          </table:table-cell>
          <table:table-cell table:style-name="ce61" table:formula="of:=1000000*([.R202]-[.T202])" office:value-type="float" office:value="7404680.72563999" calcext:value-type="float">
            <text:p>7404680,73</text:p>
          </table:table-cell>
          <table:table-cell table:style-name="ce61" table:formula="of:=([.J202]-[.K202])*3600" office:value-type="float" office:value="-0.317962072799105" calcext:value-type="float">
            <text:p>-0,32</text:p>
          </table:table-cell>
          <table:table-cell table:style-name="ce61" table:formula="of:=1000*([.M202]-[.O202])" office:value-type="float" office:value="-0.317574933006881" calcext:value-type="float">
            <text:p>-0,32</text:p>
          </table:table-cell>
          <table:table-cell table:number-columns-repeated="1001"/>
        </table:table-row>
        <table:table-row table:style-name="ro1">
          <table:table-cell table:formula="of:=[.A202]+1" office:value-type="float" office:value="177" calcext:value-type="float">
            <text:p>177</text:p>
          </table:table-cell>
          <table:table-cell table:style-name="ce10" table:formula="of:=[.M203]*[.$B$20]" office:value-type="float" office:value="246732.198610459" calcext:value-type="float">
            <text:p>246732,20</text:p>
          </table:table-cell>
          <table:table-cell table:style-name="ce10" table:formula="of:=[.B203]-[.B202]" office:value-type="float" office:value="1293.57970037891" calcext:value-type="float">
            <text:p>1293,58</text:p>
          </table:table-cell>
          <table:table-cell table:style-name="ce34" table:formula="of:=(ROUND([.B203];0))+[.E203]" office:value-type="float" office:value="246732" calcext:value-type="float">
            <text:p>246732</text:p>
          </table:table-cell>
          <table:table-cell office:value-type="float" office:value="0" calcext:value-type="float">
            <text:p>0</text:p>
          </table:table-cell>
          <table:table-cell table:formula="of:=[.D203]-[.D202]" office:value-type="float" office:value="1293" calcext:value-type="float">
            <text:p>1293</text:p>
          </table:table-cell>
          <table:table-cell table:style-name="ce10" table:formula="of:=1000000*[.Q203]/[.C203]" office:value-type="float" office:value="55507.5262433648" calcext:value-type="float">
            <text:p>55507,53</text:p>
          </table:table-cell>
          <table:table-cell table:style-name="ce34" table:formula="of:=([.G203]-MOD([.G203];4))+4*[.I203]" office:value-type="float" office:value="55504" calcext:value-type="float">
            <text:p>555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3]" office:value-type="float" office:value="53.1" calcext:value-type="float">
            <text:p>53,10</text:p>
          </table:table-cell>
          <table:table-cell table:style-name="ce43" table:formula="of:=2*(DEGREES(ASIN(([.O203]*0.5)/[.$B$4])))" office:value-type="float" office:value="53.0999539092682" calcext:value-type="float">
            <text:p>53,1000</text:p>
          </table:table-cell>
          <table:table-cell table:style-name="ce43" table:formula="of:=[.K203]-[.K202]" office:value-type="float" office:value="0.299865586470204" calcext:value-type="float">
            <text:p>0,2999</text:p>
          </table:table-cell>
          <table:table-cell table:style-name="ce10" table:formula="of:=(SIN((RADIANS(([.J203])*0.5)))*[.$B$4]*2)" office:value-type="float" office:value="205.610165508716" calcext:value-type="float">
            <text:p>205,61</text:p>
          </table:table-cell>
          <table:table-cell table:style-name="ce10" table:formula="of:=(SIN((RADIANS(([.J203])*0.5)))*[.$B$4]*2)-[.M202]" office:value-type="float" office:value="1.07798308364909" calcext:value-type="float">
            <text:p>1,08</text:p>
          </table:table-cell>
          <table:table-cell table:style-name="ce13" table:formula="of:=[.D203]/[.$B$20]" office:value-type="float" office:value="205.61" calcext:value-type="float">
            <text:p>205,61</text:p>
          </table:table-cell>
          <table:table-cell table:style-name="ce13" table:formula="of:=[.F203]/[.$B$20]" office:value-type="float" office:value="1.0775" calcext:value-type="float">
            <text:p>1,08</text:p>
          </table:table-cell>
          <table:table-cell table:style-name="ce10" table:formula="of:=([.$B$21]*([.J203]-[.J202]))/360" office:value-type="float" office:value="71.803409166666" calcext:value-type="float">
            <text:p>71,80</text:p>
          </table:table-cell>
          <table:table-cell table:style-name="ce10" table:formula="of:=[.A203]*(([.$B$21]*([.K203]-[.K202]))/360)" office:value-type="float" office:value="12703.5091261903" calcext:value-type="float">
            <text:p>12703,51</text:p>
          </table:table-cell>
          <table:table-cell table:style-name="ce20" table:formula="of:=[.H203]*([.F203]/1000000)" office:value-type="float" office:value="71.766672" calcext:value-type="float">
            <text:p>71,77</text:p>
          </table:table-cell>
          <table:table-cell table:style-name="ce20" table:formula="of:=[.S203]+[.T202]" office:value-type="float" office:value="12708.963448" calcext:value-type="float">
            <text:p>12708,96</text:p>
          </table:table-cell>
          <table:table-cell table:style-name="ce61" table:formula="of:=1000000*([.R203]-[.T203])" office:value-type="float" office:value="-5454321.80969692" calcext:value-type="float">
            <text:p>-5454321,81</text:p>
          </table:table-cell>
          <table:table-cell table:style-name="ce61" table:formula="of:=([.J203]-[.K203])*3600" office:value-type="float" office:value="0.165926634480229" calcext:value-type="float">
            <text:p>0,17</text:p>
          </table:table-cell>
          <table:table-cell table:style-name="ce61" table:formula="of:=1000*([.M203]-[.O203])" office:value-type="float" office:value="0.165508715980423" calcext:value-type="float">
            <text:p>0,17</text:p>
          </table:table-cell>
          <table:table-cell table:number-columns-repeated="1001"/>
        </table:table-row>
        <table:table-row table:style-name="ro1">
          <table:table-cell table:formula="of:=[.A203]+1" office:value-type="float" office:value="178" calcext:value-type="float">
            <text:p>178</text:p>
          </table:table-cell>
          <table:table-cell table:style-name="ce10" table:formula="of:=[.M204]*[.$B$20]" office:value-type="float" office:value="248024.087235975" calcext:value-type="float">
            <text:p>248024,09</text:p>
          </table:table-cell>
          <table:table-cell table:style-name="ce10" table:formula="of:=[.B204]-[.B203]" office:value-type="float" office:value="1291.888625516" calcext:value-type="float">
            <text:p>1291,89</text:p>
          </table:table-cell>
          <table:table-cell table:style-name="ce34" table:formula="of:=(ROUND([.B204];0))+[.E204]" office:value-type="float" office:value="248024" calcext:value-type="float">
            <text:p>248024</text:p>
          </table:table-cell>
          <table:table-cell office:value-type="float" office:value="0" calcext:value-type="float">
            <text:p>0</text:p>
          </table:table-cell>
          <table:table-cell table:formula="of:=[.D204]-[.D203]" office:value-type="float" office:value="1292" calcext:value-type="float">
            <text:p>1292</text:p>
          </table:table-cell>
          <table:table-cell table:style-name="ce10" table:formula="of:=1000000*[.Q204]/[.C204]" office:value-type="float" office:value="55580.1852795061" calcext:value-type="float">
            <text:p>55580,19</text:p>
          </table:table-cell>
          <table:table-cell table:style-name="ce34" table:formula="of:=([.G204]-MOD([.G204];4))+4*[.I204]" office:value-type="float" office:value="55580" calcext:value-type="float">
            <text:p>555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4]" office:value-type="float" office:value="53.4" calcext:value-type="float">
            <text:p>53,40</text:p>
          </table:table-cell>
          <table:table-cell table:style-name="ce43" table:formula="of:=2*(DEGREES(ASIN(([.O204]*0.5)/[.$B$4])))" office:value-type="float" office:value="53.3999797289096" calcext:value-type="float">
            <text:p>53,4000</text:p>
          </table:table-cell>
          <table:table-cell table:style-name="ce43" table:formula="of:=[.K204]-[.K203]" office:value-type="float" office:value="0.300025819641398" calcext:value-type="float">
            <text:p>0,3000</text:p>
          </table:table-cell>
          <table:table-cell table:style-name="ce10" table:formula="of:=(SIN((RADIANS(([.J204])*0.5)))*[.$B$4]*2)" office:value-type="float" office:value="206.686739363312" calcext:value-type="float">
            <text:p>206,69</text:p>
          </table:table-cell>
          <table:table-cell table:style-name="ce10" table:formula="of:=(SIN((RADIANS(([.J204])*0.5)))*[.$B$4]*2)-[.M203]" office:value-type="float" office:value="1.07657385459669" calcext:value-type="float">
            <text:p>1,08</text:p>
          </table:table-cell>
          <table:table-cell table:style-name="ce13" table:formula="of:=[.D204]/[.$B$20]" office:value-type="float" office:value="206.686666666667" calcext:value-type="float">
            <text:p>206,69</text:p>
          </table:table-cell>
          <table:table-cell table:style-name="ce13" table:formula="of:=[.F204]/[.$B$20]" office:value-type="float" office:value="1.07666666666667" calcext:value-type="float">
            <text:p>1,08</text:p>
          </table:table-cell>
          <table:table-cell table:style-name="ce10" table:formula="of:=([.$B$21]*([.J204]-[.J203]))/360" office:value-type="float" office:value="71.803409166666" calcext:value-type="float">
            <text:p>71,80</text:p>
          </table:table-cell>
          <table:table-cell table:style-name="ce10" table:formula="of:=[.A204]*(([.$B$21]*([.K204]-[.K203]))/360)" office:value-type="float" office:value="12782.1068350437" calcext:value-type="float">
            <text:p>12782,11</text:p>
          </table:table-cell>
          <table:table-cell table:style-name="ce20" table:formula="of:=[.H204]*([.F204]/1000000)" office:value-type="float" office:value="71.80936" calcext:value-type="float">
            <text:p>71,81</text:p>
          </table:table-cell>
          <table:table-cell table:style-name="ce20" table:formula="of:=[.S204]+[.T203]" office:value-type="float" office:value="12780.772808" calcext:value-type="float">
            <text:p>12780,77</text:p>
          </table:table-cell>
          <table:table-cell table:style-name="ce61" table:formula="of:=1000000*([.R204]-[.T204])" office:value-type="float" office:value="1334027.04366745" calcext:value-type="float">
            <text:p>1334027,04</text:p>
          </table:table-cell>
          <table:table-cell table:style-name="ce61" table:formula="of:=([.J204]-[.K204])*3600" office:value-type="float" office:value="0.0729759254369355" calcext:value-type="float">
            <text:p>0,07</text:p>
          </table:table-cell>
          <table:table-cell table:style-name="ce61" table:formula="of:=1000*([.M204]-[.O204])" office:value-type="float" office:value="0.0726966449917654" calcext:value-type="float">
            <text:p>0,07</text:p>
          </table:table-cell>
          <table:table-cell table:number-columns-repeated="1001"/>
        </table:table-row>
        <table:table-row table:style-name="ro1">
          <table:table-cell table:formula="of:=[.A204]+1" office:value-type="float" office:value="179" calcext:value-type="float">
            <text:p>179</text:p>
          </table:table-cell>
          <table:table-cell table:style-name="ce10" table:formula="of:=[.M205]*[.$B$20]" office:value-type="float" office:value="249314.275932168" calcext:value-type="float">
            <text:p>249314,28</text:p>
          </table:table-cell>
          <table:table-cell table:style-name="ce10" table:formula="of:=[.B205]-[.B204]" office:value-type="float" office:value="1290.18869619333" calcext:value-type="float">
            <text:p>1290,19</text:p>
          </table:table-cell>
          <table:table-cell table:style-name="ce34" table:formula="of:=(ROUND([.B205];0))+[.E205]" office:value-type="float" office:value="249314" calcext:value-type="float">
            <text:p>249314</text:p>
          </table:table-cell>
          <table:table-cell office:value-type="float" office:value="0" calcext:value-type="float">
            <text:p>0</text:p>
          </table:table-cell>
          <table:table-cell table:formula="of:=[.D205]-[.D204]" office:value-type="float" office:value="1290" calcext:value-type="float">
            <text:p>1290</text:p>
          </table:table-cell>
          <table:table-cell table:style-name="ce10" table:formula="of:=1000000*[.Q205]/[.C205]" office:value-type="float" office:value="55653.4167277404" calcext:value-type="float">
            <text:p>55653,42</text:p>
          </table:table-cell>
          <table:table-cell table:style-name="ce34" table:formula="of:=([.G205]-MOD([.G205];4))+4*[.I205]" office:value-type="float" office:value="55652" calcext:value-type="float">
            <text:p>556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5]" office:value-type="float" office:value="53.7" calcext:value-type="float">
            <text:p>53,70</text:p>
          </table:table-cell>
          <table:table-cell table:style-name="ce43" table:formula="of:=2*(DEGREES(ASIN(([.O205]*0.5)/[.$B$4])))" office:value-type="float" office:value="53.6999357966793" calcext:value-type="float">
            <text:p>53,6999</text:p>
          </table:table-cell>
          <table:table-cell table:style-name="ce43" table:formula="of:=[.K205]-[.K204]" office:value-type="float" office:value="0.299956067769699" calcext:value-type="float">
            <text:p>0,3000</text:p>
          </table:table-cell>
          <table:table-cell table:style-name="ce10" table:formula="of:=(SIN((RADIANS(([.J205])*0.5)))*[.$B$4]*2)" office:value-type="float" office:value="207.76189661014" calcext:value-type="float">
            <text:p>207,76</text:p>
          </table:table-cell>
          <table:table-cell table:style-name="ce10" table:formula="of:=(SIN((RADIANS(([.J205])*0.5)))*[.$B$4]*2)-[.M204]" office:value-type="float" office:value="1.07515724682776" calcext:value-type="float">
            <text:p>1,08</text:p>
          </table:table-cell>
          <table:table-cell table:style-name="ce13" table:formula="of:=[.D205]/[.$B$20]" office:value-type="float" office:value="207.761666666667" calcext:value-type="float">
            <text:p>207,76</text:p>
          </table:table-cell>
          <table:table-cell table:style-name="ce13" table:formula="of:=[.F205]/[.$B$20]" office:value-type="float" office:value="1.075" calcext:value-type="float">
            <text:p>1,08</text:p>
          </table:table-cell>
          <table:table-cell table:style-name="ce10" table:formula="of:=([.$B$21]*([.J205]-[.J204]))/360" office:value-type="float" office:value="71.8034091666677" calcext:value-type="float">
            <text:p>71,80</text:p>
          </table:table-cell>
          <table:table-cell table:style-name="ce10" table:formula="of:=[.A205]*(([.$B$21]*([.K205]-[.K204]))/360)" office:value-type="float" office:value="12850.928065435" calcext:value-type="float">
            <text:p>12850,93</text:p>
          </table:table-cell>
          <table:table-cell table:style-name="ce20" table:formula="of:=[.H205]*([.F205]/1000000)" office:value-type="float" office:value="71.79108" calcext:value-type="float">
            <text:p>71,79</text:p>
          </table:table-cell>
          <table:table-cell table:style-name="ce20" table:formula="of:=[.S205]+[.T204]" office:value-type="float" office:value="12852.563888" calcext:value-type="float">
            <text:p>12852,56</text:p>
          </table:table-cell>
          <table:table-cell table:style-name="ce61" table:formula="of:=1000000*([.R205]-[.T205])" office:value-type="float" office:value="-1635822.56505106" calcext:value-type="float">
            <text:p>-1635822,57</text:p>
          </table:table-cell>
          <table:table-cell table:style-name="ce61" table:formula="of:=([.J205]-[.K205])*3600" office:value-type="float" office:value="0.231131954535613" calcext:value-type="float">
            <text:p>0,23</text:p>
          </table:table-cell>
          <table:table-cell table:style-name="ce61" table:formula="of:=1000*([.M205]-[.O205])" office:value-type="float" office:value="0.229943473016192" calcext:value-type="float">
            <text:p>0,23</text:p>
          </table:table-cell>
          <table:table-cell table:number-columns-repeated="1001"/>
        </table:table-row>
        <table:table-row table:style-name="ro1">
          <table:table-cell table:formula="of:=[.A205]+1" office:value-type="float" office:value="180" calcext:value-type="float">
            <text:p>180</text:p>
          </table:table-cell>
          <table:table-cell table:style-name="ce10" table:formula="of:=[.M206]*[.$B$20]" office:value-type="float" office:value="250602.75585623" calcext:value-type="float">
            <text:p>250602,76</text:p>
          </table:table-cell>
          <table:table-cell table:style-name="ce10" table:formula="of:=[.B206]-[.B205]" office:value-type="float" office:value="1288.47992406157" calcext:value-type="float">
            <text:p>1288,48</text:p>
          </table:table-cell>
          <table:table-cell table:style-name="ce34" table:formula="of:=(ROUND([.B206];0))+[.E206]" office:value-type="float" office:value="250603" calcext:value-type="float">
            <text:p>250603</text:p>
          </table:table-cell>
          <table:table-cell office:value-type="float" office:value="0" calcext:value-type="float">
            <text:p>0</text:p>
          </table:table-cell>
          <table:table-cell table:formula="of:=[.D206]-[.D205]" office:value-type="float" office:value="1289" calcext:value-type="float">
            <text:p>1289</text:p>
          </table:table-cell>
          <table:table-cell table:style-name="ce10" table:formula="of:=1000000*[.Q206]/[.C206]" office:value-type="float" office:value="55727.223859512" calcext:value-type="float">
            <text:p>55727,22</text:p>
          </table:table-cell>
          <table:table-cell table:style-name="ce34" table:formula="of:=([.G206]-MOD([.G206];4))+4*[.I206]" office:value-type="float" office:value="55724" calcext:value-type="float">
            <text:p>557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6]" office:value-type="float" office:value="54" calcext:value-type="float">
            <text:p>54,00</text:p>
          </table:table-cell>
          <table:table-cell table:style-name="ce43" table:formula="of:=2*(DEGREES(ASIN(([.O206]*0.5)/[.$B$4])))" office:value-type="float" office:value="54.0000568824597" calcext:value-type="float">
            <text:p>54,0001</text:p>
          </table:table-cell>
          <table:table-cell table:style-name="ce43" table:formula="of:=[.K206]-[.K205]" office:value-type="float" office:value="0.300121085780404" calcext:value-type="float">
            <text:p>0,3001</text:p>
          </table:table-cell>
          <table:table-cell table:style-name="ce10" table:formula="of:=(SIN((RADIANS(([.J206])*0.5)))*[.$B$4]*2)" office:value-type="float" office:value="208.835629880192" calcext:value-type="float">
            <text:p>208,84</text:p>
          </table:table-cell>
          <table:table-cell table:style-name="ce10" table:formula="of:=(SIN((RADIANS(([.J206])*0.5)))*[.$B$4]*2)-[.M205]" office:value-type="float" office:value="1.07373327005132" calcext:value-type="float">
            <text:p>1,07</text:p>
          </table:table-cell>
          <table:table-cell table:style-name="ce13" table:formula="of:=[.D206]/[.$B$20]" office:value-type="float" office:value="208.835833333333" calcext:value-type="float">
            <text:p>208,84</text:p>
          </table:table-cell>
          <table:table-cell table:style-name="ce13" table:formula="of:=[.F206]/[.$B$20]" office:value-type="float" office:value="1.07416666666667" calcext:value-type="float">
            <text:p>1,07</text:p>
          </table:table-cell>
          <table:table-cell table:style-name="ce10" table:formula="of:=([.$B$21]*([.J206]-[.J205]))/360" office:value-type="float" office:value="71.803409166666" calcext:value-type="float">
            <text:p>71,80</text:p>
          </table:table-cell>
          <table:table-cell table:style-name="ce10" table:formula="of:=[.A206]*(([.$B$21]*([.K206]-[.K205]))/360)" office:value-type="float" office:value="12929.8302731008" calcext:value-type="float">
            <text:p>12929,83</text:p>
          </table:table-cell>
          <table:table-cell table:style-name="ce20" table:formula="of:=[.H206]*([.F206]/1000000)" office:value-type="float" office:value="71.828236" calcext:value-type="float">
            <text:p>71,83</text:p>
          </table:table-cell>
          <table:table-cell table:style-name="ce20" table:formula="of:=[.S206]+[.T205]" office:value-type="float" office:value="12924.392124" calcext:value-type="float">
            <text:p>12924,39</text:p>
          </table:table-cell>
          <table:table-cell table:style-name="ce61" table:formula="of:=1000000*([.R206]-[.T206])" office:value-type="float" office:value="5438149.10076435" calcext:value-type="float">
            <text:p>5438149,10</text:p>
          </table:table-cell>
          <table:table-cell table:style-name="ce61" table:formula="of:=([.J206]-[.K206])*3600" office:value-type="float" office:value="-0.204776854928923" calcext:value-type="float">
            <text:p>-0,20</text:p>
          </table:table-cell>
          <table:table-cell table:style-name="ce61" table:formula="of:=1000*([.M206]-[.O206])" office:value-type="float" office:value="-0.203453141011778" calcext:value-type="float">
            <text:p>-0,20</text:p>
          </table:table-cell>
          <table:table-cell table:number-columns-repeated="1001"/>
        </table:table-row>
        <table:table-row table:style-name="ro1">
          <table:table-cell table:formula="of:=[.A206]+1" office:value-type="float" office:value="181" calcext:value-type="float">
            <text:p>181</text:p>
          </table:table-cell>
          <table:table-cell table:style-name="ce10" table:formula="of:=[.M207]*[.$B$20]" office:value-type="float" office:value="251889.518177063" calcext:value-type="float">
            <text:p>251889,52</text:p>
          </table:table-cell>
          <table:table-cell table:style-name="ce10" table:formula="of:=[.B207]-[.B206]" office:value-type="float" office:value="1286.76232083287" calcext:value-type="float">
            <text:p>1286,76</text:p>
          </table:table-cell>
          <table:table-cell table:style-name="ce34" table:formula="of:=(ROUND([.B207];0))+[.E207]" office:value-type="float" office:value="251890" calcext:value-type="float">
            <text:p>251890</text:p>
          </table:table-cell>
          <table:table-cell office:value-type="float" office:value="0" calcext:value-type="float">
            <text:p>0</text:p>
          </table:table-cell>
          <table:table-cell table:formula="of:=[.D207]-[.D206]" office:value-type="float" office:value="1287" calcext:value-type="float">
            <text:p>1287</text:p>
          </table:table-cell>
          <table:table-cell table:style-name="ce10" table:formula="of:=1000000*[.Q207]/[.C207]" office:value-type="float" office:value="55801.6099820144" calcext:value-type="float">
            <text:p>55801,61</text:p>
          </table:table-cell>
          <table:table-cell table:style-name="ce34" table:formula="of:=([.G207]-MOD([.G207];4))+4*[.I207]" office:value-type="float" office:value="55800" calcext:value-type="float">
            <text:p>558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7]" office:value-type="float" office:value="54.3" calcext:value-type="float">
            <text:p>54,30</text:p>
          </table:table-cell>
          <table:table-cell table:style-name="ce43" table:formula="of:=2*(DEGREES(ASIN(([.O207]*0.5)/[.$B$4])))" office:value-type="float" office:value="54.3001124090929" calcext:value-type="float">
            <text:p>54,3001</text:p>
          </table:table-cell>
          <table:table-cell table:style-name="ce43" table:formula="of:=[.K207]-[.K206]" office:value-type="float" office:value="0.300055526633194" calcext:value-type="float">
            <text:p>0,3001</text:p>
          </table:table-cell>
          <table:table-cell table:style-name="ce10" table:formula="of:=(SIN((RADIANS(([.J207])*0.5)))*[.$B$4]*2)" office:value-type="float" office:value="209.907931814219" calcext:value-type="float">
            <text:p>209,91</text:p>
          </table:table-cell>
          <table:table-cell table:style-name="ce10" table:formula="of:=(SIN((RADIANS(([.J207])*0.5)))*[.$B$4]*2)-[.M206]" office:value-type="float" office:value="1.07230193402739" calcext:value-type="float">
            <text:p>1,07</text:p>
          </table:table-cell>
          <table:table-cell table:style-name="ce13" table:formula="of:=[.D207]/[.$B$20]" office:value-type="float" office:value="209.908333333333" calcext:value-type="float">
            <text:p>209,91</text:p>
          </table:table-cell>
          <table:table-cell table:style-name="ce13" table:formula="of:=[.F207]/[.$B$20]" office:value-type="float" office:value="1.0725" calcext:value-type="float">
            <text:p>1,07</text:p>
          </table:table-cell>
          <table:table-cell table:style-name="ce10" table:formula="of:=([.$B$21]*([.J207]-[.J206]))/360" office:value-type="float" office:value="71.8034091666677" calcext:value-type="float">
            <text:p>71,80</text:p>
          </table:table-cell>
          <table:table-cell table:style-name="ce10" table:formula="of:=[.A207]*(([.$B$21]*([.K207]-[.K206]))/360)" office:value-type="float" office:value="12998.8225501096" calcext:value-type="float">
            <text:p>12998,82</text:p>
          </table:table-cell>
          <table:table-cell table:style-name="ce20" table:formula="of:=[.H207]*([.F207]/1000000)" office:value-type="float" office:value="71.8146" calcext:value-type="float">
            <text:p>71,81</text:p>
          </table:table-cell>
          <table:table-cell table:style-name="ce20" table:formula="of:=[.S207]+[.T206]" office:value-type="float" office:value="12996.206724" calcext:value-type="float">
            <text:p>12996,21</text:p>
          </table:table-cell>
          <table:table-cell table:style-name="ce61" table:formula="of:=1000000*([.R207]-[.T207])" office:value-type="float" office:value="2615826.10961523" calcext:value-type="float">
            <text:p>2615826,11</text:p>
          </table:table-cell>
          <table:table-cell table:style-name="ce61" table:formula="of:=([.J207]-[.K207])*3600" office:value-type="float" office:value="-0.404672734438805" calcext:value-type="float">
            <text:p>-0,40</text:p>
          </table:table-cell>
          <table:table-cell table:style-name="ce61" table:formula="of:=1000*([.M207]-[.O207])" office:value-type="float" office:value="-0.401519113978566" calcext:value-type="float">
            <text:p>-0,40</text:p>
          </table:table-cell>
          <table:table-cell table:number-columns-repeated="1001"/>
        </table:table-row>
        <table:table-row table:style-name="ro1">
          <table:table-cell table:formula="of:=[.A207]+1" office:value-type="float" office:value="182" calcext:value-type="float">
            <text:p>182</text:p>
          </table:table-cell>
          <table:table-cell table:style-name="ce10" table:formula="of:=[.M208]*[.$B$20]" office:value-type="float" office:value="253174.554075342" calcext:value-type="float">
            <text:p>253174,55</text:p>
          </table:table-cell>
          <table:table-cell table:style-name="ce10" table:formula="of:=[.B208]-[.B207]" office:value-type="float" office:value="1285.03589827914" calcext:value-type="float">
            <text:p>1285,04</text:p>
          </table:table-cell>
          <table:table-cell table:style-name="ce34" table:formula="of:=(ROUND([.B208];0))+[.E208]" office:value-type="float" office:value="253175" calcext:value-type="float">
            <text:p>253175</text:p>
          </table:table-cell>
          <table:table-cell office:value-type="float" office:value="0" calcext:value-type="float">
            <text:p>0</text:p>
          </table:table-cell>
          <table:table-cell table:formula="of:=[.D208]-[.D207]" office:value-type="float" office:value="1285" calcext:value-type="float">
            <text:p>1285</text:p>
          </table:table-cell>
          <table:table-cell table:style-name="ce10" table:formula="of:=1000000*[.Q208]/[.C208]" office:value-type="float" office:value="55876.5784386428" calcext:value-type="float">
            <text:p>55876,58</text:p>
          </table:table-cell>
          <table:table-cell table:style-name="ce34" table:formula="of:=([.G208]-MOD([.G208];4))+4*[.I208]" office:value-type="float" office:value="55876" calcext:value-type="float">
            <text:p>558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8]" office:value-type="float" office:value="54.6" calcext:value-type="float">
            <text:p>54,60</text:p>
          </table:table-cell>
          <table:table-cell table:style-name="ce43" table:formula="of:=2*(DEGREES(ASIN(([.O208]*0.5)/[.$B$4])))" office:value-type="float" office:value="54.6001041742564" calcext:value-type="float">
            <text:p>54,6001</text:p>
          </table:table-cell>
          <table:table-cell table:style-name="ce43" table:formula="of:=[.K208]-[.K207]" office:value-type="float" office:value="0.299991765163504" calcext:value-type="float">
            <text:p>0,3000</text:p>
          </table:table-cell>
          <table:table-cell table:style-name="ce10" table:formula="of:=(SIN((RADIANS(([.J208])*0.5)))*[.$B$4]*2)" office:value-type="float" office:value="210.978795062785" calcext:value-type="float">
            <text:p>210,98</text:p>
          </table:table-cell>
          <table:table-cell table:style-name="ce10" table:formula="of:=(SIN((RADIANS(([.J208])*0.5)))*[.$B$4]*2)-[.M207]" office:value-type="float" office:value="1.07086324856596" calcext:value-type="float">
            <text:p>1,07</text:p>
          </table:table-cell>
          <table:table-cell table:style-name="ce13" table:formula="of:=[.D208]/[.$B$20]" office:value-type="float" office:value="210.979166666667" calcext:value-type="float">
            <text:p>210,98</text:p>
          </table:table-cell>
          <table:table-cell table:style-name="ce13" table:formula="of:=[.F208]/[.$B$20]" office:value-type="float" office:value="1.07083333333333" calcext:value-type="float">
            <text:p>1,07</text:p>
          </table:table-cell>
          <table:table-cell table:style-name="ce10" table:formula="of:=([.$B$21]*([.J208]-[.J207]))/360" office:value-type="float" office:value="71.803409166666" calcext:value-type="float">
            <text:p>71,80</text:p>
          </table:table-cell>
          <table:table-cell table:style-name="ce10" table:formula="of:=[.A208]*(([.$B$21]*([.K208]-[.K207]))/360)" office:value-type="float" office:value="13067.8617528039" calcext:value-type="float">
            <text:p>13067,86</text:p>
          </table:table-cell>
          <table:table-cell table:style-name="ce20" table:formula="of:=[.H208]*([.F208]/1000000)" office:value-type="float" office:value="71.80066" calcext:value-type="float">
            <text:p>71,80</text:p>
          </table:table-cell>
          <table:table-cell table:style-name="ce20" table:formula="of:=[.S208]+[.T207]" office:value-type="float" office:value="13068.007384" calcext:value-type="float">
            <text:p>13068,01</text:p>
          </table:table-cell>
          <table:table-cell table:style-name="ce61" table:formula="of:=1000000*([.R208]-[.T208])" office:value-type="float" office:value="-145631.196151953" calcext:value-type="float">
            <text:p>-145631,20</text:p>
          </table:table-cell>
          <table:table-cell table:style-name="ce61" table:formula="of:=([.J208]-[.K208])*3600" office:value-type="float" office:value="-0.37502732303949" calcext:value-type="float">
            <text:p>-0,38</text:p>
          </table:table-cell>
          <table:table-cell table:style-name="ce61" table:formula="of:=1000*([.M208]-[.O208])" office:value-type="float" office:value="-0.371603882001637" calcext:value-type="float">
            <text:p>-0,37</text:p>
          </table:table-cell>
          <table:table-cell table:number-columns-repeated="1001"/>
        </table:table-row>
        <table:table-row table:style-name="ro1">
          <table:table-cell table:formula="of:=[.A208]+1" office:value-type="float" office:value="183" calcext:value-type="float">
            <text:p>183</text:p>
          </table:table-cell>
          <table:table-cell table:style-name="ce10" table:formula="of:=[.M209]*[.$B$20]" office:value-type="float" office:value="254457.854743575" calcext:value-type="float">
            <text:p>254457,85</text:p>
          </table:table-cell>
          <table:table-cell table:style-name="ce10" table:formula="of:=[.B209]-[.B208]" office:value-type="float" office:value="1283.30066823342" calcext:value-type="float">
            <text:p>1283,30</text:p>
          </table:table-cell>
          <table:table-cell table:style-name="ce34" table:formula="of:=(ROUND([.B209];0))+[.E209]" office:value-type="float" office:value="254458" calcext:value-type="float">
            <text:p>254458</text:p>
          </table:table-cell>
          <table:table-cell office:value-type="float" office:value="0" calcext:value-type="float">
            <text:p>0</text:p>
          </table:table-cell>
          <table:table-cell table:formula="of:=[.D209]-[.D208]" office:value-type="float" office:value="1283" calcext:value-type="float">
            <text:p>1283</text:p>
          </table:table-cell>
          <table:table-cell table:style-name="ce10" table:formula="of:=1000000*[.Q209]/[.C209]" office:value-type="float" office:value="55952.1326093516" calcext:value-type="float">
            <text:p>55952,13</text:p>
          </table:table-cell>
          <table:table-cell table:style-name="ce34" table:formula="of:=([.G209]-MOD([.G209];4))+4*[.I209]" office:value-type="float" office:value="55952" calcext:value-type="float">
            <text:p>559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09]" office:value-type="float" office:value="54.9" calcext:value-type="float">
            <text:p>54,90</text:p>
          </table:table-cell>
          <table:table-cell table:style-name="ce43" table:formula="of:=2*(DEGREES(ASIN(([.O209]*0.5)/[.$B$4])))" office:value-type="float" office:value="54.9000339799652" calcext:value-type="float">
            <text:p>54,9000</text:p>
          </table:table-cell>
          <table:table-cell table:style-name="ce43" table:formula="of:=[.K209]-[.K208]" office:value-type="float" office:value="0.2999298057088" calcext:value-type="float">
            <text:p>0,2999</text:p>
          </table:table-cell>
          <table:table-cell table:style-name="ce10" table:formula="of:=(SIN((RADIANS(([.J209])*0.5)))*[.$B$4]*2)" office:value-type="float" office:value="212.048212286313" calcext:value-type="float">
            <text:p>212,05</text:p>
          </table:table-cell>
          <table:table-cell table:style-name="ce10" table:formula="of:=(SIN((RADIANS(([.J209])*0.5)))*[.$B$4]*2)-[.M208]" office:value-type="float" office:value="1.06941722352784" calcext:value-type="float">
            <text:p>1,07</text:p>
          </table:table-cell>
          <table:table-cell table:style-name="ce13" table:formula="of:=[.D209]/[.$B$20]" office:value-type="float" office:value="212.048333333333" calcext:value-type="float">
            <text:p>212,05</text:p>
          </table:table-cell>
          <table:table-cell table:style-name="ce13" table:formula="of:=[.F209]/[.$B$20]" office:value-type="float" office:value="1.06916666666667" calcext:value-type="float">
            <text:p>1,07</text:p>
          </table:table-cell>
          <table:table-cell table:style-name="ce10" table:formula="of:=([.$B$21]*([.J209]-[.J208]))/360" office:value-type="float" office:value="71.803409166666" calcext:value-type="float">
            <text:p>71,80</text:p>
          </table:table-cell>
          <table:table-cell table:style-name="ce10" table:formula="of:=[.A209]*(([.$B$21]*([.K209]-[.K208]))/360)" office:value-type="float" office:value="13136.9493619586" calcext:value-type="float">
            <text:p>13136,95</text:p>
          </table:table-cell>
          <table:table-cell table:style-name="ce20" table:formula="of:=[.H209]*([.F209]/1000000)" office:value-type="float" office:value="71.786416" calcext:value-type="float">
            <text:p>71,79</text:p>
          </table:table-cell>
          <table:table-cell table:style-name="ce20" table:formula="of:=[.S209]+[.T208]" office:value-type="float" office:value="13139.7938" calcext:value-type="float">
            <text:p>13139,79</text:p>
          </table:table-cell>
          <table:table-cell table:style-name="ce61" table:formula="of:=1000000*([.R209]-[.T209])" office:value-type="float" office:value="-2844438.04145121" calcext:value-type="float">
            <text:p>-2844438,04</text:p>
          </table:table-cell>
          <table:table-cell table:style-name="ce61" table:formula="of:=([.J209]-[.K209])*3600" office:value-type="float" office:value="-0.122327874728967" calcext:value-type="float">
            <text:p>-0,12</text:p>
          </table:table-cell>
          <table:table-cell table:style-name="ce61" table:formula="of:=1000*([.M209]-[.O209])" office:value-type="float" office:value="-0.121047020002152" calcext:value-type="float">
            <text:p>-0,12</text:p>
          </table:table-cell>
          <table:table-cell table:number-columns-repeated="1001"/>
        </table:table-row>
        <table:table-row table:style-name="ro1">
          <table:table-cell table:formula="of:=[.A209]+1" office:value-type="float" office:value="184" calcext:value-type="float">
            <text:p>184</text:p>
          </table:table-cell>
          <table:table-cell table:style-name="ce10" table:formula="of:=[.M210]*[.$B$20]" office:value-type="float" office:value="255739.411386164" calcext:value-type="float">
            <text:p>255739,41</text:p>
          </table:table-cell>
          <table:table-cell table:style-name="ce10" table:formula="of:=[.B210]-[.B209]" office:value-type="float" office:value="1281.55664258843" calcext:value-type="float">
            <text:p>1281,56</text:p>
          </table:table-cell>
          <table:table-cell table:style-name="ce34" table:formula="of:=(ROUND([.B210];0))+[.E210]" office:value-type="float" office:value="255739" calcext:value-type="float">
            <text:p>255739</text:p>
          </table:table-cell>
          <table:table-cell office:value-type="float" office:value="0" calcext:value-type="float">
            <text:p>0</text:p>
          </table:table-cell>
          <table:table-cell table:formula="of:=[.D210]-[.D209]" office:value-type="float" office:value="1281" calcext:value-type="float">
            <text:p>1281</text:p>
          </table:table-cell>
          <table:table-cell table:style-name="ce10" table:formula="of:=1000000*[.Q210]/[.C210]" office:value-type="float" office:value="56028.2759111156" calcext:value-type="float">
            <text:p>56028,28</text:p>
          </table:table-cell>
          <table:table-cell table:style-name="ce34" table:formula="of:=([.G210]-MOD([.G210];4))+4*[.I210]" office:value-type="float" office:value="56028" calcext:value-type="float">
            <text:p>5602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0]" office:value-type="float" office:value="55.2" calcext:value-type="float">
            <text:p>55,20</text:p>
          </table:table-cell>
          <table:table-cell table:style-name="ce43" table:formula="of:=2*(DEGREES(ASIN(([.O210]*0.5)/[.$B$4])))" office:value-type="float" office:value="55.1999036327123" calcext:value-type="float">
            <text:p>55,1999</text:p>
          </table:table-cell>
          <table:table-cell table:style-name="ce43" table:formula="of:=[.K210]-[.K209]" office:value-type="float" office:value="0.299869652747098" calcext:value-type="float">
            <text:p>0,2999</text:p>
          </table:table-cell>
          <table:table-cell table:style-name="ce10" table:formula="of:=(SIN((RADIANS(([.J210])*0.5)))*[.$B$4]*2)" office:value-type="float" office:value="213.116176155136" calcext:value-type="float">
            <text:p>213,12</text:p>
          </table:table-cell>
          <table:table-cell table:style-name="ce10" table:formula="of:=(SIN((RADIANS(([.J210])*0.5)))*[.$B$4]*2)-[.M209]" office:value-type="float" office:value="1.06796386882371" calcext:value-type="float">
            <text:p>1,07</text:p>
          </table:table-cell>
          <table:table-cell table:style-name="ce13" table:formula="of:=[.D210]/[.$B$20]" office:value-type="float" office:value="213.115833333333" calcext:value-type="float">
            <text:p>213,12</text:p>
          </table:table-cell>
          <table:table-cell table:style-name="ce13" table:formula="of:=[.F210]/[.$B$20]" office:value-type="float" office:value="1.0675" calcext:value-type="float">
            <text:p>1,07</text:p>
          </table:table-cell>
          <table:table-cell table:style-name="ce10" table:formula="of:=([.$B$21]*([.J210]-[.J209]))/360" office:value-type="float" office:value="71.8034091666677" calcext:value-type="float">
            <text:p>71,80</text:p>
          </table:table-cell>
          <table:table-cell table:style-name="ce10" table:formula="of:=[.A210]*(([.$B$21]*([.K210]-[.K209]))/360)" office:value-type="float" office:value="13206.0868686912" calcext:value-type="float">
            <text:p>13206,09</text:p>
          </table:table-cell>
          <table:table-cell table:style-name="ce20" table:formula="of:=[.H210]*([.F210]/1000000)" office:value-type="float" office:value="71.771868" calcext:value-type="float">
            <text:p>71,77</text:p>
          </table:table-cell>
          <table:table-cell table:style-name="ce20" table:formula="of:=[.S210]+[.T209]" office:value-type="float" office:value="13211.565668" calcext:value-type="float">
            <text:p>13211,57</text:p>
          </table:table-cell>
          <table:table-cell table:style-name="ce61" table:formula="of:=1000000*([.R210]-[.T210])" office:value-type="float" office:value="-5478799.30876661" calcext:value-type="float">
            <text:p>-5478799,31</text:p>
          </table:table-cell>
          <table:table-cell table:style-name="ce61" table:formula="of:=([.J210]-[.K210])*3600" office:value-type="float" office:value="0.34692223573245" calcext:value-type="float">
            <text:p>0,35</text:p>
          </table:table-cell>
          <table:table-cell table:style-name="ce61" table:formula="of:=1000*([.M210]-[.O210])" office:value-type="float" office:value="0.34282180300238" calcext:value-type="float">
            <text:p>0,34</text:p>
          </table:table-cell>
          <table:table-cell table:number-columns-repeated="1001"/>
        </table:table-row>
        <table:table-row table:style-name="ro1">
          <table:table-cell table:formula="of:=[.A210]+1" office:value-type="float" office:value="185" calcext:value-type="float">
            <text:p>185</text:p>
          </table:table-cell>
          <table:table-cell table:style-name="ce10" table:formula="of:=[.M211]*[.$B$20]" office:value-type="float" office:value="257019.215219462" calcext:value-type="float">
            <text:p>257019,22</text:p>
          </table:table-cell>
          <table:table-cell table:style-name="ce10" table:formula="of:=[.B211]-[.B210]" office:value-type="float" office:value="1279.80383329783" calcext:value-type="float">
            <text:p>1279,80</text:p>
          </table:table-cell>
          <table:table-cell table:style-name="ce34" table:formula="of:=(ROUND([.B211];0))+[.E211]" office:value-type="float" office:value="257019" calcext:value-type="float">
            <text:p>257019</text:p>
          </table:table-cell>
          <table:table-cell office:value-type="float" office:value="0" calcext:value-type="float">
            <text:p>0</text:p>
          </table:table-cell>
          <table:table-cell table:formula="of:=[.D211]-[.D210]" office:value-type="float" office:value="1280" calcext:value-type="float">
            <text:p>1280</text:p>
          </table:table-cell>
          <table:table-cell table:style-name="ce10" table:formula="of:=1000000*[.Q211]/[.C211]" office:value-type="float" office:value="56105.0117982856" calcext:value-type="float">
            <text:p>56105,01</text:p>
          </table:table-cell>
          <table:table-cell table:style-name="ce34" table:formula="of:=([.G211]-MOD([.G211];4))+4*[.I211]" office:value-type="float" office:value="56104" calcext:value-type="float">
            <text:p>561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1]" office:value-type="float" office:value="55.5" calcext:value-type="float">
            <text:p>55,50</text:p>
          </table:table-cell>
          <table:table-cell table:style-name="ce43" table:formula="of:=2*(DEGREES(ASIN(([.O211]*0.5)/[.$B$4])))" office:value-type="float" office:value="55.4999495155259" calcext:value-type="float">
            <text:p>55,4999</text:p>
          </table:table-cell>
          <table:table-cell table:style-name="ce43" table:formula="of:=[.K211]-[.K210]" office:value-type="float" office:value="0.300045882813599" calcext:value-type="float">
            <text:p>0,3000</text:p>
          </table:table-cell>
          <table:table-cell table:style-name="ce10" table:formula="of:=(SIN((RADIANS(([.J211])*0.5)))*[.$B$4]*2)" office:value-type="float" office:value="214.182679349551" calcext:value-type="float">
            <text:p>214,18</text:p>
          </table:table-cell>
          <table:table-cell table:style-name="ce10" table:formula="of:=(SIN((RADIANS(([.J211])*0.5)))*[.$B$4]*2)-[.M210]" office:value-type="float" office:value="1.06650319441485" calcext:value-type="float">
            <text:p>1,07</text:p>
          </table:table-cell>
          <table:table-cell table:style-name="ce13" table:formula="of:=[.D211]/[.$B$20]" office:value-type="float" office:value="214.1825" calcext:value-type="float">
            <text:p>214,18</text:p>
          </table:table-cell>
          <table:table-cell table:style-name="ce13" table:formula="of:=[.F211]/[.$B$20]" office:value-type="float" office:value="1.06666666666667" calcext:value-type="float">
            <text:p>1,07</text:p>
          </table:table-cell>
          <table:table-cell table:style-name="ce10" table:formula="of:=([.$B$21]*([.J211]-[.J210]))/360" office:value-type="float" office:value="71.803409166666" calcext:value-type="float">
            <text:p>71,80</text:p>
          </table:table-cell>
          <table:table-cell table:style-name="ce10" table:formula="of:=[.A211]*(([.$B$21]*([.K211]-[.K210]))/360)" office:value-type="float" office:value="13285.6623303371" calcext:value-type="float">
            <text:p>13285,66</text:p>
          </table:table-cell>
          <table:table-cell table:style-name="ce20" table:formula="of:=[.H211]*([.F211]/1000000)" office:value-type="float" office:value="71.81312" calcext:value-type="float">
            <text:p>71,81</text:p>
          </table:table-cell>
          <table:table-cell table:style-name="ce20" table:formula="of:=[.S211]+[.T210]" office:value-type="float" office:value="13283.378788" calcext:value-type="float">
            <text:p>13283,38</text:p>
          </table:table-cell>
          <table:table-cell table:style-name="ce61" table:formula="of:=1000000*([.R211]-[.T211])" office:value-type="float" office:value="2283542.3371107" calcext:value-type="float">
            <text:p>2283542,34</text:p>
          </table:table-cell>
          <table:table-cell table:style-name="ce61" table:formula="of:=([.J211]-[.K211])*3600" office:value-type="float" office:value="0.181744106765791" calcext:value-type="float">
            <text:p>0,18</text:p>
          </table:table-cell>
          <table:table-cell table:style-name="ce61" table:formula="of:=1000*([.M211]-[.O211])" office:value-type="float" office:value="0.179349550990082" calcext:value-type="float">
            <text:p>0,18</text:p>
          </table:table-cell>
          <table:table-cell table:number-columns-repeated="1001"/>
        </table:table-row>
        <table:table-row table:style-name="ro1">
          <table:table-cell table:formula="of:=[.A211]+1" office:value-type="float" office:value="186" calcext:value-type="float">
            <text:p>186</text:p>
          </table:table-cell>
          <table:table-cell table:style-name="ce10" table:formula="of:=[.M212]*[.$B$20]" office:value-type="float" office:value="258297.257471837" calcext:value-type="float">
            <text:p>258297,26</text:p>
          </table:table-cell>
          <table:table-cell table:style-name="ce10" table:formula="of:=[.B212]-[.B211]" office:value-type="float" office:value="1278.04225237502" calcext:value-type="float">
            <text:p>1278,04</text:p>
          </table:table-cell>
          <table:table-cell table:style-name="ce34" table:formula="of:=(ROUND([.B212];0))+[.E212]" office:value-type="float" office:value="258297" calcext:value-type="float">
            <text:p>258297</text:p>
          </table:table-cell>
          <table:table-cell office:value-type="float" office:value="0" calcext:value-type="float">
            <text:p>0</text:p>
          </table:table-cell>
          <table:table-cell table:formula="of:=[.D212]-[.D211]" office:value-type="float" office:value="1278" calcext:value-type="float">
            <text:p>1278</text:p>
          </table:table-cell>
          <table:table-cell table:style-name="ce10" table:formula="of:=1000000*[.Q212]/[.C212]" office:value-type="float" office:value="56182.3437630749" calcext:value-type="float">
            <text:p>56182,34</text:p>
          </table:table-cell>
          <table:table-cell table:style-name="ce34" table:formula="of:=([.G212]-MOD([.G212];4))+4*[.I212]" office:value-type="float" office:value="56180" calcext:value-type="float">
            <text:p>561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2]" office:value-type="float" office:value="55.8" calcext:value-type="float">
            <text:p>55,80</text:p>
          </table:table-cell>
          <table:table-cell table:style-name="ce43" table:formula="of:=2*(DEGREES(ASIN(([.O212]*0.5)/[.$B$4])))" office:value-type="float" office:value="55.7999395207896" calcext:value-type="float">
            <text:p>55,7999</text:p>
          </table:table-cell>
          <table:table-cell table:style-name="ce43" table:formula="of:=[.K212]-[.K211]" office:value-type="float" office:value="0.299990005263702" calcext:value-type="float">
            <text:p>0,3000</text:p>
          </table:table-cell>
          <table:table-cell table:style-name="ce10" table:formula="of:=(SIN((RADIANS(([.J212])*0.5)))*[.$B$4]*2)" office:value-type="float" office:value="215.247714559864" calcext:value-type="float">
            <text:p>215,25</text:p>
          </table:table-cell>
          <table:table-cell table:style-name="ce10" table:formula="of:=(SIN((RADIANS(([.J212])*0.5)))*[.$B$4]*2)-[.M211]" office:value-type="float" office:value="1.06503521031252" calcext:value-type="float">
            <text:p>1,07</text:p>
          </table:table-cell>
          <table:table-cell table:style-name="ce13" table:formula="of:=[.D212]/[.$B$20]" office:value-type="float" office:value="215.2475" calcext:value-type="float">
            <text:p>215,25</text:p>
          </table:table-cell>
          <table:table-cell table:style-name="ce13" table:formula="of:=[.F212]/[.$B$20]" office:value-type="float" office:value="1.065" calcext:value-type="float">
            <text:p>1,07</text:p>
          </table:table-cell>
          <table:table-cell table:style-name="ce10" table:formula="of:=([.$B$21]*([.J212]-[.J211]))/360" office:value-type="float" office:value="71.8034091666677" calcext:value-type="float">
            <text:p>71,80</text:p>
          </table:table-cell>
          <table:table-cell table:style-name="ce10" table:formula="of:=[.A212]*(([.$B$21]*([.K212]-[.K211]))/360)" office:value-type="float" office:value="13354.9891581932" calcext:value-type="float">
            <text:p>13354,99</text:p>
          </table:table-cell>
          <table:table-cell table:style-name="ce20" table:formula="of:=[.H212]*([.F212]/1000000)" office:value-type="float" office:value="71.79804" calcext:value-type="float">
            <text:p>71,80</text:p>
          </table:table-cell>
          <table:table-cell table:style-name="ce20" table:formula="of:=[.S212]+[.T211]" office:value-type="float" office:value="13355.176828" calcext:value-type="float">
            <text:p>13355,18</text:p>
          </table:table-cell>
          <table:table-cell table:style-name="ce61" table:formula="of:=1000000*([.R212]-[.T212])" office:value-type="float" office:value="-187669.80676628" calcext:value-type="float">
            <text:p>-187669,81</text:p>
          </table:table-cell>
          <table:table-cell table:style-name="ce61" table:formula="of:=([.J212]-[.K212])*3600" office:value-type="float" office:value="0.217725157429527" calcext:value-type="float">
            <text:p>0,22</text:p>
          </table:table-cell>
          <table:table-cell table:style-name="ce61" table:formula="of:=1000*([.M212]-[.O212])" office:value-type="float" office:value="0.214559863991326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212]+1" office:value-type="float" office:value="187" calcext:value-type="float">
            <text:p>187</text:p>
          </table:table-cell>
          <table:table-cell table:style-name="ce10" table:formula="of:=[.M213]*[.$B$20]" office:value-type="float" office:value="259573.52938373" calcext:value-type="float">
            <text:p>259573,53</text:p>
          </table:table-cell>
          <table:table-cell table:style-name="ce10" table:formula="of:=[.B213]-[.B212]" office:value-type="float" office:value="1276.27191189371" calcext:value-type="float">
            <text:p>1276,27</text:p>
          </table:table-cell>
          <table:table-cell table:style-name="ce34" table:formula="of:=(ROUND([.B213];0))+[.E213]" office:value-type="float" office:value="259574" calcext:value-type="float">
            <text:p>259574</text:p>
          </table:table-cell>
          <table:table-cell office:value-type="float" office:value="0" calcext:value-type="float">
            <text:p>0</text:p>
          </table:table-cell>
          <table:table-cell table:formula="of:=[.D213]-[.D212]" office:value-type="float" office:value="1277" calcext:value-type="float">
            <text:p>1277</text:p>
          </table:table-cell>
          <table:table-cell table:style-name="ce10" table:formula="of:=1000000*[.Q213]/[.C213]" office:value-type="float" office:value="56260.2753359395" calcext:value-type="float">
            <text:p>56260,28</text:p>
          </table:table-cell>
          <table:table-cell table:style-name="ce34" table:formula="of:=([.G213]-MOD([.G213];4))+4*[.I213]" office:value-type="float" office:value="56260" calcext:value-type="float">
            <text:p>562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3]" office:value-type="float" office:value="56.1" calcext:value-type="float">
            <text:p>56,10</text:p>
          </table:table-cell>
          <table:table-cell table:style-name="ce43" table:formula="of:=2*(DEGREES(ASIN(([.O213]*0.5)/[.$B$4])))" office:value-type="float" office:value="56.1001106999434" calcext:value-type="float">
            <text:p>56,1001</text:p>
          </table:table-cell>
          <table:table-cell table:style-name="ce43" table:formula="of:=[.K213]-[.K212]" office:value-type="float" office:value="0.3001711791538" calcext:value-type="float">
            <text:p>0,3002</text:p>
          </table:table-cell>
          <table:table-cell table:style-name="ce10" table:formula="of:=(SIN((RADIANS(([.J213])*0.5)))*[.$B$4]*2)" office:value-type="float" office:value="216.311274486442" calcext:value-type="float">
            <text:p>216,31</text:p>
          </table:table-cell>
          <table:table-cell table:style-name="ce10" table:formula="of:=(SIN((RADIANS(([.J213])*0.5)))*[.$B$4]*2)-[.M212]" office:value-type="float" office:value="1.06355992657808" calcext:value-type="float">
            <text:p>1,06</text:p>
          </table:table-cell>
          <table:table-cell table:style-name="ce13" table:formula="of:=[.D213]/[.$B$20]" office:value-type="float" office:value="216.311666666667" calcext:value-type="float">
            <text:p>216,31</text:p>
          </table:table-cell>
          <table:table-cell table:style-name="ce13" table:formula="of:=[.F213]/[.$B$20]" office:value-type="float" office:value="1.06416666666667" calcext:value-type="float">
            <text:p>1,06</text:p>
          </table:table-cell>
          <table:table-cell table:style-name="ce10" table:formula="of:=([.$B$21]*([.J213]-[.J212]))/360" office:value-type="float" office:value="71.803409166666" calcext:value-type="float">
            <text:p>71,80</text:p>
          </table:table-cell>
          <table:table-cell table:style-name="ce10" table:formula="of:=[.A213]*(([.$B$21]*([.K213]-[.K212]))/360)" office:value-type="float" office:value="13434.8990580185" calcext:value-type="float">
            <text:p>13434,90</text:p>
          </table:table-cell>
          <table:table-cell table:style-name="ce20" table:formula="of:=[.H213]*([.F213]/1000000)" office:value-type="float" office:value="71.84402" calcext:value-type="float">
            <text:p>71,84</text:p>
          </table:table-cell>
          <table:table-cell table:style-name="ce20" table:formula="of:=[.S213]+[.T212]" office:value-type="float" office:value="13427.020848" calcext:value-type="float">
            <text:p>13427,02</text:p>
          </table:table-cell>
          <table:table-cell table:style-name="ce61" table:formula="of:=1000000*([.R213]-[.T213])" office:value-type="float" office:value="7878210.01848351" calcext:value-type="float">
            <text:p>7878210,02</text:p>
          </table:table-cell>
          <table:table-cell table:style-name="ce61" table:formula="of:=([.J213]-[.K213])*3600" office:value-type="float" office:value="-0.398519796235064" calcext:value-type="float">
            <text:p>-0,40</text:p>
          </table:table-cell>
          <table:table-cell table:style-name="ce61" table:formula="of:=1000*([.M213]-[.O213])" office:value-type="float" office:value="-0.392180225020411" calcext:value-type="float">
            <text:p>-0,39</text:p>
          </table:table-cell>
          <table:table-cell table:number-columns-repeated="1001"/>
        </table:table-row>
        <table:table-row table:style-name="ro1">
          <table:table-cell table:formula="of:=[.A213]+1" office:value-type="float" office:value="188" calcext:value-type="float">
            <text:p>188</text:p>
          </table:table-cell>
          <table:table-cell table:style-name="ce10" table:formula="of:=[.M214]*[.$B$20]" office:value-type="float" office:value="260848.022207718" calcext:value-type="float">
            <text:p>260848,02</text:p>
          </table:table-cell>
          <table:table-cell table:style-name="ce10" table:formula="of:=[.B214]-[.B213]" office:value-type="float" office:value="1274.49282398759" calcext:value-type="float">
            <text:p>1274,49</text:p>
          </table:table-cell>
          <table:table-cell table:style-name="ce34" table:formula="of:=(ROUND([.B214];0))+[.E214]" office:value-type="float" office:value="260848" calcext:value-type="float">
            <text:p>260848</text:p>
          </table:table-cell>
          <table:table-cell office:value-type="float" office:value="0" calcext:value-type="float">
            <text:p>0</text:p>
          </table:table-cell>
          <table:table-cell table:formula="of:=[.D214]-[.D213]" office:value-type="float" office:value="1274" calcext:value-type="float">
            <text:p>1274</text:p>
          </table:table-cell>
          <table:table-cell table:style-name="ce10" table:formula="of:=1000000*[.Q214]/[.C214]" office:value-type="float" office:value="56338.8100860466" calcext:value-type="float">
            <text:p>56338,81</text:p>
          </table:table-cell>
          <table:table-cell table:style-name="ce34" table:formula="of:=([.G214]-MOD([.G214];4))+4*[.I214]" office:value-type="float" office:value="56336" calcext:value-type="float">
            <text:p>563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4]" office:value-type="float" office:value="56.4" calcext:value-type="float">
            <text:p>56,40</text:p>
          </table:table-cell>
          <table:table-cell table:style-name="ce43" table:formula="of:=2*(DEGREES(ASIN(([.O214]*0.5)/[.$B$4])))" office:value-type="float" office:value="56.3999947689123" calcext:value-type="float">
            <text:p>56,4000</text:p>
          </table:table-cell>
          <table:table-cell table:style-name="ce43" table:formula="of:=[.K214]-[.K213]" office:value-type="float" office:value="0.2998840689689" calcext:value-type="float">
            <text:p>0,2999</text:p>
          </table:table-cell>
          <table:table-cell table:style-name="ce10" table:formula="of:=(SIN((RADIANS(([.J214])*0.5)))*[.$B$4]*2)" office:value-type="float" office:value="217.373351839765" calcext:value-type="float">
            <text:p>217,37</text:p>
          </table:table-cell>
          <table:table-cell table:style-name="ce10" table:formula="of:=(SIN((RADIANS(([.J214])*0.5)))*[.$B$4]*2)-[.M213]" office:value-type="float" office:value="1.06207735332299" calcext:value-type="float">
            <text:p>1,06</text:p>
          </table:table-cell>
          <table:table-cell table:style-name="ce13" table:formula="of:=[.D214]/[.$B$20]" office:value-type="float" office:value="217.373333333333" calcext:value-type="float">
            <text:p>217,37</text:p>
          </table:table-cell>
          <table:table-cell table:style-name="ce13" table:formula="of:=[.F214]/[.$B$20]" office:value-type="float" office:value="1.06166666666667" calcext:value-type="float">
            <text:p>1,06</text:p>
          </table:table-cell>
          <table:table-cell table:style-name="ce10" table:formula="of:=([.$B$21]*([.J214]-[.J213]))/360" office:value-type="float" office:value="71.803409166666" calcext:value-type="float">
            <text:p>71,80</text:p>
          </table:table-cell>
          <table:table-cell table:style-name="ce10" table:formula="of:=[.A214]*(([.$B$21]*([.K214]-[.K213]))/360)" office:value-type="float" office:value="13493.8243975563" calcext:value-type="float">
            <text:p>13493,82</text:p>
          </table:table-cell>
          <table:table-cell table:style-name="ce20" table:formula="of:=[.H214]*([.F214]/1000000)" office:value-type="float" office:value="71.772064" calcext:value-type="float">
            <text:p>71,77</text:p>
          </table:table-cell>
          <table:table-cell table:style-name="ce20" table:formula="of:=[.S214]+[.T213]" office:value-type="float" office:value="13498.792912" calcext:value-type="float">
            <text:p>13498,79</text:p>
          </table:table-cell>
          <table:table-cell table:style-name="ce61" table:formula="of:=1000000*([.R214]-[.T214])" office:value-type="float" office:value="-4968514.44366257" calcext:value-type="float">
            <text:p>-4968514,44</text:p>
          </table:table-cell>
          <table:table-cell table:style-name="ce61" table:formula="of:=([.J214]-[.K214])*3600" office:value-type="float" office:value="0.0188319157132355" calcext:value-type="float">
            <text:p>0,02</text:p>
          </table:table-cell>
          <table:table-cell table:style-name="ce61" table:formula="of:=1000*([.M214]-[.O214])" office:value-type="float" office:value="0.0185064320135098" calcext:value-type="float">
            <text:p>0,02</text:p>
          </table:table-cell>
          <table:table-cell table:number-columns-repeated="1001"/>
        </table:table-row>
        <table:table-row table:style-name="ro1">
          <table:table-cell table:formula="of:=[.A214]+1" office:value-type="float" office:value="189" calcext:value-type="float">
            <text:p>189</text:p>
          </table:table-cell>
          <table:table-cell table:style-name="ce10" table:formula="of:=[.M215]*[.$B$20]" office:value-type="float" office:value="262120.727208568" calcext:value-type="float">
            <text:p>262120,73</text:p>
          </table:table-cell>
          <table:table-cell table:style-name="ce10" table:formula="of:=[.B215]-[.B214]" office:value-type="float" office:value="1272.7050008504" calcext:value-type="float">
            <text:p>1272,71</text:p>
          </table:table-cell>
          <table:table-cell table:style-name="ce34" table:formula="of:=(ROUND([.B215];0))+[.E215]" office:value-type="float" office:value="262121" calcext:value-type="float">
            <text:p>262121</text:p>
          </table:table-cell>
          <table:table-cell office:value-type="float" office:value="0" calcext:value-type="float">
            <text:p>0</text:p>
          </table:table-cell>
          <table:table-cell table:formula="of:=[.D215]-[.D214]" office:value-type="float" office:value="1273" calcext:value-type="float">
            <text:p>1273</text:p>
          </table:table-cell>
          <table:table-cell table:style-name="ce10" table:formula="of:=1000000*[.Q215]/[.C215]" office:value-type="float" office:value="56417.9516216954" calcext:value-type="float">
            <text:p>56417,95</text:p>
          </table:table-cell>
          <table:table-cell table:style-name="ce34" table:formula="of:=([.G215]-MOD([.G215];4))+4*[.I215]" office:value-type="float" office:value="56416" calcext:value-type="float">
            <text:p>5641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5]" office:value-type="float" office:value="56.7" calcext:value-type="float">
            <text:p>56,70</text:p>
          </table:table-cell>
          <table:table-cell table:style-name="ce43" table:formula="of:=2*(DEGREES(ASIN(([.O215]*0.5)/[.$B$4])))" office:value-type="float" office:value="56.7000643473152" calcext:value-type="float">
            <text:p>56,7001</text:p>
          </table:table-cell>
          <table:table-cell table:style-name="ce43" table:formula="of:=[.K215]-[.K214]" office:value-type="float" office:value="0.300069578402898" calcext:value-type="float">
            <text:p>0,3001</text:p>
          </table:table-cell>
          <table:table-cell table:style-name="ce10" table:formula="of:=(SIN((RADIANS(([.J215])*0.5)))*[.$B$4]*2)" office:value-type="float" office:value="218.433939340474" calcext:value-type="float">
            <text:p>218,43</text:p>
          </table:table-cell>
          <table:table-cell table:style-name="ce10" table:formula="of:=(SIN((RADIANS(([.J215])*0.5)))*[.$B$4]*2)-[.M214]" office:value-type="float" office:value="1.06058750070866" calcext:value-type="float">
            <text:p>1,06</text:p>
          </table:table-cell>
          <table:table-cell table:style-name="ce13" table:formula="of:=[.D215]/[.$B$20]" office:value-type="float" office:value="218.434166666667" calcext:value-type="float">
            <text:p>218,43</text:p>
          </table:table-cell>
          <table:table-cell table:style-name="ce13" table:formula="of:=[.F215]/[.$B$20]" office:value-type="float" office:value="1.06083333333333" calcext:value-type="float">
            <text:p>1,06</text:p>
          </table:table-cell>
          <table:table-cell table:style-name="ce10" table:formula="of:=([.$B$21]*([.J215]-[.J214]))/360" office:value-type="float" office:value="71.8034091666677" calcext:value-type="float">
            <text:p>71,80</text:p>
          </table:table-cell>
          <table:table-cell table:style-name="ce10" table:formula="of:=[.A215]*(([.$B$21]*([.K215]-[.K214]))/360)" office:value-type="float" office:value="13573.9917914154" calcext:value-type="float">
            <text:p>13573,99</text:p>
          </table:table-cell>
          <table:table-cell table:style-name="ce20" table:formula="of:=[.H215]*([.F215]/1000000)" office:value-type="float" office:value="71.817568" calcext:value-type="float">
            <text:p>71,82</text:p>
          </table:table-cell>
          <table:table-cell table:style-name="ce20" table:formula="of:=[.S215]+[.T214]" office:value-type="float" office:value="13570.61048" calcext:value-type="float">
            <text:p>13570,61</text:p>
          </table:table-cell>
          <table:table-cell table:style-name="ce61" table:formula="of:=1000000*([.R215]-[.T215])" office:value-type="float" office:value="3381311.41542544" calcext:value-type="float">
            <text:p>3381311,42</text:p>
          </table:table-cell>
          <table:table-cell table:style-name="ce61" table:formula="of:=([.J215]-[.K215])*3600" office:value-type="float" office:value="-0.231650334703204" calcext:value-type="float">
            <text:p>-0,23</text:p>
          </table:table-cell>
          <table:table-cell table:style-name="ce61" table:formula="of:=1000*([.M215]-[.O215])" office:value-type="float" office:value="-0.227326192998589" calcext:value-type="float">
            <text:p>-0,23</text:p>
          </table:table-cell>
          <table:table-cell table:number-columns-repeated="1001"/>
        </table:table-row>
        <table:table-row table:style-name="ro1">
          <table:table-cell table:formula="of:=[.A215]+1" office:value-type="float" office:value="190" calcext:value-type="float">
            <text:p>190</text:p>
          </table:table-cell>
          <table:table-cell table:style-name="ce10" table:formula="of:=[.M216]*[.$B$20]" office:value-type="float" office:value="263391.635663304" calcext:value-type="float">
            <text:p>263391,64</text:p>
          </table:table-cell>
          <table:table-cell table:style-name="ce10" table:formula="of:=[.B216]-[.B215]" office:value-type="float" office:value="1270.90845473565" calcext:value-type="float">
            <text:p>1270,91</text:p>
          </table:table-cell>
          <table:table-cell table:style-name="ce34" table:formula="of:=(ROUND([.B216];0))+[.E216]" office:value-type="float" office:value="263392" calcext:value-type="float">
            <text:p>263392</text:p>
          </table:table-cell>
          <table:table-cell office:value-type="float" office:value="0" calcext:value-type="float">
            <text:p>0</text:p>
          </table:table-cell>
          <table:table-cell table:formula="of:=[.D216]-[.D215]" office:value-type="float" office:value="1271" calcext:value-type="float">
            <text:p>1271</text:p>
          </table:table-cell>
          <table:table-cell table:style-name="ce10" table:formula="of:=1000000*[.Q216]/[.C216]" office:value-type="float" office:value="56497.7035907762" calcext:value-type="float">
            <text:p>56497,70</text:p>
          </table:table-cell>
          <table:table-cell table:style-name="ce34" table:formula="of:=([.G216]-MOD([.G216];4))+4*[.I216]" office:value-type="float" office:value="56496" calcext:value-type="float">
            <text:p>564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6]" office:value-type="float" office:value="57" calcext:value-type="float">
            <text:p>57,00</text:p>
          </table:table-cell>
          <table:table-cell table:style-name="ce43" table:formula="of:=2*(DEGREES(ASIN(([.O216]*0.5)/[.$B$4])))" office:value-type="float" office:value="57.0000860633109" calcext:value-type="float">
            <text:p>57,0001</text:p>
          </table:table-cell>
          <table:table-cell table:style-name="ce43" table:formula="of:=[.K216]-[.K215]" office:value-type="float" office:value="0.300021715995705" calcext:value-type="float">
            <text:p>0,3000</text:p>
          </table:table-cell>
          <table:table-cell table:style-name="ce10" table:formula="of:=(SIN((RADIANS(([.J216])*0.5)))*[.$B$4]*2)" office:value-type="float" office:value="219.49302971942" calcext:value-type="float">
            <text:p>219,49</text:p>
          </table:table-cell>
          <table:table-cell table:style-name="ce10" table:formula="of:=(SIN((RADIANS(([.J216])*0.5)))*[.$B$4]*2)-[.M215]" office:value-type="float" office:value="1.05909037894637" calcext:value-type="float">
            <text:p>1,06</text:p>
          </table:table-cell>
          <table:table-cell table:style-name="ce13" table:formula="of:=[.D216]/[.$B$20]" office:value-type="float" office:value="219.493333333333" calcext:value-type="float">
            <text:p>219,49</text:p>
          </table:table-cell>
          <table:table-cell table:style-name="ce13" table:formula="of:=[.F216]/[.$B$20]" office:value-type="float" office:value="1.05916666666667" calcext:value-type="float">
            <text:p>1,06</text:p>
          </table:table-cell>
          <table:table-cell table:style-name="ce10" table:formula="of:=([.$B$21]*([.J216]-[.J215]))/360" office:value-type="float" office:value="71.803409166666" calcext:value-type="float">
            <text:p>71,80</text:p>
          </table:table-cell>
          <table:table-cell table:style-name="ce10" table:formula="of:=[.A216]*(([.$B$21]*([.K216]-[.K215]))/360)" office:value-type="float" office:value="13643.6352872659" calcext:value-type="float">
            <text:p>13643,64</text:p>
          </table:table-cell>
          <table:table-cell table:style-name="ce20" table:formula="of:=[.H216]*([.F216]/1000000)" office:value-type="float" office:value="71.806416" calcext:value-type="float">
            <text:p>71,81</text:p>
          </table:table-cell>
          <table:table-cell table:style-name="ce20" table:formula="of:=[.S216]+[.T215]" office:value-type="float" office:value="13642.416896" calcext:value-type="float">
            <text:p>13642,42</text:p>
          </table:table-cell>
          <table:table-cell table:style-name="ce61" table:formula="of:=1000000*([.R216]-[.T216])" office:value-type="float" office:value="1218391.26585292" calcext:value-type="float">
            <text:p>1218391,27</text:p>
          </table:table-cell>
          <table:table-cell table:style-name="ce61" table:formula="of:=([.J216]-[.K216])*3600" office:value-type="float" office:value="-0.309827919249983" calcext:value-type="float">
            <text:p>-0,31</text:p>
          </table:table-cell>
          <table:table-cell table:style-name="ce61" table:formula="of:=1000*([.M216]-[.O216])" office:value-type="float" office:value="-0.303613912990386" calcext:value-type="float">
            <text:p>-0,30</text:p>
          </table:table-cell>
          <table:table-cell table:number-columns-repeated="1001"/>
        </table:table-row>
        <table:table-row table:style-name="ro1">
          <table:table-cell table:formula="of:=[.A216]+1" office:value-type="float" office:value="191" calcext:value-type="float">
            <text:p>191</text:p>
          </table:table-cell>
          <table:table-cell table:style-name="ce10" table:formula="of:=[.M217]*[.$B$20]" office:value-type="float" office:value="264660.73886126" calcext:value-type="float">
            <text:p>264660,74</text:p>
          </table:table-cell>
          <table:table-cell table:style-name="ce10" table:formula="of:=[.B217]-[.B216]" office:value-type="float" office:value="1269.10319795657" calcext:value-type="float">
            <text:p>1269,10</text:p>
          </table:table-cell>
          <table:table-cell table:style-name="ce34" table:formula="of:=(ROUND([.B217];0))+[.E217]" office:value-type="float" office:value="264661" calcext:value-type="float">
            <text:p>264661</text:p>
          </table:table-cell>
          <table:table-cell office:value-type="float" office:value="0" calcext:value-type="float">
            <text:p>0</text:p>
          </table:table-cell>
          <table:table-cell table:formula="of:=[.D217]-[.D216]" office:value-type="float" office:value="1269" calcext:value-type="float">
            <text:p>1269</text:p>
          </table:table-cell>
          <table:table-cell table:style-name="ce10" table:formula="of:=1000000*[.Q217]/[.C217]" office:value-type="float" office:value="56578.0696812369" calcext:value-type="float">
            <text:p>56578,07</text:p>
          </table:table-cell>
          <table:table-cell table:style-name="ce34" table:formula="of:=([.G217]-MOD([.G217];4))+4*[.I217]" office:value-type="float" office:value="56576" calcext:value-type="float">
            <text:p>565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7]" office:value-type="float" office:value="57.3" calcext:value-type="float">
            <text:p>57,30</text:p>
          </table:table-cell>
          <table:table-cell table:style-name="ce43" table:formula="of:=2*(DEGREES(ASIN(([.O217]*0.5)/[.$B$4])))" office:value-type="float" office:value="57.3000617739926" calcext:value-type="float">
            <text:p>57,3001</text:p>
          </table:table-cell>
          <table:table-cell table:style-name="ce43" table:formula="of:=[.K217]-[.K216]" office:value-type="float" office:value="0.2999757106817" calcext:value-type="float">
            <text:p>0,3000</text:p>
          </table:table-cell>
          <table:table-cell table:style-name="ce10" table:formula="of:=(SIN((RADIANS(([.J217])*0.5)))*[.$B$4]*2)" office:value-type="float" office:value="220.550615717717" calcext:value-type="float">
            <text:p>220,55</text:p>
          </table:table-cell>
          <table:table-cell table:style-name="ce10" table:formula="of:=(SIN((RADIANS(([.J217])*0.5)))*[.$B$4]*2)-[.M216]" office:value-type="float" office:value="1.05758599829719" calcext:value-type="float">
            <text:p>1,06</text:p>
          </table:table-cell>
          <table:table-cell table:style-name="ce13" table:formula="of:=[.D217]/[.$B$20]" office:value-type="float" office:value="220.550833333333" calcext:value-type="float">
            <text:p>220,55</text:p>
          </table:table-cell>
          <table:table-cell table:style-name="ce13" table:formula="of:=[.F217]/[.$B$20]" office:value-type="float" office:value="1.0575" calcext:value-type="float">
            <text:p>1,06</text:p>
          </table:table-cell>
          <table:table-cell table:style-name="ce10" table:formula="of:=([.$B$21]*([.J217]-[.J216]))/360" office:value-type="float" office:value="71.8034091666677" calcext:value-type="float">
            <text:p>71,80</text:p>
          </table:table-cell>
          <table:table-cell table:style-name="ce10" table:formula="of:=[.A217]*(([.$B$21]*([.K217]-[.K216]))/360)" office:value-type="float" office:value="13713.3407686023" calcext:value-type="float">
            <text:p>13713,34</text:p>
          </table:table-cell>
          <table:table-cell table:style-name="ce20" table:formula="of:=[.H217]*([.F217]/1000000)" office:value-type="float" office:value="71.794944" calcext:value-type="float">
            <text:p>71,79</text:p>
          </table:table-cell>
          <table:table-cell table:style-name="ce20" table:formula="of:=[.S217]+[.T216]" office:value-type="float" office:value="13714.21184" calcext:value-type="float">
            <text:p>13714,21</text:p>
          </table:table-cell>
          <table:table-cell table:style-name="ce61" table:formula="of:=1000000*([.R217]-[.T217])" office:value-type="float" office:value="-871071.397707055" calcext:value-type="float">
            <text:p>-871071,40</text:p>
          </table:table-cell>
          <table:table-cell table:style-name="ce61" table:formula="of:=([.J217]-[.K217])*3600" office:value-type="float" office:value="-0.222386373380345" calcext:value-type="float">
            <text:p>-0,22</text:p>
          </table:table-cell>
          <table:table-cell table:style-name="ce61" table:formula="of:=1000*([.M217]-[.O217])" office:value-type="float" office:value="-0.21761561600897" calcext:value-type="float">
            <text:p>-0,22</text:p>
          </table:table-cell>
          <table:table-cell table:number-columns-repeated="1001"/>
        </table:table-row>
        <table:table-row table:style-name="ro1">
          <table:table-cell table:formula="of:=[.A217]+1" office:value-type="float" office:value="192" calcext:value-type="float">
            <text:p>192</text:p>
          </table:table-cell>
          <table:table-cell table:style-name="ce10" table:formula="of:=[.M218]*[.$B$20]" office:value-type="float" office:value="265928.028104147" calcext:value-type="float">
            <text:p>265928,03</text:p>
          </table:table-cell>
          <table:table-cell table:style-name="ce10" table:formula="of:=[.B218]-[.B217]" office:value-type="float" office:value="1267.28924288641" calcext:value-type="float">
            <text:p>1267,29</text:p>
          </table:table-cell>
          <table:table-cell table:style-name="ce34" table:formula="of:=(ROUND([.B218];0))+[.E218]" office:value-type="float" office:value="265928" calcext:value-type="float">
            <text:p>265928</text:p>
          </table:table-cell>
          <table:table-cell office:value-type="float" office:value="0" calcext:value-type="float">
            <text:p>0</text:p>
          </table:table-cell>
          <table:table-cell table:formula="of:=[.D218]-[.D217]" office:value-type="float" office:value="1267" calcext:value-type="float">
            <text:p>1267</text:p>
          </table:table-cell>
          <table:table-cell table:style-name="ce10" table:formula="of:=1000000*[.Q218]/[.C218]" office:value-type="float" office:value="56659.0536215114" calcext:value-type="float">
            <text:p>56659,05</text:p>
          </table:table-cell>
          <table:table-cell table:style-name="ce34" table:formula="of:=([.G218]-MOD([.G218];4))+4*[.I218]" office:value-type="float" office:value="56656" calcext:value-type="float">
            <text:p>566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8]" office:value-type="float" office:value="57.6" calcext:value-type="float">
            <text:p>57,60</text:p>
          </table:table-cell>
          <table:table-cell table:style-name="ce43" table:formula="of:=2*(DEGREES(ASIN(([.O218]*0.5)/[.$B$4])))" office:value-type="float" office:value="57.5999933422447" calcext:value-type="float">
            <text:p>57,6000</text:p>
          </table:table-cell>
          <table:table-cell table:style-name="ce43" table:formula="of:=[.K218]-[.K217]" office:value-type="float" office:value="0.299931568252099" calcext:value-type="float">
            <text:p>0,2999</text:p>
          </table:table-cell>
          <table:table-cell table:style-name="ce10" table:formula="of:=(SIN((RADIANS(([.J218])*0.5)))*[.$B$4]*2)" office:value-type="float" office:value="221.606690086789" calcext:value-type="float">
            <text:p>221,61</text:p>
          </table:table-cell>
          <table:table-cell table:style-name="ce10" table:formula="of:=(SIN((RADIANS(([.J218])*0.5)))*[.$B$4]*2)-[.M217]" office:value-type="float" office:value="1.05607436907198" calcext:value-type="float">
            <text:p>1,06</text:p>
          </table:table-cell>
          <table:table-cell table:style-name="ce13" table:formula="of:=[.D218]/[.$B$20]" office:value-type="float" office:value="221.606666666667" calcext:value-type="float">
            <text:p>221,61</text:p>
          </table:table-cell>
          <table:table-cell table:style-name="ce13" table:formula="of:=[.F218]/[.$B$20]" office:value-type="float" office:value="1.05583333333333" calcext:value-type="float">
            <text:p>1,06</text:p>
          </table:table-cell>
          <table:table-cell table:style-name="ce10" table:formula="of:=([.$B$21]*([.J218]-[.J217]))/360" office:value-type="float" office:value="71.803409166666" calcext:value-type="float">
            <text:p>71,80</text:p>
          </table:table-cell>
          <table:table-cell table:style-name="ce10" table:formula="of:=[.A218]*(([.$B$21]*([.K218]-[.K217]))/360)" office:value-type="float" office:value="13783.1098350115" calcext:value-type="float">
            <text:p>13783,11</text:p>
          </table:table-cell>
          <table:table-cell table:style-name="ce20" table:formula="of:=[.H218]*([.F218]/1000000)" office:value-type="float" office:value="71.783152" calcext:value-type="float">
            <text:p>71,78</text:p>
          </table:table-cell>
          <table:table-cell table:style-name="ce20" table:formula="of:=[.S218]+[.T217]" office:value-type="float" office:value="13785.994992" calcext:value-type="float">
            <text:p>13785,99</text:p>
          </table:table-cell>
          <table:table-cell table:style-name="ce61" table:formula="of:=1000000*([.R218]-[.T218])" office:value-type="float" office:value="-2885156.98851552" calcext:value-type="float">
            <text:p>-2885156,99</text:p>
          </table:table-cell>
          <table:table-cell table:style-name="ce61" table:formula="of:=([.J218]-[.K218])*3600" office:value-type="float" office:value="0.023967919079837" calcext:value-type="float">
            <text:p>0,02</text:p>
          </table:table-cell>
          <table:table-cell table:style-name="ce61" table:formula="of:=1000*([.M218]-[.O218])" office:value-type="float" office:value="0.023420122005291" calcext:value-type="float">
            <text:p>0,02</text:p>
          </table:table-cell>
          <table:table-cell table:number-columns-repeated="1001"/>
        </table:table-row>
        <table:table-row table:style-name="ro1">
          <table:table-cell table:formula="of:=[.A218]+1" office:value-type="float" office:value="193" calcext:value-type="float">
            <text:p>193</text:p>
          </table:table-cell>
          <table:table-cell table:style-name="ce10" table:formula="of:=[.M219]*[.$B$20]" office:value-type="float" office:value="267193.494706104" calcext:value-type="float">
            <text:p>267193,49</text:p>
          </table:table-cell>
          <table:table-cell table:style-name="ce10" table:formula="of:=[.B219]-[.B218]" office:value-type="float" office:value="1265.46660195757" calcext:value-type="float">
            <text:p>1265,47</text:p>
          </table:table-cell>
          <table:table-cell table:style-name="ce34" table:formula="of:=(ROUND([.B219];0))+[.E219]" office:value-type="float" office:value="267193" calcext:value-type="float">
            <text:p>267193</text:p>
          </table:table-cell>
          <table:table-cell office:value-type="float" office:value="0" calcext:value-type="float">
            <text:p>0</text:p>
          </table:table-cell>
          <table:table-cell table:formula="of:=[.D219]-[.D218]" office:value-type="float" office:value="1265" calcext:value-type="float">
            <text:p>1265</text:p>
          </table:table-cell>
          <table:table-cell table:style-name="ce10" table:formula="of:=1000000*[.Q219]/[.C219]" office:value-type="float" office:value="56740.6591810423" calcext:value-type="float">
            <text:p>56740,66</text:p>
          </table:table-cell>
          <table:table-cell table:style-name="ce34" table:formula="of:=([.G219]-MOD([.G219];4))+4*[.I219]" office:value-type="float" office:value="56740" calcext:value-type="float">
            <text:p>567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19]" office:value-type="float" office:value="57.9" calcext:value-type="float">
            <text:p>57,90</text:p>
          </table:table-cell>
          <table:table-cell table:style-name="ce43" table:formula="of:=2*(DEGREES(ASIN(([.O219]*0.5)/[.$B$4])))" office:value-type="float" office:value="57.8998826368994" calcext:value-type="float">
            <text:p>57,8999</text:p>
          </table:table-cell>
          <table:table-cell table:style-name="ce43" table:formula="of:=[.K219]-[.K218]" office:value-type="float" office:value="0.299889294654697" calcext:value-type="float">
            <text:p>0,2999</text:p>
          </table:table-cell>
          <table:table-cell table:style-name="ce10" table:formula="of:=(SIN((RADIANS(([.J219])*0.5)))*[.$B$4]*2)" office:value-type="float" office:value="222.66124558842" calcext:value-type="float">
            <text:p>222,66</text:p>
          </table:table-cell>
          <table:table-cell table:style-name="ce10" table:formula="of:=(SIN((RADIANS(([.J219])*0.5)))*[.$B$4]*2)-[.M218]" office:value-type="float" office:value="1.05455550163131" calcext:value-type="float">
            <text:p>1,05</text:p>
          </table:table-cell>
          <table:table-cell table:style-name="ce13" table:formula="of:=[.D219]/[.$B$20]" office:value-type="float" office:value="222.660833333333" calcext:value-type="float">
            <text:p>222,66</text:p>
          </table:table-cell>
          <table:table-cell table:style-name="ce13" table:formula="of:=[.F219]/[.$B$20]" office:value-type="float" office:value="1.05416666666667" calcext:value-type="float">
            <text:p>1,05</text:p>
          </table:table-cell>
          <table:table-cell table:style-name="ce10" table:formula="of:=([.$B$21]*([.J219]-[.J218]))/360" office:value-type="float" office:value="71.803409166666" calcext:value-type="float">
            <text:p>71,80</text:p>
          </table:table-cell>
          <table:table-cell table:style-name="ce10" table:formula="of:=[.A219]*(([.$B$21]*([.K219]-[.K218]))/360)" office:value-type="float" office:value="13852.9440988577" calcext:value-type="float">
            <text:p>13852,94</text:p>
          </table:table-cell>
          <table:table-cell table:style-name="ce20" table:formula="of:=[.H219]*([.F219]/1000000)" office:value-type="float" office:value="71.7761" calcext:value-type="float">
            <text:p>71,78</text:p>
          </table:table-cell>
          <table:table-cell table:style-name="ce20" table:formula="of:=[.S219]+[.T218]" office:value-type="float" office:value="13857.771092" calcext:value-type="float">
            <text:p>13857,77</text:p>
          </table:table-cell>
          <table:table-cell table:style-name="ce61" table:formula="of:=1000000*([.R219]-[.T219])" office:value-type="float" office:value="-4826993.14233832" calcext:value-type="float">
            <text:p>-4826993,14</text:p>
          </table:table-cell>
          <table:table-cell table:style-name="ce61" table:formula="of:=([.J219]-[.K219])*3600" office:value-type="float" office:value="0.422507162159036" calcext:value-type="float">
            <text:p>0,42</text:p>
          </table:table-cell>
          <table:table-cell table:style-name="ce61" table:formula="of:=1000*([.M219]-[.O219])" office:value-type="float" office:value="0.412255087013591" calcext:value-type="float">
            <text:p>0,41</text:p>
          </table:table-cell>
          <table:table-cell table:number-columns-repeated="1001"/>
        </table:table-row>
        <table:table-row table:style-name="ro1">
          <table:table-cell table:formula="of:=[.A219]+1" office:value-type="float" office:value="194" calcext:value-type="float">
            <text:p>194</text:p>
          </table:table-cell>
          <table:table-cell table:style-name="ce10" table:formula="of:=[.M220]*[.$B$20]" office:value-type="float" office:value="268457.129993767" calcext:value-type="float">
            <text:p>268457,13</text:p>
          </table:table-cell>
          <table:table-cell table:style-name="ce10" table:formula="of:=[.B220]-[.B219]" office:value-type="float" office:value="1263.63528766233" calcext:value-type="float">
            <text:p>1263,64</text:p>
          </table:table-cell>
          <table:table-cell table:style-name="ce34" table:formula="of:=(ROUND([.B220];0))+[.E220]" office:value-type="float" office:value="268457" calcext:value-type="float">
            <text:p>268457</text:p>
          </table:table-cell>
          <table:table-cell office:value-type="float" office:value="0" calcext:value-type="float">
            <text:p>0</text:p>
          </table:table-cell>
          <table:table-cell table:formula="of:=[.D220]-[.D219]" office:value-type="float" office:value="1264" calcext:value-type="float">
            <text:p>1264</text:p>
          </table:table-cell>
          <table:table-cell table:style-name="ce10" table:formula="of:=1000000*[.Q220]/[.C220]" office:value-type="float" office:value="56822.8901707082" calcext:value-type="float">
            <text:p>56822,89</text:p>
          </table:table-cell>
          <table:table-cell table:style-name="ce34" table:formula="of:=([.G220]-MOD([.G220];4))+4*[.I220]" office:value-type="float" office:value="56820" calcext:value-type="float">
            <text:p>568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0]" office:value-type="float" office:value="58.2" calcext:value-type="float">
            <text:p>58,20</text:p>
          </table:table-cell>
          <table:table-cell table:style-name="ce43" table:formula="of:=2*(DEGREES(ASIN(([.O220]*0.5)/[.$B$4])))" office:value-type="float" office:value="58.1999691156965" calcext:value-type="float">
            <text:p>58,2000</text:p>
          </table:table-cell>
          <table:table-cell table:style-name="ce43" table:formula="of:=[.K220]-[.K219]" office:value-type="float" office:value="0.300086478797098" calcext:value-type="float">
            <text:p>0,3001</text:p>
          </table:table-cell>
          <table:table-cell table:style-name="ce10" table:formula="of:=(SIN((RADIANS(([.J220])*0.5)))*[.$B$4]*2)" office:value-type="float" office:value="223.714274994806" calcext:value-type="float">
            <text:p>223,71</text:p>
          </table:table-cell>
          <table:table-cell table:style-name="ce10" table:formula="of:=(SIN((RADIANS(([.J220])*0.5)))*[.$B$4]*2)-[.M219]" office:value-type="float" office:value="1.05302940638526" calcext:value-type="float">
            <text:p>1,05</text:p>
          </table:table-cell>
          <table:table-cell table:style-name="ce13" table:formula="of:=[.D220]/[.$B$20]" office:value-type="float" office:value="223.714166666667" calcext:value-type="float">
            <text:p>223,71</text:p>
          </table:table-cell>
          <table:table-cell table:style-name="ce13" table:formula="of:=[.F220]/[.$B$20]" office:value-type="float" office:value="1.05333333333333" calcext:value-type="float">
            <text:p>1,05</text:p>
          </table:table-cell>
          <table:table-cell table:style-name="ce10" table:formula="of:=([.$B$21]*([.J220]-[.J219]))/360" office:value-type="float" office:value="71.8034091666677" calcext:value-type="float">
            <text:p>71,80</text:p>
          </table:table-cell>
          <table:table-cell table:style-name="ce10" table:formula="of:=[.A220]*(([.$B$21]*([.K220]-[.K219]))/360)" office:value-type="float" office:value="13933.8768371858" calcext:value-type="float">
            <text:p>13933,88</text:p>
          </table:table-cell>
          <table:table-cell table:style-name="ce20" table:formula="of:=[.H220]*([.F220]/1000000)" office:value-type="float" office:value="71.82048" calcext:value-type="float">
            <text:p>71,82</text:p>
          </table:table-cell>
          <table:table-cell table:style-name="ce20" table:formula="of:=[.S220]+[.T219]" office:value-type="float" office:value="13929.591572" calcext:value-type="float">
            <text:p>13929,59</text:p>
          </table:table-cell>
          <table:table-cell table:style-name="ce61" table:formula="of:=1000000*([.R220]-[.T220])" office:value-type="float" office:value="4285265.1858102" calcext:value-type="float">
            <text:p>4285265,19</text:p>
          </table:table-cell>
          <table:table-cell table:style-name="ce61" table:formula="of:=([.J220]-[.K220])*3600" office:value-type="float" office:value="0.111183492620626" calcext:value-type="float">
            <text:p>0,11</text:p>
          </table:table-cell>
          <table:table-cell table:style-name="ce61" table:formula="of:=1000*([.M220]-[.O220])" office:value-type="float" office:value="0.10832813899242" calcext:value-type="float">
            <text:p>0,11</text:p>
          </table:table-cell>
          <table:table-cell table:number-columns-repeated="1001"/>
        </table:table-row>
        <table:table-row table:style-name="ro1">
          <table:table-cell table:formula="of:=[.A220]+1" office:value-type="float" office:value="195" calcext:value-type="float">
            <text:p>195</text:p>
          </table:table-cell>
          <table:table-cell table:style-name="ce10" table:formula="of:=[.M221]*[.$B$20]" office:value-type="float" office:value="269718.925306319" calcext:value-type="float">
            <text:p>269718,93</text:p>
          </table:table-cell>
          <table:table-cell table:style-name="ce10" table:formula="of:=[.B221]-[.B220]" office:value-type="float" office:value="1261.79531255236" calcext:value-type="float">
            <text:p>1261,80</text:p>
          </table:table-cell>
          <table:table-cell table:style-name="ce34" table:formula="of:=(ROUND([.B221];0))+[.E221]" office:value-type="float" office:value="269719" calcext:value-type="float">
            <text:p>269719</text:p>
          </table:table-cell>
          <table:table-cell office:value-type="float" office:value="0" calcext:value-type="float">
            <text:p>0</text:p>
          </table:table-cell>
          <table:table-cell table:formula="of:=[.D221]-[.D220]" office:value-type="float" office:value="1262" calcext:value-type="float">
            <text:p>1262</text:p>
          </table:table-cell>
          <table:table-cell table:style-name="ce10" table:formula="of:=1000000*[.Q221]/[.C221]" office:value-type="float" office:value="56905.7504433281" calcext:value-type="float">
            <text:p>56905,75</text:p>
          </table:table-cell>
          <table:table-cell table:style-name="ce34" table:formula="of:=([.G221]-MOD([.G221];4))+4*[.I221]" office:value-type="float" office:value="56904" calcext:value-type="float">
            <text:p>569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1]" office:value-type="float" office:value="58.5" calcext:value-type="float">
            <text:p>58,50</text:p>
          </table:table-cell>
          <table:table-cell table:style-name="ce43" table:formula="of:=2*(DEGREES(ASIN(([.O221]*0.5)/[.$B$4])))" office:value-type="float" office:value="58.500017771905" calcext:value-type="float">
            <text:p>58,5000</text:p>
          </table:table-cell>
          <table:table-cell table:style-name="ce43" table:formula="of:=[.K221]-[.K220]" office:value-type="float" office:value="0.300048656208503" calcext:value-type="float">
            <text:p>0,3000</text:p>
          </table:table-cell>
          <table:table-cell table:style-name="ce10" table:formula="of:=(SIN((RADIANS(([.J221])*0.5)))*[.$B$4]*2)" office:value-type="float" office:value="224.765771088599" calcext:value-type="float">
            <text:p>224,77</text:p>
          </table:table-cell>
          <table:table-cell table:style-name="ce10" table:formula="of:=(SIN((RADIANS(([.J221])*0.5)))*[.$B$4]*2)-[.M220]" office:value-type="float" office:value="1.05149609379367" calcext:value-type="float">
            <text:p>1,05</text:p>
          </table:table-cell>
          <table:table-cell table:style-name="ce13" table:formula="of:=[.D221]/[.$B$20]" office:value-type="float" office:value="224.765833333333" calcext:value-type="float">
            <text:p>224,77</text:p>
          </table:table-cell>
          <table:table-cell table:style-name="ce13" table:formula="of:=[.F221]/[.$B$20]" office:value-type="float" office:value="1.05166666666667" calcext:value-type="float">
            <text:p>1,05</text:p>
          </table:table-cell>
          <table:table-cell table:style-name="ce10" table:formula="of:=([.$B$21]*([.J221]-[.J220]))/360" office:value-type="float" office:value="71.803409166666" calcext:value-type="float">
            <text:p>71,80</text:p>
          </table:table-cell>
          <table:table-cell table:style-name="ce10" table:formula="of:=[.A221]*(([.$B$21]*([.K221]-[.K220]))/360)" office:value-type="float" office:value="14003.935680571" calcext:value-type="float">
            <text:p>14003,94</text:p>
          </table:table-cell>
          <table:table-cell table:style-name="ce20" table:formula="of:=[.H221]*([.F221]/1000000)" office:value-type="float" office:value="71.812848" calcext:value-type="float">
            <text:p>71,81</text:p>
          </table:table-cell>
          <table:table-cell table:style-name="ce20" table:formula="of:=[.S221]+[.T220]" office:value-type="float" office:value="14001.40442" calcext:value-type="float">
            <text:p>14001,40</text:p>
          </table:table-cell>
          <table:table-cell table:style-name="ce61" table:formula="of:=1000000*([.R221]-[.T221])" office:value-type="float" office:value="2531260.57096051" calcext:value-type="float">
            <text:p>2531260,57</text:p>
          </table:table-cell>
          <table:table-cell table:style-name="ce61" table:formula="of:=([.J221]-[.K221])*3600" office:value-type="float" office:value="-0.0639788580002687" calcext:value-type="float">
            <text:p>-0,06</text:p>
          </table:table-cell>
          <table:table-cell table:style-name="ce61" table:formula="of:=1000*([.M221]-[.O221])" office:value-type="float" office:value="-0.0622447340106191" calcext:value-type="float">
            <text:p>-0,06</text:p>
          </table:table-cell>
          <table:table-cell table:number-columns-repeated="1001"/>
        </table:table-row>
        <table:table-row table:style-name="ro1">
          <table:table-cell table:formula="of:=[.A221]+1" office:value-type="float" office:value="196" calcext:value-type="float">
            <text:p>196</text:p>
          </table:table-cell>
          <table:table-cell table:style-name="ce10" table:formula="of:=[.M222]*[.$B$20]" office:value-type="float" office:value="270978.871995558" calcext:value-type="float">
            <text:p>270978,87</text:p>
          </table:table-cell>
          <table:table-cell table:style-name="ce10" table:formula="of:=[.B222]-[.B221]" office:value-type="float" office:value="1259.9466892386" calcext:value-type="float">
            <text:p>1259,95</text:p>
          </table:table-cell>
          <table:table-cell table:style-name="ce34" table:formula="of:=(ROUND([.B222];0))+[.E222]" office:value-type="float" office:value="270979" calcext:value-type="float">
            <text:p>270979</text:p>
          </table:table-cell>
          <table:table-cell office:value-type="float" office:value="0" calcext:value-type="float">
            <text:p>0</text:p>
          </table:table-cell>
          <table:table-cell table:formula="of:=[.D222]-[.D221]" office:value-type="float" office:value="1260" calcext:value-type="float">
            <text:p>1260</text:p>
          </table:table-cell>
          <table:table-cell table:style-name="ce10" table:formula="of:=1000000*[.Q222]/[.C222]" office:value-type="float" office:value="56989.2438941678" calcext:value-type="float">
            <text:p>56989,24</text:p>
          </table:table-cell>
          <table:table-cell table:style-name="ce34" table:formula="of:=([.G222]-MOD([.G222];4))+4*[.I222]" office:value-type="float" office:value="56988" calcext:value-type="float">
            <text:p>569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2]" office:value-type="float" office:value="58.8" calcext:value-type="float">
            <text:p>58,80</text:p>
          </table:table-cell>
          <table:table-cell table:style-name="ce43" table:formula="of:=2*(DEGREES(ASIN(([.O222]*0.5)/[.$B$4])))" office:value-type="float" office:value="58.8000305009856" calcext:value-type="float">
            <text:p>58,8000</text:p>
          </table:table-cell>
          <table:table-cell table:style-name="ce43" table:formula="of:=[.K222]-[.K221]" office:value-type="float" office:value="0.300012729080599" calcext:value-type="float">
            <text:p>0,3000</text:p>
          </table:table-cell>
          <table:table-cell table:style-name="ce10" table:formula="of:=(SIN((RADIANS(([.J222])*0.5)))*[.$B$4]*2)" office:value-type="float" office:value="225.815726662965" calcext:value-type="float">
            <text:p>225,82</text:p>
          </table:table-cell>
          <table:table-cell table:style-name="ce10" table:formula="of:=(SIN((RADIANS(([.J222])*0.5)))*[.$B$4]*2)-[.M221]" office:value-type="float" office:value="1.0499555743655" calcext:value-type="float">
            <text:p>1,05</text:p>
          </table:table-cell>
          <table:table-cell table:style-name="ce13" table:formula="of:=[.D222]/[.$B$20]" office:value-type="float" office:value="225.815833333333" calcext:value-type="float">
            <text:p>225,82</text:p>
          </table:table-cell>
          <table:table-cell table:style-name="ce13" table:formula="of:=[.F222]/[.$B$20]" office:value-type="float" office:value="1.05" calcext:value-type="float">
            <text:p>1,05</text:p>
          </table:table-cell>
          <table:table-cell table:style-name="ce10" table:formula="of:=([.$B$21]*([.J222]-[.J221]))/360" office:value-type="float" office:value="71.8034091666677" calcext:value-type="float">
            <text:p>71,80</text:p>
          </table:table-cell>
          <table:table-cell table:style-name="ce10" table:formula="of:=[.A222]*(([.$B$21]*([.K222]-[.K221]))/360)" office:value-type="float" office:value="14074.0653377033" calcext:value-type="float">
            <text:p>14074,07</text:p>
          </table:table-cell>
          <table:table-cell table:style-name="ce20" table:formula="of:=[.H222]*([.F222]/1000000)" office:value-type="float" office:value="71.80488" calcext:value-type="float">
            <text:p>71,80</text:p>
          </table:table-cell>
          <table:table-cell table:style-name="ce20" table:formula="of:=[.S222]+[.T221]" office:value-type="float" office:value="14073.2093" calcext:value-type="float">
            <text:p>14073,21</text:p>
          </table:table-cell>
          <table:table-cell table:style-name="ce61" table:formula="of:=1000000*([.R222]-[.T222])" office:value-type="float" office:value="856037.70328089" calcext:value-type="float">
            <text:p>856037,70</text:p>
          </table:table-cell>
          <table:table-cell table:style-name="ce61" table:formula="of:=([.J222]-[.K222])*3600" office:value-type="float" office:value="-0.10980354816752" calcext:value-type="float">
            <text:p>-0,11</text:p>
          </table:table-cell>
          <table:table-cell table:style-name="ce61" table:formula="of:=1000*([.M222]-[.O222])" office:value-type="float" office:value="-0.106670367983952" calcext:value-type="float">
            <text:p>-0,11</text:p>
          </table:table-cell>
          <table:table-cell table:number-columns-repeated="1001"/>
        </table:table-row>
        <table:table-row table:style-name="ro1">
          <table:table-cell table:formula="of:=[.A222]+1" office:value-type="float" office:value="197" calcext:value-type="float">
            <text:p>197</text:p>
          </table:table-cell>
          <table:table-cell table:style-name="ce10" table:formula="of:=[.M223]*[.$B$20]" office:value-type="float" office:value="272236.961425949" calcext:value-type="float">
            <text:p>272236,96</text:p>
          </table:table-cell>
          <table:table-cell table:style-name="ce10" table:formula="of:=[.B223]-[.B222]" office:value-type="float" office:value="1258.08943039132" calcext:value-type="float">
            <text:p>1258,09</text:p>
          </table:table-cell>
          <table:table-cell table:style-name="ce34" table:formula="of:=(ROUND([.B223];0))+[.E223]" office:value-type="float" office:value="272237" calcext:value-type="float">
            <text:p>272237</text:p>
          </table:table-cell>
          <table:table-cell office:value-type="float" office:value="0" calcext:value-type="float">
            <text:p>0</text:p>
          </table:table-cell>
          <table:table-cell table:formula="of:=[.D223]-[.D222]" office:value-type="float" office:value="1258" calcext:value-type="float">
            <text:p>1258</text:p>
          </table:table-cell>
          <table:table-cell table:style-name="ce10" table:formula="of:=1000000*[.Q223]/[.C223]" office:value-type="float" office:value="57073.37446141" calcext:value-type="float">
            <text:p>57073,37</text:p>
          </table:table-cell>
          <table:table-cell table:style-name="ce34" table:formula="of:=([.G223]-MOD([.G223];4))+4*[.I223]" office:value-type="float" office:value="57072" calcext:value-type="float">
            <text:p>570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3]" office:value-type="float" office:value="59.1" calcext:value-type="float">
            <text:p>59,10</text:p>
          </table:table-cell>
          <table:table-cell table:style-name="ce43" table:formula="of:=2*(DEGREES(ASIN(([.O223]*0.5)/[.$B$4])))" office:value-type="float" office:value="59.1000092050611" calcext:value-type="float">
            <text:p>59,1000</text:p>
          </table:table-cell>
          <table:table-cell table:style-name="ce43" table:formula="of:=[.K223]-[.K222]" office:value-type="float" office:value="0.2999787040755" calcext:value-type="float">
            <text:p>0,3000</text:p>
          </table:table-cell>
          <table:table-cell table:style-name="ce10" table:formula="of:=(SIN((RADIANS(([.J223])*0.5)))*[.$B$4]*2)" office:value-type="float" office:value="226.864134521624" calcext:value-type="float">
            <text:p>226,86</text:p>
          </table:table-cell>
          <table:table-cell table:style-name="ce10" table:formula="of:=(SIN((RADIANS(([.J223])*0.5)))*[.$B$4]*2)-[.M222]" office:value-type="float" office:value="1.04840785865943" calcext:value-type="float">
            <text:p>1,05</text:p>
          </table:table-cell>
          <table:table-cell table:style-name="ce13" table:formula="of:=[.D223]/[.$B$20]" office:value-type="float" office:value="226.864166666667" calcext:value-type="float">
            <text:p>226,86</text:p>
          </table:table-cell>
          <table:table-cell table:style-name="ce13" table:formula="of:=[.F223]/[.$B$20]" office:value-type="float" office:value="1.04833333333333" calcext:value-type="float">
            <text:p>1,05</text:p>
          </table:table-cell>
          <table:table-cell table:style-name="ce10" table:formula="of:=([.$B$21]*([.J223]-[.J222]))/360" office:value-type="float" office:value="71.803409166666" calcext:value-type="float">
            <text:p>71,80</text:p>
          </table:table-cell>
          <table:table-cell table:style-name="ce10" table:formula="of:=[.A223]*(([.$B$21]*([.K223]-[.K222]))/360)" office:value-type="float" office:value="14144.2674837128" calcext:value-type="float">
            <text:p>14144,27</text:p>
          </table:table-cell>
          <table:table-cell table:style-name="ce20" table:formula="of:=[.H223]*([.F223]/1000000)" office:value-type="float" office:value="71.796576" calcext:value-type="float">
            <text:p>71,80</text:p>
          </table:table-cell>
          <table:table-cell table:style-name="ce20" table:formula="of:=[.S223]+[.T222]" office:value-type="float" office:value="14145.005876" calcext:value-type="float">
            <text:p>14145,01</text:p>
          </table:table-cell>
          <table:table-cell table:style-name="ce61" table:formula="of:=1000000*([.R223]-[.T223])" office:value-type="float" office:value="-738392.287192255" calcext:value-type="float">
            <text:p>-738392,29</text:p>
          </table:table-cell>
          <table:table-cell table:style-name="ce61" table:formula="of:=([.J223]-[.K223])*3600" office:value-type="float" office:value="-0.0331382199505015" calcext:value-type="float">
            <text:p>-0,03</text:p>
          </table:table-cell>
          <table:table-cell table:style-name="ce61" table:formula="of:=1000*([.M223]-[.O223])" office:value-type="float" office:value="-0.0321450429794368" calcext:value-type="float">
            <text:p>-0,03</text:p>
          </table:table-cell>
          <table:table-cell table:number-columns-repeated="1001"/>
        </table:table-row>
        <table:table-row table:style-name="ro1">
          <table:table-cell table:formula="of:=[.A223]+1" office:value-type="float" office:value="198" calcext:value-type="float">
            <text:p>198</text:p>
          </table:table-cell>
          <table:table-cell table:style-name="ce10" table:formula="of:=[.M224]*[.$B$20]" office:value-type="float" office:value="273493.184974689" calcext:value-type="float">
            <text:p>273493,18</text:p>
          </table:table-cell>
          <table:table-cell table:style-name="ce10" table:formula="of:=[.B224]-[.B223]" office:value-type="float" office:value="1256.22354873992" calcext:value-type="float">
            <text:p>1256,22</text:p>
          </table:table-cell>
          <table:table-cell table:style-name="ce34" table:formula="of:=(ROUND([.B224];0))+[.E224]" office:value-type="float" office:value="273493" calcext:value-type="float">
            <text:p>273493</text:p>
          </table:table-cell>
          <table:table-cell office:value-type="float" office:value="0" calcext:value-type="float">
            <text:p>0</text:p>
          </table:table-cell>
          <table:table-cell table:formula="of:=[.D224]-[.D223]" office:value-type="float" office:value="1256" calcext:value-type="float">
            <text:p>1256</text:p>
          </table:table-cell>
          <table:table-cell table:style-name="ce10" table:formula="of:=1000000*[.Q224]/[.C224]" office:value-type="float" office:value="57158.1461266906" calcext:value-type="float">
            <text:p>57158,15</text:p>
          </table:table-cell>
          <table:table-cell table:style-name="ce34" table:formula="of:=([.G224]-MOD([.G224];4))+4*[.I224]" office:value-type="float" office:value="57156" calcext:value-type="float">
            <text:p>571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4]" office:value-type="float" office:value="59.4" calcext:value-type="float">
            <text:p>59,40</text:p>
          </table:table-cell>
          <table:table-cell table:style-name="ce43" table:formula="of:=2*(DEGREES(ASIN(([.O224]*0.5)/[.$B$4])))" office:value-type="float" office:value="59.3999557930832" calcext:value-type="float">
            <text:p>59,4000</text:p>
          </table:table-cell>
          <table:table-cell table:style-name="ce43" table:formula="of:=[.K224]-[.K223]" office:value-type="float" office:value="0.299946588022102" calcext:value-type="float">
            <text:p>0,2999</text:p>
          </table:table-cell>
          <table:table-cell table:style-name="ce10" table:formula="of:=(SIN((RADIANS(([.J224])*0.5)))*[.$B$4]*2)" office:value-type="float" office:value="227.910987478907" calcext:value-type="float">
            <text:p>227,91</text:p>
          </table:table-cell>
          <table:table-cell table:style-name="ce10" table:formula="of:=(SIN((RADIANS(([.J224])*0.5)))*[.$B$4]*2)-[.M223]" office:value-type="float" office:value="1.04685295728325" calcext:value-type="float">
            <text:p>1,05</text:p>
          </table:table-cell>
          <table:table-cell table:style-name="ce13" table:formula="of:=[.D224]/[.$B$20]" office:value-type="float" office:value="227.910833333333" calcext:value-type="float">
            <text:p>227,91</text:p>
          </table:table-cell>
          <table:table-cell table:style-name="ce13" table:formula="of:=[.F224]/[.$B$20]" office:value-type="float" office:value="1.04666666666667" calcext:value-type="float">
            <text:p>1,05</text:p>
          </table:table-cell>
          <table:table-cell table:style-name="ce10" table:formula="of:=([.$B$21]*([.J224]-[.J223]))/360" office:value-type="float" office:value="71.803409166666" calcext:value-type="float">
            <text:p>71,80</text:p>
          </table:table-cell>
          <table:table-cell table:style-name="ce10" table:formula="of:=[.A224]*(([.$B$21]*([.K224]-[.K223]))/360)" office:value-type="float" office:value="14214.5438080118" calcext:value-type="float">
            <text:p>14214,54</text:p>
          </table:table-cell>
          <table:table-cell table:style-name="ce20" table:formula="of:=[.H224]*([.F224]/1000000)" office:value-type="float" office:value="71.787936" calcext:value-type="float">
            <text:p>71,79</text:p>
          </table:table-cell>
          <table:table-cell table:style-name="ce20" table:formula="of:=[.S224]+[.T223]" office:value-type="float" office:value="14216.793812" calcext:value-type="float">
            <text:p>14216,79</text:p>
          </table:table-cell>
          <table:table-cell table:style-name="ce61" table:formula="of:=1000000*([.R224]-[.T224])" office:value-type="float" office:value="-2250003.98823613" calcext:value-type="float">
            <text:p>-2250003,99</text:p>
          </table:table-cell>
          <table:table-cell table:style-name="ce61" table:formula="of:=([.J224]-[.K224])*3600" office:value-type="float" office:value="0.159144900470665" calcext:value-type="float">
            <text:p>0,16</text:p>
          </table:table-cell>
          <table:table-cell table:style-name="ce61" table:formula="of:=1000*([.M224]-[.O224])" office:value-type="float" office:value="0.154145574015274" calcext:value-type="float">
            <text:p>0,15</text:p>
          </table:table-cell>
          <table:table-cell table:number-columns-repeated="1001"/>
        </table:table-row>
        <table:table-row table:style-name="ro1">
          <table:table-cell table:formula="of:=[.A224]+1" office:value-type="float" office:value="199" calcext:value-type="float">
            <text:p>199</text:p>
          </table:table-cell>
          <table:table-cell table:style-name="ce10" table:formula="of:=[.M225]*[.$B$20]" office:value-type="float" office:value="274747.534031762" calcext:value-type="float">
            <text:p>274747,53</text:p>
          </table:table-cell>
          <table:table-cell table:style-name="ce10" table:formula="of:=[.B225]-[.B224]" office:value-type="float" office:value="1254.34905707301" calcext:value-type="float">
            <text:p>1254,35</text:p>
          </table:table-cell>
          <table:table-cell table:style-name="ce34" table:formula="of:=(ROUND([.B225];0))+[.E225]" office:value-type="float" office:value="274748" calcext:value-type="float">
            <text:p>274748</text:p>
          </table:table-cell>
          <table:table-cell office:value-type="float" office:value="0" calcext:value-type="float">
            <text:p>0</text:p>
          </table:table-cell>
          <table:table-cell table:formula="of:=[.D225]-[.D224]" office:value-type="float" office:value="1255" calcext:value-type="float">
            <text:p>1255</text:p>
          </table:table-cell>
          <table:table-cell table:style-name="ce10" table:formula="of:=1000000*[.Q225]/[.C225]" office:value-type="float" office:value="57243.5629155884" calcext:value-type="float">
            <text:p>57243,56</text:p>
          </table:table-cell>
          <table:table-cell table:style-name="ce34" table:formula="of:=([.G225]-MOD([.G225];4))+4*[.I225]" office:value-type="float" office:value="57240" calcext:value-type="float">
            <text:p>572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5]" office:value-type="float" office:value="59.7" calcext:value-type="float">
            <text:p>59,70</text:p>
          </table:table-cell>
          <table:table-cell table:style-name="ce43" table:formula="of:=2*(DEGREES(ASIN(([.O225]*0.5)/[.$B$4])))" office:value-type="float" office:value="59.7001115282535" calcext:value-type="float">
            <text:p>59,7001</text:p>
          </table:table-cell>
          <table:table-cell table:style-name="ce43" table:formula="of:=[.K225]-[.K224]" office:value-type="float" office:value="0.3001557351703" calcext:value-type="float">
            <text:p>0,3002</text:p>
          </table:table-cell>
          <table:table-cell table:style-name="ce10" table:formula="of:=(SIN((RADIANS(([.J225])*0.5)))*[.$B$4]*2)" office:value-type="float" office:value="228.956278359802" calcext:value-type="float">
            <text:p>228,96</text:p>
          </table:table-cell>
          <table:table-cell table:style-name="ce10" table:formula="of:=(SIN((RADIANS(([.J225])*0.5)))*[.$B$4]*2)-[.M224]" office:value-type="float" office:value="1.04529088089419" calcext:value-type="float">
            <text:p>1,05</text:p>
          </table:table-cell>
          <table:table-cell table:style-name="ce13" table:formula="of:=[.D225]/[.$B$20]" office:value-type="float" office:value="228.956666666667" calcext:value-type="float">
            <text:p>228,96</text:p>
          </table:table-cell>
          <table:table-cell table:style-name="ce13" table:formula="of:=[.F225]/[.$B$20]" office:value-type="float" office:value="1.04583333333333" calcext:value-type="float">
            <text:p>1,05</text:p>
          </table:table-cell>
          <table:table-cell table:style-name="ce10" table:formula="of:=([.$B$21]*([.J225]-[.J224]))/360" office:value-type="float" office:value="71.8034091666677" calcext:value-type="float">
            <text:p>71,80</text:p>
          </table:table-cell>
          <table:table-cell table:style-name="ce10" table:formula="of:=[.A225]*(([.$B$21]*([.K225]-[.K224]))/360)" office:value-type="float" office:value="14296.2960272159" calcext:value-type="float">
            <text:p>14296,30</text:p>
          </table:table-cell>
          <table:table-cell table:style-name="ce20" table:formula="of:=[.H225]*([.F225]/1000000)" office:value-type="float" office:value="71.8362" calcext:value-type="float">
            <text:p>71,84</text:p>
          </table:table-cell>
          <table:table-cell table:style-name="ce20" table:formula="of:=[.S225]+[.T224]" office:value-type="float" office:value="14288.630012" calcext:value-type="float">
            <text:p>14288,63</text:p>
          </table:table-cell>
          <table:table-cell table:style-name="ce61" table:formula="of:=1000000*([.R225]-[.T225])" office:value-type="float" office:value="7666015.21594021" calcext:value-type="float">
            <text:p>7666015,22</text:p>
          </table:table-cell>
          <table:table-cell table:style-name="ce61" table:formula="of:=([.J225]-[.K225])*3600" office:value-type="float" office:value="-0.401501712593699" calcext:value-type="float">
            <text:p>-0,40</text:p>
          </table:table-cell>
          <table:table-cell table:style-name="ce61" table:formula="of:=1000*([.M225]-[.O225])" office:value-type="float" office:value="-0.388306864977039" calcext:value-type="float">
            <text:p>-0,39</text:p>
          </table:table-cell>
          <table:table-cell table:number-columns-repeated="1001"/>
        </table:table-row>
        <table:table-row table:style-name="ro1">
          <table:table-cell table:formula="of:=[.A225]+1" office:value-type="float" office:value="200" calcext:value-type="float">
            <text:p>200</text:p>
          </table:table-cell>
          <table:table-cell table:style-name="ce10" table:formula="of:=[.M226]*[.$B$20]" office:value-type="float" office:value="276000" calcext:value-type="float">
            <text:p>276000,00</text:p>
          </table:table-cell>
          <table:table-cell table:style-name="ce10" table:formula="of:=[.B226]-[.B225]" office:value-type="float" office:value="1252.46596823802" calcext:value-type="float">
            <text:p>1252,47</text:p>
          </table:table-cell>
          <table:table-cell table:style-name="ce34" table:formula="of:=(ROUND([.B226];0))+[.E226]" office:value-type="float" office:value="276000" calcext:value-type="float">
            <text:p>276000</text:p>
          </table:table-cell>
          <table:table-cell office:value-type="float" office:value="0" calcext:value-type="float">
            <text:p>0</text:p>
          </table:table-cell>
          <table:table-cell table:formula="of:=[.D226]-[.D225]" office:value-type="float" office:value="1252" calcext:value-type="float">
            <text:p>1252</text:p>
          </table:table-cell>
          <table:table-cell table:style-name="ce10" table:formula="of:=1000000*[.Q226]/[.C226]" office:value-type="float" office:value="57329.6288981647" calcext:value-type="float">
            <text:p>57329,63</text:p>
          </table:table-cell>
          <table:table-cell table:style-name="ce34" table:formula="of:=([.G226]-MOD([.G226];4))+4*[.I226]" office:value-type="float" office:value="57328" calcext:value-type="float">
            <text:p>5732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6]" office:value-type="float" office:value="60" calcext:value-type="float">
            <text:p>60,00</text:p>
          </table:table-cell>
          <table:table-cell table:style-name="ce43" table:formula="of:=2*(DEGREES(ASIN(([.O226]*0.5)/[.$B$4])))" office:value-type="float" office:value="60" calcext:value-type="float">
            <text:p>60,0000</text:p>
          </table:table-cell>
          <table:table-cell table:style-name="ce43" table:formula="of:=[.K226]-[.K225]" office:value-type="float" office:value="0.299888471746499" calcext:value-type="float">
            <text:p>0,2999</text:p>
          </table:table-cell>
          <table:table-cell table:style-name="ce10" table:formula="of:=(SIN((RADIANS(([.J226])*0.5)))*[.$B$4]*2)" office:value-type="float" office:value="230" calcext:value-type="float">
            <text:p>230,00</text:p>
          </table:table-cell>
          <table:table-cell table:style-name="ce10" table:formula="of:=(SIN((RADIANS(([.J226])*0.5)))*[.$B$4]*2)-[.M225]" office:value-type="float" office:value="1.04372164019833" calcext:value-type="float">
            <text:p>1,04</text:p>
          </table:table-cell>
          <table:table-cell table:style-name="ce13" table:formula="of:=[.D226]/[.$B$20]" office:value-type="float" office:value="230" calcext:value-type="float">
            <text:p>230,00</text:p>
          </table:table-cell>
          <table:table-cell table:style-name="ce13" table:formula="of:=[.F226]/[.$B$20]" office:value-type="float" office:value="1.04333333333333" calcext:value-type="float">
            <text:p>1,04</text:p>
          </table:table-cell>
          <table:table-cell table:style-name="ce10" table:formula="of:=([.$B$21]*([.J226]-[.J225]))/360" office:value-type="float" office:value="71.803409166666" calcext:value-type="float">
            <text:p>71,80</text:p>
          </table:table-cell>
          <table:table-cell table:style-name="ce10" table:formula="of:=[.A226]*(([.$B$21]*([.K226]-[.K225]))/360)" office:value-type="float" office:value="14355.3430941201" calcext:value-type="float">
            <text:p>14355,34</text:p>
          </table:table-cell>
          <table:table-cell table:style-name="ce20" table:formula="of:=[.H226]*([.F226]/1000000)" office:value-type="float" office:value="71.774656" calcext:value-type="float">
            <text:p>71,77</text:p>
          </table:table-cell>
          <table:table-cell table:style-name="ce20" table:formula="of:=[.S226]+[.T225]" office:value-type="float" office:value="14360.404668" calcext:value-type="float">
            <text:p>14360,40</text:p>
          </table:table-cell>
          <table:table-cell table:style-name="ce61" table:formula="of:=1000000*([.R226]-[.T226])" office:value-type="float" office:value="-5061573.87985877" calcext:value-type="float">
            <text:p>-5061573,88</text:p>
          </table:table-cell>
          <table:table-cell table:style-name="ce61" table:formula="of:=([.J226]-[.K226])*3600" office:value-type="float" office:value="0" calcext:value-type="float">
            <text:p>0,00</text:p>
          </table:table-cell>
          <table:table-cell table:style-name="ce61" table:formula="of:=1000*([.M226]-[.O226])" office:value-type="float" office:value="0" calcext:value-type="float">
            <text:p>0,00</text:p>
          </table:table-cell>
          <table:table-cell table:number-columns-repeated="1001"/>
        </table:table-row>
        <table:table-row table:style-name="ro1">
          <table:table-cell table:formula="of:=[.A226]+1" office:value-type="float" office:value="201" calcext:value-type="float">
            <text:p>201</text:p>
          </table:table-cell>
          <table:table-cell table:style-name="ce10" table:formula="of:=[.M227]*[.$B$20]" office:value-type="float" office:value="277250.574295142" calcext:value-type="float">
            <text:p>277250,57</text:p>
          </table:table-cell>
          <table:table-cell table:style-name="ce10" table:formula="of:=[.B227]-[.B226]" office:value-type="float" office:value="1250.57429514168" calcext:value-type="float">
            <text:p>1250,57</text:p>
          </table:table-cell>
          <table:table-cell table:style-name="ce34" table:formula="of:=(ROUND([.B227];0))+[.E227]" office:value-type="float" office:value="277251" calcext:value-type="float">
            <text:p>277251</text:p>
          </table:table-cell>
          <table:table-cell office:value-type="float" office:value="0" calcext:value-type="float">
            <text:p>0</text:p>
          </table:table-cell>
          <table:table-cell table:formula="of:=[.D227]-[.D226]" office:value-type="float" office:value="1251" calcext:value-type="float">
            <text:p>1251</text:p>
          </table:table-cell>
          <table:table-cell table:style-name="ce10" table:formula="of:=1000000*[.Q227]/[.C227]" office:value-type="float" office:value="57416.3481894797" calcext:value-type="float">
            <text:p>57416,35</text:p>
          </table:table-cell>
          <table:table-cell table:style-name="ce34" table:formula="of:=([.G227]-MOD([.G227];4))+4*[.I227]" office:value-type="float" office:value="57416" calcext:value-type="float">
            <text:p>5741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7]" office:value-type="float" office:value="60.3" calcext:value-type="float">
            <text:p>60,30</text:p>
          </table:table-cell>
          <table:table-cell table:style-name="ce43" table:formula="of:=2*(DEGREES(ASIN(([.O227]*0.5)/[.$B$4])))" office:value-type="float" office:value="60.3001021998033" calcext:value-type="float">
            <text:p>60,3001</text:p>
          </table:table-cell>
          <table:table-cell table:style-name="ce43" table:formula="of:=[.K227]-[.K226]" office:value-type="float" office:value="0.300102199803298" calcext:value-type="float">
            <text:p>0,3001</text:p>
          </table:table-cell>
          <table:table-cell table:style-name="ce10" table:formula="of:=(SIN((RADIANS(([.J227])*0.5)))*[.$B$4]*2)" office:value-type="float" office:value="231.042145245951" calcext:value-type="float">
            <text:p>231,04</text:p>
          </table:table-cell>
          <table:table-cell table:style-name="ce10" table:formula="of:=(SIN((RADIANS(([.J227])*0.5)))*[.$B$4]*2)-[.M226]" office:value-type="float" office:value="1.04214524595142" calcext:value-type="float">
            <text:p>1,04</text:p>
          </table:table-cell>
          <table:table-cell table:style-name="ce13" table:formula="of:=[.D227]/[.$B$20]" office:value-type="float" office:value="231.0425" calcext:value-type="float">
            <text:p>231,04</text:p>
          </table:table-cell>
          <table:table-cell table:style-name="ce13" table:formula="of:=[.F227]/[.$B$20]" office:value-type="float" office:value="1.0425" calcext:value-type="float">
            <text:p>1,04</text:p>
          </table:table-cell>
          <table:table-cell table:style-name="ce10" table:formula="of:=([.$B$21]*([.J227]-[.J226]))/360" office:value-type="float" office:value="71.8034091666677" calcext:value-type="float">
            <text:p>71,80</text:p>
          </table:table-cell>
          <table:table-cell table:style-name="ce10" table:formula="of:=[.A227]*(([.$B$21]*([.K227]-[.K226]))/360)" office:value-type="float" office:value="14437.4018996763" calcext:value-type="float">
            <text:p>14437,40</text:p>
          </table:table-cell>
          <table:table-cell table:style-name="ce20" table:formula="of:=[.H227]*([.F227]/1000000)" office:value-type="float" office:value="71.827416" calcext:value-type="float">
            <text:p>71,83</text:p>
          </table:table-cell>
          <table:table-cell table:style-name="ce20" table:formula="of:=[.S227]+[.T226]" office:value-type="float" office:value="14432.232084" calcext:value-type="float">
            <text:p>14432,23</text:p>
          </table:table-cell>
          <table:table-cell table:style-name="ce61" table:formula="of:=1000000*([.R227]-[.T227])" office:value-type="float" office:value="5169815.67629045" calcext:value-type="float">
            <text:p>5169815,68</text:p>
          </table:table-cell>
          <table:table-cell table:style-name="ce61" table:formula="of:=([.J227]-[.K227])*3600" office:value-type="float" office:value="-0.367919291883823" calcext:value-type="float">
            <text:p>-0,37</text:p>
          </table:table-cell>
          <table:table-cell table:style-name="ce61" table:formula="of:=1000*([.M227]-[.O227])" office:value-type="float" office:value="-0.354754048998984" calcext:value-type="float">
            <text:p>-0,35</text:p>
          </table:table-cell>
          <table:table-cell table:number-columns-repeated="1001"/>
        </table:table-row>
        <table:table-row table:style-name="ro1">
          <table:table-cell table:formula="of:=[.A227]+1" office:value-type="float" office:value="202" calcext:value-type="float">
            <text:p>202</text:p>
          </table:table-cell>
          <table:table-cell table:style-name="ce10" table:formula="of:=[.M228]*[.$B$20]" office:value-type="float" office:value="278499.248345891" calcext:value-type="float">
            <text:p>278499,25</text:p>
          </table:table-cell>
          <table:table-cell table:style-name="ce10" table:formula="of:=[.B228]-[.B227]" office:value-type="float" office:value="1248.67405074893" calcext:value-type="float">
            <text:p>1248,67</text:p>
          </table:table-cell>
          <table:table-cell table:style-name="ce34" table:formula="of:=(ROUND([.B228];0))+[.E228]" office:value-type="float" office:value="278499" calcext:value-type="float">
            <text:p>278499</text:p>
          </table:table-cell>
          <table:table-cell office:value-type="float" office:value="0" calcext:value-type="float">
            <text:p>0</text:p>
          </table:table-cell>
          <table:table-cell table:formula="of:=[.D228]-[.D227]" office:value-type="float" office:value="1248" calcext:value-type="float">
            <text:p>1248</text:p>
          </table:table-cell>
          <table:table-cell table:style-name="ce10" table:formula="of:=1000000*[.Q228]/[.C228]" office:value-type="float" office:value="57503.7249501579" calcext:value-type="float">
            <text:p>57503,72</text:p>
          </table:table-cell>
          <table:table-cell table:style-name="ce34" table:formula="of:=([.G228]-MOD([.G228];4))+4*[.I228]" office:value-type="float" office:value="57500" calcext:value-type="float">
            <text:p>575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8]" office:value-type="float" office:value="60.6" calcext:value-type="float">
            <text:p>60,60</text:p>
          </table:table-cell>
          <table:table-cell table:style-name="ce43" table:formula="of:=2*(DEGREES(ASIN(([.O228]*0.5)/[.$B$4])))" office:value-type="float" office:value="60.5999402881322" calcext:value-type="float">
            <text:p>60,5999</text:p>
          </table:table-cell>
          <table:table-cell table:style-name="ce43" table:formula="of:=[.K228]-[.K227]" office:value-type="float" office:value="0.299838088328904" calcext:value-type="float">
            <text:p>0,2998</text:p>
          </table:table-cell>
          <table:table-cell table:style-name="ce10" table:formula="of:=(SIN((RADIANS(([.J228])*0.5)))*[.$B$4]*2)" office:value-type="float" office:value="232.082706954909" calcext:value-type="float">
            <text:p>232,08</text:p>
          </table:table-cell>
          <table:table-cell table:style-name="ce10" table:formula="of:=(SIN((RADIANS(([.J228])*0.5)))*[.$B$4]*2)-[.M227]" office:value-type="float" office:value="1.04056170895743" calcext:value-type="float">
            <text:p>1,04</text:p>
          </table:table-cell>
          <table:table-cell table:style-name="ce13" table:formula="of:=[.D228]/[.$B$20]" office:value-type="float" office:value="232.0825" calcext:value-type="float">
            <text:p>232,08</text:p>
          </table:table-cell>
          <table:table-cell table:style-name="ce13" table:formula="of:=[.F228]/[.$B$20]" office:value-type="float" office:value="1.04" calcext:value-type="float">
            <text:p>1,04</text:p>
          </table:table-cell>
          <table:table-cell table:style-name="ce10" table:formula="of:=([.$B$21]*([.J228]-[.J227]))/360" office:value-type="float" office:value="71.803409166666" calcext:value-type="float">
            <text:p>71,80</text:p>
          </table:table-cell>
          <table:table-cell table:style-name="ce10" table:formula="of:=[.A228]*(([.$B$21]*([.K228]-[.K227]))/360)" office:value-type="float" office:value="14496.4606062879" calcext:value-type="float">
            <text:p>14496,46</text:p>
          </table:table-cell>
          <table:table-cell table:style-name="ce20" table:formula="of:=[.H228]*([.F228]/1000000)" office:value-type="float" office:value="71.76" calcext:value-type="float">
            <text:p>71,76</text:p>
          </table:table-cell>
          <table:table-cell table:style-name="ce20" table:formula="of:=[.S228]+[.T227]" office:value-type="float" office:value="14503.992084" calcext:value-type="float">
            <text:p>14503,99</text:p>
          </table:table-cell>
          <table:table-cell table:style-name="ce61" table:formula="of:=1000000*([.R228]-[.T228])" office:value-type="float" office:value="-7531477.71214935" calcext:value-type="float">
            <text:p>-7531477,71</text:p>
          </table:table-cell>
          <table:table-cell table:style-name="ce61" table:formula="of:=([.J228]-[.K228])*3600" office:value-type="float" office:value="0.214962724075463" calcext:value-type="float">
            <text:p>0,21</text:p>
          </table:table-cell>
          <table:table-cell table:style-name="ce61" table:formula="of:=1000*([.M228]-[.O228])" office:value-type="float" office:value="0.206954909003798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228]+1" office:value-type="float" office:value="203" calcext:value-type="float">
            <text:p>203</text:p>
          </table:table-cell>
          <table:table-cell table:style-name="ce10" table:formula="of:=[.M229]*[.$B$20]" office:value-type="float" office:value="279746.013593975" calcext:value-type="float">
            <text:p>279746,01</text:p>
          </table:table-cell>
          <table:table-cell table:style-name="ce10" table:formula="of:=[.B229]-[.B228]" office:value-type="float" office:value="1246.76524808427" calcext:value-type="float">
            <text:p>1246,77</text:p>
          </table:table-cell>
          <table:table-cell table:style-name="ce34" table:formula="of:=(ROUND([.B229];0))+[.E229]" office:value-type="float" office:value="279746" calcext:value-type="float">
            <text:p>279746</text:p>
          </table:table-cell>
          <table:table-cell office:value-type="float" office:value="0" calcext:value-type="float">
            <text:p>0</text:p>
          </table:table-cell>
          <table:table-cell table:formula="of:=[.D229]-[.D228]" office:value-type="float" office:value="1247" calcext:value-type="float">
            <text:p>1247</text:p>
          </table:table-cell>
          <table:table-cell table:style-name="ce10" table:formula="of:=1000000*[.Q229]/[.C229]" office:value-type="float" office:value="57591.7633868898" calcext:value-type="float">
            <text:p>57591,76</text:p>
          </table:table-cell>
          <table:table-cell table:style-name="ce34" table:formula="of:=([.G229]-MOD([.G229];4))+4*[.I229]" office:value-type="float" office:value="57588" calcext:value-type="float">
            <text:p>575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29]" office:value-type="float" office:value="60.9" calcext:value-type="float">
            <text:p>60,90</text:p>
          </table:table-cell>
          <table:table-cell table:style-name="ce43" table:formula="of:=2*(DEGREES(ASIN(([.O229]*0.5)/[.$B$4])))" office:value-type="float" office:value="60.8999967264679" calcext:value-type="float">
            <text:p>60,9000</text:p>
          </table:table-cell>
          <table:table-cell table:style-name="ce43" table:formula="of:=[.K229]-[.K228]" office:value-type="float" office:value="0.300056438335694" calcext:value-type="float">
            <text:p>0,3001</text:p>
          </table:table-cell>
          <table:table-cell table:style-name="ce10" table:formula="of:=(SIN((RADIANS(([.J229])*0.5)))*[.$B$4]*2)" office:value-type="float" office:value="233.121677994979" calcext:value-type="float">
            <text:p>233,12</text:p>
          </table:table-cell>
          <table:table-cell table:style-name="ce10" table:formula="of:=(SIN((RADIANS(([.J229])*0.5)))*[.$B$4]*2)-[.M228]" office:value-type="float" office:value="1.03897104007024" calcext:value-type="float">
            <text:p>1,04</text:p>
          </table:table-cell>
          <table:table-cell table:style-name="ce13" table:formula="of:=[.D229]/[.$B$20]" office:value-type="float" office:value="233.121666666667" calcext:value-type="float">
            <text:p>233,12</text:p>
          </table:table-cell>
          <table:table-cell table:style-name="ce13" table:formula="of:=[.F229]/[.$B$20]" office:value-type="float" office:value="1.03916666666667" calcext:value-type="float">
            <text:p>1,04</text:p>
          </table:table-cell>
          <table:table-cell table:style-name="ce10" table:formula="of:=([.$B$21]*([.J229]-[.J228]))/360" office:value-type="float" office:value="71.803409166666" calcext:value-type="float">
            <text:p>71,80</text:p>
          </table:table-cell>
          <table:table-cell table:style-name="ce10" table:formula="of:=[.A229]*(([.$B$21]*([.K229]-[.K228]))/360)" office:value-type="float" office:value="14578.8342287561" calcext:value-type="float">
            <text:p>14578,83</text:p>
          </table:table-cell>
          <table:table-cell table:style-name="ce20" table:formula="of:=[.H229]*([.F229]/1000000)" office:value-type="float" office:value="71.812236" calcext:value-type="float">
            <text:p>71,81</text:p>
          </table:table-cell>
          <table:table-cell table:style-name="ce20" table:formula="of:=[.S229]+[.T228]" office:value-type="float" office:value="14575.80432" calcext:value-type="float">
            <text:p>14575,80</text:p>
          </table:table-cell>
          <table:table-cell table:style-name="ce61" table:formula="of:=1000000*([.R229]-[.T229])" office:value-type="float" office:value="3029908.75613978" calcext:value-type="float">
            <text:p>3029908,76</text:p>
          </table:table-cell>
          <table:table-cell table:style-name="ce61" table:formula="of:=([.J229]-[.K229])*3600" office:value-type="float" office:value="0.0117847155649997" calcext:value-type="float">
            <text:p>0,01</text:p>
          </table:table-cell>
          <table:table-cell table:style-name="ce61" table:formula="of:=1000*([.M229]-[.O229])" office:value-type="float" office:value="0.0113283119844709" calcext:value-type="float">
            <text:p>0,01</text:p>
          </table:table-cell>
          <table:table-cell table:number-columns-repeated="1001"/>
        </table:table-row>
        <table:table-row table:style-name="ro1">
          <table:table-cell table:formula="of:=[.A229]+1" office:value-type="float" office:value="204" calcext:value-type="float">
            <text:p>204</text:p>
          </table:table-cell>
          <table:table-cell table:style-name="ce10" table:formula="of:=[.M230]*[.$B$20]" office:value-type="float" office:value="280990.861494205" calcext:value-type="float">
            <text:p>280990,86</text:p>
          </table:table-cell>
          <table:table-cell table:style-name="ce10" table:formula="of:=[.B230]-[.B229]" office:value-type="float" office:value="1244.84790023009" calcext:value-type="float">
            <text:p>1244,85</text:p>
          </table:table-cell>
          <table:table-cell table:style-name="ce34" table:formula="of:=(ROUND([.B230];0))+[.E230]" office:value-type="float" office:value="280991" calcext:value-type="float">
            <text:p>280991</text:p>
          </table:table-cell>
          <table:table-cell office:value-type="float" office:value="0" calcext:value-type="float">
            <text:p>0</text:p>
          </table:table-cell>
          <table:table-cell table:formula="of:=[.D230]-[.D229]" office:value-type="float" office:value="1245" calcext:value-type="float">
            <text:p>1245</text:p>
          </table:table-cell>
          <table:table-cell table:style-name="ce10" table:formula="of:=1000000*[.Q230]/[.C230]" office:value-type="float" office:value="57680.4677530452" calcext:value-type="float">
            <text:p>57680,47</text:p>
          </table:table-cell>
          <table:table-cell table:style-name="ce34" table:formula="of:=([.G230]-MOD([.G230];4))+4*[.I230]" office:value-type="float" office:value="57680" calcext:value-type="float">
            <text:p>576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0]" office:value-type="float" office:value="61.2" calcext:value-type="float">
            <text:p>61,20</text:p>
          </table:table-cell>
          <table:table-cell table:style-name="ce43" table:formula="of:=2*(DEGREES(ASIN(([.O230]*0.5)/[.$B$4])))" office:value-type="float" office:value="61.2000334047729" calcext:value-type="float">
            <text:p>61,2000</text:p>
          </table:table-cell>
          <table:table-cell table:style-name="ce43" table:formula="of:=[.K230]-[.K229]" office:value-type="float" office:value="0.300036678305005" calcext:value-type="float">
            <text:p>0,3000</text:p>
          </table:table-cell>
          <table:table-cell table:style-name="ce10" table:formula="of:=(SIN((RADIANS(([.J230])*0.5)))*[.$B$4]*2)" office:value-type="float" office:value="234.159051245171" calcext:value-type="float">
            <text:p>234,16</text:p>
          </table:table-cell>
          <table:table-cell table:style-name="ce10" table:formula="of:=(SIN((RADIANS(([.J230])*0.5)))*[.$B$4]*2)-[.M229]" office:value-type="float" office:value="1.03737325019173" calcext:value-type="float">
            <text:p>1,04</text:p>
          </table:table-cell>
          <table:table-cell table:style-name="ce13" table:formula="of:=[.D230]/[.$B$20]" office:value-type="float" office:value="234.159166666667" calcext:value-type="float">
            <text:p>234,16</text:p>
          </table:table-cell>
          <table:table-cell table:style-name="ce13" table:formula="of:=[.F230]/[.$B$20]" office:value-type="float" office:value="1.0375" calcext:value-type="float">
            <text:p>1,04</text:p>
          </table:table-cell>
          <table:table-cell table:style-name="ce10" table:formula="of:=([.$B$21]*([.J230]-[.J229]))/360" office:value-type="float" office:value="71.8034091666677" calcext:value-type="float">
            <text:p>71,80</text:p>
          </table:table-cell>
          <table:table-cell table:style-name="ce10" table:formula="of:=[.A230]*(([.$B$21]*([.K230]-[.K229]))/360)" office:value-type="float" office:value="14649.6863365925" calcext:value-type="float">
            <text:p>14649,69</text:p>
          </table:table-cell>
          <table:table-cell table:style-name="ce20" table:formula="of:=[.H230]*([.F230]/1000000)" office:value-type="float" office:value="71.8116" calcext:value-type="float">
            <text:p>71,81</text:p>
          </table:table-cell>
          <table:table-cell table:style-name="ce20" table:formula="of:=[.S230]+[.T229]" office:value-type="float" office:value="14647.61592" calcext:value-type="float">
            <text:p>14647,62</text:p>
          </table:table-cell>
          <table:table-cell table:style-name="ce61" table:formula="of:=1000000*([.R230]-[.T230])" office:value-type="float" office:value="2070416.5924526" calcext:value-type="float">
            <text:p>2070416,59</text:p>
          </table:table-cell>
          <table:table-cell table:style-name="ce61" table:formula="of:=([.J230]-[.K230])*3600" office:value-type="float" office:value="-0.120257182439332" calcext:value-type="float">
            <text:p>-0,12</text:p>
          </table:table-cell>
          <table:table-cell table:style-name="ce61" table:formula="of:=1000*([.M230]-[.O230])" office:value-type="float" office:value="-0.115421495991086" calcext:value-type="float">
            <text:p>-0,12</text:p>
          </table:table-cell>
          <table:table-cell table:number-columns-repeated="1001"/>
        </table:table-row>
        <table:table-row table:style-name="ro1">
          <table:table-cell table:formula="of:=[.A230]+1" office:value-type="float" office:value="205" calcext:value-type="float">
            <text:p>205</text:p>
          </table:table-cell>
          <table:table-cell table:style-name="ce10" table:formula="of:=[.M231]*[.$B$20]" office:value-type="float" office:value="282233.783514533" calcext:value-type="float">
            <text:p>282233,78</text:p>
          </table:table-cell>
          <table:table-cell table:style-name="ce10" table:formula="of:=[.B231]-[.B230]" office:value-type="float" office:value="1242.92202032782" calcext:value-type="float">
            <text:p>1242,92</text:p>
          </table:table-cell>
          <table:table-cell table:style-name="ce34" table:formula="of:=(ROUND([.B231];0))+[.E231]" office:value-type="float" office:value="282234" calcext:value-type="float">
            <text:p>282234</text:p>
          </table:table-cell>
          <table:table-cell office:value-type="float" office:value="0" calcext:value-type="float">
            <text:p>0</text:p>
          </table:table-cell>
          <table:table-cell table:formula="of:=[.D231]-[.D230]" office:value-type="float" office:value="1243" calcext:value-type="float">
            <text:p>1243</text:p>
          </table:table-cell>
          <table:table-cell table:style-name="ce10" table:formula="of:=1000000*[.Q231]/[.C231]" office:value-type="float" office:value="57769.8423491827" calcext:value-type="float">
            <text:p>57769,84</text:p>
          </table:table-cell>
          <table:table-cell table:style-name="ce34" table:formula="of:=([.G231]-MOD([.G231];4))+4*[.I231]" office:value-type="float" office:value="57768" calcext:value-type="float">
            <text:p>577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1]" office:value-type="float" office:value="61.5" calcext:value-type="float">
            <text:p>61,50</text:p>
          </table:table-cell>
          <table:table-cell table:style-name="ce43" table:formula="of:=2*(DEGREES(ASIN(([.O231]*0.5)/[.$B$4])))" office:value-type="float" office:value="61.5000522930253" calcext:value-type="float">
            <text:p>61,5001</text:p>
          </table:table-cell>
          <table:table-cell table:style-name="ce43" table:formula="of:=[.K231]-[.K230]" office:value-type="float" office:value="0.300018888252396" calcext:value-type="float">
            <text:p>0,3000</text:p>
          </table:table-cell>
          <table:table-cell table:style-name="ce10" table:formula="of:=(SIN((RADIANS(([.J231])*0.5)))*[.$B$4]*2)" office:value-type="float" office:value="235.194819595444" calcext:value-type="float">
            <text:p>235,19</text:p>
          </table:table-cell>
          <table:table-cell table:style-name="ce10" table:formula="of:=(SIN((RADIANS(([.J231])*0.5)))*[.$B$4]*2)-[.M230]" office:value-type="float" office:value="1.03576835027317" calcext:value-type="float">
            <text:p>1,04</text:p>
          </table:table-cell>
          <table:table-cell table:style-name="ce13" table:formula="of:=[.D231]/[.$B$20]" office:value-type="float" office:value="235.195" calcext:value-type="float">
            <text:p>235,20</text:p>
          </table:table-cell>
          <table:table-cell table:style-name="ce13" table:formula="of:=[.F231]/[.$B$20]" office:value-type="float" office:value="1.03583333333333" calcext:value-type="float">
            <text:p>1,04</text:p>
          </table:table-cell>
          <table:table-cell table:style-name="ce10" table:formula="of:=([.$B$21]*([.J231]-[.J230]))/360" office:value-type="float" office:value="71.803409166666" calcext:value-type="float">
            <text:p>71,80</text:p>
          </table:table-cell>
          <table:table-cell table:style-name="ce10" table:formula="of:=[.A231]*(([.$B$21]*([.K231]-[.K230]))/360)" office:value-type="float" office:value="14720.6256437921" calcext:value-type="float">
            <text:p>14720,63</text:p>
          </table:table-cell>
          <table:table-cell table:style-name="ce20" table:formula="of:=[.H231]*([.F231]/1000000)" office:value-type="float" office:value="71.805624" calcext:value-type="float">
            <text:p>71,81</text:p>
          </table:table-cell>
          <table:table-cell table:style-name="ce20" table:formula="of:=[.S231]+[.T230]" office:value-type="float" office:value="14719.421544" calcext:value-type="float">
            <text:p>14719,42</text:p>
          </table:table-cell>
          <table:table-cell table:style-name="ce61" table:formula="of:=1000000*([.R231]-[.T231])" office:value-type="float" office:value="1204099.79206124" calcext:value-type="float">
            <text:p>1204099,79</text:p>
          </table:table-cell>
          <table:table-cell table:style-name="ce61" table:formula="of:=([.J231]-[.K231])*3600" office:value-type="float" office:value="-0.18825489107428" calcext:value-type="float">
            <text:p>-0,19</text:p>
          </table:table-cell>
          <table:table-cell table:style-name="ce61" table:formula="of:=1000*([.M231]-[.O231])" office:value-type="float" office:value="-0.180404556004987" calcext:value-type="float">
            <text:p>-0,18</text:p>
          </table:table-cell>
          <table:table-cell table:number-columns-repeated="1001"/>
        </table:table-row>
        <table:table-row table:style-name="ro1">
          <table:table-cell table:formula="of:=[.A231]+1" office:value-type="float" office:value="206" calcext:value-type="float">
            <text:p>206</text:p>
          </table:table-cell>
          <table:table-cell table:style-name="ce10" table:formula="of:=[.M232]*[.$B$20]" office:value-type="float" office:value="283474.77113611" calcext:value-type="float">
            <text:p>283474,77</text:p>
          </table:table-cell>
          <table:table-cell table:style-name="ce10" table:formula="of:=[.B232]-[.B231]" office:value-type="float" office:value="1240.98762157711" calcext:value-type="float">
            <text:p>1240,99</text:p>
          </table:table-cell>
          <table:table-cell table:style-name="ce34" table:formula="of:=(ROUND([.B232];0))+[.E232]" office:value-type="float" office:value="283475" calcext:value-type="float">
            <text:p>283475</text:p>
          </table:table-cell>
          <table:table-cell office:value-type="float" office:value="0" calcext:value-type="float">
            <text:p>0</text:p>
          </table:table-cell>
          <table:table-cell table:formula="of:=[.D232]-[.D231]" office:value-type="float" office:value="1241" calcext:value-type="float">
            <text:p>1241</text:p>
          </table:table-cell>
          <table:table-cell table:style-name="ce10" table:formula="of:=1000000*[.Q232]/[.C232]" office:value-type="float" office:value="57859.8915236692" calcext:value-type="float">
            <text:p>57859,89</text:p>
          </table:table-cell>
          <table:table-cell table:style-name="ce34" table:formula="of:=([.G232]-MOD([.G232];4))+4*[.I232]" office:value-type="float" office:value="57856" calcext:value-type="float">
            <text:p>578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2]" office:value-type="float" office:value="61.8" calcext:value-type="float">
            <text:p>61,80</text:p>
          </table:table-cell>
          <table:table-cell table:style-name="ce43" table:formula="of:=2*(DEGREES(ASIN(([.O232]*0.5)/[.$B$4])))" office:value-type="float" office:value="61.8000553695187" calcext:value-type="float">
            <text:p>61,8001</text:p>
          </table:table-cell>
          <table:table-cell table:style-name="ce43" table:formula="of:=[.K232]-[.K231]" office:value-type="float" office:value="0.300003076493404" calcext:value-type="float">
            <text:p>0,3000</text:p>
          </table:table-cell>
          <table:table-cell table:style-name="ce10" table:formula="of:=(SIN((RADIANS(([.J232])*0.5)))*[.$B$4]*2)" office:value-type="float" office:value="236.228975946758" calcext:value-type="float">
            <text:p>236,23</text:p>
          </table:table-cell>
          <table:table-cell table:style-name="ce10" table:formula="of:=(SIN((RADIANS(([.J232])*0.5)))*[.$B$4]*2)-[.M231]" office:value-type="float" office:value="1.03415635131427" calcext:value-type="float">
            <text:p>1,03</text:p>
          </table:table-cell>
          <table:table-cell table:style-name="ce13" table:formula="of:=[.D232]/[.$B$20]" office:value-type="float" office:value="236.229166666667" calcext:value-type="float">
            <text:p>236,23</text:p>
          </table:table-cell>
          <table:table-cell table:style-name="ce13" table:formula="of:=[.F232]/[.$B$20]" office:value-type="float" office:value="1.03416666666667" calcext:value-type="float">
            <text:p>1,03</text:p>
          </table:table-cell>
          <table:table-cell table:style-name="ce10" table:formula="of:=([.$B$21]*([.J232]-[.J231]))/360" office:value-type="float" office:value="71.8034091666677" calcext:value-type="float">
            <text:p>71,80</text:p>
          </table:table-cell>
          <table:table-cell table:style-name="ce10" table:formula="of:=[.A232]*(([.$B$21]*([.K232]-[.K231]))/360)" office:value-type="float" office:value="14791.6539748641" calcext:value-type="float">
            <text:p>14791,65</text:p>
          </table:table-cell>
          <table:table-cell table:style-name="ce20" table:formula="of:=[.H232]*([.F232]/1000000)" office:value-type="float" office:value="71.799296" calcext:value-type="float">
            <text:p>71,80</text:p>
          </table:table-cell>
          <table:table-cell table:style-name="ce20" table:formula="of:=[.S232]+[.T231]" office:value-type="float" office:value="14791.22084" calcext:value-type="float">
            <text:p>14791,22</text:p>
          </table:table-cell>
          <table:table-cell table:style-name="ce61" table:formula="of:=1000000*([.R232]-[.T232])" office:value-type="float" office:value="433134.864073509" calcext:value-type="float">
            <text:p>433134,86</text:p>
          </table:table-cell>
          <table:table-cell table:style-name="ce61" table:formula="of:=([.J232]-[.K232])*3600" office:value-type="float" office:value="-0.199330267338382" calcext:value-type="float">
            <text:p>-0,20</text:p>
          </table:table-cell>
          <table:table-cell table:style-name="ce61" table:formula="of:=1000*([.M232]-[.O232])" office:value-type="float" office:value="-0.190719908999881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232]+1" office:value-type="float" office:value="207" calcext:value-type="float">
            <text:p>207</text:p>
          </table:table-cell>
          <table:table-cell table:style-name="ce10" table:formula="of:=[.M233]*[.$B$20]" office:value-type="float" office:value="284713.815853346" calcext:value-type="float">
            <text:p>284713,82</text:p>
          </table:table-cell>
          <table:table-cell table:style-name="ce10" table:formula="of:=[.B233]-[.B232]" office:value-type="float" office:value="1239.04471723636" calcext:value-type="float">
            <text:p>1239,04</text:p>
          </table:table-cell>
          <table:table-cell table:style-name="ce34" table:formula="of:=(ROUND([.B233];0))+[.E233]" office:value-type="float" office:value="284714" calcext:value-type="float">
            <text:p>284714</text:p>
          </table:table-cell>
          <table:table-cell office:value-type="float" office:value="0" calcext:value-type="float">
            <text:p>0</text:p>
          </table:table-cell>
          <table:table-cell table:formula="of:=[.D233]-[.D232]" office:value-type="float" office:value="1239" calcext:value-type="float">
            <text:p>1239</text:p>
          </table:table-cell>
          <table:table-cell table:style-name="ce10" table:formula="of:=1000000*[.Q233]/[.C233]" office:value-type="float" office:value="57950.6196732112" calcext:value-type="float">
            <text:p>57950,62</text:p>
          </table:table-cell>
          <table:table-cell table:style-name="ce34" table:formula="of:=([.G233]-MOD([.G233];4))+4*[.I233]" office:value-type="float" office:value="57948" calcext:value-type="float">
            <text:p>579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3]" office:value-type="float" office:value="62.1" calcext:value-type="float">
            <text:p>62,10</text:p>
          </table:table-cell>
          <table:table-cell table:style-name="ce43" table:formula="of:=2*(DEGREES(ASIN(([.O233]*0.5)/[.$B$4])))" office:value-type="float" office:value="62.1000446210499" calcext:value-type="float">
            <text:p>62,1000</text:p>
          </table:table-cell>
          <table:table-cell table:style-name="ce43" table:formula="of:=[.K233]-[.K232]" office:value-type="float" office:value="0.299989251531201" calcext:value-type="float">
            <text:p>0,3000</text:p>
          </table:table-cell>
          <table:table-cell table:style-name="ce10" table:formula="of:=(SIN((RADIANS(([.J233])*0.5)))*[.$B$4]*2)" office:value-type="float" office:value="237.261513211122" calcext:value-type="float">
            <text:p>237,26</text:p>
          </table:table-cell>
          <table:table-cell table:style-name="ce10" table:formula="of:=(SIN((RADIANS(([.J233])*0.5)))*[.$B$4]*2)-[.M232]" office:value-type="float" office:value="1.03253726436361" calcext:value-type="float">
            <text:p>1,03</text:p>
          </table:table-cell>
          <table:table-cell table:style-name="ce13" table:formula="of:=[.D233]/[.$B$20]" office:value-type="float" office:value="237.261666666667" calcext:value-type="float">
            <text:p>237,26</text:p>
          </table:table-cell>
          <table:table-cell table:style-name="ce13" table:formula="of:=[.F233]/[.$B$20]" office:value-type="float" office:value="1.0325" calcext:value-type="float">
            <text:p>1,03</text:p>
          </table:table-cell>
          <table:table-cell table:style-name="ce10" table:formula="of:=([.$B$21]*([.J233]-[.J232]))/360" office:value-type="float" office:value="71.803409166666" calcext:value-type="float">
            <text:p>71,80</text:p>
          </table:table-cell>
          <table:table-cell table:style-name="ce10" table:formula="of:=[.A233]*(([.$B$21]*([.K233]-[.K232]))/360)" office:value-type="float" office:value="14862.7731715749" calcext:value-type="float">
            <text:p>14862,77</text:p>
          </table:table-cell>
          <table:table-cell table:style-name="ce20" table:formula="of:=[.H233]*([.F233]/1000000)" office:value-type="float" office:value="71.797572" calcext:value-type="float">
            <text:p>71,80</text:p>
          </table:table-cell>
          <table:table-cell table:style-name="ce20" table:formula="of:=[.S233]+[.T232]" office:value-type="float" office:value="14863.018412" calcext:value-type="float">
            <text:p>14863,02</text:p>
          </table:table-cell>
          <table:table-cell table:style-name="ce61" table:formula="of:=1000000*([.R233]-[.T233])" office:value-type="float" office:value="-245240.425123484" calcext:value-type="float">
            <text:p>-245240,43</text:p>
          </table:table-cell>
          <table:table-cell table:style-name="ce61" table:formula="of:=([.J233]-[.K233])*3600" office:value-type="float" office:value="-0.160635779647578" calcext:value-type="float">
            <text:p>-0,16</text:p>
          </table:table-cell>
          <table:table-cell table:style-name="ce61" table:formula="of:=1000*([.M233]-[.O233])" office:value-type="float" office:value="-0.153455544989356" calcext:value-type="float">
            <text:p>-0,15</text:p>
          </table:table-cell>
          <table:table-cell table:number-columns-repeated="1001"/>
        </table:table-row>
        <table:table-row table:style-name="ro1">
          <table:table-cell table:formula="of:=[.A233]+1" office:value-type="float" office:value="208" calcext:value-type="float">
            <text:p>208</text:p>
          </table:table-cell>
          <table:table-cell table:style-name="ce10" table:formula="of:=[.M234]*[.$B$20]" office:value-type="float" office:value="285950.909173968" calcext:value-type="float">
            <text:p>285950,91</text:p>
          </table:table-cell>
          <table:table-cell table:style-name="ce10" table:formula="of:=[.B234]-[.B233]" office:value-type="float" office:value="1237.09332062164" calcext:value-type="float">
            <text:p>1237,09</text:p>
          </table:table-cell>
          <table:table-cell table:style-name="ce34" table:formula="of:=(ROUND([.B234];0))+[.E234]" office:value-type="float" office:value="285951" calcext:value-type="float">
            <text:p>285951</text:p>
          </table:table-cell>
          <table:table-cell office:value-type="float" office:value="0" calcext:value-type="float">
            <text:p>0</text:p>
          </table:table-cell>
          <table:table-cell table:formula="of:=[.D234]-[.D233]" office:value-type="float" office:value="1237" calcext:value-type="float">
            <text:p>1237</text:p>
          </table:table-cell>
          <table:table-cell table:style-name="ce10" table:formula="of:=1000000*[.Q234]/[.C234]" office:value-type="float" office:value="58042.0312435157" calcext:value-type="float">
            <text:p>58042,03</text:p>
          </table:table-cell>
          <table:table-cell table:style-name="ce34" table:formula="of:=([.G234]-MOD([.G234];4))+4*[.I234]" office:value-type="float" office:value="58040" calcext:value-type="float">
            <text:p>580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4]" office:value-type="float" office:value="62.4" calcext:value-type="float">
            <text:p>62,40</text:p>
          </table:table-cell>
          <table:table-cell table:style-name="ce43" table:formula="of:=2*(DEGREES(ASIN(([.O234]*0.5)/[.$B$4])))" office:value-type="float" office:value="62.4000220431074" calcext:value-type="float">
            <text:p>62,4000</text:p>
          </table:table-cell>
          <table:table-cell table:style-name="ce43" table:formula="of:=[.K234]-[.K233]" office:value-type="float" office:value="0.299977422057495" calcext:value-type="float">
            <text:p>0,3000</text:p>
          </table:table-cell>
          <table:table-cell table:style-name="ce10" table:formula="of:=(SIN((RADIANS(([.J234])*0.5)))*[.$B$4]*2)" office:value-type="float" office:value="238.29242431164" calcext:value-type="float">
            <text:p>238,29</text:p>
          </table:table-cell>
          <table:table-cell table:style-name="ce10" table:formula="of:=(SIN((RADIANS(([.J234])*0.5)))*[.$B$4]*2)-[.M233]" office:value-type="float" office:value="1.03091110051807" calcext:value-type="float">
            <text:p>1,03</text:p>
          </table:table-cell>
          <table:table-cell table:style-name="ce13" table:formula="of:=[.D234]/[.$B$20]" office:value-type="float" office:value="238.2925" calcext:value-type="float">
            <text:p>238,29</text:p>
          </table:table-cell>
          <table:table-cell table:style-name="ce13" table:formula="of:=[.F234]/[.$B$20]" office:value-type="float" office:value="1.03083333333333" calcext:value-type="float">
            <text:p>1,03</text:p>
          </table:table-cell>
          <table:table-cell table:style-name="ce10" table:formula="of:=([.$B$21]*([.J234]-[.J233]))/360" office:value-type="float" office:value="71.803409166666" calcext:value-type="float">
            <text:p>71,80</text:p>
          </table:table-cell>
          <table:table-cell table:style-name="ce10" table:formula="of:=[.A234]*(([.$B$21]*([.K234]-[.K233]))/360)" office:value-type="float" office:value="14933.9850932176" calcext:value-type="float">
            <text:p>14933,99</text:p>
          </table:table-cell>
          <table:table-cell table:style-name="ce20" table:formula="of:=[.H234]*([.F234]/1000000)" office:value-type="float" office:value="71.79548" calcext:value-type="float">
            <text:p>71,80</text:p>
          </table:table-cell>
          <table:table-cell table:style-name="ce20" table:formula="of:=[.S234]+[.T233]" office:value-type="float" office:value="14934.813892" calcext:value-type="float">
            <text:p>14934,81</text:p>
          </table:table-cell>
          <table:table-cell table:style-name="ce61" table:formula="of:=1000000*([.R234]-[.T234])" office:value-type="float" office:value="-828798.782396916" calcext:value-type="float">
            <text:p>-828798,78</text:p>
          </table:table-cell>
          <table:table-cell table:style-name="ce61" table:formula="of:=([.J234]-[.K234])*3600" office:value-type="float" office:value="-0.0793551866394182" calcext:value-type="float">
            <text:p>-0,08</text:p>
          </table:table-cell>
          <table:table-cell table:style-name="ce61" table:formula="of:=1000*([.M234]-[.O234])" office:value-type="float" office:value="-0.0756883599990488" calcext:value-type="float">
            <text:p>-0,08</text:p>
          </table:table-cell>
          <table:table-cell table:number-columns-repeated="1001"/>
        </table:table-row>
        <table:table-row table:style-name="ro1">
          <table:table-cell table:formula="of:=[.A234]+1" office:value-type="float" office:value="209" calcext:value-type="float">
            <text:p>209</text:p>
          </table:table-cell>
          <table:table-cell table:style-name="ce10" table:formula="of:=[.M235]*[.$B$20]" office:value-type="float" office:value="287186.042619076" calcext:value-type="float">
            <text:p>287186,04</text:p>
          </table:table-cell>
          <table:table-cell table:style-name="ce10" table:formula="of:=[.B235]-[.B234]" office:value-type="float" office:value="1235.13344510796" calcext:value-type="float">
            <text:p>1235,13</text:p>
          </table:table-cell>
          <table:table-cell table:style-name="ce34" table:formula="of:=(ROUND([.B235];0))+[.E235]" office:value-type="float" office:value="287186" calcext:value-type="float">
            <text:p>287186</text:p>
          </table:table-cell>
          <table:table-cell office:value-type="float" office:value="0" calcext:value-type="float">
            <text:p>0</text:p>
          </table:table-cell>
          <table:table-cell table:formula="of:=[.D235]-[.D234]" office:value-type="float" office:value="1235" calcext:value-type="float">
            <text:p>1235</text:p>
          </table:table-cell>
          <table:table-cell table:style-name="ce10" table:formula="of:=1000000*[.Q235]/[.C235]" office:value-type="float" office:value="58134.1307298107" calcext:value-type="float">
            <text:p>58134,13</text:p>
          </table:table-cell>
          <table:table-cell table:style-name="ce34" table:formula="of:=([.G235]-MOD([.G235];4))+4*[.I235]" office:value-type="float" office:value="58132" calcext:value-type="float">
            <text:p>581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5]" office:value-type="float" office:value="62.7" calcext:value-type="float">
            <text:p>62,70</text:p>
          </table:table-cell>
          <table:table-cell table:style-name="ce43" table:formula="of:=2*(DEGREES(ASIN(([.O235]*0.5)/[.$B$4])))" office:value-type="float" office:value="62.6999896400638" calcext:value-type="float">
            <text:p>62,7000</text:p>
          </table:table-cell>
          <table:table-cell table:style-name="ce43" table:formula="of:=[.K235]-[.K234]" office:value-type="float" office:value="0.2999675969564" calcext:value-type="float">
            <text:p>0,3000</text:p>
          </table:table-cell>
          <table:table-cell table:style-name="ce10" table:formula="of:=(SIN((RADIANS(([.J235])*0.5)))*[.$B$4]*2)" office:value-type="float" office:value="239.321702182563" calcext:value-type="float">
            <text:p>239,32</text:p>
          </table:table-cell>
          <table:table-cell table:style-name="ce10" table:formula="of:=(SIN((RADIANS(([.J235])*0.5)))*[.$B$4]*2)-[.M234]" office:value-type="float" office:value="1.02927787092327" calcext:value-type="float">
            <text:p>1,03</text:p>
          </table:table-cell>
          <table:table-cell table:style-name="ce13" table:formula="of:=[.D235]/[.$B$20]" office:value-type="float" office:value="239.321666666667" calcext:value-type="float">
            <text:p>239,32</text:p>
          </table:table-cell>
          <table:table-cell table:style-name="ce13" table:formula="of:=[.F235]/[.$B$20]" office:value-type="float" office:value="1.02916666666667" calcext:value-type="float">
            <text:p>1,03</text:p>
          </table:table-cell>
          <table:table-cell table:style-name="ce10" table:formula="of:=([.$B$21]*([.J235]-[.J234]))/360" office:value-type="float" office:value="71.8034091666677" calcext:value-type="float">
            <text:p>71,80</text:p>
          </table:table-cell>
          <table:table-cell table:style-name="ce10" table:formula="of:=[.A235]*(([.$B$21]*([.K235]-[.K234]))/360)" office:value-type="float" office:value="15005.2916170315" calcext:value-type="float">
            <text:p>15005,29</text:p>
          </table:table-cell>
          <table:table-cell table:style-name="ce20" table:formula="of:=[.H235]*([.F235]/1000000)" office:value-type="float" office:value="71.79302" calcext:value-type="float">
            <text:p>71,79</text:p>
          </table:table-cell>
          <table:table-cell table:style-name="ce20" table:formula="of:=[.S235]+[.T234]" office:value-type="float" office:value="15006.606912" calcext:value-type="float">
            <text:p>15006,61</text:p>
          </table:table-cell>
          <table:table-cell table:style-name="ce61" table:formula="of:=1000000*([.R235]-[.T235])" office:value-type="float" office:value="-1315294.96853364" calcext:value-type="float">
            <text:p>-1315294,97</text:p>
          </table:table-cell>
          <table:table-cell table:style-name="ce61" table:formula="of:=([.J235]-[.K235])*3600" office:value-type="float" office:value="0.0372957703376642" calcext:value-type="float">
            <text:p>0,04</text:p>
          </table:table-cell>
          <table:table-cell table:style-name="ce61" table:formula="of:=1000*([.M235]-[.O235])" office:value-type="float" office:value="0.0355158960019253" calcext:value-type="float">
            <text:p>0,04</text:p>
          </table:table-cell>
          <table:table-cell table:number-columns-repeated="1001"/>
        </table:table-row>
        <table:table-row table:style-name="ro1">
          <table:table-cell table:formula="of:=[.A235]+1" office:value-type="float" office:value="210" calcext:value-type="float">
            <text:p>210</text:p>
          </table:table-cell>
          <table:table-cell table:style-name="ce10" table:formula="of:=[.M236]*[.$B$20]" office:value-type="float" office:value="288419.207723204" calcext:value-type="float">
            <text:p>288419,21</text:p>
          </table:table-cell>
          <table:table-cell table:style-name="ce10" table:formula="of:=[.B236]-[.B235]" office:value-type="float" office:value="1233.16510412795" calcext:value-type="float">
            <text:p>1233,17</text:p>
          </table:table-cell>
          <table:table-cell table:style-name="ce34" table:formula="of:=(ROUND([.B236];0))+[.E236]" office:value-type="float" office:value="288419" calcext:value-type="float">
            <text:p>288419</text:p>
          </table:table-cell>
          <table:table-cell office:value-type="float" office:value="0" calcext:value-type="float">
            <text:p>0</text:p>
          </table:table-cell>
          <table:table-cell table:formula="of:=[.D236]-[.D235]" office:value-type="float" office:value="1233" calcext:value-type="float">
            <text:p>1233</text:p>
          </table:table-cell>
          <table:table-cell table:style-name="ce10" table:formula="of:=1000000*[.Q236]/[.C236]" office:value-type="float" office:value="58226.9226775132" calcext:value-type="float">
            <text:p>58226,92</text:p>
          </table:table-cell>
          <table:table-cell table:style-name="ce34" table:formula="of:=([.G236]-MOD([.G236];4))+4*[.I236]" office:value-type="float" office:value="58224" calcext:value-type="float">
            <text:p>582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6]" office:value-type="float" office:value="63" calcext:value-type="float">
            <text:p>63,00</text:p>
          </table:table-cell>
          <table:table-cell table:style-name="ce43" table:formula="of:=2*(DEGREES(ASIN(([.O236]*0.5)/[.$B$4])))" office:value-type="float" office:value="62.9999494253697" calcext:value-type="float">
            <text:p>62,9999</text:p>
          </table:table-cell>
          <table:table-cell table:style-name="ce43" table:formula="of:=[.K236]-[.K235]" office:value-type="float" office:value="0.299959785305902" calcext:value-type="float">
            <text:p>0,3000</text:p>
          </table:table-cell>
          <table:table-cell table:style-name="ce10" table:formula="of:=(SIN((RADIANS(([.J236])*0.5)))*[.$B$4]*2)" office:value-type="float" office:value="240.349339769336" calcext:value-type="float">
            <text:p>240,35</text:p>
          </table:table-cell>
          <table:table-cell table:style-name="ce10" table:formula="of:=(SIN((RADIANS(([.J236])*0.5)))*[.$B$4]*2)-[.M235]" office:value-type="float" office:value="1.0276375867733" calcext:value-type="float">
            <text:p>1,03</text:p>
          </table:table-cell>
          <table:table-cell table:style-name="ce13" table:formula="of:=[.D236]/[.$B$20]" office:value-type="float" office:value="240.349166666667" calcext:value-type="float">
            <text:p>240,35</text:p>
          </table:table-cell>
          <table:table-cell table:style-name="ce13" table:formula="of:=[.F236]/[.$B$20]" office:value-type="float" office:value="1.0275" calcext:value-type="float">
            <text:p>1,03</text:p>
          </table:table-cell>
          <table:table-cell table:style-name="ce10" table:formula="of:=([.$B$21]*([.J236]-[.J235]))/360" office:value-type="float" office:value="71.803409166666" calcext:value-type="float">
            <text:p>71,80</text:p>
          </table:table-cell>
          <table:table-cell table:style-name="ce10" table:formula="of:=[.A236]*(([.$B$21]*([.K236]-[.K235]))/360)" office:value-type="float" office:value="15076.6946385056" calcext:value-type="float">
            <text:p>15076,69</text:p>
          </table:table-cell>
          <table:table-cell table:style-name="ce20" table:formula="of:=[.H236]*([.F236]/1000000)" office:value-type="float" office:value="71.790192" calcext:value-type="float">
            <text:p>71,79</text:p>
          </table:table-cell>
          <table:table-cell table:style-name="ce20" table:formula="of:=[.S236]+[.T235]" office:value-type="float" office:value="15078.397104" calcext:value-type="float">
            <text:p>15078,40</text:p>
          </table:table-cell>
          <table:table-cell table:style-name="ce61" table:formula="of:=1000000*([.R236]-[.T236])" office:value-type="float" office:value="-1702465.49441072" calcext:value-type="float">
            <text:p>-1702465,49</text:p>
          </table:table-cell>
          <table:table-cell table:style-name="ce61" table:formula="of:=([.J236]-[.K236])*3600" office:value-type="float" office:value="0.182068669082014" calcext:value-type="float">
            <text:p>0,18</text:p>
          </table:table-cell>
          <table:table-cell table:style-name="ce61" table:formula="of:=1000*([.M236]-[.O236])" office:value-type="float" office:value="0.173102669009495" calcext:value-type="float">
            <text:p>0,17</text:p>
          </table:table-cell>
          <table:table-cell table:number-columns-repeated="1001"/>
        </table:table-row>
        <table:table-row table:style-name="ro1">
          <table:table-cell table:formula="of:=[.A236]+1" office:value-type="float" office:value="211" calcext:value-type="float">
            <text:p>211</text:p>
          </table:table-cell>
          <table:table-cell table:style-name="ce10" table:formula="of:=[.M237]*[.$B$20]" office:value-type="float" office:value="289650.396034376" calcext:value-type="float">
            <text:p>289650,40</text:p>
          </table:table-cell>
          <table:table-cell table:style-name="ce10" table:formula="of:=[.B237]-[.B236]" office:value-type="float" office:value="1231.1883111723" calcext:value-type="float">
            <text:p>1231,19</text:p>
          </table:table-cell>
          <table:table-cell table:style-name="ce34" table:formula="of:=(ROUND([.B237];0))+[.E237]" office:value-type="float" office:value="289650" calcext:value-type="float">
            <text:p>289650</text:p>
          </table:table-cell>
          <table:table-cell office:value-type="float" office:value="0" calcext:value-type="float">
            <text:p>0</text:p>
          </table:table-cell>
          <table:table-cell table:formula="of:=[.D237]-[.D236]" office:value-type="float" office:value="1231" calcext:value-type="float">
            <text:p>1231</text:p>
          </table:table-cell>
          <table:table-cell table:style-name="ce10" table:formula="of:=1000000*[.Q237]/[.C237]" office:value-type="float" office:value="58320.4116828389" calcext:value-type="float">
            <text:p>58320,41</text:p>
          </table:table-cell>
          <table:table-cell table:style-name="ce34" table:formula="of:=([.G237]-MOD([.G237];4))+4*[.I237]" office:value-type="float" office:value="58320" calcext:value-type="float">
            <text:p>583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7]" office:value-type="float" office:value="63.3" calcext:value-type="float">
            <text:p>63,30</text:p>
          </table:table-cell>
          <table:table-cell table:style-name="ce43" table:formula="of:=2*(DEGREES(ASIN(([.O237]*0.5)/[.$B$4])))" office:value-type="float" office:value="63.299903421751" calcext:value-type="float">
            <text:p>63,2999</text:p>
          </table:table-cell>
          <table:table-cell table:style-name="ce43" table:formula="of:=[.K237]-[.K236]" office:value-type="float" office:value="0.299953996381298" calcext:value-type="float">
            <text:p>0,3000</text:p>
          </table:table-cell>
          <table:table-cell table:style-name="ce10" table:formula="of:=(SIN((RADIANS(([.J237])*0.5)))*[.$B$4]*2)" office:value-type="float" office:value="241.375330028647" calcext:value-type="float">
            <text:p>241,38</text:p>
          </table:table-cell>
          <table:table-cell table:style-name="ce10" table:formula="of:=(SIN((RADIANS(([.J237])*0.5)))*[.$B$4]*2)-[.M236]" office:value-type="float" office:value="1.02599025931028" calcext:value-type="float">
            <text:p>1,03</text:p>
          </table:table-cell>
          <table:table-cell table:style-name="ce13" table:formula="of:=[.D237]/[.$B$20]" office:value-type="float" office:value="241.375" calcext:value-type="float">
            <text:p>241,38</text:p>
          </table:table-cell>
          <table:table-cell table:style-name="ce13" table:formula="of:=[.F237]/[.$B$20]" office:value-type="float" office:value="1.02583333333333" calcext:value-type="float">
            <text:p>1,03</text:p>
          </table:table-cell>
          <table:table-cell table:style-name="ce10" table:formula="of:=([.$B$21]*([.J237]-[.J236]))/360" office:value-type="float" office:value="71.8034091666677" calcext:value-type="float">
            <text:p>71,80</text:p>
          </table:table-cell>
          <table:table-cell table:style-name="ce10" table:formula="of:=[.A237]*(([.$B$21]*([.K237]-[.K236]))/360)" office:value-type="float" office:value="15148.1960717847" calcext:value-type="float">
            <text:p>15148,20</text:p>
          </table:table-cell>
          <table:table-cell table:style-name="ce20" table:formula="of:=[.H237]*([.F237]/1000000)" office:value-type="float" office:value="71.79192" calcext:value-type="float">
            <text:p>71,79</text:p>
          </table:table-cell>
          <table:table-cell table:style-name="ce20" table:formula="of:=[.S237]+[.T236]" office:value-type="float" office:value="15150.189024" calcext:value-type="float">
            <text:p>15150,19</text:p>
          </table:table-cell>
          <table:table-cell table:style-name="ce61" table:formula="of:=1000000*([.R237]-[.T237])" office:value-type="float" office:value="-1992952.21530156" calcext:value-type="float">
            <text:p>-1992952,22</text:p>
          </table:table-cell>
          <table:table-cell table:style-name="ce61" table:formula="of:=([.J237]-[.K237])*3600" office:value-type="float" office:value="0.347681696399604" calcext:value-type="float">
            <text:p>0,35</text:p>
          </table:table-cell>
          <table:table-cell table:style-name="ce61" table:formula="of:=1000*([.M237]-[.O237])" office:value-type="float" office:value="0.330028646999381" calcext:value-type="float">
            <text:p>0,33</text:p>
          </table:table-cell>
          <table:table-cell table:number-columns-repeated="1001"/>
        </table:table-row>
        <table:table-row table:style-name="ro1">
          <table:table-cell table:formula="of:=[.A237]+1" office:value-type="float" office:value="212" calcext:value-type="float">
            <text:p>212</text:p>
          </table:table-cell>
          <table:table-cell table:style-name="ce10" table:formula="of:=[.M238]*[.$B$20]" office:value-type="float" office:value="290879.599114166" calcext:value-type="float">
            <text:p>290879,60</text:p>
          </table:table-cell>
          <table:table-cell table:style-name="ce10" table:formula="of:=[.B238]-[.B237]" office:value-type="float" office:value="1229.20307978994" calcext:value-type="float">
            <text:p>1229,20</text:p>
          </table:table-cell>
          <table:table-cell table:style-name="ce34" table:formula="of:=(ROUND([.B238];0))+[.E238]" office:value-type="float" office:value="290880" calcext:value-type="float">
            <text:p>290880</text:p>
          </table:table-cell>
          <table:table-cell office:value-type="float" office:value="0" calcext:value-type="float">
            <text:p>0</text:p>
          </table:table-cell>
          <table:table-cell table:formula="of:=[.D238]-[.D237]" office:value-type="float" office:value="1230" calcext:value-type="float">
            <text:p>1230</text:p>
          </table:table-cell>
          <table:table-cell table:style-name="ce10" table:formula="of:=1000000*[.Q238]/[.C238]" office:value-type="float" office:value="58414.6023933953" calcext:value-type="float">
            <text:p>58414,60</text:p>
          </table:table-cell>
          <table:table-cell table:style-name="ce34" table:formula="of:=([.G238]-MOD([.G238];4))+4*[.I238]" office:value-type="float" office:value="58412" calcext:value-type="float">
            <text:p>584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8]" office:value-type="float" office:value="63.6" calcext:value-type="float">
            <text:p>63,60</text:p>
          </table:table-cell>
          <table:table-cell table:style-name="ce43" table:formula="of:=2*(DEGREES(ASIN(([.O238]*0.5)/[.$B$4])))" office:value-type="float" office:value="63.6000979197464" calcext:value-type="float">
            <text:p>63,6001</text:p>
          </table:table-cell>
          <table:table-cell table:style-name="ce43" table:formula="of:=[.K238]-[.K237]" office:value-type="float" office:value="0.300194497995406" calcext:value-type="float">
            <text:p>0,3002</text:p>
          </table:table-cell>
          <table:table-cell table:style-name="ce10" table:formula="of:=(SIN((RADIANS(([.J238])*0.5)))*[.$B$4]*2)" office:value-type="float" office:value="242.399665928472" calcext:value-type="float">
            <text:p>242,40</text:p>
          </table:table-cell>
          <table:table-cell table:style-name="ce10" table:formula="of:=(SIN((RADIANS(([.J238])*0.5)))*[.$B$4]*2)-[.M237]" office:value-type="float" office:value="1.02433589982493" calcext:value-type="float">
            <text:p>1,02</text:p>
          </table:table-cell>
          <table:table-cell table:style-name="ce13" table:formula="of:=[.D238]/[.$B$20]" office:value-type="float" office:value="242.4" calcext:value-type="float">
            <text:p>242,40</text:p>
          </table:table-cell>
          <table:table-cell table:style-name="ce13" table:formula="of:=[.F238]/[.$B$20]" office:value-type="float" office:value="1.025" calcext:value-type="float">
            <text:p>1,03</text:p>
          </table:table-cell>
          <table:table-cell table:style-name="ce10" table:formula="of:=([.$B$21]*([.J238]-[.J237]))/360" office:value-type="float" office:value="71.803409166666" calcext:value-type="float">
            <text:p>71,80</text:p>
          </table:table-cell>
          <table:table-cell table:style-name="ce10" table:formula="of:=[.A238]*(([.$B$21]*([.K238]-[.K237]))/360)" office:value-type="float" office:value="15232.1917808633" calcext:value-type="float">
            <text:p>15232,19</text:p>
          </table:table-cell>
          <table:table-cell table:style-name="ce20" table:formula="of:=[.H238]*([.F238]/1000000)" office:value-type="float" office:value="71.84676" calcext:value-type="float">
            <text:p>71,85</text:p>
          </table:table-cell>
          <table:table-cell table:style-name="ce20" table:formula="of:=[.S238]+[.T237]" office:value-type="float" office:value="15222.035784" calcext:value-type="float">
            <text:p>15222,04</text:p>
          </table:table-cell>
          <table:table-cell table:style-name="ce61" table:formula="of:=1000000*([.R238]-[.T238])" office:value-type="float" office:value="10155996.8633392" calcext:value-type="float">
            <text:p>10155996,86</text:p>
          </table:table-cell>
          <table:table-cell table:style-name="ce61" table:formula="of:=([.J238]-[.K238])*3600" office:value-type="float" office:value="-0.352511087046992" calcext:value-type="float">
            <text:p>-0,35</text:p>
          </table:table-cell>
          <table:table-cell table:style-name="ce61" table:formula="of:=1000*([.M238]-[.O238])" office:value-type="float" office:value="-0.334071528016011" calcext:value-type="float">
            <text:p>-0,33</text:p>
          </table:table-cell>
          <table:table-cell table:number-columns-repeated="1001"/>
        </table:table-row>
        <table:table-row table:style-name="ro1">
          <table:table-cell table:formula="of:=[.A238]+1" office:value-type="float" office:value="213" calcext:value-type="float">
            <text:p>213</text:p>
          </table:table-cell>
          <table:table-cell table:style-name="ce10" table:formula="of:=[.M239]*[.$B$20]" office:value-type="float" office:value="292106.808537753" calcext:value-type="float">
            <text:p>292106,81</text:p>
          </table:table-cell>
          <table:table-cell table:style-name="ce10" table:formula="of:=[.B239]-[.B238]" office:value-type="float" office:value="1227.20942358725" calcext:value-type="float">
            <text:p>1227,21</text:p>
          </table:table-cell>
          <table:table-cell table:style-name="ce34" table:formula="of:=(ROUND([.B239];0))+[.E239]" office:value-type="float" office:value="292107" calcext:value-type="float">
            <text:p>292107</text:p>
          </table:table-cell>
          <table:table-cell office:value-type="float" office:value="0" calcext:value-type="float">
            <text:p>0</text:p>
          </table:table-cell>
          <table:table-cell table:formula="of:=[.D239]-[.D238]" office:value-type="float" office:value="1227" calcext:value-type="float">
            <text:p>1227</text:p>
          </table:table-cell>
          <table:table-cell table:style-name="ce10" table:formula="of:=1000000*[.Q239]/[.C239]" office:value-type="float" office:value="58509.4995088772" calcext:value-type="float">
            <text:p>58509,50</text:p>
          </table:table-cell>
          <table:table-cell table:style-name="ce34" table:formula="of:=([.G239]-MOD([.G239];4))+4*[.I239]" office:value-type="float" office:value="58508" calcext:value-type="float">
            <text:p>585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39]" office:value-type="float" office:value="63.9" calcext:value-type="float">
            <text:p>63,90</text:p>
          </table:table-cell>
          <table:table-cell table:style-name="ce43" table:formula="of:=2*(DEGREES(ASIN(([.O239]*0.5)/[.$B$4])))" office:value-type="float" office:value="63.9000468424586" calcext:value-type="float">
            <text:p>63,9000</text:p>
          </table:table-cell>
          <table:table-cell table:style-name="ce43" table:formula="of:=[.K239]-[.K238]" office:value-type="float" office:value="0.299948922712197" calcext:value-type="float">
            <text:p>0,2999</text:p>
          </table:table-cell>
          <table:table-cell table:style-name="ce10" table:formula="of:=(SIN((RADIANS(([.J239])*0.5)))*[.$B$4]*2)" office:value-type="float" office:value="243.422340448128" calcext:value-type="float">
            <text:p>243,42</text:p>
          </table:table-cell>
          <table:table-cell table:style-name="ce10" table:formula="of:=(SIN((RADIANS(([.J239])*0.5)))*[.$B$4]*2)-[.M238]" office:value-type="float" office:value="1.02267451965605" calcext:value-type="float">
            <text:p>1,02</text:p>
          </table:table-cell>
          <table:table-cell table:style-name="ce13" table:formula="of:=[.D239]/[.$B$20]" office:value-type="float" office:value="243.4225" calcext:value-type="float">
            <text:p>243,42</text:p>
          </table:table-cell>
          <table:table-cell table:style-name="ce13" table:formula="of:=[.F239]/[.$B$20]" office:value-type="float" office:value="1.0225" calcext:value-type="float">
            <text:p>1,02</text:p>
          </table:table-cell>
          <table:table-cell table:style-name="ce10" table:formula="of:=([.$B$21]*([.J239]-[.J238]))/360" office:value-type="float" office:value="71.8034091666677" calcext:value-type="float">
            <text:p>71,80</text:p>
          </table:table-cell>
          <table:table-cell table:style-name="ce10" table:formula="of:=[.A239]*(([.$B$21]*([.K239]-[.K238]))/360)" office:value-type="float" office:value="15291.5222108894" calcext:value-type="float">
            <text:p>15291,52</text:p>
          </table:table-cell>
          <table:table-cell table:style-name="ce20" table:formula="of:=[.H239]*([.F239]/1000000)" office:value-type="float" office:value="71.789316" calcext:value-type="float">
            <text:p>71,79</text:p>
          </table:table-cell>
          <table:table-cell table:style-name="ce20" table:formula="of:=[.S239]+[.T238]" office:value-type="float" office:value="15293.8251" calcext:value-type="float">
            <text:p>15293,83</text:p>
          </table:table-cell>
          <table:table-cell table:style-name="ce61" table:formula="of:=1000000*([.R239]-[.T239])" office:value-type="float" office:value="-2302889.1106278" calcext:value-type="float">
            <text:p>-2302889,11</text:p>
          </table:table-cell>
          <table:table-cell table:style-name="ce61" table:formula="of:=([.J239]-[.K239])*3600" office:value-type="float" office:value="-0.168632850966333" calcext:value-type="float">
            <text:p>-0,17</text:p>
          </table:table-cell>
          <table:table-cell table:style-name="ce61" table:formula="of:=1000*([.M239]-[.O239])" office:value-type="float" office:value="-0.159551872002339" calcext:value-type="float">
            <text:p>-0,16</text:p>
          </table:table-cell>
          <table:table-cell table:number-columns-repeated="1001"/>
        </table:table-row>
        <table:table-row table:style-name="ro1">
          <table:table-cell table:formula="of:=[.A239]+1" office:value-type="float" office:value="214" calcext:value-type="float">
            <text:p>214</text:p>
          </table:table-cell>
          <table:table-cell table:style-name="ce10" table:formula="of:=[.M240]*[.$B$20]" office:value-type="float" office:value="293332.015893982" calcext:value-type="float">
            <text:p>293332,02</text:p>
          </table:table-cell>
          <table:table-cell table:style-name="ce10" table:formula="of:=[.B240]-[.B239]" office:value-type="float" office:value="1225.20735622849" calcext:value-type="float">
            <text:p>1225,21</text:p>
          </table:table-cell>
          <table:table-cell table:style-name="ce34" table:formula="of:=(ROUND([.B240];0))+[.E240]" office:value-type="float" office:value="293332" calcext:value-type="float">
            <text:p>293332</text:p>
          </table:table-cell>
          <table:table-cell office:value-type="float" office:value="0" calcext:value-type="float">
            <text:p>0</text:p>
          </table:table-cell>
          <table:table-cell table:formula="of:=[.D240]-[.D239]" office:value-type="float" office:value="1225" calcext:value-type="float">
            <text:p>1225</text:p>
          </table:table-cell>
          <table:table-cell table:style-name="ce10" table:formula="of:=1000000*[.Q240]/[.C240]" office:value-type="float" office:value="58605.1077816688" calcext:value-type="float">
            <text:p>58605,11</text:p>
          </table:table-cell>
          <table:table-cell table:style-name="ce34" table:formula="of:=([.G240]-MOD([.G240];4))+4*[.I240]" office:value-type="float" office:value="58604" calcext:value-type="float">
            <text:p>586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0]" office:value-type="float" office:value="64.2" calcext:value-type="float">
            <text:p>64,20</text:p>
          </table:table-cell>
          <table:table-cell table:style-name="ce43" table:formula="of:=2*(DEGREES(ASIN(([.O240]*0.5)/[.$B$4])))" office:value-type="float" office:value="64.1999961050639" calcext:value-type="float">
            <text:p>64,2000</text:p>
          </table:table-cell>
          <table:table-cell table:style-name="ce43" table:formula="of:=[.K240]-[.K239]" office:value-type="float" office:value="0.299949262605303" calcext:value-type="float">
            <text:p>0,2999</text:p>
          </table:table-cell>
          <table:table-cell table:style-name="ce10" table:formula="of:=(SIN((RADIANS(([.J240])*0.5)))*[.$B$4]*2)" office:value-type="float" office:value="244.443346578318" calcext:value-type="float">
            <text:p>244,44</text:p>
          </table:table-cell>
          <table:table-cell table:style-name="ce10" table:formula="of:=(SIN((RADIANS(([.J240])*0.5)))*[.$B$4]*2)-[.M239]" office:value-type="float" office:value="1.02100613019039" calcext:value-type="float">
            <text:p>1,02</text:p>
          </table:table-cell>
          <table:table-cell table:style-name="ce13" table:formula="of:=[.D240]/[.$B$20]" office:value-type="float" office:value="244.443333333333" calcext:value-type="float">
            <text:p>244,44</text:p>
          </table:table-cell>
          <table:table-cell table:style-name="ce13" table:formula="of:=[.F240]/[.$B$20]" office:value-type="float" office:value="1.02083333333333" calcext:value-type="float">
            <text:p>1,02</text:p>
          </table:table-cell>
          <table:table-cell table:style-name="ce10" table:formula="of:=([.$B$21]*([.J240]-[.J239]))/360" office:value-type="float" office:value="71.8034091666643" calcext:value-type="float">
            <text:p>71,80</text:p>
          </table:table-cell>
          <table:table-cell table:style-name="ce10" table:formula="of:=[.A240]*(([.$B$21]*([.K240]-[.K239]))/360)" office:value-type="float" office:value="15363.3308042231" calcext:value-type="float">
            <text:p>15363,33</text:p>
          </table:table-cell>
          <table:table-cell table:style-name="ce20" table:formula="of:=[.H240]*([.F240]/1000000)" office:value-type="float" office:value="71.7899" calcext:value-type="float">
            <text:p>71,79</text:p>
          </table:table-cell>
          <table:table-cell table:style-name="ce20" table:formula="of:=[.S240]+[.T239]" office:value-type="float" office:value="15365.615" calcext:value-type="float">
            <text:p>15365,62</text:p>
          </table:table-cell>
          <table:table-cell table:style-name="ce61" table:formula="of:=1000000*([.R240]-[.T240])" office:value-type="float" office:value="-2284195.77687418" calcext:value-type="float">
            <text:p>-2284195,78</text:p>
          </table:table-cell>
          <table:table-cell table:style-name="ce61" table:formula="of:=([.J240]-[.K240])*3600" office:value-type="float" office:value="0.0140217699595269" calcext:value-type="float">
            <text:p>0,01</text:p>
          </table:table-cell>
          <table:table-cell table:style-name="ce61" table:formula="of:=1000*([.M240]-[.O240])" office:value-type="float" office:value="0.0132449850127614" calcext:value-type="float">
            <text:p>0,01</text:p>
          </table:table-cell>
          <table:table-cell table:number-columns-repeated="1001"/>
        </table:table-row>
        <table:table-row table:style-name="ro1">
          <table:table-cell table:formula="of:=[.A240]+1" office:value-type="float" office:value="215" calcext:value-type="float">
            <text:p>215</text:p>
          </table:table-cell>
          <table:table-cell table:style-name="ce10" table:formula="of:=[.M241]*[.$B$20]" office:value-type="float" office:value="294555.212785418" calcext:value-type="float">
            <text:p>294555,21</text:p>
          </table:table-cell>
          <table:table-cell table:style-name="ce10" table:formula="of:=[.B241]-[.B240]" office:value-type="float" office:value="1223.19689143589" calcext:value-type="float">
            <text:p>1223,20</text:p>
          </table:table-cell>
          <table:table-cell table:style-name="ce34" table:formula="of:=(ROUND([.B241];0))+[.E241]" office:value-type="float" office:value="294555" calcext:value-type="float">
            <text:p>294555</text:p>
          </table:table-cell>
          <table:table-cell office:value-type="float" office:value="0" calcext:value-type="float">
            <text:p>0</text:p>
          </table:table-cell>
          <table:table-cell table:formula="of:=[.D241]-[.D240]" office:value-type="float" office:value="1223" calcext:value-type="float">
            <text:p>1223</text:p>
          </table:table-cell>
          <table:table-cell table:style-name="ce10" table:formula="of:=1000000*[.Q241]/[.C241]" office:value-type="float" office:value="58701.4320175232" calcext:value-type="float">
            <text:p>58701,43</text:p>
          </table:table-cell>
          <table:table-cell table:style-name="ce34" table:formula="of:=([.G241]-MOD([.G241];4))+4*[.I241]" office:value-type="float" office:value="58700" calcext:value-type="float">
            <text:p>587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1]" office:value-type="float" office:value="64.5" calcext:value-type="float">
            <text:p>64,50</text:p>
          </table:table-cell>
          <table:table-cell table:style-name="ce43" table:formula="of:=2*(DEGREES(ASIN(([.O241]*0.5)/[.$B$4])))" office:value-type="float" office:value="64.499947769434" calcext:value-type="float">
            <text:p>64,4999</text:p>
          </table:table-cell>
          <table:table-cell table:style-name="ce43" table:formula="of:=[.K241]-[.K240]" office:value-type="float" office:value="0.299951664370099" calcext:value-type="float">
            <text:p>0,3000</text:p>
          </table:table-cell>
          <table:table-cell table:style-name="ce10" table:formula="of:=(SIN((RADIANS(([.J241])*0.5)))*[.$B$4]*2)" office:value-type="float" office:value="245.462677321181" calcext:value-type="float">
            <text:p>245,46</text:p>
          </table:table-cell>
          <table:table-cell table:style-name="ce10" table:formula="of:=(SIN((RADIANS(([.J241])*0.5)))*[.$B$4]*2)-[.M240]" office:value-type="float" office:value="1.01933074286325" calcext:value-type="float">
            <text:p>1,02</text:p>
          </table:table-cell>
          <table:table-cell table:style-name="ce13" table:formula="of:=[.D241]/[.$B$20]" office:value-type="float" office:value="245.4625" calcext:value-type="float">
            <text:p>245,46</text:p>
          </table:table-cell>
          <table:table-cell table:style-name="ce13" table:formula="of:=[.F241]/[.$B$20]" office:value-type="float" office:value="1.01916666666667" calcext:value-type="float">
            <text:p>1,02</text:p>
          </table:table-cell>
          <table:table-cell table:style-name="ce10" table:formula="of:=([.$B$21]*([.J241]-[.J240]))/360" office:value-type="float" office:value="71.8034091666694" calcext:value-type="float">
            <text:p>71,80</text:p>
          </table:table-cell>
          <table:table-cell table:style-name="ce10" table:formula="of:=[.A241]*(([.$B$21]*([.K241]-[.K240]))/360)" office:value-type="float" office:value="15435.245662342" calcext:value-type="float">
            <text:p>15435,25</text:p>
          </table:table-cell>
          <table:table-cell table:style-name="ce20" table:formula="of:=[.H241]*([.F241]/1000000)" office:value-type="float" office:value="71.7901" calcext:value-type="float">
            <text:p>71,79</text:p>
          </table:table-cell>
          <table:table-cell table:style-name="ce20" table:formula="of:=[.S241]+[.T240]" office:value-type="float" office:value="15437.4051" calcext:value-type="float">
            <text:p>15437,41</text:p>
          </table:table-cell>
          <table:table-cell table:style-name="ce61" table:formula="of:=1000000*([.R241]-[.T241])" office:value-type="float" office:value="-2159437.65798875" calcext:value-type="float">
            <text:p>-2159437,66</text:p>
          </table:table-cell>
          <table:table-cell table:style-name="ce61" table:formula="of:=([.J241]-[.K241])*3600" office:value-type="float" office:value="0.188030037594444" calcext:value-type="float">
            <text:p>0,19</text:p>
          </table:table-cell>
          <table:table-cell table:style-name="ce61" table:formula="of:=1000*([.M241]-[.O241])" office:value-type="float" office:value="0.177321180984791" calcext:value-type="float">
            <text:p>0,18</text:p>
          </table:table-cell>
          <table:table-cell table:number-columns-repeated="1001"/>
        </table:table-row>
        <table:table-row table:style-name="ro1">
          <table:table-cell table:formula="of:=[.A241]+1" office:value-type="float" office:value="216" calcext:value-type="float">
            <text:p>216</text:p>
          </table:table-cell>
          <table:table-cell table:style-name="ce10" table:formula="of:=[.M242]*[.$B$20]" office:value-type="float" office:value="295776.390828406" calcext:value-type="float">
            <text:p>295776,39</text:p>
          </table:table-cell>
          <table:table-cell table:style-name="ce10" table:formula="of:=[.B242]-[.B241]" office:value-type="float" office:value="1221.17804298847" calcext:value-type="float">
            <text:p>1221,18</text:p>
          </table:table-cell>
          <table:table-cell table:style-name="ce34" table:formula="of:=(ROUND([.B242];0))+[.E242]" office:value-type="float" office:value="295776" calcext:value-type="float">
            <text:p>295776</text:p>
          </table:table-cell>
          <table:table-cell office:value-type="float" office:value="0" calcext:value-type="float">
            <text:p>0</text:p>
          </table:table-cell>
          <table:table-cell table:formula="of:=[.D242]-[.D241]" office:value-type="float" office:value="1221" calcext:value-type="float">
            <text:p>1221</text:p>
          </table:table-cell>
          <table:table-cell table:style-name="ce10" table:formula="of:=1000000*[.Q242]/[.C242]" office:value-type="float" office:value="58798.4770762408" calcext:value-type="float">
            <text:p>58798,48</text:p>
          </table:table-cell>
          <table:table-cell table:style-name="ce34" table:formula="of:=([.G242]-MOD([.G242];4))+4*[.I242]" office:value-type="float" office:value="58796" calcext:value-type="float">
            <text:p>587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2]" office:value-type="float" office:value="64.8" calcext:value-type="float">
            <text:p>64,80</text:p>
          </table:table-cell>
          <table:table-cell table:style-name="ce43" table:formula="of:=2*(DEGREES(ASIN(([.O242]*0.5)/[.$B$4])))" office:value-type="float" office:value="64.7999039077411" calcext:value-type="float">
            <text:p>64,7999</text:p>
          </table:table-cell>
          <table:table-cell table:style-name="ce43" table:formula="of:=[.K242]-[.K241]" office:value-type="float" office:value="0.299956138307095" calcext:value-type="float">
            <text:p>0,3000</text:p>
          </table:table-cell>
          <table:table-cell table:style-name="ce10" table:formula="of:=(SIN((RADIANS(([.J242])*0.5)))*[.$B$4]*2)" office:value-type="float" office:value="246.480325690338" calcext:value-type="float">
            <text:p>246,48</text:p>
          </table:table-cell>
          <table:table-cell table:style-name="ce10" table:formula="of:=(SIN((RADIANS(([.J242])*0.5)))*[.$B$4]*2)-[.M241]" office:value-type="float" office:value="1.01764836915709" calcext:value-type="float">
            <text:p>1,02</text:p>
          </table:table-cell>
          <table:table-cell table:style-name="ce13" table:formula="of:=[.D242]/[.$B$20]" office:value-type="float" office:value="246.48" calcext:value-type="float">
            <text:p>246,48</text:p>
          </table:table-cell>
          <table:table-cell table:style-name="ce13" table:formula="of:=[.F242]/[.$B$20]" office:value-type="float" office:value="1.0175" calcext:value-type="float">
            <text:p>1,02</text:p>
          </table:table-cell>
          <table:table-cell table:style-name="ce10" table:formula="of:=([.$B$21]*([.J242]-[.J241]))/360" office:value-type="float" office:value="71.803409166666" calcext:value-type="float">
            <text:p>71,80</text:p>
          </table:table-cell>
          <table:table-cell table:style-name="ce10" table:formula="of:=[.A242]*(([.$B$21]*([.K242]-[.K241]))/360)" office:value-type="float" office:value="15507.2687982607" calcext:value-type="float">
            <text:p>15507,27</text:p>
          </table:table-cell>
          <table:table-cell table:style-name="ce20" table:formula="of:=[.H242]*([.F242]/1000000)" office:value-type="float" office:value="71.789916" calcext:value-type="float">
            <text:p>71,79</text:p>
          </table:table-cell>
          <table:table-cell table:style-name="ce20" table:formula="of:=[.S242]+[.T241]" office:value-type="float" office:value="15509.195016" calcext:value-type="float">
            <text:p>15509,20</text:p>
          </table:table-cell>
          <table:table-cell table:style-name="ce61" table:formula="of:=1000000*([.R242]-[.T242])" office:value-type="float" office:value="-1926217.73930841" calcext:value-type="float">
            <text:p>-1926217,74</text:p>
          </table:table-cell>
          <table:table-cell table:style-name="ce61" table:formula="of:=([.J242]-[.K242])*3600" office:value-type="float" office:value="0.345932132040616" calcext:value-type="float">
            <text:p>0,35</text:p>
          </table:table-cell>
          <table:table-cell table:style-name="ce61" table:formula="of:=1000*([.M242]-[.O242])" office:value-type="float" office:value="0.325690338002005" calcext:value-type="float">
            <text:p>0,33</text:p>
          </table:table-cell>
          <table:table-cell table:number-columns-repeated="1001"/>
        </table:table-row>
        <table:table-row table:style-name="ro1">
          <table:table-cell table:formula="of:=[.A242]+1" office:value-type="float" office:value="217" calcext:value-type="float">
            <text:p>217</text:p>
          </table:table-cell>
          <table:table-cell table:style-name="ce10" table:formula="of:=[.M243]*[.$B$20]" office:value-type="float" office:value="296995.54165313" calcext:value-type="float">
            <text:p>296995,54</text:p>
          </table:table-cell>
          <table:table-cell table:style-name="ce10" table:formula="of:=[.B243]-[.B242]" office:value-type="float" office:value="1219.15082472377" calcext:value-type="float">
            <text:p>1219,15</text:p>
          </table:table-cell>
          <table:table-cell table:style-name="ce34" table:formula="of:=(ROUND([.B243];0))+[.E243]" office:value-type="float" office:value="296996" calcext:value-type="float">
            <text:p>296996</text:p>
          </table:table-cell>
          <table:table-cell office:value-type="float" office:value="0" calcext:value-type="float">
            <text:p>0</text:p>
          </table:table-cell>
          <table:table-cell table:formula="of:=[.D243]-[.D242]" office:value-type="float" office:value="1220" calcext:value-type="float">
            <text:p>1220</text:p>
          </table:table-cell>
          <table:table-cell table:style-name="ce10" table:formula="of:=1000000*[.Q243]/[.C243]" office:value-type="float" office:value="58896.2478723132" calcext:value-type="float">
            <text:p>58896,25</text:p>
          </table:table-cell>
          <table:table-cell table:style-name="ce34" table:formula="of:=([.G243]-MOD([.G243];4))+4*[.I243]" office:value-type="float" office:value="58896" calcext:value-type="float">
            <text:p>588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3]" office:value-type="float" office:value="65.1" calcext:value-type="float">
            <text:p>65,10</text:p>
          </table:table-cell>
          <table:table-cell table:style-name="ce43" table:formula="of:=2*(DEGREES(ASIN(([.O243]*0.5)/[.$B$4])))" office:value-type="float" office:value="65.1001128808947" calcext:value-type="float">
            <text:p>65,1001</text:p>
          </table:table-cell>
          <table:table-cell table:style-name="ce43" table:formula="of:=[.K243]-[.K242]" office:value-type="float" office:value="0.300208973153602" calcext:value-type="float">
            <text:p>0,3002</text:p>
          </table:table-cell>
          <table:table-cell table:style-name="ce10" table:formula="of:=(SIN((RADIANS(([.J243])*0.5)))*[.$B$4]*2)" office:value-type="float" office:value="247.496284710942" calcext:value-type="float">
            <text:p>247,50</text:p>
          </table:table-cell>
          <table:table-cell table:style-name="ce10" table:formula="of:=(SIN((RADIANS(([.J243])*0.5)))*[.$B$4]*2)-[.M242]" office:value-type="float" office:value="1.01595902060311" calcext:value-type="float">
            <text:p>1,02</text:p>
          </table:table-cell>
          <table:table-cell table:style-name="ce13" table:formula="of:=[.D243]/[.$B$20]" office:value-type="float" office:value="247.496666666667" calcext:value-type="float">
            <text:p>247,50</text:p>
          </table:table-cell>
          <table:table-cell table:style-name="ce13" table:formula="of:=[.F243]/[.$B$20]" office:value-type="float" office:value="1.01666666666667" calcext:value-type="float">
            <text:p>1,02</text:p>
          </table:table-cell>
          <table:table-cell table:style-name="ce10" table:formula="of:=([.$B$21]*([.J243]-[.J242]))/360" office:value-type="float" office:value="71.803409166666" calcext:value-type="float">
            <text:p>71,80</text:p>
          </table:table-cell>
          <table:table-cell table:style-name="ce10" table:formula="of:=[.A243]*(([.$B$21]*([.K243]-[.K242]))/360)" office:value-type="float" office:value="15592.1933948769" calcext:value-type="float">
            <text:p>15592,19</text:p>
          </table:table-cell>
          <table:table-cell table:style-name="ce20" table:formula="of:=[.H243]*([.F243]/1000000)" office:value-type="float" office:value="71.85312" calcext:value-type="float">
            <text:p>71,85</text:p>
          </table:table-cell>
          <table:table-cell table:style-name="ce20" table:formula="of:=[.S243]+[.T242]" office:value-type="float" office:value="15581.048136" calcext:value-type="float">
            <text:p>15581,05</text:p>
          </table:table-cell>
          <table:table-cell table:style-name="ce61" table:formula="of:=1000000*([.R243]-[.T243])" office:value-type="float" office:value="11145258.8769389" calcext:value-type="float">
            <text:p>11145258,88</text:p>
          </table:table-cell>
          <table:table-cell table:style-name="ce61" table:formula="of:=([.J243]-[.K243])*3600" office:value-type="float" office:value="-0.406371220935853" calcext:value-type="float">
            <text:p>-0,41</text:p>
          </table:table-cell>
          <table:table-cell table:style-name="ce61" table:formula="of:=1000*([.M243]-[.O243])" office:value-type="float" office:value="-0.381955725003991" calcext:value-type="float">
            <text:p>-0,38</text:p>
          </table:table-cell>
          <table:table-cell table:number-columns-repeated="1001"/>
        </table:table-row>
        <table:table-row table:style-name="ro1">
          <table:table-cell table:formula="of:=[.A243]+1" office:value-type="float" office:value="218" calcext:value-type="float">
            <text:p>218</text:p>
          </table:table-cell>
          <table:table-cell table:style-name="ce10" table:formula="of:=[.M244]*[.$B$20]" office:value-type="float" office:value="298212.656903666" calcext:value-type="float">
            <text:p>298212,66</text:p>
          </table:table-cell>
          <table:table-cell table:style-name="ce10" table:formula="of:=[.B244]-[.B243]" office:value-type="float" office:value="1217.11525053566" calcext:value-type="float">
            <text:p>1217,12</text:p>
          </table:table-cell>
          <table:table-cell table:style-name="ce34" table:formula="of:=(ROUND([.B244];0))+[.E244]" office:value-type="float" office:value="298213" calcext:value-type="float">
            <text:p>298213</text:p>
          </table:table-cell>
          <table:table-cell office:value-type="float" office:value="0" calcext:value-type="float">
            <text:p>0</text:p>
          </table:table-cell>
          <table:table-cell table:formula="of:=[.D244]-[.D243]" office:value-type="float" office:value="1217" calcext:value-type="float">
            <text:p>1217</text:p>
          </table:table-cell>
          <table:table-cell table:style-name="ce10" table:formula="of:=1000000*[.Q244]/[.C244]" office:value-type="float" office:value="58994.7493756774" calcext:value-type="float">
            <text:p>58994,75</text:p>
          </table:table-cell>
          <table:table-cell table:style-name="ce34" table:formula="of:=([.G244]-MOD([.G244];4))+4*[.I244]" office:value-type="float" office:value="58992" calcext:value-type="float">
            <text:p>589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4]" office:value-type="float" office:value="65.4" calcext:value-type="float">
            <text:p>65,40</text:p>
          </table:table-cell>
          <table:table-cell table:style-name="ce43" table:formula="of:=2*(DEGREES(ASIN(([.O244]*0.5)/[.$B$4])))" office:value-type="float" office:value="65.4000846389071" calcext:value-type="float">
            <text:p>65,4001</text:p>
          </table:table-cell>
          <table:table-cell table:style-name="ce43" table:formula="of:=[.K244]-[.K243]" office:value-type="float" office:value="0.299971758012404" calcext:value-type="float">
            <text:p>0,3000</text:p>
          </table:table-cell>
          <table:table-cell table:style-name="ce10" table:formula="of:=(SIN((RADIANS(([.J244])*0.5)))*[.$B$4]*2)" office:value-type="float" office:value="248.510547419721" calcext:value-type="float">
            <text:p>248,51</text:p>
          </table:table-cell>
          <table:table-cell table:style-name="ce10" table:formula="of:=(SIN((RADIANS(([.J244])*0.5)))*[.$B$4]*2)-[.M243]" office:value-type="float" office:value="1.01426270877974" calcext:value-type="float">
            <text:p>1,01</text:p>
          </table:table-cell>
          <table:table-cell table:style-name="ce13" table:formula="of:=[.D244]/[.$B$20]" office:value-type="float" office:value="248.510833333333" calcext:value-type="float">
            <text:p>248,51</text:p>
          </table:table-cell>
          <table:table-cell table:style-name="ce13" table:formula="of:=[.F244]/[.$B$20]" office:value-type="float" office:value="1.01416666666667" calcext:value-type="float">
            <text:p>1,01</text:p>
          </table:table-cell>
          <table:table-cell table:style-name="ce10" table:formula="of:=([.$B$21]*([.J244]-[.J243]))/360" office:value-type="float" office:value="71.803409166666" calcext:value-type="float">
            <text:p>71,80</text:p>
          </table:table-cell>
          <table:table-cell table:style-name="ce10" table:formula="of:=[.A244]*(([.$B$21]*([.K244]-[.K243]))/360)" office:value-type="float" office:value="15651.6696120799" calcext:value-type="float">
            <text:p>15651,67</text:p>
          </table:table-cell>
          <table:table-cell table:style-name="ce20" table:formula="of:=[.H244]*([.F244]/1000000)" office:value-type="float" office:value="71.793264" calcext:value-type="float">
            <text:p>71,79</text:p>
          </table:table-cell>
          <table:table-cell table:style-name="ce20" table:formula="of:=[.S244]+[.T243]" office:value-type="float" office:value="15652.8414" calcext:value-type="float">
            <text:p>15652,84</text:p>
          </table:table-cell>
          <table:table-cell table:style-name="ce61" table:formula="of:=1000000*([.R244]-[.T244])" office:value-type="float" office:value="-1171787.92014784" calcext:value-type="float">
            <text:p>-1171787,92</text:p>
          </table:table-cell>
          <table:table-cell table:style-name="ce61" table:formula="of:=([.J244]-[.K244])*3600" office:value-type="float" office:value="-0.304700065549923" calcext:value-type="float">
            <text:p>-0,30</text:p>
          </table:table-cell>
          <table:table-cell table:style-name="ce61" table:formula="of:=1000*([.M244]-[.O244])" office:value-type="float" office:value="-0.285913612003696" calcext:value-type="float">
            <text:p>-0,29</text:p>
          </table:table-cell>
          <table:table-cell table:number-columns-repeated="1001"/>
        </table:table-row>
        <table:table-row table:style-name="ro1">
          <table:table-cell table:formula="of:=[.A244]+1" office:value-type="float" office:value="219" calcext:value-type="float">
            <text:p>219</text:p>
          </table:table-cell>
          <table:table-cell table:style-name="ce10" table:formula="of:=[.M245]*[.$B$20]" office:value-type="float" office:value="299427.728238042" calcext:value-type="float">
            <text:p>299427,73</text:p>
          </table:table-cell>
          <table:table-cell table:style-name="ce10" table:formula="of:=[.B245]-[.B244]" office:value-type="float" office:value="1215.071334376" calcext:value-type="float">
            <text:p>1215,07</text:p>
          </table:table-cell>
          <table:table-cell table:style-name="ce34" table:formula="of:=(ROUND([.B245];0))+[.E245]" office:value-type="float" office:value="299428" calcext:value-type="float">
            <text:p>299428</text:p>
          </table:table-cell>
          <table:table-cell office:value-type="float" office:value="0" calcext:value-type="float">
            <text:p>0</text:p>
          </table:table-cell>
          <table:table-cell table:formula="of:=[.D245]-[.D244]" office:value-type="float" office:value="1215" calcext:value-type="float">
            <text:p>1215</text:p>
          </table:table-cell>
          <table:table-cell table:style-name="ce10" table:formula="of:=1000000*[.Q245]/[.C245]" office:value-type="float" office:value="59093.9866123503" calcext:value-type="float">
            <text:p>59093,99</text:p>
          </table:table-cell>
          <table:table-cell table:style-name="ce34" table:formula="of:=([.G245]-MOD([.G245];4))+4*[.I245]" office:value-type="float" office:value="59092" calcext:value-type="float">
            <text:p>590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5]" office:value-type="float" office:value="65.7" calcext:value-type="float">
            <text:p>65,70</text:p>
          </table:table-cell>
          <table:table-cell table:style-name="ce43" table:formula="of:=2*(DEGREES(ASIN(([.O245]*0.5)/[.$B$4])))" office:value-type="float" office:value="65.7000671544264" calcext:value-type="float">
            <text:p>65,7001</text:p>
          </table:table-cell>
          <table:table-cell table:style-name="ce43" table:formula="of:=[.K245]-[.K244]" office:value-type="float" office:value="0.299982515519304" calcext:value-type="float">
            <text:p>0,3000</text:p>
          </table:table-cell>
          <table:table-cell table:style-name="ce10" table:formula="of:=(SIN((RADIANS(([.J245])*0.5)))*[.$B$4]*2)" office:value-type="float" office:value="249.523106865035" calcext:value-type="float">
            <text:p>249,52</text:p>
          </table:table-cell>
          <table:table-cell table:style-name="ce10" table:formula="of:=(SIN((RADIANS(([.J245])*0.5)))*[.$B$4]*2)-[.M244]" office:value-type="float" office:value="1.01255944531331" calcext:value-type="float">
            <text:p>1,01</text:p>
          </table:table-cell>
          <table:table-cell table:style-name="ce13" table:formula="of:=[.D245]/[.$B$20]" office:value-type="float" office:value="249.523333333333" calcext:value-type="float">
            <text:p>249,52</text:p>
          </table:table-cell>
          <table:table-cell table:style-name="ce13" table:formula="of:=[.F245]/[.$B$20]" office:value-type="float" office:value="1.0125" calcext:value-type="float">
            <text:p>1,01</text:p>
          </table:table-cell>
          <table:table-cell table:style-name="ce10" table:formula="of:=([.$B$21]*([.J245]-[.J244]))/360" office:value-type="float" office:value="71.803409166666" calcext:value-type="float">
            <text:p>71,80</text:p>
          </table:table-cell>
          <table:table-cell table:style-name="ce10" table:formula="of:=[.A245]*(([.$B$21]*([.K245]-[.K244]))/360)" office:value-type="float" office:value="15724.0301324153" calcext:value-type="float">
            <text:p>15724,03</text:p>
          </table:table-cell>
          <table:table-cell table:style-name="ce20" table:formula="of:=[.H245]*([.F245]/1000000)" office:value-type="float" office:value="71.79678" calcext:value-type="float">
            <text:p>71,80</text:p>
          </table:table-cell>
          <table:table-cell table:style-name="ce20" table:formula="of:=[.S245]+[.T244]" office:value-type="float" office:value="15724.63818" calcext:value-type="float">
            <text:p>15724,64</text:p>
          </table:table-cell>
          <table:table-cell table:style-name="ce61" table:formula="of:=1000000*([.R245]-[.T245])" office:value-type="float" office:value="-608047.584701126" calcext:value-type="float">
            <text:p>-608047,58</text:p>
          </table:table-cell>
          <table:table-cell table:style-name="ce61" table:formula="of:=([.J245]-[.K245])*3600" office:value-type="float" office:value="-0.241755935053334" calcext:value-type="float">
            <text:p>-0,24</text:p>
          </table:table-cell>
          <table:table-cell table:style-name="ce61" table:formula="of:=1000*([.M245]-[.O245])" office:value-type="float" office:value="-0.226468297995552" calcext:value-type="float">
            <text:p>-0,23</text:p>
          </table:table-cell>
          <table:table-cell table:number-columns-repeated="1001"/>
        </table:table-row>
        <table:table-row table:style-name="ro1">
          <table:table-cell table:formula="of:=[.A245]+1" office:value-type="float" office:value="220" calcext:value-type="float">
            <text:p>220</text:p>
          </table:table-cell>
          <table:table-cell table:style-name="ce10" table:formula="of:=[.M246]*[.$B$20]" office:value-type="float" office:value="300640.747328295" calcext:value-type="float">
            <text:p>300640,75</text:p>
          </table:table-cell>
          <table:table-cell table:style-name="ce10" table:formula="of:=[.B246]-[.B245]" office:value-type="float" office:value="1213.01909025345" calcext:value-type="float">
            <text:p>1213,02</text:p>
          </table:table-cell>
          <table:table-cell table:style-name="ce34" table:formula="of:=(ROUND([.B246];0))+[.E246]" office:value-type="float" office:value="300641" calcext:value-type="float">
            <text:p>300641</text:p>
          </table:table-cell>
          <table:table-cell office:value-type="float" office:value="0" calcext:value-type="float">
            <text:p>0</text:p>
          </table:table-cell>
          <table:table-cell table:formula="of:=[.D246]-[.D245]" office:value-type="float" office:value="1213" calcext:value-type="float">
            <text:p>1213</text:p>
          </table:table-cell>
          <table:table-cell table:style-name="ce10" table:formula="of:=1000000*[.Q246]/[.C246]" office:value-type="float" office:value="59193.9646651946" calcext:value-type="float">
            <text:p>59193,96</text:p>
          </table:table-cell>
          <table:table-cell table:style-name="ce34" table:formula="of:=([.G246]-MOD([.G246];4))+4*[.I246]" office:value-type="float" office:value="59192" calcext:value-type="float">
            <text:p>591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6]" office:value-type="float" office:value="66" calcext:value-type="float">
            <text:p>66,00</text:p>
          </table:table-cell>
          <table:table-cell table:style-name="ce43" table:formula="of:=2*(DEGREES(ASIN(([.O246]*0.5)/[.$B$4])))" office:value-type="float" office:value="66.0000625430183" calcext:value-type="float">
            <text:p>66,0001</text:p>
          </table:table-cell>
          <table:table-cell table:style-name="ce43" table:formula="of:=[.K246]-[.K245]" office:value-type="float" office:value="0.299995388591896" calcext:value-type="float">
            <text:p>0,3000</text:p>
          </table:table-cell>
          <table:table-cell table:style-name="ce10" table:formula="of:=(SIN((RADIANS(([.J246])*0.5)))*[.$B$4]*2)" office:value-type="float" office:value="250.533956106913" calcext:value-type="float">
            <text:p>250,53</text:p>
          </table:table-cell>
          <table:table-cell table:style-name="ce10" table:formula="of:=(SIN((RADIANS(([.J246])*0.5)))*[.$B$4]*2)-[.M245]" office:value-type="float" office:value="1.01084924187788" calcext:value-type="float">
            <text:p>1,01</text:p>
          </table:table-cell>
          <table:table-cell table:style-name="ce13" table:formula="of:=[.D246]/[.$B$20]" office:value-type="float" office:value="250.534166666667" calcext:value-type="float">
            <text:p>250,53</text:p>
          </table:table-cell>
          <table:table-cell table:style-name="ce13" table:formula="of:=[.F246]/[.$B$20]" office:value-type="float" office:value="1.01083333333333" calcext:value-type="float">
            <text:p>1,01</text:p>
          </table:table-cell>
          <table:table-cell table:style-name="ce10" table:formula="of:=([.$B$21]*([.J246]-[.J245]))/360" office:value-type="float" office:value="71.8034091666694" calcext:value-type="float">
            <text:p>71,80</text:p>
          </table:table-cell>
          <table:table-cell table:style-name="ce10" table:formula="of:=[.A246]*(([.$B$21]*([.K246]-[.K245]))/360)" office:value-type="float" office:value="15796.5071991298" calcext:value-type="float">
            <text:p>15796,51</text:p>
          </table:table-cell>
          <table:table-cell table:style-name="ce20" table:formula="of:=[.H246]*([.F246]/1000000)" office:value-type="float" office:value="71.799896" calcext:value-type="float">
            <text:p>71,80</text:p>
          </table:table-cell>
          <table:table-cell table:style-name="ce20" table:formula="of:=[.S246]+[.T245]" office:value-type="float" office:value="15796.438076" calcext:value-type="float">
            <text:p>15796,44</text:p>
          </table:table-cell>
          <table:table-cell table:style-name="ce61" table:formula="of:=1000000*([.R246]-[.T246])" office:value-type="float" office:value="69123.1298260391" calcext:value-type="float">
            <text:p>69123,13</text:p>
          </table:table-cell>
          <table:table-cell table:style-name="ce61" table:formula="of:=([.J246]-[.K246])*3600" office:value-type="float" office:value="-0.225154865887589" calcext:value-type="float">
            <text:p>-0,23</text:p>
          </table:table-cell>
          <table:table-cell table:style-name="ce61" table:formula="of:=1000*([.M246]-[.O246])" office:value-type="float" office:value="-0.21055975400941" calcext:value-type="float">
            <text:p>-0,21</text:p>
          </table:table-cell>
          <table:table-cell table:number-columns-repeated="1001"/>
        </table:table-row>
        <table:table-row table:style-name="ro1">
          <table:table-cell table:formula="of:=[.A246]+1" office:value-type="float" office:value="221" calcext:value-type="float">
            <text:p>221</text:p>
          </table:table-cell>
          <table:table-cell table:style-name="ce10" table:formula="of:=[.M247]*[.$B$20]" office:value-type="float" office:value="301851.705860529" calcext:value-type="float">
            <text:p>301851,71</text:p>
          </table:table-cell>
          <table:table-cell table:style-name="ce10" table:formula="of:=[.B247]-[.B246]" office:value-type="float" office:value="1210.95853223372" calcext:value-type="float">
            <text:p>1210,96</text:p>
          </table:table-cell>
          <table:table-cell table:style-name="ce34" table:formula="of:=(ROUND([.B247];0))+[.E247]" office:value-type="float" office:value="301852" calcext:value-type="float">
            <text:p>301852</text:p>
          </table:table-cell>
          <table:table-cell office:value-type="float" office:value="0" calcext:value-type="float">
            <text:p>0</text:p>
          </table:table-cell>
          <table:table-cell table:formula="of:=[.D247]-[.D246]" office:value-type="float" office:value="1211" calcext:value-type="float">
            <text:p>1211</text:p>
          </table:table-cell>
          <table:table-cell table:style-name="ce10" table:formula="of:=1000000*[.Q247]/[.C247]" office:value-type="float" office:value="59294.6886746139" calcext:value-type="float">
            <text:p>59294,69</text:p>
          </table:table-cell>
          <table:table-cell table:style-name="ce34" table:formula="of:=([.G247]-MOD([.G247];4))+4*[.I247]" office:value-type="float" office:value="59292" calcext:value-type="float">
            <text:p>592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7]" office:value-type="float" office:value="66.3" calcext:value-type="float">
            <text:p>66,30</text:p>
          </table:table-cell>
          <table:table-cell table:style-name="ce43" table:formula="of:=2*(DEGREES(ASIN(([.O247]*0.5)/[.$B$4])))" office:value-type="float" office:value="66.3000729316481" calcext:value-type="float">
            <text:p>66,3001</text:p>
          </table:table-cell>
          <table:table-cell table:style-name="ce43" table:formula="of:=[.K247]-[.K246]" office:value-type="float" office:value="0.300010388629801" calcext:value-type="float">
            <text:p>0,3000</text:p>
          </table:table-cell>
          <table:table-cell table:style-name="ce10" table:formula="of:=(SIN((RADIANS(([.J247])*0.5)))*[.$B$4]*2)" office:value-type="float" office:value="251.543088217107" calcext:value-type="float">
            <text:p>251,54</text:p>
          </table:table-cell>
          <table:table-cell table:style-name="ce10" table:formula="of:=(SIN((RADIANS(([.J247])*0.5)))*[.$B$4]*2)-[.M246]" office:value-type="float" office:value="1.00913211019477" calcext:value-type="float">
            <text:p>1,01</text:p>
          </table:table-cell>
          <table:table-cell table:style-name="ce13" table:formula="of:=[.D247]/[.$B$20]" office:value-type="float" office:value="251.543333333333" calcext:value-type="float">
            <text:p>251,54</text:p>
          </table:table-cell>
          <table:table-cell table:style-name="ce13" table:formula="of:=[.F247]/[.$B$20]" office:value-type="float" office:value="1.00916666666667" calcext:value-type="float">
            <text:p>1,01</text:p>
          </table:table-cell>
          <table:table-cell table:style-name="ce10" table:formula="of:=([.$B$21]*([.J247]-[.J246]))/360" office:value-type="float" office:value="71.803409166666" calcext:value-type="float">
            <text:p>71,80</text:p>
          </table:table-cell>
          <table:table-cell table:style-name="ce10" table:formula="of:=[.A247]*(([.$B$21]*([.K247]-[.K246]))/360)" office:value-type="float" office:value="15869.1029342567" calcext:value-type="float">
            <text:p>15869,10</text:p>
          </table:table-cell>
          <table:table-cell table:style-name="ce20" table:formula="of:=[.H247]*([.F247]/1000000)" office:value-type="float" office:value="71.802612" calcext:value-type="float">
            <text:p>71,80</text:p>
          </table:table-cell>
          <table:table-cell table:style-name="ce20" table:formula="of:=[.S247]+[.T246]" office:value-type="float" office:value="15868.240688" calcext:value-type="float">
            <text:p>15868,24</text:p>
          </table:table-cell>
          <table:table-cell table:style-name="ce61" table:formula="of:=1000000*([.R247]-[.T247])" office:value-type="float" office:value="862246.256705475" calcext:value-type="float">
            <text:p>862246,26</text:p>
          </table:table-cell>
          <table:table-cell table:style-name="ce61" table:formula="of:=([.J247]-[.K247])*3600" office:value-type="float" office:value="-0.262553933180243" calcext:value-type="float">
            <text:p>-0,26</text:p>
          </table:table-cell>
          <table:table-cell table:style-name="ce61" table:formula="of:=1000*([.M247]-[.O247])" office:value-type="float" office:value="-0.245116226011532" calcext:value-type="float">
            <text:p>-0,25</text:p>
          </table:table-cell>
          <table:table-cell table:number-columns-repeated="1001"/>
        </table:table-row>
        <table:table-row table:style-name="ro1">
          <table:table-cell table:formula="of:=[.A247]+1" office:value-type="float" office:value="222" calcext:value-type="float">
            <text:p>222</text:p>
          </table:table-cell>
          <table:table-cell table:style-name="ce10" table:formula="of:=[.M248]*[.$B$20]" office:value-type="float" office:value="303060.595534969" calcext:value-type="float">
            <text:p>303060,60</text:p>
          </table:table-cell>
          <table:table-cell table:style-name="ce10" table:formula="of:=[.B248]-[.B247]" office:value-type="float" office:value="1208.88967443997" calcext:value-type="float">
            <text:p>1208,89</text:p>
          </table:table-cell>
          <table:table-cell table:style-name="ce34" table:formula="of:=(ROUND([.B248];0))+[.E248]" office:value-type="float" office:value="303061" calcext:value-type="float">
            <text:p>303061</text:p>
          </table:table-cell>
          <table:table-cell office:value-type="float" office:value="0" calcext:value-type="float">
            <text:p>0</text:p>
          </table:table-cell>
          <table:table-cell table:formula="of:=[.D248]-[.D247]" office:value-type="float" office:value="1209" calcext:value-type="float">
            <text:p>1209</text:p>
          </table:table-cell>
          <table:table-cell table:style-name="ce10" table:formula="of:=1000000*[.Q248]/[.C248]" office:value-type="float" office:value="59396.1638392931" calcext:value-type="float">
            <text:p>59396,16</text:p>
          </table:table-cell>
          <table:table-cell table:style-name="ce34" table:formula="of:=([.G248]-MOD([.G248];4))+4*[.I248]" office:value-type="float" office:value="59396" calcext:value-type="float">
            <text:p>593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8]" office:value-type="float" office:value="66.6" calcext:value-type="float">
            <text:p>66,60</text:p>
          </table:table-cell>
          <table:table-cell table:style-name="ce43" table:formula="of:=2*(DEGREES(ASIN(([.O248]*0.5)/[.$B$4])))" office:value-type="float" office:value="66.6001004589104" calcext:value-type="float">
            <text:p>66,6001</text:p>
          </table:table-cell>
          <table:table-cell table:style-name="ce43" table:formula="of:=[.K248]-[.K247]" office:value-type="float" office:value="0.300027527262301" calcext:value-type="float">
            <text:p>0,3000</text:p>
          </table:table-cell>
          <table:table-cell table:style-name="ce10" table:formula="of:=(SIN((RADIANS(([.J248])*0.5)))*[.$B$4]*2)" office:value-type="float" office:value="252.550496279141" calcext:value-type="float">
            <text:p>252,55</text:p>
          </table:table-cell>
          <table:table-cell table:style-name="ce10" table:formula="of:=(SIN((RADIANS(([.J248])*0.5)))*[.$B$4]*2)-[.M247]" office:value-type="float" office:value="1.00740806203333" calcext:value-type="float">
            <text:p>1,01</text:p>
          </table:table-cell>
          <table:table-cell table:style-name="ce13" table:formula="of:=[.D248]/[.$B$20]" office:value-type="float" office:value="252.550833333333" calcext:value-type="float">
            <text:p>252,55</text:p>
          </table:table-cell>
          <table:table-cell table:style-name="ce13" table:formula="of:=[.F248]/[.$B$20]" office:value-type="float" office:value="1.0075" calcext:value-type="float">
            <text:p>1,01</text:p>
          </table:table-cell>
          <table:table-cell table:style-name="ce10" table:formula="of:=([.$B$21]*([.J248]-[.J247]))/360" office:value-type="float" office:value="71.803409166666" calcext:value-type="float">
            <text:p>71,80</text:p>
          </table:table-cell>
          <table:table-cell table:style-name="ce10" table:formula="of:=[.A248]*(([.$B$21]*([.K248]-[.K247]))/360)" office:value-type="float" office:value="15941.8194829459" calcext:value-type="float">
            <text:p>15941,82</text:p>
          </table:table-cell>
          <table:table-cell table:style-name="ce20" table:formula="of:=[.H248]*([.F248]/1000000)" office:value-type="float" office:value="71.809764" calcext:value-type="float">
            <text:p>71,81</text:p>
          </table:table-cell>
          <table:table-cell table:style-name="ce20" table:formula="of:=[.S248]+[.T247]" office:value-type="float" office:value="15940.050452" calcext:value-type="float">
            <text:p>15940,05</text:p>
          </table:table-cell>
          <table:table-cell table:style-name="ce61" table:formula="of:=1000000*([.R248]-[.T248])" office:value-type="float" office:value="1769030.94591398" calcext:value-type="float">
            <text:p>1769030,95</text:p>
          </table:table-cell>
          <table:table-cell table:style-name="ce61" table:formula="of:=([.J248]-[.K248])*3600" office:value-type="float" office:value="-0.361652077475583" calcext:value-type="float">
            <text:p>-0,36</text:p>
          </table:table-cell>
          <table:table-cell table:style-name="ce61" table:formula="of:=1000*([.M248]-[.O248])" office:value-type="float" office:value="-0.33705419201624" calcext:value-type="float">
            <text:p>-0,34</text:p>
          </table:table-cell>
          <table:table-cell table:number-columns-repeated="1001"/>
        </table:table-row>
        <table:table-row table:style-name="ro1">
          <table:table-cell table:formula="of:=[.A248]+1" office:value-type="float" office:value="223" calcext:value-type="float">
            <text:p>223</text:p>
          </table:table-cell>
          <table:table-cell table:style-name="ce10" table:formula="of:=[.M249]*[.$B$20]" office:value-type="float" office:value="304267.40806602" calcext:value-type="float">
            <text:p>304267,41</text:p>
          </table:table-cell>
          <table:table-cell table:style-name="ce10" table:formula="of:=[.B249]-[.B248]" office:value-type="float" office:value="1206.81253105181" calcext:value-type="float">
            <text:p>1206,81</text:p>
          </table:table-cell>
          <table:table-cell table:style-name="ce34" table:formula="of:=(ROUND([.B249];0))+[.E249]" office:value-type="float" office:value="304267" calcext:value-type="float">
            <text:p>304267</text:p>
          </table:table-cell>
          <table:table-cell office:value-type="float" office:value="0" calcext:value-type="float">
            <text:p>0</text:p>
          </table:table-cell>
          <table:table-cell table:formula="of:=[.D249]-[.D248]" office:value-type="float" office:value="1206" calcext:value-type="float">
            <text:p>1206</text:p>
          </table:table-cell>
          <table:table-cell table:style-name="ce10" table:formula="of:=1000000*[.Q249]/[.C249]" office:value-type="float" office:value="59498.3954169626" calcext:value-type="float">
            <text:p>59498,40</text:p>
          </table:table-cell>
          <table:table-cell table:style-name="ce34" table:formula="of:=([.G249]-MOD([.G249];4))+4*[.I249]" office:value-type="float" office:value="59496" calcext:value-type="float">
            <text:p>594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49]" office:value-type="float" office:value="66.9" calcext:value-type="float">
            <text:p>66,90</text:p>
          </table:table-cell>
          <table:table-cell table:style-name="ce43" table:formula="of:=2*(DEGREES(ASIN(([.O249]*0.5)/[.$B$4])))" office:value-type="float" office:value="66.8998984718077" calcext:value-type="float">
            <text:p>66,8999</text:p>
          </table:table-cell>
          <table:table-cell table:style-name="ce43" table:formula="of:=[.K249]-[.K248]" office:value-type="float" office:value="0.299798012897298" calcext:value-type="float">
            <text:p>0,2998</text:p>
          </table:table-cell>
          <table:table-cell table:style-name="ce10" table:formula="of:=(SIN((RADIANS(([.J249])*0.5)))*[.$B$4]*2)" office:value-type="float" office:value="253.55617338835" calcext:value-type="float">
            <text:p>253,56</text:p>
          </table:table-cell>
          <table:table-cell table:style-name="ce10" table:formula="of:=(SIN((RADIANS(([.J249])*0.5)))*[.$B$4]*2)-[.M248]" office:value-type="float" office:value="1.00567710920981" calcext:value-type="float">
            <text:p>1,01</text:p>
          </table:table-cell>
          <table:table-cell table:style-name="ce13" table:formula="of:=[.D249]/[.$B$20]" office:value-type="float" office:value="253.555833333333" calcext:value-type="float">
            <text:p>253,56</text:p>
          </table:table-cell>
          <table:table-cell table:style-name="ce13" table:formula="of:=[.F249]/[.$B$20]" office:value-type="float" office:value="1.005" calcext:value-type="float">
            <text:p>1,01</text:p>
          </table:table-cell>
          <table:table-cell table:style-name="ce10" table:formula="of:=([.$B$21]*([.J249]-[.J248]))/360" office:value-type="float" office:value="71.803409166666" calcext:value-type="float">
            <text:p>71,80</text:p>
          </table:table-cell>
          <table:table-cell table:style-name="ce10" table:formula="of:=[.A249]*(([.$B$21]*([.K249]-[.K248]))/360)" office:value-type="float" office:value="16001.3794113143" calcext:value-type="float">
            <text:p>16001,38</text:p>
          </table:table-cell>
          <table:table-cell table:style-name="ce20" table:formula="of:=[.H249]*([.F249]/1000000)" office:value-type="float" office:value="71.752176" calcext:value-type="float">
            <text:p>71,75</text:p>
          </table:table-cell>
          <table:table-cell table:style-name="ce20" table:formula="of:=[.S249]+[.T248]" office:value-type="float" office:value="16011.802628" calcext:value-type="float">
            <text:p>16011,80</text:p>
          </table:table-cell>
          <table:table-cell table:style-name="ce61" table:formula="of:=1000000*([.R249]-[.T249])" office:value-type="float" office:value="-10423216.6857146" calcext:value-type="float">
            <text:p>-10423216,69</text:p>
          </table:table-cell>
          <table:table-cell table:style-name="ce61" table:formula="of:=([.J249]-[.K249])*3600" office:value-type="float" office:value="0.365501492291287" calcext:value-type="float">
            <text:p>0,37</text:p>
          </table:table-cell>
          <table:table-cell table:style-name="ce61" table:formula="of:=1000*([.M249]-[.O249])" office:value-type="float" office:value="0.340055017005625" calcext:value-type="float">
            <text:p>0,34</text:p>
          </table:table-cell>
          <table:table-cell table:number-columns-repeated="1001"/>
        </table:table-row>
        <table:table-row table:style-name="ro1">
          <table:table-cell table:formula="of:=[.A249]+1" office:value-type="float" office:value="224" calcext:value-type="float">
            <text:p>224</text:p>
          </table:table-cell>
          <table:table-cell table:style-name="ce10" table:formula="of:=[.M250]*[.$B$20]" office:value-type="float" office:value="305472.135182326" calcext:value-type="float">
            <text:p>305472,14</text:p>
          </table:table-cell>
          <table:table-cell table:style-name="ce10" table:formula="of:=[.B250]-[.B249]" office:value-type="float" office:value="1204.7271163055" calcext:value-type="float">
            <text:p>1204,73</text:p>
          </table:table-cell>
          <table:table-cell table:style-name="ce34" table:formula="of:=(ROUND([.B250];0))+[.E250]" office:value-type="float" office:value="305472" calcext:value-type="float">
            <text:p>305472</text:p>
          </table:table-cell>
          <table:table-cell office:value-type="float" office:value="0" calcext:value-type="float">
            <text:p>0</text:p>
          </table:table-cell>
          <table:table-cell table:formula="of:=[.D250]-[.D249]" office:value-type="float" office:value="1205" calcext:value-type="float">
            <text:p>1205</text:p>
          </table:table-cell>
          <table:table-cell table:style-name="ce10" table:formula="of:=1000000*[.Q250]/[.C250]" office:value-type="float" office:value="59601.3887251637" calcext:value-type="float">
            <text:p>59601,39</text:p>
          </table:table-cell>
          <table:table-cell table:style-name="ce34" table:formula="of:=([.G250]-MOD([.G250];4))+4*[.I250]" office:value-type="float" office:value="59600" calcext:value-type="float">
            <text:p>596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0]" office:value-type="float" office:value="67.2" calcext:value-type="float">
            <text:p>67,20</text:p>
          </table:table-cell>
          <table:table-cell table:style-name="ce43" table:formula="of:=2*(DEGREES(ASIN(([.O250]*0.5)/[.$B$4])))" office:value-type="float" office:value="67.1999663077911" calcext:value-type="float">
            <text:p>67,2000</text:p>
          </table:table-cell>
          <table:table-cell table:style-name="ce43" table:formula="of:=[.K250]-[.K249]" office:value-type="float" office:value="0.300067835983398" calcext:value-type="float">
            <text:p>0,3001</text:p>
          </table:table-cell>
          <table:table-cell table:style-name="ce10" table:formula="of:=(SIN((RADIANS(([.J250])*0.5)))*[.$B$4]*2)" office:value-type="float" office:value="254.560112651938" calcext:value-type="float">
            <text:p>254,56</text:p>
          </table:table-cell>
          <table:table-cell table:style-name="ce10" table:formula="of:=(SIN((RADIANS(([.J250])*0.5)))*[.$B$4]*2)-[.M249]" office:value-type="float" office:value="1.00393926358791" calcext:value-type="float">
            <text:p>1,00</text:p>
          </table:table-cell>
          <table:table-cell table:style-name="ce13" table:formula="of:=[.D250]/[.$B$20]" office:value-type="float" office:value="254.56" calcext:value-type="float">
            <text:p>254,56</text:p>
          </table:table-cell>
          <table:table-cell table:style-name="ce13" table:formula="of:=[.F250]/[.$B$20]" office:value-type="float" office:value="1.00416666666667" calcext:value-type="float">
            <text:p>1,00</text:p>
          </table:table-cell>
          <table:table-cell table:style-name="ce10" table:formula="of:=([.$B$21]*([.J250]-[.J249]))/360" office:value-type="float" office:value="71.8034091666694" calcext:value-type="float">
            <text:p>71,80</text:p>
          </table:table-cell>
          <table:table-cell table:style-name="ce10" table:formula="of:=[.A250]*(([.$B$21]*([.K250]-[.K249]))/360)" office:value-type="float" office:value="16087.6005583046" calcext:value-type="float">
            <text:p>16087,60</text:p>
          </table:table-cell>
          <table:table-cell table:style-name="ce20" table:formula="of:=[.H250]*([.F250]/1000000)" office:value-type="float" office:value="71.818" calcext:value-type="float">
            <text:p>71,82</text:p>
          </table:table-cell>
          <table:table-cell table:style-name="ce20" table:formula="of:=[.S250]+[.T249]" office:value-type="float" office:value="16083.620628" calcext:value-type="float">
            <text:p>16083,62</text:p>
          </table:table-cell>
          <table:table-cell table:style-name="ce61" table:formula="of:=1000000*([.R250]-[.T250])" office:value-type="float" office:value="3979930.30455837" calcext:value-type="float">
            <text:p>3979930,30</text:p>
          </table:table-cell>
          <table:table-cell table:style-name="ce61" table:formula="of:=([.J250]-[.K250])*3600" office:value-type="float" office:value="0.121291952046931" calcext:value-type="float">
            <text:p>0,12</text:p>
          </table:table-cell>
          <table:table-cell table:style-name="ce61" table:formula="of:=1000*([.M250]-[.O250])" office:value-type="float" office:value="0.112651937996588" calcext:value-type="float">
            <text:p>0,11</text:p>
          </table:table-cell>
          <table:table-cell table:number-columns-repeated="1001"/>
        </table:table-row>
        <table:table-row table:style-name="ro1">
          <table:table-cell table:formula="of:=[.A250]+1" office:value-type="float" office:value="225" calcext:value-type="float">
            <text:p>225</text:p>
          </table:table-cell>
          <table:table-cell table:style-name="ce10" table:formula="of:=[.M251]*[.$B$20]" office:value-type="float" office:value="306674.76862682" calcext:value-type="float">
            <text:p>306674,77</text:p>
          </table:table-cell>
          <table:table-cell table:style-name="ce10" table:formula="of:=[.B251]-[.B250]" office:value-type="float" office:value="1202.63344449445" calcext:value-type="float">
            <text:p>1202,63</text:p>
          </table:table-cell>
          <table:table-cell table:style-name="ce34" table:formula="of:=(ROUND([.B251];0))+[.E251]" office:value-type="float" office:value="306675" calcext:value-type="float">
            <text:p>306675</text:p>
          </table:table-cell>
          <table:table-cell office:value-type="float" office:value="0" calcext:value-type="float">
            <text:p>0</text:p>
          </table:table-cell>
          <table:table-cell table:formula="of:=[.D251]-[.D250]" office:value-type="float" office:value="1203" calcext:value-type="float">
            <text:p>1203</text:p>
          </table:table-cell>
          <table:table-cell table:style-name="ce10" table:formula="of:=1000000*[.Q251]/[.C251]" office:value-type="float" office:value="59705.149141973" calcext:value-type="float">
            <text:p>59705,15</text:p>
          </table:table-cell>
          <table:table-cell table:style-name="ce34" table:formula="of:=([.G251]-MOD([.G251];4))+4*[.I251]" office:value-type="float" office:value="59704" calcext:value-type="float">
            <text:p>597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1]" office:value-type="float" office:value="67.5" calcext:value-type="float">
            <text:p>67,50</text:p>
          </table:table-cell>
          <table:table-cell table:style-name="ce43" table:formula="of:=2*(DEGREES(ASIN(([.O251]*0.5)/[.$B$4])))" office:value-type="float" office:value="67.5000577670589" calcext:value-type="float">
            <text:p>67,5001</text:p>
          </table:table-cell>
          <table:table-cell table:style-name="ce43" table:formula="of:=[.K251]-[.K250]" office:value-type="float" office:value="0.300091459267804" calcext:value-type="float">
            <text:p>0,3001</text:p>
          </table:table-cell>
          <table:table-cell table:style-name="ce10" table:formula="of:=(SIN((RADIANS(([.J251])*0.5)))*[.$B$4]*2)" office:value-type="float" office:value="255.562307189017" calcext:value-type="float">
            <text:p>255,56</text:p>
          </table:table-cell>
          <table:table-cell table:style-name="ce10" table:formula="of:=(SIN((RADIANS(([.J251])*0.5)))*[.$B$4]*2)-[.M250]" office:value-type="float" office:value="1.00219453707871" calcext:value-type="float">
            <text:p>1,00</text:p>
          </table:table-cell>
          <table:table-cell table:style-name="ce13" table:formula="of:=[.D251]/[.$B$20]" office:value-type="float" office:value="255.5625" calcext:value-type="float">
            <text:p>255,56</text:p>
          </table:table-cell>
          <table:table-cell table:style-name="ce13" table:formula="of:=[.F251]/[.$B$20]" office:value-type="float" office:value="1.0025" calcext:value-type="float">
            <text:p>1,00</text:p>
          </table:table-cell>
          <table:table-cell table:style-name="ce10" table:formula="of:=([.$B$21]*([.J251]-[.J250]))/360" office:value-type="float" office:value="71.803409166666" calcext:value-type="float">
            <text:p>71,80</text:p>
          </table:table-cell>
          <table:table-cell table:style-name="ce10" table:formula="of:=[.A251]*(([.$B$21]*([.K251]-[.K250]))/360)" office:value-type="float" office:value="16160.6923779212" calcext:value-type="float">
            <text:p>16160,69</text:p>
          </table:table-cell>
          <table:table-cell table:style-name="ce20" table:formula="of:=[.H251]*([.F251]/1000000)" office:value-type="float" office:value="71.823912" calcext:value-type="float">
            <text:p>71,82</text:p>
          </table:table-cell>
          <table:table-cell table:style-name="ce20" table:formula="of:=[.S251]+[.T250]" office:value-type="float" office:value="16155.44454" calcext:value-type="float">
            <text:p>16155,44</text:p>
          </table:table-cell>
          <table:table-cell table:style-name="ce61" table:formula="of:=1000000*([.R251]-[.T251])" office:value-type="float" office:value="5247837.92117705" calcext:value-type="float">
            <text:p>5247837,92</text:p>
          </table:table-cell>
          <table:table-cell table:style-name="ce61" table:formula="of:=([.J251]-[.K251])*3600" office:value-type="float" office:value="-0.207961412058921" calcext:value-type="float">
            <text:p>-0,21</text:p>
          </table:table-cell>
          <table:table-cell table:style-name="ce61" table:formula="of:=1000*([.M251]-[.O251])" office:value-type="float" office:value="-0.19281098300894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251]+1" office:value-type="float" office:value="226" calcext:value-type="float">
            <text:p>226</text:p>
          </table:table-cell>
          <table:table-cell table:style-name="ce10" table:formula="of:=[.M252]*[.$B$20]" office:value-type="float" office:value="307875.300156789" calcext:value-type="float">
            <text:p>307875,30</text:p>
          </table:table-cell>
          <table:table-cell table:style-name="ce10" table:formula="of:=[.B252]-[.B251]" office:value-type="float" office:value="1200.53152996855" calcext:value-type="float">
            <text:p>1200,53</text:p>
          </table:table-cell>
          <table:table-cell table:style-name="ce34" table:formula="of:=(ROUND([.B252];0))+[.E252]" office:value-type="float" office:value="307875" calcext:value-type="float">
            <text:p>307875</text:p>
          </table:table-cell>
          <table:table-cell office:value-type="float" office:value="0" calcext:value-type="float">
            <text:p>0</text:p>
          </table:table-cell>
          <table:table-cell table:formula="of:=[.D252]-[.D251]" office:value-type="float" office:value="1200" calcext:value-type="float">
            <text:p>1200</text:p>
          </table:table-cell>
          <table:table-cell table:style-name="ce10" table:formula="of:=1000000*[.Q252]/[.C252]" office:value-type="float" office:value="59809.6821068475" calcext:value-type="float">
            <text:p>59809,68</text:p>
          </table:table-cell>
          <table:table-cell table:style-name="ce34" table:formula="of:=([.G252]-MOD([.G252];4))+4*[.I252]" office:value-type="float" office:value="59808" calcext:value-type="float">
            <text:p>598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2]" office:value-type="float" office:value="67.8" calcext:value-type="float">
            <text:p>67,80</text:p>
          </table:table-cell>
          <table:table-cell table:style-name="ce43" table:formula="of:=2*(DEGREES(ASIN(([.O252]*0.5)/[.$B$4])))" office:value-type="float" office:value="67.7999249281523" calcext:value-type="float">
            <text:p>67,7999</text:p>
          </table:table-cell>
          <table:table-cell table:style-name="ce43" table:formula="of:=[.K252]-[.K251]" office:value-type="float" office:value="0.299867161093388" calcext:value-type="float">
            <text:p>0,2999</text:p>
          </table:table-cell>
          <table:table-cell table:style-name="ce10" table:formula="of:=(SIN((RADIANS(([.J252])*0.5)))*[.$B$4]*2)" office:value-type="float" office:value="256.562750130657" calcext:value-type="float">
            <text:p>256,56</text:p>
          </table:table-cell>
          <table:table-cell table:style-name="ce10" table:formula="of:=(SIN((RADIANS(([.J252])*0.5)))*[.$B$4]*2)-[.M251]" office:value-type="float" office:value="1.00044294164044" calcext:value-type="float">
            <text:p>1,00</text:p>
          </table:table-cell>
          <table:table-cell table:style-name="ce13" table:formula="of:=[.D252]/[.$B$20]" office:value-type="float" office:value="256.5625" calcext:value-type="float">
            <text:p>256,56</text:p>
          </table:table-cell>
          <table:table-cell table:style-name="ce13" table:formula="of:=[.F252]/[.$B$20]" office:value-type="float" office:value="1" calcext:value-type="float">
            <text:p>1,00</text:p>
          </table:table-cell>
          <table:table-cell table:style-name="ce10" table:formula="of:=([.$B$21]*([.J252]-[.J251]))/360" office:value-type="float" office:value="71.803409166666" calcext:value-type="float">
            <text:p>71,80</text:p>
          </table:table-cell>
          <table:table-cell table:style-name="ce10" table:formula="of:=[.A252]*(([.$B$21]*([.K252]-[.K251]))/360)" office:value-type="float" office:value="16220.3849626053" calcext:value-type="float">
            <text:p>16220,38</text:p>
          </table:table-cell>
          <table:table-cell table:style-name="ce20" table:formula="of:=[.H252]*([.F252]/1000000)" office:value-type="float" office:value="71.7696" calcext:value-type="float">
            <text:p>71,77</text:p>
          </table:table-cell>
          <table:table-cell table:style-name="ce20" table:formula="of:=[.S252]+[.T251]" office:value-type="float" office:value="16227.21414" calcext:value-type="float">
            <text:p>16227,21</text:p>
          </table:table-cell>
          <table:table-cell table:style-name="ce61" table:formula="of:=1000000*([.R252]-[.T252])" office:value-type="float" office:value="-6829177.39473851" calcext:value-type="float">
            <text:p>-6829177,39</text:p>
          </table:table-cell>
          <table:table-cell table:style-name="ce61" table:formula="of:=([.J252]-[.K252])*3600" office:value-type="float" office:value="0.270258651733002" calcext:value-type="float">
            <text:p>0,27</text:p>
          </table:table-cell>
          <table:table-cell table:style-name="ce61" table:formula="of:=1000*([.M252]-[.O252])" office:value-type="float" office:value="0.250130656979763" calcext:value-type="float">
            <text:p>0,25</text:p>
          </table:table-cell>
          <table:table-cell table:number-columns-repeated="1001"/>
        </table:table-row>
        <table:table-row table:style-name="ro1">
          <table:table-cell table:formula="of:=[.A252]+1" office:value-type="float" office:value="227" calcext:value-type="float">
            <text:p>227</text:p>
          </table:table-cell>
          <table:table-cell table:style-name="ce10" table:formula="of:=[.M253]*[.$B$20]" office:value-type="float" office:value="309073.721543923" calcext:value-type="float">
            <text:p>309073,72</text:p>
          </table:table-cell>
          <table:table-cell table:style-name="ce10" table:formula="of:=[.B253]-[.B252]" office:value-type="float" office:value="1198.42138713383" calcext:value-type="float">
            <text:p>1198,42</text:p>
          </table:table-cell>
          <table:table-cell table:style-name="ce34" table:formula="of:=(ROUND([.B253];0))+[.E253]" office:value-type="float" office:value="309074" calcext:value-type="float">
            <text:p>309074</text:p>
          </table:table-cell>
          <table:table-cell office:value-type="float" office:value="0" calcext:value-type="float">
            <text:p>0</text:p>
          </table:table-cell>
          <table:table-cell table:formula="of:=[.D253]-[.D252]" office:value-type="float" office:value="1199" calcext:value-type="float">
            <text:p>1199</text:p>
          </table:table-cell>
          <table:table-cell table:style-name="ce10" table:formula="of:=1000000*[.Q253]/[.C253]" office:value-type="float" office:value="59914.9931214033" calcext:value-type="float">
            <text:p>59914,99</text:p>
          </table:table-cell>
          <table:table-cell table:style-name="ce34" table:formula="of:=([.G253]-MOD([.G253];4))+4*[.I253]" office:value-type="float" office:value="59912" calcext:value-type="float">
            <text:p>599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3]" office:value-type="float" office:value="68.1" calcext:value-type="float">
            <text:p>68,10</text:p>
          </table:table-cell>
          <table:table-cell table:style-name="ce43" table:formula="of:=2*(DEGREES(ASIN(([.O253]*0.5)/[.$B$4])))" office:value-type="float" office:value="68.1000697673138" calcext:value-type="float">
            <text:p>68,1001</text:p>
          </table:table-cell>
          <table:table-cell table:style-name="ce43" table:formula="of:=[.K253]-[.K252]" office:value-type="float" office:value="0.300144839161504" calcext:value-type="float">
            <text:p>0,3001</text:p>
          </table:table-cell>
          <table:table-cell table:style-name="ce10" table:formula="of:=(SIN((RADIANS(([.J253])*0.5)))*[.$B$4]*2)" office:value-type="float" office:value="257.561434619936" calcext:value-type="float">
            <text:p>257,56</text:p>
          </table:table-cell>
          <table:table-cell table:style-name="ce10" table:formula="of:=(SIN((RADIANS(([.J253])*0.5)))*[.$B$4]*2)-[.M252]" office:value-type="float" office:value="0.998684489278219" calcext:value-type="float">
            <text:p>1,00</text:p>
          </table:table-cell>
          <table:table-cell table:style-name="ce13" table:formula="of:=[.D253]/[.$B$20]" office:value-type="float" office:value="257.561666666667" calcext:value-type="float">
            <text:p>257,56</text:p>
          </table:table-cell>
          <table:table-cell table:style-name="ce13" table:formula="of:=[.F253]/[.$B$20]" office:value-type="float" office:value="0.999166666666667" calcext:value-type="float">
            <text:p>1,00</text:p>
          </table:table-cell>
          <table:table-cell table:style-name="ce10" table:formula="of:=([.$B$21]*([.J253]-[.J252]))/360" office:value-type="float" office:value="71.803409166666" calcext:value-type="float">
            <text:p>71,80</text:p>
          </table:table-cell>
          <table:table-cell table:style-name="ce10" table:formula="of:=[.A253]*(([.$B$21]*([.K253]-[.K252]))/360)" office:value-type="float" office:value="16307.2431729865" calcext:value-type="float">
            <text:p>16307,24</text:p>
          </table:table-cell>
          <table:table-cell table:style-name="ce20" table:formula="of:=[.H253]*([.F253]/1000000)" office:value-type="float" office:value="71.834488" calcext:value-type="float">
            <text:p>71,83</text:p>
          </table:table-cell>
          <table:table-cell table:style-name="ce20" table:formula="of:=[.S253]+[.T252]" office:value-type="float" office:value="16299.048628" calcext:value-type="float">
            <text:p>16299,05</text:p>
          </table:table-cell>
          <table:table-cell table:style-name="ce61" table:formula="of:=1000000*([.R253]-[.T253])" office:value-type="float" office:value="8194544.98647792" calcext:value-type="float">
            <text:p>8194544,99</text:p>
          </table:table-cell>
          <table:table-cell table:style-name="ce61" table:formula="of:=([.J253]-[.K253])*3600" office:value-type="float" office:value="-0.251162329692534" calcext:value-type="float">
            <text:p>-0,25</text:p>
          </table:table-cell>
          <table:table-cell table:style-name="ce61" table:formula="of:=1000*([.M253]-[.O253])" office:value-type="float" office:value="-0.232046731014179" calcext:value-type="float">
            <text:p>-0,23</text:p>
          </table:table-cell>
          <table:table-cell table:number-columns-repeated="1001"/>
        </table:table-row>
        <table:table-row table:style-name="ro1">
          <table:table-cell table:formula="of:=[.A253]+1" office:value-type="float" office:value="228" calcext:value-type="float">
            <text:p>228</text:p>
          </table:table-cell>
          <table:table-cell table:style-name="ce10" table:formula="of:=[.M254]*[.$B$20]" office:value-type="float" office:value="310270.024574376" calcext:value-type="float">
            <text:p>310270,02</text:p>
          </table:table-cell>
          <table:table-cell table:style-name="ce10" table:formula="of:=[.B254]-[.B253]" office:value-type="float" office:value="1196.30303045322" calcext:value-type="float">
            <text:p>1196,30</text:p>
          </table:table-cell>
          <table:table-cell table:style-name="ce34" table:formula="of:=(ROUND([.B254];0))+[.E254]" office:value-type="float" office:value="310270" calcext:value-type="float">
            <text:p>310270</text:p>
          </table:table-cell>
          <table:table-cell office:value-type="float" office:value="0" calcext:value-type="float">
            <text:p>0</text:p>
          </table:table-cell>
          <table:table-cell table:formula="of:=[.D254]-[.D253]" office:value-type="float" office:value="1196" calcext:value-type="float">
            <text:p>1196</text:p>
          </table:table-cell>
          <table:table-cell table:style-name="ce10" table:formula="of:=1000000*[.Q254]/[.C254]" office:value-type="float" office:value="60021.0877502028" calcext:value-type="float">
            <text:p>60021,09</text:p>
          </table:table-cell>
          <table:table-cell table:style-name="ce34" table:formula="of:=([.G254]-MOD([.G254];4))+4*[.I254]" office:value-type="float" office:value="60020" calcext:value-type="float">
            <text:p>6002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4]" office:value-type="float" office:value="68.4" calcext:value-type="float">
            <text:p>68,40</text:p>
          </table:table-cell>
          <table:table-cell table:style-name="ce43" table:formula="of:=2*(DEGREES(ASIN(([.O254]*0.5)/[.$B$4])))" office:value-type="float" office:value="68.3999938319452" calcext:value-type="float">
            <text:p>68,4000</text:p>
          </table:table-cell>
          <table:table-cell table:style-name="ce43" table:formula="of:=[.K254]-[.K253]" office:value-type="float" office:value="0.299924064631398" calcext:value-type="float">
            <text:p>0,2999</text:p>
          </table:table-cell>
          <table:table-cell table:style-name="ce10" table:formula="of:=(SIN((RADIANS(([.J254])*0.5)))*[.$B$4]*2)" office:value-type="float" office:value="258.55835381198" calcext:value-type="float">
            <text:p>258,56</text:p>
          </table:table-cell>
          <table:table-cell table:style-name="ce10" table:formula="of:=(SIN((RADIANS(([.J254])*0.5)))*[.$B$4]*2)-[.M253]" office:value-type="float" office:value="0.996919192044345" calcext:value-type="float">
            <text:p>1,00</text:p>
          </table:table-cell>
          <table:table-cell table:style-name="ce13" table:formula="of:=[.D254]/[.$B$20]" office:value-type="float" office:value="258.558333333333" calcext:value-type="float">
            <text:p>258,56</text:p>
          </table:table-cell>
          <table:table-cell table:style-name="ce13" table:formula="of:=[.F254]/[.$B$20]" office:value-type="float" office:value="0.996666666666667" calcext:value-type="float">
            <text:p>1,00</text:p>
          </table:table-cell>
          <table:table-cell table:style-name="ce10" table:formula="of:=([.$B$21]*([.J254]-[.J253]))/360" office:value-type="float" office:value="71.803409166666" calcext:value-type="float">
            <text:p>71,80</text:p>
          </table:table-cell>
          <table:table-cell table:style-name="ce10" table:formula="of:=[.A254]*(([.$B$21]*([.K254]-[.K253]))/360)" office:value-type="float" office:value="16367.0334520601" calcext:value-type="float">
            <text:p>16367,03</text:p>
          </table:table-cell>
          <table:table-cell table:style-name="ce20" table:formula="of:=[.H254]*([.F254]/1000000)" office:value-type="float" office:value="71.78392" calcext:value-type="float">
            <text:p>71,78</text:p>
          </table:table-cell>
          <table:table-cell table:style-name="ce20" table:formula="of:=[.S254]+[.T253]" office:value-type="float" office:value="16370.832548" calcext:value-type="float">
            <text:p>16370,83</text:p>
          </table:table-cell>
          <table:table-cell table:style-name="ce61" table:formula="of:=1000000*([.R254]-[.T254])" office:value-type="float" office:value="-3799095.93989214" calcext:value-type="float">
            <text:p>-3799095,94</text:p>
          </table:table-cell>
          <table:table-cell table:style-name="ce61" table:formula="of:=([.J254]-[.K254])*3600" office:value-type="float" office:value="0.0222049973160665" calcext:value-type="float">
            <text:p>0,02</text:p>
          </table:table-cell>
          <table:table-cell table:style-name="ce61" table:formula="of:=1000*([.M254]-[.O254])" office:value-type="float" office:value="0.0204786470021645" calcext:value-type="float">
            <text:p>0,02</text:p>
          </table:table-cell>
          <table:table-cell table:number-columns-repeated="1001"/>
        </table:table-row>
        <table:table-row table:style-name="ro1">
          <table:table-cell table:formula="of:=[.A254]+1" office:value-type="float" office:value="229" calcext:value-type="float">
            <text:p>229</text:p>
          </table:table-cell>
          <table:table-cell table:style-name="ce10" table:formula="of:=[.M255]*[.$B$20]" office:value-type="float" office:value="311464.201048822" calcext:value-type="float">
            <text:p>311464,20</text:p>
          </table:table-cell>
          <table:table-cell table:style-name="ce10" table:formula="of:=[.B255]-[.B254]" office:value-type="float" office:value="1194.17647444562" calcext:value-type="float">
            <text:p>1194,18</text:p>
          </table:table-cell>
          <table:table-cell table:style-name="ce34" table:formula="of:=(ROUND([.B255];0))+[.E255]" office:value-type="float" office:value="311464" calcext:value-type="float">
            <text:p>311464</text:p>
          </table:table-cell>
          <table:table-cell office:value-type="float" office:value="0" calcext:value-type="float">
            <text:p>0</text:p>
          </table:table-cell>
          <table:table-cell table:formula="of:=[.D255]-[.D254]" office:value-type="float" office:value="1194" calcext:value-type="float">
            <text:p>1194</text:p>
          </table:table-cell>
          <table:table-cell table:style-name="ce10" table:formula="of:=1000000*[.Q255]/[.C255]" office:value-type="float" office:value="60127.9716216177" calcext:value-type="float">
            <text:p>60127,97</text:p>
          </table:table-cell>
          <table:table-cell table:style-name="ce34" table:formula="of:=([.G255]-MOD([.G255];4))+4*[.I255]" office:value-type="float" office:value="60124" calcext:value-type="float">
            <text:p>601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5]" office:value-type="float" office:value="68.7" calcext:value-type="float">
            <text:p>68,70</text:p>
          </table:table-cell>
          <table:table-cell table:style-name="ce43" table:formula="of:=2*(DEGREES(ASIN(([.O255]*0.5)/[.$B$4])))" office:value-type="float" office:value="68.6999494475666" calcext:value-type="float">
            <text:p>68,6999</text:p>
          </table:table-cell>
          <table:table-cell table:style-name="ce43" table:formula="of:=[.K255]-[.K254]" office:value-type="float" office:value="0.2999556156214" calcext:value-type="float">
            <text:p>0,3000</text:p>
          </table:table-cell>
          <table:table-cell table:style-name="ce10" table:formula="of:=(SIN((RADIANS(([.J255])*0.5)))*[.$B$4]*2)" office:value-type="float" office:value="259.553500874018" calcext:value-type="float">
            <text:p>259,55</text:p>
          </table:table-cell>
          <table:table-cell table:style-name="ce10" table:formula="of:=(SIN((RADIANS(([.J255])*0.5)))*[.$B$4]*2)-[.M254]" office:value-type="float" office:value="0.995147062038029" calcext:value-type="float">
            <text:p>1,00</text:p>
          </table:table-cell>
          <table:table-cell table:style-name="ce13" table:formula="of:=[.D255]/[.$B$20]" office:value-type="float" office:value="259.553333333333" calcext:value-type="float">
            <text:p>259,55</text:p>
          </table:table-cell>
          <table:table-cell table:style-name="ce13" table:formula="of:=[.F255]/[.$B$20]" office:value-type="float" office:value="0.995" calcext:value-type="float">
            <text:p>1,00</text:p>
          </table:table-cell>
          <table:table-cell table:style-name="ce10" table:formula="of:=([.$B$21]*([.J255]-[.J254]))/360" office:value-type="float" office:value="71.8034091666694" calcext:value-type="float">
            <text:p>71,80</text:p>
          </table:table-cell>
          <table:table-cell table:style-name="ce10" table:formula="of:=[.A255]*(([.$B$21]*([.K255]-[.K254]))/360)" office:value-type="float" office:value="16440.5479942311" calcext:value-type="float">
            <text:p>16440,55</text:p>
          </table:table-cell>
          <table:table-cell table:style-name="ce20" table:formula="of:=[.H255]*([.F255]/1000000)" office:value-type="float" office:value="71.788056" calcext:value-type="float">
            <text:p>71,79</text:p>
          </table:table-cell>
          <table:table-cell table:style-name="ce20" table:formula="of:=[.S255]+[.T254]" office:value-type="float" office:value="16442.620604" calcext:value-type="float">
            <text:p>16442,62</text:p>
          </table:table-cell>
          <table:table-cell table:style-name="ce61" table:formula="of:=1000000*([.R255]-[.T255])" office:value-type="float" office:value="-2072609.76889302" calcext:value-type="float">
            <text:p>-2072609,77</text:p>
          </table:table-cell>
          <table:table-cell table:style-name="ce61" table:formula="of:=([.J255]-[.K255])*3600" office:value-type="float" office:value="0.181988760266449" calcext:value-type="float">
            <text:p>0,18</text:p>
          </table:table-cell>
          <table:table-cell table:style-name="ce61" table:formula="of:=1000*([.M255]-[.O255])" office:value-type="float" office:value="0.167540685026779" calcext:value-type="float">
            <text:p>0,17</text:p>
          </table:table-cell>
          <table:table-cell table:number-columns-repeated="1001"/>
        </table:table-row>
        <table:table-row table:style-name="ro1">
          <table:table-cell table:formula="of:=[.A255]+1" office:value-type="float" office:value="230" calcext:value-type="float">
            <text:p>230</text:p>
          </table:table-cell>
          <table:table-cell table:style-name="ce10" table:formula="of:=[.M256]*[.$B$20]" office:value-type="float" office:value="312656.242782508" calcext:value-type="float">
            <text:p>312656,24</text:p>
          </table:table-cell>
          <table:table-cell table:style-name="ce10" table:formula="of:=[.B256]-[.B255]" office:value-type="float" office:value="1192.04173368611" calcext:value-type="float">
            <text:p>1192,04</text:p>
          </table:table-cell>
          <table:table-cell table:style-name="ce34" table:formula="of:=(ROUND([.B256];0))+[.E256]" office:value-type="float" office:value="312656" calcext:value-type="float">
            <text:p>312656</text:p>
          </table:table-cell>
          <table:table-cell office:value-type="float" office:value="0" calcext:value-type="float">
            <text:p>0</text:p>
          </table:table-cell>
          <table:table-cell table:formula="of:=[.D256]-[.D255]" office:value-type="float" office:value="1192" calcext:value-type="float">
            <text:p>1192</text:p>
          </table:table-cell>
          <table:table-cell table:style-name="ce10" table:formula="of:=1000000*[.Q256]/[.C256]" office:value-type="float" office:value="60235.6504286394" calcext:value-type="float">
            <text:p>60235,65</text:p>
          </table:table-cell>
          <table:table-cell table:style-name="ce34" table:formula="of:=([.G256]-MOD([.G256];4))+4*[.I256]" office:value-type="float" office:value="60232" calcext:value-type="float">
            <text:p>602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6]" office:value-type="float" office:value="69" calcext:value-type="float">
            <text:p>69,00</text:p>
          </table:table-cell>
          <table:table-cell table:style-name="ce43" table:formula="of:=2*(DEGREES(ASIN(([.O256]*0.5)/[.$B$4])))" office:value-type="float" office:value="68.9999388442709" calcext:value-type="float">
            <text:p>68,9999</text:p>
          </table:table-cell>
          <table:table-cell table:style-name="ce43" table:formula="of:=[.K256]-[.K255]" office:value-type="float" office:value="0.299989396704305" calcext:value-type="float">
            <text:p>0,3000</text:p>
          </table:table-cell>
          <table:table-cell table:style-name="ce10" table:formula="of:=(SIN((RADIANS(([.J256])*0.5)))*[.$B$4]*2)" office:value-type="float" office:value="260.546868985423" calcext:value-type="float">
            <text:p>260,55</text:p>
          </table:table-cell>
          <table:table-cell table:style-name="ce10" table:formula="of:=(SIN((RADIANS(([.J256])*0.5)))*[.$B$4]*2)-[.M255]" office:value-type="float" office:value="0.993368111405061" calcext:value-type="float">
            <text:p>0,99</text:p>
          </table:table-cell>
          <table:table-cell table:style-name="ce13" table:formula="of:=[.D256]/[.$B$20]" office:value-type="float" office:value="260.546666666667" calcext:value-type="float">
            <text:p>260,55</text:p>
          </table:table-cell>
          <table:table-cell table:style-name="ce13" table:formula="of:=[.F256]/[.$B$20]" office:value-type="float" office:value="0.993333333333333" calcext:value-type="float">
            <text:p>0,99</text:p>
          </table:table-cell>
          <table:table-cell table:style-name="ce10" table:formula="of:=([.$B$21]*([.J256]-[.J255]))/360" office:value-type="float" office:value="71.803409166666" calcext:value-type="float">
            <text:p>71,80</text:p>
          </table:table-cell>
          <table:table-cell table:style-name="ce10" table:formula="of:=[.A256]*(([.$B$21]*([.K256]-[.K255]))/360)" office:value-type="float" office:value="16514.2004045359" calcext:value-type="float">
            <text:p>16514,20</text:p>
          </table:table-cell>
          <table:table-cell table:style-name="ce20" table:formula="of:=[.H256]*([.F256]/1000000)" office:value-type="float" office:value="71.796544" calcext:value-type="float">
            <text:p>71,80</text:p>
          </table:table-cell>
          <table:table-cell table:style-name="ce20" table:formula="of:=[.S256]+[.T255]" office:value-type="float" office:value="16514.417148" calcext:value-type="float">
            <text:p>16514,42</text:p>
          </table:table-cell>
          <table:table-cell table:style-name="ce61" table:formula="of:=1000000*([.R256]-[.T256])" office:value-type="float" office:value="-216743.464134197" calcext:value-type="float">
            <text:p>-216743,46</text:p>
          </table:table-cell>
          <table:table-cell table:style-name="ce61" table:formula="of:=([.J256]-[.K256])*3600" office:value-type="float" office:value="0.220160624758137" calcext:value-type="float">
            <text:p>0,22</text:p>
          </table:table-cell>
          <table:table-cell table:style-name="ce61" table:formula="of:=1000*([.M256]-[.O256])" office:value-type="float" office:value="0.202318755953002" calcext:value-type="float">
            <text:p>0,20</text:p>
          </table:table-cell>
          <table:table-cell table:number-columns-repeated="1001"/>
        </table:table-row>
        <table:table-row table:style-name="ro1">
          <table:table-cell table:formula="of:=[.A256]+1" office:value-type="float" office:value="231" calcext:value-type="float">
            <text:p>231</text:p>
          </table:table-cell>
          <table:table-cell table:style-name="ce10" table:formula="of:=[.M257]*[.$B$20]" office:value-type="float" office:value="313846.141605314" calcext:value-type="float">
            <text:p>313846,14</text:p>
          </table:table-cell>
          <table:table-cell table:style-name="ce10" table:formula="of:=[.B257]-[.B256]" office:value-type="float" office:value="1189.89882280596" calcext:value-type="float">
            <text:p>1189,90</text:p>
          </table:table-cell>
          <table:table-cell table:style-name="ce34" table:formula="of:=(ROUND([.B257];0))+[.E257]" office:value-type="float" office:value="313846" calcext:value-type="float">
            <text:p>313846</text:p>
          </table:table-cell>
          <table:table-cell office:value-type="float" office:value="0" calcext:value-type="float">
            <text:p>0</text:p>
          </table:table-cell>
          <table:table-cell table:formula="of:=[.D257]-[.D256]" office:value-type="float" office:value="1190" calcext:value-type="float">
            <text:p>1190</text:p>
          </table:table-cell>
          <table:table-cell table:style-name="ce10" table:formula="of:=1000000*[.Q257]/[.C257]" office:value-type="float" office:value="60344.1299297555" calcext:value-type="float">
            <text:p>60344,13</text:p>
          </table:table-cell>
          <table:table-cell table:style-name="ce34" table:formula="of:=([.G257]-MOD([.G257];4))+4*[.I257]" office:value-type="float" office:value="60344" calcext:value-type="float">
            <text:p>603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7]" office:value-type="float" office:value="69.3" calcext:value-type="float">
            <text:p>69,30</text:p>
          </table:table-cell>
          <table:table-cell table:style-name="ce43" table:formula="of:=2*(DEGREES(ASIN(([.O257]*0.5)/[.$B$4])))" office:value-type="float" office:value="69.299964265891" calcext:value-type="float">
            <text:p>69,3000</text:p>
          </table:table-cell>
          <table:table-cell table:style-name="ce43" table:formula="of:=[.K257]-[.K256]" office:value-type="float" office:value="0.300025421620106" calcext:value-type="float">
            <text:p>0,3000</text:p>
          </table:table-cell>
          <table:table-cell table:style-name="ce10" table:formula="of:=(SIN((RADIANS(([.J257])*0.5)))*[.$B$4]*2)" office:value-type="float" office:value="261.538451337761" calcext:value-type="float">
            <text:p>261,54</text:p>
          </table:table-cell>
          <table:table-cell table:style-name="ce10" table:formula="of:=(SIN((RADIANS(([.J257])*0.5)))*[.$B$4]*2)-[.M256]" office:value-type="float" office:value="0.991582352338298" calcext:value-type="float">
            <text:p>0,99</text:p>
          </table:table-cell>
          <table:table-cell table:style-name="ce13" table:formula="of:=[.D257]/[.$B$20]" office:value-type="float" office:value="261.538333333333" calcext:value-type="float">
            <text:p>261,54</text:p>
          </table:table-cell>
          <table:table-cell table:style-name="ce13" table:formula="of:=[.F257]/[.$B$20]" office:value-type="float" office:value="0.991666666666667" calcext:value-type="float">
            <text:p>0,99</text:p>
          </table:table-cell>
          <table:table-cell table:style-name="ce10" table:formula="of:=([.$B$21]*([.J257]-[.J256]))/360" office:value-type="float" office:value="71.803409166666" calcext:value-type="float">
            <text:p>71,80</text:p>
          </table:table-cell>
          <table:table-cell table:style-name="ce10" table:formula="of:=[.A257]*(([.$B$21]*([.K257]-[.K256]))/360)" office:value-type="float" office:value="16587.9930439224" calcext:value-type="float">
            <text:p>16587,99</text:p>
          </table:table-cell>
          <table:table-cell table:style-name="ce20" table:formula="of:=[.H257]*([.F257]/1000000)" office:value-type="float" office:value="71.80936" calcext:value-type="float">
            <text:p>71,81</text:p>
          </table:table-cell>
          <table:table-cell table:style-name="ce20" table:formula="of:=[.S257]+[.T256]" office:value-type="float" office:value="16586.226508" calcext:value-type="float">
            <text:p>16586,23</text:p>
          </table:table-cell>
          <table:table-cell table:style-name="ce61" table:formula="of:=1000000*([.R257]-[.T257])" office:value-type="float" office:value="1766535.92239745" calcext:value-type="float">
            <text:p>1766535,92</text:p>
          </table:table-cell>
          <table:table-cell table:style-name="ce61" table:formula="of:=([.J257]-[.K257])*3600" office:value-type="float" office:value="0.128642792367373" calcext:value-type="float">
            <text:p>0,13</text:p>
          </table:table-cell>
          <table:table-cell table:style-name="ce61" table:formula="of:=1000*([.M257]-[.O257])" office:value-type="float" office:value="0.118004427974938" calcext:value-type="float">
            <text:p>0,12</text:p>
          </table:table-cell>
          <table:table-cell table:number-columns-repeated="1001"/>
        </table:table-row>
        <table:table-row table:style-name="ro1">
          <table:table-cell table:formula="of:=[.A257]+1" office:value-type="float" office:value="232" calcext:value-type="float">
            <text:p>232</text:p>
          </table:table-cell>
          <table:table-cell table:style-name="ce10" table:formula="of:=[.M258]*[.$B$20]" office:value-type="float" office:value="315033.889361806" calcext:value-type="float">
            <text:p>315033,89</text:p>
          </table:table-cell>
          <table:table-cell table:style-name="ce10" table:formula="of:=[.B258]-[.B257]" office:value-type="float" office:value="1187.74775649258" calcext:value-type="float">
            <text:p>1187,75</text:p>
          </table:table-cell>
          <table:table-cell table:style-name="ce34" table:formula="of:=(ROUND([.B258];0))+[.E258]" office:value-type="float" office:value="315034" calcext:value-type="float">
            <text:p>315034</text:p>
          </table:table-cell>
          <table:table-cell office:value-type="float" office:value="0" calcext:value-type="float">
            <text:p>0</text:p>
          </table:table-cell>
          <table:table-cell table:formula="of:=[.D258]-[.D257]" office:value-type="float" office:value="1188" calcext:value-type="float">
            <text:p>1188</text:p>
          </table:table-cell>
          <table:table-cell table:style-name="ce10" table:formula="of:=1000000*[.Q258]/[.C258]" office:value-type="float" office:value="60453.4159497818" calcext:value-type="float">
            <text:p>60453,42</text:p>
          </table:table-cell>
          <table:table-cell table:style-name="ce34" table:formula="of:=([.G258]-MOD([.G258];4))+4*[.I258]" office:value-type="float" office:value="60452" calcext:value-type="float">
            <text:p>604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8]" office:value-type="float" office:value="69.6" calcext:value-type="float">
            <text:p>69,60</text:p>
          </table:table-cell>
          <table:table-cell table:style-name="ce43" table:formula="of:=2*(DEGREES(ASIN(([.O258]*0.5)/[.$B$4])))" office:value-type="float" office:value="69.6000279702653" calcext:value-type="float">
            <text:p>69,6000</text:p>
          </table:table-cell>
          <table:table-cell table:style-name="ce43" table:formula="of:=[.K258]-[.K257]" office:value-type="float" office:value="0.300063704374296" calcext:value-type="float">
            <text:p>0,3001</text:p>
          </table:table-cell>
          <table:table-cell table:style-name="ce10" table:formula="of:=(SIN((RADIANS(([.J258])*0.5)))*[.$B$4]*2)" office:value-type="float" office:value="262.528241134839" calcext:value-type="float">
            <text:p>262,53</text:p>
          </table:table-cell>
          <table:table-cell table:style-name="ce10" table:formula="of:=(SIN((RADIANS(([.J258])*0.5)))*[.$B$4]*2)-[.M257]" office:value-type="float" office:value="0.989789797077151" calcext:value-type="float">
            <text:p>0,99</text:p>
          </table:table-cell>
          <table:table-cell table:style-name="ce13" table:formula="of:=[.D258]/[.$B$20]" office:value-type="float" office:value="262.528333333333" calcext:value-type="float">
            <text:p>262,53</text:p>
          </table:table-cell>
          <table:table-cell table:style-name="ce13" table:formula="of:=[.F258]/[.$B$20]" office:value-type="float" office:value="0.99" calcext:value-type="float">
            <text:p>0,99</text:p>
          </table:table-cell>
          <table:table-cell table:style-name="ce10" table:formula="of:=([.$B$21]*([.J258]-[.J257]))/360" office:value-type="float" office:value="71.803409166666" calcext:value-type="float">
            <text:p>71,80</text:p>
          </table:table-cell>
          <table:table-cell table:style-name="ce10" table:formula="of:=[.A258]*(([.$B$21]*([.K258]-[.K257]))/360)" office:value-type="float" office:value="16661.9283012358" calcext:value-type="float">
            <text:p>16661,93</text:p>
          </table:table-cell>
          <table:table-cell table:style-name="ce20" table:formula="of:=[.H258]*([.F258]/1000000)" office:value-type="float" office:value="71.816976" calcext:value-type="float">
            <text:p>71,82</text:p>
          </table:table-cell>
          <table:table-cell table:style-name="ce20" table:formula="of:=[.S258]+[.T257]" office:value-type="float" office:value="16658.043484" calcext:value-type="float">
            <text:p>16658,04</text:p>
          </table:table-cell>
          <table:table-cell table:style-name="ce61" table:formula="of:=1000000*([.R258]-[.T258])" office:value-type="float" office:value="3884817.23584482" calcext:value-type="float">
            <text:p>3884817,24</text:p>
          </table:table-cell>
          <table:table-cell table:style-name="ce61" table:formula="of:=([.J258]-[.K258])*3600" office:value-type="float" office:value="-0.100692955106751" calcext:value-type="float">
            <text:p>-0,10</text:p>
          </table:table-cell>
          <table:table-cell table:style-name="ce61" table:formula="of:=1000*([.M258]-[.O258])" office:value-type="float" office:value="-0.0921984940305265" calcext:value-type="float">
            <text:p>-0,09</text:p>
          </table:table-cell>
          <table:table-cell table:number-columns-repeated="1001"/>
        </table:table-row>
        <table:table-row table:style-name="ro1">
          <table:table-cell table:formula="of:=[.A258]+1" office:value-type="float" office:value="233" calcext:value-type="float">
            <text:p>233</text:p>
          </table:table-cell>
          <table:table-cell table:style-name="ce10" table:formula="of:=[.M259]*[.$B$20]" office:value-type="float" office:value="316219.477911295" calcext:value-type="float">
            <text:p>316219,48</text:p>
          </table:table-cell>
          <table:table-cell table:style-name="ce10" table:formula="of:=[.B259]-[.B258]" office:value-type="float" office:value="1185.58854948904" calcext:value-type="float">
            <text:p>1185,59</text:p>
          </table:table-cell>
          <table:table-cell table:style-name="ce34" table:formula="of:=(ROUND([.B259];0))+[.E259]" office:value-type="float" office:value="316219" calcext:value-type="float">
            <text:p>316219</text:p>
          </table:table-cell>
          <table:table-cell office:value-type="float" office:value="0" calcext:value-type="float">
            <text:p>0</text:p>
          </table:table-cell>
          <table:table-cell table:formula="of:=[.D259]-[.D258]" office:value-type="float" office:value="1185" calcext:value-type="float">
            <text:p>1185</text:p>
          </table:table-cell>
          <table:table-cell table:style-name="ce10" table:formula="of:=1000000*[.Q259]/[.C259]" office:value-type="float" office:value="60563.5143807787" calcext:value-type="float">
            <text:p>60563,51</text:p>
          </table:table-cell>
          <table:table-cell table:style-name="ce34" table:formula="of:=([.G259]-MOD([.G259];4))+4*[.I259]" office:value-type="float" office:value="60560" calcext:value-type="float">
            <text:p>605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59]" office:value-type="float" office:value="69.9" calcext:value-type="float">
            <text:p>69,90</text:p>
          </table:table-cell>
          <table:table-cell table:style-name="ce43" table:formula="of:=2*(DEGREES(ASIN(([.O259]*0.5)/[.$B$4])))" office:value-type="float" office:value="69.8998789594083" calcext:value-type="float">
            <text:p>69,8999</text:p>
          </table:table-cell>
          <table:table-cell table:style-name="ce43" table:formula="of:=[.K259]-[.K258]" office:value-type="float" office:value="0.299850989142996" calcext:value-type="float">
            <text:p>0,2999</text:p>
          </table:table-cell>
          <table:table-cell table:style-name="ce10" table:formula="of:=(SIN((RADIANS(([.J259])*0.5)))*[.$B$4]*2)" office:value-type="float" office:value="263.516231592746" calcext:value-type="float">
            <text:p>263,52</text:p>
          </table:table-cell>
          <table:table-cell table:style-name="ce10" table:formula="of:=(SIN((RADIANS(([.J259])*0.5)))*[.$B$4]*2)-[.M258]" office:value-type="float" office:value="0.987990457907529" calcext:value-type="float">
            <text:p>0,99</text:p>
          </table:table-cell>
          <table:table-cell table:style-name="ce13" table:formula="of:=[.D259]/[.$B$20]" office:value-type="float" office:value="263.515833333333" calcext:value-type="float">
            <text:p>263,52</text:p>
          </table:table-cell>
          <table:table-cell table:style-name="ce13" table:formula="of:=[.F259]/[.$B$20]" office:value-type="float" office:value="0.9875" calcext:value-type="float">
            <text:p>0,99</text:p>
          </table:table-cell>
          <table:table-cell table:style-name="ce10" table:formula="of:=([.$B$21]*([.J259]-[.J258]))/360" office:value-type="float" office:value="71.803409166666" calcext:value-type="float">
            <text:p>71,80</text:p>
          </table:table-cell>
          <table:table-cell table:style-name="ce10" table:formula="of:=[.A259]*(([.$B$21]*([.K259]-[.K258]))/360)" office:value-type="float" office:value="16721.8844005139" calcext:value-type="float">
            <text:p>16721,88</text:p>
          </table:table-cell>
          <table:table-cell table:style-name="ce20" table:formula="of:=[.H259]*([.F259]/1000000)" office:value-type="float" office:value="71.7636" calcext:value-type="float">
            <text:p>71,76</text:p>
          </table:table-cell>
          <table:table-cell table:style-name="ce20" table:formula="of:=[.S259]+[.T258]" office:value-type="float" office:value="16729.807084" calcext:value-type="float">
            <text:p>16729,81</text:p>
          </table:table-cell>
          <table:table-cell table:style-name="ce61" table:formula="of:=1000000*([.R259]-[.T259])" office:value-type="float" office:value="-7922683.48607831" calcext:value-type="float">
            <text:p>-7922683,49</text:p>
          </table:table-cell>
          <table:table-cell table:style-name="ce61" table:formula="of:=([.J259]-[.K259])*3600" office:value-type="float" office:value="0.435746130148118" calcext:value-type="float">
            <text:p>0,44</text:p>
          </table:table-cell>
          <table:table-cell table:style-name="ce61" table:formula="of:=1000*([.M259]-[.O259])" office:value-type="float" office:value="0.398259413032065" calcext:value-type="float">
            <text:p>0,40</text:p>
          </table:table-cell>
          <table:table-cell table:number-columns-repeated="1001"/>
        </table:table-row>
        <table:table-row table:style-name="ro1">
          <table:table-cell table:formula="of:=[.A259]+1" office:value-type="float" office:value="234" calcext:value-type="float">
            <text:p>234</text:p>
          </table:table-cell>
          <table:table-cell table:style-name="ce10" table:formula="of:=[.M260]*[.$B$20]" office:value-type="float" office:value="317402.89912789" calcext:value-type="float">
            <text:p>317402,90</text:p>
          </table:table-cell>
          <table:table-cell table:style-name="ce10" table:formula="of:=[.B260]-[.B259]" office:value-type="float" office:value="1183.42121659446" calcext:value-type="float">
            <text:p>1183,42</text:p>
          </table:table-cell>
          <table:table-cell table:style-name="ce34" table:formula="of:=(ROUND([.B260];0))+[.E260]" office:value-type="float" office:value="317403" calcext:value-type="float">
            <text:p>317403</text:p>
          </table:table-cell>
          <table:table-cell office:value-type="float" office:value="0" calcext:value-type="float">
            <text:p>0</text:p>
          </table:table-cell>
          <table:table-cell table:formula="of:=[.D260]-[.D259]" office:value-type="float" office:value="1184" calcext:value-type="float">
            <text:p>1184</text:p>
          </table:table-cell>
          <table:table-cell table:style-name="ce10" table:formula="of:=1000000*[.Q260]/[.C260]" office:value-type="float" office:value="60674.431182921" calcext:value-type="float">
            <text:p>60674,43</text:p>
          </table:table-cell>
          <table:table-cell table:style-name="ce34" table:formula="of:=([.G260]-MOD([.G260];4))+4*[.I260]" office:value-type="float" office:value="60672" calcext:value-type="float">
            <text:p>606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0]" office:value-type="float" office:value="70.2" calcext:value-type="float">
            <text:p>70,20</text:p>
          </table:table-cell>
          <table:table-cell table:style-name="ce43" table:formula="of:=2*(DEGREES(ASIN(([.O260]*0.5)/[.$B$4])))" office:value-type="float" office:value="70.2000255948098" calcext:value-type="float">
            <text:p>70,2000</text:p>
          </table:table-cell>
          <table:table-cell table:style-name="ce43" table:formula="of:=[.K260]-[.K259]" office:value-type="float" office:value="0.300146635401504" calcext:value-type="float">
            <text:p>0,3001</text:p>
          </table:table-cell>
          <table:table-cell table:style-name="ce10" table:formula="of:=(SIN((RADIANS(([.J260])*0.5)))*[.$B$4]*2)" office:value-type="float" office:value="264.502415939908" calcext:value-type="float">
            <text:p>264,50</text:p>
          </table:table-cell>
          <table:table-cell table:style-name="ce10" table:formula="of:=(SIN((RADIANS(([.J260])*0.5)))*[.$B$4]*2)-[.M259]" office:value-type="float" office:value="0.986184347162066" calcext:value-type="float">
            <text:p>0,99</text:p>
          </table:table-cell>
          <table:table-cell table:style-name="ce13" table:formula="of:=[.D260]/[.$B$20]" office:value-type="float" office:value="264.5025" calcext:value-type="float">
            <text:p>264,50</text:p>
          </table:table-cell>
          <table:table-cell table:style-name="ce13" table:formula="of:=[.F260]/[.$B$20]" office:value-type="float" office:value="0.986666666666667" calcext:value-type="float">
            <text:p>0,99</text:p>
          </table:table-cell>
          <table:table-cell table:style-name="ce10" table:formula="of:=([.$B$21]*([.J260]-[.J259]))/360" office:value-type="float" office:value="71.8034091666694" calcext:value-type="float">
            <text:p>71,80</text:p>
          </table:table-cell>
          <table:table-cell table:style-name="ce10" table:formula="of:=[.A260]*(([.$B$21]*([.K260]-[.K259]))/360)" office:value-type="float" office:value="16810.2103039513" calcext:value-type="float">
            <text:p>16810,21</text:p>
          </table:table-cell>
          <table:table-cell table:style-name="ce20" table:formula="of:=[.H260]*([.F260]/1000000)" office:value-type="float" office:value="71.835648" calcext:value-type="float">
            <text:p>71,84</text:p>
          </table:table-cell>
          <table:table-cell table:style-name="ce20" table:formula="of:=[.S260]+[.T259]" office:value-type="float" office:value="16801.642732" calcext:value-type="float">
            <text:p>16801,64</text:p>
          </table:table-cell>
          <table:table-cell table:style-name="ce61" table:formula="of:=1000000*([.R260]-[.T260])" office:value-type="float" office:value="8567571.95133832" calcext:value-type="float">
            <text:p>8567571,95</text:p>
          </table:table-cell>
          <table:table-cell table:style-name="ce61" table:formula="of:=([.J260]-[.K260])*3600" office:value-type="float" office:value="-0.0921413152752848" calcext:value-type="float">
            <text:p>-0,09</text:p>
          </table:table-cell>
          <table:table-cell table:style-name="ce61" table:formula="of:=1000*([.M260]-[.O260])" office:value-type="float" office:value="-0.0840600919786994" calcext:value-type="float">
            <text:p>-0,08</text:p>
          </table:table-cell>
          <table:table-cell table:number-columns-repeated="1001"/>
        </table:table-row>
        <table:table-row table:style-name="ro1">
          <table:table-cell table:formula="of:=[.A260]+1" office:value-type="float" office:value="235" calcext:value-type="float">
            <text:p>235</text:p>
          </table:table-cell>
          <table:table-cell table:style-name="ce10" table:formula="of:=[.M261]*[.$B$20]" office:value-type="float" office:value="318584.144900553" calcext:value-type="float">
            <text:p>318584,14</text:p>
          </table:table-cell>
          <table:table-cell table:style-name="ce10" table:formula="of:=[.B261]-[.B260]" office:value-type="float" office:value="1181.24577266321" calcext:value-type="float">
            <text:p>1181,25</text:p>
          </table:table-cell>
          <table:table-cell table:style-name="ce34" table:formula="of:=(ROUND([.B261];0))+[.E261]" office:value-type="float" office:value="318584" calcext:value-type="float">
            <text:p>318584</text:p>
          </table:table-cell>
          <table:table-cell office:value-type="float" office:value="0" calcext:value-type="float">
            <text:p>0</text:p>
          </table:table-cell>
          <table:table-cell table:formula="of:=[.D261]-[.D260]" office:value-type="float" office:value="1181" calcext:value-type="float">
            <text:p>1181</text:p>
          </table:table-cell>
          <table:table-cell table:style-name="ce10" table:formula="of:=1000000*[.Q261]/[.C261]" office:value-type="float" office:value="60786.1723854296" calcext:value-type="float">
            <text:p>60786,17</text:p>
          </table:table-cell>
          <table:table-cell table:style-name="ce34" table:formula="of:=([.G261]-MOD([.G261];4))+4*[.I261]" office:value-type="float" office:value="60784" calcext:value-type="float">
            <text:p>6078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1]" office:value-type="float" office:value="70.5" calcext:value-type="float">
            <text:p>70,50</text:p>
          </table:table-cell>
          <table:table-cell table:style-name="ce43" table:formula="of:=2*(DEGREES(ASIN(([.O261]*0.5)/[.$B$4])))" office:value-type="float" office:value="70.4999631657299" calcext:value-type="float">
            <text:p>70,5000</text:p>
          </table:table-cell>
          <table:table-cell table:style-name="ce43" table:formula="of:=[.K261]-[.K260]" office:value-type="float" office:value="0.299937570920093" calcext:value-type="float">
            <text:p>0,2999</text:p>
          </table:table-cell>
          <table:table-cell table:style-name="ce10" table:formula="of:=(SIN((RADIANS(([.J261])*0.5)))*[.$B$4]*2)" office:value-type="float" office:value="265.486787417128" calcext:value-type="float">
            <text:p>265,49</text:p>
          </table:table-cell>
          <table:table-cell table:style-name="ce10" table:formula="of:=(SIN((RADIANS(([.J261])*0.5)))*[.$B$4]*2)-[.M260]" office:value-type="float" office:value="0.984371477219327" calcext:value-type="float">
            <text:p>0,98</text:p>
          </table:table-cell>
          <table:table-cell table:style-name="ce13" table:formula="of:=[.D261]/[.$B$20]" office:value-type="float" office:value="265.486666666667" calcext:value-type="float">
            <text:p>265,49</text:p>
          </table:table-cell>
          <table:table-cell table:style-name="ce13" table:formula="of:=[.F261]/[.$B$20]" office:value-type="float" office:value="0.984166666666667" calcext:value-type="float">
            <text:p>0,98</text:p>
          </table:table-cell>
          <table:table-cell table:style-name="ce10" table:formula="of:=([.$B$21]*([.J261]-[.J260]))/360" office:value-type="float" office:value="71.803409166666" calcext:value-type="float">
            <text:p>71,80</text:p>
          </table:table-cell>
          <table:table-cell table:style-name="ce10" table:formula="of:=[.A261]*(([.$B$21]*([.K261]-[.K260]))/360)" office:value-type="float" office:value="16870.2897678981" calcext:value-type="float">
            <text:p>16870,29</text:p>
          </table:table-cell>
          <table:table-cell table:style-name="ce20" table:formula="of:=[.H261]*([.F261]/1000000)" office:value-type="float" office:value="71.785904" calcext:value-type="float">
            <text:p>71,79</text:p>
          </table:table-cell>
          <table:table-cell table:style-name="ce20" table:formula="of:=[.S261]+[.T260]" office:value-type="float" office:value="16873.428636" calcext:value-type="float">
            <text:p>16873,43</text:p>
          </table:table-cell>
          <table:table-cell table:style-name="ce61" table:formula="of:=1000000*([.R261]-[.T261])" office:value-type="float" office:value="-3138868.10194163" calcext:value-type="float">
            <text:p>-3138868,10</text:p>
          </table:table-cell>
          <table:table-cell table:style-name="ce61" table:formula="of:=([.J261]-[.K261])*3600" office:value-type="float" office:value="0.132603372378526" calcext:value-type="float">
            <text:p>0,13</text:p>
          </table:table-cell>
          <table:table-cell table:style-name="ce61" table:formula="of:=1000*([.M261]-[.O261])" office:value-type="float" office:value="0.120750461007901" calcext:value-type="float">
            <text:p>0,12</text:p>
          </table:table-cell>
          <table:table-cell table:number-columns-repeated="1001"/>
        </table:table-row>
        <table:table-row table:style-name="ro1">
          <table:table-cell table:formula="of:=[.A261]+1" office:value-type="float" office:value="236" calcext:value-type="float">
            <text:p>236</text:p>
          </table:table-cell>
          <table:table-cell table:style-name="ce10" table:formula="of:=[.M262]*[.$B$20]" office:value-type="float" office:value="319763.207133159" calcext:value-type="float">
            <text:p>319763,21</text:p>
          </table:table-cell>
          <table:table-cell table:style-name="ce10" table:formula="of:=[.B262]-[.B261]" office:value-type="float" office:value="1179.06223260571" calcext:value-type="float">
            <text:p>1179,06</text:p>
          </table:table-cell>
          <table:table-cell table:style-name="ce34" table:formula="of:=(ROUND([.B262];0))+[.E262]" office:value-type="float" office:value="319763" calcext:value-type="float">
            <text:p>319763</text:p>
          </table:table-cell>
          <table:table-cell office:value-type="float" office:value="0" calcext:value-type="float">
            <text:p>0</text:p>
          </table:table-cell>
          <table:table-cell table:formula="of:=[.D262]-[.D261]" office:value-type="float" office:value="1179" calcext:value-type="float">
            <text:p>1179</text:p>
          </table:table-cell>
          <table:table-cell table:style-name="ce10" table:formula="of:=1000000*[.Q262]/[.C262]" office:value-type="float" office:value="60898.7440874786" calcext:value-type="float">
            <text:p>60898,74</text:p>
          </table:table-cell>
          <table:table-cell table:style-name="ce34" table:formula="of:=([.G262]-MOD([.G262];4))+4*[.I262]" office:value-type="float" office:value="60896" calcext:value-type="float">
            <text:p>608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2]" office:value-type="float" office:value="70.8" calcext:value-type="float">
            <text:p>70,80</text:p>
          </table:table-cell>
          <table:table-cell table:style-name="ce43" table:formula="of:=2*(DEGREES(ASIN(([.O262]*0.5)/[.$B$4])))" office:value-type="float" office:value="70.7999472481853" calcext:value-type="float">
            <text:p>70,7999</text:p>
          </table:table-cell>
          <table:table-cell table:style-name="ce43" table:formula="of:=[.K262]-[.K261]" office:value-type="float" office:value="0.29998408245541" calcext:value-type="float">
            <text:p>0,3000</text:p>
          </table:table-cell>
          <table:table-cell table:style-name="ce10" table:formula="of:=(SIN((RADIANS(([.J262])*0.5)))*[.$B$4]*2)" office:value-type="float" office:value="266.469339277632" calcext:value-type="float">
            <text:p>266,47</text:p>
          </table:table-cell>
          <table:table-cell table:style-name="ce10" table:formula="of:=(SIN((RADIANS(([.J262])*0.5)))*[.$B$4]*2)-[.M261]" office:value-type="float" office:value="0.982551860504771" calcext:value-type="float">
            <text:p>0,98</text:p>
          </table:table-cell>
          <table:table-cell table:style-name="ce13" table:formula="of:=[.D262]/[.$B$20]" office:value-type="float" office:value="266.469166666667" calcext:value-type="float">
            <text:p>266,47</text:p>
          </table:table-cell>
          <table:table-cell table:style-name="ce13" table:formula="of:=[.F262]/[.$B$20]" office:value-type="float" office:value="0.9825" calcext:value-type="float">
            <text:p>0,98</text:p>
          </table:table-cell>
          <table:table-cell table:style-name="ce10" table:formula="of:=([.$B$21]*([.J262]-[.J261]))/360" office:value-type="float" office:value="71.803409166666" calcext:value-type="float">
            <text:p>71,80</text:p>
          </table:table-cell>
          <table:table-cell table:style-name="ce10" table:formula="of:=[.A262]*(([.$B$21]*([.K262]-[.K261]))/360)" office:value-type="float" office:value="16944.7054552792" calcext:value-type="float">
            <text:p>16944,71</text:p>
          </table:table-cell>
          <table:table-cell table:style-name="ce20" table:formula="of:=[.H262]*([.F262]/1000000)" office:value-type="float" office:value="71.796384" calcext:value-type="float">
            <text:p>71,80</text:p>
          </table:table-cell>
          <table:table-cell table:style-name="ce20" table:formula="of:=[.S262]+[.T261]" office:value-type="float" office:value="16945.22502" calcext:value-type="float">
            <text:p>16945,23</text:p>
          </table:table-cell>
          <table:table-cell table:style-name="ce61" table:formula="of:=1000000*([.R262]-[.T262])" office:value-type="float" office:value="-519564.720812923" calcext:value-type="float">
            <text:p>-519564,72</text:p>
          </table:table-cell>
          <table:table-cell table:style-name="ce61" table:formula="of:=([.J262]-[.K262])*3600" office:value-type="float" office:value="0.189906532892792" calcext:value-type="float">
            <text:p>0,19</text:p>
          </table:table-cell>
          <table:table-cell table:style-name="ce61" table:formula="of:=1000*([.M262]-[.O262])" office:value-type="float" office:value="0.172610965023523" calcext:value-type="float">
            <text:p>0,17</text:p>
          </table:table-cell>
          <table:table-cell table:number-columns-repeated="1001"/>
        </table:table-row>
        <table:table-row table:style-name="ro1">
          <table:table-cell table:formula="of:=[.A262]+1" office:value-type="float" office:value="237" calcext:value-type="float">
            <text:p>237</text:p>
          </table:table-cell>
          <table:table-cell table:style-name="ce10" table:formula="of:=[.M263]*[.$B$20]" office:value-type="float" office:value="320940.077744546" calcext:value-type="float">
            <text:p>320940,08</text:p>
          </table:table-cell>
          <table:table-cell table:style-name="ce10" table:formula="of:=[.B263]-[.B262]" office:value-type="float" office:value="1176.87061138771" calcext:value-type="float">
            <text:p>1176,87</text:p>
          </table:table-cell>
          <table:table-cell table:style-name="ce34" table:formula="of:=(ROUND([.B263];0))+[.E263]" office:value-type="float" office:value="320940" calcext:value-type="float">
            <text:p>320940</text:p>
          </table:table-cell>
          <table:table-cell office:value-type="float" office:value="0" calcext:value-type="float">
            <text:p>0</text:p>
          </table:table-cell>
          <table:table-cell table:formula="of:=[.D263]-[.D262]" office:value-type="float" office:value="1177" calcext:value-type="float">
            <text:p>1177</text:p>
          </table:table-cell>
          <table:table-cell table:style-name="ce10" table:formula="of:=1000000*[.Q263]/[.C263]" office:value-type="float" office:value="61012.1524591379" calcext:value-type="float">
            <text:p>61012,15</text:p>
          </table:table-cell>
          <table:table-cell table:style-name="ce34" table:formula="of:=([.G263]-MOD([.G263];4))+4*[.I263]" office:value-type="float" office:value="61012" calcext:value-type="float">
            <text:p>610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3]" office:value-type="float" office:value="71.1" calcext:value-type="float">
            <text:p>71,10</text:p>
          </table:table-cell>
          <table:table-cell table:style-name="ce43" table:formula="of:=2*(DEGREES(ASIN(([.O263]*0.5)/[.$B$4])))" office:value-type="float" office:value="71.0999801633647" calcext:value-type="float">
            <text:p>71,1000</text:p>
          </table:table-cell>
          <table:table-cell table:style-name="ce43" table:formula="of:=[.K263]-[.K262]" office:value-type="float" office:value="0.300032915179401" calcext:value-type="float">
            <text:p>0,3000</text:p>
          </table:table-cell>
          <table:table-cell table:style-name="ce10" table:formula="of:=(SIN((RADIANS(([.J263])*0.5)))*[.$B$4]*2)" office:value-type="float" office:value="267.450064787122" calcext:value-type="float">
            <text:p>267,45</text:p>
          </table:table-cell>
          <table:table-cell table:style-name="ce10" table:formula="of:=(SIN((RADIANS(([.J263])*0.5)))*[.$B$4]*2)-[.M262]" office:value-type="float" office:value="0.980725509489787" calcext:value-type="float">
            <text:p>0,98</text:p>
          </table:table-cell>
          <table:table-cell table:style-name="ce13" table:formula="of:=[.D263]/[.$B$20]" office:value-type="float" office:value="267.45" calcext:value-type="float">
            <text:p>267,45</text:p>
          </table:table-cell>
          <table:table-cell table:style-name="ce13" table:formula="of:=[.F263]/[.$B$20]" office:value-type="float" office:value="0.980833333333333" calcext:value-type="float">
            <text:p>0,98</text:p>
          </table:table-cell>
          <table:table-cell table:style-name="ce10" table:formula="of:=([.$B$21]*([.J263]-[.J262]))/360" office:value-type="float" office:value="71.803409166666" calcext:value-type="float">
            <text:p>71,80</text:p>
          </table:table-cell>
          <table:table-cell table:style-name="ce10" table:formula="of:=[.A263]*(([.$B$21]*([.K263]-[.K262]))/360)" office:value-type="float" office:value="17019.2750759545" calcext:value-type="float">
            <text:p>17019,28</text:p>
          </table:table-cell>
          <table:table-cell table:style-name="ce20" table:formula="of:=[.H263]*([.F263]/1000000)" office:value-type="float" office:value="71.811124" calcext:value-type="float">
            <text:p>71,81</text:p>
          </table:table-cell>
          <table:table-cell table:style-name="ce20" table:formula="of:=[.S263]+[.T262]" office:value-type="float" office:value="17017.036144" calcext:value-type="float">
            <text:p>17017,04</text:p>
          </table:table-cell>
          <table:table-cell table:style-name="ce61" table:formula="of:=1000000*([.R263]-[.T263])" office:value-type="float" office:value="2238931.95449273" calcext:value-type="float">
            <text:p>2238931,95</text:p>
          </table:table-cell>
          <table:table-cell table:style-name="ce61" table:formula="of:=([.J263]-[.K263])*3600" office:value-type="float" office:value="0.07141188704054" calcext:value-type="float">
            <text:p>0,07</text:p>
          </table:table-cell>
          <table:table-cell table:style-name="ce61" table:formula="of:=1000*([.M263]-[.O263])" office:value-type="float" office:value="0.0647871220280649" calcext:value-type="float">
            <text:p>0,06</text:p>
          </table:table-cell>
          <table:table-cell table:number-columns-repeated="1001"/>
        </table:table-row>
        <table:table-row table:style-name="ro1">
          <table:table-cell table:formula="of:=[.A263]+1" office:value-type="float" office:value="238" calcext:value-type="float">
            <text:p>238</text:p>
          </table:table-cell>
          <table:table-cell table:style-name="ce10" table:formula="of:=[.M264]*[.$B$20]" office:value-type="float" office:value="322114.748668577" calcext:value-type="float">
            <text:p>322114,75</text:p>
          </table:table-cell>
          <table:table-cell table:style-name="ce10" table:formula="of:=[.B264]-[.B263]" office:value-type="float" office:value="1174.67092403048" calcext:value-type="float">
            <text:p>1174,67</text:p>
          </table:table-cell>
          <table:table-cell table:style-name="ce34" table:formula="of:=(ROUND([.B264];0))+[.E264]" office:value-type="float" office:value="322115" calcext:value-type="float">
            <text:p>322115</text:p>
          </table:table-cell>
          <table:table-cell office:value-type="float" office:value="0" calcext:value-type="float">
            <text:p>0</text:p>
          </table:table-cell>
          <table:table-cell table:formula="of:=[.D264]-[.D263]" office:value-type="float" office:value="1175" calcext:value-type="float">
            <text:p>1175</text:p>
          </table:table-cell>
          <table:table-cell table:style-name="ce10" table:formula="of:=1000000*[.Q264]/[.C264]" office:value-type="float" office:value="61126.4037423327" calcext:value-type="float">
            <text:p>61126,40</text:p>
          </table:table-cell>
          <table:table-cell table:style-name="ce34" table:formula="of:=([.G264]-MOD([.G264];4))+4*[.I264]" office:value-type="float" office:value="61124" calcext:value-type="float">
            <text:p>611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4]" office:value-type="float" office:value="71.4" calcext:value-type="float">
            <text:p>71,40</text:p>
          </table:table-cell>
          <table:table-cell table:style-name="ce43" table:formula="of:=2*(DEGREES(ASIN(([.O264]*0.5)/[.$B$4])))" office:value-type="float" office:value="71.4000642480169" calcext:value-type="float">
            <text:p>71,4001</text:p>
          </table:table-cell>
          <table:table-cell table:style-name="ce43" table:formula="of:=[.K264]-[.K263]" office:value-type="float" office:value="0.300084084652198" calcext:value-type="float">
            <text:p>0,3001</text:p>
          </table:table-cell>
          <table:table-cell table:style-name="ce10" table:formula="of:=(SIN((RADIANS(([.J264])*0.5)))*[.$B$4]*2)" office:value-type="float" office:value="268.428957223814" calcext:value-type="float">
            <text:p>268,43</text:p>
          </table:table-cell>
          <table:table-cell table:style-name="ce10" table:formula="of:=(SIN((RADIANS(([.J264])*0.5)))*[.$B$4]*2)-[.M263]" office:value-type="float" office:value="0.978892436692036" calcext:value-type="float">
            <text:p>0,98</text:p>
          </table:table-cell>
          <table:table-cell table:style-name="ce13" table:formula="of:=[.D264]/[.$B$20]" office:value-type="float" office:value="268.429166666667" calcext:value-type="float">
            <text:p>268,43</text:p>
          </table:table-cell>
          <table:table-cell table:style-name="ce13" table:formula="of:=[.F264]/[.$B$20]" office:value-type="float" office:value="0.979166666666667" calcext:value-type="float">
            <text:p>0,98</text:p>
          </table:table-cell>
          <table:table-cell table:style-name="ce10" table:formula="of:=([.$B$21]*([.J264]-[.J263]))/360" office:value-type="float" office:value="71.803409166666" calcext:value-type="float">
            <text:p>71,80</text:p>
          </table:table-cell>
          <table:table-cell table:style-name="ce10" table:formula="of:=[.A264]*(([.$B$21]*([.K264]-[.K263]))/360)" office:value-type="float" office:value="17094.0011829846" calcext:value-type="float">
            <text:p>17094,00</text:p>
          </table:table-cell>
          <table:table-cell table:style-name="ce20" table:formula="of:=[.H264]*([.F264]/1000000)" office:value-type="float" office:value="71.8207" calcext:value-type="float">
            <text:p>71,82</text:p>
          </table:table-cell>
          <table:table-cell table:style-name="ce20" table:formula="of:=[.S264]+[.T263]" office:value-type="float" office:value="17088.856844" calcext:value-type="float">
            <text:p>17088,86</text:p>
          </table:table-cell>
          <table:table-cell table:style-name="ce61" table:formula="of:=1000000*([.R264]-[.T264])" office:value-type="float" office:value="5144338.984559" calcext:value-type="float">
            <text:p>5144338,98</text:p>
          </table:table-cell>
          <table:table-cell table:style-name="ce61" table:formula="of:=([.J264]-[.K264])*3600" office:value-type="float" office:value="-0.2312928608319" calcext:value-type="float">
            <text:p>-0,23</text:p>
          </table:table-cell>
          <table:table-cell table:style-name="ce61" table:formula="of:=1000*([.M264]-[.O264])" office:value-type="float" office:value="-0.209442853019937" calcext:value-type="float">
            <text:p>-0,21</text:p>
          </table:table-cell>
          <table:table-cell table:number-columns-repeated="1001"/>
        </table:table-row>
        <table:table-row table:style-name="ro1">
          <table:table-cell table:formula="of:=[.A264]+1" office:value-type="float" office:value="239" calcext:value-type="float">
            <text:p>239</text:p>
          </table:table-cell>
          <table:table-cell table:style-name="ce10" table:formula="of:=[.M265]*[.$B$20]" office:value-type="float" office:value="323287.211854187" calcext:value-type="float">
            <text:p>323287,21</text:p>
          </table:table-cell>
          <table:table-cell table:style-name="ce10" table:formula="of:=[.B265]-[.B264]" office:value-type="float" office:value="1172.46318561008" calcext:value-type="float">
            <text:p>1172,46</text:p>
          </table:table-cell>
          <table:table-cell table:style-name="ce34" table:formula="of:=(ROUND([.B265];0))+[.E265]" office:value-type="float" office:value="323287" calcext:value-type="float">
            <text:p>323287</text:p>
          </table:table-cell>
          <table:table-cell office:value-type="float" office:value="0" calcext:value-type="float">
            <text:p>0</text:p>
          </table:table-cell>
          <table:table-cell table:formula="of:=[.D265]-[.D264]" office:value-type="float" office:value="1172" calcext:value-type="float">
            <text:p>1172</text:p>
          </table:table-cell>
          <table:table-cell table:style-name="ce10" table:formula="of:=1000000*[.Q265]/[.C265]" office:value-type="float" office:value="61241.5042518435" calcext:value-type="float">
            <text:p>61241,50</text:p>
          </table:table-cell>
          <table:table-cell table:style-name="ce34" table:formula="of:=([.G265]-MOD([.G265];4))+4*[.I265]" office:value-type="float" office:value="61240" calcext:value-type="float">
            <text:p>612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5]" office:value-type="float" office:value="71.7" calcext:value-type="float">
            <text:p>71,70</text:p>
          </table:table-cell>
          <table:table-cell table:style-name="ce43" table:formula="of:=2*(DEGREES(ASIN(([.O265]*0.5)/[.$B$4])))" office:value-type="float" office:value="71.6999457413368" calcext:value-type="float">
            <text:p>71,6999</text:p>
          </table:table-cell>
          <table:table-cell table:style-name="ce43" table:formula="of:=[.K265]-[.K264]" office:value-type="float" office:value="0.299881493319901" calcext:value-type="float">
            <text:p>0,2999</text:p>
          </table:table-cell>
          <table:table-cell table:style-name="ce10" table:formula="of:=(SIN((RADIANS(([.J265])*0.5)))*[.$B$4]*2)" office:value-type="float" office:value="269.406009878489" calcext:value-type="float">
            <text:p>269,41</text:p>
          </table:table-cell>
          <table:table-cell table:style-name="ce10" table:formula="of:=(SIN((RADIANS(([.J265])*0.5)))*[.$B$4]*2)-[.M264]" office:value-type="float" office:value="0.977052654675049" calcext:value-type="float">
            <text:p>0,98</text:p>
          </table:table-cell>
          <table:table-cell table:style-name="ce13" table:formula="of:=[.D265]/[.$B$20]" office:value-type="float" office:value="269.405833333333" calcext:value-type="float">
            <text:p>269,41</text:p>
          </table:table-cell>
          <table:table-cell table:style-name="ce13" table:formula="of:=[.F265]/[.$B$20]" office:value-type="float" office:value="0.976666666666667" calcext:value-type="float">
            <text:p>0,98</text:p>
          </table:table-cell>
          <table:table-cell table:style-name="ce10" table:formula="of:=([.$B$21]*([.J265]-[.J264]))/360" office:value-type="float" office:value="71.8034091666694" calcext:value-type="float">
            <text:p>71,80</text:p>
          </table:table-cell>
          <table:table-cell table:style-name="ce10" table:formula="of:=[.A265]*(([.$B$21]*([.K265]-[.K264]))/360)" office:value-type="float" office:value="17154.2358078667" calcext:value-type="float">
            <text:p>17154,24</text:p>
          </table:table-cell>
          <table:table-cell table:style-name="ce20" table:formula="of:=[.H265]*([.F265]/1000000)" office:value-type="float" office:value="71.77328" calcext:value-type="float">
            <text:p>71,77</text:p>
          </table:table-cell>
          <table:table-cell table:style-name="ce20" table:formula="of:=[.S265]+[.T264]" office:value-type="float" office:value="17160.630124" calcext:value-type="float">
            <text:p>17160,63</text:p>
          </table:table-cell>
          <table:table-cell table:style-name="ce61" table:formula="of:=1000000*([.R265]-[.T265])" office:value-type="float" office:value="-6394316.1332827" calcext:value-type="float">
            <text:p>-6394316,13</text:p>
          </table:table-cell>
          <table:table-cell table:style-name="ce61" table:formula="of:=([.J265]-[.K265])*3600" office:value-type="float" office:value="0.195331187512693" calcext:value-type="float">
            <text:p>0,20</text:p>
          </table:table-cell>
          <table:table-cell table:style-name="ce61" table:formula="of:=1000*([.M265]-[.O265])" office:value-type="float" office:value="0.176545155966323" calcext:value-type="float">
            <text:p>0,18</text:p>
          </table:table-cell>
          <table:table-cell table:number-columns-repeated="1001"/>
        </table:table-row>
        <table:table-row table:style-name="ro1">
          <table:table-cell table:formula="of:=[.A265]+1" office:value-type="float" office:value="240" calcext:value-type="float">
            <text:p>240</text:p>
          </table:table-cell>
          <table:table-cell table:style-name="ce10" table:formula="of:=[.M266]*[.$B$20]" office:value-type="float" office:value="324457.459265445" calcext:value-type="float">
            <text:p>324457,46</text:p>
          </table:table-cell>
          <table:table-cell table:style-name="ce10" table:formula="of:=[.B266]-[.B265]" office:value-type="float" office:value="1170.24741125817" calcext:value-type="float">
            <text:p>1170,25</text:p>
          </table:table-cell>
          <table:table-cell table:style-name="ce34" table:formula="of:=(ROUND([.B266];0))+[.E266]" office:value-type="float" office:value="324457" calcext:value-type="float">
            <text:p>324457</text:p>
          </table:table-cell>
          <table:table-cell office:value-type="float" office:value="0" calcext:value-type="float">
            <text:p>0</text:p>
          </table:table-cell>
          <table:table-cell table:formula="of:=[.D266]-[.D265]" office:value-type="float" office:value="1170" calcext:value-type="float">
            <text:p>1170</text:p>
          </table:table-cell>
          <table:table-cell table:style-name="ce10" table:formula="of:=1000000*[.Q266]/[.C266]" office:value-type="float" office:value="61357.4603762361" calcext:value-type="float">
            <text:p>61357,46</text:p>
          </table:table-cell>
          <table:table-cell table:style-name="ce34" table:formula="of:=([.G266]-MOD([.G266];4))+4*[.I266]" office:value-type="float" office:value="61356" calcext:value-type="float">
            <text:p>613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6]" office:value-type="float" office:value="72" calcext:value-type="float">
            <text:p>72,00</text:p>
          </table:table-cell>
          <table:table-cell table:style-name="ce43" table:formula="of:=2*(DEGREES(ASIN(([.O266]*0.5)/[.$B$4])))" office:value-type="float" office:value="71.9998821527333" calcext:value-type="float">
            <text:p>71,9999</text:p>
          </table:table-cell>
          <table:table-cell table:style-name="ce43" table:formula="of:=[.K266]-[.K265]" office:value-type="float" office:value="0.299936411396502" calcext:value-type="float">
            <text:p>0,2999</text:p>
          </table:table-cell>
          <table:table-cell table:style-name="ce10" table:formula="of:=(SIN((RADIANS(([.J266])*0.5)))*[.$B$4]*2)" office:value-type="float" office:value="270.381216054538" calcext:value-type="float">
            <text:p>270,38</text:p>
          </table:table-cell>
          <table:table-cell table:style-name="ce10" table:formula="of:=(SIN((RADIANS(([.J266])*0.5)))*[.$B$4]*2)-[.M265]" office:value-type="float" office:value="0.975206176048516" calcext:value-type="float">
            <text:p>0,98</text:p>
          </table:table-cell>
          <table:table-cell table:style-name="ce13" table:formula="of:=[.D266]/[.$B$20]" office:value-type="float" office:value="270.380833333333" calcext:value-type="float">
            <text:p>270,38</text:p>
          </table:table-cell>
          <table:table-cell table:style-name="ce13" table:formula="of:=[.F266]/[.$B$20]" office:value-type="float" office:value="0.975" calcext:value-type="float">
            <text:p>0,98</text:p>
          </table:table-cell>
          <table:table-cell table:style-name="ce10" table:formula="of:=([.$B$21]*([.J266]-[.J265]))/360" office:value-type="float" office:value="71.803409166666" calcext:value-type="float">
            <text:p>71,80</text:p>
          </table:table-cell>
          <table:table-cell table:style-name="ce10" table:formula="of:=[.A266]*(([.$B$21]*([.K266]-[.K265]))/360)" office:value-type="float" office:value="17229.1654971877" calcext:value-type="float">
            <text:p>17229,17</text:p>
          </table:table-cell>
          <table:table-cell table:style-name="ce20" table:formula="of:=[.H266]*([.F266]/1000000)" office:value-type="float" office:value="71.78652" calcext:value-type="float">
            <text:p>71,79</text:p>
          </table:table-cell>
          <table:table-cell table:style-name="ce20" table:formula="of:=[.S266]+[.T265]" office:value-type="float" office:value="17232.416644" calcext:value-type="float">
            <text:p>17232,42</text:p>
          </table:table-cell>
          <table:table-cell table:style-name="ce61" table:formula="of:=1000000*([.R266]-[.T266])" office:value-type="float" office:value="-3251146.81227569" calcext:value-type="float">
            <text:p>-3251146,81</text:p>
          </table:table-cell>
          <table:table-cell table:style-name="ce61" table:formula="of:=([.J266]-[.K266])*3600" office:value-type="float" office:value="0.424250160097017" calcext:value-type="float">
            <text:p>0,42</text:p>
          </table:table-cell>
          <table:table-cell table:style-name="ce61" table:formula="of:=1000*([.M266]-[.O266])" office:value-type="float" office:value="0.382721205028247" calcext:value-type="float">
            <text:p>0,38</text:p>
          </table:table-cell>
          <table:table-cell table:number-columns-repeated="1001"/>
        </table:table-row>
        <table:table-row table:style-name="ro1">
          <table:table-cell table:formula="of:=[.A266]+1" office:value-type="float" office:value="241" calcext:value-type="float">
            <text:p>241</text:p>
          </table:table-cell>
          <table:table-cell table:style-name="ce10" table:formula="of:=[.M267]*[.$B$20]" office:value-type="float" office:value="325625.482881607" calcext:value-type="float">
            <text:p>325625,48</text:p>
          </table:table-cell>
          <table:table-cell table:style-name="ce10" table:formula="of:=[.B267]-[.B266]" office:value-type="float" office:value="1168.02361616184" calcext:value-type="float">
            <text:p>1168,02</text:p>
          </table:table-cell>
          <table:table-cell table:style-name="ce34" table:formula="of:=(ROUND([.B267];0))+[.E267]" office:value-type="float" office:value="325625" calcext:value-type="float">
            <text:p>325625</text:p>
          </table:table-cell>
          <table:table-cell office:value-type="float" office:value="0" calcext:value-type="float">
            <text:p>0</text:p>
          </table:table-cell>
          <table:table-cell table:formula="of:=[.D267]-[.D266]" office:value-type="float" office:value="1168" calcext:value-type="float">
            <text:p>1168</text:p>
          </table:table-cell>
          <table:table-cell table:style-name="ce10" table:formula="of:=1000000*[.Q267]/[.C267]" office:value-type="float" office:value="61474.2785788992" calcext:value-type="float">
            <text:p>61474,28</text:p>
          </table:table-cell>
          <table:table-cell table:style-name="ce34" table:formula="of:=([.G267]-MOD([.G267];4))+4*[.I267]" office:value-type="float" office:value="61472" calcext:value-type="float">
            <text:p>614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7]" office:value-type="float" office:value="72.3" calcext:value-type="float">
            <text:p>72,30</text:p>
          </table:table-cell>
          <table:table-cell table:style-name="ce43" table:formula="of:=2*(DEGREES(ASIN(([.O267]*0.5)/[.$B$4])))" office:value-type="float" office:value="72.2998758562847" calcext:value-type="float">
            <text:p>72,2999</text:p>
          </table:table-cell>
          <table:table-cell table:style-name="ce43" table:formula="of:=[.K267]-[.K266]" office:value-type="float" office:value="0.299993703551394" calcext:value-type="float">
            <text:p>0,3000</text:p>
          </table:table-cell>
          <table:table-cell table:style-name="ce10" table:formula="of:=(SIN((RADIANS(([.J267])*0.5)))*[.$B$4]*2)" office:value-type="float" office:value="271.354569068006" calcext:value-type="float">
            <text:p>271,35</text:p>
          </table:table-cell>
          <table:table-cell table:style-name="ce10" table:formula="of:=(SIN((RADIANS(([.J267])*0.5)))*[.$B$4]*2)-[.M266]" office:value-type="float" office:value="0.97335301346817" calcext:value-type="float">
            <text:p>0,97</text:p>
          </table:table-cell>
          <table:table-cell table:style-name="ce13" table:formula="of:=[.D267]/[.$B$20]" office:value-type="float" office:value="271.354166666667" calcext:value-type="float">
            <text:p>271,35</text:p>
          </table:table-cell>
          <table:table-cell table:style-name="ce13" table:formula="of:=[.F267]/[.$B$20]" office:value-type="float" office:value="0.973333333333333" calcext:value-type="float">
            <text:p>0,97</text:p>
          </table:table-cell>
          <table:table-cell table:style-name="ce10" table:formula="of:=([.$B$21]*([.J267]-[.J266]))/360" office:value-type="float" office:value="71.803409166666" calcext:value-type="float">
            <text:p>71,80</text:p>
          </table:table-cell>
          <table:table-cell table:style-name="ce10" table:formula="of:=[.A267]*(([.$B$21]*([.K267]-[.K266]))/360)" office:value-type="float" office:value="17304.2584169646" calcext:value-type="float">
            <text:p>17304,26</text:p>
          </table:table-cell>
          <table:table-cell table:style-name="ce20" table:formula="of:=[.H267]*([.F267]/1000000)" office:value-type="float" office:value="71.799296" calcext:value-type="float">
            <text:p>71,80</text:p>
          </table:table-cell>
          <table:table-cell table:style-name="ce20" table:formula="of:=[.S267]+[.T266]" office:value-type="float" office:value="17304.21594" calcext:value-type="float">
            <text:p>17304,22</text:p>
          </table:table-cell>
          <table:table-cell table:style-name="ce61" table:formula="of:=1000000*([.R267]-[.T267])" office:value-type="float" office:value="42476.9646233472" calcext:value-type="float">
            <text:p>42476,96</text:p>
          </table:table-cell>
          <table:table-cell table:style-name="ce61" table:formula="of:=([.J267]-[.K267])*3600" office:value-type="float" office:value="0.446917375069233" calcext:value-type="float">
            <text:p>0,45</text:p>
          </table:table-cell>
          <table:table-cell table:style-name="ce61" table:formula="of:=1000*([.M267]-[.O267])" office:value-type="float" office:value="0.402401338988057" calcext:value-type="float">
            <text:p>0,40</text:p>
          </table:table-cell>
          <table:table-cell table:number-columns-repeated="1001"/>
        </table:table-row>
        <table:table-row table:style-name="ro1">
          <table:table-cell table:formula="of:=[.A267]+1" office:value-type="float" office:value="242" calcext:value-type="float">
            <text:p>242</text:p>
          </table:table-cell>
          <table:table-cell table:style-name="ce10" table:formula="of:=[.M268]*[.$B$20]" office:value-type="float" office:value="326791.274697169" calcext:value-type="float">
            <text:p>326791,27</text:p>
          </table:table-cell>
          <table:table-cell table:style-name="ce10" table:formula="of:=[.B268]-[.B267]" office:value-type="float" office:value="1165.79181556217" calcext:value-type="float">
            <text:p>1165,79</text:p>
          </table:table-cell>
          <table:table-cell table:style-name="ce34" table:formula="of:=(ROUND([.B268];0))+[.E268]" office:value-type="float" office:value="326791" calcext:value-type="float">
            <text:p>326791</text:p>
          </table:table-cell>
          <table:table-cell office:value-type="float" office:value="0" calcext:value-type="float">
            <text:p>0</text:p>
          </table:table-cell>
          <table:table-cell table:formula="of:=[.D268]-[.D267]" office:value-type="float" office:value="1166" calcext:value-type="float">
            <text:p>1166</text:p>
          </table:table-cell>
          <table:table-cell table:style-name="ce10" table:formula="of:=1000000*[.Q268]/[.C268]" office:value-type="float" office:value="61591.9653991057" calcext:value-type="float">
            <text:p>61591,97</text:p>
          </table:table-cell>
          <table:table-cell table:style-name="ce34" table:formula="of:=([.G268]-MOD([.G268];4))+4*[.I268]" office:value-type="float" office:value="61588" calcext:value-type="float">
            <text:p>615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8]" office:value-type="float" office:value="72.6" calcext:value-type="float">
            <text:p>72,60</text:p>
          </table:table-cell>
          <table:table-cell table:style-name="ce43" table:formula="of:=2*(DEGREES(ASIN(([.O268]*0.5)/[.$B$4])))" office:value-type="float" office:value="72.5999292427022" calcext:value-type="float">
            <text:p>72,5999</text:p>
          </table:table-cell>
          <table:table-cell table:style-name="ce43" table:formula="of:=[.K268]-[.K267]" office:value-type="float" office:value="0.300053386417503" calcext:value-type="float">
            <text:p>0,3001</text:p>
          </table:table-cell>
          <table:table-cell table:style-name="ce10" table:formula="of:=(SIN((RADIANS(([.J268])*0.5)))*[.$B$4]*2)" office:value-type="float" office:value="272.326062247641" calcext:value-type="float">
            <text:p>272,33</text:p>
          </table:table-cell>
          <table:table-cell table:style-name="ce10" table:formula="of:=(SIN((RADIANS(([.J268])*0.5)))*[.$B$4]*2)-[.M267]" office:value-type="float" office:value="0.971493179635161" calcext:value-type="float">
            <text:p>0,97</text:p>
          </table:table-cell>
          <table:table-cell table:style-name="ce13" table:formula="of:=[.D268]/[.$B$20]" office:value-type="float" office:value="272.325833333333" calcext:value-type="float">
            <text:p>272,33</text:p>
          </table:table-cell>
          <table:table-cell table:style-name="ce13" table:formula="of:=[.F268]/[.$B$20]" office:value-type="float" office:value="0.971666666666667" calcext:value-type="float">
            <text:p>0,97</text:p>
          </table:table-cell>
          <table:table-cell table:style-name="ce10" table:formula="of:=([.$B$21]*([.J268]-[.J267]))/360" office:value-type="float" office:value="71.803409166666" calcext:value-type="float">
            <text:p>71,80</text:p>
          </table:table-cell>
          <table:table-cell table:style-name="ce10" table:formula="of:=[.A268]*(([.$B$21]*([.K268]-[.K267]))/360)" office:value-type="float" office:value="17379.5172352691" calcext:value-type="float">
            <text:p>17379,52</text:p>
          </table:table-cell>
          <table:table-cell table:style-name="ce20" table:formula="of:=[.H268]*([.F268]/1000000)" office:value-type="float" office:value="71.811608" calcext:value-type="float">
            <text:p>71,81</text:p>
          </table:table-cell>
          <table:table-cell table:style-name="ce20" table:formula="of:=[.S268]+[.T267]" office:value-type="float" office:value="17376.027548" calcext:value-type="float">
            <text:p>17376,03</text:p>
          </table:table-cell>
          <table:table-cell table:style-name="ce61" table:formula="of:=1000000*([.R268]-[.T268])" office:value-type="float" office:value="3489687.2690988" calcext:value-type="float">
            <text:p>3489687,27</text:p>
          </table:table-cell>
          <table:table-cell table:style-name="ce61" table:formula="of:=([.J268]-[.K268])*3600" office:value-type="float" office:value="0.254726272049766" calcext:value-type="float">
            <text:p>0,25</text:p>
          </table:table-cell>
          <table:table-cell table:style-name="ce61" table:formula="of:=1000*([.M268]-[.O268])" office:value-type="float" office:value="0.228914308024741" calcext:value-type="float">
            <text:p>0,23</text:p>
          </table:table-cell>
          <table:table-cell table:number-columns-repeated="1001"/>
        </table:table-row>
        <table:table-row table:style-name="ro1">
          <table:table-cell table:formula="of:=[.A268]+1" office:value-type="float" office:value="243" calcext:value-type="float">
            <text:p>243</text:p>
          </table:table-cell>
          <table:table-cell table:style-name="ce10" table:formula="of:=[.M269]*[.$B$20]" office:value-type="float" office:value="327954.826721925" calcext:value-type="float">
            <text:p>327954,83</text:p>
          </table:table-cell>
          <table:table-cell table:style-name="ce10" table:formula="of:=[.B269]-[.B268]" office:value-type="float" office:value="1163.55202475609" calcext:value-type="float">
            <text:p>1163,55</text:p>
          </table:table-cell>
          <table:table-cell table:style-name="ce34" table:formula="of:=(ROUND([.B269];0))+[.E269]" office:value-type="float" office:value="327955" calcext:value-type="float">
            <text:p>327955</text:p>
          </table:table-cell>
          <table:table-cell office:value-type="float" office:value="0" calcext:value-type="float">
            <text:p>0</text:p>
          </table:table-cell>
          <table:table-cell table:formula="of:=[.D269]-[.D268]" office:value-type="float" office:value="1164" calcext:value-type="float">
            <text:p>1164</text:p>
          </table:table-cell>
          <table:table-cell table:style-name="ce10" table:formula="of:=1000000*[.Q269]/[.C269]" office:value-type="float" office:value="61710.5274529668" calcext:value-type="float">
            <text:p>61710,53</text:p>
          </table:table-cell>
          <table:table-cell table:style-name="ce34" table:formula="of:=([.G269]-MOD([.G269];4))+4*[.I269]" office:value-type="float" office:value="61708" calcext:value-type="float">
            <text:p>617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69]" office:value-type="float" office:value="72.9" calcext:value-type="float">
            <text:p>72,90</text:p>
          </table:table-cell>
          <table:table-cell table:style-name="ce43" table:formula="of:=2*(DEGREES(ASIN(([.O269]*0.5)/[.$B$4])))" office:value-type="float" office:value="72.9000447196422" calcext:value-type="float">
            <text:p>72,9000</text:p>
          </table:table-cell>
          <table:table-cell table:style-name="ce43" table:formula="of:=[.K269]-[.K268]" office:value-type="float" office:value="0.300115476939993" calcext:value-type="float">
            <text:p>0,3001</text:p>
          </table:table-cell>
          <table:table-cell table:style-name="ce10" table:formula="of:=(SIN((RADIANS(([.J269])*0.5)))*[.$B$4]*2)" office:value-type="float" office:value="273.295688934938" calcext:value-type="float">
            <text:p>273,30</text:p>
          </table:table-cell>
          <table:table-cell table:style-name="ce10" table:formula="of:=(SIN((RADIANS(([.J269])*0.5)))*[.$B$4]*2)-[.M268]" office:value-type="float" office:value="0.969626687296739" calcext:value-type="float">
            <text:p>0,97</text:p>
          </table:table-cell>
          <table:table-cell table:style-name="ce13" table:formula="of:=[.D269]/[.$B$20]" office:value-type="float" office:value="273.295833333333" calcext:value-type="float">
            <text:p>273,30</text:p>
          </table:table-cell>
          <table:table-cell table:style-name="ce13" table:formula="of:=[.F269]/[.$B$20]" office:value-type="float" office:value="0.97" calcext:value-type="float">
            <text:p>0,97</text:p>
          </table:table-cell>
          <table:table-cell table:style-name="ce10" table:formula="of:=([.$B$21]*([.J269]-[.J268]))/360" office:value-type="float" office:value="71.803409166666" calcext:value-type="float">
            <text:p>71,80</text:p>
          </table:table-cell>
          <table:table-cell table:style-name="ce10" table:formula="of:=[.A269]*(([.$B$21]*([.K269]-[.K268]))/360)" office:value-type="float" office:value="17454.944654257" calcext:value-type="float">
            <text:p>17454,94</text:p>
          </table:table-cell>
          <table:table-cell table:style-name="ce20" table:formula="of:=[.H269]*([.F269]/1000000)" office:value-type="float" office:value="71.828112" calcext:value-type="float">
            <text:p>71,83</text:p>
          </table:table-cell>
          <table:table-cell table:style-name="ce20" table:formula="of:=[.S269]+[.T268]" office:value-type="float" office:value="17447.85566" calcext:value-type="float">
            <text:p>17447,86</text:p>
          </table:table-cell>
          <table:table-cell table:style-name="ce61" table:formula="of:=1000000*([.R269]-[.T269])" office:value-type="float" office:value="7088994.25702475" calcext:value-type="float">
            <text:p>7088994,26</text:p>
          </table:table-cell>
          <table:table-cell table:style-name="ce61" table:formula="of:=([.J269]-[.K269])*3600" office:value-type="float" office:value="-0.160990711884779" calcext:value-type="float">
            <text:p>-0,16</text:p>
          </table:table-cell>
          <table:table-cell table:style-name="ce61" table:formula="of:=1000*([.M269]-[.O269])" office:value-type="float" office:value="-0.144398394979817" calcext:value-type="float">
            <text:p>-0,14</text:p>
          </table:table-cell>
          <table:table-cell table:number-columns-repeated="1001"/>
        </table:table-row>
        <table:table-row table:style-name="ro1">
          <table:table-cell table:formula="of:=[.A269]+1" office:value-type="float" office:value="244" calcext:value-type="float">
            <text:p>244</text:p>
          </table:table-cell>
          <table:table-cell table:style-name="ce10" table:formula="of:=[.M270]*[.$B$20]" office:value-type="float" office:value="329116.13098102" calcext:value-type="float">
            <text:p>329116,13</text:p>
          </table:table-cell>
          <table:table-cell table:style-name="ce10" table:formula="of:=[.B270]-[.B269]" office:value-type="float" office:value="1161.3042590947" calcext:value-type="float">
            <text:p>1161,30</text:p>
          </table:table-cell>
          <table:table-cell table:style-name="ce34" table:formula="of:=(ROUND([.B270];0))+[.E270]" office:value-type="float" office:value="329116" calcext:value-type="float">
            <text:p>329116</text:p>
          </table:table-cell>
          <table:table-cell office:value-type="float" office:value="0" calcext:value-type="float">
            <text:p>0</text:p>
          </table:table-cell>
          <table:table-cell table:formula="of:=[.D270]-[.D269]" office:value-type="float" office:value="1161" calcext:value-type="float">
            <text:p>1161</text:p>
          </table:table-cell>
          <table:table-cell table:style-name="ce10" table:formula="of:=1000000*[.Q270]/[.C270]" office:value-type="float" office:value="61829.9714345696" calcext:value-type="float">
            <text:p>61829,97</text:p>
          </table:table-cell>
          <table:table-cell table:style-name="ce34" table:formula="of:=([.G270]-MOD([.G270];4))+4*[.I270]" office:value-type="float" office:value="61828" calcext:value-type="float">
            <text:p>6182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0]" office:value-type="float" office:value="73.2" calcext:value-type="float">
            <text:p>73,20</text:p>
          </table:table-cell>
          <table:table-cell table:style-name="ce43" table:formula="of:=2*(DEGREES(ASIN(([.O270]*0.5)/[.$B$4])))" office:value-type="float" office:value="73.1999661307911" calcext:value-type="float">
            <text:p>73,2000</text:p>
          </table:table-cell>
          <table:table-cell table:style-name="ce43" table:formula="of:=[.K270]-[.K269]" office:value-type="float" office:value="0.299921411148901" calcext:value-type="float">
            <text:p>0,2999</text:p>
          </table:table-cell>
          <table:table-cell table:style-name="ce10" table:formula="of:=(SIN((RADIANS(([.J270])*0.5)))*[.$B$4]*2)" office:value-type="float" office:value="274.263442484183" calcext:value-type="float">
            <text:p>274,26</text:p>
          </table:table-cell>
          <table:table-cell table:style-name="ce10" table:formula="of:=(SIN((RADIANS(([.J270])*0.5)))*[.$B$4]*2)-[.M269]" office:value-type="float" office:value="0.967753549245572" calcext:value-type="float">
            <text:p>0,97</text:p>
          </table:table-cell>
          <table:table-cell table:style-name="ce13" table:formula="of:=[.D270]/[.$B$20]" office:value-type="float" office:value="274.263333333333" calcext:value-type="float">
            <text:p>274,26</text:p>
          </table:table-cell>
          <table:table-cell table:style-name="ce13" table:formula="of:=[.F270]/[.$B$20]" office:value-type="float" office:value="0.9675" calcext:value-type="float">
            <text:p>0,97</text:p>
          </table:table-cell>
          <table:table-cell table:style-name="ce10" table:formula="of:=([.$B$21]*([.J270]-[.J269]))/360" office:value-type="float" office:value="71.8034091666694" calcext:value-type="float">
            <text:p>71,80</text:p>
          </table:table-cell>
          <table:table-cell table:style-name="ce10" table:formula="of:=[.A270]*(([.$B$21]*([.K270]-[.K269]))/360)" office:value-type="float" office:value="17515.4422394225" calcext:value-type="float">
            <text:p>17515,44</text:p>
          </table:table-cell>
          <table:table-cell table:style-name="ce20" table:formula="of:=[.H270]*([.F270]/1000000)" office:value-type="float" office:value="71.782308" calcext:value-type="float">
            <text:p>71,78</text:p>
          </table:table-cell>
          <table:table-cell table:style-name="ce20" table:formula="of:=[.S270]+[.T269]" office:value-type="float" office:value="17519.637968" calcext:value-type="float">
            <text:p>17519,64</text:p>
          </table:table-cell>
          <table:table-cell table:style-name="ce61" table:formula="of:=1000000*([.R270]-[.T270])" office:value-type="float" office:value="-4195728.57754247" calcext:value-type="float">
            <text:p>-4195728,58</text:p>
          </table:table-cell>
          <table:table-cell table:style-name="ce61" table:formula="of:=([.J270]-[.K270])*3600" office:value-type="float" office:value="0.121929152061284" calcext:value-type="float">
            <text:p>0,12</text:p>
          </table:table-cell>
          <table:table-cell table:style-name="ce61" table:formula="of:=1000*([.M270]-[.O270])" office:value-type="float" office:value="0.109150849993966" calcext:value-type="float">
            <text:p>0,11</text:p>
          </table:table-cell>
          <table:table-cell table:number-columns-repeated="1001"/>
        </table:table-row>
        <table:table-row table:style-name="ro1">
          <table:table-cell table:formula="of:=[.A270]+1" office:value-type="float" office:value="245" calcext:value-type="float">
            <text:p>245</text:p>
          </table:table-cell>
          <table:table-cell table:style-name="ce10" table:formula="of:=[.M271]*[.$B$20]" office:value-type="float" office:value="330275.179515004" calcext:value-type="float">
            <text:p>330275,18</text:p>
          </table:table-cell>
          <table:table-cell table:style-name="ce10" table:formula="of:=[.B271]-[.B270]" office:value-type="float" office:value="1159.04853398388" calcext:value-type="float">
            <text:p>1159,05</text:p>
          </table:table-cell>
          <table:table-cell table:style-name="ce34" table:formula="of:=(ROUND([.B271];0))+[.E271]" office:value-type="float" office:value="330275" calcext:value-type="float">
            <text:p>330275</text:p>
          </table:table-cell>
          <table:table-cell office:value-type="float" office:value="0" calcext:value-type="float">
            <text:p>0</text:p>
          </table:table-cell>
          <table:table-cell table:formula="of:=[.D271]-[.D270]" office:value-type="float" office:value="1159" calcext:value-type="float">
            <text:p>1159</text:p>
          </table:table-cell>
          <table:table-cell table:style-name="ce10" table:formula="of:=1000000*[.Q271]/[.C271]" office:value-type="float" office:value="61950.3041170015" calcext:value-type="float">
            <text:p>61950,30</text:p>
          </table:table-cell>
          <table:table-cell table:style-name="ce34" table:formula="of:=([.G271]-MOD([.G271];4))+4*[.I271]" office:value-type="float" office:value="61948" calcext:value-type="float">
            <text:p>6194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1]" office:value-type="float" office:value="73.5" calcext:value-type="float">
            <text:p>73,50</text:p>
          </table:table-cell>
          <table:table-cell table:style-name="ce43" table:formula="of:=2*(DEGREES(ASIN(([.O271]*0.5)/[.$B$4])))" office:value-type="float" office:value="73.4999534902368" calcext:value-type="float">
            <text:p>73,5000</text:p>
          </table:table-cell>
          <table:table-cell table:style-name="ce43" table:formula="of:=[.K271]-[.K270]" office:value-type="float" office:value="0.299987359445709" calcext:value-type="float">
            <text:p>0,3000</text:p>
          </table:table-cell>
          <table:table-cell table:style-name="ce10" table:formula="of:=(SIN((RADIANS(([.J271])*0.5)))*[.$B$4]*2)" office:value-type="float" office:value="275.229316262503" calcext:value-type="float">
            <text:p>275,23</text:p>
          </table:table-cell>
          <table:table-cell table:style-name="ce10" table:formula="of:=(SIN((RADIANS(([.J271])*0.5)))*[.$B$4]*2)-[.M270]" office:value-type="float" office:value="0.965873778319917" calcext:value-type="float">
            <text:p>0,97</text:p>
          </table:table-cell>
          <table:table-cell table:style-name="ce13" table:formula="of:=[.D271]/[.$B$20]" office:value-type="float" office:value="275.229166666667" calcext:value-type="float">
            <text:p>275,23</text:p>
          </table:table-cell>
          <table:table-cell table:style-name="ce13" table:formula="of:=[.F271]/[.$B$20]" office:value-type="float" office:value="0.965833333333333" calcext:value-type="float">
            <text:p>0,97</text:p>
          </table:table-cell>
          <table:table-cell table:style-name="ce10" table:formula="of:=([.$B$21]*([.J271]-[.J270]))/360" office:value-type="float" office:value="71.803409166666" calcext:value-type="float">
            <text:p>71,80</text:p>
          </table:table-cell>
          <table:table-cell table:style-name="ce10" table:formula="of:=[.A271]*(([.$B$21]*([.K271]-[.K270]))/360)" office:value-type="float" office:value="17591.0940106716" calcext:value-type="float">
            <text:p>17591,09</text:p>
          </table:table-cell>
          <table:table-cell table:style-name="ce20" table:formula="of:=[.H271]*([.F271]/1000000)" office:value-type="float" office:value="71.797732" calcext:value-type="float">
            <text:p>71,80</text:p>
          </table:table-cell>
          <table:table-cell table:style-name="ce20" table:formula="of:=[.S271]+[.T270]" office:value-type="float" office:value="17591.4357" calcext:value-type="float">
            <text:p>17591,44</text:p>
          </table:table-cell>
          <table:table-cell table:style-name="ce61" table:formula="of:=1000000*([.R271]-[.T271])" office:value-type="float" office:value="-341689.328375651" calcext:value-type="float">
            <text:p>-341689,33</text:p>
          </table:table-cell>
          <table:table-cell table:style-name="ce61" table:formula="of:=([.J271]-[.K271])*3600" office:value-type="float" office:value="0.167435147500328" calcext:value-type="float">
            <text:p>0,17</text:p>
          </table:table-cell>
          <table:table-cell table:style-name="ce61" table:formula="of:=1000*([.M271]-[.O271])" office:value-type="float" office:value="0.149595835978289" calcext:value-type="float">
            <text:p>0,15</text:p>
          </table:table-cell>
          <table:table-cell table:number-columns-repeated="1001"/>
        </table:table-row>
        <table:table-row table:style-name="ro1">
          <table:table-cell table:formula="of:=[.A271]+1" office:value-type="float" office:value="246" calcext:value-type="float">
            <text:p>246</text:p>
          </table:table-cell>
          <table:table-cell table:style-name="ce10" table:formula="of:=[.M272]*[.$B$20]" office:value-type="float" office:value="331431.964379888" calcext:value-type="float">
            <text:p>331431,96</text:p>
          </table:table-cell>
          <table:table-cell table:style-name="ce10" table:formula="of:=[.B272]-[.B271]" office:value-type="float" office:value="1156.78486488416" calcext:value-type="float">
            <text:p>1156,78</text:p>
          </table:table-cell>
          <table:table-cell table:style-name="ce34" table:formula="of:=(ROUND([.B272];0))+[.E272]" office:value-type="float" office:value="331432" calcext:value-type="float">
            <text:p>331432</text:p>
          </table:table-cell>
          <table:table-cell office:value-type="float" office:value="0" calcext:value-type="float">
            <text:p>0</text:p>
          </table:table-cell>
          <table:table-cell table:formula="of:=[.D272]-[.D271]" office:value-type="float" office:value="1157" calcext:value-type="float">
            <text:p>1157</text:p>
          </table:table-cell>
          <table:table-cell table:style-name="ce10" table:formula="of:=1000000*[.Q272]/[.C272]" office:value-type="float" office:value="62071.5323534738" calcext:value-type="float">
            <text:p>62071,53</text:p>
          </table:table-cell>
          <table:table-cell table:style-name="ce34" table:formula="of:=([.G272]-MOD([.G272];4))+4*[.I272]" office:value-type="float" office:value="62068" calcext:value-type="float">
            <text:p>620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2]" office:value-type="float" office:value="73.8" calcext:value-type="float">
            <text:p>73,80</text:p>
          </table:table-cell>
          <table:table-cell table:style-name="ce43" table:formula="of:=2*(DEGREES(ASIN(([.O272]*0.5)/[.$B$4])))" office:value-type="float" office:value="73.8000092467705" calcext:value-type="float">
            <text:p>73,8000</text:p>
          </table:table-cell>
          <table:table-cell table:style-name="ce43" table:formula="of:=[.K272]-[.K271]" office:value-type="float" office:value="0.300055756533695" calcext:value-type="float">
            <text:p>0,3001</text:p>
          </table:table-cell>
          <table:table-cell table:style-name="ce10" table:formula="of:=(SIN((RADIANS(([.J272])*0.5)))*[.$B$4]*2)" office:value-type="float" office:value="276.193303649907" calcext:value-type="float">
            <text:p>276,19</text:p>
          </table:table-cell>
          <table:table-cell table:style-name="ce10" table:formula="of:=(SIN((RADIANS(([.J272])*0.5)))*[.$B$4]*2)-[.M271]" office:value-type="float" office:value="0.963987387403449" calcext:value-type="float">
            <text:p>0,96</text:p>
          </table:table-cell>
          <table:table-cell table:style-name="ce13" table:formula="of:=[.D272]/[.$B$20]" office:value-type="float" office:value="276.193333333333" calcext:value-type="float">
            <text:p>276,19</text:p>
          </table:table-cell>
          <table:table-cell table:style-name="ce13" table:formula="of:=[.F272]/[.$B$20]" office:value-type="float" office:value="0.964166666666667" calcext:value-type="float">
            <text:p>0,96</text:p>
          </table:table-cell>
          <table:table-cell table:style-name="ce10" table:formula="of:=([.$B$21]*([.J272]-[.J271]))/360" office:value-type="float" office:value="71.803409166666" calcext:value-type="float">
            <text:p>71,80</text:p>
          </table:table-cell>
          <table:table-cell table:style-name="ce10" table:formula="of:=[.A272]*(([.$B$21]*([.K272]-[.K271]))/360)" office:value-type="float" office:value="17666.9215325461" calcext:value-type="float">
            <text:p>17666,92</text:p>
          </table:table-cell>
          <table:table-cell table:style-name="ce20" table:formula="of:=[.H272]*([.F272]/1000000)" office:value-type="float" office:value="71.812676" calcext:value-type="float">
            <text:p>71,81</text:p>
          </table:table-cell>
          <table:table-cell table:style-name="ce20" table:formula="of:=[.S272]+[.T271]" office:value-type="float" office:value="17663.248376" calcext:value-type="float">
            <text:p>17663,25</text:p>
          </table:table-cell>
          <table:table-cell table:style-name="ce61" table:formula="of:=1000000*([.R272]-[.T272])" office:value-type="float" office:value="3673156.54612321" calcext:value-type="float">
            <text:p>3673156,55</text:p>
          </table:table-cell>
          <table:table-cell table:style-name="ce61" table:formula="of:=([.J272]-[.K272])*3600" office:value-type="float" office:value="-0.0332883738110468" calcext:value-type="float">
            <text:p>-0,03</text:p>
          </table:table-cell>
          <table:table-cell table:style-name="ce61" table:formula="of:=1000*([.M272]-[.O272])" office:value-type="float" office:value="-0.0296834259643219" calcext:value-type="float">
            <text:p>-0,03</text:p>
          </table:table-cell>
          <table:table-cell table:number-columns-repeated="1001"/>
        </table:table-row>
        <table:table-row table:style-name="ro1">
          <table:table-cell table:formula="of:=[.A272]+1" office:value-type="float" office:value="247" calcext:value-type="float">
            <text:p>247</text:p>
          </table:table-cell>
          <table:table-cell table:style-name="ce10" table:formula="of:=[.M273]*[.$B$20]" office:value-type="float" office:value="332586.477647199" calcext:value-type="float">
            <text:p>332586,48</text:p>
          </table:table-cell>
          <table:table-cell table:style-name="ce10" table:formula="of:=[.B273]-[.B272]" office:value-type="float" office:value="1154.51326731063" calcext:value-type="float">
            <text:p>1154,51</text:p>
          </table:table-cell>
          <table:table-cell table:style-name="ce34" table:formula="of:=(ROUND([.B273];0))+[.E273]" office:value-type="float" office:value="332586" calcext:value-type="float">
            <text:p>332586</text:p>
          </table:table-cell>
          <table:table-cell office:value-type="float" office:value="0" calcext:value-type="float">
            <text:p>0</text:p>
          </table:table-cell>
          <table:table-cell table:formula="of:=[.D273]-[.D272]" office:value-type="float" office:value="1154" calcext:value-type="float">
            <text:p>1154</text:p>
          </table:table-cell>
          <table:table-cell table:style-name="ce10" table:formula="of:=1000000*[.Q273]/[.C273]" office:value-type="float" office:value="62193.6630784053" calcext:value-type="float">
            <text:p>62193,66</text:p>
          </table:table-cell>
          <table:table-cell table:style-name="ce34" table:formula="of:=([.G273]-MOD([.G273];4))+4*[.I273]" office:value-type="float" office:value="62192" calcext:value-type="float">
            <text:p>621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3]" office:value-type="float" office:value="74.1" calcext:value-type="float">
            <text:p>74,10</text:p>
          </table:table-cell>
          <table:table-cell table:style-name="ce43" table:formula="of:=2*(DEGREES(ASIN(([.O273]*0.5)/[.$B$4])))" office:value-type="float" office:value="74.0998757610299" calcext:value-type="float">
            <text:p>74,0999</text:p>
          </table:table-cell>
          <table:table-cell table:style-name="ce43" table:formula="of:=[.K273]-[.K272]" office:value-type="float" office:value="0.299866514259406" calcext:value-type="float">
            <text:p>0,2999</text:p>
          </table:table-cell>
          <table:table-cell table:style-name="ce10" table:formula="of:=(SIN((RADIANS(([.J273])*0.5)))*[.$B$4]*2)" office:value-type="float" office:value="277.155398039332" calcext:value-type="float">
            <text:p>277,16</text:p>
          </table:table-cell>
          <table:table-cell table:style-name="ce10" table:formula="of:=(SIN((RADIANS(([.J273])*0.5)))*[.$B$4]*2)-[.M272]" office:value-type="float" office:value="0.962094389425545" calcext:value-type="float">
            <text:p>0,96</text:p>
          </table:table-cell>
          <table:table-cell table:style-name="ce13" table:formula="of:=[.D273]/[.$B$20]" office:value-type="float" office:value="277.155" calcext:value-type="float">
            <text:p>277,16</text:p>
          </table:table-cell>
          <table:table-cell table:style-name="ce13" table:formula="of:=[.F273]/[.$B$20]" office:value-type="float" office:value="0.961666666666667" calcext:value-type="float">
            <text:p>0,96</text:p>
          </table:table-cell>
          <table:table-cell table:style-name="ce10" table:formula="of:=([.$B$21]*([.J273]-[.J272]))/360" office:value-type="float" office:value="71.803409166666" calcext:value-type="float">
            <text:p>71,80</text:p>
          </table:table-cell>
          <table:table-cell table:style-name="ce10" table:formula="of:=[.A273]*(([.$B$21]*([.K273]-[.K272]))/360)" office:value-type="float" office:value="17727.5506354377" calcext:value-type="float">
            <text:p>17727,55</text:p>
          </table:table-cell>
          <table:table-cell table:style-name="ce20" table:formula="of:=[.H273]*([.F273]/1000000)" office:value-type="float" office:value="71.769568" calcext:value-type="float">
            <text:p>71,77</text:p>
          </table:table-cell>
          <table:table-cell table:style-name="ce20" table:formula="of:=[.S273]+[.T272]" office:value-type="float" office:value="17735.017944" calcext:value-type="float">
            <text:p>17735,02</text:p>
          </table:table-cell>
          <table:table-cell table:style-name="ce61" table:formula="of:=1000000*([.R273]-[.T273])" office:value-type="float" office:value="-7467308.56231079" calcext:value-type="float">
            <text:p>-7467308,56</text:p>
          </table:table-cell>
          <table:table-cell table:style-name="ce61" table:formula="of:=([.J273]-[.K273])*3600" office:value-type="float" office:value="0.447260292315832" calcext:value-type="float">
            <text:p>0,45</text:p>
          </table:table-cell>
          <table:table-cell table:style-name="ce61" table:formula="of:=1000*([.M273]-[.O273])" office:value-type="float" office:value="0.398039332026201" calcext:value-type="float">
            <text:p>0,40</text:p>
          </table:table-cell>
          <table:table-cell table:number-columns-repeated="1001"/>
        </table:table-row>
        <table:table-row table:style-name="ro1">
          <table:table-cell table:formula="of:=[.A273]+1" office:value-type="float" office:value="248" calcext:value-type="float">
            <text:p>248</text:p>
          </table:table-cell>
          <table:table-cell table:style-name="ce10" table:formula="of:=[.M274]*[.$B$20]" office:value-type="float" office:value="333738.711404031" calcext:value-type="float">
            <text:p>333738,71</text:p>
          </table:table-cell>
          <table:table-cell table:style-name="ce10" table:formula="of:=[.B274]-[.B273]" office:value-type="float" office:value="1152.23375683225" calcext:value-type="float">
            <text:p>1152,23</text:p>
          </table:table-cell>
          <table:table-cell table:style-name="ce34" table:formula="of:=(ROUND([.B274];0))+[.E274]" office:value-type="float" office:value="333739" calcext:value-type="float">
            <text:p>333739</text:p>
          </table:table-cell>
          <table:table-cell office:value-type="float" office:value="0" calcext:value-type="float">
            <text:p>0</text:p>
          </table:table-cell>
          <table:table-cell table:formula="of:=[.D274]-[.D273]" office:value-type="float" office:value="1153" calcext:value-type="float">
            <text:p>1153</text:p>
          </table:table-cell>
          <table:table-cell table:style-name="ce10" table:formula="of:=1000000*[.Q274]/[.C274]" office:value-type="float" office:value="62316.7033085972" calcext:value-type="float">
            <text:p>62316,70</text:p>
          </table:table-cell>
          <table:table-cell table:style-name="ce34" table:formula="of:=([.G274]-MOD([.G274];4))+4*[.I274]" office:value-type="float" office:value="62316" calcext:value-type="float">
            <text:p>6231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4]" office:value-type="float" office:value="74.4" calcext:value-type="float">
            <text:p>74,40</text:p>
          </table:table-cell>
          <table:table-cell table:style-name="ce43" table:formula="of:=2*(DEGREES(ASIN(([.O274]*0.5)/[.$B$4])))" office:value-type="float" office:value="74.400075214544" calcext:value-type="float">
            <text:p>74,4001</text:p>
          </table:table-cell>
          <table:table-cell table:style-name="ce43" table:formula="of:=[.K274]-[.K273]" office:value-type="float" office:value="0.300199453514097" calcext:value-type="float">
            <text:p>0,3002</text:p>
          </table:table-cell>
          <table:table-cell table:style-name="ce10" table:formula="of:=(SIN((RADIANS(([.J274])*0.5)))*[.$B$4]*2)" office:value-type="float" office:value="278.115592836692" calcext:value-type="float">
            <text:p>278,12</text:p>
          </table:table-cell>
          <table:table-cell table:style-name="ce10" table:formula="of:=(SIN((RADIANS(([.J274])*0.5)))*[.$B$4]*2)-[.M273]" office:value-type="float" office:value="0.960194797360202" calcext:value-type="float">
            <text:p>0,96</text:p>
          </table:table-cell>
          <table:table-cell table:style-name="ce13" table:formula="of:=[.D274]/[.$B$20]" office:value-type="float" office:value="278.115833333333" calcext:value-type="float">
            <text:p>278,12</text:p>
          </table:table-cell>
          <table:table-cell table:style-name="ce13" table:formula="of:=[.F274]/[.$B$20]" office:value-type="float" office:value="0.960833333333333" calcext:value-type="float">
            <text:p>0,96</text:p>
          </table:table-cell>
          <table:table-cell table:style-name="ce10" table:formula="of:=([.$B$21]*([.J274]-[.J273]))/360" office:value-type="float" office:value="71.803409166666" calcext:value-type="float">
            <text:p>71,80</text:p>
          </table:table-cell>
          <table:table-cell table:style-name="ce10" table:formula="of:=[.A274]*(([.$B$21]*([.K274]-[.K273]))/360)" office:value-type="float" office:value="17819.0845322868" calcext:value-type="float">
            <text:p>17819,08</text:p>
          </table:table-cell>
          <table:table-cell table:style-name="ce20" table:formula="of:=[.H274]*([.F274]/1000000)" office:value-type="float" office:value="71.850348" calcext:value-type="float">
            <text:p>71,85</text:p>
          </table:table-cell>
          <table:table-cell table:style-name="ce20" table:formula="of:=[.S274]+[.T273]" office:value-type="float" office:value="17806.868292" calcext:value-type="float">
            <text:p>17806,87</text:p>
          </table:table-cell>
          <table:table-cell table:style-name="ce61" table:formula="of:=1000000*([.R274]-[.T274])" office:value-type="float" office:value="12216240.2867834" calcext:value-type="float">
            <text:p>12216240,29</text:p>
          </table:table-cell>
          <table:table-cell table:style-name="ce61" table:formula="of:=([.J274]-[.K274])*3600" office:value-type="float" office:value="-0.270772358391014" calcext:value-type="float">
            <text:p>-0,27</text:p>
          </table:table-cell>
          <table:table-cell table:style-name="ce61" table:formula="of:=1000*([.M274]-[.O274])" office:value-type="float" office:value="-0.240496641026766" calcext:value-type="float">
            <text:p>-0,24</text:p>
          </table:table-cell>
          <table:table-cell table:number-columns-repeated="1001"/>
        </table:table-row>
        <table:table-row table:style-name="ro1">
          <table:table-cell table:formula="of:=[.A274]+1" office:value-type="float" office:value="249" calcext:value-type="float">
            <text:p>249</text:p>
          </table:table-cell>
          <table:table-cell table:style-name="ce10" table:formula="of:=[.M275]*[.$B$20]" office:value-type="float" office:value="334888.657753104" calcext:value-type="float">
            <text:p>334888,66</text:p>
          </table:table-cell>
          <table:table-cell table:style-name="ce10" table:formula="of:=[.B275]-[.B274]" office:value-type="float" office:value="1149.94634907303" calcext:value-type="float">
            <text:p>1149,95</text:p>
          </table:table-cell>
          <table:table-cell table:style-name="ce34" table:formula="of:=(ROUND([.B275];0))+[.E275]" office:value-type="float" office:value="334889" calcext:value-type="float">
            <text:p>334889</text:p>
          </table:table-cell>
          <table:table-cell office:value-type="float" office:value="0" calcext:value-type="float">
            <text:p>0</text:p>
          </table:table-cell>
          <table:table-cell table:formula="of:=[.D275]-[.D274]" office:value-type="float" office:value="1150" calcext:value-type="float">
            <text:p>1150</text:p>
          </table:table-cell>
          <table:table-cell table:style-name="ce10" table:formula="of:=1000000*[.Q275]/[.C275]" office:value-type="float" office:value="62440.6601443191" calcext:value-type="float">
            <text:p>62440,66</text:p>
          </table:table-cell>
          <table:table-cell table:style-name="ce34" table:formula="of:=([.G275]-MOD([.G275];4))+4*[.I275]" office:value-type="float" office:value="62440" calcext:value-type="float">
            <text:p>624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5]" office:value-type="float" office:value="74.7" calcext:value-type="float">
            <text:p>74,70</text:p>
          </table:table-cell>
          <table:table-cell table:style-name="ce43" table:formula="of:=2*(DEGREES(ASIN(([.O275]*0.5)/[.$B$4])))" office:value-type="float" office:value="74.7000893750852" calcext:value-type="float">
            <text:p>74,7001</text:p>
          </table:table-cell>
          <table:table-cell table:style-name="ce43" table:formula="of:=[.K275]-[.K274]" office:value-type="float" office:value="0.300014160541195" calcext:value-type="float">
            <text:p>0,3000</text:p>
          </table:table-cell>
          <table:table-cell table:style-name="ce10" table:formula="of:=(SIN((RADIANS(([.J275])*0.5)))*[.$B$4]*2)" office:value-type="float" office:value="279.07388146092" calcext:value-type="float">
            <text:p>279,07</text:p>
          </table:table-cell>
          <table:table-cell table:style-name="ce10" table:formula="of:=(SIN((RADIANS(([.J275])*0.5)))*[.$B$4]*2)-[.M274]" office:value-type="float" office:value="0.958288624227521" calcext:value-type="float">
            <text:p>0,96</text:p>
          </table:table-cell>
          <table:table-cell table:style-name="ce13" table:formula="of:=[.D275]/[.$B$20]" office:value-type="float" office:value="279.074166666667" calcext:value-type="float">
            <text:p>279,07</text:p>
          </table:table-cell>
          <table:table-cell table:style-name="ce13" table:formula="of:=[.F275]/[.$B$20]" office:value-type="float" office:value="0.958333333333333" calcext:value-type="float">
            <text:p>0,96</text:p>
          </table:table-cell>
          <table:table-cell table:style-name="ce10" table:formula="of:=([.$B$21]*([.J275]-[.J274]))/360" office:value-type="float" office:value="71.8034091666694" calcext:value-type="float">
            <text:p>71,80</text:p>
          </table:table-cell>
          <table:table-cell table:style-name="ce10" table:formula="of:=[.A275]*(([.$B$21]*([.K275]-[.K274]))/360)" office:value-type="float" office:value="17879.8928058608" calcext:value-type="float">
            <text:p>17879,89</text:p>
          </table:table-cell>
          <table:table-cell table:style-name="ce20" table:formula="of:=[.H275]*([.F275]/1000000)" office:value-type="float" office:value="71.806" calcext:value-type="float">
            <text:p>71,81</text:p>
          </table:table-cell>
          <table:table-cell table:style-name="ce20" table:formula="of:=[.S275]+[.T274]" office:value-type="float" office:value="17878.674292" calcext:value-type="float">
            <text:p>17878,67</text:p>
          </table:table-cell>
          <table:table-cell table:style-name="ce61" table:formula="of:=1000000*([.R275]-[.T275])" office:value-type="float" office:value="1218513.86077833" calcext:value-type="float">
            <text:p>1218513,86</text:p>
          </table:table-cell>
          <table:table-cell table:style-name="ce61" table:formula="of:=([.J275]-[.K275])*3600" office:value-type="float" office:value="-0.321750306704871" calcext:value-type="float">
            <text:p>-0,32</text:p>
          </table:table-cell>
          <table:table-cell table:style-name="ce61" table:formula="of:=1000*([.M275]-[.O275])" office:value-type="float" office:value="-0.285205746990869" calcext:value-type="float">
            <text:p>-0,29</text:p>
          </table:table-cell>
          <table:table-cell table:number-columns-repeated="1001"/>
        </table:table-row>
        <table:table-row table:style-name="ro1">
          <table:table-cell table:formula="of:=[.A275]+1" office:value-type="float" office:value="250" calcext:value-type="float">
            <text:p>250</text:p>
          </table:table-cell>
          <table:table-cell table:style-name="ce10" table:formula="of:=[.M276]*[.$B$20]" office:value-type="float" office:value="336036.308812814" calcext:value-type="float">
            <text:p>336036,31</text:p>
          </table:table-cell>
          <table:table-cell table:style-name="ce10" table:formula="of:=[.B276]-[.B275]" office:value-type="float" office:value="1147.6510597099" calcext:value-type="float">
            <text:p>1147,65</text:p>
          </table:table-cell>
          <table:table-cell table:style-name="ce34" table:formula="of:=(ROUND([.B276];0))+[.E276]" office:value-type="float" office:value="336036" calcext:value-type="float">
            <text:p>336036</text:p>
          </table:table-cell>
          <table:table-cell office:value-type="float" office:value="0" calcext:value-type="float">
            <text:p>0</text:p>
          </table:table-cell>
          <table:table-cell table:formula="of:=[.D276]-[.D275]" office:value-type="float" office:value="1147" calcext:value-type="float">
            <text:p>1147</text:p>
          </table:table-cell>
          <table:table-cell table:style-name="ce10" table:formula="of:=1000000*[.Q276]/[.C276]" office:value-type="float" office:value="62565.5407705688" calcext:value-type="float">
            <text:p>62565,54</text:p>
          </table:table-cell>
          <table:table-cell table:style-name="ce34" table:formula="of:=([.G276]-MOD([.G276];4))+4*[.I276]" office:value-type="float" office:value="62564" calcext:value-type="float">
            <text:p>6256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6]" office:value-type="float" office:value="75" calcext:value-type="float">
            <text:p>75,00</text:p>
          </table:table-cell>
          <table:table-cell table:style-name="ce43" table:formula="of:=2*(DEGREES(ASIN(([.O276]*0.5)/[.$B$4])))" office:value-type="float" office:value="74.9999191942825" calcext:value-type="float">
            <text:p>74,9999</text:p>
          </table:table-cell>
          <table:table-cell table:style-name="ce43" table:formula="of:=[.K276]-[.K275]" office:value-type="float" office:value="0.299829819197299" calcext:value-type="float">
            <text:p>0,2998</text:p>
          </table:table-cell>
          <table:table-cell table:style-name="ce10" table:formula="of:=(SIN((RADIANS(([.J276])*0.5)))*[.$B$4]*2)" office:value-type="float" office:value="280.030257344012" calcext:value-type="float">
            <text:p>280,03</text:p>
          </table:table-cell>
          <table:table-cell table:style-name="ce10" table:formula="of:=(SIN((RADIANS(([.J276])*0.5)))*[.$B$4]*2)-[.M275]" office:value-type="float" office:value="0.956375883091596" calcext:value-type="float">
            <text:p>0,96</text:p>
          </table:table-cell>
          <table:table-cell table:style-name="ce13" table:formula="of:=[.D276]/[.$B$20]" office:value-type="float" office:value="280.03" calcext:value-type="float">
            <text:p>280,03</text:p>
          </table:table-cell>
          <table:table-cell table:style-name="ce13" table:formula="of:=[.F276]/[.$B$20]" office:value-type="float" office:value="0.955833333333333" calcext:value-type="float">
            <text:p>0,96</text:p>
          </table:table-cell>
          <table:table-cell table:style-name="ce10" table:formula="of:=([.$B$21]*([.J276]-[.J275]))/360" office:value-type="float" office:value="71.803409166666" calcext:value-type="float">
            <text:p>71,80</text:p>
          </table:table-cell>
          <table:table-cell table:style-name="ce10" table:formula="of:=[.A276]*(([.$B$21]*([.K276]-[.K275]))/360)" office:value-type="float" office:value="17940.6693234928" calcext:value-type="float">
            <text:p>17940,67</text:p>
          </table:table-cell>
          <table:table-cell table:style-name="ce20" table:formula="of:=[.H276]*([.F276]/1000000)" office:value-type="float" office:value="71.760908" calcext:value-type="float">
            <text:p>71,76</text:p>
          </table:table-cell>
          <table:table-cell table:style-name="ce20" table:formula="of:=[.S276]+[.T275]" office:value-type="float" office:value="17950.4352" calcext:value-type="float">
            <text:p>17950,44</text:p>
          </table:table-cell>
          <table:table-cell table:style-name="ce61" table:formula="of:=1000000*([.R276]-[.T276])" office:value-type="float" office:value="-9765876.50720103" calcext:value-type="float">
            <text:p>-9765876,51</text:p>
          </table:table-cell>
          <table:table-cell table:style-name="ce61" table:formula="of:=([.J276]-[.K276])*3600" office:value-type="float" office:value="0.290900583007669" calcext:value-type="float">
            <text:p>0,29</text:p>
          </table:table-cell>
          <table:table-cell table:style-name="ce61" table:formula="of:=1000*([.M276]-[.O276])" office:value-type="float" office:value="0.257344012027261" calcext:value-type="float">
            <text:p>0,26</text:p>
          </table:table-cell>
          <table:table-cell table:number-columns-repeated="1001"/>
        </table:table-row>
        <table:table-row table:style-name="ro1">
          <table:table-cell table:formula="of:=[.A276]+1" office:value-type="float" office:value="251" calcext:value-type="float">
            <text:p>251</text:p>
          </table:table-cell>
          <table:table-cell table:style-name="ce10" table:formula="of:=[.M277]*[.$B$20]" office:value-type="float" office:value="337181.656717289" calcext:value-type="float">
            <text:p>337181,66</text:p>
          </table:table-cell>
          <table:table-cell table:style-name="ce10" table:formula="of:=[.B277]-[.B276]" office:value-type="float" office:value="1145.34790447517" calcext:value-type="float">
            <text:p>1145,35</text:p>
          </table:table-cell>
          <table:table-cell table:style-name="ce34" table:formula="of:=(ROUND([.B277];0))+[.E277]" office:value-type="float" office:value="337182" calcext:value-type="float">
            <text:p>337182</text:p>
          </table:table-cell>
          <table:table-cell office:value-type="float" office:value="0" calcext:value-type="float">
            <text:p>0</text:p>
          </table:table-cell>
          <table:table-cell table:formula="of:=[.D277]-[.D276]" office:value-type="float" office:value="1146" calcext:value-type="float">
            <text:p>1146</text:p>
          </table:table-cell>
          <table:table-cell table:style-name="ce10" table:formula="of:=1000000*[.Q277]/[.C277]" office:value-type="float" office:value="62691.3524581582" calcext:value-type="float">
            <text:p>62691,35</text:p>
          </table:table-cell>
          <table:table-cell table:style-name="ce34" table:formula="of:=([.G277]-MOD([.G277];4))+4*[.I277]" office:value-type="float" office:value="62688" calcext:value-type="float">
            <text:p>6268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7]" office:value-type="float" office:value="75.3" calcext:value-type="float">
            <text:p>75,30</text:p>
          </table:table-cell>
          <table:table-cell table:style-name="ce43" table:formula="of:=2*(DEGREES(ASIN(([.O277]*0.5)/[.$B$4])))" office:value-type="float" office:value="75.3000900064768" calcext:value-type="float">
            <text:p>75,3001</text:p>
          </table:table-cell>
          <table:table-cell table:style-name="ce43" table:formula="of:=[.K277]-[.K276]" office:value-type="float" office:value="0.300170812194295" calcext:value-type="float">
            <text:p>0,3002</text:p>
          </table:table-cell>
          <table:table-cell table:style-name="ce10" table:formula="of:=(SIN((RADIANS(([.J277])*0.5)))*[.$B$4]*2)" office:value-type="float" office:value="280.984713931074" calcext:value-type="float">
            <text:p>280,98</text:p>
          </table:table-cell>
          <table:table-cell table:style-name="ce10" table:formula="of:=(SIN((RADIANS(([.J277])*0.5)))*[.$B$4]*2)-[.M276]" office:value-type="float" office:value="0.954456587062623" calcext:value-type="float">
            <text:p>0,95</text:p>
          </table:table-cell>
          <table:table-cell table:style-name="ce13" table:formula="of:=[.D277]/[.$B$20]" office:value-type="float" office:value="280.985" calcext:value-type="float">
            <text:p>280,99</text:p>
          </table:table-cell>
          <table:table-cell table:style-name="ce13" table:formula="of:=[.F277]/[.$B$20]" office:value-type="float" office:value="0.955" calcext:value-type="float">
            <text:p>0,96</text:p>
          </table:table-cell>
          <table:table-cell table:style-name="ce10" table:formula="of:=([.$B$21]*([.J277]-[.J276]))/360" office:value-type="float" office:value="71.803409166666" calcext:value-type="float">
            <text:p>71,80</text:p>
          </table:table-cell>
          <table:table-cell table:style-name="ce10" table:formula="of:=[.A277]*(([.$B$21]*([.K277]-[.K276]))/360)" office:value-type="float" office:value="18032.9173320576" calcext:value-type="float">
            <text:p>18032,92</text:p>
          </table:table-cell>
          <table:table-cell table:style-name="ce20" table:formula="of:=[.H277]*([.F277]/1000000)" office:value-type="float" office:value="71.840448" calcext:value-type="float">
            <text:p>71,84</text:p>
          </table:table-cell>
          <table:table-cell table:style-name="ce20" table:formula="of:=[.S277]+[.T276]" office:value-type="float" office:value="18022.275648" calcext:value-type="float">
            <text:p>18022,28</text:p>
          </table:table-cell>
          <table:table-cell table:style-name="ce61" table:formula="of:=1000000*([.R277]-[.T277])" office:value-type="float" office:value="10641684.0576276" calcext:value-type="float">
            <text:p>10641684,06</text:p>
          </table:table-cell>
          <table:table-cell table:style-name="ce61" table:formula="of:=([.J277]-[.K277])*3600" office:value-type="float" office:value="-0.324023316466082" calcext:value-type="float">
            <text:p>-0,32</text:p>
          </table:table-cell>
          <table:table-cell table:style-name="ce61" table:formula="of:=1000*([.M277]-[.O277])" office:value-type="float" office:value="-0.286068926016014" calcext:value-type="float">
            <text:p>-0,29</text:p>
          </table:table-cell>
          <table:table-cell table:number-columns-repeated="1001"/>
        </table:table-row>
        <table:table-row table:style-name="ro1">
          <table:table-cell table:formula="of:=[.A277]+1" office:value-type="float" office:value="252" calcext:value-type="float">
            <text:p>252</text:p>
          </table:table-cell>
          <table:table-cell table:style-name="ce10" table:formula="of:=[.M278]*[.$B$20]" office:value-type="float" office:value="338324.693616443" calcext:value-type="float">
            <text:p>338324,69</text:p>
          </table:table-cell>
          <table:table-cell table:style-name="ce10" table:formula="of:=[.B278]-[.B277]" office:value-type="float" office:value="1143.03689915402" calcext:value-type="float">
            <text:p>1143,04</text:p>
          </table:table-cell>
          <table:table-cell table:style-name="ce34" table:formula="of:=(ROUND([.B278];0))+[.E278]" office:value-type="float" office:value="338325" calcext:value-type="float">
            <text:p>338325</text:p>
          </table:table-cell>
          <table:table-cell office:value-type="float" office:value="0" calcext:value-type="float">
            <text:p>0</text:p>
          </table:table-cell>
          <table:table-cell table:formula="of:=[.D278]-[.D277]" office:value-type="float" office:value="1143" calcext:value-type="float">
            <text:p>1143</text:p>
          </table:table-cell>
          <table:table-cell table:style-name="ce10" table:formula="of:=1000000*[.Q278]/[.C278]" office:value-type="float" office:value="62818.1025650257" calcext:value-type="float">
            <text:p>62818,10</text:p>
          </table:table-cell>
          <table:table-cell table:style-name="ce34" table:formula="of:=([.G278]-MOD([.G278];4))+4*[.I278]" office:value-type="float" office:value="62816" calcext:value-type="float">
            <text:p>6281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8]" office:value-type="float" office:value="75.6" calcext:value-type="float">
            <text:p>75,60</text:p>
          </table:table-cell>
          <table:table-cell table:style-name="ce43" table:formula="of:=2*(DEGREES(ASIN(([.O278]*0.5)/[.$B$4])))" office:value-type="float" office:value="75.6000804946142" calcext:value-type="float">
            <text:p>75,6001</text:p>
          </table:table-cell>
          <table:table-cell table:style-name="ce43" table:formula="of:=[.K278]-[.K277]" office:value-type="float" office:value="0.299990488137411" calcext:value-type="float">
            <text:p>0,3000</text:p>
          </table:table-cell>
          <table:table-cell table:style-name="ce10" table:formula="of:=(SIN((RADIANS(([.J278])*0.5)))*[.$B$4]*2)" office:value-type="float" office:value="281.937244680369" calcext:value-type="float">
            <text:p>281,94</text:p>
          </table:table-cell>
          <table:table-cell table:style-name="ce10" table:formula="of:=(SIN((RADIANS(([.J278])*0.5)))*[.$B$4]*2)-[.M277]" office:value-type="float" office:value="0.952530749295022" calcext:value-type="float">
            <text:p>0,95</text:p>
          </table:table-cell>
          <table:table-cell table:style-name="ce13" table:formula="of:=[.D278]/[.$B$20]" office:value-type="float" office:value="281.9375" calcext:value-type="float">
            <text:p>281,94</text:p>
          </table:table-cell>
          <table:table-cell table:style-name="ce13" table:formula="of:=[.F278]/[.$B$20]" office:value-type="float" office:value="0.9525" calcext:value-type="float">
            <text:p>0,95</text:p>
          </table:table-cell>
          <table:table-cell table:style-name="ce10" table:formula="of:=([.$B$21]*([.J278]-[.J277]))/360" office:value-type="float" office:value="71.803409166666" calcext:value-type="float">
            <text:p>71,80</text:p>
          </table:table-cell>
          <table:table-cell table:style-name="ce10" table:formula="of:=[.A278]*(([.$B$21]*([.K278]-[.K277]))/360)" office:value-type="float" office:value="18093.8854033044" calcext:value-type="float">
            <text:p>18093,89</text:p>
          </table:table-cell>
          <table:table-cell table:style-name="ce20" table:formula="of:=[.H278]*([.F278]/1000000)" office:value-type="float" office:value="71.798688" calcext:value-type="float">
            <text:p>71,80</text:p>
          </table:table-cell>
          <table:table-cell table:style-name="ce20" table:formula="of:=[.S278]+[.T277]" office:value-type="float" office:value="18094.074336" calcext:value-type="float">
            <text:p>18094,07</text:p>
          </table:table-cell>
          <table:table-cell table:style-name="ce61" table:formula="of:=1000000*([.R278]-[.T278])" office:value-type="float" office:value="-188932.695611584" calcext:value-type="float">
            <text:p>-188932,70</text:p>
          </table:table-cell>
          <table:table-cell table:style-name="ce61" table:formula="of:=([.J278]-[.K278])*3600" office:value-type="float" office:value="-0.289780611154811" calcext:value-type="float">
            <text:p>-0,29</text:p>
          </table:table-cell>
          <table:table-cell table:style-name="ce61" table:formula="of:=1000*([.M278]-[.O278])" office:value-type="float" office:value="-0.255319630980466" calcext:value-type="float">
            <text:p>-0,26</text:p>
          </table:table-cell>
          <table:table-cell table:number-columns-repeated="1001"/>
        </table:table-row>
        <table:table-row table:style-name="ro1">
          <table:table-cell table:formula="of:=[.A278]+1" office:value-type="float" office:value="253" calcext:value-type="float">
            <text:p>253</text:p>
          </table:table-cell>
          <table:table-cell table:style-name="ce10" table:formula="of:=[.M279]*[.$B$20]" office:value-type="float" office:value="339465.411676029" calcext:value-type="float">
            <text:p>339465,41</text:p>
          </table:table-cell>
          <table:table-cell table:style-name="ce10" table:formula="of:=[.B279]-[.B278]" office:value-type="float" office:value="1140.71805958607" calcext:value-type="float">
            <text:p>1140,72</text:p>
          </table:table-cell>
          <table:table-cell table:style-name="ce34" table:formula="of:=(ROUND([.B279];0))+[.E279]" office:value-type="float" office:value="339465" calcext:value-type="float">
            <text:p>339465</text:p>
          </table:table-cell>
          <table:table-cell office:value-type="float" office:value="0" calcext:value-type="float">
            <text:p>0</text:p>
          </table:table-cell>
          <table:table-cell table:formula="of:=[.D279]-[.D278]" office:value-type="float" office:value="1140" calcext:value-type="float">
            <text:p>1140</text:p>
          </table:table-cell>
          <table:table-cell table:style-name="ce10" table:formula="of:=1000000*[.Q279]/[.C279]" office:value-type="float" office:value="62945.7985373889" calcext:value-type="float">
            <text:p>62945,80</text:p>
          </table:table-cell>
          <table:table-cell table:style-name="ce34" table:formula="of:=([.G279]-MOD([.G279];4))+4*[.I279]" office:value-type="float" office:value="62944" calcext:value-type="float">
            <text:p>629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79]" office:value-type="float" office:value="75.9" calcext:value-type="float">
            <text:p>75,90</text:p>
          </table:table-cell>
          <table:table-cell table:style-name="ce43" table:formula="of:=2*(DEGREES(ASIN(([.O279]*0.5)/[.$B$4])))" office:value-type="float" office:value="75.8998916220355" calcext:value-type="float">
            <text:p>75,8999</text:p>
          </table:table-cell>
          <table:table-cell table:style-name="ce43" table:formula="of:=[.K279]-[.K278]" office:value-type="float" office:value="0.299811127421293" calcext:value-type="float">
            <text:p>0,2998</text:p>
          </table:table-cell>
          <table:table-cell table:style-name="ce10" table:formula="of:=(SIN((RADIANS(([.J279])*0.5)))*[.$B$4]*2)" office:value-type="float" office:value="282.887843063358" calcext:value-type="float">
            <text:p>282,89</text:p>
          </table:table-cell>
          <table:table-cell table:style-name="ce10" table:formula="of:=(SIN((RADIANS(([.J279])*0.5)))*[.$B$4]*2)-[.M278]" office:value-type="float" office:value="0.950598382988403" calcext:value-type="float">
            <text:p>0,95</text:p>
          </table:table-cell>
          <table:table-cell table:style-name="ce13" table:formula="of:=[.D279]/[.$B$20]" office:value-type="float" office:value="282.8875" calcext:value-type="float">
            <text:p>282,89</text:p>
          </table:table-cell>
          <table:table-cell table:style-name="ce13" table:formula="of:=[.F279]/[.$B$20]" office:value-type="float" office:value="0.95" calcext:value-type="float">
            <text:p>0,95</text:p>
          </table:table-cell>
          <table:table-cell table:style-name="ce10" table:formula="of:=([.$B$21]*([.J279]-[.J278]))/360" office:value-type="float" office:value="71.803409166666" calcext:value-type="float">
            <text:p>71,80</text:p>
          </table:table-cell>
          <table:table-cell table:style-name="ce10" table:formula="of:=[.A279]*(([.$B$21]*([.K279]-[.K278]))/360)" office:value-type="float" office:value="18154.8254896751" calcext:value-type="float">
            <text:p>18154,83</text:p>
          </table:table-cell>
          <table:table-cell table:style-name="ce20" table:formula="of:=[.H279]*([.F279]/1000000)" office:value-type="float" office:value="71.75616" calcext:value-type="float">
            <text:p>71,76</text:p>
          </table:table-cell>
          <table:table-cell table:style-name="ce20" table:formula="of:=[.S279]+[.T278]" office:value-type="float" office:value="18165.830496" calcext:value-type="float">
            <text:p>18165,83</text:p>
          </table:table-cell>
          <table:table-cell table:style-name="ce61" table:formula="of:=1000000*([.R279]-[.T279])" office:value-type="float" office:value="-11005006.3248746" calcext:value-type="float">
            <text:p>-11005006,32</text:p>
          </table:table-cell>
          <table:table-cell table:style-name="ce61" table:formula="of:=([.J279]-[.K279])*3600" office:value-type="float" office:value="0.390160672230877" calcext:value-type="float">
            <text:p>0,39</text:p>
          </table:table-cell>
          <table:table-cell table:style-name="ce61" table:formula="of:=1000*([.M279]-[.O279])" office:value-type="float" office:value="0.343063358002382" calcext:value-type="float">
            <text:p>0,34</text:p>
          </table:table-cell>
          <table:table-cell table:number-columns-repeated="1001"/>
        </table:table-row>
        <table:table-row table:style-name="ro1">
          <table:table-cell table:formula="of:=[.A279]+1" office:value-type="float" office:value="254" calcext:value-type="float">
            <text:p>254</text:p>
          </table:table-cell>
          <table:table-cell table:style-name="ce10" table:formula="of:=[.M280]*[.$B$20]" office:value-type="float" office:value="340603.803077693" calcext:value-type="float">
            <text:p>340603,80</text:p>
          </table:table-cell>
          <table:table-cell table:style-name="ce10" table:formula="of:=[.B280]-[.B279]" office:value-type="float" office:value="1138.39140166424" calcext:value-type="float">
            <text:p>1138,39</text:p>
          </table:table-cell>
          <table:table-cell table:style-name="ce34" table:formula="of:=(ROUND([.B280];0))+[.E280]" office:value-type="float" office:value="340604" calcext:value-type="float">
            <text:p>340604</text:p>
          </table:table-cell>
          <table:table-cell office:value-type="float" office:value="0" calcext:value-type="float">
            <text:p>0</text:p>
          </table:table-cell>
          <table:table-cell table:formula="of:=[.D280]-[.D279]" office:value-type="float" office:value="1139" calcext:value-type="float">
            <text:p>1139</text:p>
          </table:table-cell>
          <table:table-cell table:style-name="ce10" table:formula="of:=1000000*[.Q280]/[.C280]" office:value-type="float" office:value="63074.4479110599" calcext:value-type="float">
            <text:p>63074,45</text:p>
          </table:table-cell>
          <table:table-cell table:style-name="ce34" table:formula="of:=([.G280]-MOD([.G280];4))+4*[.I280]" office:value-type="float" office:value="63072" calcext:value-type="float">
            <text:p>630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0]" office:value-type="float" office:value="76.2" calcext:value-type="float">
            <text:p>76,20</text:p>
          </table:table-cell>
          <table:table-cell table:style-name="ce43" table:formula="of:=2*(DEGREES(ASIN(([.O280]*0.5)/[.$B$4])))" office:value-type="float" office:value="76.2000519481" calcext:value-type="float">
            <text:p>76,2001</text:p>
          </table:table-cell>
          <table:table-cell table:style-name="ce43" table:formula="of:=[.K280]-[.K279]" office:value-type="float" office:value="0.3001603260645" calcext:value-type="float">
            <text:p>0,3002</text:p>
          </table:table-cell>
          <table:table-cell table:style-name="ce10" table:formula="of:=(SIN((RADIANS(([.J280])*0.5)))*[.$B$4]*2)" office:value-type="float" office:value="283.836502564744" calcext:value-type="float">
            <text:p>283,84</text:p>
          </table:table-cell>
          <table:table-cell table:style-name="ce10" table:formula="of:=(SIN((RADIANS(([.J280])*0.5)))*[.$B$4]*2)-[.M279]" office:value-type="float" office:value="0.948659501386828" calcext:value-type="float">
            <text:p>0,95</text:p>
          </table:table-cell>
          <table:table-cell table:style-name="ce13" table:formula="of:=[.D280]/[.$B$20]" office:value-type="float" office:value="283.836666666667" calcext:value-type="float">
            <text:p>283,84</text:p>
          </table:table-cell>
          <table:table-cell table:style-name="ce13" table:formula="of:=[.F280]/[.$B$20]" office:value-type="float" office:value="0.949166666666667" calcext:value-type="float">
            <text:p>0,95</text:p>
          </table:table-cell>
          <table:table-cell table:style-name="ce10" table:formula="of:=([.$B$21]*([.J280]-[.J279]))/360" office:value-type="float" office:value="71.8034091666694" calcext:value-type="float">
            <text:p>71,80</text:p>
          </table:table-cell>
          <table:table-cell table:style-name="ce10" table:formula="of:=[.A280]*(([.$B$21]*([.K280]-[.K279]))/360)" office:value-type="float" office:value="18247.8127194479" calcext:value-type="float">
            <text:p>18247,81</text:p>
          </table:table-cell>
          <table:table-cell table:style-name="ce20" table:formula="of:=[.H280]*([.F280]/1000000)" office:value-type="float" office:value="71.839008" calcext:value-type="float">
            <text:p>71,84</text:p>
          </table:table-cell>
          <table:table-cell table:style-name="ce20" table:formula="of:=[.S280]+[.T279]" office:value-type="float" office:value="18237.669504" calcext:value-type="float">
            <text:p>18237,67</text:p>
          </table:table-cell>
          <table:table-cell table:style-name="ce61" table:formula="of:=1000000*([.R280]-[.T280])" office:value-type="float" office:value="10143215.4479189" calcext:value-type="float">
            <text:p>10143215,45</text:p>
          </table:table-cell>
          <table:table-cell table:style-name="ce61" table:formula="of:=([.J280]-[.K280])*3600" office:value-type="float" office:value="-0.187013159978733" calcext:value-type="float">
            <text:p>-0,19</text:p>
          </table:table-cell>
          <table:table-cell table:style-name="ce61" table:formula="of:=1000*([.M280]-[.O280])" office:value-type="float" office:value="-0.164101922962345" calcext:value-type="float">
            <text:p>-0,16</text:p>
          </table:table-cell>
          <table:table-cell table:number-columns-repeated="1001"/>
        </table:table-row>
        <table:table-row table:style-name="ro1">
          <table:table-cell table:formula="of:=[.A280]+1" office:value-type="float" office:value="255" calcext:value-type="float">
            <text:p>255</text:p>
          </table:table-cell>
          <table:table-cell table:style-name="ce10" table:formula="of:=[.M281]*[.$B$20]" office:value-type="float" office:value="341739.860019028" calcext:value-type="float">
            <text:p>341739,86</text:p>
          </table:table-cell>
          <table:table-cell table:style-name="ce10" table:formula="of:=[.B281]-[.B280]" office:value-type="float" office:value="1136.05694133509" calcext:value-type="float">
            <text:p>1136,06</text:p>
          </table:table-cell>
          <table:table-cell table:style-name="ce34" table:formula="of:=(ROUND([.B281];0))+[.E281]" office:value-type="float" office:value="341740" calcext:value-type="float">
            <text:p>341740</text:p>
          </table:table-cell>
          <table:table-cell office:value-type="float" office:value="0" calcext:value-type="float">
            <text:p>0</text:p>
          </table:table-cell>
          <table:table-cell table:formula="of:=[.D281]-[.D280]" office:value-type="float" office:value="1136" calcext:value-type="float">
            <text:p>1136</text:p>
          </table:table-cell>
          <table:table-cell table:style-name="ce10" table:formula="of:=1000000*[.Q281]/[.C281]" office:value-type="float" office:value="63204.0583126783" calcext:value-type="float">
            <text:p>63204,06</text:p>
          </table:table-cell>
          <table:table-cell table:style-name="ce34" table:formula="of:=([.G281]-MOD([.G281];4))+4*[.I281]" office:value-type="float" office:value="63204" calcext:value-type="float">
            <text:p>6320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1]" office:value-type="float" office:value="76.5" calcext:value-type="float">
            <text:p>76,50</text:p>
          </table:table-cell>
          <table:table-cell table:style-name="ce43" table:formula="of:=2*(DEGREES(ASIN(([.O281]*0.5)/[.$B$4])))" office:value-type="float" office:value="76.5000370030608" calcext:value-type="float">
            <text:p>76,5000</text:p>
          </table:table-cell>
          <table:table-cell table:style-name="ce43" table:formula="of:=[.K281]-[.K280]" office:value-type="float" office:value="0.2999850549608" calcext:value-type="float">
            <text:p>0,3000</text:p>
          </table:table-cell>
          <table:table-cell table:style-name="ce10" table:formula="of:=(SIN((RADIANS(([.J281])*0.5)))*[.$B$4]*2)" office:value-type="float" office:value="284.783216682524" calcext:value-type="float">
            <text:p>284,78</text:p>
          </table:table-cell>
          <table:table-cell table:style-name="ce10" table:formula="of:=(SIN((RADIANS(([.J281])*0.5)))*[.$B$4]*2)-[.M280]" office:value-type="float" office:value="0.946714117779266" calcext:value-type="float">
            <text:p>0,95</text:p>
          </table:table-cell>
          <table:table-cell table:style-name="ce13" table:formula="of:=[.D281]/[.$B$20]" office:value-type="float" office:value="284.783333333333" calcext:value-type="float">
            <text:p>284,78</text:p>
          </table:table-cell>
          <table:table-cell table:style-name="ce13" table:formula="of:=[.F281]/[.$B$20]" office:value-type="float" office:value="0.946666666666667" calcext:value-type="float">
            <text:p>0,95</text:p>
          </table:table-cell>
          <table:table-cell table:style-name="ce10" table:formula="of:=([.$B$21]*([.J281]-[.J280]))/360" office:value-type="float" office:value="71.803409166666" calcext:value-type="float">
            <text:p>71,80</text:p>
          </table:table-cell>
          <table:table-cell table:style-name="ce10" table:formula="of:=[.A281]*(([.$B$21]*([.K281]-[.K280]))/360)" office:value-type="float" office:value="18308.95719845" calcext:value-type="float">
            <text:p>18308,96</text:p>
          </table:table-cell>
          <table:table-cell table:style-name="ce20" table:formula="of:=[.H281]*([.F281]/1000000)" office:value-type="float" office:value="71.799744" calcext:value-type="float">
            <text:p>71,80</text:p>
          </table:table-cell>
          <table:table-cell table:style-name="ce20" table:formula="of:=[.S281]+[.T280]" office:value-type="float" office:value="18309.469248" calcext:value-type="float">
            <text:p>18309,47</text:p>
          </table:table-cell>
          <table:table-cell table:style-name="ce61" table:formula="of:=1000000*([.R281]-[.T281])" office:value-type="float" office:value="-512049.549997755" calcext:value-type="float">
            <text:p>-512049,55</text:p>
          </table:table-cell>
          <table:table-cell table:style-name="ce61" table:formula="of:=([.J281]-[.K281])*3600" office:value-type="float" office:value="-0.133211018868451" calcext:value-type="float">
            <text:p>-0,13</text:p>
          </table:table-cell>
          <table:table-cell table:style-name="ce61" table:formula="of:=1000*([.M281]-[.O281])" office:value-type="float" office:value="-0.116650808990926" calcext:value-type="float">
            <text:p>-0,12</text:p>
          </table:table-cell>
          <table:table-cell table:number-columns-repeated="1001"/>
        </table:table-row>
        <table:table-row table:style-name="ro1">
          <table:table-cell table:formula="of:=[.A281]+1" office:value-type="float" office:value="256" calcext:value-type="float">
            <text:p>256</text:p>
          </table:table-cell>
          <table:table-cell table:style-name="ce10" table:formula="of:=[.M282]*[.$B$20]" office:value-type="float" office:value="342873.574713627" calcext:value-type="float">
            <text:p>342873,57</text:p>
          </table:table-cell>
          <table:table-cell table:style-name="ce10" table:formula="of:=[.B282]-[.B281]" office:value-type="float" office:value="1133.71469459892" calcext:value-type="float">
            <text:p>1133,71</text:p>
          </table:table-cell>
          <table:table-cell table:style-name="ce34" table:formula="of:=(ROUND([.B282];0))+[.E282]" office:value-type="float" office:value="342874" calcext:value-type="float">
            <text:p>342874</text:p>
          </table:table-cell>
          <table:table-cell office:value-type="float" office:value="0" calcext:value-type="float">
            <text:p>0</text:p>
          </table:table-cell>
          <table:table-cell table:formula="of:=[.D282]-[.D281]" office:value-type="float" office:value="1134" calcext:value-type="float">
            <text:p>1134</text:p>
          </table:table-cell>
          <table:table-cell table:style-name="ce10" table:formula="of:=1000000*[.Q282]/[.C282]" office:value-type="float" office:value="63334.6374610308" calcext:value-type="float">
            <text:p>63334,64</text:p>
          </table:table-cell>
          <table:table-cell table:style-name="ce34" table:formula="of:=([.G282]-MOD([.G282];4))+4*[.I282]" office:value-type="float" office:value="63332" calcext:value-type="float">
            <text:p>633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2]" office:value-type="float" office:value="76.8" calcext:value-type="float">
            <text:p>76,80</text:p>
          </table:table-cell>
          <table:table-cell table:style-name="ce43" table:formula="of:=2*(DEGREES(ASIN(([.O282]*0.5)/[.$B$4])))" office:value-type="float" office:value="76.8001126546092" calcext:value-type="float">
            <text:p>76,8001</text:p>
          </table:table-cell>
          <table:table-cell table:style-name="ce43" table:formula="of:=[.K282]-[.K281]" office:value-type="float" office:value="0.300075651548397" calcext:value-type="float">
            <text:p>0,3001</text:p>
          </table:table-cell>
          <table:table-cell table:style-name="ce10" table:formula="of:=(SIN((RADIANS(([.J282])*0.5)))*[.$B$4]*2)" office:value-type="float" office:value="285.727978928023" calcext:value-type="float">
            <text:p>285,73</text:p>
          </table:table-cell>
          <table:table-cell table:style-name="ce10" table:formula="of:=(SIN((RADIANS(([.J282])*0.5)))*[.$B$4]*2)-[.M281]" office:value-type="float" office:value="0.944762245499078" calcext:value-type="float">
            <text:p>0,94</text:p>
          </table:table-cell>
          <table:table-cell table:style-name="ce13" table:formula="of:=[.D282]/[.$B$20]" office:value-type="float" office:value="285.728333333333" calcext:value-type="float">
            <text:p>285,73</text:p>
          </table:table-cell>
          <table:table-cell table:style-name="ce13" table:formula="of:=[.F282]/[.$B$20]" office:value-type="float" office:value="0.945" calcext:value-type="float">
            <text:p>0,95</text:p>
          </table:table-cell>
          <table:table-cell table:style-name="ce10" table:formula="of:=([.$B$21]*([.J282]-[.J281]))/360" office:value-type="float" office:value="71.803409166666" calcext:value-type="float">
            <text:p>71,80</text:p>
          </table:table-cell>
          <table:table-cell table:style-name="ce10" table:formula="of:=[.A282]*(([.$B$21]*([.K282]-[.K281]))/360)" office:value-type="float" office:value="18386.3080866847" calcext:value-type="float">
            <text:p>18386,31</text:p>
          </table:table-cell>
          <table:table-cell table:style-name="ce20" table:formula="of:=[.H282]*([.F282]/1000000)" office:value-type="float" office:value="71.818488" calcext:value-type="float">
            <text:p>71,82</text:p>
          </table:table-cell>
          <table:table-cell table:style-name="ce20" table:formula="of:=[.S282]+[.T281]" office:value-type="float" office:value="18381.287736" calcext:value-type="float">
            <text:p>18381,29</text:p>
          </table:table-cell>
          <table:table-cell table:style-name="ce61" table:formula="of:=1000000*([.R282]-[.T282])" office:value-type="float" office:value="5020350.6847065" calcext:value-type="float">
            <text:p>5020350,68</text:p>
          </table:table-cell>
          <table:table-cell table:style-name="ce61" table:formula="of:=([.J282]-[.K282])*3600" office:value-type="float" office:value="-0.405556593108258" calcext:value-type="float">
            <text:p>-0,41</text:p>
          </table:table-cell>
          <table:table-cell table:style-name="ce61" table:formula="of:=1000*([.M282]-[.O282])" office:value-type="float" office:value="-0.354405310019956" calcext:value-type="float">
            <text:p>-0,35</text:p>
          </table:table-cell>
          <table:table-cell table:number-columns-repeated="1001"/>
        </table:table-row>
        <table:table-row table:style-name="ro1">
          <table:table-cell table:formula="of:=[.A282]+1" office:value-type="float" office:value="257" calcext:value-type="float">
            <text:p>257</text:p>
          </table:table-cell>
          <table:table-cell table:style-name="ce10" table:formula="of:=[.M283]*[.$B$20]" office:value-type="float" office:value="344004.939391137" calcext:value-type="float">
            <text:p>344004,94</text:p>
          </table:table-cell>
          <table:table-cell table:style-name="ce10" table:formula="of:=[.B283]-[.B282]" office:value-type="float" office:value="1131.36467750923" calcext:value-type="float">
            <text:p>1131,36</text:p>
          </table:table-cell>
          <table:table-cell table:style-name="ce34" table:formula="of:=(ROUND([.B283];0))+[.E283]" office:value-type="float" office:value="344005" calcext:value-type="float">
            <text:p>344005</text:p>
          </table:table-cell>
          <table:table-cell office:value-type="float" office:value="0" calcext:value-type="float">
            <text:p>0</text:p>
          </table:table-cell>
          <table:table-cell table:formula="of:=[.D283]-[.D282]" office:value-type="float" office:value="1131" calcext:value-type="float">
            <text:p>1131</text:p>
          </table:table-cell>
          <table:table-cell table:style-name="ce10" table:formula="of:=1000000*[.Q283]/[.C283]" office:value-type="float" office:value="63466.1931683649" calcext:value-type="float">
            <text:p>63466,19</text:p>
          </table:table-cell>
          <table:table-cell table:style-name="ce34" table:formula="of:=([.G283]-MOD([.G283];4))+4*[.I283]" office:value-type="float" office:value="63464" calcext:value-type="float">
            <text:p>6346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3]" office:value-type="float" office:value="77.1" calcext:value-type="float">
            <text:p>77,10</text:p>
          </table:table-cell>
          <table:table-cell table:style-name="ce43" table:formula="of:=2*(DEGREES(ASIN(([.O283]*0.5)/[.$B$4])))" office:value-type="float" office:value="77.1000160881861" calcext:value-type="float">
            <text:p>77,1000</text:p>
          </table:table-cell>
          <table:table-cell table:style-name="ce43" table:formula="of:=[.K283]-[.K282]" office:value-type="float" office:value="0.299903433576901" calcext:value-type="float">
            <text:p>0,2999</text:p>
          </table:table-cell>
          <table:table-cell table:style-name="ce10" table:formula="of:=(SIN((RADIANS(([.J283])*0.5)))*[.$B$4]*2)" office:value-type="float" office:value="286.670782825947" calcext:value-type="float">
            <text:p>286,67</text:p>
          </table:table-cell>
          <table:table-cell table:style-name="ce10" table:formula="of:=(SIN((RADIANS(([.J283])*0.5)))*[.$B$4]*2)-[.M282]" office:value-type="float" office:value="0.942803897924364" calcext:value-type="float">
            <text:p>0,94</text:p>
          </table:table-cell>
          <table:table-cell table:style-name="ce13" table:formula="of:=[.D283]/[.$B$20]" office:value-type="float" office:value="286.670833333333" calcext:value-type="float">
            <text:p>286,67</text:p>
          </table:table-cell>
          <table:table-cell table:style-name="ce13" table:formula="of:=[.F283]/[.$B$20]" office:value-type="float" office:value="0.9425" calcext:value-type="float">
            <text:p>0,94</text:p>
          </table:table-cell>
          <table:table-cell table:style-name="ce10" table:formula="of:=([.$B$21]*([.J283]-[.J282]))/360" office:value-type="float" office:value="71.803409166666" calcext:value-type="float">
            <text:p>71,80</text:p>
          </table:table-cell>
          <table:table-cell table:style-name="ce10" table:formula="of:=[.A283]*(([.$B$21]*([.K283]-[.K282]))/360)" office:value-type="float" office:value="18447.5362018796" calcext:value-type="float">
            <text:p>18447,54</text:p>
          </table:table-cell>
          <table:table-cell table:style-name="ce20" table:formula="of:=[.H283]*([.F283]/1000000)" office:value-type="float" office:value="71.777784" calcext:value-type="float">
            <text:p>71,78</text:p>
          </table:table-cell>
          <table:table-cell table:style-name="ce20" table:formula="of:=[.S283]+[.T282]" office:value-type="float" office:value="18453.06552" calcext:value-type="float">
            <text:p>18453,07</text:p>
          </table:table-cell>
          <table:table-cell table:style-name="ce61" table:formula="of:=1000000*([.R283]-[.T283])" office:value-type="float" office:value="-5529318.12037423" calcext:value-type="float">
            <text:p>-5529318,12</text:p>
          </table:table-cell>
          <table:table-cell table:style-name="ce61" table:formula="of:=([.J283]-[.K283])*3600" office:value-type="float" office:value="-0.0579174699623763" calcext:value-type="float">
            <text:p>-0,06</text:p>
          </table:table-cell>
          <table:table-cell table:style-name="ce61" table:formula="of:=1000*([.M283]-[.O283])" office:value-type="float" office:value="-0.0505073859926597" calcext:value-type="float">
            <text:p>-0,05</text:p>
          </table:table-cell>
          <table:table-cell table:number-columns-repeated="1001"/>
        </table:table-row>
        <table:table-row table:style-name="ro1">
          <table:table-cell table:formula="of:=[.A283]+1" office:value-type="float" office:value="258" calcext:value-type="float">
            <text:p>258</text:p>
          </table:table-cell>
          <table:table-cell table:style-name="ce10" table:formula="of:=[.M284]*[.$B$20]" office:value-type="float" office:value="345133.946297309" calcext:value-type="float">
            <text:p>345133,95</text:p>
          </table:table-cell>
          <table:table-cell table:style-name="ce10" table:formula="of:=[.B284]-[.B283]" office:value-type="float" office:value="1129.00690617273" calcext:value-type="float">
            <text:p>1129,01</text:p>
          </table:table-cell>
          <table:table-cell table:style-name="ce34" table:formula="of:=(ROUND([.B284];0))+[.E284]" office:value-type="float" office:value="345134" calcext:value-type="float">
            <text:p>345134</text:p>
          </table:table-cell>
          <table:table-cell office:value-type="float" office:value="0" calcext:value-type="float">
            <text:p>0</text:p>
          </table:table-cell>
          <table:table-cell table:formula="of:=[.D284]-[.D283]" office:value-type="float" office:value="1129" calcext:value-type="float">
            <text:p>1129</text:p>
          </table:table-cell>
          <table:table-cell table:style-name="ce10" table:formula="of:=1000000*[.Q284]/[.C284]" office:value-type="float" office:value="63598.7333417434" calcext:value-type="float">
            <text:p>63598,73</text:p>
          </table:table-cell>
          <table:table-cell table:style-name="ce34" table:formula="of:=([.G284]-MOD([.G284];4))+4*[.I284]" office:value-type="float" office:value="63596" calcext:value-type="float">
            <text:p>635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4]" office:value-type="float" office:value="77.4" calcext:value-type="float">
            <text:p>77,40</text:p>
          </table:table-cell>
          <table:table-cell table:style-name="ce43" table:formula="of:=2*(DEGREES(ASIN(([.O284]*0.5)/[.$B$4])))" office:value-type="float" office:value="77.4000142848418" calcext:value-type="float">
            <text:p>77,4000</text:p>
          </table:table-cell>
          <table:table-cell table:style-name="ce43" table:formula="of:=[.K284]-[.K283]" office:value-type="float" office:value="0.299998196655707" calcext:value-type="float">
            <text:p>0,3000</text:p>
          </table:table-cell>
          <table:table-cell table:style-name="ce10" table:formula="of:=(SIN((RADIANS(([.J284])*0.5)))*[.$B$4]*2)" office:value-type="float" office:value="287.611621914424" calcext:value-type="float">
            <text:p>287,61</text:p>
          </table:table-cell>
          <table:table-cell table:style-name="ce10" table:formula="of:=(SIN((RADIANS(([.J284])*0.5)))*[.$B$4]*2)-[.M283]" office:value-type="float" office:value="0.940839088477276" calcext:value-type="float">
            <text:p>0,94</text:p>
          </table:table-cell>
          <table:table-cell table:style-name="ce13" table:formula="of:=[.D284]/[.$B$20]" office:value-type="float" office:value="287.611666666667" calcext:value-type="float">
            <text:p>287,61</text:p>
          </table:table-cell>
          <table:table-cell table:style-name="ce13" table:formula="of:=[.F284]/[.$B$20]" office:value-type="float" office:value="0.940833333333333" calcext:value-type="float">
            <text:p>0,94</text:p>
          </table:table-cell>
          <table:table-cell table:style-name="ce10" table:formula="of:=([.$B$21]*([.J284]-[.J283]))/360" office:value-type="float" office:value="71.803409166666" calcext:value-type="float">
            <text:p>71,80</text:p>
          </table:table-cell>
          <table:table-cell table:style-name="ce10" table:formula="of:=[.A284]*(([.$B$21]*([.K284]-[.K283]))/360)" office:value-type="float" office:value="18525.1682068094" calcext:value-type="float">
            <text:p>18525,17</text:p>
          </table:table-cell>
          <table:table-cell table:style-name="ce20" table:formula="of:=[.H284]*([.F284]/1000000)" office:value-type="float" office:value="71.799884" calcext:value-type="float">
            <text:p>71,80</text:p>
          </table:table-cell>
          <table:table-cell table:style-name="ce20" table:formula="of:=[.S284]+[.T283]" office:value-type="float" office:value="18524.865404" calcext:value-type="float">
            <text:p>18524,87</text:p>
          </table:table-cell>
          <table:table-cell table:style-name="ce61" table:formula="of:=1000000*([.R284]-[.T284])" office:value-type="float" office:value="302802.809408604" calcext:value-type="float">
            <text:p>302802,81</text:p>
          </table:table-cell>
          <table:table-cell table:style-name="ce61" table:formula="of:=([.J284]-[.K284])*3600" office:value-type="float" office:value="-0.0514254304675887" calcext:value-type="float">
            <text:p>-0,05</text:p>
          </table:table-cell>
          <table:table-cell table:style-name="ce61" table:formula="of:=1000*([.M284]-[.O284])" office:value-type="float" office:value="-0.0447522430135905" calcext:value-type="float">
            <text:p>-0,04</text:p>
          </table:table-cell>
          <table:table-cell table:number-columns-repeated="1001"/>
        </table:table-row>
        <table:table-row table:style-name="ro1">
          <table:table-cell table:formula="of:=[.A284]+1" office:value-type="float" office:value="259" calcext:value-type="float">
            <text:p>259</text:p>
          </table:table-cell>
          <table:table-cell table:style-name="ce10" table:formula="of:=[.M285]*[.$B$20]" office:value-type="float" office:value="346260.587694059" calcext:value-type="float">
            <text:p>346260,59</text:p>
          </table:table-cell>
          <table:table-cell table:style-name="ce10" table:formula="of:=[.B285]-[.B284]" office:value-type="float" office:value="1126.64139674924" calcext:value-type="float">
            <text:p>1126,64</text:p>
          </table:table-cell>
          <table:table-cell table:style-name="ce34" table:formula="of:=(ROUND([.B285];0))+[.E285]" office:value-type="float" office:value="346261" calcext:value-type="float">
            <text:p>346261</text:p>
          </table:table-cell>
          <table:table-cell office:value-type="float" office:value="0" calcext:value-type="float">
            <text:p>0</text:p>
          </table:table-cell>
          <table:table-cell table:formula="of:=[.D285]-[.D284]" office:value-type="float" office:value="1127" calcext:value-type="float">
            <text:p>1127</text:p>
          </table:table-cell>
          <table:table-cell table:style-name="ce10" table:formula="of:=1000000*[.Q285]/[.C285]" office:value-type="float" office:value="63732.2659844096" calcext:value-type="float">
            <text:p>63732,27</text:p>
          </table:table-cell>
          <table:table-cell table:style-name="ce34" table:formula="of:=([.G285]-MOD([.G285];4))+4*[.I285]" office:value-type="float" office:value="63732" calcext:value-type="float">
            <text:p>637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5]" office:value-type="float" office:value="77.7" calcext:value-type="float">
            <text:p>77,70</text:p>
          </table:table-cell>
          <table:table-cell table:style-name="ce43" table:formula="of:=2*(DEGREES(ASIN(([.O285]*0.5)/[.$B$4])))" office:value-type="float" office:value="77.7001099037394" calcext:value-type="float">
            <text:p>77,7001</text:p>
          </table:table-cell>
          <table:table-cell table:style-name="ce43" table:formula="of:=[.K285]-[.K284]" office:value-type="float" office:value="0.3000956188976" calcext:value-type="float">
            <text:p>0,3001</text:p>
          </table:table-cell>
          <table:table-cell table:style-name="ce10" table:formula="of:=(SIN((RADIANS(([.J285])*0.5)))*[.$B$4]*2)" office:value-type="float" office:value="288.550489745049" calcext:value-type="float">
            <text:p>288,55</text:p>
          </table:table-cell>
          <table:table-cell table:style-name="ce10" table:formula="of:=(SIN((RADIANS(([.J285])*0.5)))*[.$B$4]*2)-[.M284]" office:value-type="float" office:value="0.938867830624361" calcext:value-type="float">
            <text:p>0,94</text:p>
          </table:table-cell>
          <table:table-cell table:style-name="ce13" table:formula="of:=[.D285]/[.$B$20]" office:value-type="float" office:value="288.550833333333" calcext:value-type="float">
            <text:p>288,55</text:p>
          </table:table-cell>
          <table:table-cell table:style-name="ce13" table:formula="of:=[.F285]/[.$B$20]" office:value-type="float" office:value="0.939166666666667" calcext:value-type="float">
            <text:p>0,94</text:p>
          </table:table-cell>
          <table:table-cell table:style-name="ce10" table:formula="of:=([.$B$21]*([.J285]-[.J284]))/360" office:value-type="float" office:value="71.8034091666694" calcext:value-type="float">
            <text:p>71,80</text:p>
          </table:table-cell>
          <table:table-cell table:style-name="ce10" table:formula="of:=[.A285]*(([.$B$21]*([.K285]-[.K284]))/360)" office:value-type="float" office:value="18603.0104160752" calcext:value-type="float">
            <text:p>18603,01</text:p>
          </table:table-cell>
          <table:table-cell table:style-name="ce20" table:formula="of:=[.H285]*([.F285]/1000000)" office:value-type="float" office:value="71.825964" calcext:value-type="float">
            <text:p>71,83</text:p>
          </table:table-cell>
          <table:table-cell table:style-name="ce20" table:formula="of:=[.S285]+[.T284]" office:value-type="float" office:value="18596.691368" calcext:value-type="float">
            <text:p>18596,69</text:p>
          </table:table-cell>
          <table:table-cell table:style-name="ce61" table:formula="of:=1000000*([.R285]-[.T285])" office:value-type="float" office:value="6319048.07524188" calcext:value-type="float">
            <text:p>6319048,08</text:p>
          </table:table-cell>
          <table:table-cell table:style-name="ce61" table:formula="of:=([.J285]-[.K285])*3600" office:value-type="float" office:value="-0.395653461839629" calcext:value-type="float">
            <text:p>-0,40</text:p>
          </table:table-cell>
          <table:table-cell table:style-name="ce61" table:formula="of:=1000*([.M285]-[.O285])" office:value-type="float" office:value="-0.343588284010821" calcext:value-type="float">
            <text:p>-0,34</text:p>
          </table:table-cell>
          <table:table-cell table:number-columns-repeated="1001"/>
        </table:table-row>
        <table:table-row table:style-name="ro1">
          <table:table-cell table:formula="of:=[.A285]+1" office:value-type="float" office:value="260" calcext:value-type="float">
            <text:p>260</text:p>
          </table:table-cell>
          <table:table-cell table:style-name="ce10" table:formula="of:=[.M286]*[.$B$20]" office:value-type="float" office:value="347384.85585951" calcext:value-type="float">
            <text:p>347384,86</text:p>
          </table:table-cell>
          <table:table-cell table:style-name="ce10" table:formula="of:=[.B286]-[.B285]" office:value-type="float" office:value="1124.26816545182" calcext:value-type="float">
            <text:p>1124,27</text:p>
          </table:table-cell>
          <table:table-cell table:style-name="ce34" table:formula="of:=(ROUND([.B286];0))+[.E286]" office:value-type="float" office:value="347385" calcext:value-type="float">
            <text:p>347385</text:p>
          </table:table-cell>
          <table:table-cell office:value-type="float" office:value="0" calcext:value-type="float">
            <text:p>0</text:p>
          </table:table-cell>
          <table:table-cell table:formula="of:=[.D286]-[.D285]" office:value-type="float" office:value="1124" calcext:value-type="float">
            <text:p>1124</text:p>
          </table:table-cell>
          <table:table-cell table:style-name="ce10" table:formula="of:=1000000*[.Q286]/[.C286]" office:value-type="float" office:value="63866.7991971555" calcext:value-type="float">
            <text:p>63866,80</text:p>
          </table:table-cell>
          <table:table-cell table:style-name="ce34" table:formula="of:=([.G286]-MOD([.G286];4))+4*[.I286]" office:value-type="float" office:value="63864" calcext:value-type="float">
            <text:p>6386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6]" office:value-type="float" office:value="78" calcext:value-type="float">
            <text:p>78,00</text:p>
          </table:table-cell>
          <table:table-cell table:style-name="ce43" table:formula="of:=2*(DEGREES(ASIN(([.O286]*0.5)/[.$B$4])))" office:value-type="float" office:value="78.0000385032162" calcext:value-type="float">
            <text:p>78,0000</text:p>
          </table:table-cell>
          <table:table-cell table:style-name="ce43" table:formula="of:=[.K286]-[.K285]" office:value-type="float" office:value="0.2999285994768" calcext:value-type="float">
            <text:p>0,2999</text:p>
          </table:table-cell>
          <table:table-cell table:style-name="ce10" table:formula="of:=(SIN((RADIANS(([.J286])*0.5)))*[.$B$4]*2)" office:value-type="float" office:value="289.487379882925" calcext:value-type="float">
            <text:p>289,49</text:p>
          </table:table-cell>
          <table:table-cell table:style-name="ce10" table:formula="of:=(SIN((RADIANS(([.J286])*0.5)))*[.$B$4]*2)-[.M285]" office:value-type="float" office:value="0.93689013787656" calcext:value-type="float">
            <text:p>0,94</text:p>
          </table:table-cell>
          <table:table-cell table:style-name="ce13" table:formula="of:=[.D286]/[.$B$20]" office:value-type="float" office:value="289.4875" calcext:value-type="float">
            <text:p>289,49</text:p>
          </table:table-cell>
          <table:table-cell table:style-name="ce13" table:formula="of:=[.F286]/[.$B$20]" office:value-type="float" office:value="0.936666666666667" calcext:value-type="float">
            <text:p>0,94</text:p>
          </table:table-cell>
          <table:table-cell table:style-name="ce10" table:formula="of:=([.$B$21]*([.J286]-[.J285]))/360" office:value-type="float" office:value="71.803409166666" calcext:value-type="float">
            <text:p>71,80</text:p>
          </table:table-cell>
          <table:table-cell table:style-name="ce10" table:formula="of:=[.A286]*(([.$B$21]*([.K286]-[.K285]))/360)" office:value-type="float" office:value="18664.4431558156" calcext:value-type="float">
            <text:p>18664,44</text:p>
          </table:table-cell>
          <table:table-cell table:style-name="ce20" table:formula="of:=[.H286]*([.F286]/1000000)" office:value-type="float" office:value="71.783136" calcext:value-type="float">
            <text:p>71,78</text:p>
          </table:table-cell>
          <table:table-cell table:style-name="ce20" table:formula="of:=[.S286]+[.T285]" office:value-type="float" office:value="18668.474504" calcext:value-type="float">
            <text:p>18668,47</text:p>
          </table:table-cell>
          <table:table-cell table:style-name="ce61" table:formula="of:=1000000*([.R286]-[.T286])" office:value-type="float" office:value="-4031348.18443141" calcext:value-type="float">
            <text:p>-4031348,18</text:p>
          </table:table-cell>
          <table:table-cell table:style-name="ce61" table:formula="of:=([.J286]-[.K286])*3600" office:value-type="float" office:value="-0.138611578330483" calcext:value-type="float">
            <text:p>-0,14</text:p>
          </table:table-cell>
          <table:table-cell table:style-name="ce61" table:formula="of:=1000*([.M286]-[.O286])" office:value-type="float" office:value="-0.120117075027792" calcext:value-type="float">
            <text:p>-0,12</text:p>
          </table:table-cell>
          <table:table-cell table:number-columns-repeated="1001"/>
        </table:table-row>
        <table:table-row table:style-name="ro1">
          <table:table-cell table:formula="of:=[.A286]+1" office:value-type="float" office:value="261" calcext:value-type="float">
            <text:p>261</text:p>
          </table:table-cell>
          <table:table-cell table:style-name="ce10" table:formula="of:=[.M287]*[.$B$20]" office:value-type="float" office:value="348506.743088057" calcext:value-type="float">
            <text:p>348506,74</text:p>
          </table:table-cell>
          <table:table-cell table:style-name="ce10" table:formula="of:=[.B287]-[.B286]" office:value-type="float" office:value="1121.8872285462" calcext:value-type="float">
            <text:p>1121,89</text:p>
          </table:table-cell>
          <table:table-cell table:style-name="ce34" table:formula="of:=(ROUND([.B287];0))+[.E287]" office:value-type="float" office:value="348507" calcext:value-type="float">
            <text:p>348507</text:p>
          </table:table-cell>
          <table:table-cell office:value-type="float" office:value="0" calcext:value-type="float">
            <text:p>0</text:p>
          </table:table-cell>
          <table:table-cell table:formula="of:=[.D287]-[.D286]" office:value-type="float" office:value="1122" calcext:value-type="float">
            <text:p>1122</text:p>
          </table:table-cell>
          <table:table-cell table:style-name="ce10" table:formula="of:=1000000*[.Q287]/[.C287]" office:value-type="float" office:value="64002.3411797928" calcext:value-type="float">
            <text:p>64002,34</text:p>
          </table:table-cell>
          <table:table-cell table:style-name="ce34" table:formula="of:=([.G287]-MOD([.G287];4))+4*[.I287]" office:value-type="float" office:value="64000" calcext:value-type="float">
            <text:p>640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7]" office:value-type="float" office:value="78.3" calcext:value-type="float">
            <text:p>78,30</text:p>
          </table:table-cell>
          <table:table-cell table:style-name="ce43" table:formula="of:=2*(DEGREES(ASIN(([.O287]*0.5)/[.$B$4])))" office:value-type="float" office:value="78.3000687730892" calcext:value-type="float">
            <text:p>78,3001</text:p>
          </table:table-cell>
          <table:table-cell table:style-name="ce43" table:formula="of:=[.K287]-[.K286]" office:value-type="float" office:value="0.300030269872991" calcext:value-type="float">
            <text:p>0,3000</text:p>
          </table:table-cell>
          <table:table-cell table:style-name="ce10" table:formula="of:=(SIN((RADIANS(([.J287])*0.5)))*[.$B$4]*2)" office:value-type="float" office:value="290.422285906714" calcext:value-type="float">
            <text:p>290,42</text:p>
          </table:table-cell>
          <table:table-cell table:style-name="ce10" table:formula="of:=(SIN((RADIANS(([.J287])*0.5)))*[.$B$4]*2)-[.M286]" office:value-type="float" office:value="0.934906023788471" calcext:value-type="float">
            <text:p>0,93</text:p>
          </table:table-cell>
          <table:table-cell table:style-name="ce13" table:formula="of:=[.D287]/[.$B$20]" office:value-type="float" office:value="290.4225" calcext:value-type="float">
            <text:p>290,42</text:p>
          </table:table-cell>
          <table:table-cell table:style-name="ce13" table:formula="of:=[.F287]/[.$B$20]" office:value-type="float" office:value="0.935" calcext:value-type="float">
            <text:p>0,94</text:p>
          </table:table-cell>
          <table:table-cell table:style-name="ce10" table:formula="of:=([.$B$21]*([.J287]-[.J286]))/360" office:value-type="float" office:value="71.803409166666" calcext:value-type="float">
            <text:p>71,80</text:p>
          </table:table-cell>
          <table:table-cell table:style-name="ce10" table:formula="of:=[.A287]*(([.$B$21]*([.K287]-[.K286]))/360)" office:value-type="float" office:value="18742.5807201659" calcext:value-type="float">
            <text:p>18742,58</text:p>
          </table:table-cell>
          <table:table-cell table:style-name="ce20" table:formula="of:=[.H287]*([.F287]/1000000)" office:value-type="float" office:value="71.808" calcext:value-type="float">
            <text:p>71,81</text:p>
          </table:table-cell>
          <table:table-cell table:style-name="ce20" table:formula="of:=[.S287]+[.T286]" office:value-type="float" office:value="18740.282504" calcext:value-type="float">
            <text:p>18740,28</text:p>
          </table:table-cell>
          <table:table-cell table:style-name="ce61" table:formula="of:=1000000*([.R287]-[.T287])" office:value-type="float" office:value="2298216.16593836" calcext:value-type="float">
            <text:p>2298216,17</text:p>
          </table:table-cell>
          <table:table-cell table:style-name="ce61" table:formula="of:=([.J287]-[.K287])*3600" office:value-type="float" office:value="-0.247583121108619" calcext:value-type="float">
            <text:p>-0,25</text:p>
          </table:table-cell>
          <table:table-cell table:style-name="ce61" table:formula="of:=1000*([.M287]-[.O287])" office:value-type="float" office:value="-0.214093285990202" calcext:value-type="float">
            <text:p>-0,21</text:p>
          </table:table-cell>
          <table:table-cell table:number-columns-repeated="1001"/>
        </table:table-row>
        <table:table-row table:style-name="ro1">
          <table:table-cell table:formula="of:=[.A287]+1" office:value-type="float" office:value="262" calcext:value-type="float">
            <text:p>262</text:p>
          </table:table-cell>
          <table:table-cell table:style-name="ce10" table:formula="of:=[.M288]*[.$B$20]" office:value-type="float" office:value="349626.241690408" calcext:value-type="float">
            <text:p>349626,24</text:p>
          </table:table-cell>
          <table:table-cell table:style-name="ce10" table:formula="of:=[.B288]-[.B287]" office:value-type="float" office:value="1119.49860235112" calcext:value-type="float">
            <text:p>1119,50</text:p>
          </table:table-cell>
          <table:table-cell table:style-name="ce34" table:formula="of:=(ROUND([.B288];0))+[.E288]" office:value-type="float" office:value="349626" calcext:value-type="float">
            <text:p>349626</text:p>
          </table:table-cell>
          <table:table-cell office:value-type="float" office:value="0" calcext:value-type="float">
            <text:p>0</text:p>
          </table:table-cell>
          <table:table-cell table:formula="of:=[.D288]-[.D287]" office:value-type="float" office:value="1119" calcext:value-type="float">
            <text:p>1119</text:p>
          </table:table-cell>
          <table:table-cell table:style-name="ce10" table:formula="of:=1000000*[.Q288]/[.C288]" office:value-type="float" office:value="64138.9002325398" calcext:value-type="float">
            <text:p>64138,90</text:p>
          </table:table-cell>
          <table:table-cell table:style-name="ce34" table:formula="of:=([.G288]-MOD([.G288];4))+4*[.I288]" office:value-type="float" office:value="64136" calcext:value-type="float">
            <text:p>641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8]" office:value-type="float" office:value="78.6" calcext:value-type="float">
            <text:p>78,60</text:p>
          </table:table-cell>
          <table:table-cell table:style-name="ce43" table:formula="of:=2*(DEGREES(ASIN(([.O288]*0.5)/[.$B$4])))" office:value-type="float" office:value="78.5999351632001" calcext:value-type="float">
            <text:p>78,5999</text:p>
          </table:table-cell>
          <table:table-cell table:style-name="ce43" table:formula="of:=[.K288]-[.K287]" office:value-type="float" office:value="0.299866390110907" calcext:value-type="float">
            <text:p>0,2999</text:p>
          </table:table-cell>
          <table:table-cell table:style-name="ce10" table:formula="of:=(SIN((RADIANS(([.J288])*0.5)))*[.$B$4]*2)" office:value-type="float" office:value="291.355201408673" calcext:value-type="float">
            <text:p>291,36</text:p>
          </table:table-cell>
          <table:table-cell table:style-name="ce10" table:formula="of:=(SIN((RADIANS(([.J288])*0.5)))*[.$B$4]*2)-[.M287]" office:value-type="float" office:value="0.932915501959258" calcext:value-type="float">
            <text:p>0,93</text:p>
          </table:table-cell>
          <table:table-cell table:style-name="ce13" table:formula="of:=[.D288]/[.$B$20]" office:value-type="float" office:value="291.355" calcext:value-type="float">
            <text:p>291,36</text:p>
          </table:table-cell>
          <table:table-cell table:style-name="ce13" table:formula="of:=[.F288]/[.$B$20]" office:value-type="float" office:value="0.9325" calcext:value-type="float">
            <text:p>0,93</text:p>
          </table:table-cell>
          <table:table-cell table:style-name="ce10" table:formula="of:=([.$B$21]*([.J288]-[.J287]))/360" office:value-type="float" office:value="71.803409166666" calcext:value-type="float">
            <text:p>71,80</text:p>
          </table:table-cell>
          <table:table-cell table:style-name="ce10" table:formula="of:=[.A288]*(([.$B$21]*([.K288]-[.K287]))/360)" office:value-type="float" office:value="18804.1147512325" calcext:value-type="float">
            <text:p>18804,11</text:p>
          </table:table-cell>
          <table:table-cell table:style-name="ce20" table:formula="of:=[.H288]*([.F288]/1000000)" office:value-type="float" office:value="71.768184" calcext:value-type="float">
            <text:p>71,77</text:p>
          </table:table-cell>
          <table:table-cell table:style-name="ce20" table:formula="of:=[.S288]+[.T287]" office:value-type="float" office:value="18812.050688" calcext:value-type="float">
            <text:p>18812,05</text:p>
          </table:table-cell>
          <table:table-cell table:style-name="ce61" table:formula="of:=1000000*([.R288]-[.T288])" office:value-type="float" office:value="-7935936.76747332" calcext:value-type="float">
            <text:p>-7935936,77</text:p>
          </table:table-cell>
          <table:table-cell table:style-name="ce61" table:formula="of:=([.J288]-[.K288])*3600" office:value-type="float" office:value="0.233412479616391" calcext:value-type="float">
            <text:p>0,23</text:p>
          </table:table-cell>
          <table:table-cell table:style-name="ce61" table:formula="of:=1000*([.M288]-[.O288])" office:value-type="float" office:value="0.201408672978687" calcext:value-type="float">
            <text:p>0,20</text:p>
          </table:table-cell>
          <table:table-cell table:number-columns-repeated="1001"/>
        </table:table-row>
        <table:table-row table:style-name="ro1">
          <table:table-cell table:formula="of:=[.A288]+1" office:value-type="float" office:value="263" calcext:value-type="float">
            <text:p>263</text:p>
          </table:table-cell>
          <table:table-cell table:style-name="ce10" table:formula="of:=[.M289]*[.$B$20]" office:value-type="float" office:value="350743.343993646" calcext:value-type="float">
            <text:p>350743,34</text:p>
          </table:table-cell>
          <table:table-cell table:style-name="ce10" table:formula="of:=[.B289]-[.B288]" office:value-type="float" office:value="1117.10230323812" calcext:value-type="float">
            <text:p>1117,10</text:p>
          </table:table-cell>
          <table:table-cell table:style-name="ce34" table:formula="of:=(ROUND([.B289];0))+[.E289]" office:value-type="float" office:value="350743" calcext:value-type="float">
            <text:p>350743</text:p>
          </table:table-cell>
          <table:table-cell office:value-type="float" office:value="0" calcext:value-type="float">
            <text:p>0</text:p>
          </table:table-cell>
          <table:table-cell table:formula="of:=[.D289]-[.D288]" office:value-type="float" office:value="1117" calcext:value-type="float">
            <text:p>1117</text:p>
          </table:table-cell>
          <table:table-cell table:style-name="ce10" table:formula="of:=1000000*[.Q289]/[.C289]" office:value-type="float" office:value="64276.4847575115" calcext:value-type="float">
            <text:p>64276,48</text:p>
          </table:table-cell>
          <table:table-cell table:style-name="ce34" table:formula="of:=([.G289]-MOD([.G289];4))+4*[.I289]" office:value-type="float" office:value="64276" calcext:value-type="float">
            <text:p>642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89]" office:value-type="float" office:value="78.9" calcext:value-type="float">
            <text:p>78,90</text:p>
          </table:table-cell>
          <table:table-cell table:style-name="ce43" table:formula="of:=2*(DEGREES(ASIN(([.O289]*0.5)/[.$B$4])))" office:value-type="float" office:value="78.8999075204665" calcext:value-type="float">
            <text:p>78,8999</text:p>
          </table:table-cell>
          <table:table-cell table:style-name="ce43" table:formula="of:=[.K289]-[.K288]" office:value-type="float" office:value="0.299972357266398" calcext:value-type="float">
            <text:p>0,3000</text:p>
          </table:table-cell>
          <table:table-cell table:style-name="ce10" table:formula="of:=(SIN((RADIANS(([.J289])*0.5)))*[.$B$4]*2)" office:value-type="float" office:value="292.286119994705" calcext:value-type="float">
            <text:p>292,29</text:p>
          </table:table-cell>
          <table:table-cell table:style-name="ce10" table:formula="of:=(SIN((RADIANS(([.J289])*0.5)))*[.$B$4]*2)-[.M288]" office:value-type="float" office:value="0.930918586031794" calcext:value-type="float">
            <text:p>0,93</text:p>
          </table:table-cell>
          <table:table-cell table:style-name="ce13" table:formula="of:=[.D289]/[.$B$20]" office:value-type="float" office:value="292.285833333333" calcext:value-type="float">
            <text:p>292,29</text:p>
          </table:table-cell>
          <table:table-cell table:style-name="ce13" table:formula="of:=[.F289]/[.$B$20]" office:value-type="float" office:value="0.930833333333333" calcext:value-type="float">
            <text:p>0,93</text:p>
          </table:table-cell>
          <table:table-cell table:style-name="ce10" table:formula="of:=([.$B$21]*([.J289]-[.J288]))/360" office:value-type="float" office:value="71.803409166666" calcext:value-type="float">
            <text:p>71,80</text:p>
          </table:table-cell>
          <table:table-cell table:style-name="ce10" table:formula="of:=[.A289]*(([.$B$21]*([.K289]-[.K288]))/360)" office:value-type="float" office:value="18882.5565655651" calcext:value-type="float">
            <text:p>18882,56</text:p>
          </table:table-cell>
          <table:table-cell table:style-name="ce20" table:formula="of:=[.H289]*([.F289]/1000000)" office:value-type="float" office:value="71.796292" calcext:value-type="float">
            <text:p>71,80</text:p>
          </table:table-cell>
          <table:table-cell table:style-name="ce20" table:formula="of:=[.S289]+[.T288]" office:value-type="float" office:value="18883.84698" calcext:value-type="float">
            <text:p>18883,85</text:p>
          </table:table-cell>
          <table:table-cell table:style-name="ce61" table:formula="of:=1000000*([.R289]-[.T289])" office:value-type="float" office:value="-1290414.4349086" calcext:value-type="float">
            <text:p>-1290414,43</text:p>
          </table:table-cell>
          <table:table-cell table:style-name="ce61" table:formula="of:=([.J289]-[.K289])*3600" office:value-type="float" office:value="0.332926320623983" calcext:value-type="float">
            <text:p>0,33</text:p>
          </table:table-cell>
          <table:table-cell table:style-name="ce61" table:formula="of:=1000*([.M289]-[.O289])" office:value-type="float" office:value="0.286661372001618" calcext:value-type="float">
            <text:p>0,29</text:p>
          </table:table-cell>
          <table:table-cell table:number-columns-repeated="1001"/>
        </table:table-row>
        <table:table-row table:style-name="ro1">
          <table:table-cell table:formula="of:=[.A289]+1" office:value-type="float" office:value="264" calcext:value-type="float">
            <text:p>264</text:p>
          </table:table-cell>
          <table:table-cell table:style-name="ce10" table:formula="of:=[.M290]*[.$B$20]" office:value-type="float" office:value="351858.042341277" calcext:value-type="float">
            <text:p>351858,04</text:p>
          </table:table-cell>
          <table:table-cell table:style-name="ce10" table:formula="of:=[.B290]-[.B289]" office:value-type="float" office:value="1114.69834763103" calcext:value-type="float">
            <text:p>1114,70</text:p>
          </table:table-cell>
          <table:table-cell table:style-name="ce34" table:formula="of:=(ROUND([.B290];0))+[.E290]" office:value-type="float" office:value="351858" calcext:value-type="float">
            <text:p>351858</text:p>
          </table:table-cell>
          <table:table-cell office:value-type="float" office:value="0" calcext:value-type="float">
            <text:p>0</text:p>
          </table:table-cell>
          <table:table-cell table:formula="of:=[.D290]-[.D289]" office:value-type="float" office:value="1115" calcext:value-type="float">
            <text:p>1115</text:p>
          </table:table-cell>
          <table:table-cell table:style-name="ce10" table:formula="of:=1000000*[.Q290]/[.C290]" office:value-type="float" office:value="64415.1032602381" calcext:value-type="float">
            <text:p>64415,10</text:p>
          </table:table-cell>
          <table:table-cell table:style-name="ce34" table:formula="of:=([.G290]-MOD([.G290];4))+4*[.I290]" office:value-type="float" office:value="64412" calcext:value-type="float">
            <text:p>644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0]" office:value-type="float" office:value="79.2" calcext:value-type="float">
            <text:p>79,20</text:p>
          </table:table-cell>
          <table:table-cell table:style-name="ce43" table:formula="of:=2*(DEGREES(ASIN(([.O290]*0.5)/[.$B$4])))" office:value-type="float" office:value="79.1999885923188" calcext:value-type="float">
            <text:p>79,2000</text:p>
          </table:table-cell>
          <table:table-cell table:style-name="ce43" table:formula="of:=[.K290]-[.K289]" office:value-type="float" office:value="0.300081071852304" calcext:value-type="float">
            <text:p>0,3001</text:p>
          </table:table-cell>
          <table:table-cell table:style-name="ce10" table:formula="of:=(SIN((RADIANS(([.J290])*0.5)))*[.$B$4]*2)" office:value-type="float" office:value="293.215035284397" calcext:value-type="float">
            <text:p>293,22</text:p>
          </table:table-cell>
          <table:table-cell table:style-name="ce10" table:formula="of:=(SIN((RADIANS(([.J290])*0.5)))*[.$B$4]*2)-[.M289]" office:value-type="float" office:value="0.928915289692498" calcext:value-type="float">
            <text:p>0,93</text:p>
          </table:table-cell>
          <table:table-cell table:style-name="ce13" table:formula="of:=[.D290]/[.$B$20]" office:value-type="float" office:value="293.215" calcext:value-type="float">
            <text:p>293,22</text:p>
          </table:table-cell>
          <table:table-cell table:style-name="ce13" table:formula="of:=[.F290]/[.$B$20]" office:value-type="float" office:value="0.929166666666667" calcext:value-type="float">
            <text:p>0,93</text:p>
          </table:table-cell>
          <table:table-cell table:style-name="ce10" table:formula="of:=([.$B$21]*([.J290]-[.J289]))/360" office:value-type="float" office:value="71.8034091666694" calcext:value-type="float">
            <text:p>71,80</text:p>
          </table:table-cell>
          <table:table-cell table:style-name="ce10" table:formula="of:=[.A290]*(([.$B$21]*([.K290]-[.K289]))/360)" office:value-type="float" office:value="18961.2227071369" calcext:value-type="float">
            <text:p>18961,22</text:p>
          </table:table-cell>
          <table:table-cell table:style-name="ce20" table:formula="of:=[.H290]*([.F290]/1000000)" office:value-type="float" office:value="71.81938" calcext:value-type="float">
            <text:p>71,82</text:p>
          </table:table-cell>
          <table:table-cell table:style-name="ce20" table:formula="of:=[.S290]+[.T289]" office:value-type="float" office:value="18955.66636" calcext:value-type="float">
            <text:p>18955,67</text:p>
          </table:table-cell>
          <table:table-cell table:style-name="ce61" table:formula="of:=1000000*([.R290]-[.T290])" office:value-type="float" office:value="5556347.13693871" calcext:value-type="float">
            <text:p>5556347,14</text:p>
          </table:table-cell>
          <table:table-cell table:style-name="ce61" table:formula="of:=([.J290]-[.K290])*3600" office:value-type="float" office:value="0.0410676523188158" calcext:value-type="float">
            <text:p>0,04</text:p>
          </table:table-cell>
          <table:table-cell table:style-name="ce61" table:formula="of:=1000*([.M290]-[.O290])" office:value-type="float" office:value="0.0352843970290451" calcext:value-type="float">
            <text:p>0,04</text:p>
          </table:table-cell>
          <table:table-cell table:number-columns-repeated="1001"/>
        </table:table-row>
        <table:table-row table:style-name="ro1">
          <table:table-cell table:formula="of:=[.A290]+1" office:value-type="float" office:value="265" calcext:value-type="float">
            <text:p>265</text:p>
          </table:table-cell>
          <table:table-cell table:style-name="ce10" table:formula="of:=[.M291]*[.$B$20]" office:value-type="float" office:value="352970.329093283" calcext:value-type="float">
            <text:p>352970,33</text:p>
          </table:table-cell>
          <table:table-cell table:style-name="ce10" table:formula="of:=[.B291]-[.B290]" office:value-type="float" office:value="1112.28675200604" calcext:value-type="float">
            <text:p>1112,29</text:p>
          </table:table-cell>
          <table:table-cell table:style-name="ce34" table:formula="of:=(ROUND([.B291];0))+[.E291]" office:value-type="float" office:value="352970" calcext:value-type="float">
            <text:p>352970</text:p>
          </table:table-cell>
          <table:table-cell office:value-type="float" office:value="0" calcext:value-type="float">
            <text:p>0</text:p>
          </table:table-cell>
          <table:table-cell table:formula="of:=[.D291]-[.D290]" office:value-type="float" office:value="1112" calcext:value-type="float">
            <text:p>1112</text:p>
          </table:table-cell>
          <table:table-cell table:style-name="ce10" table:formula="of:=1000000*[.Q291]/[.C291]" office:value-type="float" office:value="64554.7643511591" calcext:value-type="float">
            <text:p>64554,76</text:p>
          </table:table-cell>
          <table:table-cell table:style-name="ce34" table:formula="of:=([.G291]-MOD([.G291];4))+4*[.I291]" office:value-type="float" office:value="64552" calcext:value-type="float">
            <text:p>645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1]" office:value-type="float" office:value="79.5" calcext:value-type="float">
            <text:p>79,50</text:p>
          </table:table-cell>
          <table:table-cell table:style-name="ce43" table:formula="of:=2*(DEGREES(ASIN(([.O291]*0.5)/[.$B$4])))" office:value-type="float" office:value="79.4999111422273" calcext:value-type="float">
            <text:p>79,4999</text:p>
          </table:table-cell>
          <table:table-cell table:style-name="ce43" table:formula="of:=[.K291]-[.K290]" office:value-type="float" office:value="0.299922549908501" calcext:value-type="float">
            <text:p>0,2999</text:p>
          </table:table-cell>
          <table:table-cell table:style-name="ce10" table:formula="of:=(SIN((RADIANS(([.J291])*0.5)))*[.$B$4]*2)" office:value-type="float" office:value="294.141940911069" calcext:value-type="float">
            <text:p>294,14</text:p>
          </table:table-cell>
          <table:table-cell table:style-name="ce10" table:formula="of:=(SIN((RADIANS(([.J291])*0.5)))*[.$B$4]*2)-[.M290]" office:value-type="float" office:value="0.926905626671726" calcext:value-type="float">
            <text:p>0,93</text:p>
          </table:table-cell>
          <table:table-cell table:style-name="ce13" table:formula="of:=[.D291]/[.$B$20]" office:value-type="float" office:value="294.141666666667" calcext:value-type="float">
            <text:p>294,14</text:p>
          </table:table-cell>
          <table:table-cell table:style-name="ce13" table:formula="of:=[.F291]/[.$B$20]" office:value-type="float" office:value="0.926666666666667" calcext:value-type="float">
            <text:p>0,93</text:p>
          </table:table-cell>
          <table:table-cell table:style-name="ce10" table:formula="of:=([.$B$21]*([.J291]-[.J290]))/360" office:value-type="float" office:value="71.803409166666" calcext:value-type="float">
            <text:p>71,80</text:p>
          </table:table-cell>
          <table:table-cell table:style-name="ce10" table:formula="of:=[.A291]*(([.$B$21]*([.K291]-[.K290]))/360)" office:value-type="float" office:value="19022.9910529613" calcext:value-type="float">
            <text:p>19022,99</text:p>
          </table:table-cell>
          <table:table-cell table:style-name="ce20" table:formula="of:=[.H291]*([.F291]/1000000)" office:value-type="float" office:value="71.781824" calcext:value-type="float">
            <text:p>71,78</text:p>
          </table:table-cell>
          <table:table-cell table:style-name="ce20" table:formula="of:=[.S291]+[.T290]" office:value-type="float" office:value="19027.448184" calcext:value-type="float">
            <text:p>19027,45</text:p>
          </table:table-cell>
          <table:table-cell table:style-name="ce61" table:formula="of:=1000000*([.R291]-[.T291])" office:value-type="float" office:value="-4457131.03872549" calcext:value-type="float">
            <text:p>-4457131,04</text:p>
          </table:table-cell>
          <table:table-cell table:style-name="ce61" table:formula="of:=([.J291]-[.K291])*3600" office:value-type="float" office:value="0.319887981703459" calcext:value-type="float">
            <text:p>0,32</text:p>
          </table:table-cell>
          <table:table-cell table:style-name="ce61" table:formula="of:=1000*([.M291]-[.O291])" office:value-type="float" office:value="0.274244402021395" calcext:value-type="float">
            <text:p>0,27</text:p>
          </table:table-cell>
          <table:table-cell table:number-columns-repeated="1001"/>
        </table:table-row>
        <table:table-row table:style-name="ro1">
          <table:table-cell table:formula="of:=[.A291]+1" office:value-type="float" office:value="266" calcext:value-type="float">
            <text:p>266</text:p>
          </table:table-cell>
          <table:table-cell table:style-name="ce10" table:formula="of:=[.M292]*[.$B$20]" office:value-type="float" office:value="354080.196626175" calcext:value-type="float">
            <text:p>354080,20</text:p>
          </table:table-cell>
          <table:table-cell table:style-name="ce10" table:formula="of:=[.B292]-[.B291]" office:value-type="float" office:value="1109.86753289227" calcext:value-type="float">
            <text:p>1109,87</text:p>
          </table:table-cell>
          <table:table-cell table:style-name="ce34" table:formula="of:=(ROUND([.B292];0))+[.E292]" office:value-type="float" office:value="354080" calcext:value-type="float">
            <text:p>354080</text:p>
          </table:table-cell>
          <table:table-cell office:value-type="float" office:value="0" calcext:value-type="float">
            <text:p>0</text:p>
          </table:table-cell>
          <table:table-cell table:formula="of:=[.D292]-[.D291]" office:value-type="float" office:value="1110" calcext:value-type="float">
            <text:p>1110</text:p>
          </table:table-cell>
          <table:table-cell table:style-name="ce10" table:formula="of:=1000000*[.Q292]/[.C292]" office:value-type="float" office:value="64695.4767471657" calcext:value-type="float">
            <text:p>64695,48</text:p>
          </table:table-cell>
          <table:table-cell table:style-name="ce34" table:formula="of:=([.G292]-MOD([.G292];4))+4*[.I292]" office:value-type="float" office:value="64692" calcext:value-type="float">
            <text:p>646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2]" office:value-type="float" office:value="79.8" calcext:value-type="float">
            <text:p>79,80</text:p>
          </table:table-cell>
          <table:table-cell table:style-name="ce43" table:formula="of:=2*(DEGREES(ASIN(([.O292]*0.5)/[.$B$4])))" office:value-type="float" office:value="79.7999467933482" calcext:value-type="float">
            <text:p>79,7999</text:p>
          </table:table-cell>
          <table:table-cell table:style-name="ce43" table:formula="of:=[.K292]-[.K291]" office:value-type="float" office:value="0.300035651120893" calcext:value-type="float">
            <text:p>0,3000</text:p>
          </table:table-cell>
          <table:table-cell table:style-name="ce10" table:formula="of:=(SIN((RADIANS(([.J292])*0.5)))*[.$B$4]*2)" office:value-type="float" office:value="295.066830521813" calcext:value-type="float">
            <text:p>295,07</text:p>
          </table:table-cell>
          <table:table-cell table:style-name="ce10" table:formula="of:=(SIN((RADIANS(([.J292])*0.5)))*[.$B$4]*2)-[.M291]" office:value-type="float" office:value="0.924889610743549" calcext:value-type="float">
            <text:p>0,92</text:p>
          </table:table-cell>
          <table:table-cell table:style-name="ce13" table:formula="of:=[.D292]/[.$B$20]" office:value-type="float" office:value="295.066666666667" calcext:value-type="float">
            <text:p>295,07</text:p>
          </table:table-cell>
          <table:table-cell table:style-name="ce13" table:formula="of:=[.F292]/[.$B$20]" office:value-type="float" office:value="0.925" calcext:value-type="float">
            <text:p>0,93</text:p>
          </table:table-cell>
          <table:table-cell table:style-name="ce10" table:formula="of:=([.$B$21]*([.J292]-[.J291]))/360" office:value-type="float" office:value="71.803409166666" calcext:value-type="float">
            <text:p>71,80</text:p>
          </table:table-cell>
          <table:table-cell table:style-name="ce10" table:formula="of:=[.A292]*(([.$B$21]*([.K292]-[.K291]))/360)" office:value-type="float" office:value="19101.9765915251" calcext:value-type="float">
            <text:p>19101,98</text:p>
          </table:table-cell>
          <table:table-cell table:style-name="ce20" table:formula="of:=[.H292]*([.F292]/1000000)" office:value-type="float" office:value="71.80812" calcext:value-type="float">
            <text:p>71,81</text:p>
          </table:table-cell>
          <table:table-cell table:style-name="ce20" table:formula="of:=[.S292]+[.T291]" office:value-type="float" office:value="19099.256304" calcext:value-type="float">
            <text:p>19099,26</text:p>
          </table:table-cell>
          <table:table-cell table:style-name="ce61" table:formula="of:=1000000*([.R292]-[.T292])" office:value-type="float" office:value="2720287.52506958" calcext:value-type="float">
            <text:p>2720287,53</text:p>
          </table:table-cell>
          <table:table-cell table:style-name="ce61" table:formula="of:=([.J292]-[.K292])*3600" office:value-type="float" office:value="0.191543946476713" calcext:value-type="float">
            <text:p>0,19</text:p>
          </table:table-cell>
          <table:table-cell table:style-name="ce61" table:formula="of:=1000*([.M292]-[.O292])" office:value-type="float" office:value="0.163855146013248" calcext:value-type="float">
            <text:p>0,16</text:p>
          </table:table-cell>
          <table:table-cell table:number-columns-repeated="1001"/>
        </table:table-row>
        <table:table-row table:style-name="ro1">
          <table:table-cell table:formula="of:=[.A292]+1" office:value-type="float" office:value="267" calcext:value-type="float">
            <text:p>267</text:p>
          </table:table-cell>
          <table:table-cell table:style-name="ce10" table:formula="of:=[.M293]*[.$B$20]" office:value-type="float" office:value="355187.637333046" calcext:value-type="float">
            <text:p>355187,64</text:p>
          </table:table-cell>
          <table:table-cell table:style-name="ce10" table:formula="of:=[.B293]-[.B292]" office:value-type="float" office:value="1107.44070687081" calcext:value-type="float">
            <text:p>1107,44</text:p>
          </table:table-cell>
          <table:table-cell table:style-name="ce34" table:formula="of:=(ROUND([.B293];0))+[.E293]" office:value-type="float" office:value="355188" calcext:value-type="float">
            <text:p>355188</text:p>
          </table:table-cell>
          <table:table-cell office:value-type="float" office:value="0" calcext:value-type="float">
            <text:p>0</text:p>
          </table:table-cell>
          <table:table-cell table:formula="of:=[.D293]-[.D292]" office:value-type="float" office:value="1108" calcext:value-type="float">
            <text:p>1108</text:p>
          </table:table-cell>
          <table:table-cell table:style-name="ce10" table:formula="of:=1000000*[.Q293]/[.C293]" office:value-type="float" office:value="64837.249273195" calcext:value-type="float">
            <text:p>64837,25</text:p>
          </table:table-cell>
          <table:table-cell table:style-name="ce34" table:formula="of:=([.G293]-MOD([.G293];4))+4*[.I293]" office:value-type="float" office:value="64836" calcext:value-type="float">
            <text:p>648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3]" office:value-type="float" office:value="80.1" calcext:value-type="float">
            <text:p>80,10</text:p>
          </table:table-cell>
          <table:table-cell table:style-name="ce43" table:formula="of:=2*(DEGREES(ASIN(([.O293]*0.5)/[.$B$4])))" office:value-type="float" office:value="80.1000983526397" calcext:value-type="float">
            <text:p>80,1001</text:p>
          </table:table-cell>
          <table:table-cell table:style-name="ce43" table:formula="of:=[.K293]-[.K292]" office:value-type="float" office:value="0.300151559291507" calcext:value-type="float">
            <text:p>0,3002</text:p>
          </table:table-cell>
          <table:table-cell table:style-name="ce10" table:formula="of:=(SIN((RADIANS(([.J293])*0.5)))*[.$B$4]*2)" office:value-type="float" office:value="295.989697777538" calcext:value-type="float">
            <text:p>295,99</text:p>
          </table:table-cell>
          <table:table-cell table:style-name="ce10" table:formula="of:=(SIN((RADIANS(([.J293])*0.5)))*[.$B$4]*2)-[.M292]" office:value-type="float" office:value="0.922867255725691" calcext:value-type="float">
            <text:p>0,92</text:p>
          </table:table-cell>
          <table:table-cell table:style-name="ce13" table:formula="of:=[.D293]/[.$B$20]" office:value-type="float" office:value="295.99" calcext:value-type="float">
            <text:p>295,99</text:p>
          </table:table-cell>
          <table:table-cell table:style-name="ce13" table:formula="of:=[.F293]/[.$B$20]" office:value-type="float" office:value="0.923333333333333" calcext:value-type="float">
            <text:p>0,92</text:p>
          </table:table-cell>
          <table:table-cell table:style-name="ce10" table:formula="of:=([.$B$21]*([.J293]-[.J292]))/360" office:value-type="float" office:value="71.803409166666" calcext:value-type="float">
            <text:p>71,80</text:p>
          </table:table-cell>
          <table:table-cell table:style-name="ce10" table:formula="of:=[.A293]*(([.$B$21]*([.K293]-[.K292]))/360)" office:value-type="float" office:value="19181.1956492008" calcext:value-type="float">
            <text:p>19181,20</text:p>
          </table:table-cell>
          <table:table-cell table:style-name="ce20" table:formula="of:=[.H293]*([.F293]/1000000)" office:value-type="float" office:value="71.838288" calcext:value-type="float">
            <text:p>71,84</text:p>
          </table:table-cell>
          <table:table-cell table:style-name="ce20" table:formula="of:=[.S293]+[.T292]" office:value-type="float" office:value="19171.094592" calcext:value-type="float">
            <text:p>19171,09</text:p>
          </table:table-cell>
          <table:table-cell table:style-name="ce61" table:formula="of:=1000000*([.R293]-[.T293])" office:value-type="float" office:value="10101057.2007544" calcext:value-type="float">
            <text:p>10101057,20</text:p>
          </table:table-cell>
          <table:table-cell table:style-name="ce61" table:formula="of:=([.J293]-[.K293])*3600" office:value-type="float" office:value="-0.354069502958509" calcext:value-type="float">
            <text:p>-0,35</text:p>
          </table:table-cell>
          <table:table-cell table:style-name="ce61" table:formula="of:=1000*([.M293]-[.O293])" office:value-type="float" office:value="-0.302222461982637" calcext:value-type="float">
            <text:p>-0,30</text:p>
          </table:table-cell>
          <table:table-cell table:number-columns-repeated="1001"/>
        </table:table-row>
        <table:table-row table:style-name="ro1">
          <table:table-cell table:formula="of:=[.A293]+1" office:value-type="float" office:value="268" calcext:value-type="float">
            <text:p>268</text:p>
          </table:table-cell>
          <table:table-cell table:style-name="ce10" table:formula="of:=[.M294]*[.$B$20]" office:value-type="float" office:value="356292.643623621" calcext:value-type="float">
            <text:p>356292,64</text:p>
          </table:table-cell>
          <table:table-cell table:style-name="ce10" table:formula="of:=[.B294]-[.B293]" office:value-type="float" office:value="1105.00629057479" calcext:value-type="float">
            <text:p>1105,01</text:p>
          </table:table-cell>
          <table:table-cell table:style-name="ce34" table:formula="of:=(ROUND([.B294];0))+[.E294]" office:value-type="float" office:value="356293" calcext:value-type="float">
            <text:p>356293</text:p>
          </table:table-cell>
          <table:table-cell office:value-type="float" office:value="0" calcext:value-type="float">
            <text:p>0</text:p>
          </table:table-cell>
          <table:table-cell table:formula="of:=[.D294]-[.D293]" office:value-type="float" office:value="1105" calcext:value-type="float">
            <text:p>1105</text:p>
          </table:table-cell>
          <table:table-cell table:style-name="ce10" table:formula="of:=1000000*[.Q294]/[.C294]" office:value-type="float" office:value="64980.0908638412" calcext:value-type="float">
            <text:p>64980,09</text:p>
          </table:table-cell>
          <table:table-cell table:style-name="ce34" table:formula="of:=([.G294]-MOD([.G294];4))+4*[.I294]" office:value-type="float" office:value="64980" calcext:value-type="float">
            <text:p>649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4]" office:value-type="float" office:value="80.4" calcext:value-type="float">
            <text:p>80,40</text:p>
          </table:table-cell>
          <table:table-cell table:style-name="ce43" table:formula="of:=2*(DEGREES(ASIN(([.O294]*0.5)/[.$B$4])))" office:value-type="float" office:value="80.4000968601686" calcext:value-type="float">
            <text:p>80,4001</text:p>
          </table:table-cell>
          <table:table-cell table:style-name="ce43" table:formula="of:=[.K294]-[.K293]" office:value-type="float" office:value="0.299998507528898" calcext:value-type="float">
            <text:p>0,3000</text:p>
          </table:table-cell>
          <table:table-cell table:style-name="ce10" table:formula="of:=(SIN((RADIANS(([.J294])*0.5)))*[.$B$4]*2)" office:value-type="float" office:value="296.910536353017" calcext:value-type="float">
            <text:p>296,91</text:p>
          </table:table-cell>
          <table:table-cell table:style-name="ce10" table:formula="of:=(SIN((RADIANS(([.J294])*0.5)))*[.$B$4]*2)-[.M293]" office:value-type="float" office:value="0.920838575478967" calcext:value-type="float">
            <text:p>0,92</text:p>
          </table:table-cell>
          <table:table-cell table:style-name="ce13" table:formula="of:=[.D294]/[.$B$20]" office:value-type="float" office:value="296.910833333333" calcext:value-type="float">
            <text:p>296,91</text:p>
          </table:table-cell>
          <table:table-cell table:style-name="ce13" table:formula="of:=[.F294]/[.$B$20]" office:value-type="float" office:value="0.920833333333333" calcext:value-type="float">
            <text:p>0,92</text:p>
          </table:table-cell>
          <table:table-cell table:style-name="ce10" table:formula="of:=([.$B$21]*([.J294]-[.J293]))/360" office:value-type="float" office:value="71.803409166666" calcext:value-type="float">
            <text:p>71,80</text:p>
          </table:table-cell>
          <table:table-cell table:style-name="ce10" table:formula="of:=[.A294]*(([.$B$21]*([.K294]-[.K293]))/360)" office:value-type="float" office:value="19243.2179230348" calcext:value-type="float">
            <text:p>19243,22</text:p>
          </table:table-cell>
          <table:table-cell table:style-name="ce20" table:formula="of:=[.H294]*([.F294]/1000000)" office:value-type="float" office:value="71.8029" calcext:value-type="float">
            <text:p>71,80</text:p>
          </table:table-cell>
          <table:table-cell table:style-name="ce20" table:formula="of:=[.S294]+[.T293]" office:value-type="float" office:value="19242.897492" calcext:value-type="float">
            <text:p>19242,90</text:p>
          </table:table-cell>
          <table:table-cell table:style-name="ce61" table:formula="of:=1000000*([.R294]-[.T294])" office:value-type="float" office:value="320431.034833746" calcext:value-type="float">
            <text:p>320431,03</text:p>
          </table:table-cell>
          <table:table-cell table:style-name="ce61" table:formula="of:=([.J294]-[.K294])*3600" office:value-type="float" office:value="-0.348696606948806" calcext:value-type="float">
            <text:p>-0,35</text:p>
          </table:table-cell>
          <table:table-cell table:style-name="ce61" table:formula="of:=1000*([.M294]-[.O294])" office:value-type="float" office:value="-0.296980316022655" calcext:value-type="float">
            <text:p>-0,30</text:p>
          </table:table-cell>
          <table:table-cell table:number-columns-repeated="1001"/>
        </table:table-row>
        <table:table-row table:style-name="ro1">
          <table:table-cell table:formula="of:=[.A294]+1" office:value-type="float" office:value="269" calcext:value-type="float">
            <text:p>269</text:p>
          </table:table-cell>
          <table:table-cell table:style-name="ce10" table:formula="of:=[.M295]*[.$B$20]" office:value-type="float" office:value="357395.20792431" calcext:value-type="float">
            <text:p>357395,21</text:p>
          </table:table-cell>
          <table:table-cell table:style-name="ce10" table:formula="of:=[.B295]-[.B294]" office:value-type="float" office:value="1102.56430068921" calcext:value-type="float">
            <text:p>1102,56</text:p>
          </table:table-cell>
          <table:table-cell table:style-name="ce34" table:formula="of:=(ROUND([.B295];0))+[.E295]" office:value-type="float" office:value="357395" calcext:value-type="float">
            <text:p>357395</text:p>
          </table:table-cell>
          <table:table-cell office:value-type="float" office:value="0" calcext:value-type="float">
            <text:p>0</text:p>
          </table:table-cell>
          <table:table-cell table:formula="of:=[.D295]-[.D294]" office:value-type="float" office:value="1102" calcext:value-type="float">
            <text:p>1102</text:p>
          </table:table-cell>
          <table:table-cell table:style-name="ce10" table:formula="of:=1000000*[.Q295]/[.C295]" office:value-type="float" office:value="65124.0105649943" calcext:value-type="float">
            <text:p>65124,01</text:p>
          </table:table-cell>
          <table:table-cell table:style-name="ce34" table:formula="of:=([.G295]-MOD([.G295];4))+4*[.I295]" office:value-type="float" office:value="65124" calcext:value-type="float">
            <text:p>651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5]" office:value-type="float" office:value="80.7" calcext:value-type="float">
            <text:p>80,70</text:p>
          </table:table-cell>
          <table:table-cell table:style-name="ce43" table:formula="of:=2*(DEGREES(ASIN(([.O295]*0.5)/[.$B$4])))" office:value-type="float" office:value="80.6999433624172" calcext:value-type="float">
            <text:p>80,6999</text:p>
          </table:table-cell>
          <table:table-cell table:style-name="ce43" table:formula="of:=[.K295]-[.K294]" office:value-type="float" office:value="0.299846502248599" calcext:value-type="float">
            <text:p>0,2998</text:p>
          </table:table-cell>
          <table:table-cell table:style-name="ce10" table:formula="of:=(SIN((RADIANS(([.J295])*0.5)))*[.$B$4]*2)" office:value-type="float" office:value="297.829339936925" calcext:value-type="float">
            <text:p>297,83</text:p>
          </table:table-cell>
          <table:table-cell table:style-name="ce10" table:formula="of:=(SIN((RADIANS(([.J295])*0.5)))*[.$B$4]*2)-[.M294]" office:value-type="float" office:value="0.918803583907675" calcext:value-type="float">
            <text:p>0,92</text:p>
          </table:table-cell>
          <table:table-cell table:style-name="ce13" table:formula="of:=[.D295]/[.$B$20]" office:value-type="float" office:value="297.829166666667" calcext:value-type="float">
            <text:p>297,83</text:p>
          </table:table-cell>
          <table:table-cell table:style-name="ce13" table:formula="of:=[.F295]/[.$B$20]" office:value-type="float" office:value="0.918333333333333" calcext:value-type="float">
            <text:p>0,92</text:p>
          </table:table-cell>
          <table:table-cell table:style-name="ce10" table:formula="of:=([.$B$21]*([.J295]-[.J294]))/360" office:value-type="float" office:value="71.8034091666694" calcext:value-type="float">
            <text:p>71,80</text:p>
          </table:table-cell>
          <table:table-cell table:style-name="ce10" table:formula="of:=[.A295]*(([.$B$21]*([.K295]-[.K294]))/360)" office:value-type="float" office:value="19305.2343090411" calcext:value-type="float">
            <text:p>19305,23</text:p>
          </table:table-cell>
          <table:table-cell table:style-name="ce20" table:formula="of:=[.H295]*([.F295]/1000000)" office:value-type="float" office:value="71.766648" calcext:value-type="float">
            <text:p>71,77</text:p>
          </table:table-cell>
          <table:table-cell table:style-name="ce20" table:formula="of:=[.S295]+[.T294]" office:value-type="float" office:value="19314.66414" calcext:value-type="float">
            <text:p>19314,66</text:p>
          </table:table-cell>
          <table:table-cell table:style-name="ce61" table:formula="of:=1000000*([.R295]-[.T295])" office:value-type="float" office:value="-9429830.95886666" calcext:value-type="float">
            <text:p>-9429830,96</text:p>
          </table:table-cell>
          <table:table-cell table:style-name="ce61" table:formula="of:=([.J295]-[.K295])*3600" office:value-type="float" office:value="0.203895298085399" calcext:value-type="float">
            <text:p>0,20</text:p>
          </table:table-cell>
          <table:table-cell table:style-name="ce61" table:formula="of:=1000*([.M295]-[.O295])" office:value-type="float" office:value="0.173270258017055" calcext:value-type="float">
            <text:p>0,17</text:p>
          </table:table-cell>
          <table:table-cell table:number-columns-repeated="1001"/>
        </table:table-row>
        <table:table-row table:style-name="ro1">
          <table:table-cell table:formula="of:=[.A295]+1" office:value-type="float" office:value="270" calcext:value-type="float">
            <text:p>270</text:p>
          </table:table-cell>
          <table:table-cell table:style-name="ce10" table:formula="of:=[.M296]*[.$B$20]" office:value-type="float" office:value="358495.322678261" calcext:value-type="float">
            <text:p>358495,32</text:p>
          </table:table-cell>
          <table:table-cell table:style-name="ce10" table:formula="of:=[.B296]-[.B295]" office:value-type="float" office:value="1100.11475395149" calcext:value-type="float">
            <text:p>1100,11</text:p>
          </table:table-cell>
          <table:table-cell table:style-name="ce34" table:formula="of:=(ROUND([.B296];0))+[.E296]" office:value-type="float" office:value="358495" calcext:value-type="float">
            <text:p>358495</text:p>
          </table:table-cell>
          <table:table-cell office:value-type="float" office:value="0" calcext:value-type="float">
            <text:p>0</text:p>
          </table:table-cell>
          <table:table-cell table:formula="of:=[.D296]-[.D295]" office:value-type="float" office:value="1100" calcext:value-type="float">
            <text:p>1100</text:p>
          </table:table-cell>
          <table:table-cell table:style-name="ce10" table:formula="of:=1000000*[.Q296]/[.C296]" office:value-type="float" office:value="65269.0175354488" calcext:value-type="float">
            <text:p>65269,02</text:p>
          </table:table-cell>
          <table:table-cell table:style-name="ce34" table:formula="of:=([.G296]-MOD([.G296];4))+4*[.I296]" office:value-type="float" office:value="65268" calcext:value-type="float">
            <text:p>652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6]" office:value-type="float" office:value="81" calcext:value-type="float">
            <text:p>81,00</text:p>
          </table:table-cell>
          <table:table-cell table:style-name="ce43" table:formula="of:=2*(DEGREES(ASIN(([.O296]*0.5)/[.$B$4])))" office:value-type="float" office:value="80.9999119077707" calcext:value-type="float">
            <text:p>80,9999</text:p>
          </table:table-cell>
          <table:table-cell table:style-name="ce43" table:formula="of:=[.K296]-[.K295]" office:value-type="float" office:value="0.299968545353494" calcext:value-type="float">
            <text:p>0,3000</text:p>
          </table:table-cell>
          <table:table-cell table:style-name="ce10" table:formula="of:=(SIN((RADIANS(([.J296])*0.5)))*[.$B$4]*2)" office:value-type="float" office:value="298.746102231885" calcext:value-type="float">
            <text:p>298,75</text:p>
          </table:table-cell>
          <table:table-cell table:style-name="ce10" table:formula="of:=(SIN((RADIANS(([.J296])*0.5)))*[.$B$4]*2)-[.M295]" office:value-type="float" office:value="0.916762294959597" calcext:value-type="float">
            <text:p>0,92</text:p>
          </table:table-cell>
          <table:table-cell table:style-name="ce13" table:formula="of:=[.D296]/[.$B$20]" office:value-type="float" office:value="298.745833333333" calcext:value-type="float">
            <text:p>298,75</text:p>
          </table:table-cell>
          <table:table-cell table:style-name="ce13" table:formula="of:=[.F296]/[.$B$20]" office:value-type="float" office:value="0.916666666666667" calcext:value-type="float">
            <text:p>0,92</text:p>
          </table:table-cell>
          <table:table-cell table:style-name="ce10" table:formula="of:=([.$B$21]*([.J296]-[.J295]))/360" office:value-type="float" office:value="71.803409166666" calcext:value-type="float">
            <text:p>71,80</text:p>
          </table:table-cell>
          <table:table-cell table:style-name="ce10" table:formula="of:=[.A296]*(([.$B$21]*([.K296]-[.K295]))/360)" office:value-type="float" office:value="19384.887779232" calcext:value-type="float">
            <text:p>19384,89</text:p>
          </table:table-cell>
          <table:table-cell table:style-name="ce20" table:formula="of:=[.H296]*([.F296]/1000000)" office:value-type="float" office:value="71.7948" calcext:value-type="float">
            <text:p>71,79</text:p>
          </table:table-cell>
          <table:table-cell table:style-name="ce20" table:formula="of:=[.S296]+[.T295]" office:value-type="float" office:value="19386.45894" calcext:value-type="float">
            <text:p>19386,46</text:p>
          </table:table-cell>
          <table:table-cell table:style-name="ce61" table:formula="of:=1000000*([.R296]-[.T296])" office:value-type="float" office:value="-1571160.76796228" calcext:value-type="float">
            <text:p>-1571160,77</text:p>
          </table:table-cell>
          <table:table-cell table:style-name="ce61" table:formula="of:=([.J296]-[.K296])*3600" office:value-type="float" office:value="0.317132025497813" calcext:value-type="float">
            <text:p>0,32</text:p>
          </table:table-cell>
          <table:table-cell table:style-name="ce61" table:formula="of:=1000*([.M296]-[.O296])" office:value-type="float" office:value="0.268898552008068" calcext:value-type="float">
            <text:p>0,27</text:p>
          </table:table-cell>
          <table:table-cell table:number-columns-repeated="1001"/>
        </table:table-row>
        <table:table-row table:style-name="ro1">
          <table:table-cell table:formula="of:=[.A296]+1" office:value-type="float" office:value="271" calcext:value-type="float">
            <text:p>271</text:p>
          </table:table-cell>
          <table:table-cell table:style-name="ce10" table:formula="of:=[.M297]*[.$B$20]" office:value-type="float" office:value="359592.980345412" calcext:value-type="float">
            <text:p>359592,98</text:p>
          </table:table-cell>
          <table:table-cell table:style-name="ce10" table:formula="of:=[.B297]-[.B296]" office:value-type="float" office:value="1097.65766715031" calcext:value-type="float">
            <text:p>1097,66</text:p>
          </table:table-cell>
          <table:table-cell table:style-name="ce34" table:formula="of:=(ROUND([.B297];0))+[.E297]" office:value-type="float" office:value="359593" calcext:value-type="float">
            <text:p>359593</text:p>
          </table:table-cell>
          <table:table-cell office:value-type="float" office:value="0" calcext:value-type="float">
            <text:p>0</text:p>
          </table:table-cell>
          <table:table-cell table:formula="of:=[.D297]-[.D296]" office:value-type="float" office:value="1098" calcext:value-type="float">
            <text:p>1098</text:p>
          </table:table-cell>
          <table:table-cell table:style-name="ce10" table:formula="of:=1000000*[.Q297]/[.C297]" office:value-type="float" office:value="65415.1210486951" calcext:value-type="float">
            <text:p>65415,12</text:p>
          </table:table-cell>
          <table:table-cell table:style-name="ce34" table:formula="of:=([.G297]-MOD([.G297];4))+4*[.I297]" office:value-type="float" office:value="65412" calcext:value-type="float">
            <text:p>654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7]" office:value-type="float" office:value="81.3" calcext:value-type="float">
            <text:p>81,30</text:p>
          </table:table-cell>
          <table:table-cell table:style-name="ce43" table:formula="of:=2*(DEGREES(ASIN(([.O297]*0.5)/[.$B$4])))" office:value-type="float" office:value="81.3000053778124" calcext:value-type="float">
            <text:p>81,3000</text:p>
          </table:table-cell>
          <table:table-cell table:style-name="ce43" table:formula="of:=[.K297]-[.K296]" office:value-type="float" office:value="0.300093470041702" calcext:value-type="float">
            <text:p>0,3001</text:p>
          </table:table-cell>
          <table:table-cell table:style-name="ce10" table:formula="of:=(SIN((RADIANS(([.J297])*0.5)))*[.$B$4]*2)" office:value-type="float" office:value="299.66081695451" calcext:value-type="float">
            <text:p>299,66</text:p>
          </table:table-cell>
          <table:table-cell table:style-name="ce10" table:formula="of:=(SIN((RADIANS(([.J297])*0.5)))*[.$B$4]*2)-[.M296]" office:value-type="float" office:value="0.914714722625263" calcext:value-type="float">
            <text:p>0,91</text:p>
          </table:table-cell>
          <table:table-cell table:style-name="ce13" table:formula="of:=[.D297]/[.$B$20]" office:value-type="float" office:value="299.660833333333" calcext:value-type="float">
            <text:p>299,66</text:p>
          </table:table-cell>
          <table:table-cell table:style-name="ce13" table:formula="of:=[.F297]/[.$B$20]" office:value-type="float" office:value="0.915" calcext:value-type="float">
            <text:p>0,92</text:p>
          </table:table-cell>
          <table:table-cell table:style-name="ce10" table:formula="of:=([.$B$21]*([.J297]-[.J296]))/360" office:value-type="float" office:value="71.803409166666" calcext:value-type="float">
            <text:p>71,80</text:p>
          </table:table-cell>
          <table:table-cell table:style-name="ce10" table:formula="of:=[.A297]*(([.$B$21]*([.K297]-[.K296]))/360)" office:value-type="float" office:value="19464.7865766097" calcext:value-type="float">
            <text:p>19464,79</text:p>
          </table:table-cell>
          <table:table-cell table:style-name="ce20" table:formula="of:=[.H297]*([.F297]/1000000)" office:value-type="float" office:value="71.822376" calcext:value-type="float">
            <text:p>71,82</text:p>
          </table:table-cell>
          <table:table-cell table:style-name="ce20" table:formula="of:=[.S297]+[.T296]" office:value-type="float" office:value="19458.281316" calcext:value-type="float">
            <text:p>19458,28</text:p>
          </table:table-cell>
          <table:table-cell table:style-name="ce61" table:formula="of:=1000000*([.R297]-[.T297])" office:value-type="float" office:value="6505260.60972334" calcext:value-type="float">
            <text:p>6505260,61</text:p>
          </table:table-cell>
          <table:table-cell table:style-name="ce61" table:formula="of:=([.J297]-[.K297])*3600" office:value-type="float" office:value="-0.0193601246394337" calcext:value-type="float">
            <text:p>-0,02</text:p>
          </table:table-cell>
          <table:table-cell table:style-name="ce61" table:formula="of:=1000*([.M297]-[.O297])" office:value-type="float" office:value="-0.0163788230338469" calcext:value-type="float">
            <text:p>-0,02</text:p>
          </table:table-cell>
          <table:table-cell table:number-columns-repeated="1001"/>
        </table:table-row>
        <table:table-row table:style-name="ro1">
          <table:table-cell table:formula="of:=[.A297]+1" office:value-type="float" office:value="272" calcext:value-type="float">
            <text:p>272</text:p>
          </table:table-cell>
          <table:table-cell table:style-name="ce10" table:formula="of:=[.M298]*[.$B$20]" office:value-type="float" office:value="360688.173402538" calcext:value-type="float">
            <text:p>360688,17</text:p>
          </table:table-cell>
          <table:table-cell table:style-name="ce10" table:formula="of:=[.B298]-[.B297]" office:value-type="float" office:value="1095.19305712642" calcext:value-type="float">
            <text:p>1095,19</text:p>
          </table:table-cell>
          <table:table-cell table:style-name="ce34" table:formula="of:=(ROUND([.B298];0))+[.E298]" office:value-type="float" office:value="360688" calcext:value-type="float">
            <text:p>360688</text:p>
          </table:table-cell>
          <table:table-cell office:value-type="float" office:value="0" calcext:value-type="float">
            <text:p>0</text:p>
          </table:table-cell>
          <table:table-cell table:formula="of:=[.D298]-[.D297]" office:value-type="float" office:value="1095" calcext:value-type="float">
            <text:p>1095</text:p>
          </table:table-cell>
          <table:table-cell table:style-name="ce10" table:formula="of:=1000000*[.Q298]/[.C298]" office:value-type="float" office:value="65562.3304945562" calcext:value-type="float">
            <text:p>65562,33</text:p>
          </table:table-cell>
          <table:table-cell table:style-name="ce34" table:formula="of:=([.G298]-MOD([.G298];4))+4*[.I298]" office:value-type="float" office:value="65560" calcext:value-type="float">
            <text:p>655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8]" office:value-type="float" office:value="81.6" calcext:value-type="float">
            <text:p>81,60</text:p>
          </table:table-cell>
          <table:table-cell table:style-name="ce43" table:formula="of:=2*(DEGREES(ASIN(([.O298]*0.5)/[.$B$4])))" office:value-type="float" office:value="81.5999524472234" calcext:value-type="float">
            <text:p>81,6000</text:p>
          </table:table-cell>
          <table:table-cell table:style-name="ce43" table:formula="of:=[.K298]-[.K297]" office:value-type="float" office:value="0.299947069411004" calcext:value-type="float">
            <text:p>0,2999</text:p>
          </table:table-cell>
          <table:table-cell table:style-name="ce10" table:formula="of:=(SIN((RADIANS(([.J298])*0.5)))*[.$B$4]*2)" office:value-type="float" office:value="300.573477835449" calcext:value-type="float">
            <text:p>300,57</text:p>
          </table:table-cell>
          <table:table-cell table:style-name="ce10" table:formula="of:=(SIN((RADIANS(([.J298])*0.5)))*[.$B$4]*2)-[.M297]" office:value-type="float" office:value="0.912660880938688" calcext:value-type="float">
            <text:p>0,91</text:p>
          </table:table-cell>
          <table:table-cell table:style-name="ce13" table:formula="of:=[.D298]/[.$B$20]" office:value-type="float" office:value="300.573333333333" calcext:value-type="float">
            <text:p>300,57</text:p>
          </table:table-cell>
          <table:table-cell table:style-name="ce13" table:formula="of:=[.F298]/[.$B$20]" office:value-type="float" office:value="0.9125" calcext:value-type="float">
            <text:p>0,91</text:p>
          </table:table-cell>
          <table:table-cell table:style-name="ce10" table:formula="of:=([.$B$21]*([.J298]-[.J297]))/360" office:value-type="float" office:value="71.803409166666" calcext:value-type="float">
            <text:p>71,80</text:p>
          </table:table-cell>
          <table:table-cell table:style-name="ce10" table:formula="of:=[.A298]*(([.$B$21]*([.K298]-[.K297]))/360)" office:value-type="float" office:value="19527.0814189566" calcext:value-type="float">
            <text:p>19527,08</text:p>
          </table:table-cell>
          <table:table-cell table:style-name="ce20" table:formula="of:=[.H298]*([.F298]/1000000)" office:value-type="float" office:value="71.7882" calcext:value-type="float">
            <text:p>71,79</text:p>
          </table:table-cell>
          <table:table-cell table:style-name="ce20" table:formula="of:=[.S298]+[.T297]" office:value-type="float" office:value="19530.069516" calcext:value-type="float">
            <text:p>19530,07</text:p>
          </table:table-cell>
          <table:table-cell table:style-name="ce61" table:formula="of:=1000000*([.R298]-[.T298])" office:value-type="float" office:value="-2988097.04343876" calcext:value-type="float">
            <text:p>-2988097,04</text:p>
          </table:table-cell>
          <table:table-cell table:style-name="ce61" table:formula="of:=([.J298]-[.K298])*3600" office:value-type="float" office:value="0.171189995734267" calcext:value-type="float">
            <text:p>0,17</text:p>
          </table:table-cell>
          <table:table-cell table:style-name="ce61" table:formula="of:=1000*([.M298]-[.O298])" office:value-type="float" office:value="0.144502116029344" calcext:value-type="float">
            <text:p>0,14</text:p>
          </table:table-cell>
          <table:table-cell table:number-columns-repeated="1001"/>
        </table:table-row>
        <table:table-row table:style-name="ro1">
          <table:table-cell table:formula="of:=[.A298]+1" office:value-type="float" office:value="273" calcext:value-type="float">
            <text:p>273</text:p>
          </table:table-cell>
          <table:table-cell table:style-name="ce10" table:formula="of:=[.M299]*[.$B$20]" office:value-type="float" office:value="361780.89434331" calcext:value-type="float">
            <text:p>361780,89</text:p>
          </table:table-cell>
          <table:table-cell table:style-name="ce10" table:formula="of:=[.B299]-[.B298]" office:value-type="float" office:value="1092.72094077204" calcext:value-type="float">
            <text:p>1092,72</text:p>
          </table:table-cell>
          <table:table-cell table:style-name="ce34" table:formula="of:=(ROUND([.B299];0))+[.E299]" office:value-type="float" office:value="361781" calcext:value-type="float">
            <text:p>361781</text:p>
          </table:table-cell>
          <table:table-cell office:value-type="float" office:value="0" calcext:value-type="float">
            <text:p>0</text:p>
          </table:table-cell>
          <table:table-cell table:formula="of:=[.D299]-[.D298]" office:value-type="float" office:value="1093" calcext:value-type="float">
            <text:p>1093</text:p>
          </table:table-cell>
          <table:table-cell table:style-name="ce10" table:formula="of:=1000000*[.Q299]/[.C299]" office:value-type="float" office:value="65710.6553809932" calcext:value-type="float">
            <text:p>65710,66</text:p>
          </table:table-cell>
          <table:table-cell table:style-name="ce34" table:formula="of:=([.G299]-MOD([.G299];4))+4*[.I299]" office:value-type="float" office:value="65708" calcext:value-type="float">
            <text:p>657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299]" office:value-type="float" office:value="81.9" calcext:value-type="float">
            <text:p>81,90</text:p>
          </table:table-cell>
          <table:table-cell table:style-name="ce43" table:formula="of:=2*(DEGREES(ASIN(([.O299]*0.5)/[.$B$4])))" office:value-type="float" office:value="81.9000290403316" calcext:value-type="float">
            <text:p>81,9000</text:p>
          </table:table-cell>
          <table:table-cell table:style-name="ce43" table:formula="of:=[.K299]-[.K298]" office:value-type="float" office:value="0.300076593108201" calcext:value-type="float">
            <text:p>0,3001</text:p>
          </table:table-cell>
          <table:table-cell table:style-name="ce10" table:formula="of:=(SIN((RADIANS(([.J299])*0.5)))*[.$B$4]*2)" office:value-type="float" office:value="301.484078619425" calcext:value-type="float">
            <text:p>301,48</text:p>
          </table:table-cell>
          <table:table-cell table:style-name="ce10" table:formula="of:=(SIN((RADIANS(([.J299])*0.5)))*[.$B$4]*2)-[.M298]" office:value-type="float" office:value="0.91060078397669" calcext:value-type="float">
            <text:p>0,91</text:p>
          </table:table-cell>
          <table:table-cell table:style-name="ce13" table:formula="of:=[.D299]/[.$B$20]" office:value-type="float" office:value="301.484166666667" calcext:value-type="float">
            <text:p>301,48</text:p>
          </table:table-cell>
          <table:table-cell table:style-name="ce13" table:formula="of:=[.F299]/[.$B$20]" office:value-type="float" office:value="0.910833333333333" calcext:value-type="float">
            <text:p>0,91</text:p>
          </table:table-cell>
          <table:table-cell table:style-name="ce10" table:formula="of:=([.$B$21]*([.J299]-[.J298]))/360" office:value-type="float" office:value="71.803409166666" calcext:value-type="float">
            <text:p>71,80</text:p>
          </table:table-cell>
          <table:table-cell table:style-name="ce10" table:formula="of:=[.A299]*(([.$B$21]*([.K299]-[.K298]))/360)" office:value-type="float" office:value="19607.3353806217" calcext:value-type="float">
            <text:p>19607,34</text:p>
          </table:table-cell>
          <table:table-cell table:style-name="ce20" table:formula="of:=[.H299]*([.F299]/1000000)" office:value-type="float" office:value="71.818844" calcext:value-type="float">
            <text:p>71,82</text:p>
          </table:table-cell>
          <table:table-cell table:style-name="ce20" table:formula="of:=[.S299]+[.T298]" office:value-type="float" office:value="19601.88836" calcext:value-type="float">
            <text:p>19601,89</text:p>
          </table:table-cell>
          <table:table-cell table:style-name="ce61" table:formula="of:=1000000*([.R299]-[.T299])" office:value-type="float" office:value="5447020.62165015" calcext:value-type="float">
            <text:p>5447020,62</text:p>
          </table:table-cell>
          <table:table-cell table:style-name="ce61" table:formula="of:=([.J299]-[.K299])*3600" office:value-type="float" office:value="-0.104545193750027" calcext:value-type="float">
            <text:p>-0,10</text:p>
          </table:table-cell>
          <table:table-cell table:style-name="ce61" table:formula="of:=1000*([.M299]-[.O299])" office:value-type="float" office:value="-0.0880472420021761" calcext:value-type="float">
            <text:p>-0,09</text:p>
          </table:table-cell>
          <table:table-cell table:number-columns-repeated="1001"/>
        </table:table-row>
        <table:table-row table:style-name="ro1">
          <table:table-cell table:formula="of:=[.A299]+1" office:value-type="float" office:value="274" calcext:value-type="float">
            <text:p>274</text:p>
          </table:table-cell>
          <table:table-cell table:style-name="ce10" table:formula="of:=[.M300]*[.$B$20]" office:value-type="float" office:value="362871.135678341" calcext:value-type="float">
            <text:p>362871,14</text:p>
          </table:table-cell>
          <table:table-cell table:style-name="ce10" table:formula="of:=[.B300]-[.B299]" office:value-type="float" office:value="1090.2413350307" calcext:value-type="float">
            <text:p>1090,24</text:p>
          </table:table-cell>
          <table:table-cell table:style-name="ce34" table:formula="of:=(ROUND([.B300];0))+[.E300]" office:value-type="float" office:value="362871" calcext:value-type="float">
            <text:p>362871</text:p>
          </table:table-cell>
          <table:table-cell office:value-type="float" office:value="0" calcext:value-type="float">
            <text:p>0</text:p>
          </table:table-cell>
          <table:table-cell table:formula="of:=[.D300]-[.D299]" office:value-type="float" office:value="1090" calcext:value-type="float">
            <text:p>1090</text:p>
          </table:table-cell>
          <table:table-cell table:style-name="ce10" table:formula="of:=1000000*[.Q300]/[.C300]" office:value-type="float" office:value="65860.1053358954" calcext:value-type="float">
            <text:p>65860,11</text:p>
          </table:table-cell>
          <table:table-cell table:style-name="ce34" table:formula="of:=([.G300]-MOD([.G300];4))+4*[.I300]" office:value-type="float" office:value="65860" calcext:value-type="float">
            <text:p>658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0]" office:value-type="float" office:value="82.2" calcext:value-type="float">
            <text:p>82,20</text:p>
          </table:table-cell>
          <table:table-cell table:style-name="ce43" table:formula="of:=2*(DEGREES(ASIN(([.O300]*0.5)/[.$B$4])))" office:value-type="float" office:value="82.1999626230189" calcext:value-type="float">
            <text:p>82,2000</text:p>
          </table:table-cell>
          <table:table-cell table:style-name="ce43" table:formula="of:=[.K300]-[.K299]" office:value-type="float" office:value="0.299933582687302" calcext:value-type="float">
            <text:p>0,2999</text:p>
          </table:table-cell>
          <table:table-cell table:style-name="ce10" table:formula="of:=(SIN((RADIANS(([.J300])*0.5)))*[.$B$4]*2)" office:value-type="float" office:value="302.392613065284" calcext:value-type="float">
            <text:p>302,39</text:p>
          </table:table-cell>
          <table:table-cell table:style-name="ce10" table:formula="of:=(SIN((RADIANS(([.J300])*0.5)))*[.$B$4]*2)-[.M299]" office:value-type="float" office:value="0.908534445858891" calcext:value-type="float">
            <text:p>0,91</text:p>
          </table:table-cell>
          <table:table-cell table:style-name="ce13" table:formula="of:=[.D300]/[.$B$20]" office:value-type="float" office:value="302.3925" calcext:value-type="float">
            <text:p>302,39</text:p>
          </table:table-cell>
          <table:table-cell table:style-name="ce13" table:formula="of:=[.F300]/[.$B$20]" office:value-type="float" office:value="0.908333333333333" calcext:value-type="float">
            <text:p>0,91</text:p>
          </table:table-cell>
          <table:table-cell table:style-name="ce10" table:formula="of:=([.$B$21]*([.J300]-[.J299]))/360" office:value-type="float" office:value="71.8034091666694" calcext:value-type="float">
            <text:p>71,80</text:p>
          </table:table-cell>
          <table:table-cell table:style-name="ce10" table:formula="of:=[.A300]*(([.$B$21]*([.K300]-[.K299]))/360)" office:value-type="float" office:value="19669.7784346088" calcext:value-type="float">
            <text:p>19669,78</text:p>
          </table:table-cell>
          <table:table-cell table:style-name="ce20" table:formula="of:=[.H300]*([.F300]/1000000)" office:value-type="float" office:value="71.7874" calcext:value-type="float">
            <text:p>71,79</text:p>
          </table:table-cell>
          <table:table-cell table:style-name="ce20" table:formula="of:=[.S300]+[.T299]" office:value-type="float" office:value="19673.67576" calcext:value-type="float">
            <text:p>19673,68</text:p>
          </table:table-cell>
          <table:table-cell table:style-name="ce61" table:formula="of:=1000000*([.R300]-[.T300])" office:value-type="float" office:value="-3897325.39118631" calcext:value-type="float">
            <text:p>-3897325,39</text:p>
          </table:table-cell>
          <table:table-cell table:style-name="ce61" table:formula="of:=([.J300]-[.K300])*3600" office:value-type="float" office:value="0.134557131951851" calcext:value-type="float">
            <text:p>0,13</text:p>
          </table:table-cell>
          <table:table-cell table:style-name="ce61" table:formula="of:=1000*([.M300]-[.O300])" office:value-type="float" office:value="0.113065284040204" calcext:value-type="float">
            <text:p>0,11</text:p>
          </table:table-cell>
          <table:table-cell table:number-columns-repeated="1001"/>
        </table:table-row>
        <table:table-row table:style-name="ro1">
          <table:table-cell table:formula="of:=[.A300]+1" office:value-type="float" office:value="275" calcext:value-type="float">
            <text:p>275</text:p>
          </table:table-cell>
          <table:table-cell table:style-name="ce10" table:formula="of:=[.M301]*[.$B$20]" office:value-type="float" office:value="363958.889935238" calcext:value-type="float">
            <text:p>363958,89</text:p>
          </table:table-cell>
          <table:table-cell table:style-name="ce10" table:formula="of:=[.B301]-[.B300]" office:value-type="float" office:value="1087.7542568972" calcext:value-type="float">
            <text:p>1087,75</text:p>
          </table:table-cell>
          <table:table-cell table:style-name="ce34" table:formula="of:=(ROUND([.B301];0))+[.E301]" office:value-type="float" office:value="363959" calcext:value-type="float">
            <text:p>363959</text:p>
          </table:table-cell>
          <table:table-cell office:value-type="float" office:value="0" calcext:value-type="float">
            <text:p>0</text:p>
          </table:table-cell>
          <table:table-cell table:formula="of:=[.D301]-[.D300]" office:value-type="float" office:value="1088" calcext:value-type="float">
            <text:p>1088</text:p>
          </table:table-cell>
          <table:table-cell table:style-name="ce10" table:formula="of:=1000000*[.Q301]/[.C301]" office:value-type="float" office:value="66010.6901088892" calcext:value-type="float">
            <text:p>66010,69</text:p>
          </table:table-cell>
          <table:table-cell table:style-name="ce34" table:formula="of:=([.G301]-MOD([.G301];4))+4*[.I301]" office:value-type="float" office:value="66008" calcext:value-type="float">
            <text:p>660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1]" office:value-type="float" office:value="82.5" calcext:value-type="float">
            <text:p>82,50</text:p>
          </table:table-cell>
          <table:table-cell table:style-name="ce43" table:formula="of:=2*(DEGREES(ASIN(([.O301]*0.5)/[.$B$4])))" office:value-type="float" office:value="82.5000303904117" calcext:value-type="float">
            <text:p>82,5000</text:p>
          </table:table-cell>
          <table:table-cell table:style-name="ce43" table:formula="of:=[.K301]-[.K300]" office:value-type="float" office:value="0.30006776739279" calcext:value-type="float">
            <text:p>0,3001</text:p>
          </table:table-cell>
          <table:table-cell table:style-name="ce10" table:formula="of:=(SIN((RADIANS(([.J301])*0.5)))*[.$B$4]*2)" office:value-type="float" office:value="303.299074946032" calcext:value-type="float">
            <text:p>303,30</text:p>
          </table:table-cell>
          <table:table-cell table:style-name="ce10" table:formula="of:=(SIN((RADIANS(([.J301])*0.5)))*[.$B$4]*2)-[.M300]" office:value-type="float" office:value="0.906461880747656" calcext:value-type="float">
            <text:p>0,91</text:p>
          </table:table-cell>
          <table:table-cell table:style-name="ce13" table:formula="of:=[.D301]/[.$B$20]" office:value-type="float" office:value="303.299166666667" calcext:value-type="float">
            <text:p>303,30</text:p>
          </table:table-cell>
          <table:table-cell table:style-name="ce13" table:formula="of:=[.F301]/[.$B$20]" office:value-type="float" office:value="0.906666666666667" calcext:value-type="float">
            <text:p>0,91</text:p>
          </table:table-cell>
          <table:table-cell table:style-name="ce10" table:formula="of:=([.$B$21]*([.J301]-[.J300]))/360" office:value-type="float" office:value="71.803409166666" calcext:value-type="float">
            <text:p>71,80</text:p>
          </table:table-cell>
          <table:table-cell table:style-name="ce10" table:formula="of:=[.A301]*(([.$B$21]*([.K301]-[.K300]))/360)" office:value-type="float" office:value="19750.3979565132" calcext:value-type="float">
            <text:p>19750,40</text:p>
          </table:table-cell>
          <table:table-cell table:style-name="ce20" table:formula="of:=[.H301]*([.F301]/1000000)" office:value-type="float" office:value="71.816704" calcext:value-type="float">
            <text:p>71,82</text:p>
          </table:table-cell>
          <table:table-cell table:style-name="ce20" table:formula="of:=[.S301]+[.T300]" office:value-type="float" office:value="19745.492464" calcext:value-type="float">
            <text:p>19745,49</text:p>
          </table:table-cell>
          <table:table-cell table:style-name="ce61" table:formula="of:=1000000*([.R301]-[.T301])" office:value-type="float" office:value="4905492.51323318" calcext:value-type="float">
            <text:p>4905492,51</text:p>
          </table:table-cell>
          <table:table-cell table:style-name="ce61" table:formula="of:=([.J301]-[.K301])*3600" office:value-type="float" office:value="-0.10940548210101" calcext:value-type="float">
            <text:p>-0,11</text:p>
          </table:table-cell>
          <table:table-cell table:style-name="ce61" table:formula="of:=1000*([.M301]-[.O301])" office:value-type="float" office:value="-0.0917206349981825" calcext:value-type="float">
            <text:p>-0,09</text:p>
          </table:table-cell>
          <table:table-cell table:number-columns-repeated="1001"/>
        </table:table-row>
        <table:table-row table:style-name="ro1">
          <table:table-cell table:formula="of:=[.A301]+1" office:value-type="float" office:value="276" calcext:value-type="float">
            <text:p>276</text:p>
          </table:table-cell>
          <table:table-cell table:style-name="ce10" table:formula="of:=[.M302]*[.$B$20]" office:value-type="float" office:value="365044.149658656" calcext:value-type="float">
            <text:p>365044,15</text:p>
          </table:table-cell>
          <table:table-cell table:style-name="ce10" table:formula="of:=[.B302]-[.B301]" office:value-type="float" office:value="1085.25972341775" calcext:value-type="float">
            <text:p>1085,26</text:p>
          </table:table-cell>
          <table:table-cell table:style-name="ce34" table:formula="of:=(ROUND([.B302];0))+[.E302]" office:value-type="float" office:value="365044" calcext:value-type="float">
            <text:p>365044</text:p>
          </table:table-cell>
          <table:table-cell office:value-type="float" office:value="0" calcext:value-type="float">
            <text:p>0</text:p>
          </table:table-cell>
          <table:table-cell table:formula="of:=[.D302]-[.D301]" office:value-type="float" office:value="1085" calcext:value-type="float">
            <text:p>1085</text:p>
          </table:table-cell>
          <table:table-cell table:style-name="ce10" table:formula="of:=1000000*[.Q302]/[.C302]" office:value-type="float" office:value="66162.4195732052" calcext:value-type="float">
            <text:p>66162,42</text:p>
          </table:table-cell>
          <table:table-cell table:style-name="ce34" table:formula="of:=([.G302]-MOD([.G302];4))+4*[.I302]" office:value-type="float" office:value="66160" calcext:value-type="float">
            <text:p>6616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2]" office:value-type="float" office:value="82.8" calcext:value-type="float">
            <text:p>82,80</text:p>
          </table:table-cell>
          <table:table-cell table:style-name="ce43" table:formula="of:=2*(DEGREES(ASIN(([.O302]*0.5)/[.$B$4])))" office:value-type="float" office:value="82.7999585819406" calcext:value-type="float">
            <text:p>82,8000</text:p>
          </table:table-cell>
          <table:table-cell table:style-name="ce43" table:formula="of:=[.K302]-[.K301]" office:value-type="float" office:value="0.299928191528906" calcext:value-type="float">
            <text:p>0,2999</text:p>
          </table:table-cell>
          <table:table-cell table:style-name="ce10" table:formula="of:=(SIN((RADIANS(([.J302])*0.5)))*[.$B$4]*2)" office:value-type="float" office:value="304.20345804888" calcext:value-type="float">
            <text:p>304,20</text:p>
          </table:table-cell>
          <table:table-cell table:style-name="ce10" table:formula="of:=(SIN((RADIANS(([.J302])*0.5)))*[.$B$4]*2)-[.M301]" office:value-type="float" office:value="0.904383102848158" calcext:value-type="float">
            <text:p>0,90</text:p>
          </table:table-cell>
          <table:table-cell table:style-name="ce13" table:formula="of:=[.D302]/[.$B$20]" office:value-type="float" office:value="304.203333333333" calcext:value-type="float">
            <text:p>304,20</text:p>
          </table:table-cell>
          <table:table-cell table:style-name="ce13" table:formula="of:=[.F302]/[.$B$20]" office:value-type="float" office:value="0.904166666666667" calcext:value-type="float">
            <text:p>0,90</text:p>
          </table:table-cell>
          <table:table-cell table:style-name="ce10" table:formula="of:=([.$B$21]*([.J302]-[.J301]))/360" office:value-type="float" office:value="71.803409166666" calcext:value-type="float">
            <text:p>71,80</text:p>
          </table:table-cell>
          <table:table-cell table:style-name="ce10" table:formula="of:=[.A302]*(([.$B$21]*([.K302]-[.K301]))/360)" office:value-type="float" office:value="19812.9973244109" calcext:value-type="float">
            <text:p>19813,00</text:p>
          </table:table-cell>
          <table:table-cell table:style-name="ce20" table:formula="of:=[.H302]*([.F302]/1000000)" office:value-type="float" office:value="71.7836" calcext:value-type="float">
            <text:p>71,78</text:p>
          </table:table-cell>
          <table:table-cell table:style-name="ce20" table:formula="of:=[.S302]+[.T301]" office:value-type="float" office:value="19817.276064" calcext:value-type="float">
            <text:p>19817,28</text:p>
          </table:table-cell>
          <table:table-cell table:style-name="ce61" table:formula="of:=1000000*([.R302]-[.T302])" office:value-type="float" office:value="-4278739.58907367" calcext:value-type="float">
            <text:p>-4278739,59</text:p>
          </table:table-cell>
          <table:table-cell table:style-name="ce61" table:formula="of:=([.J302]-[.K302])*3600" office:value-type="float" office:value="0.149105013827011" calcext:value-type="float">
            <text:p>0,15</text:p>
          </table:table-cell>
          <table:table-cell table:style-name="ce61" table:formula="of:=1000*([.M302]-[.O302])" office:value-type="float" office:value="0.124715547030974" calcext:value-type="float">
            <text:p>0,12</text:p>
          </table:table-cell>
          <table:table-cell table:number-columns-repeated="1001"/>
        </table:table-row>
        <table:table-row table:style-name="ro1">
          <table:table-cell table:formula="of:=[.A302]+1" office:value-type="float" office:value="277" calcext:value-type="float">
            <text:p>277</text:p>
          </table:table-cell>
          <table:table-cell table:style-name="ce10" table:formula="of:=[.M303]*[.$B$20]" office:value-type="float" office:value="366126.907410346" calcext:value-type="float">
            <text:p>366126,91</text:p>
          </table:table-cell>
          <table:table-cell table:style-name="ce10" table:formula="of:=[.B303]-[.B302]" office:value-type="float" office:value="1082.75775168987" calcext:value-type="float">
            <text:p>1082,76</text:p>
          </table:table-cell>
          <table:table-cell table:style-name="ce34" table:formula="of:=(ROUND([.B303];0))+[.E303]" office:value-type="float" office:value="366127" calcext:value-type="float">
            <text:p>366127</text:p>
          </table:table-cell>
          <table:table-cell office:value-type="float" office:value="0" calcext:value-type="float">
            <text:p>0</text:p>
          </table:table-cell>
          <table:table-cell table:formula="of:=[.D303]-[.D302]" office:value-type="float" office:value="1083" calcext:value-type="float">
            <text:p>1083</text:p>
          </table:table-cell>
          <table:table-cell table:style-name="ce10" table:formula="of:=1000000*[.Q303]/[.C303]" office:value-type="float" office:value="66315.3037275433" calcext:value-type="float">
            <text:p>66315,30</text:p>
          </table:table-cell>
          <table:table-cell table:style-name="ce34" table:formula="of:=([.G303]-MOD([.G303];4))+4*[.I303]" office:value-type="float" office:value="66312" calcext:value-type="float">
            <text:p>663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3]" office:value-type="float" office:value="83.1" calcext:value-type="float">
            <text:p>83,10</text:p>
          </table:table-cell>
          <table:table-cell table:style-name="ce43" table:formula="of:=2*(DEGREES(ASIN(([.O303]*0.5)/[.$B$4])))" office:value-type="float" office:value="83.1000256835773" calcext:value-type="float">
            <text:p>83,1000</text:p>
          </table:table-cell>
          <table:table-cell table:style-name="ce43" table:formula="of:=[.K303]-[.K302]" office:value-type="float" office:value="0.300067101636699" calcext:value-type="float">
            <text:p>0,3001</text:p>
          </table:table-cell>
          <table:table-cell table:style-name="ce10" table:formula="of:=(SIN((RADIANS(([.J303])*0.5)))*[.$B$4]*2)" office:value-type="float" office:value="305.105756175288" calcext:value-type="float">
            <text:p>305,11</text:p>
          </table:table-cell>
          <table:table-cell table:style-name="ce10" table:formula="of:=(SIN((RADIANS(([.J303])*0.5)))*[.$B$4]*2)-[.M302]" office:value-type="float" office:value="0.902298126408198" calcext:value-type="float">
            <text:p>0,90</text:p>
          </table:table-cell>
          <table:table-cell table:style-name="ce13" table:formula="of:=[.D303]/[.$B$20]" office:value-type="float" office:value="305.105833333333" calcext:value-type="float">
            <text:p>305,11</text:p>
          </table:table-cell>
          <table:table-cell table:style-name="ce13" table:formula="of:=[.F303]/[.$B$20]" office:value-type="float" office:value="0.9025" calcext:value-type="float">
            <text:p>0,90</text:p>
          </table:table-cell>
          <table:table-cell table:style-name="ce10" table:formula="of:=([.$B$21]*([.J303]-[.J302]))/360" office:value-type="float" office:value="71.803409166666" calcext:value-type="float">
            <text:p>71,80</text:p>
          </table:table-cell>
          <table:table-cell table:style-name="ce10" table:formula="of:=[.A303]*(([.$B$21]*([.K303]-[.K302]))/360)" office:value-type="float" office:value="19893.9930757612" calcext:value-type="float">
            <text:p>19893,99</text:p>
          </table:table-cell>
          <table:table-cell table:style-name="ce20" table:formula="of:=[.H303]*([.F303]/1000000)" office:value-type="float" office:value="71.815896" calcext:value-type="float">
            <text:p>71,82</text:p>
          </table:table-cell>
          <table:table-cell table:style-name="ce20" table:formula="of:=[.S303]+[.T302]" office:value-type="float" office:value="19889.09196" calcext:value-type="float">
            <text:p>19889,09</text:p>
          </table:table-cell>
          <table:table-cell table:style-name="ce61" table:formula="of:=1000000*([.R303]-[.T303])" office:value-type="float" office:value="4901115.76120034" calcext:value-type="float">
            <text:p>4901115,76</text:p>
          </table:table-cell>
          <table:table-cell table:style-name="ce61" table:formula="of:=([.J303]-[.K303])*3600" office:value-type="float" office:value="-0.0924608783009262" calcext:value-type="float">
            <text:p>-0,09</text:p>
          </table:table-cell>
          <table:table-cell table:style-name="ce61" table:formula="of:=1000*([.M303]-[.O303])" office:value-type="float" office:value="-0.0771580450305009" calcext:value-type="float">
            <text:p>-0,08</text:p>
          </table:table-cell>
          <table:table-cell table:number-columns-repeated="1001"/>
        </table:table-row>
        <table:table-row table:style-name="ro1">
          <table:table-cell table:formula="of:=[.A303]+1" office:value-type="float" office:value="278" calcext:value-type="float">
            <text:p>278</text:p>
          </table:table-cell>
          <table:table-cell table:style-name="ce10" table:formula="of:=[.M304]*[.$B$20]" office:value-type="float" office:value="367207.155769207" calcext:value-type="float">
            <text:p>367207,16</text:p>
          </table:table-cell>
          <table:table-cell table:style-name="ce10" table:formula="of:=[.B304]-[.B303]" office:value-type="float" office:value="1080.24835886149" calcext:value-type="float">
            <text:p>1080,25</text:p>
          </table:table-cell>
          <table:table-cell table:style-name="ce34" table:formula="of:=(ROUND([.B304];0))+[.E304]" office:value-type="float" office:value="367207" calcext:value-type="float">
            <text:p>367207</text:p>
          </table:table-cell>
          <table:table-cell office:value-type="float" office:value="0" calcext:value-type="float">
            <text:p>0</text:p>
          </table:table-cell>
          <table:table-cell table:formula="of:=[.D304]-[.D303]" office:value-type="float" office:value="1080" calcext:value-type="float">
            <text:p>1080</text:p>
          </table:table-cell>
          <table:table-cell table:style-name="ce10" table:formula="of:=1000000*[.Q304]/[.C304]" office:value-type="float" office:value="66469.3526980613" calcext:value-type="float">
            <text:p>66469,35</text:p>
          </table:table-cell>
          <table:table-cell table:style-name="ce34" table:formula="of:=([.G304]-MOD([.G304];4))+4*[.I304]" office:value-type="float" office:value="66468" calcext:value-type="float">
            <text:p>6646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4]" office:value-type="float" office:value="83.4" calcext:value-type="float">
            <text:p>83,40</text:p>
          </table:table-cell>
          <table:table-cell table:style-name="ce43" table:formula="of:=2*(DEGREES(ASIN(([.O304]*0.5)/[.$B$4])))" office:value-type="float" office:value="83.3999566903283" calcext:value-type="float">
            <text:p>83,4000</text:p>
          </table:table-cell>
          <table:table-cell table:style-name="ce43" table:formula="of:=[.K304]-[.K303]" office:value-type="float" office:value="0.299931006750995" calcext:value-type="float">
            <text:p>0,2999</text:p>
          </table:table-cell>
          <table:table-cell table:style-name="ce10" table:formula="of:=(SIN((RADIANS(([.J304])*0.5)))*[.$B$4]*2)" office:value-type="float" office:value="306.005963141006" calcext:value-type="float">
            <text:p>306,01</text:p>
          </table:table-cell>
          <table:table-cell table:style-name="ce10" table:formula="of:=(SIN((RADIANS(([.J304])*0.5)))*[.$B$4]*2)-[.M303]" office:value-type="float" office:value="0.900206965717928" calcext:value-type="float">
            <text:p>0,90</text:p>
          </table:table-cell>
          <table:table-cell table:style-name="ce13" table:formula="of:=[.D304]/[.$B$20]" office:value-type="float" office:value="306.005833333333" calcext:value-type="float">
            <text:p>306,01</text:p>
          </table:table-cell>
          <table:table-cell table:style-name="ce13" table:formula="of:=[.F304]/[.$B$20]" office:value-type="float" office:value="0.9" calcext:value-type="float">
            <text:p>0,90</text:p>
          </table:table-cell>
          <table:table-cell table:style-name="ce10" table:formula="of:=([.$B$21]*([.J304]-[.J303]))/360" office:value-type="float" office:value="71.803409166666" calcext:value-type="float">
            <text:p>71,80</text:p>
          </table:table-cell>
          <table:table-cell table:style-name="ce10" table:formula="of:=[.A304]*(([.$B$21]*([.K304]-[.K303]))/360)" office:value-type="float" office:value="19956.7570875478" calcext:value-type="float">
            <text:p>19956,76</text:p>
          </table:table-cell>
          <table:table-cell table:style-name="ce20" table:formula="of:=[.H304]*([.F304]/1000000)" office:value-type="float" office:value="71.78544" calcext:value-type="float">
            <text:p>71,79</text:p>
          </table:table-cell>
          <table:table-cell table:style-name="ce20" table:formula="of:=[.S304]+[.T303]" office:value-type="float" office:value="19960.8774" calcext:value-type="float">
            <text:p>19960,88</text:p>
          </table:table-cell>
          <table:table-cell table:style-name="ce61" table:formula="of:=1000000*([.R304]-[.T304])" office:value-type="float" office:value="-4120312.45224716" calcext:value-type="float">
            <text:p>-4120312,45</text:p>
          </table:table-cell>
          <table:table-cell table:style-name="ce61" table:formula="of:=([.J304]-[.K304])*3600" office:value-type="float" office:value="0.155914818157044" calcext:value-type="float">
            <text:p>0,16</text:p>
          </table:table-cell>
          <table:table-cell table:style-name="ce61" table:formula="of:=1000*([.M304]-[.O304])" office:value-type="float" office:value="0.129807673033611" calcext:value-type="float">
            <text:p>0,13</text:p>
          </table:table-cell>
          <table:table-cell table:number-columns-repeated="1001"/>
        </table:table-row>
        <table:table-row table:style-name="ro1">
          <table:table-cell table:formula="of:=[.A304]+1" office:value-type="float" office:value="279" calcext:value-type="float">
            <text:p>279</text:p>
          </table:table-cell>
          <table:table-cell table:style-name="ce10" table:formula="of:=[.M305]*[.$B$20]" office:value-type="float" office:value="368284.887331339" calcext:value-type="float">
            <text:p>368284,89</text:p>
          </table:table-cell>
          <table:table-cell table:style-name="ce10" table:formula="of:=[.B305]-[.B304]" office:value-type="float" office:value="1077.73156213184" calcext:value-type="float">
            <text:p>1077,73</text:p>
          </table:table-cell>
          <table:table-cell table:style-name="ce34" table:formula="of:=(ROUND([.B305];0))+[.E305]" office:value-type="float" office:value="368285" calcext:value-type="float">
            <text:p>368285</text:p>
          </table:table-cell>
          <table:table-cell office:value-type="float" office:value="0" calcext:value-type="float">
            <text:p>0</text:p>
          </table:table-cell>
          <table:table-cell table:formula="of:=[.D305]-[.D304]" office:value-type="float" office:value="1078" calcext:value-type="float">
            <text:p>1078</text:p>
          </table:table-cell>
          <table:table-cell table:style-name="ce10" table:formula="of:=1000000*[.Q305]/[.C305]" office:value-type="float" office:value="66624.5767402751" calcext:value-type="float">
            <text:p>66624,58</text:p>
          </table:table-cell>
          <table:table-cell table:style-name="ce34" table:formula="of:=([.G305]-MOD([.G305];4))+4*[.I305]" office:value-type="float" office:value="66624" calcext:value-type="float">
            <text:p>666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5]" office:value-type="float" office:value="83.7" calcext:value-type="float">
            <text:p>83,70</text:p>
          </table:table-cell>
          <table:table-cell table:style-name="ce43" table:formula="of:=2*(DEGREES(ASIN(([.O305]*0.5)/[.$B$4])))" office:value-type="float" office:value="83.7000313994635" calcext:value-type="float">
            <text:p>83,7000</text:p>
          </table:table-cell>
          <table:table-cell table:style-name="ce43" table:formula="of:=[.K305]-[.K304]" office:value-type="float" office:value="0.300074709135202" calcext:value-type="float">
            <text:p>0,3001</text:p>
          </table:table-cell>
          <table:table-cell table:style-name="ce10" table:formula="of:=(SIN((RADIANS(([.J305])*0.5)))*[.$B$4]*2)" office:value-type="float" office:value="306.904072776116" calcext:value-type="float">
            <text:p>306,90</text:p>
          </table:table-cell>
          <table:table-cell table:style-name="ce10" table:formula="of:=(SIN((RADIANS(([.J305])*0.5)))*[.$B$4]*2)-[.M304]" office:value-type="float" office:value="0.898109635109847" calcext:value-type="float">
            <text:p>0,90</text:p>
          </table:table-cell>
          <table:table-cell table:style-name="ce13" table:formula="of:=[.D305]/[.$B$20]" office:value-type="float" office:value="306.904166666667" calcext:value-type="float">
            <text:p>306,90</text:p>
          </table:table-cell>
          <table:table-cell table:style-name="ce13" table:formula="of:=[.F305]/[.$B$20]" office:value-type="float" office:value="0.898333333333333" calcext:value-type="float">
            <text:p>0,90</text:p>
          </table:table-cell>
          <table:table-cell table:style-name="ce10" table:formula="of:=([.$B$21]*([.J305]-[.J304]))/360" office:value-type="float" office:value="71.8034091666694" calcext:value-type="float">
            <text:p>71,80</text:p>
          </table:table-cell>
          <table:table-cell table:style-name="ce10" table:formula="of:=[.A305]*(([.$B$21]*([.K305]-[.K304]))/360)" office:value-type="float" office:value="20038.1400221612" calcext:value-type="float">
            <text:p>20038,14</text:p>
          </table:table-cell>
          <table:table-cell table:style-name="ce20" table:formula="of:=[.H305]*([.F305]/1000000)" office:value-type="float" office:value="71.820672" calcext:value-type="float">
            <text:p>71,82</text:p>
          </table:table-cell>
          <table:table-cell table:style-name="ce20" table:formula="of:=[.S305]+[.T304]" office:value-type="float" office:value="20032.698072" calcext:value-type="float">
            <text:p>20032,70</text:p>
          </table:table-cell>
          <table:table-cell table:style-name="ce61" table:formula="of:=1000000*([.R305]-[.T305])" office:value-type="float" office:value="5441950.16118101" calcext:value-type="float">
            <text:p>5441950,16</text:p>
          </table:table-cell>
          <table:table-cell table:style-name="ce61" table:formula="of:=([.J305]-[.K305])*3600" office:value-type="float" office:value="-0.113038068582227" calcext:value-type="float">
            <text:p>-0,11</text:p>
          </table:table-cell>
          <table:table-cell table:style-name="ce61" table:formula="of:=1000*([.M305]-[.O305])" office:value-type="float" office:value="-0.0938905509997312" calcext:value-type="float">
            <text:p>-0,09</text:p>
          </table:table-cell>
          <table:table-cell table:number-columns-repeated="1001"/>
        </table:table-row>
        <table:table-row table:style-name="ro1">
          <table:table-cell table:formula="of:=[.A305]+1" office:value-type="float" office:value="280" calcext:value-type="float">
            <text:p>280</text:p>
          </table:table-cell>
          <table:table-cell table:style-name="ce10" table:formula="of:=[.M306]*[.$B$20]" office:value-type="float" office:value="369360.09471009" calcext:value-type="float">
            <text:p>369360,09</text:p>
          </table:table-cell>
          <table:table-cell table:style-name="ce10" table:formula="of:=[.B306]-[.B305]" office:value-type="float" office:value="1075.20737875073" calcext:value-type="float">
            <text:p>1075,21</text:p>
          </table:table-cell>
          <table:table-cell table:style-name="ce34" table:formula="of:=(ROUND([.B306];0))+[.E306]" office:value-type="float" office:value="369360" calcext:value-type="float">
            <text:p>369360</text:p>
          </table:table-cell>
          <table:table-cell office:value-type="float" office:value="0" calcext:value-type="float">
            <text:p>0</text:p>
          </table:table-cell>
          <table:table-cell table:formula="of:=[.D306]-[.D305]" office:value-type="float" office:value="1075" calcext:value-type="float">
            <text:p>1075</text:p>
          </table:table-cell>
          <table:table-cell table:style-name="ce10" table:formula="of:=1000000*[.Q306]/[.C306]" office:value-type="float" office:value="66780.9862410857" calcext:value-type="float">
            <text:p>66780,99</text:p>
          </table:table-cell>
          <table:table-cell table:style-name="ce34" table:formula="of:=([.G306]-MOD([.G306];4))+4*[.I306]" office:value-type="float" office:value="66780" calcext:value-type="float">
            <text:p>667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6]" office:value-type="float" office:value="84" calcext:value-type="float">
            <text:p>84,00</text:p>
          </table:table-cell>
          <table:table-cell table:style-name="ce43" table:formula="of:=2*(DEGREES(ASIN(([.O306]*0.5)/[.$B$4])))" office:value-type="float" office:value="83.9999735432621" calcext:value-type="float">
            <text:p>84,0000</text:p>
          </table:table-cell>
          <table:table-cell table:style-name="ce43" table:formula="of:=[.K306]-[.K305]" office:value-type="float" office:value="0.299942143798603" calcext:value-type="float">
            <text:p>0,2999</text:p>
          </table:table-cell>
          <table:table-cell table:style-name="ce10" table:formula="of:=(SIN((RADIANS(([.J306])*0.5)))*[.$B$4]*2)" office:value-type="float" office:value="307.800078925075" calcext:value-type="float">
            <text:p>307,80</text:p>
          </table:table-cell>
          <table:table-cell table:style-name="ce10" table:formula="of:=(SIN((RADIANS(([.J306])*0.5)))*[.$B$4]*2)-[.M305]" office:value-type="float" office:value="0.896006148958975" calcext:value-type="float">
            <text:p>0,90</text:p>
          </table:table-cell>
          <table:table-cell table:style-name="ce13" table:formula="of:=[.D306]/[.$B$20]" office:value-type="float" office:value="307.8" calcext:value-type="float">
            <text:p>307,80</text:p>
          </table:table-cell>
          <table:table-cell table:style-name="ce13" table:formula="of:=[.F306]/[.$B$20]" office:value-type="float" office:value="0.895833333333333" calcext:value-type="float">
            <text:p>0,90</text:p>
          </table:table-cell>
          <table:table-cell table:style-name="ce10" table:formula="of:=([.$B$21]*([.J306]-[.J305]))/360" office:value-type="float" office:value="71.803409166666" calcext:value-type="float">
            <text:p>71,80</text:p>
          </table:table-cell>
          <table:table-cell table:style-name="ce10" table:formula="of:=[.A306]*(([.$B$21]*([.K306]-[.K305]))/360)" office:value-type="float" office:value="20101.077245665" calcext:value-type="float">
            <text:p>20101,08</text:p>
          </table:table-cell>
          <table:table-cell table:style-name="ce20" table:formula="of:=[.H306]*([.F306]/1000000)" office:value-type="float" office:value="71.7885" calcext:value-type="float">
            <text:p>71,79</text:p>
          </table:table-cell>
          <table:table-cell table:style-name="ce20" table:formula="of:=[.S306]+[.T305]" office:value-type="float" office:value="20104.486572" calcext:value-type="float">
            <text:p>20104,49</text:p>
          </table:table-cell>
          <table:table-cell table:style-name="ce61" table:formula="of:=1000000*([.R306]-[.T306])" office:value-type="float" office:value="-3409326.33496777" calcext:value-type="float">
            <text:p>-3409326,33</text:p>
          </table:table-cell>
          <table:table-cell table:style-name="ce61" table:formula="of:=([.J306]-[.K306])*3600" office:value-type="float" office:value="0.0952442564368994" calcext:value-type="float">
            <text:p>0,10</text:p>
          </table:table-cell>
          <table:table-cell table:style-name="ce61" table:formula="of:=1000*([.M306]-[.O306])" office:value-type="float" office:value="0.0789250750017345" calcext:value-type="float">
            <text:p>0,08</text:p>
          </table:table-cell>
          <table:table-cell table:number-columns-repeated="1001"/>
        </table:table-row>
        <table:table-row table:style-name="ro1">
          <table:table-cell table:formula="of:=[.A306]+1" office:value-type="float" office:value="281" calcext:value-type="float">
            <text:p>281</text:p>
          </table:table-cell>
          <table:table-cell table:style-name="ce10" table:formula="of:=[.M307]*[.$B$20]" office:value-type="float" office:value="370432.770536108" calcext:value-type="float">
            <text:p>370432,77</text:p>
          </table:table-cell>
          <table:table-cell table:style-name="ce10" table:formula="of:=[.B307]-[.B306]" office:value-type="float" office:value="1072.67582601862" calcext:value-type="float">
            <text:p>1072,68</text:p>
          </table:table-cell>
          <table:table-cell table:style-name="ce34" table:formula="of:=(ROUND([.B307];0))+[.E307]" office:value-type="float" office:value="370433" calcext:value-type="float">
            <text:p>370433</text:p>
          </table:table-cell>
          <table:table-cell office:value-type="float" office:value="0" calcext:value-type="float">
            <text:p>0</text:p>
          </table:table-cell>
          <table:table-cell table:formula="of:=[.D307]-[.D306]" office:value-type="float" office:value="1073" calcext:value-type="float">
            <text:p>1073</text:p>
          </table:table-cell>
          <table:table-cell table:style-name="ce10" table:formula="of:=1000000*[.Q307]/[.C307]" office:value-type="float" office:value="66938.5917208315" calcext:value-type="float">
            <text:p>66938,59</text:p>
          </table:table-cell>
          <table:table-cell table:style-name="ce34" table:formula="of:=([.G307]-MOD([.G307];4))+4*[.I307]" office:value-type="float" office:value="66936" calcext:value-type="float">
            <text:p>6693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7]" office:value-type="float" office:value="84.3" calcext:value-type="float">
            <text:p>84,30</text:p>
          </table:table-cell>
          <table:table-cell table:style-name="ce43" table:formula="of:=2*(DEGREES(ASIN(([.O307]*0.5)/[.$B$4])))" office:value-type="float" office:value="84.3000642511637" calcext:value-type="float">
            <text:p>84,3001</text:p>
          </table:table-cell>
          <table:table-cell table:style-name="ce43" table:formula="of:=[.K307]-[.K306]" office:value-type="float" office:value="0.300090707901603" calcext:value-type="float">
            <text:p>0,3001</text:p>
          </table:table-cell>
          <table:table-cell table:style-name="ce10" table:formula="of:=(SIN((RADIANS(([.J307])*0.5)))*[.$B$4]*2)" office:value-type="float" office:value="308.693975446757" calcext:value-type="float">
            <text:p>308,69</text:p>
          </table:table-cell>
          <table:table-cell table:style-name="ce10" table:formula="of:=(SIN((RADIANS(([.J307])*0.5)))*[.$B$4]*2)-[.M306]" office:value-type="float" office:value="0.893896521682166" calcext:value-type="float">
            <text:p>0,89</text:p>
          </table:table-cell>
          <table:table-cell table:style-name="ce13" table:formula="of:=[.D307]/[.$B$20]" office:value-type="float" office:value="308.694166666667" calcext:value-type="float">
            <text:p>308,69</text:p>
          </table:table-cell>
          <table:table-cell table:style-name="ce13" table:formula="of:=[.F307]/[.$B$20]" office:value-type="float" office:value="0.894166666666667" calcext:value-type="float">
            <text:p>0,89</text:p>
          </table:table-cell>
          <table:table-cell table:style-name="ce10" table:formula="of:=([.$B$21]*([.J307]-[.J306]))/360" office:value-type="float" office:value="71.803409166666" calcext:value-type="float">
            <text:p>71,80</text:p>
          </table:table-cell>
          <table:table-cell table:style-name="ce10" table:formula="of:=[.A307]*(([.$B$21]*([.K307]-[.K306]))/360)" office:value-type="float" office:value="20182.8586137571" calcext:value-type="float">
            <text:p>20182,86</text:p>
          </table:table-cell>
          <table:table-cell table:style-name="ce20" table:formula="of:=[.H307]*([.F307]/1000000)" office:value-type="float" office:value="71.822328" calcext:value-type="float">
            <text:p>71,82</text:p>
          </table:table-cell>
          <table:table-cell table:style-name="ce20" table:formula="of:=[.S307]+[.T306]" office:value-type="float" office:value="20176.3089" calcext:value-type="float">
            <text:p>20176,31</text:p>
          </table:table-cell>
          <table:table-cell table:style-name="ce61" table:formula="of:=1000000*([.R307]-[.T307])" office:value-type="float" office:value="6549713.75713285" calcext:value-type="float">
            <text:p>6549713,76</text:p>
          </table:table-cell>
          <table:table-cell table:style-name="ce61" table:formula="of:=([.J307]-[.K307])*3600" office:value-type="float" office:value="-0.231304189344428" calcext:value-type="float">
            <text:p>-0,23</text:p>
          </table:table-cell>
          <table:table-cell table:style-name="ce61" table:formula="of:=1000*([.M307]-[.O307])" office:value-type="float" office:value="-0.191219909993379" calcext:value-type="float">
            <text:p>-0,19</text:p>
          </table:table-cell>
          <table:table-cell table:number-columns-repeated="1001"/>
        </table:table-row>
        <table:table-row table:style-name="ro1">
          <table:table-cell table:formula="of:=[.A307]+1" office:value-type="float" office:value="282" calcext:value-type="float">
            <text:p>282</text:p>
          </table:table-cell>
          <table:table-cell table:style-name="ce10" table:formula="of:=[.M308]*[.$B$20]" office:value-type="float" office:value="371502.907457395" calcext:value-type="float">
            <text:p>371502,91</text:p>
          </table:table-cell>
          <table:table-cell table:style-name="ce10" table:formula="of:=[.B308]-[.B307]" office:value-type="float" office:value="1070.13692128647" calcext:value-type="float">
            <text:p>1070,14</text:p>
          </table:table-cell>
          <table:table-cell table:style-name="ce34" table:formula="of:=(ROUND([.B308];0))+[.E308]" office:value-type="float" office:value="371503" calcext:value-type="float">
            <text:p>371503</text:p>
          </table:table-cell>
          <table:table-cell office:value-type="float" office:value="0" calcext:value-type="float">
            <text:p>0</text:p>
          </table:table-cell>
          <table:table-cell table:formula="of:=[.D308]-[.D307]" office:value-type="float" office:value="1070" calcext:value-type="float">
            <text:p>1070</text:p>
          </table:table-cell>
          <table:table-cell table:style-name="ce10" table:formula="of:=1000000*[.Q308]/[.C308]" office:value-type="float" office:value="67097.4038353405" calcext:value-type="float">
            <text:p>67097,40</text:p>
          </table:table-cell>
          <table:table-cell table:style-name="ce34" table:formula="of:=([.G308]-MOD([.G308];4))+4*[.I308]" office:value-type="float" office:value="67096" calcext:value-type="float">
            <text:p>6709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8]" office:value-type="float" office:value="84.6" calcext:value-type="float">
            <text:p>84,60</text:p>
          </table:table-cell>
          <table:table-cell table:style-name="ce43" table:formula="of:=2*(DEGREES(ASIN(([.O308]*0.5)/[.$B$4])))" office:value-type="float" office:value="84.6000259740789" calcext:value-type="float">
            <text:p>84,6000</text:p>
          </table:table-cell>
          <table:table-cell table:style-name="ce43" table:formula="of:=[.K308]-[.K307]" office:value-type="float" office:value="0.299961722915199" calcext:value-type="float">
            <text:p>0,3000</text:p>
          </table:table-cell>
          <table:table-cell table:style-name="ce10" table:formula="of:=(SIN((RADIANS(([.J308])*0.5)))*[.$B$4]*2)" office:value-type="float" office:value="309.585756214496" calcext:value-type="float">
            <text:p>309,59</text:p>
          </table:table-cell>
          <table:table-cell table:style-name="ce10" table:formula="of:=(SIN((RADIANS(([.J308])*0.5)))*[.$B$4]*2)-[.M307]" office:value-type="float" office:value="0.891780767738737" calcext:value-type="float">
            <text:p>0,89</text:p>
          </table:table-cell>
          <table:table-cell table:style-name="ce13" table:formula="of:=[.D308]/[.$B$20]" office:value-type="float" office:value="309.585833333333" calcext:value-type="float">
            <text:p>309,59</text:p>
          </table:table-cell>
          <table:table-cell table:style-name="ce13" table:formula="of:=[.F308]/[.$B$20]" office:value-type="float" office:value="0.891666666666667" calcext:value-type="float">
            <text:p>0,89</text:p>
          </table:table-cell>
          <table:table-cell table:style-name="ce10" table:formula="of:=([.$B$21]*([.J308]-[.J307]))/360" office:value-type="float" office:value="71.803409166666" calcext:value-type="float">
            <text:p>71,80</text:p>
          </table:table-cell>
          <table:table-cell table:style-name="ce10" table:formula="of:=[.A308]*(([.$B$21]*([.K308]-[.K307]))/360)" office:value-type="float" office:value="20245.9778653293" calcext:value-type="float">
            <text:p>20245,98</text:p>
          </table:table-cell>
          <table:table-cell table:style-name="ce20" table:formula="of:=[.H308]*([.F308]/1000000)" office:value-type="float" office:value="71.79272" calcext:value-type="float">
            <text:p>71,79</text:p>
          </table:table-cell>
          <table:table-cell table:style-name="ce20" table:formula="of:=[.S308]+[.T307]" office:value-type="float" office:value="20248.10162" calcext:value-type="float">
            <text:p>20248,10</text:p>
          </table:table-cell>
          <table:table-cell table:style-name="ce61" table:formula="of:=1000000*([.R308]-[.T308])" office:value-type="float" office:value="-2123754.67075617" calcext:value-type="float">
            <text:p>-2123754,67</text:p>
          </table:table-cell>
          <table:table-cell table:style-name="ce61" table:formula="of:=([.J308]-[.K308])*3600" office:value-type="float" office:value="-0.0935066840725085" calcext:value-type="float">
            <text:p>-0,09</text:p>
          </table:table-cell>
          <table:table-cell table:style-name="ce61" table:formula="of:=1000*([.M308]-[.O308])" office:value-type="float" office:value="-0.077118837054968" calcext:value-type="float">
            <text:p>-0,08</text:p>
          </table:table-cell>
          <table:table-cell table:number-columns-repeated="1001"/>
        </table:table-row>
        <table:table-row table:style-name="ro1">
          <table:table-cell table:formula="of:=[.A308]+1" office:value-type="float" office:value="283" calcext:value-type="float">
            <text:p>283</text:p>
          </table:table-cell>
          <table:table-cell table:style-name="ce10" table:formula="of:=[.M309]*[.$B$20]" office:value-type="float" office:value="372570.498139351" calcext:value-type="float">
            <text:p>372570,50</text:p>
          </table:table-cell>
          <table:table-cell table:style-name="ce10" table:formula="of:=[.B309]-[.B308]" office:value-type="float" office:value="1067.59068195586" calcext:value-type="float">
            <text:p>1067,59</text:p>
          </table:table-cell>
          <table:table-cell table:style-name="ce34" table:formula="of:=(ROUND([.B309];0))+[.E309]" office:value-type="float" office:value="372570" calcext:value-type="float">
            <text:p>372570</text:p>
          </table:table-cell>
          <table:table-cell office:value-type="float" office:value="0" calcext:value-type="float">
            <text:p>0</text:p>
          </table:table-cell>
          <table:table-cell table:formula="of:=[.D309]-[.D308]" office:value-type="float" office:value="1067" calcext:value-type="float">
            <text:p>1067</text:p>
          </table:table-cell>
          <table:table-cell table:style-name="ce10" table:formula="of:=1000000*[.Q309]/[.C309]" office:value-type="float" office:value="67257.4333780433" calcext:value-type="float">
            <text:p>67257,43</text:p>
          </table:table-cell>
          <table:table-cell table:style-name="ce34" table:formula="of:=([.G309]-MOD([.G309];4))+4*[.I309]" office:value-type="float" office:value="67256" calcext:value-type="float">
            <text:p>6725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09]" office:value-type="float" office:value="84.9" calcext:value-type="float">
            <text:p>84,90</text:p>
          </table:table-cell>
          <table:table-cell table:style-name="ce43" table:formula="of:=2*(DEGREES(ASIN(([.O309]*0.5)/[.$B$4])))" office:value-type="float" office:value="84.899859852197" calcext:value-type="float">
            <text:p>84,8999</text:p>
          </table:table-cell>
          <table:table-cell table:style-name="ce43" table:formula="of:=[.K309]-[.K308]" office:value-type="float" office:value="0.299833878118093" calcext:value-type="float">
            <text:p>0,2998</text:p>
          </table:table-cell>
          <table:table-cell table:style-name="ce10" table:formula="of:=(SIN((RADIANS(([.J309])*0.5)))*[.$B$4]*2)" office:value-type="float" office:value="310.475415116126" calcext:value-type="float">
            <text:p>310,48</text:p>
          </table:table-cell>
          <table:table-cell table:style-name="ce10" table:formula="of:=(SIN((RADIANS(([.J309])*0.5)))*[.$B$4]*2)-[.M308]" office:value-type="float" office:value="0.889658901629844" calcext:value-type="float">
            <text:p>0,89</text:p>
          </table:table-cell>
          <table:table-cell table:style-name="ce13" table:formula="of:=[.D309]/[.$B$20]" office:value-type="float" office:value="310.475" calcext:value-type="float">
            <text:p>310,48</text:p>
          </table:table-cell>
          <table:table-cell table:style-name="ce13" table:formula="of:=[.F309]/[.$B$20]" office:value-type="float" office:value="0.889166666666667" calcext:value-type="float">
            <text:p>0,89</text:p>
          </table:table-cell>
          <table:table-cell table:style-name="ce10" table:formula="of:=([.$B$21]*([.J309]-[.J308]))/360" office:value-type="float" office:value="71.803409166666" calcext:value-type="float">
            <text:p>71,80</text:p>
          </table:table-cell>
          <table:table-cell table:style-name="ce10" table:formula="of:=[.A309]*(([.$B$21]*([.K309]-[.K308]))/360)" office:value-type="float" office:value="20309.1126033645" calcext:value-type="float">
            <text:p>20309,11</text:p>
          </table:table-cell>
          <table:table-cell table:style-name="ce20" table:formula="of:=[.H309]*([.F309]/1000000)" office:value-type="float" office:value="71.762152" calcext:value-type="float">
            <text:p>71,76</text:p>
          </table:table-cell>
          <table:table-cell table:style-name="ce20" table:formula="of:=[.S309]+[.T308]" office:value-type="float" office:value="20319.863772" calcext:value-type="float">
            <text:p>20319,86</text:p>
          </table:table-cell>
          <table:table-cell table:style-name="ce61" table:formula="of:=1000000*([.R309]-[.T309])" office:value-type="float" office:value="-10751168.6354592" calcext:value-type="float">
            <text:p>-10751168,64</text:p>
          </table:table-cell>
          <table:table-cell table:style-name="ce61" table:formula="of:=([.J309]-[.K309])*3600" office:value-type="float" office:value="0.504532090832299" calcext:value-type="float">
            <text:p>0,50</text:p>
          </table:table-cell>
          <table:table-cell table:style-name="ce61" table:formula="of:=1000*([.M309]-[.O309])" office:value-type="float" office:value="0.415116125964232" calcext:value-type="float">
            <text:p>0,42</text:p>
          </table:table-cell>
          <table:table-cell table:number-columns-repeated="1001"/>
        </table:table-row>
        <table:table-row table:style-name="ro1">
          <table:table-cell table:formula="of:=[.A309]+1" office:value-type="float" office:value="284" calcext:value-type="float">
            <text:p>284</text:p>
          </table:table-cell>
          <table:table-cell table:style-name="ce10" table:formula="of:=[.M310]*[.$B$20]" office:value-type="float" office:value="373635.535264829" calcext:value-type="float">
            <text:p>373635,54</text:p>
          </table:table-cell>
          <table:table-cell table:style-name="ce10" table:formula="of:=[.B310]-[.B309]" office:value-type="float" office:value="1065.03712547809" calcext:value-type="float">
            <text:p>1065,04</text:p>
          </table:table-cell>
          <table:table-cell table:style-name="ce34" table:formula="of:=(ROUND([.B310];0))+[.E310]" office:value-type="float" office:value="373636" calcext:value-type="float">
            <text:p>373636</text:p>
          </table:table-cell>
          <table:table-cell office:value-type="float" office:value="0" calcext:value-type="float">
            <text:p>0</text:p>
          </table:table-cell>
          <table:table-cell table:formula="of:=[.D310]-[.D309]" office:value-type="float" office:value="1066" calcext:value-type="float">
            <text:p>1066</text:p>
          </table:table-cell>
          <table:table-cell table:style-name="ce10" table:formula="of:=1000000*[.Q310]/[.C310]" office:value-type="float" office:value="67418.6912821815" calcext:value-type="float">
            <text:p>67418,69</text:p>
          </table:table-cell>
          <table:table-cell table:style-name="ce34" table:formula="of:=([.G310]-MOD([.G310];4))+4*[.I310]" office:value-type="float" office:value="67416" calcext:value-type="float">
            <text:p>6741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0]" office:value-type="float" office:value="85.2" calcext:value-type="float">
            <text:p>85,20</text:p>
          </table:table-cell>
          <table:table-cell table:style-name="ce43" table:formula="of:=2*(DEGREES(ASIN(([.O310]*0.5)/[.$B$4])))" office:value-type="float" office:value="85.2001310642422" calcext:value-type="float">
            <text:p>85,2001</text:p>
          </table:table-cell>
          <table:table-cell table:style-name="ce43" table:formula="of:=[.K310]-[.K309]" office:value-type="float" office:value="0.300271212045203" calcext:value-type="float">
            <text:p>0,3003</text:p>
          </table:table-cell>
          <table:table-cell table:style-name="ce10" table:formula="of:=(SIN((RADIANS(([.J310])*0.5)))*[.$B$4]*2)" office:value-type="float" office:value="311.362946054024" calcext:value-type="float">
            <text:p>311,36</text:p>
          </table:table-cell>
          <table:table-cell table:style-name="ce10" table:formula="of:=(SIN((RADIANS(([.J310])*0.5)))*[.$B$4]*2)-[.M309]" office:value-type="float" office:value="0.887530937898418" calcext:value-type="float">
            <text:p>0,89</text:p>
          </table:table-cell>
          <table:table-cell table:style-name="ce13" table:formula="of:=[.D310]/[.$B$20]" office:value-type="float" office:value="311.363333333333" calcext:value-type="float">
            <text:p>311,36</text:p>
          </table:table-cell>
          <table:table-cell table:style-name="ce13" table:formula="of:=[.F310]/[.$B$20]" office:value-type="float" office:value="0.888333333333333" calcext:value-type="float">
            <text:p>0,89</text:p>
          </table:table-cell>
          <table:table-cell table:style-name="ce10" table:formula="of:=([.$B$21]*([.J310]-[.J309]))/360" office:value-type="float" office:value="71.8034091666694" calcext:value-type="float">
            <text:p>71,80</text:p>
          </table:table-cell>
          <table:table-cell table:style-name="ce10" table:formula="of:=[.A310]*(([.$B$21]*([.K310]-[.K309]))/360)" office:value-type="float" office:value="20410.6035421485" calcext:value-type="float">
            <text:p>20410,60</text:p>
          </table:table-cell>
          <table:table-cell table:style-name="ce20" table:formula="of:=[.H310]*([.F310]/1000000)" office:value-type="float" office:value="71.865456" calcext:value-type="float">
            <text:p>71,87</text:p>
          </table:table-cell>
          <table:table-cell table:style-name="ce20" table:formula="of:=[.S310]+[.T309]" office:value-type="float" office:value="20391.729228" calcext:value-type="float">
            <text:p>20391,73</text:p>
          </table:table-cell>
          <table:table-cell table:style-name="ce61" table:formula="of:=1000000*([.R310]-[.T310])" office:value-type="float" office:value="18874314.1484993" calcext:value-type="float">
            <text:p>18874314,15</text:p>
          </table:table-cell>
          <table:table-cell table:style-name="ce61" table:formula="of:=([.J310]-[.K310])*3600" office:value-type="float" office:value="-0.471831271909196" calcext:value-type="float">
            <text:p>-0,47</text:p>
          </table:table-cell>
          <table:table-cell table:style-name="ce61" table:formula="of:=1000*([.M310]-[.O310])" office:value-type="float" office:value="-0.387279308995403" calcext:value-type="float">
            <text:p>-0,39</text:p>
          </table:table-cell>
          <table:table-cell table:number-columns-repeated="1001"/>
        </table:table-row>
        <table:table-row table:style-name="ro1">
          <table:table-cell table:formula="of:=[.A310]+1" office:value-type="float" office:value="285" calcext:value-type="float">
            <text:p>285</text:p>
          </table:table-cell>
          <table:table-cell table:style-name="ce10" table:formula="of:=[.M311]*[.$B$20]" office:value-type="float" office:value="374698.011534184" calcext:value-type="float">
            <text:p>374698,01</text:p>
          </table:table-cell>
          <table:table-cell table:style-name="ce10" table:formula="of:=[.B311]-[.B310]" office:value-type="float" office:value="1062.47626935504" calcext:value-type="float">
            <text:p>1062,48</text:p>
          </table:table-cell>
          <table:table-cell table:style-name="ce34" table:formula="of:=(ROUND([.B311];0))+[.E311]" office:value-type="float" office:value="374698" calcext:value-type="float">
            <text:p>374698</text:p>
          </table:table-cell>
          <table:table-cell office:value-type="float" office:value="0" calcext:value-type="float">
            <text:p>0</text:p>
          </table:table-cell>
          <table:table-cell table:formula="of:=[.D311]-[.D310]" office:value-type="float" office:value="1062" calcext:value-type="float">
            <text:p>1062</text:p>
          </table:table-cell>
          <table:table-cell table:style-name="ce10" table:formula="of:=1000000*[.Q311]/[.C311]" office:value-type="float" office:value="67581.188622926" calcext:value-type="float">
            <text:p>67581,19</text:p>
          </table:table-cell>
          <table:table-cell table:style-name="ce34" table:formula="of:=([.G311]-MOD([.G311];4))+4*[.I311]" office:value-type="float" office:value="67580" calcext:value-type="float">
            <text:p>675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1]" office:value-type="float" office:value="85.5" calcext:value-type="float">
            <text:p>85,50</text:p>
          </table:table-cell>
          <table:table-cell table:style-name="ce43" table:formula="of:=2*(DEGREES(ASIN(([.O311]*0.5)/[.$B$4])))" office:value-type="float" office:value="85.4999967392795" calcext:value-type="float">
            <text:p>85,5000</text:p>
          </table:table-cell>
          <table:table-cell table:style-name="ce43" table:formula="of:=[.K311]-[.K310]" office:value-type="float" office:value="0.299865675037296" calcext:value-type="float">
            <text:p>0,2999</text:p>
          </table:table-cell>
          <table:table-cell table:style-name="ce10" table:formula="of:=(SIN((RADIANS(([.J311])*0.5)))*[.$B$4]*2)" office:value-type="float" office:value="312.248342945153" calcext:value-type="float">
            <text:p>312,25</text:p>
          </table:table-cell>
          <table:table-cell table:style-name="ce10" table:formula="of:=(SIN((RADIANS(([.J311])*0.5)))*[.$B$4]*2)-[.M310]" office:value-type="float" office:value="0.885396891129233" calcext:value-type="float">
            <text:p>0,89</text:p>
          </table:table-cell>
          <table:table-cell table:style-name="ce13" table:formula="of:=[.D311]/[.$B$20]" office:value-type="float" office:value="312.248333333333" calcext:value-type="float">
            <text:p>312,25</text:p>
          </table:table-cell>
          <table:table-cell table:style-name="ce13" table:formula="of:=[.F311]/[.$B$20]" office:value-type="float" office:value="0.885" calcext:value-type="float">
            <text:p>0,89</text:p>
          </table:table-cell>
          <table:table-cell table:style-name="ce10" table:formula="of:=([.$B$21]*([.J311]-[.J310]))/360" office:value-type="float" office:value="71.803409166666" calcext:value-type="float">
            <text:p>71,80</text:p>
          </table:table-cell>
          <table:table-cell table:style-name="ce10" table:formula="of:=[.A311]*(([.$B$21]*([.K311]-[.K310]))/360)" office:value-type="float" office:value="20454.8088717546" calcext:value-type="float">
            <text:p>20454,81</text:p>
          </table:table-cell>
          <table:table-cell table:style-name="ce20" table:formula="of:=[.H311]*([.F311]/1000000)" office:value-type="float" office:value="71.76996" calcext:value-type="float">
            <text:p>71,77</text:p>
          </table:table-cell>
          <table:table-cell table:style-name="ce20" table:formula="of:=[.S311]+[.T310]" office:value-type="float" office:value="20463.499188" calcext:value-type="float">
            <text:p>20463,50</text:p>
          </table:table-cell>
          <table:table-cell table:style-name="ce61" table:formula="of:=1000000*([.R311]-[.T311])" office:value-type="float" office:value="-8690316.24543277" calcext:value-type="float">
            <text:p>-8690316,25</text:p>
          </table:table-cell>
          <table:table-cell table:style-name="ce61" table:formula="of:=([.J311]-[.K311])*3600" office:value-type="float" office:value="0.0117385938153802" calcext:value-type="float">
            <text:p>0,01</text:p>
          </table:table-cell>
          <table:table-cell table:style-name="ce61" table:formula="of:=1000*([.M311]-[.O311])" office:value-type="float" office:value="0.00961182001901761" calcext:value-type="float">
            <text:p>0,01</text:p>
          </table:table-cell>
          <table:table-cell table:number-columns-repeated="1001"/>
        </table:table-row>
        <table:table-row table:style-name="ro1">
          <table:table-cell table:formula="of:=[.A311]+1" office:value-type="float" office:value="286" calcext:value-type="float">
            <text:p>286</text:p>
          </table:table-cell>
          <table:table-cell table:style-name="ce10" table:formula="of:=[.M312]*[.$B$20]" office:value-type="float" office:value="375757.919665323" calcext:value-type="float">
            <text:p>375757,92</text:p>
          </table:table-cell>
          <table:table-cell table:style-name="ce10" table:formula="of:=[.B312]-[.B311]" office:value-type="float" office:value="1059.90813113883" calcext:value-type="float">
            <text:p>1059,91</text:p>
          </table:table-cell>
          <table:table-cell table:style-name="ce34" table:formula="of:=(ROUND([.B312];0))+[.E312]" office:value-type="float" office:value="375758" calcext:value-type="float">
            <text:p>375758</text:p>
          </table:table-cell>
          <table:table-cell office:value-type="float" office:value="0" calcext:value-type="float">
            <text:p>0</text:p>
          </table:table-cell>
          <table:table-cell table:formula="of:=[.D312]-[.D311]" office:value-type="float" office:value="1060" calcext:value-type="float">
            <text:p>1060</text:p>
          </table:table-cell>
          <table:table-cell table:style-name="ce10" table:formula="of:=1000000*[.Q312]/[.C312]" office:value-type="float" office:value="67744.9366196635" calcext:value-type="float">
            <text:p>67744,94</text:p>
          </table:table-cell>
          <table:table-cell table:style-name="ce34" table:formula="of:=([.G312]-MOD([.G312];4))+4*[.I312]" office:value-type="float" office:value="67744" calcext:value-type="float">
            <text:p>6774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2]" office:value-type="float" office:value="85.8" calcext:value-type="float">
            <text:p>85,80</text:p>
          </table:table-cell>
          <table:table-cell table:style-name="ce43" table:formula="of:=2*(DEGREES(ASIN(([.O312]*0.5)/[.$B$4])))" office:value-type="float" office:value="85.8000227658349" calcext:value-type="float">
            <text:p>85,8000</text:p>
          </table:table-cell>
          <table:table-cell table:style-name="ce43" table:formula="of:=[.K312]-[.K311]" office:value-type="float" office:value="0.3000260265554" calcext:value-type="float">
            <text:p>0,3000</text:p>
          </table:table-cell>
          <table:table-cell table:style-name="ce10" table:formula="of:=(SIN((RADIANS(([.J312])*0.5)))*[.$B$4]*2)" office:value-type="float" office:value="313.131599721102" calcext:value-type="float">
            <text:p>313,13</text:p>
          </table:table-cell>
          <table:table-cell table:style-name="ce10" table:formula="of:=(SIN((RADIANS(([.J312])*0.5)))*[.$B$4]*2)-[.M311]" office:value-type="float" office:value="0.883256775949008" calcext:value-type="float">
            <text:p>0,88</text:p>
          </table:table-cell>
          <table:table-cell table:style-name="ce13" table:formula="of:=[.D312]/[.$B$20]" office:value-type="float" office:value="313.131666666667" calcext:value-type="float">
            <text:p>313,13</text:p>
          </table:table-cell>
          <table:table-cell table:style-name="ce13" table:formula="of:=[.F312]/[.$B$20]" office:value-type="float" office:value="0.883333333333333" calcext:value-type="float">
            <text:p>0,88</text:p>
          </table:table-cell>
          <table:table-cell table:style-name="ce10" table:formula="of:=([.$B$21]*([.J312]-[.J311]))/360" office:value-type="float" office:value="71.803409166666" calcext:value-type="float">
            <text:p>71,80</text:p>
          </table:table-cell>
          <table:table-cell table:style-name="ce10" table:formula="of:=[.A312]*(([.$B$21]*([.K312]-[.K311]))/360)" office:value-type="float" office:value="20537.556606621" calcext:value-type="float">
            <text:p>20537,56</text:p>
          </table:table-cell>
          <table:table-cell table:style-name="ce20" table:formula="of:=[.H312]*([.F312]/1000000)" office:value-type="float" office:value="71.80864" calcext:value-type="float">
            <text:p>71,81</text:p>
          </table:table-cell>
          <table:table-cell table:style-name="ce20" table:formula="of:=[.S312]+[.T311]" office:value-type="float" office:value="20535.307828" calcext:value-type="float">
            <text:p>20535,31</text:p>
          </table:table-cell>
          <table:table-cell table:style-name="ce61" table:formula="of:=1000000*([.R312]-[.T312])" office:value-type="float" office:value="2248778.620964" calcext:value-type="float">
            <text:p>2248778,62</text:p>
          </table:table-cell>
          <table:table-cell table:style-name="ce61" table:formula="of:=([.J312]-[.K312])*3600" office:value-type="float" office:value="-0.0819570056364682" calcext:value-type="float">
            <text:p>-0,08</text:p>
          </table:table-cell>
          <table:table-cell table:style-name="ce61" table:formula="of:=1000*([.M312]-[.O312])" office:value-type="float" office:value="-0.0669455649813244" calcext:value-type="float">
            <text:p>-0,07</text:p>
          </table:table-cell>
          <table:table-cell table:number-columns-repeated="1001"/>
        </table:table-row>
        <table:table-row table:style-name="ro1">
          <table:table-cell table:formula="of:=[.A312]+1" office:value-type="float" office:value="287" calcext:value-type="float">
            <text:p>287</text:p>
          </table:table-cell>
          <table:table-cell table:style-name="ce10" table:formula="of:=[.M313]*[.$B$20]" office:value-type="float" office:value="376815.252393753" calcext:value-type="float">
            <text:p>376815,25</text:p>
          </table:table-cell>
          <table:table-cell table:style-name="ce10" table:formula="of:=[.B313]-[.B312]" office:value-type="float" office:value="1057.3327284308" calcext:value-type="float">
            <text:p>1057,33</text:p>
          </table:table-cell>
          <table:table-cell table:style-name="ce34" table:formula="of:=(ROUND([.B313];0))+[.E313]" office:value-type="float" office:value="376815" calcext:value-type="float">
            <text:p>376815</text:p>
          </table:table-cell>
          <table:table-cell office:value-type="float" office:value="0" calcext:value-type="float">
            <text:p>0</text:p>
          </table:table-cell>
          <table:table-cell table:formula="of:=[.D313]-[.D312]" office:value-type="float" office:value="1057" calcext:value-type="float">
            <text:p>1057</text:p>
          </table:table-cell>
          <table:table-cell table:style-name="ce10" table:formula="of:=1000000*[.Q313]/[.C313]" office:value-type="float" office:value="67909.9466383019" calcext:value-type="float">
            <text:p>67909,95</text:p>
          </table:table-cell>
          <table:table-cell table:style-name="ce34" table:formula="of:=([.G313]-MOD([.G313];4))+4*[.I313]" office:value-type="float" office:value="67908" calcext:value-type="float">
            <text:p>679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3]" office:value-type="float" office:value="86.1" calcext:value-type="float">
            <text:p>86,10</text:p>
          </table:table-cell>
          <table:table-cell table:style-name="ce43" table:formula="of:=2*(DEGREES(ASIN(([.O313]*0.5)/[.$B$4])))" office:value-type="float" office:value="86.0999283001432" calcext:value-type="float">
            <text:p>86,0999</text:p>
          </table:table-cell>
          <table:table-cell table:style-name="ce43" table:formula="of:=[.K313]-[.K312]" office:value-type="float" office:value="0.299905534308309" calcext:value-type="float">
            <text:p>0,2999</text:p>
          </table:table-cell>
          <table:table-cell table:style-name="ce10" table:formula="of:=(SIN((RADIANS(([.J313])*0.5)))*[.$B$4]*2)" office:value-type="float" office:value="314.012710328128" calcext:value-type="float">
            <text:p>314,01</text:p>
          </table:table-cell>
          <table:table-cell table:style-name="ce10" table:formula="of:=(SIN((RADIANS(([.J313])*0.5)))*[.$B$4]*2)-[.M312]" office:value-type="float" office:value="0.881110607025676" calcext:value-type="float">
            <text:p>0,88</text:p>
          </table:table-cell>
          <table:table-cell table:style-name="ce13" table:formula="of:=[.D313]/[.$B$20]" office:value-type="float" office:value="314.0125" calcext:value-type="float">
            <text:p>314,01</text:p>
          </table:table-cell>
          <table:table-cell table:style-name="ce13" table:formula="of:=[.F313]/[.$B$20]" office:value-type="float" office:value="0.880833333333333" calcext:value-type="float">
            <text:p>0,88</text:p>
          </table:table-cell>
          <table:table-cell table:style-name="ce10" table:formula="of:=([.$B$21]*([.J313]-[.J312]))/360" office:value-type="float" office:value="71.803409166666" calcext:value-type="float">
            <text:p>71,80</text:p>
          </table:table-cell>
          <table:table-cell table:style-name="ce10" table:formula="of:=[.A313]*(([.$B$21]*([.K313]-[.K312]))/360)" office:value-type="float" office:value="20601.0894003315" calcext:value-type="float">
            <text:p>20601,09</text:p>
          </table:table-cell>
          <table:table-cell table:style-name="ce20" table:formula="of:=[.H313]*([.F313]/1000000)" office:value-type="float" office:value="71.778756" calcext:value-type="float">
            <text:p>71,78</text:p>
          </table:table-cell>
          <table:table-cell table:style-name="ce20" table:formula="of:=[.S313]+[.T312]" office:value-type="float" office:value="20607.086584" calcext:value-type="float">
            <text:p>20607,09</text:p>
          </table:table-cell>
          <table:table-cell table:style-name="ce61" table:formula="of:=1000000*([.R313]-[.T313])" office:value-type="float" office:value="-5997183.66852176" calcext:value-type="float">
            <text:p>-5997183,67</text:p>
          </table:table-cell>
          <table:table-cell table:style-name="ce61" table:formula="of:=([.J313]-[.K313])*3600" office:value-type="float" office:value="0.258119484442432" calcext:value-type="float">
            <text:p>0,26</text:p>
          </table:table-cell>
          <table:table-cell table:style-name="ce61" table:formula="of:=1000*([.M313]-[.O313])" office:value-type="float" office:value="0.210328127991488" calcext:value-type="float">
            <text:p>0,21</text:p>
          </table:table-cell>
          <table:table-cell table:number-columns-repeated="1001"/>
        </table:table-row>
        <table:table-row table:style-name="ro1">
          <table:table-cell table:formula="of:=[.A313]+1" office:value-type="float" office:value="288" calcext:value-type="float">
            <text:p>288</text:p>
          </table:table-cell>
          <table:table-cell table:style-name="ce10" table:formula="of:=[.M314]*[.$B$20]" office:value-type="float" office:value="377870.002472636" calcext:value-type="float">
            <text:p>377870,00</text:p>
          </table:table-cell>
          <table:table-cell table:style-name="ce10" table:formula="of:=[.B314]-[.B313]" office:value-type="float" office:value="1054.75007888267" calcext:value-type="float">
            <text:p>1054,75</text:p>
          </table:table-cell>
          <table:table-cell table:style-name="ce34" table:formula="of:=(ROUND([.B314];0))+[.E314]" office:value-type="float" office:value="377870" calcext:value-type="float">
            <text:p>377870</text:p>
          </table:table-cell>
          <table:table-cell office:value-type="float" office:value="0" calcext:value-type="float">
            <text:p>0</text:p>
          </table:table-cell>
          <table:table-cell table:formula="of:=[.D314]-[.D313]" office:value-type="float" office:value="1055" calcext:value-type="float">
            <text:p>1055</text:p>
          </table:table-cell>
          <table:table-cell table:style-name="ce10" table:formula="of:=1000000*[.Q314]/[.C314]" office:value-type="float" office:value="68076.230193535" calcext:value-type="float">
            <text:p>68076,23</text:p>
          </table:table-cell>
          <table:table-cell table:style-name="ce34" table:formula="of:=([.G314]-MOD([.G314];4))+4*[.I314]" office:value-type="float" office:value="68076" calcext:value-type="float">
            <text:p>680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4]" office:value-type="float" office:value="86.4" calcext:value-type="float">
            <text:p>86,40</text:p>
          </table:table-cell>
          <table:table-cell table:style-name="ce43" table:formula="of:=2*(DEGREES(ASIN(([.O314]*0.5)/[.$B$4])))" office:value-type="float" office:value="86.3999992958504" calcext:value-type="float">
            <text:p>86,4000</text:p>
          </table:table-cell>
          <table:table-cell table:style-name="ce43" table:formula="of:=[.K314]-[.K313]" office:value-type="float" office:value="0.300070995707202" calcext:value-type="float">
            <text:p>0,3001</text:p>
          </table:table-cell>
          <table:table-cell table:style-name="ce10" table:formula="of:=(SIN((RADIANS(([.J314])*0.5)))*[.$B$4]*2)" office:value-type="float" office:value="314.891668727197" calcext:value-type="float">
            <text:p>314,89</text:p>
          </table:table-cell>
          <table:table-cell table:style-name="ce10" table:formula="of:=(SIN((RADIANS(([.J314])*0.5)))*[.$B$4]*2)-[.M313]" office:value-type="float" office:value="0.878958399068893" calcext:value-type="float">
            <text:p>0,88</text:p>
          </table:table-cell>
          <table:table-cell table:style-name="ce13" table:formula="of:=[.D314]/[.$B$20]" office:value-type="float" office:value="314.891666666667" calcext:value-type="float">
            <text:p>314,89</text:p>
          </table:table-cell>
          <table:table-cell table:style-name="ce13" table:formula="of:=[.F314]/[.$B$20]" office:value-type="float" office:value="0.879166666666667" calcext:value-type="float">
            <text:p>0,88</text:p>
          </table:table-cell>
          <table:table-cell table:style-name="ce10" table:formula="of:=([.$B$21]*([.J314]-[.J313]))/360" office:value-type="float" office:value="71.803409166666" calcext:value-type="float">
            <text:p>71,80</text:p>
          </table:table-cell>
          <table:table-cell table:style-name="ce10" table:formula="of:=[.A314]*(([.$B$21]*([.K314]-[.K313]))/360)" office:value-type="float" office:value="20684.2756644608" calcext:value-type="float">
            <text:p>20684,28</text:p>
          </table:table-cell>
          <table:table-cell table:style-name="ce20" table:formula="of:=[.H314]*([.F314]/1000000)" office:value-type="float" office:value="71.82018" calcext:value-type="float">
            <text:p>71,82</text:p>
          </table:table-cell>
          <table:table-cell table:style-name="ce20" table:formula="of:=[.S314]+[.T313]" office:value-type="float" office:value="20678.906764" calcext:value-type="float">
            <text:p>20678,91</text:p>
          </table:table-cell>
          <table:table-cell table:style-name="ce61" table:formula="of:=1000000*([.R314]-[.T314])" office:value-type="float" office:value="5368900.46075496" calcext:value-type="float">
            <text:p>5368900,46</text:p>
          </table:table-cell>
          <table:table-cell table:style-name="ce61" table:formula="of:=([.J314]-[.K314])*3600" office:value-type="float" office:value="0.0025349385566642" calcext:value-type="float">
            <text:p>0,00</text:p>
          </table:table-cell>
          <table:table-cell table:style-name="ce61" table:formula="of:=1000*([.M314]-[.O314])" office:value-type="float" office:value="0.00206052999374151" calcext:value-type="float">
            <text:p>0,00</text:p>
          </table:table-cell>
          <table:table-cell table:number-columns-repeated="1001"/>
        </table:table-row>
        <table:table-row table:style-name="ro1">
          <table:table-cell table:formula="of:=[.A314]+1" office:value-type="float" office:value="289" calcext:value-type="float">
            <text:p>289</text:p>
          </table:table-cell>
          <table:table-cell table:style-name="ce10" table:formula="of:=[.M315]*[.$B$20]" office:value-type="float" office:value="378922.162672832" calcext:value-type="float">
            <text:p>378922,16</text:p>
          </table:table-cell>
          <table:table-cell table:style-name="ce10" table:formula="of:=[.B315]-[.B314]" office:value-type="float" office:value="1052.16020019574" calcext:value-type="float">
            <text:p>1052,16</text:p>
          </table:table-cell>
          <table:table-cell table:style-name="ce34" table:formula="of:=(ROUND([.B315];0))+[.E315]" office:value-type="float" office:value="378922" calcext:value-type="float">
            <text:p>378922</text:p>
          </table:table-cell>
          <table:table-cell office:value-type="float" office:value="0" calcext:value-type="float">
            <text:p>0</text:p>
          </table:table-cell>
          <table:table-cell table:formula="of:=[.D315]-[.D314]" office:value-type="float" office:value="1052" calcext:value-type="float">
            <text:p>1052</text:p>
          </table:table-cell>
          <table:table-cell table:style-name="ce10" table:formula="of:=1000000*[.Q315]/[.C315]" office:value-type="float" office:value="68243.7989512544" calcext:value-type="float">
            <text:p>68243,80</text:p>
          </table:table-cell>
          <table:table-cell table:style-name="ce34" table:formula="of:=([.G315]-MOD([.G315];4))+4*[.I315]" office:value-type="float" office:value="68240" calcext:value-type="float">
            <text:p>6824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5]" office:value-type="float" office:value="86.7" calcext:value-type="float">
            <text:p>86,70</text:p>
          </table:table-cell>
          <table:table-cell table:style-name="ce43" table:formula="of:=2*(DEGREES(ASIN(([.O315]*0.5)/[.$B$4])))" office:value-type="float" office:value="86.6999535602196" calcext:value-type="float">
            <text:p>86,7000</text:p>
          </table:table-cell>
          <table:table-cell table:style-name="ce43" table:formula="of:=[.K315]-[.K314]" office:value-type="float" office:value="0.299954264369191" calcext:value-type="float">
            <text:p>0,3000</text:p>
          </table:table-cell>
          <table:table-cell table:style-name="ce10" table:formula="of:=(SIN((RADIANS(([.J315])*0.5)))*[.$B$4]*2)" office:value-type="float" office:value="315.768468894027" calcext:value-type="float">
            <text:p>315,77</text:p>
          </table:table-cell>
          <table:table-cell table:style-name="ce10" table:formula="of:=(SIN((RADIANS(([.J315])*0.5)))*[.$B$4]*2)-[.M314]" office:value-type="float" office:value="0.876800166829753" calcext:value-type="float">
            <text:p>0,88</text:p>
          </table:table-cell>
          <table:table-cell table:style-name="ce13" table:formula="of:=[.D315]/[.$B$20]" office:value-type="float" office:value="315.768333333333" calcext:value-type="float">
            <text:p>315,77</text:p>
          </table:table-cell>
          <table:table-cell table:style-name="ce13" table:formula="of:=[.F315]/[.$B$20]" office:value-type="float" office:value="0.876666666666667" calcext:value-type="float">
            <text:p>0,88</text:p>
          </table:table-cell>
          <table:table-cell table:style-name="ce10" table:formula="of:=([.$B$21]*([.J315]-[.J314]))/360" office:value-type="float" office:value="71.8034091666694" calcext:value-type="float">
            <text:p>71,80</text:p>
          </table:table-cell>
          <table:table-cell table:style-name="ce10" table:formula="of:=[.A315]*(([.$B$21]*([.K315]-[.K314]))/360)" office:value-type="float" office:value="20748.021687342" calcext:value-type="float">
            <text:p>20748,02</text:p>
          </table:table-cell>
          <table:table-cell table:style-name="ce20" table:formula="of:=[.H315]*([.F315]/1000000)" office:value-type="float" office:value="71.78848" calcext:value-type="float">
            <text:p>71,79</text:p>
          </table:table-cell>
          <table:table-cell table:style-name="ce20" table:formula="of:=[.S315]+[.T314]" office:value-type="float" office:value="20750.695244" calcext:value-type="float">
            <text:p>20750,70</text:p>
          </table:table-cell>
          <table:table-cell table:style-name="ce61" table:formula="of:=1000000*([.R315]-[.T315])" office:value-type="float" office:value="-2673556.65801733" calcext:value-type="float">
            <text:p>-2673556,66</text:p>
          </table:table-cell>
          <table:table-cell table:style-name="ce61" table:formula="of:=([.J315]-[.K315])*3600" office:value-type="float" office:value="0.167183209458699" calcext:value-type="float">
            <text:p>0,17</text:p>
          </table:table-cell>
          <table:table-cell table:style-name="ce61" table:formula="of:=1000*([.M315]-[.O315])" office:value-type="float" office:value="0.135560694047854" calcext:value-type="float">
            <text:p>0,14</text:p>
          </table:table-cell>
          <table:table-cell table:number-columns-repeated="1001"/>
        </table:table-row>
        <table:table-row table:style-name="ro1">
          <table:table-cell table:formula="of:=[.A315]+1" office:value-type="float" office:value="290" calcext:value-type="float">
            <text:p>290</text:p>
          </table:table-cell>
          <table:table-cell table:style-name="ce10" table:formula="of:=[.M316]*[.$B$20]" office:value-type="float" office:value="379971.725782952" calcext:value-type="float">
            <text:p>379971,73</text:p>
          </table:table-cell>
          <table:table-cell table:style-name="ce10" table:formula="of:=[.B316]-[.B315]" office:value-type="float" office:value="1049.56311012036" calcext:value-type="float">
            <text:p>1049,56</text:p>
          </table:table-cell>
          <table:table-cell table:style-name="ce34" table:formula="of:=(ROUND([.B316];0))+[.E316]" office:value-type="float" office:value="379972" calcext:value-type="float">
            <text:p>379972</text:p>
          </table:table-cell>
          <table:table-cell office:value-type="float" office:value="0" calcext:value-type="float">
            <text:p>0</text:p>
          </table:table-cell>
          <table:table-cell table:formula="of:=[.D316]-[.D315]" office:value-type="float" office:value="1050" calcext:value-type="float">
            <text:p>1050</text:p>
          </table:table-cell>
          <table:table-cell table:style-name="ce10" table:formula="of:=1000000*[.Q316]/[.C316]" office:value-type="float" office:value="68412.6647309772" calcext:value-type="float">
            <text:p>68412,66</text:p>
          </table:table-cell>
          <table:table-cell table:style-name="ce34" table:formula="of:=([.G316]-MOD([.G316];4))+4*[.I316]" office:value-type="float" office:value="68412" calcext:value-type="float">
            <text:p>6841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6]" office:value-type="float" office:value="87" calcext:value-type="float">
            <text:p>87,00</text:p>
          </table:table-cell>
          <table:table-cell table:style-name="ce43" table:formula="of:=2*(DEGREES(ASIN(([.O316]*0.5)/[.$B$4])))" office:value-type="float" office:value="87.0000784776402" calcext:value-type="float">
            <text:p>87,0001</text:p>
          </table:table-cell>
          <table:table-cell table:style-name="ce43" table:formula="of:=[.K316]-[.K315]" office:value-type="float" office:value="0.300124917420604" calcext:value-type="float">
            <text:p>0,3001</text:p>
          </table:table-cell>
          <table:table-cell table:style-name="ce10" table:formula="of:=(SIN((RADIANS(([.J316])*0.5)))*[.$B$4]*2)" office:value-type="float" office:value="316.643104819127" calcext:value-type="float">
            <text:p>316,64</text:p>
          </table:table-cell>
          <table:table-cell table:style-name="ce10" table:formula="of:=(SIN((RADIANS(([.J316])*0.5)))*[.$B$4]*2)-[.M315]" office:value-type="float" office:value="0.874635925100336" calcext:value-type="float">
            <text:p>0,87</text:p>
          </table:table-cell>
          <table:table-cell table:style-name="ce13" table:formula="of:=[.D316]/[.$B$20]" office:value-type="float" office:value="316.643333333333" calcext:value-type="float">
            <text:p>316,64</text:p>
          </table:table-cell>
          <table:table-cell table:style-name="ce13" table:formula="of:=[.F316]/[.$B$20]" office:value-type="float" office:value="0.875" calcext:value-type="float">
            <text:p>0,88</text:p>
          </table:table-cell>
          <table:table-cell table:style-name="ce10" table:formula="of:=([.$B$21]*([.J316]-[.J315]))/360" office:value-type="float" office:value="71.803409166666" calcext:value-type="float">
            <text:p>71,80</text:p>
          </table:table-cell>
          <table:table-cell table:style-name="ce10" table:formula="of:=[.A316]*(([.$B$21]*([.K316]-[.K315]))/360)" office:value-type="float" office:value="20831.6591717749" calcext:value-type="float">
            <text:p>20831,66</text:p>
          </table:table-cell>
          <table:table-cell table:style-name="ce20" table:formula="of:=[.H316]*([.F316]/1000000)" office:value-type="float" office:value="71.8326" calcext:value-type="float">
            <text:p>71,83</text:p>
          </table:table-cell>
          <table:table-cell table:style-name="ce20" table:formula="of:=[.S316]+[.T315]" office:value-type="float" office:value="20822.527844" calcext:value-type="float">
            <text:p>20822,53</text:p>
          </table:table-cell>
          <table:table-cell table:style-name="ce61" table:formula="of:=1000000*([.R316]-[.T316])" office:value-type="float" office:value="9131327.77486317" calcext:value-type="float">
            <text:p>9131327,77</text:p>
          </table:table-cell>
          <table:table-cell table:style-name="ce61" table:formula="of:=([.J316]-[.K316])*3600" office:value-type="float" office:value="-0.282519504725087" calcext:value-type="float">
            <text:p>-0,28</text:p>
          </table:table-cell>
          <table:table-cell table:style-name="ce61" table:formula="of:=1000*([.M316]-[.O316])" office:value-type="float" office:value="-0.228514205957708" calcext:value-type="float">
            <text:p>-0,23</text:p>
          </table:table-cell>
          <table:table-cell table:number-columns-repeated="1001"/>
        </table:table-row>
        <table:table-row table:style-name="ro1">
          <table:table-cell table:formula="of:=[.A316]+1" office:value-type="float" office:value="291" calcext:value-type="float">
            <text:p>291</text:p>
          </table:table-cell>
          <table:table-cell table:style-name="ce10" table:formula="of:=[.M317]*[.$B$20]" office:value-type="float" office:value="381018.684609409" calcext:value-type="float">
            <text:p>381018,68</text:p>
          </table:table-cell>
          <table:table-cell table:style-name="ce10" table:formula="of:=[.B317]-[.B316]" office:value-type="float" office:value="1046.95882645709" calcext:value-type="float">
            <text:p>1046,96</text:p>
          </table:table-cell>
          <table:table-cell table:style-name="ce34" table:formula="of:=(ROUND([.B317];0))+[.E317]" office:value-type="float" office:value="381019" calcext:value-type="float">
            <text:p>381019</text:p>
          </table:table-cell>
          <table:table-cell office:value-type="float" office:value="0" calcext:value-type="float">
            <text:p>0</text:p>
          </table:table-cell>
          <table:table-cell table:formula="of:=[.D317]-[.D316]" office:value-type="float" office:value="1047" calcext:value-type="float">
            <text:p>1047</text:p>
          </table:table-cell>
          <table:table-cell table:style-name="ce10" table:formula="of:=1000000*[.Q317]/[.C317]" office:value-type="float" office:value="68582.8395082629" calcext:value-type="float">
            <text:p>68582,84</text:p>
          </table:table-cell>
          <table:table-cell table:style-name="ce34" table:formula="of:=([.G317]-MOD([.G317];4))+4*[.I317]" office:value-type="float" office:value="68580" calcext:value-type="float">
            <text:p>6858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7]" office:value-type="float" office:value="87.3" calcext:value-type="float">
            <text:p>87,30</text:p>
          </table:table-cell>
          <table:table-cell table:style-name="ce43" table:formula="of:=2*(DEGREES(ASIN(([.O317]*0.5)/[.$B$4])))" office:value-type="float" office:value="87.3000904861326" calcext:value-type="float">
            <text:p>87,3001</text:p>
          </table:table-cell>
          <table:table-cell table:style-name="ce43" table:formula="of:=[.K317]-[.K316]" office:value-type="float" office:value="0.300012008492402" calcext:value-type="float">
            <text:p>0,3000</text:p>
          </table:table-cell>
          <table:table-cell table:style-name="ce10" table:formula="of:=(SIN((RADIANS(([.J317])*0.5)))*[.$B$4]*2)" office:value-type="float" office:value="317.515570507841" calcext:value-type="float">
            <text:p>317,52</text:p>
          </table:table-cell>
          <table:table-cell table:style-name="ce10" table:formula="of:=(SIN((RADIANS(([.J317])*0.5)))*[.$B$4]*2)-[.M316]" office:value-type="float" office:value="0.872465688714215" calcext:value-type="float">
            <text:p>0,87</text:p>
          </table:table-cell>
          <table:table-cell table:style-name="ce13" table:formula="of:=[.D317]/[.$B$20]" office:value-type="float" office:value="317.515833333333" calcext:value-type="float">
            <text:p>317,52</text:p>
          </table:table-cell>
          <table:table-cell table:style-name="ce13" table:formula="of:=[.F317]/[.$B$20]" office:value-type="float" office:value="0.8725" calcext:value-type="float">
            <text:p>0,87</text:p>
          </table:table-cell>
          <table:table-cell table:style-name="ce10" table:formula="of:=([.$B$21]*([.J317]-[.J316]))/360" office:value-type="float" office:value="71.803409166666" calcext:value-type="float">
            <text:p>71,80</text:p>
          </table:table-cell>
          <table:table-cell table:style-name="ce10" table:formula="of:=[.A317]*(([.$B$21]*([.K317]-[.K316]))/360)" office:value-type="float" office:value="20895.6284506726" calcext:value-type="float">
            <text:p>20895,63</text:p>
          </table:table-cell>
          <table:table-cell table:style-name="ce20" table:formula="of:=[.H317]*([.F317]/1000000)" office:value-type="float" office:value="71.80326" calcext:value-type="float">
            <text:p>71,80</text:p>
          </table:table-cell>
          <table:table-cell table:style-name="ce20" table:formula="of:=[.S317]+[.T316]" office:value-type="float" office:value="20894.331104" calcext:value-type="float">
            <text:p>20894,33</text:p>
          </table:table-cell>
          <table:table-cell table:style-name="ce61" table:formula="of:=1000000*([.R317]-[.T317])" office:value-type="float" office:value="1297346.67261073" calcext:value-type="float">
            <text:p>1297346,67</text:p>
          </table:table-cell>
          <table:table-cell table:style-name="ce61" table:formula="of:=([.J317]-[.K317])*3600" office:value-type="float" office:value="-0.325750077382736" calcext:value-type="float">
            <text:p>-0,33</text:p>
          </table:table-cell>
          <table:table-cell table:style-name="ce61" table:formula="of:=1000*([.M317]-[.O317])" office:value-type="float" office:value="-0.262825491972762" calcext:value-type="float">
            <text:p>-0,26</text:p>
          </table:table-cell>
          <table:table-cell table:number-columns-repeated="1001"/>
        </table:table-row>
        <table:table-row table:style-name="ro1">
          <table:table-cell table:formula="of:=[.A317]+1" office:value-type="float" office:value="292" calcext:value-type="float">
            <text:p>292</text:p>
          </table:table-cell>
          <table:table-cell table:style-name="ce10" table:formula="of:=[.M318]*[.$B$20]" office:value-type="float" office:value="382063.031976465" calcext:value-type="float">
            <text:p>382063,03</text:p>
          </table:table-cell>
          <table:table-cell table:style-name="ce10" table:formula="of:=[.B318]-[.B317]" office:value-type="float" office:value="1044.34736705519" calcext:value-type="float">
            <text:p>1044,35</text:p>
          </table:table-cell>
          <table:table-cell table:style-name="ce34" table:formula="of:=(ROUND([.B318];0))+[.E318]" office:value-type="float" office:value="382063" calcext:value-type="float">
            <text:p>382063</text:p>
          </table:table-cell>
          <table:table-cell office:value-type="float" office:value="0" calcext:value-type="float">
            <text:p>0</text:p>
          </table:table-cell>
          <table:table-cell table:formula="of:=[.D318]-[.D317]" office:value-type="float" office:value="1044" calcext:value-type="float">
            <text:p>1044</text:p>
          </table:table-cell>
          <table:table-cell table:style-name="ce10" table:formula="of:=1000000*[.Q318]/[.C318]" office:value-type="float" office:value="68754.3354172802" calcext:value-type="float">
            <text:p>68754,34</text:p>
          </table:table-cell>
          <table:table-cell table:style-name="ce34" table:formula="of:=([.G318]-MOD([.G318];4))+4*[.I318]" office:value-type="float" office:value="68752" calcext:value-type="float">
            <text:p>687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8]" office:value-type="float" office:value="87.6" calcext:value-type="float">
            <text:p>87,60</text:p>
          </table:table-cell>
          <table:table-cell table:style-name="ce43" table:formula="of:=2*(DEGREES(ASIN(([.O318]*0.5)/[.$B$4])))" office:value-type="float" office:value="87.5999908028974" calcext:value-type="float">
            <text:p>87,6000</text:p>
          </table:table-cell>
          <table:table-cell table:style-name="ce43" table:formula="of:=[.K318]-[.K317]" office:value-type="float" office:value="0.299900316764791" calcext:value-type="float">
            <text:p>0,2999</text:p>
          </table:table-cell>
          <table:table-cell table:style-name="ce10" table:formula="of:=(SIN((RADIANS(([.J318])*0.5)))*[.$B$4]*2)" office:value-type="float" office:value="318.385859980387" calcext:value-type="float">
            <text:p>318,39</text:p>
          </table:table-cell>
          <table:table-cell table:style-name="ce10" table:formula="of:=(SIN((RADIANS(([.J318])*0.5)))*[.$B$4]*2)-[.M317]" office:value-type="float" office:value="0.870289472546006" calcext:value-type="float">
            <text:p>0,87</text:p>
          </table:table-cell>
          <table:table-cell table:style-name="ce13" table:formula="of:=[.D318]/[.$B$20]" office:value-type="float" office:value="318.385833333333" calcext:value-type="float">
            <text:p>318,39</text:p>
          </table:table-cell>
          <table:table-cell table:style-name="ce13" table:formula="of:=[.F318]/[.$B$20]" office:value-type="float" office:value="0.87" calcext:value-type="float">
            <text:p>0,87</text:p>
          </table:table-cell>
          <table:table-cell table:style-name="ce10" table:formula="of:=([.$B$21]*([.J318]-[.J317]))/360" office:value-type="float" office:value="71.803409166666" calcext:value-type="float">
            <text:p>71,80</text:p>
          </table:table-cell>
          <table:table-cell table:style-name="ce10" table:formula="of:=[.A318]*(([.$B$21]*([.K318]-[.K317]))/360)" office:value-type="float" office:value="20959.6287497719" calcext:value-type="float">
            <text:p>20959,63</text:p>
          </table:table-cell>
          <table:table-cell table:style-name="ce20" table:formula="of:=[.H318]*([.F318]/1000000)" office:value-type="float" office:value="71.777088" calcext:value-type="float">
            <text:p>71,78</text:p>
          </table:table-cell>
          <table:table-cell table:style-name="ce20" table:formula="of:=[.S318]+[.T317]" office:value-type="float" office:value="20966.108192" calcext:value-type="float">
            <text:p>20966,11</text:p>
          </table:table-cell>
          <table:table-cell table:style-name="ce61" table:formula="of:=1000000*([.R318]-[.T318])" office:value-type="float" office:value="-6479442.22809019" calcext:value-type="float">
            <text:p>-6479442,23</text:p>
          </table:table-cell>
          <table:table-cell table:style-name="ce61" table:formula="of:=([.J318]-[.K318])*3600" office:value-type="float" office:value="0.0331095693582029" calcext:value-type="float">
            <text:p>0,03</text:p>
          </table:table-cell>
          <table:table-cell table:style-name="ce61" table:formula="of:=1000*([.M318]-[.O318])" office:value-type="float" office:value="0.0266470540282171" calcext:value-type="float">
            <text:p>0,03</text:p>
          </table:table-cell>
          <table:table-cell table:number-columns-repeated="1001"/>
        </table:table-row>
        <table:table-row table:style-name="ro1">
          <table:table-cell table:formula="of:=[.A318]+1" office:value-type="float" office:value="293" calcext:value-type="float">
            <text:p>293</text:p>
          </table:table-cell>
          <table:table-cell table:style-name="ce10" table:formula="of:=[.M319]*[.$B$20]" office:value-type="float" office:value="383104.760726278" calcext:value-type="float">
            <text:p>383104,76</text:p>
          </table:table-cell>
          <table:table-cell table:style-name="ce10" table:formula="of:=[.B319]-[.B318]" office:value-type="float" office:value="1041.72874981351" calcext:value-type="float">
            <text:p>1041,73</text:p>
          </table:table-cell>
          <table:table-cell table:style-name="ce34" table:formula="of:=(ROUND([.B319];0))+[.E319]" office:value-type="float" office:value="383105" calcext:value-type="float">
            <text:p>383105</text:p>
          </table:table-cell>
          <table:table-cell office:value-type="float" office:value="0" calcext:value-type="float">
            <text:p>0</text:p>
          </table:table-cell>
          <table:table-cell table:formula="of:=[.D319]-[.D318]" office:value-type="float" office:value="1042" calcext:value-type="float">
            <text:p>1042</text:p>
          </table:table-cell>
          <table:table-cell table:style-name="ce10" table:formula="of:=1000000*[.Q319]/[.C319]" office:value-type="float" office:value="68927.1647533233" calcext:value-type="float">
            <text:p>68927,16</text:p>
          </table:table-cell>
          <table:table-cell table:style-name="ce34" table:formula="of:=([.G319]-MOD([.G319];4))+4*[.I319]" office:value-type="float" office:value="68924" calcext:value-type="float">
            <text:p>68924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19]" office:value-type="float" office:value="87.9" calcext:value-type="float">
            <text:p>87,90</text:p>
          </table:table-cell>
          <table:table-cell table:style-name="ce43" table:formula="of:=2*(DEGREES(ASIN(([.O319]*0.5)/[.$B$4])))" office:value-type="float" office:value="87.9000689936182" calcext:value-type="float">
            <text:p>87,9001</text:p>
          </table:table-cell>
          <table:table-cell table:style-name="ce43" table:formula="of:=[.K319]-[.K318]" office:value-type="float" office:value="0.300078190720811" calcext:value-type="float">
            <text:p>0,3001</text:p>
          </table:table-cell>
          <table:table-cell table:style-name="ce10" table:formula="of:=(SIN((RADIANS(([.J319])*0.5)))*[.$B$4]*2)" office:value-type="float" office:value="319.253967271898" calcext:value-type="float">
            <text:p>319,25</text:p>
          </table:table-cell>
          <table:table-cell table:style-name="ce10" table:formula="of:=(SIN((RADIANS(([.J319])*0.5)))*[.$B$4]*2)-[.M318]" office:value-type="float" office:value="0.868107291511251" calcext:value-type="float">
            <text:p>0,87</text:p>
          </table:table-cell>
          <table:table-cell table:style-name="ce13" table:formula="of:=[.D319]/[.$B$20]" office:value-type="float" office:value="319.254166666667" calcext:value-type="float">
            <text:p>319,25</text:p>
          </table:table-cell>
          <table:table-cell table:style-name="ce13" table:formula="of:=[.F319]/[.$B$20]" office:value-type="float" office:value="0.868333333333333" calcext:value-type="float">
            <text:p>0,87</text:p>
          </table:table-cell>
          <table:table-cell table:style-name="ce10" table:formula="of:=([.$B$21]*([.J319]-[.J318]))/360" office:value-type="float" office:value="71.8034091666694" calcext:value-type="float">
            <text:p>71,80</text:p>
          </table:table-cell>
          <table:table-cell table:style-name="ce10" table:formula="of:=[.A319]*(([.$B$21]*([.K319]-[.K318]))/360)" office:value-type="float" office:value="21043.882244412" calcext:value-type="float">
            <text:p>21043,88</text:p>
          </table:table-cell>
          <table:table-cell table:style-name="ce20" table:formula="of:=[.H319]*([.F319]/1000000)" office:value-type="float" office:value="71.818808" calcext:value-type="float">
            <text:p>71,82</text:p>
          </table:table-cell>
          <table:table-cell table:style-name="ce20" table:formula="of:=[.S319]+[.T318]" office:value-type="float" office:value="21037.927" calcext:value-type="float">
            <text:p>21037,93</text:p>
          </table:table-cell>
          <table:table-cell table:style-name="ce61" table:formula="of:=1000000*([.R319]-[.T319])" office:value-type="float" office:value="5955244.41195448" calcext:value-type="float">
            <text:p>5955244,41</text:p>
          </table:table-cell>
          <table:table-cell table:style-name="ce61" table:formula="of:=([.J319]-[.K319])*3600" office:value-type="float" office:value="-0.24837702551963" calcext:value-type="float">
            <text:p>-0,25</text:p>
          </table:table-cell>
          <table:table-cell table:style-name="ce61" table:formula="of:=1000*([.M319]-[.O319])" office:value-type="float" office:value="-0.19939476902664" calcext:value-type="float">
            <text:p>-0,20</text:p>
          </table:table-cell>
          <table:table-cell table:number-columns-repeated="1001"/>
        </table:table-row>
        <table:table-row table:style-name="ro1">
          <table:table-cell table:formula="of:=[.A319]+1" office:value-type="float" office:value="294" calcext:value-type="float">
            <text:p>294</text:p>
          </table:table-cell>
          <table:table-cell table:style-name="ce10" table:formula="of:=[.M320]*[.$B$20]" office:value-type="float" office:value="384143.863718958" calcext:value-type="float">
            <text:p>384143,86</text:p>
          </table:table-cell>
          <table:table-cell table:style-name="ce10" table:formula="of:=[.B320]-[.B319]" office:value-type="float" office:value="1039.10299267946" calcext:value-type="float">
            <text:p>1039,10</text:p>
          </table:table-cell>
          <table:table-cell table:style-name="ce34" table:formula="of:=(ROUND([.B320];0))+[.E320]" office:value-type="float" office:value="384144" calcext:value-type="float">
            <text:p>384144</text:p>
          </table:table-cell>
          <table:table-cell office:value-type="float" office:value="0" calcext:value-type="float">
            <text:p>0</text:p>
          </table:table-cell>
          <table:table-cell table:formula="of:=[.D320]-[.D319]" office:value-type="float" office:value="1039" calcext:value-type="float">
            <text:p>1039</text:p>
          </table:table-cell>
          <table:table-cell table:style-name="ce10" table:formula="of:=1000000*[.Q320]/[.C320]" office:value-type="float" office:value="69101.3399754647" calcext:value-type="float">
            <text:p>69101,34</text:p>
          </table:table-cell>
          <table:table-cell table:style-name="ce34" table:formula="of:=([.G320]-MOD([.G320];4))+4*[.I320]" office:value-type="float" office:value="69100" calcext:value-type="float">
            <text:p>69100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20]" office:value-type="float" office:value="88.2" calcext:value-type="float">
            <text:p>88,20</text:p>
          </table:table-cell>
          <table:table-cell table:style-name="ce43" table:formula="of:=2*(DEGREES(ASIN(([.O320]*0.5)/[.$B$4])))" office:value-type="float" office:value="88.2000393956471" calcext:value-type="float">
            <text:p>88,2000</text:p>
          </table:table-cell>
          <table:table-cell table:style-name="ce43" table:formula="of:=[.K320]-[.K319]" office:value-type="float" office:value="0.29997040202889" calcext:value-type="float">
            <text:p>0,3000</text:p>
          </table:table-cell>
          <table:table-cell table:style-name="ce10" table:formula="of:=(SIN((RADIANS(([.J320])*0.5)))*[.$B$4]*2)" office:value-type="float" office:value="320.119886432465" calcext:value-type="float">
            <text:p>320,12</text:p>
          </table:table-cell>
          <table:table-cell table:style-name="ce10" table:formula="of:=(SIN((RADIANS(([.J320])*0.5)))*[.$B$4]*2)-[.M319]" office:value-type="float" office:value="0.86591916056625" calcext:value-type="float">
            <text:p>0,87</text:p>
          </table:table-cell>
          <table:table-cell table:style-name="ce13" table:formula="of:=[.D320]/[.$B$20]" office:value-type="float" office:value="320.12" calcext:value-type="float">
            <text:p>320,12</text:p>
          </table:table-cell>
          <table:table-cell table:style-name="ce13" table:formula="of:=[.F320]/[.$B$20]" office:value-type="float" office:value="0.865833333333333" calcext:value-type="float">
            <text:p>0,87</text:p>
          </table:table-cell>
          <table:table-cell table:style-name="ce10" table:formula="of:=([.$B$21]*([.J320]-[.J319]))/360" office:value-type="float" office:value="71.803409166666" calcext:value-type="float">
            <text:p>71,80</text:p>
          </table:table-cell>
          <table:table-cell table:style-name="ce10" table:formula="of:=[.A320]*(([.$B$21]*([.K320]-[.K319]))/360)" office:value-type="float" office:value="21108.1195644745" calcext:value-type="float">
            <text:p>21108,12</text:p>
          </table:table-cell>
          <table:table-cell table:style-name="ce20" table:formula="of:=[.H320]*([.F320]/1000000)" office:value-type="float" office:value="71.7949" calcext:value-type="float">
            <text:p>71,79</text:p>
          </table:table-cell>
          <table:table-cell table:style-name="ce20" table:formula="of:=[.S320]+[.T319]" office:value-type="float" office:value="21109.7219" calcext:value-type="float">
            <text:p>21109,72</text:p>
          </table:table-cell>
          <table:table-cell table:style-name="ce61" table:formula="of:=1000000*([.R320]-[.T320])" office:value-type="float" office:value="-1602335.52550562" calcext:value-type="float">
            <text:p>-1602335,53</text:p>
          </table:table-cell>
          <table:table-cell table:style-name="ce61" table:formula="of:=([.J320]-[.K320])*3600" office:value-type="float" office:value="-0.141824329534757" calcext:value-type="float">
            <text:p>-0,14</text:p>
          </table:table-cell>
          <table:table-cell table:style-name="ce61" table:formula="of:=1000*([.M320]-[.O320])" office:value-type="float" office:value="-0.113567534981485" calcext:value-type="float">
            <text:p>-0,11</text:p>
          </table:table-cell>
          <table:table-cell table:number-columns-repeated="1001"/>
        </table:table-row>
        <table:table-row table:style-name="ro1">
          <table:table-cell table:formula="of:=[.A320]+1" office:value-type="float" office:value="295" calcext:value-type="float">
            <text:p>295</text:p>
          </table:table-cell>
          <table:table-cell table:style-name="ce10" table:formula="of:=[.M321]*[.$B$20]" office:value-type="float" office:value="385180.333832607" calcext:value-type="float">
            <text:p>385180,33</text:p>
          </table:table-cell>
          <table:table-cell table:style-name="ce10" table:formula="of:=[.B321]-[.B320]" office:value-type="float" office:value="1036.47011364996" calcext:value-type="float">
            <text:p>1036,47</text:p>
          </table:table-cell>
          <table:table-cell table:style-name="ce34" table:formula="of:=(ROUND([.B321];0))+[.E321]" office:value-type="float" office:value="385180" calcext:value-type="float">
            <text:p>385180</text:p>
          </table:table-cell>
          <table:table-cell office:value-type="float" office:value="0" calcext:value-type="float">
            <text:p>0</text:p>
          </table:table-cell>
          <table:table-cell table:formula="of:=[.D321]-[.D320]" office:value-type="float" office:value="1036" calcext:value-type="float">
            <text:p>1036</text:p>
          </table:table-cell>
          <table:table-cell table:style-name="ce10" table:formula="of:=1000000*[.Q321]/[.C321]" office:value-type="float" office:value="69276.873709178" calcext:value-type="float">
            <text:p>69276,87</text:p>
          </table:table-cell>
          <table:table-cell table:style-name="ce34" table:formula="of:=([.G321]-MOD([.G321];4))+4*[.I321]" office:value-type="float" office:value="69276" calcext:value-type="float">
            <text:p>69276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21]" office:value-type="float" office:value="88.5" calcext:value-type="float">
            <text:p>88,50</text:p>
          </table:table-cell>
          <table:table-cell table:style-name="ce43" table:formula="of:=2*(DEGREES(ASIN(([.O321]*0.5)/[.$B$4])))" office:value-type="float" office:value="88.4999032511087" calcext:value-type="float">
            <text:p>88,4999</text:p>
          </table:table-cell>
          <table:table-cell table:style-name="ce43" table:formula="of:=[.K321]-[.K320]" office:value-type="float" office:value="0.299863855461609" calcext:value-type="float">
            <text:p>0,2999</text:p>
          </table:table-cell>
          <table:table-cell table:style-name="ce10" table:formula="of:=(SIN((RADIANS(([.J321])*0.5)))*[.$B$4]*2)" office:value-type="float" office:value="320.983611527173" calcext:value-type="float">
            <text:p>320,98</text:p>
          </table:table-cell>
          <table:table-cell table:style-name="ce10" table:formula="of:=(SIN((RADIANS(([.J321])*0.5)))*[.$B$4]*2)-[.M320]" office:value-type="float" office:value="0.863725094708286" calcext:value-type="float">
            <text:p>0,86</text:p>
          </table:table-cell>
          <table:table-cell table:style-name="ce13" table:formula="of:=[.D321]/[.$B$20]" office:value-type="float" office:value="320.983333333333" calcext:value-type="float">
            <text:p>320,98</text:p>
          </table:table-cell>
          <table:table-cell table:style-name="ce13" table:formula="of:=[.F321]/[.$B$20]" office:value-type="float" office:value="0.863333333333333" calcext:value-type="float">
            <text:p>0,86</text:p>
          </table:table-cell>
          <table:table-cell table:style-name="ce10" table:formula="of:=([.$B$21]*([.J321]-[.J320]))/360" office:value-type="float" office:value="71.803409166666" calcext:value-type="float">
            <text:p>71,80</text:p>
          </table:table-cell>
          <table:table-cell table:style-name="ce10" table:formula="of:=[.A321]*(([.$B$21]*([.K321]-[.K320]))/360)" office:value-type="float" office:value="21172.3929895374" calcext:value-type="float">
            <text:p>21172,39</text:p>
          </table:table-cell>
          <table:table-cell table:style-name="ce20" table:formula="of:=[.H321]*([.F321]/1000000)" office:value-type="float" office:value="71.769936" calcext:value-type="float">
            <text:p>71,77</text:p>
          </table:table-cell>
          <table:table-cell table:style-name="ce20" table:formula="of:=[.S321]+[.T320]" office:value-type="float" office:value="21181.491836" calcext:value-type="float">
            <text:p>21181,49</text:p>
          </table:table-cell>
          <table:table-cell table:style-name="ce61" table:formula="of:=1000000*([.R321]-[.T321])" office:value-type="float" office:value="-9098846.46261708" calcext:value-type="float">
            <text:p>-9098846,46</text:p>
          </table:table-cell>
          <table:table-cell table:style-name="ce61" table:formula="of:=([.J321]-[.K321])*3600" office:value-type="float" office:value="0.348296008661464" calcext:value-type="float">
            <text:p>0,35</text:p>
          </table:table-cell>
          <table:table-cell table:style-name="ce61" table:formula="of:=1000*([.M321]-[.O321])" office:value-type="float" office:value="0.278193840017593" calcext:value-type="float">
            <text:p>0,28</text:p>
          </table:table-cell>
          <table:table-cell table:number-columns-repeated="1001"/>
        </table:table-row>
        <table:table-row table:style-name="ro1">
          <table:table-cell table:formula="of:=[.A321]+1" office:value-type="float" office:value="296" calcext:value-type="float">
            <text:p>296</text:p>
          </table:table-cell>
          <table:table-cell table:style-name="ce10" table:formula="of:=[.M322]*[.$B$20]" office:value-type="float" office:value="386214.163963378" calcext:value-type="float">
            <text:p>386214,16</text:p>
          </table:table-cell>
          <table:table-cell table:style-name="ce10" table:formula="of:=[.B322]-[.B321]" office:value-type="float" office:value="1033.83013077022" calcext:value-type="float">
            <text:p>1033,83</text:p>
          </table:table-cell>
          <table:table-cell table:style-name="ce34" table:formula="of:=(ROUND([.B322];0))+[.E322]" office:value-type="float" office:value="386214" calcext:value-type="float">
            <text:p>386214</text:p>
          </table:table-cell>
          <table:table-cell office:value-type="float" office:value="0" calcext:value-type="float">
            <text:p>0</text:p>
          </table:table-cell>
          <table:table-cell table:formula="of:=[.D322]-[.D321]" office:value-type="float" office:value="1034" calcext:value-type="float">
            <text:p>1034</text:p>
          </table:table-cell>
          <table:table-cell table:style-name="ce10" table:formula="of:=1000000*[.Q322]/[.C322]" office:value-type="float" office:value="69453.778749098" calcext:value-type="float">
            <text:p>69453,78</text:p>
          </table:table-cell>
          <table:table-cell table:style-name="ce34" table:formula="of:=([.G322]-MOD([.G322];4))+4*[.I322]" office:value-type="float" office:value="69452" calcext:value-type="float">
            <text:p>6945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22]" office:value-type="float" office:value="88.8" calcext:value-type="float">
            <text:p>88,80</text:p>
          </table:table-cell>
          <table:table-cell table:style-name="ce43" table:formula="of:=2*(DEGREES(ASIN(([.O322]*0.5)/[.$B$4])))" office:value-type="float" office:value="88.7999523596776" calcext:value-type="float">
            <text:p>88,8000</text:p>
          </table:table-cell>
          <table:table-cell table:style-name="ce43" table:formula="of:=[.K322]-[.K321]" office:value-type="float" office:value="0.300049108568899" calcext:value-type="float">
            <text:p>0,3000</text:p>
          </table:table-cell>
          <table:table-cell table:style-name="ce10" table:formula="of:=(SIN((RADIANS(([.J322])*0.5)))*[.$B$4]*2)" office:value-type="float" office:value="321.845136636148" calcext:value-type="float">
            <text:p>321,85</text:p>
          </table:table-cell>
          <table:table-cell table:style-name="ce10" table:formula="of:=(SIN((RADIANS(([.J322])*0.5)))*[.$B$4]*2)-[.M321]" office:value-type="float" office:value="0.861525108975172" calcext:value-type="float">
            <text:p>0,86</text:p>
          </table:table-cell>
          <table:table-cell table:style-name="ce13" table:formula="of:=[.D322]/[.$B$20]" office:value-type="float" office:value="321.845" calcext:value-type="float">
            <text:p>321,85</text:p>
          </table:table-cell>
          <table:table-cell table:style-name="ce13" table:formula="of:=[.F322]/[.$B$20]" office:value-type="float" office:value="0.861666666666667" calcext:value-type="float">
            <text:p>0,86</text:p>
          </table:table-cell>
          <table:table-cell table:style-name="ce10" table:formula="of:=([.$B$21]*([.J322]-[.J321]))/360" office:value-type="float" office:value="71.803409166666" calcext:value-type="float">
            <text:p>71,80</text:p>
          </table:table-cell>
          <table:table-cell table:style-name="ce10" table:formula="of:=[.A322]*(([.$B$21]*([.K322]-[.K321]))/360)" office:value-type="float" office:value="21257.2882604974" calcext:value-type="float">
            <text:p>21257,29</text:p>
          </table:table-cell>
          <table:table-cell table:style-name="ce20" table:formula="of:=[.H322]*([.F322]/1000000)" office:value-type="float" office:value="71.813368" calcext:value-type="float">
            <text:p>71,81</text:p>
          </table:table-cell>
          <table:table-cell table:style-name="ce20" table:formula="of:=[.S322]+[.T321]" office:value-type="float" office:value="21253.305204" calcext:value-type="float">
            <text:p>21253,31</text:p>
          </table:table-cell>
          <table:table-cell table:style-name="ce61" table:formula="of:=1000000*([.R322]-[.T322])" office:value-type="float" office:value="3983056.49736722" calcext:value-type="float">
            <text:p>3983056,50</text:p>
          </table:table-cell>
          <table:table-cell table:style-name="ce61" table:formula="of:=([.J322]-[.K322])*3600" office:value-type="float" office:value="0.171505160614061" calcext:value-type="float">
            <text:p>0,17</text:p>
          </table:table-cell>
          <table:table-cell table:style-name="ce61" table:formula="of:=1000*([.M322]-[.O322])" office:value-type="float" office:value="0.136636147999525" calcext:value-type="float">
            <text:p>0,14</text:p>
          </table:table-cell>
          <table:table-cell table:number-columns-repeated="1001"/>
        </table:table-row>
        <table:table-row table:style-name="ro1">
          <table:table-cell table:formula="of:=[.A322]+1" office:value-type="float" office:value="297" calcext:value-type="float">
            <text:p>297</text:p>
          </table:table-cell>
          <table:table-cell table:style-name="ce10" table:formula="of:=[.M323]*[.$B$20]" office:value-type="float" office:value="387245.347025512" calcext:value-type="float">
            <text:p>387245,35</text:p>
          </table:table-cell>
          <table:table-cell table:style-name="ce10" table:formula="of:=[.B323]-[.B322]" office:value-type="float" office:value="1031.18306213466" calcext:value-type="float">
            <text:p>1031,18</text:p>
          </table:table-cell>
          <table:table-cell table:style-name="ce34" table:formula="of:=(ROUND([.B323];0))+[.E323]" office:value-type="float" office:value="387245" calcext:value-type="float">
            <text:p>387245</text:p>
          </table:table-cell>
          <table:table-cell office:value-type="float" office:value="0" calcext:value-type="float">
            <text:p>0</text:p>
          </table:table-cell>
          <table:table-cell table:formula="of:=[.D323]-[.D322]" office:value-type="float" office:value="1031" calcext:value-type="float">
            <text:p>1031</text:p>
          </table:table-cell>
          <table:table-cell table:style-name="ce10" table:formula="of:=1000000*[.Q323]/[.C323]" office:value-type="float" office:value="69632.0680617321" calcext:value-type="float">
            <text:p>69632,07</text:p>
          </table:table-cell>
          <table:table-cell table:style-name="ce34" table:formula="of:=([.G323]-MOD([.G323];4))+4*[.I323]" office:value-type="float" office:value="69632" calcext:value-type="float">
            <text:p>6963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23]" office:value-type="float" office:value="89.1" calcext:value-type="float">
            <text:p>89,10</text:p>
          </table:table-cell>
          <table:table-cell table:style-name="ce43" table:formula="of:=2*(DEGREES(ASIN(([.O323]*0.5)/[.$B$4])))" office:value-type="float" office:value="89.0998989106339" calcext:value-type="float">
            <text:p>89,0999</text:p>
          </table:table-cell>
          <table:table-cell table:style-name="ce43" table:formula="of:=[.K323]-[.K322]" office:value-type="float" office:value="0.299946550956292" calcext:value-type="float">
            <text:p>0,2999</text:p>
          </table:table-cell>
          <table:table-cell table:style-name="ce10" table:formula="of:=(SIN((RADIANS(([.J323])*0.5)))*[.$B$4]*2)" office:value-type="float" office:value="322.704455854594" calcext:value-type="float">
            <text:p>322,70</text:p>
          </table:table-cell>
          <table:table-cell table:style-name="ce10" table:formula="of:=(SIN((RADIANS(([.J323])*0.5)))*[.$B$4]*2)-[.M322]" office:value-type="float" office:value="0.859319218445535" calcext:value-type="float">
            <text:p>0,86</text:p>
          </table:table-cell>
          <table:table-cell table:style-name="ce13" table:formula="of:=[.D323]/[.$B$20]" office:value-type="float" office:value="322.704166666667" calcext:value-type="float">
            <text:p>322,70</text:p>
          </table:table-cell>
          <table:table-cell table:style-name="ce13" table:formula="of:=[.F323]/[.$B$20]" office:value-type="float" office:value="0.859166666666667" calcext:value-type="float">
            <text:p>0,86</text:p>
          </table:table-cell>
          <table:table-cell table:style-name="ce10" table:formula="of:=([.$B$21]*([.J323]-[.J322]))/360" office:value-type="float" office:value="71.803409166666" calcext:value-type="float">
            <text:p>71,80</text:p>
          </table:table-cell>
          <table:table-cell table:style-name="ce10" table:formula="of:=[.A323]*(([.$B$21]*([.K323]-[.K322]))/360)" office:value-type="float" office:value="21321.8130771806" calcext:value-type="float">
            <text:p>21321,81</text:p>
          </table:table-cell>
          <table:table-cell table:style-name="ce20" table:formula="of:=[.H323]*([.F323]/1000000)" office:value-type="float" office:value="71.790592" calcext:value-type="float">
            <text:p>71,79</text:p>
          </table:table-cell>
          <table:table-cell table:style-name="ce20" table:formula="of:=[.S323]+[.T322]" office:value-type="float" office:value="21325.095796" calcext:value-type="float">
            <text:p>21325,10</text:p>
          </table:table-cell>
          <table:table-cell table:style-name="ce61" table:formula="of:=1000000*([.R323]-[.T323])" office:value-type="float" office:value="-3282718.81936234" calcext:value-type="float">
            <text:p>-3282718,82</text:p>
          </table:table-cell>
          <table:table-cell table:style-name="ce61" table:formula="of:=([.J323]-[.K323])*3600" office:value-type="float" office:value="0.363921717951143" calcext:value-type="float">
            <text:p>0,36</text:p>
          </table:table-cell>
          <table:table-cell table:style-name="ce61" table:formula="of:=1000*([.M323]-[.O323])" office:value-type="float" office:value="0.289187927023704" calcext:value-type="float">
            <text:p>0,29</text:p>
          </table:table-cell>
          <table:table-cell table:number-columns-repeated="1001"/>
        </table:table-row>
        <table:table-row table:style-name="ro1">
          <table:table-cell table:formula="of:=[.A323]+1" office:value-type="float" office:value="298" calcext:value-type="float">
            <text:p>298</text:p>
          </table:table-cell>
          <table:table-cell table:style-name="ce10" table:formula="of:=[.M324]*[.$B$20]" office:value-type="float" office:value="388273.875951398" calcext:value-type="float">
            <text:p>388273,88</text:p>
          </table:table-cell>
          <table:table-cell table:style-name="ce10" table:formula="of:=[.B324]-[.B323]" office:value-type="float" office:value="1028.5289258858" calcext:value-type="float">
            <text:p>1028,53</text:p>
          </table:table-cell>
          <table:table-cell table:style-name="ce34" table:formula="of:=(ROUND([.B324];0))+[.E324]" office:value-type="float" office:value="388274" calcext:value-type="float">
            <text:p>388274</text:p>
          </table:table-cell>
          <table:table-cell office:value-type="float" office:value="0" calcext:value-type="float">
            <text:p>0</text:p>
          </table:table-cell>
          <table:table-cell table:formula="of:=[.D324]-[.D323]" office:value-type="float" office:value="1029" calcext:value-type="float">
            <text:p>1029</text:p>
          </table:table-cell>
          <table:table-cell table:style-name="ce10" table:formula="of:=1000000*[.Q324]/[.C324]" office:value-type="float" office:value="69811.7547883551" calcext:value-type="float">
            <text:p>69811,75</text:p>
          </table:table-cell>
          <table:table-cell table:style-name="ce34" table:formula="of:=([.G324]-MOD([.G324];4))+4*[.I324]" office:value-type="float" office:value="69808" calcext:value-type="float">
            <text:p>69808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24]" office:value-type="float" office:value="89.4" calcext:value-type="float">
            <text:p>89,40</text:p>
          </table:table-cell>
          <table:table-cell table:style-name="ce43" table:formula="of:=2*(DEGREES(ASIN(([.O324]*0.5)/[.$B$4])))" office:value-type="float" office:value="89.4000362291708" calcext:value-type="float">
            <text:p>89,4000</text:p>
          </table:table-cell>
          <table:table-cell table:style-name="ce43" table:formula="of:=[.K324]-[.K323]" office:value-type="float" office:value="0.300137318536898" calcext:value-type="float">
            <text:p>0,3001</text:p>
          </table:table-cell>
          <table:table-cell table:style-name="ce10" table:formula="of:=(SIN((RADIANS(([.J324])*0.5)))*[.$B$4]*2)" office:value-type="float" office:value="323.561563292832" calcext:value-type="float">
            <text:p>323,56</text:p>
          </table:table-cell>
          <table:table-cell table:style-name="ce10" table:formula="of:=(SIN((RADIANS(([.J324])*0.5)))*[.$B$4]*2)-[.M323]" office:value-type="float" office:value="0.857107438238188" calcext:value-type="float">
            <text:p>0,86</text:p>
          </table:table-cell>
          <table:table-cell table:style-name="ce13" table:formula="of:=[.D324]/[.$B$20]" office:value-type="float" office:value="323.561666666667" calcext:value-type="float">
            <text:p>323,56</text:p>
          </table:table-cell>
          <table:table-cell table:style-name="ce13" table:formula="of:=[.F324]/[.$B$20]" office:value-type="float" office:value="0.8575" calcext:value-type="float">
            <text:p>0,86</text:p>
          </table:table-cell>
          <table:table-cell table:style-name="ce10" table:formula="of:=([.$B$21]*([.J324]-[.J323]))/360" office:value-type="float" office:value="71.8034091666694" calcext:value-type="float">
            <text:p>71,80</text:p>
          </table:table-cell>
          <table:table-cell table:style-name="ce10" table:formula="of:=[.A324]*(([.$B$21]*([.K324]-[.K323]))/360)" office:value-type="float" office:value="21407.2101378304" calcext:value-type="float">
            <text:p>21407,21</text:p>
          </table:table-cell>
          <table:table-cell table:style-name="ce20" table:formula="of:=[.H324]*([.F324]/1000000)" office:value-type="float" office:value="71.832432" calcext:value-type="float">
            <text:p>71,83</text:p>
          </table:table-cell>
          <table:table-cell table:style-name="ce20" table:formula="of:=[.S324]+[.T323]" office:value-type="float" office:value="21396.928228" calcext:value-type="float">
            <text:p>21396,93</text:p>
          </table:table-cell>
          <table:table-cell table:style-name="ce61" table:formula="of:=1000000*([.R324]-[.T324])" office:value-type="float" office:value="10281909.8304135" calcext:value-type="float">
            <text:p>10281909,83</text:p>
          </table:table-cell>
          <table:table-cell table:style-name="ce61" table:formula="of:=([.J324]-[.K324])*3600" office:value-type="float" office:value="-0.130425014839375" calcext:value-type="float">
            <text:p>-0,13</text:p>
          </table:table-cell>
          <table:table-cell table:style-name="ce61" table:formula="of:=1000*([.M324]-[.O324])" office:value-type="float" office:value="-0.103373835031562" calcext:value-type="float">
            <text:p>-0,10</text:p>
          </table:table-cell>
          <table:table-cell table:number-columns-repeated="1001"/>
        </table:table-row>
        <table:table-row table:style-name="ro1">
          <table:table-cell table:formula="of:=[.A324]+1" office:value-type="float" office:value="299" calcext:value-type="float">
            <text:p>299</text:p>
          </table:table-cell>
          <table:table-cell table:style-name="ce10" table:formula="of:=[.M325]*[.$B$20]" office:value-type="float" office:value="389299.743691613" calcext:value-type="float">
            <text:p>389299,74</text:p>
          </table:table-cell>
          <table:table-cell table:style-name="ce10" table:formula="of:=[.B325]-[.B324]" office:value-type="float" office:value="1025.86774021486" calcext:value-type="float">
            <text:p>1025,87</text:p>
          </table:table-cell>
          <table:table-cell table:style-name="ce34" table:formula="of:=(ROUND([.B325];0))+[.E325]" office:value-type="float" office:value="389300" calcext:value-type="float">
            <text:p>389300</text:p>
          </table:table-cell>
          <table:table-cell office:value-type="float" office:value="0" calcext:value-type="float">
            <text:p>0</text:p>
          </table:table-cell>
          <table:table-cell table:formula="of:=[.D325]-[.D324]" office:value-type="float" office:value="1026" calcext:value-type="float">
            <text:p>1026</text:p>
          </table:table-cell>
          <table:table-cell table:style-name="ce10" table:formula="of:=1000000*[.Q325]/[.C325]" office:value-type="float" office:value="69992.8522478222" calcext:value-type="float">
            <text:p>69992,85</text:p>
          </table:table-cell>
          <table:table-cell table:style-name="ce34" table:formula="of:=([.G325]-MOD([.G325];4))+4*[.I325]" office:value-type="float" office:value="69992" calcext:value-type="float">
            <text:p>699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25]" office:value-type="float" office:value="89.7" calcext:value-type="float">
            <text:p>89,70</text:p>
          </table:table-cell>
          <table:table-cell table:style-name="ce43" table:formula="of:=2*(DEGREES(ASIN(([.O325]*0.5)/[.$B$4])))" office:value-type="float" office:value="89.7000750511754" calcext:value-type="float">
            <text:p>89,7001</text:p>
          </table:table-cell>
          <table:table-cell table:style-name="ce43" table:formula="of:=[.K325]-[.K324]" office:value-type="float" office:value="0.300038822004609" calcext:value-type="float">
            <text:p>0,3000</text:p>
          </table:table-cell>
          <table:table-cell table:style-name="ce10" table:formula="of:=(SIN((RADIANS(([.J325])*0.5)))*[.$B$4]*2)" office:value-type="float" office:value="324.416453076344" calcext:value-type="float">
            <text:p>324,42</text:p>
          </table:table-cell>
          <table:table-cell table:style-name="ce10" table:formula="of:=(SIN((RADIANS(([.J325])*0.5)))*[.$B$4]*2)-[.M324]" office:value-type="float" office:value="0.854889783512363" calcext:value-type="float">
            <text:p>0,85</text:p>
          </table:table-cell>
          <table:table-cell table:style-name="ce13" table:formula="of:=[.D325]/[.$B$20]" office:value-type="float" office:value="324.416666666667" calcext:value-type="float">
            <text:p>324,42</text:p>
          </table:table-cell>
          <table:table-cell table:style-name="ce13" table:formula="of:=[.F325]/[.$B$20]" office:value-type="float" office:value="0.855" calcext:value-type="float">
            <text:p>0,86</text:p>
          </table:table-cell>
          <table:table-cell table:style-name="ce10" table:formula="of:=([.$B$21]*([.J325]-[.J324]))/360" office:value-type="float" office:value="71.803409166666" calcext:value-type="float">
            <text:p>71,80</text:p>
          </table:table-cell>
          <table:table-cell table:style-name="ce10" table:formula="of:=[.A325]*(([.$B$21]*([.K325]-[.K324]))/360)" office:value-type="float" office:value="21471.997601274" calcext:value-type="float">
            <text:p>21472,00</text:p>
          </table:table-cell>
          <table:table-cell table:style-name="ce20" table:formula="of:=[.H325]*([.F325]/1000000)" office:value-type="float" office:value="71.811792" calcext:value-type="float">
            <text:p>71,81</text:p>
          </table:table-cell>
          <table:table-cell table:style-name="ce20" table:formula="of:=[.S325]+[.T324]" office:value-type="float" office:value="21468.74002" calcext:value-type="float">
            <text:p>21468,74</text:p>
          </table:table-cell>
          <table:table-cell table:style-name="ce61" table:formula="of:=1000000*([.R325]-[.T325])" office:value-type="float" office:value="3257581.27399968" calcext:value-type="float">
            <text:p>3257581,27</text:p>
          </table:table-cell>
          <table:table-cell table:style-name="ce61" table:formula="of:=([.J325]-[.K325])*3600" office:value-type="float" office:value="-0.270184231442272" calcext:value-type="float">
            <text:p>-0,27</text:p>
          </table:table-cell>
          <table:table-cell table:style-name="ce61" table:formula="of:=1000*([.M325]-[.O325])" office:value-type="float" office:value="-0.213590323028257" calcext:value-type="float">
            <text:p>-0,21</text:p>
          </table:table-cell>
          <table:table-cell table:number-columns-repeated="1001"/>
        </table:table-row>
        <table:table-row table:style-name="ro1">
          <table:table-cell table:formula="of:=[.A325]+1" office:value-type="float" office:value="300" calcext:value-type="float">
            <text:p>300</text:p>
          </table:table-cell>
          <table:table-cell table:style-name="ce10" table:formula="of:=[.M326]*[.$B$20]" office:value-type="float" office:value="390322.943214974" calcext:value-type="float">
            <text:p>390322,94</text:p>
          </table:table-cell>
          <table:table-cell table:style-name="ce10" table:formula="of:=[.B326]-[.B325]" office:value-type="float" office:value="1023.19952336123" calcext:value-type="float">
            <text:p>1023,20</text:p>
          </table:table-cell>
          <table:table-cell table:style-name="ce34" table:formula="of:=(ROUND([.B326];0))+[.E326]" office:value-type="float" office:value="390323" calcext:value-type="float">
            <text:p>390323</text:p>
          </table:table-cell>
          <table:table-cell office:value-type="float" office:value="0" calcext:value-type="float">
            <text:p>0</text:p>
          </table:table-cell>
          <table:table-cell table:formula="of:=[.D326]-[.D325]" office:value-type="float" office:value="1023" calcext:value-type="float">
            <text:p>1023</text:p>
          </table:table-cell>
          <table:table-cell table:style-name="ce10" table:formula="of:=1000000*[.Q326]/[.C326]" office:value-type="float" office:value="70175.3739395722" calcext:value-type="float">
            <text:p>70175,37</text:p>
          </table:table-cell>
          <table:table-cell table:style-name="ce34" table:formula="of:=([.G326]-MOD([.G326];4))+4*[.I326]" office:value-type="float" office:value="70172" calcext:value-type="float">
            <text:p>7017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26]" office:value-type="float" office:value="90" calcext:value-type="float">
            <text:p>90,00</text:p>
          </table:table-cell>
          <table:table-cell table:style-name="ce43" table:formula="of:=2*(DEGREES(ASIN(([.O326]*0.5)/[.$B$4])))" office:value-type="float" office:value="90.000016671029" calcext:value-type="float">
            <text:p>90,0000</text:p>
          </table:table-cell>
          <table:table-cell table:style-name="ce43" table:formula="of:=[.K326]-[.K325]" office:value-type="float" office:value="0.299941619853598" calcext:value-type="float">
            <text:p>0,2999</text:p>
          </table:table-cell>
          <table:table-cell table:style-name="ce10" table:formula="of:=(SIN((RADIANS(([.J326])*0.5)))*[.$B$4]*2)" office:value-type="float" office:value="325.269119345812" calcext:value-type="float">
            <text:p>325,27</text:p>
          </table:table-cell>
          <table:table-cell table:style-name="ce10" table:formula="of:=(SIN((RADIANS(([.J326])*0.5)))*[.$B$4]*2)-[.M325]" office:value-type="float" office:value="0.852666269467704" calcext:value-type="float">
            <text:p>0,85</text:p>
          </table:table-cell>
          <table:table-cell table:style-name="ce13" table:formula="of:=[.D326]/[.$B$20]" office:value-type="float" office:value="325.269166666667" calcext:value-type="float">
            <text:p>325,27</text:p>
          </table:table-cell>
          <table:table-cell table:style-name="ce13" table:formula="of:=[.F326]/[.$B$20]" office:value-type="float" office:value="0.8525" calcext:value-type="float">
            <text:p>0,85</text:p>
          </table:table-cell>
          <table:table-cell table:style-name="ce10" table:formula="of:=([.$B$21]*([.J326]-[.J325]))/360" office:value-type="float" office:value="71.803409166666" calcext:value-type="float">
            <text:p>71,80</text:p>
          </table:table-cell>
          <table:table-cell table:style-name="ce10" table:formula="of:=[.A326]*(([.$B$21]*([.K326]-[.K325]))/360)" office:value-type="float" office:value="21536.8308564607" calcext:value-type="float">
            <text:p>21536,83</text:p>
          </table:table-cell>
          <table:table-cell table:style-name="ce20" table:formula="of:=[.H326]*([.F326]/1000000)" office:value-type="float" office:value="71.785956" calcext:value-type="float">
            <text:p>71,79</text:p>
          </table:table-cell>
          <table:table-cell table:style-name="ce20" table:formula="of:=[.S326]+[.T325]" office:value-type="float" office:value="21540.525976" calcext:value-type="float">
            <text:p>21540,53</text:p>
          </table:table-cell>
          <table:table-cell table:style-name="ce61" table:formula="of:=1000000*([.R326]-[.T326])" office:value-type="float" office:value="-3695119.53930487" calcext:value-type="float">
            <text:p>-3695119,54</text:p>
          </table:table-cell>
          <table:table-cell table:style-name="ce61" table:formula="of:=([.J326]-[.K326])*3600" office:value-type="float" office:value="-0.0600157044061689" calcext:value-type="float">
            <text:p>-0,06</text:p>
          </table:table-cell>
          <table:table-cell table:style-name="ce61" table:formula="of:=1000*([.M326]-[.O326])" office:value-type="float" office:value="-0.0473208550033633" calcext:value-type="float">
            <text:p>-0,05</text:p>
          </table:table-cell>
          <table:table-cell table:number-columns-repeated="1001"/>
        </table:table-row>
        <table:table-row table:style-name="ro1" table:number-rows-repeated="75">
          <table:table-cell table:style-name="Default" table:number-columns-repeated="1024"/>
        </table:table-row>
        <table:table-row table:style-name="ro1" table:number-rows-repeated="368">
          <table:table-cell table:style-name="Default" table:number-columns-repeated="3"/>
          <table:table-cell table:style-name="ce38" table:number-columns-repeated="2"/>
          <table:table-cell table:style-name="ce48"/>
          <table:table-cell table:style-name="Default" table:number-columns-repeated="2"/>
          <table:table-cell/>
          <table:table-cell table:style-name="Default" table:number-columns-repeated="11"/>
          <table:table-cell table:style-name="ce62" table:number-columns-repeated="3"/>
          <table:table-cell table:style-name="Default" table:number-columns-repeated="1001"/>
        </table:table-row>
        <table:table-row table:style-name="ro1" table:number-rows-repeated="10478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sierung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9P0" style:volatile="true">
      <number:number number:decimal-places="4" loext:min-decimal-places="4" number:min-integer-digits="1"/>
    </number:number-style>
    <number:number-style style:name="N109">
      <style:text-properties fo:color="#ff0000"/>
      <number:text>-</number:text>
      <number:number number:decimal-places="4" loext:min-decimal-places="4" number:min-integer-digits="1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/>
    </number:number-style>
    <number:number-style style:name="N110">
      <style:text-properties fo:color="#ff0000"/>
      <number:text>-</number:text>
      <number:number number:decimal-places="0" loext:min-decimal-places="0" number:min-integer-digits="1"/>
      <style:map style:condition="value()&gt;=0" style:apply-style-name="N11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.00.0000</text:date>, <text:time style:data-style-name="N2" text:time-value="16:06:18.1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21:49.954000000</meta:creation-date>
    <dc:date>2018-07-24T16:25:16.025000000</dc:date>
    <meta:editing-duration>P1DT9H2M5S</meta:editing-duration>
    <meta:editing-cycles>178</meta:editing-cycles>
    <meta:generator>LibreOffice/5.4.5.1$Windows_x86 LibreOffice_project/79c9829dd5d8054ec39a82dc51cd9eff340dbee8</meta:generator>
    <meta:document-statistic meta:table-count="3" meta:cell-count="7013" meta:object-count="2"/>
  </office:meta>
</office:document-meta>
</file>

<file path=Basic/Standard/Barndoor.xml><?xml version="1.0" encoding="utf-8"?>
<!DOCTYPE module  PUBLIC '-//OpenOffice.org//DTD OfficeDocument 1.0//EN'  'module.dtd'>
<script:module xmlns:script="http://openoffice.org/2000/script" script:name="Barndoor" script:language="StarBasic" script:moduleType="normal">REM  *****  BASIC  *****

const cAbschnittsNummer  				="A"
const cAnzahlMikroSchritteInAbschnitt  	="B"
const cLaengeEinesMikroSchrittes  		="C"
const cWinkelIst  						="D"
const cWinkelSoll  						="E"
const cWinkelAbweichungMax  			="F"
const cZeitAbweichungMax  				="G"
const cErsteErgebnisZeile				=2
const cModellSchrittePerAbschnitt			= 100000

const cZeitAufloesungSekunden =0.100
const cWegAufloesungMikroMeter = 100.0


Sub Main

DIM IdealWinkel(cModellSchrittePerAbschnitt) as Single
DIM IdealZeit(cModellSchrittePerAbschnitt) as Single


DIM RealWinkel(cModellAnzahlSchritte) as Single
DIM RealSchritte(cModellAnzahlSchritte) as Integer
DIM RealSchrittDauer(cModellAnzahlSchritte) as Integer




MeinDokument = thisComponent
BlattEinstellungen = MeinDokument.sheets(0)
BlattErgebnisse = MeinDokument.sheets(1)

fSchenkelLaenge =  CSng(BlattEinstellungen.getCellRangeByName("$B$4").string)
fMaxWinkel = CSng(BlattEinstellungen.getCellRangeByName("$B$5").string)
fSpindelSteigung = CSng(BlattEinstellungen.getCellRangeByName("$B$8").string)
iAnzahlVollSchritte = Cint(BlattEinstellungen.getCellRangeByName("$B$11").string)
iAnzahlMikroschritte = Cint(BlattEinstellungen.getCellRangeByName("$B$12").string)
iAnzahlAbschnitte = Cint(BlattEinstellungen.getCellRangeByName("$B$15").string)
fErlaubteWinkelabweichung = Csng(BlattEinstellungen.getCellRangeByName("$B$16").string)
fKleinsteZeitBasis = Csng(BlattEinstellungen.getCellRangeByName("$B$17").string)

fZeitAufloesung = Csng(cZeitAufloesungSekunden)
fWegAufloesungMikroMeter= Csng(cWegAufloesungMikroMeter)

'Vorbereitungen
for Ideal = 0 to cModellAnzahlSchritte -1
	RealWinkel(Ideal) = fMaxWinkel/(cModellAnzahlSchritte*1.0)


next Ideal

'Was eintragen
for iAbschnitt = 1 to iAnzahlAbschnitte

BlattErgebnisse.getCellRangeByName("$" + cstr(cAbschnittsNummer) + "$" + cstr(iAbschnitt + cint(cErsteErgebnisZeile)-1 )).string = cstr(iAbschnitt)


'PSEUDOCODE

'Eingabe Schrittweite (Millisekunden), z.B. 100ms
'Eingabe MikrocontrollerAuflösung (µsec)  [4µsec@16MHz]
'Eingabe Winkeltoleranz (°)
'Eingabe Wegtoleranz (mm)

'Ermittle alle Winkel zwischen 0° und 90° in [Schrittweite]
'Ermittle die passenden Positionen für 0° bis 90° in [Schrittweite]
'Das sind die Stützstellen. Der Bereich dazwischen ist je ein [Abschnitt].

'Berechnungen
'IST: Interpoliere [Position] und [Winkel] linear zwischen den einzelnen Schritten, Auflösung [MikrocontrollerAuflösung]

'SOLL: Berechne [Position] und [Winkel] exakt zwischen den einzelnen Schritten,  Auflösung [MikrocontrollerAuflösung]

'//Vergleiche IST und SOLL [Abschnitt] für [Abschnitt]: 

'Wenn im ersten [Abschnitt] ein [IST] mehr als {Winkeltoleranz] oder [Wegtoleranz] von [SOLL] abweicht dann
'	- ersetze die nachfolgende [Stützstelle] mit diesem [SOLL] Wertepaar (wenn nicht die letzte...) 
'	- wiederhole die [IST]-Berechnung für diesen [Abschnitt] und für den darauf folgenden [Abschnitt].
'	- wiederhole den IST-SOLL-Vergleich für diesen [Abschnitt].
'weiter mit dem nächsten [Abschnitt] (usw bis Ende)
'
'generiere eine passende include-Datei so daß sie nahtlos in die Arduino-Entwicklung integriert werden kann.
'
'ToDo: reduzierung der Stützstellen


 




















next iAbschnitt


End Sub






function fctDingsBums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rndoo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